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1736in"/>
    </style:style>
    <style:style style:name="co4" style:family="table-column">
      <style:table-column-properties fo:break-before="auto" style:column-width="1.0602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327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9571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1.0083in"/>
    </style:style>
    <style:style style:name="co13" style:family="table-column">
      <style:table-column-properties fo:break-before="auto" style:column-width="1.0811in"/>
    </style:style>
    <style:style style:name="co14" style:family="table-column">
      <style:table-column-properties fo:break-before="auto" style:column-width="1.1429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1638in"/>
    </style:style>
    <style:style style:name="co17" style:family="table-column">
      <style:table-column-properties fo:break-before="auto" style:column-width="0.8535in"/>
    </style:style>
    <style:style style:name="co18" style:family="table-column">
      <style:table-column-properties fo:break-before="auto" style:column-width="1.0909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398in" svg:x="22.9689in" svg:y="1.9535in">
            <draw:object draw:notify-on-update-of-ranges="Sheet1.Y1:Sheet1.Y1 Sheet1.Y2:Sheet1.Y201 Sheet1.Z1:Sheet1.Z1 Sheet1.Z2:Sheet1.Z201 Sheet1.Y1:Sheet1.Y1 Sheet1.Y2:Sheet1.Y201 Sheet1.AA1:Sheet1.AA1 Sheet1.AA2:Sheet1.AA201 Sheet1.Y1:Sheet1.Y1 Sheet1.Y2:Sheet1.Y201 Sheet1.AB1:Sheet1.AB1 Sheet1.AB2:Sheet1.AB201 Sheet1.Y1:Sheet1.Y1 Sheet1.Y2:Sheet1.Y201 Sheet1.AC1:Sheet1.AC1 Sheet1.AC2:Sheet1.AC201 Sheet1.Y1:Sheet1.Y1 Sheet1.Y2:Sheet1.Y201 Sheet1.AD1:Sheet1.AD1 Sheet1.AD2:Sheet1.AD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394in" svg:x="23.0524in" svg:y="5.7035in">
            <draw:object draw:notify-on-update-of-ranges="Sheet1.S1:Sheet1.S1 Sheet1.S2:Sheet1.S201 Sheet1.T1:Sheet1.T1 Sheet1.T2:Sheet1.T201 Sheet1.S1:Sheet1.S1 Sheet1.S2:Sheet1.S201 Sheet1.U1:Sheet1.U1 Sheet1.U2:Sheet1.U201 Sheet1.S1:Sheet1.S1 Sheet1.S2:Sheet1.S201 Sheet1.V1:Sheet1.V1 Sheet1.V2:Sheet1.V201 Sheet1.S1:Sheet1.S1 Sheet1.S2:Sheet1.S201 Sheet1.W1:Sheet1.W1 Sheet1.W2:Sheet1.W201 Sheet1.S1:Sheet1.S1 Sheet1.S2:Sheet1.S201 Sheet1.X1:Sheet1.X1 Sheet1.X2:Sheet1.X2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59in" svg:height="3.5398in" svg:x="16.3185in" svg:y="4.3906in">
            <draw:object draw:notify-on-update-of-ranges="Sheet1.M1:Sheet1.M1 Sheet1.M2:Sheet1.M201 Sheet1.N1:Sheet1.N1 Sheet1.N2:Sheet1.N201 Sheet1.M1:Sheet1.M1 Sheet1.M2:Sheet1.M201 Sheet1.O1:Sheet1.O1 Sheet1.O2:Sheet1.O201 Sheet1.M1:Sheet1.M1 Sheet1.M2:Sheet1.M201 Sheet1.P1:Sheet1.P1 Sheet1.P2:Sheet1.P201 Sheet1.M1:Sheet1.M1 Sheet1.M2:Sheet1.M201 Sheet1.Q1:Sheet1.Q1 Sheet1.Q2:Sheet1.Q201 Sheet1.M1:Sheet1.M1 Sheet1.M2:Sheet1.M201 Sheet1.R1:Sheet1.R1 Sheet1.R2:Sheet1.R2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53in" svg:height="3.5398in" svg:x="9.6366in" svg:y="4.4535in">
            <draw:object draw:notify-on-update-of-ranges="Sheet1.G1:Sheet1.G1 Sheet1.G2:Sheet1.G201 Sheet1.H1:Sheet1.H1 Sheet1.H2:Sheet1.H201 Sheet1.G1:Sheet1.G1 Sheet1.G2:Sheet1.G201 Sheet1.I1:Sheet1.I1 Sheet1.I2:Sheet1.I201 Sheet1.G1:Sheet1.G1 Sheet1.G2:Sheet1.G201 Sheet1.J1:Sheet1.J1 Sheet1.J2:Sheet1.J201 Sheet1.G1:Sheet1.G1 Sheet1.G2:Sheet1.G201 Sheet1.K1:Sheet1.K1 Sheet1.K2:Sheet1.K201 Sheet1.G1:Sheet1.G1 Sheet1.G2:Sheet1.G201 Sheet1.L1:Sheet1.L1 Sheet1.L2:Sheet1.L2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9012in" svg:height="5.052in" svg:x="2.6311in" svg:y="4.1594in">
            <draw:object draw:notify-on-update-of-ranges="Sheet1.A1:Sheet1.A1 Sheet1.A2:Sheet1.A201 Sheet1.B1:Sheet1.B1 Sheet1.B2:Sheet1.B201 Sheet1.A1:Sheet1.A1 Sheet1.A2:Sheet1.A201 Sheet1.C1:Sheet1.C1 Sheet1.C2:Sheet1.C201 Sheet1.A1:Sheet1.A1 Sheet1.A2:Sheet1.A201 Sheet1.D1:Sheet1.D1 Sheet1.D2:Sheet1.D201 Sheet1.A1:Sheet1.A1 Sheet1.A2:Sheet1.A201 Sheet1.E1:Sheet1.E1 Sheet1.E2:Sheet1.E201 Sheet1.A1:Sheet1.A1 Sheet1.A2:Sheet1.A201 Sheet1.F1:Sheet1.F1 Sheet1.F2:Sheet1.F2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table:number-columns-repeated="5" office:value-type="float" office:value="0">
            <text:p>0</text:p>
          </table:table-cell>
          <table:table-cell office:value-type="float" office:value="19.97">
            <text:p>19.97</text:p>
          </table:table-cell>
          <table:table-cell table:number-columns-repeated="5" office:value-type="float" office:value="0">
            <text:p>0</text:p>
          </table:table-cell>
          <table:table-cell office:value-type="float" office:value="18.37">
            <text:p>18.37</text:p>
          </table:table-cell>
          <table:table-cell table:number-columns-repeated="5" office:value-type="float" office:value="0">
            <text:p>0</text:p>
          </table:table-cell>
          <table:table-cell office:value-type="float" office:value="21.29">
            <text:p>21.29</text:p>
          </table:table-cell>
          <table:table-cell table:number-columns-repeated="5" office:value-type="float" office:value="0">
            <text:p>0</text:p>
          </table:table-cell>
          <table:table-cell office:value-type="float" office:value="17.91">
            <text:p>17.9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202">
            <text:p>19.202</text:p>
          </table:table-cell>
          <table:table-cell office:value-type="float" office:value="2.56">
            <text:p>2.56</text:p>
          </table:table-cell>
          <table:table-cell office:value-type="float" office:value="0.17">
            <text:p>0.17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17.7897">
            <text:p>17.7897</text:p>
          </table:table-cell>
          <table:table-cell office:value-type="float" office:value="0.12">
            <text:p>0.12</text:p>
          </table:table-cell>
          <table:table-cell office:value-type="float" office:value="0.88">
            <text:p>0.88</text:p>
          </table:table-cell>
          <table:table-cell office:value-type="float" office:value="0.04">
            <text:p>0.04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18.2337">
            <text:p>18.2337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1.92">
            <text:p>1.92</text:p>
          </table:table-cell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19.3229">
            <text:p>19.3229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office:value-type="float" office:value="22.449102">
            <text:p>22.449102</text:p>
          </table:table-cell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1.08">
            <text:p>1.08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95202">
            <text:p>18.95202</text:p>
          </table:table-cell>
          <table:table-cell office:value-type="float" office:value="2.6856">
            <text:p>2.6856</text:p>
          </table:table-cell>
          <table:table-cell office:value-type="float" office:value="0.33169997">
            <text:p>0.33169997</text:p>
          </table:table-cell>
          <table:table-cell office:value-type="float" office:value="0.66120005">
            <text:p>0.66120005</text:p>
          </table:table-cell>
          <table:table-cell office:value-type="float" office:value="0.6508">
            <text:p>0.6508</text:p>
          </table:table-cell>
          <table:table-cell office:value-type="float" office:value="2">
            <text:p>2</text:p>
          </table:table-cell>
          <table:table-cell office:value-type="float" office:value="18.287897">
            <text:p>18.287897</text:p>
          </table:table-cell>
          <table:table-cell office:value-type="float" office:value="0.041199997">
            <text:p>0.041199997</text:p>
          </table:table-cell>
          <table:table-cell office:value-type="float" office:value="1.2888">
            <text:p>1.2888</text:p>
          </table:table-cell>
          <table:table-cell office:value-type="float" office:value="0.020399999">
            <text:p>0.020399999</text:p>
          </table:table-cell>
          <table:table-cell office:value-type="float" office:value="0.8028">
            <text:p>0.8028</text:p>
          </table:table-cell>
          <table:table-cell office:value-type="float" office:value="2">
            <text:p>2</text:p>
          </table:table-cell>
          <table:table-cell office:value-type="float" office:value="18.372337">
            <text:p>18.372337</text:p>
          </table:table-cell>
          <table:table-cell office:value-type="float" office:value="0.734">
            <text:p>0.734</text:p>
          </table:table-cell>
          <table:table-cell office:value-type="float" office:value="0.8132">
            <text:p>0.8132</text:p>
          </table:table-cell>
          <table:table-cell office:value-type="float" office:value="0.049200002">
            <text:p>0.049200002</text:p>
          </table:table-cell>
          <table:table-cell office:value-type="float" office:value="0.0047999998">
            <text:p>0.0047999998</text:p>
          </table:table-cell>
          <table:table-cell office:value-type="float" office:value="2">
            <text:p>2</text:p>
          </table:table-cell>
          <table:table-cell office:value-type="float" office:value="18.663229">
            <text:p>18.663229</text:p>
          </table:table-cell>
          <table:table-cell office:value-type="float" office:value="0.16119999">
            <text:p>0.16119999</text:p>
          </table:table-cell>
          <table:table-cell office:value-type="float" office:value="0.0669">
            <text:p>0.0669</text:p>
          </table:table-cell>
          <table:table-cell office:value-type="float" office:value="1.2803999">
            <text:p>1.2803999</text:p>
          </table:table-cell>
          <table:table-cell office:value-type="float" office:value="0.10569999">
            <text:p>0.10569999</text:p>
          </table:table-cell>
          <table:table-cell office:value-type="float" office:value="2">
            <text:p>2</text:p>
          </table:table-cell>
          <table:table-cell office:value-type="float" office:value="20.794493">
            <text:p>20.794493</text:p>
          </table:table-cell>
          <table:table-cell office:value-type="float" office:value="0.010299999">
            <text:p>0.010299999</text:p>
          </table:table-cell>
          <table:table-cell office:value-type="float" office:value="1.7664">
            <text:p>1.7664</text:p>
          </table:table-cell>
          <table:table-cell office:value-type="float" office:value="2.0208">
            <text:p>2.0208</text:p>
          </table:table-cell>
          <table:table-cell office:value-type="float" office:value="1.0708001">
            <text:p>1.0708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.01952">
            <text:p>18.01952</text:p>
          </table:table-cell>
          <table:table-cell office:value-type="float" office:value="0.166856">
            <text:p>0.166856</text:p>
          </table:table-cell>
          <table:table-cell office:value-type="float" office:value="0.323317">
            <text:p>0.323317</text:p>
          </table:table-cell>
          <table:table-cell office:value-type="float" office:value="0.32661203">
            <text:p>0.32661203</text:p>
          </table:table-cell>
          <table:table-cell office:value-type="float" office:value="0.24650799">
            <text:p>0.24650799</text:p>
          </table:table-cell>
          <table:table-cell office:value-type="float" office:value="3">
            <text:p>3</text:p>
          </table:table-cell>
          <table:table-cell office:value-type="float" office:value="19.05288">
            <text:p>19.05288</text:p>
          </table:table-cell>
          <table:table-cell office:value-type="float" office:value="0.00041199996">
            <text:p>0.000412</text:p>
          </table:table-cell>
          <table:table-cell office:value-type="float" office:value="0.332888">
            <text:p>0.332888</text:p>
          </table:table-cell>
          <table:table-cell office:value-type="float" office:value="0.020204">
            <text:p>0.020204</text:p>
          </table:table-cell>
          <table:table-cell office:value-type="float" office:value="0.648028">
            <text:p>0.648028</text:p>
          </table:table-cell>
          <table:table-cell office:value-type="float" office:value="3">
            <text:p>3</text:p>
          </table:table-cell>
          <table:table-cell office:value-type="float" office:value="16.183723">
            <text:p>16.183723</text:p>
          </table:table-cell>
          <table:table-cell office:value-type="float" office:value="0.047340002">
            <text:p>0.047340002</text:p>
          </table:table-cell>
          <table:table-cell office:value-type="float" office:value="0.118132">
            <text:p>0.118132</text:p>
          </table:table-cell>
          <table:table-cell office:value-type="float" office:value="1.280492">
            <text:p>1.280492</text:p>
          </table:table-cell>
          <table:table-cell office:value-type="float" office:value="0.16004801">
            <text:p>0.16004801</text:p>
          </table:table-cell>
          <table:table-cell office:value-type="float" office:value="3">
            <text:p>3</text:p>
          </table:table-cell>
          <table:table-cell office:value-type="float" office:value="21.00663">
            <text:p>21.00663</text:p>
          </table:table-cell>
          <table:table-cell office:value-type="float" office:value="0.691612">
            <text:p>0.691612</text:p>
          </table:table-cell>
          <table:table-cell office:value-type="float" office:value="0.320669">
            <text:p>0.320669</text:p>
          </table:table-cell>
          <table:table-cell office:value-type="float" office:value="1.292804">
            <text:p>1.292804</text:p>
          </table:table-cell>
          <table:table-cell office:value-type="float" office:value="0.40105698">
            <text:p>0.40105698</text:p>
          </table:table-cell>
          <table:table-cell office:value-type="float" office:value="3">
            <text:p>3</text:p>
          </table:table-cell>
          <table:table-cell office:value-type="float" office:value="21.007944">
            <text:p>21.007944</text:p>
          </table:table-cell>
          <table:table-cell office:value-type="float" office:value="2.430103">
            <text:p>2.430103</text:p>
          </table:table-cell>
          <table:table-cell office:value-type="float" office:value="0.057664">
            <text:p>0.057664</text:p>
          </table:table-cell>
          <table:table-cell office:value-type="float" office:value="0.980208">
            <text:p>0.980208</text:p>
          </table:table-cell>
          <table:table-cell office:value-type="float" office:value="0.730708">
            <text:p>0.7307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880196">
            <text:p>17.880196</text:p>
          </table:table-cell>
          <table:table-cell office:value-type="float" office:value="2.2616684">
            <text:p>2.2616684</text:p>
          </table:table-cell>
          <table:table-cell office:value-type="float" office:value="0.3232332">
            <text:p>0.3232332</text:p>
          </table:table-cell>
          <table:table-cell office:value-type="float" office:value="2.603266">
            <text:p>2.603266</text:p>
          </table:table-cell>
          <table:table-cell office:value-type="float" office:value="0.3224651">
            <text:p>0.3224651</text:p>
          </table:table-cell>
          <table:table-cell office:value-type="float" office:value="4">
            <text:p>4</text:p>
          </table:table-cell>
          <table:table-cell office:value-type="float" office:value="21.530527">
            <text:p>21.530527</text:p>
          </table:table-cell>
          <table:table-cell office:value-type="float" office:value="2.7200043">
            <text:p>2.7200043</text:p>
          </table:table-cell>
          <table:table-cell office:value-type="float" office:value="0.16332887">
            <text:p>0.16332887</text:p>
          </table:table-cell>
          <table:table-cell office:value-type="float" office:value="0.680202">
            <text:p>0.680202</text:p>
          </table:table-cell>
          <table:table-cell office:value-type="float" office:value="0.04648028">
            <text:p>0.04648028</text:p>
          </table:table-cell>
          <table:table-cell office:value-type="float" office:value="4">
            <text:p>4</text:p>
          </table:table-cell>
          <table:table-cell office:value-type="float" office:value="17.511837">
            <text:p>17.511837</text:p>
          </table:table-cell>
          <table:table-cell office:value-type="float" office:value="0.020473398">
            <text:p>0.020473398</text:p>
          </table:table-cell>
          <table:table-cell office:value-type="float" office:value="0.041181322">
            <text:p>0.041181322</text:p>
          </table:table-cell>
          <table:table-cell office:value-type="float" office:value="0.04280492">
            <text:p>0.04280492</text:p>
          </table:table-cell>
          <table:table-cell office:value-type="float" office:value="0.00160048">
            <text:p>0.00160048</text:p>
          </table:table-cell>
          <table:table-cell office:value-type="float" office:value="4">
            <text:p>4</text:p>
          </table:table-cell>
          <table:table-cell office:value-type="float" office:value="17.930065">
            <text:p>17.930065</text:p>
          </table:table-cell>
          <table:table-cell office:value-type="float" office:value="0.046916123">
            <text:p>0.046916123</text:p>
          </table:table-cell>
          <table:table-cell office:value-type="float" office:value="0.1332067">
            <text:p>0.1332067</text:p>
          </table:table-cell>
          <table:table-cell office:value-type="float" office:value="1.292928">
            <text:p>1.292928</text:p>
          </table:table-cell>
          <table:table-cell office:value-type="float" office:value="0.32401058">
            <text:p>0.32401058</text:p>
          </table:table-cell>
          <table:table-cell office:value-type="float" office:value="4">
            <text:p>4</text:p>
          </table:table-cell>
          <table:table-cell office:value-type="float" office:value="19.06008">
            <text:p>19.06008</text:p>
          </table:table-cell>
          <table:table-cell office:value-type="float" office:value="0.18430103">
            <text:p>0.18430103</text:p>
          </table:table-cell>
          <table:table-cell office:value-type="float" office:value="0.16057664">
            <text:p>0.16057664</text:p>
          </table:table-cell>
          <table:table-cell office:value-type="float" office:value="1.3698021">
            <text:p>1.3698021</text:p>
          </table:table-cell>
          <table:table-cell office:value-type="float" office:value="0.41730708">
            <text:p>0.417307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.568802">
            <text:p>17.568802</text:p>
          </table:table-cell>
          <table:table-cell office:value-type="float" office:value="0.9826167">
            <text:p>0.9826167</text:p>
          </table:table-cell>
          <table:table-cell office:value-type="float" office:value="0.7232323">
            <text:p>0.7232323</text:p>
          </table:table-cell>
          <table:table-cell office:value-type="float" office:value="0.40603265">
            <text:p>0.40603265</text:p>
          </table:table-cell>
          <table:table-cell office:value-type="float" office:value="0.64322466">
            <text:p>0.64322466</text:p>
          </table:table-cell>
          <table:table-cell office:value-type="float" office:value="5">
            <text:p>5</text:p>
          </table:table-cell>
          <table:table-cell office:value-type="float" office:value="22.155306">
            <text:p>22.155306</text:p>
          </table:table-cell>
          <table:table-cell office:value-type="float" office:value="0.027200043">
            <text:p>0.027200043</text:p>
          </table:table-cell>
          <table:table-cell office:value-type="float" office:value="1.6016333">
            <text:p>1.6016333</text:p>
          </table:table-cell>
          <table:table-cell office:value-type="float" office:value="2.326802">
            <text:p>2.326802</text:p>
          </table:table-cell>
          <table:table-cell office:value-type="float" office:value="0.6404648">
            <text:p>0.6404648</text:p>
          </table:table-cell>
          <table:table-cell office:value-type="float" office:value="5">
            <text:p>5</text:p>
          </table:table-cell>
          <table:table-cell office:value-type="float" office:value="21.755117">
            <text:p>21.755117</text:p>
          </table:table-cell>
          <table:table-cell office:value-type="float" office:value="0.08020473">
            <text:p>0.08020473</text:p>
          </table:table-cell>
          <table:table-cell office:value-type="float" office:value="0.21041182">
            <text:p>0.21041182</text:p>
          </table:table-cell>
          <table:table-cell office:value-type="float" office:value="0.040428046">
            <text:p>0.040428046</text:p>
          </table:table-cell>
          <table:table-cell office:value-type="float" office:value="0.020016005">
            <text:p>0.020016005</text:p>
          </table:table-cell>
          <table:table-cell office:value-type="float" office:value="5">
            <text:p>5</text:p>
          </table:table-cell>
          <table:table-cell office:value-type="float" office:value="19.6893">
            <text:p>19.6893</text:p>
          </table:table-cell>
          <table:table-cell office:value-type="float" office:value="0.32046917">
            <text:p>0.32046917</text:p>
          </table:table-cell>
          <table:table-cell office:value-type="float" office:value="0.001332067">
            <text:p>0.001332067</text:p>
          </table:table-cell>
          <table:table-cell office:value-type="float" office:value="1.3829292">
            <text:p>1.3829292</text:p>
          </table:table-cell>
          <table:table-cell office:value-type="float" office:value="0.3632401">
            <text:p>0.3632401</text:p>
          </table:table-cell>
          <table:table-cell office:value-type="float" office:value="5">
            <text:p>5</text:p>
          </table:table-cell>
          <table:table-cell office:value-type="float" office:value="20.340601">
            <text:p>20.340601</text:p>
          </table:table-cell>
          <table:table-cell office:value-type="float" office:value="0.0018430103">
            <text:p>0.0018430103</text:p>
          </table:table-cell>
          <table:table-cell office:value-type="float" office:value="0.08160577">
            <text:p>0.08160577</text:p>
          </table:table-cell>
          <table:table-cell office:value-type="float" office:value="0.02369802">
            <text:p>0.02369802</text:p>
          </table:table-cell>
          <table:table-cell office:value-type="float" office:value="0.644173">
            <text:p>0.6441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.255688">
            <text:p>21.255688</text:p>
          </table:table-cell>
          <table:table-cell office:value-type="float" office:value="1.3298262">
            <text:p>1.3298262</text:p>
          </table:table-cell>
          <table:table-cell office:value-type="float" office:value="0.44723234">
            <text:p>0.44723234</text:p>
          </table:table-cell>
          <table:table-cell office:value-type="float" office:value="0.3340603">
            <text:p>0.3340603</text:p>
          </table:table-cell>
          <table:table-cell office:value-type="float" office:value="0.6464323">
            <text:p>0.6464323</text:p>
          </table:table-cell>
          <table:table-cell office:value-type="float" office:value="6">
            <text:p>6</text:p>
          </table:table-cell>
          <table:table-cell office:value-type="float" office:value="15.471553">
            <text:p>15.471553</text:p>
          </table:table-cell>
          <table:table-cell office:value-type="float" office:value="0.320272">
            <text:p>0.320272</text:p>
          </table:table-cell>
          <table:table-cell office:value-type="float" office:value="1.3360164">
            <text:p>1.3360164</text:p>
          </table:table-cell>
          <table:table-cell office:value-type="float" office:value="0.76326805">
            <text:p>0.76326805</text:p>
          </table:table-cell>
          <table:table-cell office:value-type="float" office:value="0.036404647">
            <text:p>0.036404647</text:p>
          </table:table-cell>
          <table:table-cell office:value-type="float" office:value="6">
            <text:p>6</text:p>
          </table:table-cell>
          <table:table-cell office:value-type="float" office:value="17.687551">
            <text:p>17.687551</text:p>
          </table:table-cell>
          <table:table-cell office:value-type="float" office:value="1.280802">
            <text:p>1.280802</text:p>
          </table:table-cell>
          <table:table-cell office:value-type="float" office:value="1.9621042">
            <text:p>1.9621042</text:p>
          </table:table-cell>
          <table:table-cell office:value-type="float" office:value="0.25040427">
            <text:p>0.25040427</text:p>
          </table:table-cell>
          <table:table-cell office:value-type="float" office:value="0.00020016005">
            <text:p>0.0002001601</text:p>
          </table:table-cell>
          <table:table-cell office:value-type="float" office:value="6">
            <text:p>6</text:p>
          </table:table-cell>
          <table:table-cell office:value-type="float" office:value="16.966894">
            <text:p>16.966894</text:p>
          </table:table-cell>
          <table:table-cell office:value-type="float" office:value="0.013204691">
            <text:p>0.013204691</text:p>
          </table:table-cell>
          <table:table-cell office:value-type="float" office:value="0.0100133205">
            <text:p>0.0100133205</text:p>
          </table:table-cell>
          <table:table-cell office:value-type="float" office:value="0.013829292">
            <text:p>0.013829292</text:p>
          </table:table-cell>
          <table:table-cell office:value-type="float" office:value="0.0836324">
            <text:p>0.0836324</text:p>
          </table:table-cell>
          <table:table-cell office:value-type="float" office:value="6">
            <text:p>6</text:p>
          </table:table-cell>
          <table:table-cell office:value-type="float" office:value="22.463406">
            <text:p>22.463406</text:p>
          </table:table-cell>
          <table:table-cell office:value-type="float" office:value="0.98001844">
            <text:p>0.98001844</text:p>
          </table:table-cell>
          <table:table-cell office:value-type="float" office:value="0.00081605767">
            <text:p>0.0008160577</text:p>
          </table:table-cell>
          <table:table-cell office:value-type="float" office:value="0.02023698">
            <text:p>0.02023698</text:p>
          </table:table-cell>
          <table:table-cell office:value-type="float" office:value="0.00644173">
            <text:p>0.006441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.542557">
            <text:p>17.542557</text:p>
          </table:table-cell>
          <table:table-cell office:value-type="float" office:value="0.13329826">
            <text:p>0.13329826</text:p>
          </table:table-cell>
          <table:table-cell office:value-type="float" office:value="0.024472322">
            <text:p>0.024472322</text:p>
          </table:table-cell>
          <table:table-cell office:value-type="float" office:value="0.013340604">
            <text:p>0.013340604</text:p>
          </table:table-cell>
          <table:table-cell office:value-type="float" office:value="0.6664643">
            <text:p>0.6664643</text:p>
          </table:table-cell>
          <table:table-cell office:value-type="float" office:value="7">
            <text:p>7</text:p>
          </table:table-cell>
          <table:table-cell office:value-type="float" office:value="18.884716">
            <text:p>18.884716</text:p>
          </table:table-cell>
          <table:table-cell office:value-type="float" office:value="1.4632027">
            <text:p>1.4632027</text:p>
          </table:table-cell>
          <table:table-cell office:value-type="float" office:value="0.19336015">
            <text:p>0.19336015</text:p>
          </table:table-cell>
          <table:table-cell office:value-type="float" office:value="0.27763268">
            <text:p>0.27763268</text:p>
          </table:table-cell>
          <table:table-cell office:value-type="float" office:value="0.020364046">
            <text:p>0.020364046</text:p>
          </table:table-cell>
          <table:table-cell office:value-type="float" office:value="7">
            <text:p>7</text:p>
          </table:table-cell>
          <table:table-cell office:value-type="float" office:value="18.066875">
            <text:p>18.066875</text:p>
          </table:table-cell>
          <table:table-cell office:value-type="float" office:value="0.022808021">
            <text:p>0.022808021</text:p>
          </table:table-cell>
          <table:table-cell office:value-type="float" office:value="0.27962103">
            <text:p>0.27962103</text:p>
          </table:table-cell>
          <table:table-cell office:value-type="float" office:value="0.042504042">
            <text:p>0.042504042</text:p>
          </table:table-cell>
          <table:table-cell office:value-type="float" office:value="1.300002">
            <text:p>1.300002</text:p>
          </table:table-cell>
          <table:table-cell office:value-type="float" office:value="7">
            <text:p>7</text:p>
          </table:table-cell>
          <table:table-cell office:value-type="float" office:value="19.71967">
            <text:p>19.71967</text:p>
          </table:table-cell>
          <table:table-cell office:value-type="float" office:value="2.5601318">
            <text:p>2.5601318</text:p>
          </table:table-cell>
          <table:table-cell office:value-type="float" office:value="0.7201001">
            <text:p>0.7201001</text:p>
          </table:table-cell>
          <table:table-cell office:value-type="float" office:value="2.2501383">
            <text:p>2.2501383</text:p>
          </table:table-cell>
          <table:table-cell office:value-type="float" office:value="0.010836324">
            <text:p>0.010836324</text:p>
          </table:table-cell>
          <table:table-cell office:value-type="float" office:value="7">
            <text:p>7</text:p>
          </table:table-cell>
          <table:table-cell office:value-type="float" office:value="20.784634">
            <text:p>20.784634</text:p>
          </table:table-cell>
          <table:table-cell office:value-type="float" office:value="0.5698002">
            <text:p>0.5698002</text:p>
          </table:table-cell>
          <table:table-cell office:value-type="float" office:value="0.46000817">
            <text:p>0.46000817</text:p>
          </table:table-cell>
          <table:table-cell office:value-type="float" office:value="1.4402024">
            <text:p>1.4402024</text:p>
          </table:table-cell>
          <table:table-cell office:value-type="float" office:value="0.6600644">
            <text:p>0.66006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.735424">
            <text:p>17.735424</text:p>
          </table:table-cell>
          <table:table-cell office:value-type="float" office:value="0.981333">
            <text:p>0.981333</text:p>
          </table:table-cell>
          <table:table-cell office:value-type="float" office:value="3.2802448">
            <text:p>3.2802448</text:p>
          </table:table-cell>
          <table:table-cell office:value-type="float" office:value="1.3701334">
            <text:p>1.3701334</text:p>
          </table:table-cell>
          <table:table-cell office:value-type="float" office:value="0.72666466">
            <text:p>0.72666466</text:p>
          </table:table-cell>
          <table:table-cell office:value-type="float" office:value="8">
            <text:p>8</text:p>
          </table:table-cell>
          <table:table-cell office:value-type="float" office:value="18.418848">
            <text:p>18.418848</text:p>
          </table:table-cell>
          <table:table-cell office:value-type="float" office:value="0.21463203">
            <text:p>0.21463203</text:p>
          </table:table-cell>
          <table:table-cell office:value-type="float" office:value="0.82193357">
            <text:p>0.82193357</text:p>
          </table:table-cell>
          <table:table-cell office:value-type="float" office:value="0.16277632">
            <text:p>0.16277632</text:p>
          </table:table-cell>
          <table:table-cell office:value-type="float" office:value="0.72020364">
            <text:p>0.72020364</text:p>
          </table:table-cell>
          <table:table-cell office:value-type="float" office:value="8">
            <text:p>8</text:p>
          </table:table-cell>
          <table:table-cell office:value-type="float" office:value="18.560669">
            <text:p>18.560669</text:p>
          </table:table-cell>
          <table:table-cell office:value-type="float" office:value="1.4002281">
            <text:p>1.4002281</text:p>
          </table:table-cell>
          <table:table-cell office:value-type="float" office:value="0.0027962103">
            <text:p>0.0027962103</text:p>
          </table:table-cell>
          <table:table-cell office:value-type="float" office:value="0.960425">
            <text:p>0.960425</text:p>
          </table:table-cell>
          <table:table-cell office:value-type="float" office:value="0.01300002">
            <text:p>0.01300002</text:p>
          </table:table-cell>
          <table:table-cell office:value-type="float" office:value="8">
            <text:p>8</text:p>
          </table:table-cell>
          <table:table-cell office:value-type="float" office:value="20.397198">
            <text:p>20.397198</text:p>
          </table:table-cell>
          <table:table-cell office:value-type="float" office:value="0.025601318">
            <text:p>0.025601318</text:p>
          </table:table-cell>
          <table:table-cell office:value-type="float" office:value="2.1572008">
            <text:p>2.1572008</text:p>
          </table:table-cell>
          <table:table-cell office:value-type="float" office:value="0.022501383">
            <text:p>0.022501383</text:p>
          </table:table-cell>
          <table:table-cell office:value-type="float" office:value="0.08010837">
            <text:p>0.08010837</text:p>
          </table:table-cell>
          <table:table-cell office:value-type="float" office:value="8">
            <text:p>8</text:p>
          </table:table-cell>
          <table:table-cell office:value-type="float" office:value="20.537848">
            <text:p>20.537848</text:p>
          </table:table-cell>
          <table:table-cell office:value-type="float" office:value="0.005698002">
            <text:p>0.005698002</text:p>
          </table:table-cell>
          <table:table-cell office:value-type="float" office:value="0.36460006">
            <text:p>0.36460006</text:p>
          </table:table-cell>
          <table:table-cell office:value-type="float" office:value="0.06440202">
            <text:p>0.06440202</text:p>
          </table:table-cell>
          <table:table-cell office:value-type="float" office:value="0.046600644">
            <text:p>0.0466006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.577354">
            <text:p>22.577354</text:p>
          </table:table-cell>
          <table:table-cell office:value-type="float" office:value="0.7498133">
            <text:p>0.7498133</text:p>
          </table:table-cell>
          <table:table-cell office:value-type="float" office:value="2.4128025">
            <text:p>2.4128025</text:p>
          </table:table-cell>
          <table:table-cell office:value-type="float" office:value="0.013701334">
            <text:p>0.013701334</text:p>
          </table:table-cell>
          <table:table-cell office:value-type="float" office:value="0.35726666">
            <text:p>0.35726666</text:p>
          </table:table-cell>
          <table:table-cell office:value-type="float" office:value="9">
            <text:p>9</text:p>
          </table:table-cell>
          <table:table-cell office:value-type="float" office:value="16.384188">
            <text:p>16.384188</text:p>
          </table:table-cell>
          <table:table-cell office:value-type="float" office:value="3.2021463">
            <text:p>3.2021463</text:p>
          </table:table-cell>
          <table:table-cell office:value-type="float" office:value="0.048219338">
            <text:p>0.048219338</text:p>
          </table:table-cell>
          <table:table-cell office:value-type="float" office:value="0.021627761">
            <text:p>0.021627761</text:p>
          </table:table-cell>
          <table:table-cell office:value-type="float" office:value="0.65720206">
            <text:p>0.65720206</text:p>
          </table:table-cell>
          <table:table-cell office:value-type="float" office:value="9">
            <text:p>9</text:p>
          </table:table-cell>
          <table:table-cell office:value-type="float" office:value="18.365606">
            <text:p>18.365606</text:p>
          </table:table-cell>
          <table:table-cell office:value-type="float" office:value="1.9840024">
            <text:p>1.9840024</text:p>
          </table:table-cell>
          <table:table-cell office:value-type="float" office:value="2.600028">
            <text:p>2.600028</text:p>
          </table:table-cell>
          <table:table-cell office:value-type="float" office:value="0.48960426">
            <text:p>0.48960426</text:p>
          </table:table-cell>
          <table:table-cell office:value-type="float" office:value="0.66013">
            <text:p>0.66013</text:p>
          </table:table-cell>
          <table:table-cell office:value-type="float" office:value="9">
            <text:p>9</text:p>
          </table:table-cell>
          <table:table-cell office:value-type="float" office:value="20.513971">
            <text:p>20.513971</text:p>
          </table:table-cell>
          <table:table-cell office:value-type="float" office:value="2.080256">
            <text:p>2.080256</text:p>
          </table:table-cell>
          <table:table-cell office:value-type="float" office:value="0.021572009">
            <text:p>0.021572009</text:p>
          </table:table-cell>
          <table:table-cell office:value-type="float" office:value="0.12022501">
            <text:p>0.12022501</text:p>
          </table:table-cell>
          <table:table-cell office:value-type="float" office:value="0.6408011">
            <text:p>0.6408011</text:p>
          </table:table-cell>
          <table:table-cell office:value-type="float" office:value="9">
            <text:p>9</text:p>
          </table:table-cell>
          <table:table-cell office:value-type="float" office:value="21.765379">
            <text:p>21.765379</text:p>
          </table:table-cell>
          <table:table-cell office:value-type="float" office:value="2.500057">
            <text:p>2.500057</text:p>
          </table:table-cell>
          <table:table-cell office:value-type="float" office:value="0.083646">
            <text:p>0.083646</text:p>
          </table:table-cell>
          <table:table-cell office:value-type="float" office:value="0.06064402">
            <text:p>0.06064402</text:p>
          </table:table-cell>
          <table:table-cell office:value-type="float" office:value="0.330466">
            <text:p>0.3304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795774">
            <text:p>20.795774</text:p>
          </table:table-cell>
          <table:table-cell office:value-type="float" office:value="0.007498133">
            <text:p>0.007498133</text:p>
          </table:table-cell>
          <table:table-cell office:value-type="float" office:value="2.964128">
            <text:p>2.964128</text:p>
          </table:table-cell>
          <table:table-cell office:value-type="float" office:value="0.00013701334">
            <text:p>0.0001370133</text:p>
          </table:table-cell>
          <table:table-cell office:value-type="float" office:value="1.6235727">
            <text:p>1.6235727</text:p>
          </table:table-cell>
          <table:table-cell office:value-type="float" office:value="10">
            <text:p>10</text:p>
          </table:table-cell>
          <table:table-cell office:value-type="float" office:value="17.903841">
            <text:p>17.903841</text:p>
          </table:table-cell>
          <table:table-cell office:value-type="float" office:value="1.3520215">
            <text:p>1.3520215</text:p>
          </table:table-cell>
          <table:table-cell office:value-type="float" office:value="0.1504822">
            <text:p>0.1504822</text:p>
          </table:table-cell>
          <table:table-cell office:value-type="float" office:value="0.05021628">
            <text:p>0.05021628</text:p>
          </table:table-cell>
          <table:table-cell office:value-type="float" office:value="0.08657202">
            <text:p>0.08657202</text:p>
          </table:table-cell>
          <table:table-cell office:value-type="float" office:value="10">
            <text:p>10</text:p>
          </table:table-cell>
          <table:table-cell office:value-type="float" office:value="19.063656">
            <text:p>19.063656</text:p>
          </table:table-cell>
          <table:table-cell office:value-type="float" office:value="0.019840024">
            <text:p>0.019840024</text:p>
          </table:table-cell>
          <table:table-cell office:value-type="float" office:value="0.02600028">
            <text:p>0.02600028</text:p>
          </table:table-cell>
          <table:table-cell office:value-type="float" office:value="0.044896044">
            <text:p>0.044896044</text:p>
          </table:table-cell>
          <table:table-cell office:value-type="float" office:value="0.3266013">
            <text:p>0.3266013</text:p>
          </table:table-cell>
          <table:table-cell office:value-type="float" office:value="10">
            <text:p>10</text:p>
          </table:table-cell>
          <table:table-cell office:value-type="float" office:value="16.335138">
            <text:p>16.335138</text:p>
          </table:table-cell>
          <table:table-cell office:value-type="float" office:value="0.66080254">
            <text:p>0.66080254</text:p>
          </table:table-cell>
          <table:table-cell office:value-type="float" office:value="0.8002158">
            <text:p>0.8002158</text:p>
          </table:table-cell>
          <table:table-cell office:value-type="float" office:value="0.0012022501">
            <text:p>0.0012022501</text:p>
          </table:table-cell>
          <table:table-cell office:value-type="float" office:value="0.0064080106">
            <text:p>0.0064080106</text:p>
          </table:table-cell>
          <table:table-cell office:value-type="float" office:value="10">
            <text:p>10</text:p>
          </table:table-cell>
          <table:table-cell office:value-type="float" office:value="16.167654">
            <text:p>16.167654</text:p>
          </table:table-cell>
          <table:table-cell office:value-type="float" office:value="0.9050005">
            <text:p>0.9050005</text:p>
          </table:table-cell>
          <table:table-cell office:value-type="float" office:value="0.16083647">
            <text:p>0.16083647</text:p>
          </table:table-cell>
          <table:table-cell office:value-type="float" office:value="0.0006064402">
            <text:p>0.0006064402</text:p>
          </table:table-cell>
          <table:table-cell office:value-type="float" office:value="0.04330466">
            <text:p>0.043304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.997957">
            <text:p>18.997957</text:p>
          </table:table-cell>
          <table:table-cell office:value-type="float" office:value="0.00007498133">
            <text:p>7.498133E-005</text:p>
          </table:table-cell>
          <table:table-cell office:value-type="float" office:value="3.4896412">
            <text:p>3.4896412</text:p>
          </table:table-cell>
          <table:table-cell office:value-type="float" office:value="0.02000137">
            <text:p>0.02000137</text:p>
          </table:table-cell>
          <table:table-cell office:value-type="float" office:value="0.73623574">
            <text:p>0.73623574</text:p>
          </table:table-cell>
          <table:table-cell office:value-type="float" office:value="11">
            <text:p>11</text:p>
          </table:table-cell>
          <table:table-cell office:value-type="float" office:value="23.329039">
            <text:p>23.329039</text:p>
          </table:table-cell>
          <table:table-cell office:value-type="float" office:value="0.3735202">
            <text:p>0.3735202</text:p>
          </table:table-cell>
          <table:table-cell office:value-type="float" office:value="0.44150484">
            <text:p>0.44150484</text:p>
          </table:table-cell>
          <table:table-cell office:value-type="float" office:value="1.8205022">
            <text:p>1.8205022</text:p>
          </table:table-cell>
          <table:table-cell office:value-type="float" office:value="0.48086572">
            <text:p>0.48086572</text:p>
          </table:table-cell>
          <table:table-cell office:value-type="float" office:value="11">
            <text:p>11</text:p>
          </table:table-cell>
          <table:table-cell office:value-type="float" office:value="17.460638">
            <text:p>17.460638</text:p>
          </table:table-cell>
          <table:table-cell office:value-type="float" office:value="1.3201984">
            <text:p>1.3201984</text:p>
          </table:table-cell>
          <table:table-cell office:value-type="float" office:value="0.040260006">
            <text:p>0.040260006</text:p>
          </table:table-cell>
          <table:table-cell office:value-type="float" office:value="1.5204489">
            <text:p>1.5204489</text:p>
          </table:table-cell>
          <table:table-cell office:value-type="float" office:value="0.723266">
            <text:p>0.723266</text:p>
          </table:table-cell>
          <table:table-cell office:value-type="float" office:value="11">
            <text:p>11</text:p>
          </table:table-cell>
          <table:table-cell office:value-type="float" office:value="21.343351">
            <text:p>21.343351</text:p>
          </table:table-cell>
          <table:table-cell office:value-type="float" office:value="0.046608023">
            <text:p>0.046608023</text:p>
          </table:table-cell>
          <table:table-cell office:value-type="float" office:value="0.008002158">
            <text:p>0.008002158</text:p>
          </table:table-cell>
          <table:table-cell office:value-type="float" office:value="0.000012022501">
            <text:p>1.2022501E-005</text:p>
          </table:table-cell>
          <table:table-cell office:value-type="float" office:value="0.64006406">
            <text:p>0.64006406</text:p>
          </table:table-cell>
          <table:table-cell office:value-type="float" office:value="11">
            <text:p>11</text:p>
          </table:table-cell>
          <table:table-cell office:value-type="float" office:value="17.601677">
            <text:p>17.601677</text:p>
          </table:table-cell>
          <table:table-cell office:value-type="float" office:value="0.049050007">
            <text:p>0.049050007</text:p>
          </table:table-cell>
          <table:table-cell office:value-type="float" office:value="0.32160836">
            <text:p>0.32160836</text:p>
          </table:table-cell>
          <table:table-cell office:value-type="float" office:value="0.060006067">
            <text:p>0.060006067</text:p>
          </table:table-cell>
          <table:table-cell office:value-type="float" office:value="0.0004330466">
            <text:p>0.00043304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.83998">
            <text:p>16.83998</text:p>
          </table:table-cell>
          <table:table-cell office:value-type="float" office:value="1.2800008">
            <text:p>1.2800008</text:p>
          </table:table-cell>
          <table:table-cell office:value-type="float" office:value="2.5248964">
            <text:p>2.5248964</text:p>
          </table:table-cell>
          <table:table-cell office:value-type="float" office:value="0.0002000137">
            <text:p>0.0002000137</text:p>
          </table:table-cell>
          <table:table-cell office:value-type="float" office:value="0.0073623573">
            <text:p>0.0073623573</text:p>
          </table:table-cell>
          <table:table-cell office:value-type="float" office:value="12">
            <text:p>12</text:p>
          </table:table-cell>
          <table:table-cell office:value-type="float" office:value="22.323292">
            <text:p>22.323292</text:p>
          </table:table-cell>
          <table:table-cell office:value-type="float" office:value="1.9837352">
            <text:p>1.9837352</text:p>
          </table:table-cell>
          <table:table-cell office:value-type="float" office:value="2.664415">
            <text:p>2.664415</text:p>
          </table:table-cell>
          <table:table-cell office:value-type="float" office:value="1.608205">
            <text:p>1.608205</text:p>
          </table:table-cell>
          <table:table-cell office:value-type="float" office:value="0.17480865">
            <text:p>0.17480865</text:p>
          </table:table-cell>
          <table:table-cell office:value-type="float" office:value="12">
            <text:p>12</text:p>
          </table:table-cell>
          <table:table-cell office:value-type="float" office:value="19.324608">
            <text:p>19.324608</text:p>
          </table:table-cell>
          <table:table-cell office:value-type="float" office:value="0.673202">
            <text:p>0.673202</text:p>
          </table:table-cell>
          <table:table-cell office:value-type="float" office:value="0.3304026">
            <text:p>0.3304026</text:p>
          </table:table-cell>
          <table:table-cell office:value-type="float" office:value="2.6752045">
            <text:p>2.6752045</text:p>
          </table:table-cell>
          <table:table-cell office:value-type="float" office:value="0.6672327">
            <text:p>0.6672327</text:p>
          </table:table-cell>
          <table:table-cell office:value-type="float" office:value="12">
            <text:p>12</text:p>
          </table:table-cell>
          <table:table-cell office:value-type="float" office:value="19.163433">
            <text:p>19.163433</text:p>
          </table:table-cell>
          <table:table-cell office:value-type="float" office:value="0.16046607">
            <text:p>0.16046607</text:p>
          </table:table-cell>
          <table:table-cell office:value-type="float" office:value="0.040080022">
            <text:p>0.040080022</text:p>
          </table:table-cell>
          <table:table-cell office:value-type="float" office:value="0.17000012">
            <text:p>0.17000012</text:p>
          </table:table-cell>
          <table:table-cell office:value-type="float" office:value="1.0064006">
            <text:p>1.0064006</text:p>
          </table:table-cell>
          <table:table-cell office:value-type="float" office:value="12">
            <text:p>12</text:p>
          </table:table-cell>
          <table:table-cell office:value-type="float" office:value="16.196016">
            <text:p>16.196016</text:p>
          </table:table-cell>
          <table:table-cell office:value-type="float" office:value="0.9704905">
            <text:p>0.9704905</text:p>
          </table:table-cell>
          <table:table-cell office:value-type="float" office:value="0.043216087">
            <text:p>0.043216087</text:p>
          </table:table-cell>
          <table:table-cell office:value-type="float" office:value="0.0006000607">
            <text:p>0.0006000607</text:p>
          </table:table-cell>
          <table:table-cell office:value-type="float" office:value="0.08000433">
            <text:p>0.080004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2484">
            <text:p>17.2484</text:p>
          </table:table-cell>
          <table:table-cell office:value-type="float" office:value="2.0328">
            <text:p>2.0328</text:p>
          </table:table-cell>
          <table:table-cell office:value-type="float" office:value="2.1452491">
            <text:p>2.1452491</text:p>
          </table:table-cell>
          <table:table-cell office:value-type="float" office:value="0.000002000137">
            <text:p>2.000137E-006</text:p>
          </table:table-cell>
          <table:table-cell office:value-type="float" office:value="1.3600736">
            <text:p>1.3600736</text:p>
          </table:table-cell>
          <table:table-cell office:value-type="float" office:value="13">
            <text:p>13</text:p>
          </table:table-cell>
          <table:table-cell office:value-type="float" office:value="18.773232">
            <text:p>18.773232</text:p>
          </table:table-cell>
          <table:table-cell office:value-type="float" office:value="0.029837351">
            <text:p>0.029837351</text:p>
          </table:table-cell>
          <table:table-cell office:value-type="float" office:value="0.48664415">
            <text:p>0.48664415</text:p>
          </table:table-cell>
          <table:table-cell office:value-type="float" office:value="2.276082">
            <text:p>2.276082</text:p>
          </table:table-cell>
          <table:table-cell office:value-type="float" office:value="0.0017480865">
            <text:p>0.0017480865</text:p>
          </table:table-cell>
          <table:table-cell office:value-type="float" office:value="13">
            <text:p>13</text:p>
          </table:table-cell>
          <table:table-cell office:value-type="float" office:value="21.873247">
            <text:p>21.873247</text:p>
          </table:table-cell>
          <table:table-cell office:value-type="float" office:value="0.56673205">
            <text:p>0.56673205</text:p>
          </table:table-cell>
          <table:table-cell office:value-type="float" office:value="0.043304022">
            <text:p>0.043304022</text:p>
          </table:table-cell>
          <table:table-cell office:value-type="float" office:value="0.026752045">
            <text:p>0.026752045</text:p>
          </table:table-cell>
          <table:table-cell office:value-type="float" office:value="0.106672324">
            <text:p>0.106672324</text:p>
          </table:table-cell>
          <table:table-cell office:value-type="float" office:value="13">
            <text:p>13</text:p>
          </table:table-cell>
          <table:table-cell office:value-type="float" office:value="18.981634">
            <text:p>18.981634</text:p>
          </table:table-cell>
          <table:table-cell office:value-type="float" office:value="0.021604663">
            <text:p>0.021604663</text:p>
          </table:table-cell>
          <table:table-cell office:value-type="float" office:value="0.0804008">
            <text:p>0.0804008</text:p>
          </table:table-cell>
          <table:table-cell office:value-type="float" office:value="0.8117">
            <text:p>0.8117</text:p>
          </table:table-cell>
          <table:table-cell office:value-type="float" office:value="0.330064">
            <text:p>0.330064</text:p>
          </table:table-cell>
          <table:table-cell office:value-type="float" office:value="13">
            <text:p>13</text:p>
          </table:table-cell>
          <table:table-cell office:value-type="float" office:value="22.15196">
            <text:p>22.15196</text:p>
          </table:table-cell>
          <table:table-cell office:value-type="float" office:value="0.009704906">
            <text:p>0.009704906</text:p>
          </table:table-cell>
          <table:table-cell office:value-type="float" office:value="0.33043218">
            <text:p>0.33043218</text:p>
          </table:table-cell>
          <table:table-cell office:value-type="float" office:value="0.32000598">
            <text:p>0.32000598</text:p>
          </table:table-cell>
          <table:table-cell office:value-type="float" office:value="0.08080005">
            <text:p>0.08080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.982485">
            <text:p>16.982485</text:p>
          </table:table-cell>
          <table:table-cell office:value-type="float" office:value="0.18032801">
            <text:p>0.18032801</text:p>
          </table:table-cell>
          <table:table-cell office:value-type="float" office:value="2.3214524">
            <text:p>2.3214524</text:p>
          </table:table-cell>
          <table:table-cell office:value-type="float" office:value="0.000000020001371">
            <text:p>0.00000002</text:p>
          </table:table-cell>
          <table:table-cell office:value-type="float" office:value="0.65360075">
            <text:p>0.65360075</text:p>
          </table:table-cell>
          <table:table-cell office:value-type="float" office:value="14">
            <text:p>14</text:p>
          </table:table-cell>
          <table:table-cell office:value-type="float" office:value="19.477732">
            <text:p>19.477732</text:p>
          </table:table-cell>
          <table:table-cell office:value-type="float" office:value="0.010298374">
            <text:p>0.010298374</text:p>
          </table:table-cell>
          <table:table-cell office:value-type="float" office:value="0.36486644">
            <text:p>0.36486644</text:p>
          </table:table-cell>
          <table:table-cell office:value-type="float" office:value="1.1627607">
            <text:p>1.1627607</text:p>
          </table:table-cell>
          <table:table-cell office:value-type="float" office:value="0.000017480865">
            <text:p>1.7480865E-005</text:p>
          </table:table-cell>
          <table:table-cell office:value-type="float" office:value="14">
            <text:p>14</text:p>
          </table:table-cell>
          <table:table-cell office:value-type="float" office:value="19.328733">
            <text:p>19.328733</text:p>
          </table:table-cell>
          <table:table-cell office:value-type="float" office:value="0.3256673">
            <text:p>0.3256673</text:p>
          </table:table-cell>
          <table:table-cell office:value-type="float" office:value="0.08043304">
            <text:p>0.08043304</text:p>
          </table:table-cell>
          <table:table-cell office:value-type="float" office:value="1.6402675">
            <text:p>1.6402675</text:p>
          </table:table-cell>
          <table:table-cell office:value-type="float" office:value="0.04106672">
            <text:p>0.04106672</text:p>
          </table:table-cell>
          <table:table-cell office:value-type="float" office:value="14">
            <text:p>14</text:p>
          </table:table-cell>
          <table:table-cell office:value-type="float" office:value="20.179817">
            <text:p>20.179817</text:p>
          </table:table-cell>
          <table:table-cell office:value-type="float" office:value="0.08021604">
            <text:p>0.08021604</text:p>
          </table:table-cell>
          <table:table-cell office:value-type="float" office:value="1.6408039">
            <text:p>1.6408039</text:p>
          </table:table-cell>
          <table:table-cell office:value-type="float" office:value="0.088116996">
            <text:p>0.088116996</text:p>
          </table:table-cell>
          <table:table-cell office:value-type="float" office:value="0.0133006405">
            <text:p>0.0133006405</text:p>
          </table:table-cell>
          <table:table-cell office:value-type="float" office:value="14">
            <text:p>14</text:p>
          </table:table-cell>
          <table:table-cell office:value-type="float" office:value="17.99152">
            <text:p>17.99152</text:p>
          </table:table-cell>
          <table:table-cell office:value-type="float" office:value="0.11009704">
            <text:p>0.11009704</text:p>
          </table:table-cell>
          <table:table-cell office:value-type="float" office:value="0.10330432">
            <text:p>0.10330432</text:p>
          </table:table-cell>
          <table:table-cell office:value-type="float" office:value="0.08320007">
            <text:p>0.08320007</text:p>
          </table:table-cell>
          <table:table-cell office:value-type="float" office:value="0.020808">
            <text:p>0.0208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799824">
            <text:p>19.799824</text:p>
          </table:table-cell>
          <table:table-cell office:value-type="float" office:value="2.0818033">
            <text:p>2.0818033</text:p>
          </table:table-cell>
          <table:table-cell office:value-type="float" office:value="3.3032148">
            <text:p>3.3032148</text:p>
          </table:table-cell>
          <table:table-cell office:value-type="float" office:value="0.86">
            <text:p>0.86</text:p>
          </table:table-cell>
          <table:table-cell office:value-type="float" office:value="0.166536">
            <text:p>0.166536</text:p>
          </table:table-cell>
          <table:table-cell office:value-type="float" office:value="15">
            <text:p>15</text:p>
          </table:table-cell>
          <table:table-cell office:value-type="float" office:value="20.874779">
            <text:p>20.874779</text:p>
          </table:table-cell>
          <table:table-cell office:value-type="float" office:value="2.240103">
            <text:p>2.240103</text:p>
          </table:table-cell>
          <table:table-cell office:value-type="float" office:value="4.5636487">
            <text:p>4.5636487</text:p>
          </table:table-cell>
          <table:table-cell office:value-type="float" office:value="1.8016275">
            <text:p>1.8016275</text:p>
          </table:table-cell>
          <table:table-cell office:value-type="float" office:value="0.52000016">
            <text:p>0.52000016</text:p>
          </table:table-cell>
          <table:table-cell office:value-type="float" office:value="15">
            <text:p>15</text:p>
          </table:table-cell>
          <table:table-cell office:value-type="float" office:value="20.383287">
            <text:p>20.383287</text:p>
          </table:table-cell>
          <table:table-cell office:value-type="float" office:value="0.32325667">
            <text:p>0.32325667</text:p>
          </table:table-cell>
          <table:table-cell office:value-type="float" office:value="8.520804">
            <text:p>8.520804</text:p>
          </table:table-cell>
          <table:table-cell office:value-type="float" office:value="0.7464027">
            <text:p>0.7464027</text:p>
          </table:table-cell>
          <table:table-cell office:value-type="float" office:value="0.26041067">
            <text:p>0.26041067</text:p>
          </table:table-cell>
          <table:table-cell office:value-type="float" office:value="15">
            <text:p>15</text:p>
          </table:table-cell>
          <table:table-cell office:value-type="float" office:value="18.061798">
            <text:p>18.061798</text:p>
          </table:table-cell>
          <table:table-cell office:value-type="float" office:value="0.0008021604">
            <text:p>0.0008021604</text:p>
          </table:table-cell>
          <table:table-cell office:value-type="float" office:value="0.676408">
            <text:p>0.676408</text:p>
          </table:table-cell>
          <table:table-cell office:value-type="float" office:value="0.6408812">
            <text:p>0.6408812</text:p>
          </table:table-cell>
          <table:table-cell office:value-type="float" office:value="0.160133">
            <text:p>0.160133</text:p>
          </table:table-cell>
          <table:table-cell office:value-type="float" office:value="15">
            <text:p>15</text:p>
          </table:table-cell>
          <table:table-cell office:value-type="float" office:value="18.029915">
            <text:p>18.029915</text:p>
          </table:table-cell>
          <table:table-cell office:value-type="float" office:value="0.08110097">
            <text:p>0.08110097</text:p>
          </table:table-cell>
          <table:table-cell office:value-type="float" office:value="0.32103306">
            <text:p>0.32103306</text:p>
          </table:table-cell>
          <table:table-cell office:value-type="float" office:value="2.940832">
            <text:p>2.940832</text:p>
          </table:table-cell>
          <table:table-cell office:value-type="float" office:value="0.4802081">
            <text:p>0.48020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17997">
            <text:p>20.917997</text:p>
          </table:table-cell>
          <table:table-cell office:value-type="float" office:value="1.1808181">
            <text:p>1.1808181</text:p>
          </table:table-cell>
          <table:table-cell office:value-type="float" office:value="5.483032">
            <text:p>5.483032</text:p>
          </table:table-cell>
          <table:table-cell office:value-type="float" office:value="4.0085998">
            <text:p>4.0085998</text:p>
          </table:table-cell>
          <table:table-cell office:value-type="float" office:value="0.0016653601">
            <text:p>0.0016653601</text:p>
          </table:table-cell>
          <table:table-cell office:value-type="float" office:value="16">
            <text:p>16</text:p>
          </table:table-cell>
          <table:table-cell office:value-type="float" office:value="19.948748">
            <text:p>19.948748</text:p>
          </table:table-cell>
          <table:table-cell office:value-type="float" office:value="0.062401026">
            <text:p>0.062401026</text:p>
          </table:table-cell>
          <table:table-cell office:value-type="float" office:value="4.0056367">
            <text:p>4.0056367</text:p>
          </table:table-cell>
          <table:table-cell office:value-type="float" office:value="3.5880163">
            <text:p>3.5880163</text:p>
          </table:table-cell>
          <table:table-cell office:value-type="float" office:value="0.0452">
            <text:p>0.0452</text:p>
          </table:table-cell>
          <table:table-cell office:value-type="float" office:value="16">
            <text:p>16</text:p>
          </table:table-cell>
          <table:table-cell office:value-type="float" office:value="19.933832">
            <text:p>19.933832</text:p>
          </table:table-cell>
          <table:table-cell office:value-type="float" office:value="0.32323256">
            <text:p>0.32323256</text:p>
          </table:table-cell>
          <table:table-cell office:value-type="float" office:value="8.325208">
            <text:p>8.325208</text:p>
          </table:table-cell>
          <table:table-cell office:value-type="float" office:value="0.047464028">
            <text:p>0.047464028</text:p>
          </table:table-cell>
          <table:table-cell office:value-type="float" office:value="0.022604108">
            <text:p>0.022604108</text:p>
          </table:table-cell>
          <table:table-cell office:value-type="float" office:value="16">
            <text:p>16</text:p>
          </table:table-cell>
          <table:table-cell office:value-type="float" office:value="21.480618">
            <text:p>21.480618</text:p>
          </table:table-cell>
          <table:table-cell office:value-type="float" office:value="0.650008">
            <text:p>0.650008</text:p>
          </table:table-cell>
          <table:table-cell office:value-type="float" office:value="0.01676408">
            <text:p>0.01676408</text:p>
          </table:table-cell>
          <table:table-cell office:value-type="float" office:value="1.3664088">
            <text:p>1.3664088</text:p>
          </table:table-cell>
          <table:table-cell office:value-type="float" office:value="0.08160134">
            <text:p>0.08160134</text:p>
          </table:table-cell>
          <table:table-cell office:value-type="float" office:value="16">
            <text:p>16</text:p>
          </table:table-cell>
          <table:table-cell office:value-type="float" office:value="19.360298">
            <text:p>19.360298</text:p>
          </table:table-cell>
          <table:table-cell office:value-type="float" office:value="0.160811">
            <text:p>0.160811</text:p>
          </table:table-cell>
          <table:table-cell office:value-type="float" office:value="0.49321035">
            <text:p>0.49321035</text:p>
          </table:table-cell>
          <table:table-cell office:value-type="float" office:value="0.059408322">
            <text:p>0.059408322</text:p>
          </table:table-cell>
          <table:table-cell office:value-type="float" office:value="0.004802081">
            <text:p>0.00480208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.23918">
            <text:p>22.23918</text:p>
          </table:table-cell>
          <table:table-cell office:value-type="float" office:value="0.091808185">
            <text:p>0.091808185</text:p>
          </table:table-cell>
          <table:table-cell office:value-type="float" office:value="2.0548303">
            <text:p>2.0548303</text:p>
          </table:table-cell>
          <table:table-cell office:value-type="float" office:value="4.0600863">
            <text:p>4.0600863</text:p>
          </table:table-cell>
          <table:table-cell office:value-type="float" office:value="0.8400166">
            <text:p>0.8400166</text:p>
          </table:table-cell>
          <table:table-cell office:value-type="float" office:value="17">
            <text:p>17</text:p>
          </table:table-cell>
          <table:table-cell office:value-type="float" office:value="19.179487">
            <text:p>19.179487</text:p>
          </table:table-cell>
          <table:table-cell office:value-type="float" office:value="0.320624">
            <text:p>0.320624</text:p>
          </table:table-cell>
          <table:table-cell office:value-type="float" office:value="5.0000563">
            <text:p>5.0000563</text:p>
          </table:table-cell>
          <table:table-cell office:value-type="float" office:value="1.0758802">
            <text:p>1.0758802</text:p>
          </table:table-cell>
          <table:table-cell office:value-type="float" office:value="0.66045195">
            <text:p>0.66045195</text:p>
          </table:table-cell>
          <table:table-cell office:value-type="float" office:value="17">
            <text:p>17</text:p>
          </table:table-cell>
          <table:table-cell office:value-type="float" office:value="19.03934">
            <text:p>19.03934</text:p>
          </table:table-cell>
          <table:table-cell office:value-type="float" office:value="0.0032323257">
            <text:p>0.0032323257</text:p>
          </table:table-cell>
          <table:table-cell office:value-type="float" office:value="8.023252">
            <text:p>8.023252</text:p>
          </table:table-cell>
          <table:table-cell office:value-type="float" office:value="0.6504746">
            <text:p>0.6504746</text:p>
          </table:table-cell>
          <table:table-cell office:value-type="float" office:value="0.38022605">
            <text:p>0.38022605</text:p>
          </table:table-cell>
          <table:table-cell office:value-type="float" office:value="17">
            <text:p>17</text:p>
          </table:table-cell>
          <table:table-cell office:value-type="float" office:value="20.344807">
            <text:p>20.344807</text:p>
          </table:table-cell>
          <table:table-cell office:value-type="float" office:value="0.3465001">
            <text:p>0.3465001</text:p>
          </table:table-cell>
          <table:table-cell office:value-type="float" office:value="0.020167641">
            <text:p>0.020167641</text:p>
          </table:table-cell>
          <table:table-cell office:value-type="float" office:value="0.6536641">
            <text:p>0.6536641</text:p>
          </table:table-cell>
          <table:table-cell office:value-type="float" office:value="0.09081601">
            <text:p>0.09081601</text:p>
          </table:table-cell>
          <table:table-cell office:value-type="float" office:value="17">
            <text:p>17</text:p>
          </table:table-cell>
          <table:table-cell office:value-type="float" office:value="19.643604">
            <text:p>19.643604</text:p>
          </table:table-cell>
          <table:table-cell office:value-type="float" office:value="0.7616081">
            <text:p>0.7616081</text:p>
          </table:table-cell>
          <table:table-cell office:value-type="float" office:value="0.044932105">
            <text:p>0.044932105</text:p>
          </table:table-cell>
          <table:table-cell office:value-type="float" office:value="0.010594083">
            <text:p>0.010594083</text:p>
          </table:table-cell>
          <table:table-cell office:value-type="float" office:value="1.0400481">
            <text:p>1.04004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942392">
            <text:p>18.942392</text:p>
          </table:table-cell>
          <table:table-cell office:value-type="float" office:value="0.00091808185">
            <text:p>0.0009180819</text:p>
          </table:table-cell>
          <table:table-cell office:value-type="float" office:value="2.1405485">
            <text:p>2.1405485</text:p>
          </table:table-cell>
          <table:table-cell office:value-type="float" office:value="4.3306007">
            <text:p>4.3306007</text:p>
          </table:table-cell>
          <table:table-cell office:value-type="float" office:value="0.29840016">
            <text:p>0.29840016</text:p>
          </table:table-cell>
          <table:table-cell office:value-type="float" office:value="18">
            <text:p>18</text:p>
          </table:table-cell>
          <table:table-cell office:value-type="float" office:value="17.771795">
            <text:p>17.771795</text:p>
          </table:table-cell>
          <table:table-cell office:value-type="float" office:value="1.2832062">
            <text:p>1.2832062</text:p>
          </table:table-cell>
          <table:table-cell office:value-type="float" office:value="4.0100007">
            <text:p>4.0100007</text:p>
          </table:table-cell>
          <table:table-cell office:value-type="float" office:value="2.2607589">
            <text:p>2.2607589</text:p>
          </table:table-cell>
          <table:table-cell office:value-type="float" office:value="0.32660455">
            <text:p>0.32660455</text:p>
          </table:table-cell>
          <table:table-cell office:value-type="float" office:value="18">
            <text:p>18</text:p>
          </table:table-cell>
          <table:table-cell office:value-type="float" office:value="17.690393">
            <text:p>17.690393</text:p>
          </table:table-cell>
          <table:table-cell office:value-type="float" office:value="0.000032323256">
            <text:p>3.2323256E-005</text:p>
          </table:table-cell>
          <table:table-cell office:value-type="float" office:value="8.000233">
            <text:p>8.000233</text:p>
          </table:table-cell>
          <table:table-cell office:value-type="float" office:value="0.006504746">
            <text:p>0.006504746</text:p>
          </table:table-cell>
          <table:table-cell office:value-type="float" office:value="0.07380226">
            <text:p>0.07380226</text:p>
          </table:table-cell>
          <table:table-cell office:value-type="float" office:value="18">
            <text:p>18</text:p>
          </table:table-cell>
          <table:table-cell office:value-type="float" office:value="21.103447">
            <text:p>21.103447</text:p>
          </table:table-cell>
          <table:table-cell office:value-type="float" office:value="0.003465001">
            <text:p>0.003465001</text:p>
          </table:table-cell>
          <table:table-cell office:value-type="float" office:value="1.9602017">
            <text:p>1.9602017</text:p>
          </table:table-cell>
          <table:table-cell office:value-type="float" office:value="0.64653665">
            <text:p>0.64653665</text:p>
          </table:table-cell>
          <table:table-cell office:value-type="float" office:value="0.38090816">
            <text:p>0.38090816</text:p>
          </table:table-cell>
          <table:table-cell office:value-type="float" office:value="18">
            <text:p>18</text:p>
          </table:table-cell>
          <table:table-cell office:value-type="float" office:value="17.996435">
            <text:p>17.996435</text:p>
          </table:table-cell>
          <table:table-cell office:value-type="float" office:value="0.0076160813">
            <text:p>0.0076160813</text:p>
          </table:table-cell>
          <table:table-cell office:value-type="float" office:value="0.020449322">
            <text:p>0.020449322</text:p>
          </table:table-cell>
          <table:table-cell office:value-type="float" office:value="0.040105943">
            <text:p>0.040105943</text:p>
          </table:table-cell>
          <table:table-cell office:value-type="float" office:value="0.09040049">
            <text:p>0.0904004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.839424">
            <text:p>16.839424</text:p>
          </table:table-cell>
          <table:table-cell office:value-type="float" office:value="0.2600092">
            <text:p>0.2600092</text:p>
          </table:table-cell>
          <table:table-cell office:value-type="float" office:value="2.0214055">
            <text:p>2.0214055</text:p>
          </table:table-cell>
          <table:table-cell office:value-type="float" office:value="4.033306">
            <text:p>4.033306</text:p>
          </table:table-cell>
          <table:table-cell office:value-type="float" office:value="0.682984">
            <text:p>0.682984</text:p>
          </table:table-cell>
          <table:table-cell office:value-type="float" office:value="19">
            <text:p>19</text:p>
          </table:table-cell>
          <table:table-cell office:value-type="float" office:value="17.367718">
            <text:p>17.367718</text:p>
          </table:table-cell>
          <table:table-cell office:value-type="float" office:value="1.302832">
            <text:p>1.302832</text:p>
          </table:table-cell>
          <table:table-cell office:value-type="float" office:value="5.1601">
            <text:p>5.1601</text:p>
          </table:table-cell>
          <table:table-cell office:value-type="float" office:value="1.3426076">
            <text:p>1.3426076</text:p>
          </table:table-cell>
          <table:table-cell office:value-type="float" office:value="0.12326605">
            <text:p>0.12326605</text:p>
          </table:table-cell>
          <table:table-cell office:value-type="float" office:value="19">
            <text:p>19</text:p>
          </table:table-cell>
          <table:table-cell office:value-type="float" office:value="19.166904">
            <text:p>19.166904</text:p>
          </table:table-cell>
          <table:table-cell office:value-type="float" office:value="1.8400003">
            <text:p>1.8400003</text:p>
          </table:table-cell>
          <table:table-cell office:value-type="float" office:value="9.4000025">
            <text:p>9.4000025</text:p>
          </table:table-cell>
          <table:table-cell office:value-type="float" office:value="0.09006505">
            <text:p>0.09006505</text:p>
          </table:table-cell>
          <table:table-cell office:value-type="float" office:value="0.16073804">
            <text:p>0.16073804</text:p>
          </table:table-cell>
          <table:table-cell office:value-type="float" office:value="19">
            <text:p>19</text:p>
          </table:table-cell>
          <table:table-cell office:value-type="float" office:value="19.701035">
            <text:p>19.701035</text:p>
          </table:table-cell>
          <table:table-cell office:value-type="float" office:value="1.2800347">
            <text:p>1.2800347</text:p>
          </table:table-cell>
          <table:table-cell office:value-type="float" office:value="0.049602017">
            <text:p>0.049602017</text:p>
          </table:table-cell>
          <table:table-cell office:value-type="float" office:value="0.0064653666">
            <text:p>0.0064653666</text:p>
          </table:table-cell>
          <table:table-cell office:value-type="float" office:value="0.10380908">
            <text:p>0.10380908</text:p>
          </table:table-cell>
          <table:table-cell office:value-type="float" office:value="19">
            <text:p>19</text:p>
          </table:table-cell>
          <table:table-cell office:value-type="float" office:value="21.799965">
            <text:p>21.799965</text:p>
          </table:table-cell>
          <table:table-cell office:value-type="float" office:value="1.2800761">
            <text:p>1.2800761</text:p>
          </table:table-cell>
          <table:table-cell office:value-type="float" office:value="1.9202045">
            <text:p>1.9202045</text:p>
          </table:table-cell>
          <table:table-cell office:value-type="float" office:value="0.36040106">
            <text:p>0.36040106</text:p>
          </table:table-cell>
          <table:table-cell office:value-type="float" office:value="0.810904">
            <text:p>0.81090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828394">
            <text:p>18.828394</text:p>
          </table:table-cell>
          <table:table-cell office:value-type="float" office:value="1.2826">
            <text:p>1.2826</text:p>
          </table:table-cell>
          <table:table-cell office:value-type="float" office:value="2.250214">
            <text:p>2.250214</text:p>
          </table:table-cell>
          <table:table-cell office:value-type="float" office:value="4.050333">
            <text:p>4.050333</text:p>
          </table:table-cell>
          <table:table-cell office:value-type="float" office:value="0.026829839">
            <text:p>0.026829839</text:p>
          </table:table-cell>
          <table:table-cell office:value-type="float" office:value="20">
            <text:p>20</text:p>
          </table:table-cell>
          <table:table-cell office:value-type="float" office:value="17.183678">
            <text:p>17.183678</text:p>
          </table:table-cell>
          <table:table-cell office:value-type="float" office:value="1.3030282">
            <text:p>1.3030282</text:p>
          </table:table-cell>
          <table:table-cell office:value-type="float" office:value="4.531601">
            <text:p>4.531601</text:p>
          </table:table-cell>
          <table:table-cell office:value-type="float" office:value="1.0034261">
            <text:p>1.0034261</text:p>
          </table:table-cell>
          <table:table-cell office:value-type="float" office:value="0.04123266">
            <text:p>0.04123266</text:p>
          </table:table-cell>
          <table:table-cell office:value-type="float" office:value="20">
            <text:p>20</text:p>
          </table:table-cell>
          <table:table-cell office:value-type="float" office:value="23.48167">
            <text:p>23.48167</text:p>
          </table:table-cell>
          <table:table-cell office:value-type="float" office:value="1.2983999">
            <text:p>1.2983999</text:p>
          </table:table-cell>
          <table:table-cell office:value-type="float" office:value="8.374001">
            <text:p>8.374001</text:p>
          </table:table-cell>
          <table:table-cell office:value-type="float" office:value="0.00090065046">
            <text:p>0.0009006505</text:p>
          </table:table-cell>
          <table:table-cell office:value-type="float" office:value="0.18160738">
            <text:p>0.18160738</text:p>
          </table:table-cell>
          <table:table-cell office:value-type="float" office:value="20">
            <text:p>20</text:p>
          </table:table-cell>
          <table:table-cell office:value-type="float" office:value="14.2170105">
            <text:p>14.2170105</text:p>
          </table:table-cell>
          <table:table-cell office:value-type="float" office:value="0.17280035">
            <text:p>0.17280035</text:p>
          </table:table-cell>
          <table:table-cell office:value-type="float" office:value="0.32049602">
            <text:p>0.32049602</text:p>
          </table:table-cell>
          <table:table-cell office:value-type="float" office:value="0.7500646">
            <text:p>0.7500646</text:p>
          </table:table-cell>
          <table:table-cell office:value-type="float" office:value="0.20103809">
            <text:p>0.20103809</text:p>
          </table:table-cell>
          <table:table-cell office:value-type="float" office:value="20">
            <text:p>20</text:p>
          </table:table-cell>
          <table:table-cell office:value-type="float" office:value="18.838">
            <text:p>18.838</text:p>
          </table:table-cell>
          <table:table-cell office:value-type="float" office:value="0.82280076">
            <text:p>0.82280076</text:p>
          </table:table-cell>
          <table:table-cell office:value-type="float" office:value="0.30920205">
            <text:p>0.30920205</text:p>
          </table:table-cell>
          <table:table-cell office:value-type="float" office:value="0.043604013">
            <text:p>0.043604013</text:p>
          </table:table-cell>
          <table:table-cell office:value-type="float" office:value="0.69810903">
            <text:p>0.698109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718285">
            <text:p>19.718285</text:p>
          </table:table-cell>
          <table:table-cell office:value-type="float" office:value="0.072826">
            <text:p>0.072826</text:p>
          </table:table-cell>
          <table:table-cell office:value-type="float" office:value="2.2625022">
            <text:p>2.2625022</text:p>
          </table:table-cell>
          <table:table-cell office:value-type="float" office:value="4.8505034">
            <text:p>4.8505034</text:p>
          </table:table-cell>
          <table:table-cell office:value-type="float" office:value="0.6402683">
            <text:p>0.6402683</text:p>
          </table:table-cell>
          <table:table-cell office:value-type="float" office:value="21">
            <text:p>21</text:p>
          </table:table-cell>
          <table:table-cell office:value-type="float" office:value="15.261837">
            <text:p>15.261837</text:p>
          </table:table-cell>
          <table:table-cell office:value-type="float" office:value="0.013030282">
            <text:p>0.013030282</text:p>
          </table:table-cell>
          <table:table-cell office:value-type="float" office:value="3.965316">
            <text:p>3.965316</text:p>
          </table:table-cell>
          <table:table-cell office:value-type="float" office:value="1.0100342">
            <text:p>1.0100342</text:p>
          </table:table-cell>
          <table:table-cell office:value-type="float" office:value="0.010412327">
            <text:p>0.010412327</text:p>
          </table:table-cell>
          <table:table-cell office:value-type="float" office:value="21">
            <text:p>21</text:p>
          </table:table-cell>
          <table:table-cell office:value-type="float" office:value="25.174816">
            <text:p>25.174816</text:p>
          </table:table-cell>
          <table:table-cell office:value-type="float" office:value="0.89298403">
            <text:p>0.89298403</text:p>
          </table:table-cell>
          <table:table-cell office:value-type="float" office:value="8.11374">
            <text:p>8.11374</text:p>
          </table:table-cell>
          <table:table-cell office:value-type="float" office:value="0.680009">
            <text:p>0.680009</text:p>
          </table:table-cell>
          <table:table-cell office:value-type="float" office:value="0.091816075">
            <text:p>0.091816075</text:p>
          </table:table-cell>
          <table:table-cell office:value-type="float" office:value="21">
            <text:p>21</text:p>
          </table:table-cell>
          <table:table-cell office:value-type="float" office:value="15.90217">
            <text:p>15.90217</text:p>
          </table:table-cell>
          <table:table-cell office:value-type="float" office:value="0.021728003">
            <text:p>0.021728003</text:p>
          </table:table-cell>
          <table:table-cell office:value-type="float" office:value="1.943205">
            <text:p>1.943205</text:p>
          </table:table-cell>
          <table:table-cell office:value-type="float" office:value="0.007500646">
            <text:p>0.007500646</text:p>
          </table:table-cell>
          <table:table-cell office:value-type="float" office:value="0.18201038">
            <text:p>0.18201038</text:p>
          </table:table-cell>
          <table:table-cell office:value-type="float" office:value="21">
            <text:p>21</text:p>
          </table:table-cell>
          <table:table-cell office:value-type="float" office:value="20.45838">
            <text:p>20.45838</text:p>
          </table:table-cell>
          <table:table-cell office:value-type="float" office:value="0.008228008">
            <text:p>0.008228008</text:p>
          </table:table-cell>
          <table:table-cell office:value-type="float" office:value="1.6130921">
            <text:p>1.6130921</text:p>
          </table:table-cell>
          <table:table-cell office:value-type="float" office:value="1.3204361">
            <text:p>1.3204361</text:p>
          </table:table-cell>
          <table:table-cell office:value-type="float" office:value="0.12698108">
            <text:p>0.126981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.457182">
            <text:p>20.457182</text:p>
          </table:table-cell>
          <table:table-cell office:value-type="float" office:value="0.16072826">
            <text:p>0.16072826</text:p>
          </table:table-cell>
          <table:table-cell office:value-type="float" office:value="3.2426252">
            <text:p>3.2426252</text:p>
          </table:table-cell>
          <table:table-cell office:value-type="float" office:value="4.218505">
            <text:p>4.218505</text:p>
          </table:table-cell>
          <table:table-cell office:value-type="float" office:value="1.3464026">
            <text:p>1.3464026</text:p>
          </table:table-cell>
          <table:table-cell office:value-type="float" office:value="22">
            <text:p>22</text:p>
          </table:table-cell>
          <table:table-cell office:value-type="float" office:value="20.092619">
            <text:p>20.092619</text:p>
          </table:table-cell>
          <table:table-cell office:value-type="float" office:value="1.4401304">
            <text:p>1.4401304</text:p>
          </table:table-cell>
          <table:table-cell office:value-type="float" office:value="4.1296535">
            <text:p>4.1296535</text:p>
          </table:table-cell>
          <table:table-cell office:value-type="float" office:value="1.9501004">
            <text:p>1.9501004</text:p>
          </table:table-cell>
          <table:table-cell office:value-type="float" office:value="0.6401041">
            <text:p>0.6401041</text:p>
          </table:table-cell>
          <table:table-cell office:value-type="float" office:value="22">
            <text:p>22</text:p>
          </table:table-cell>
          <table:table-cell office:value-type="float" office:value="19.371748">
            <text:p>19.371748</text:p>
          </table:table-cell>
          <table:table-cell office:value-type="float" office:value="0.3289298">
            <text:p>0.3289298</text:p>
          </table:table-cell>
          <table:table-cell office:value-type="float" office:value="8.251138">
            <text:p>8.251138</text:p>
          </table:table-cell>
          <table:table-cell office:value-type="float" office:value="2.6067998">
            <text:p>2.6067998</text:p>
          </table:table-cell>
          <table:table-cell office:value-type="float" office:value="0.020918163">
            <text:p>0.020918163</text:p>
          </table:table-cell>
          <table:table-cell office:value-type="float" office:value="22">
            <text:p>22</text:p>
          </table:table-cell>
          <table:table-cell office:value-type="float" office:value="21.899021">
            <text:p>21.899021</text:p>
          </table:table-cell>
          <table:table-cell office:value-type="float" office:value="0.9702173">
            <text:p>0.9702173</text:p>
          </table:table-cell>
          <table:table-cell office:value-type="float" office:value="0.029432049">
            <text:p>0.029432049</text:p>
          </table:table-cell>
          <table:table-cell office:value-type="float" office:value="0.12007501">
            <text:p>0.12007501</text:p>
          </table:table-cell>
          <table:table-cell office:value-type="float" office:value="0.0018201038">
            <text:p>0.0018201038</text:p>
          </table:table-cell>
          <table:table-cell office:value-type="float" office:value="22">
            <text:p>22</text:p>
          </table:table-cell>
          <table:table-cell office:value-type="float" office:value="23.124584">
            <text:p>23.124584</text:p>
          </table:table-cell>
          <table:table-cell office:value-type="float" office:value="0.00008228008">
            <text:p>8.228008E-005</text:p>
          </table:table-cell>
          <table:table-cell office:value-type="float" office:value="0.02613092">
            <text:p>0.02613092</text:p>
          </table:table-cell>
          <table:table-cell office:value-type="float" office:value="0.013204361">
            <text:p>0.013204361</text:p>
          </table:table-cell>
          <table:table-cell office:value-type="float" office:value="0.10126981">
            <text:p>0.101269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.004572">
            <text:p>17.004572</text:p>
          </table:table-cell>
          <table:table-cell office:value-type="float" office:value="1.4016074">
            <text:p>1.4016074</text:p>
          </table:table-cell>
          <table:table-cell office:value-type="float" office:value="2.0324264">
            <text:p>2.0324264</text:p>
          </table:table-cell>
          <table:table-cell office:value-type="float" office:value="8.662185">
            <text:p>8.662185</text:p>
          </table:table-cell>
          <table:table-cell office:value-type="float" office:value="0.18346404">
            <text:p>0.18346404</text:p>
          </table:table-cell>
          <table:table-cell office:value-type="float" office:value="23">
            <text:p>23</text:p>
          </table:table-cell>
          <table:table-cell office:value-type="float" office:value="20.090927">
            <text:p>20.090927</text:p>
          </table:table-cell>
          <table:table-cell office:value-type="float" office:value="1.2944013">
            <text:p>1.2944013</text:p>
          </table:table-cell>
          <table:table-cell office:value-type="float" office:value="4.361296">
            <text:p>4.361296</text:p>
          </table:table-cell>
          <table:table-cell office:value-type="float" office:value="1.739501">
            <text:p>1.739501</text:p>
          </table:table-cell>
          <table:table-cell office:value-type="float" office:value="0.26640105">
            <text:p>0.26640105</text:p>
          </table:table-cell>
          <table:table-cell office:value-type="float" office:value="23">
            <text:p>23</text:p>
          </table:table-cell>
          <table:table-cell office:value-type="float" office:value="19.503717">
            <text:p>19.503717</text:p>
          </table:table-cell>
          <table:table-cell office:value-type="float" office:value="0.0432893">
            <text:p>0.0432893</text:p>
          </table:table-cell>
          <table:table-cell office:value-type="float" office:value="42.32251">
            <text:p>42.32251</text:p>
          </table:table-cell>
          <table:table-cell office:value-type="float" office:value="0.066068">
            <text:p>0.066068</text:p>
          </table:table-cell>
          <table:table-cell office:value-type="float" office:value="0.16020918">
            <text:p>0.16020918</text:p>
          </table:table-cell>
          <table:table-cell office:value-type="float" office:value="23">
            <text:p>23</text:p>
          </table:table-cell>
          <table:table-cell office:value-type="float" office:value="21.408989">
            <text:p>21.408989</text:p>
          </table:table-cell>
          <table:table-cell office:value-type="float" office:value="0.64970213">
            <text:p>0.64970213</text:p>
          </table:table-cell>
          <table:table-cell office:value-type="float" office:value="0.090294324">
            <text:p>0.090294324</text:p>
          </table:table-cell>
          <table:table-cell office:value-type="float" office:value="0.46120074">
            <text:p>0.46120074</text:p>
          </table:table-cell>
          <table:table-cell office:value-type="float" office:value="0.8100182">
            <text:p>0.8100182</text:p>
          </table:table-cell>
          <table:table-cell office:value-type="float" office:value="23">
            <text:p>23</text:p>
          </table:table-cell>
          <table:table-cell office:value-type="float" office:value="18.681246">
            <text:p>18.681246</text:p>
          </table:table-cell>
          <table:table-cell office:value-type="float" office:value="2.560001">
            <text:p>2.560001</text:p>
          </table:table-cell>
          <table:table-cell office:value-type="float" office:value="0.02026131">
            <text:p>0.02026131</text:p>
          </table:table-cell>
          <table:table-cell office:value-type="float" office:value="2.6101317">
            <text:p>2.6101317</text:p>
          </table:table-cell>
          <table:table-cell office:value-type="float" office:value="1.9810127">
            <text:p>1.98101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980047">
            <text:p>19.980047</text:p>
          </table:table-cell>
          <table:table-cell office:value-type="float" office:value="0.024016075">
            <text:p>0.024016075</text:p>
          </table:table-cell>
          <table:table-cell office:value-type="float" office:value="2.0303242">
            <text:p>2.0303242</text:p>
          </table:table-cell>
          <table:table-cell office:value-type="float" office:value="4.0866218">
            <text:p>4.0866218</text:p>
          </table:table-cell>
          <table:table-cell office:value-type="float" office:value="0.16183464">
            <text:p>0.16183464</text:p>
          </table:table-cell>
          <table:table-cell office:value-type="float" office:value="24">
            <text:p>24</text:p>
          </table:table-cell>
          <table:table-cell office:value-type="float" office:value="17.82091">
            <text:p>17.82091</text:p>
          </table:table-cell>
          <table:table-cell office:value-type="float" office:value="0.37294403">
            <text:p>0.37294403</text:p>
          </table:table-cell>
          <table:table-cell office:value-type="float" office:value="4.003613">
            <text:p>4.003613</text:p>
          </table:table-cell>
          <table:table-cell office:value-type="float" office:value="1.037395">
            <text:p>1.037395</text:p>
          </table:table-cell>
          <table:table-cell office:value-type="float" office:value="0.0026640105">
            <text:p>0.0026640105</text:p>
          </table:table-cell>
          <table:table-cell office:value-type="float" office:value="24">
            <text:p>24</text:p>
          </table:table-cell>
          <table:table-cell office:value-type="float" office:value="17.955036">
            <text:p>17.955036</text:p>
          </table:table-cell>
          <table:table-cell office:value-type="float" office:value="0.060432892">
            <text:p>0.060432892</text:p>
          </table:table-cell>
          <table:table-cell office:value-type="float" office:value="40.443226">
            <text:p>40.443226</text:p>
          </table:table-cell>
          <table:table-cell office:value-type="float" office:value="0.24066068">
            <text:p>0.24066068</text:p>
          </table:table-cell>
          <table:table-cell office:value-type="float" office:value="0.021602092">
            <text:p>0.021602092</text:p>
          </table:table-cell>
          <table:table-cell office:value-type="float" office:value="24">
            <text:p>24</text:p>
          </table:table-cell>
          <table:table-cell office:value-type="float" office:value="19.154089">
            <text:p>19.154089</text:p>
          </table:table-cell>
          <table:table-cell office:value-type="float" office:value="0.10649702">
            <text:p>0.10649702</text:p>
          </table:table-cell>
          <table:table-cell office:value-type="float" office:value="1.330903">
            <text:p>1.330903</text:p>
          </table:table-cell>
          <table:table-cell office:value-type="float" office:value="1.524612">
            <text:p>1.524612</text:p>
          </table:table-cell>
          <table:table-cell office:value-type="float" office:value="0.03810018">
            <text:p>0.03810018</text:p>
          </table:table-cell>
          <table:table-cell office:value-type="float" office:value="24">
            <text:p>24</text:p>
          </table:table-cell>
          <table:table-cell office:value-type="float" office:value="19.226812">
            <text:p>19.226812</text:p>
          </table:table-cell>
          <table:table-cell office:value-type="float" office:value="0.24560001">
            <text:p>0.24560001</text:p>
          </table:table-cell>
          <table:table-cell office:value-type="float" office:value="0.0002026131">
            <text:p>0.0002026131</text:p>
          </table:table-cell>
          <table:table-cell office:value-type="float" office:value="0.026101317">
            <text:p>0.026101317</text:p>
          </table:table-cell>
          <table:table-cell office:value-type="float" office:value="3.0498102">
            <text:p>3.04981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6598">
            <text:p>19.6598</text:p>
          </table:table-cell>
          <table:table-cell office:value-type="float" office:value="1.2902402">
            <text:p>1.2902402</text:p>
          </table:table-cell>
          <table:table-cell office:value-type="float" office:value="3.3003035">
            <text:p>3.3003035</text:p>
          </table:table-cell>
          <table:table-cell office:value-type="float" office:value="5.320866">
            <text:p>5.320866</text:p>
          </table:table-cell>
          <table:table-cell office:value-type="float" office:value="0.0016183464">
            <text:p>0.0016183464</text:p>
          </table:table-cell>
          <table:table-cell office:value-type="float" office:value="25">
            <text:p>25</text:p>
          </table:table-cell>
          <table:table-cell office:value-type="float" office:value="18.87821">
            <text:p>18.87821</text:p>
          </table:table-cell>
          <table:table-cell office:value-type="float" office:value="0.04372944">
            <text:p>0.04372944</text:p>
          </table:table-cell>
          <table:table-cell office:value-type="float" office:value="3.990036">
            <text:p>3.990036</text:p>
          </table:table-cell>
          <table:table-cell office:value-type="float" office:value="1.060374">
            <text:p>1.060374</text:p>
          </table:table-cell>
          <table:table-cell office:value-type="float" office:value="0.03002664">
            <text:p>0.03002664</text:p>
          </table:table-cell>
          <table:table-cell office:value-type="float" office:value="25">
            <text:p>25</text:p>
          </table:table-cell>
          <table:table-cell office:value-type="float" office:value="19.01955">
            <text:p>19.01955</text:p>
          </table:table-cell>
          <table:table-cell office:value-type="float" office:value="0.18060432">
            <text:p>0.18060432</text:p>
          </table:table-cell>
          <table:table-cell office:value-type="float" office:value="40.084435">
            <text:p>40.084435</text:p>
          </table:table-cell>
          <table:table-cell office:value-type="float" office:value="0.4224066">
            <text:p>0.4224066</text:p>
          </table:table-cell>
          <table:table-cell office:value-type="float" office:value="0.10021602">
            <text:p>0.10021602</text:p>
          </table:table-cell>
          <table:table-cell office:value-type="float" office:value="25">
            <text:p>25</text:p>
          </table:table-cell>
          <table:table-cell office:value-type="float" office:value="17.98154">
            <text:p>17.98154</text:p>
          </table:table-cell>
          <table:table-cell office:value-type="float" office:value="1.311065">
            <text:p>1.311065</text:p>
          </table:table-cell>
          <table:table-cell office:value-type="float" office:value="0.05330903">
            <text:p>0.05330903</text:p>
          </table:table-cell>
          <table:table-cell office:value-type="float" office:value="0.65524614">
            <text:p>0.65524614</text:p>
          </table:table-cell>
          <table:table-cell office:value-type="float" office:value="1.020381">
            <text:p>1.020381</text:p>
          </table:table-cell>
          <table:table-cell office:value-type="float" office:value="25">
            <text:p>25</text:p>
          </table:table-cell>
          <table:table-cell office:value-type="float" office:value="22.182268">
            <text:p>22.182268</text:p>
          </table:table-cell>
          <table:table-cell office:value-type="float" office:value="0.642456">
            <text:p>0.642456</text:p>
          </table:table-cell>
          <table:table-cell office:value-type="float" office:value="1.280002">
            <text:p>1.280002</text:p>
          </table:table-cell>
          <table:table-cell office:value-type="float" office:value="0.520261">
            <text:p>0.520261</text:p>
          </table:table-cell>
          <table:table-cell office:value-type="float" office:value="2.520498">
            <text:p>2.5204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.986597">
            <text:p>19.986597</text:p>
          </table:table-cell>
          <table:table-cell office:value-type="float" office:value="0.012902401">
            <text:p>0.012902401</text:p>
          </table:table-cell>
          <table:table-cell office:value-type="float" office:value="2.353003">
            <text:p>2.353003</text:p>
          </table:table-cell>
          <table:table-cell office:value-type="float" office:value="4.073209">
            <text:p>4.073209</text:p>
          </table:table-cell>
          <table:table-cell office:value-type="float" office:value="0.16001618">
            <text:p>0.16001618</text:p>
          </table:table-cell>
          <table:table-cell office:value-type="float" office:value="26">
            <text:p>26</text:p>
          </table:table-cell>
          <table:table-cell office:value-type="float" office:value="18.748781">
            <text:p>18.748781</text:p>
          </table:table-cell>
          <table:table-cell office:value-type="float" office:value="0.6804373">
            <text:p>0.6804373</text:p>
          </table:table-cell>
          <table:table-cell office:value-type="float" office:value="3.9999006">
            <text:p>3.9999006</text:p>
          </table:table-cell>
          <table:table-cell office:value-type="float" office:value="1.0106038">
            <text:p>1.0106038</text:p>
          </table:table-cell>
          <table:table-cell office:value-type="float" office:value="0.0003002664">
            <text:p>0.0003002664</text:p>
          </table:table-cell>
          <table:table-cell office:value-type="float" office:value="26">
            <text:p>26</text:p>
          </table:table-cell>
          <table:table-cell office:value-type="float" office:value="17.490196">
            <text:p>17.490196</text:p>
          </table:table-cell>
          <table:table-cell office:value-type="float" office:value="0.011806044">
            <text:p>0.011806044</text:p>
          </table:table-cell>
          <table:table-cell office:value-type="float" office:value="40.000843">
            <text:p>40.000843</text:p>
          </table:table-cell>
          <table:table-cell office:value-type="float" office:value="0.124224074">
            <text:p>0.124224074</text:p>
          </table:table-cell>
          <table:table-cell office:value-type="float" office:value="0.32100216">
            <text:p>0.32100216</text:p>
          </table:table-cell>
          <table:table-cell office:value-type="float" office:value="26">
            <text:p>26</text:p>
          </table:table-cell>
          <table:table-cell office:value-type="float" office:value="22.599815">
            <text:p>22.599815</text:p>
          </table:table-cell>
          <table:table-cell office:value-type="float" office:value="0.34311065">
            <text:p>0.34311065</text:p>
          </table:table-cell>
          <table:table-cell office:value-type="float" office:value="0.6505331">
            <text:p>0.6505331</text:p>
          </table:table-cell>
          <table:table-cell office:value-type="float" office:value="1.3165524">
            <text:p>1.3165524</text:p>
          </table:table-cell>
          <table:table-cell office:value-type="float" office:value="1.3602039">
            <text:p>1.3602039</text:p>
          </table:table-cell>
          <table:table-cell office:value-type="float" office:value="26">
            <text:p>26</text:p>
          </table:table-cell>
          <table:table-cell office:value-type="float" office:value="19.231823">
            <text:p>19.231823</text:p>
          </table:table-cell>
          <table:table-cell office:value-type="float" office:value="1.9264245">
            <text:p>1.9264245</text:p>
          </table:table-cell>
          <table:table-cell office:value-type="float" office:value="2.2528">
            <text:p>2.2528</text:p>
          </table:table-cell>
          <table:table-cell office:value-type="float" office:value="0.80520266">
            <text:p>0.80520266</text:p>
          </table:table-cell>
          <table:table-cell office:value-type="float" office:value="2.705205">
            <text:p>2.7052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.349865">
            <text:p>18.349865</text:p>
          </table:table-cell>
          <table:table-cell office:value-type="float" office:value="0.640129">
            <text:p>0.640129</text:p>
          </table:table-cell>
          <table:table-cell office:value-type="float" office:value="2.10353">
            <text:p>2.10353</text:p>
          </table:table-cell>
          <table:table-cell office:value-type="float" office:value="4.010732">
            <text:p>4.010732</text:p>
          </table:table-cell>
          <table:table-cell office:value-type="float" office:value="15.681601">
            <text:p>15.681601</text:p>
          </table:table-cell>
          <table:table-cell office:value-type="float" office:value="27">
            <text:p>27</text:p>
          </table:table-cell>
          <table:table-cell office:value-type="float" office:value="17.977488">
            <text:p>17.977488</text:p>
          </table:table-cell>
          <table:table-cell office:value-type="float" office:value="1.2868043">
            <text:p>1.2868043</text:p>
          </table:table-cell>
          <table:table-cell office:value-type="float" office:value="3.959999">
            <text:p>3.959999</text:p>
          </table:table-cell>
          <table:table-cell office:value-type="float" office:value="1.0101061">
            <text:p>1.0101061</text:p>
          </table:table-cell>
          <table:table-cell office:value-type="float" office:value="0.020003002">
            <text:p>0.020003002</text:p>
          </table:table-cell>
          <table:table-cell office:value-type="float" office:value="27">
            <text:p>27</text:p>
          </table:table-cell>
          <table:table-cell office:value-type="float" office:value="20.274902">
            <text:p>20.274902</text:p>
          </table:table-cell>
          <table:table-cell office:value-type="float" office:value="0.02011806">
            <text:p>0.02011806</text:p>
          </table:table-cell>
          <table:table-cell office:value-type="float" office:value="40.40001">
            <text:p>40.40001</text:p>
          </table:table-cell>
          <table:table-cell office:value-type="float" office:value="0.08124223">
            <text:p>0.08124223</text:p>
          </table:table-cell>
          <table:table-cell office:value-type="float" office:value="0.04321002">
            <text:p>0.04321002</text:p>
          </table:table-cell>
          <table:table-cell office:value-type="float" office:value="27">
            <text:p>27</text:p>
          </table:table-cell>
          <table:table-cell office:value-type="float" office:value="25.005999">
            <text:p>25.005999</text:p>
          </table:table-cell>
          <table:table-cell office:value-type="float" office:value="1.303431">
            <text:p>1.303431</text:p>
          </table:table-cell>
          <table:table-cell office:value-type="float" office:value="0.006505331">
            <text:p>0.006505331</text:p>
          </table:table-cell>
          <table:table-cell office:value-type="float" office:value="0.6531655">
            <text:p>0.6531655</text:p>
          </table:table-cell>
          <table:table-cell office:value-type="float" office:value="1.153602">
            <text:p>1.153602</text:p>
          </table:table-cell>
          <table:table-cell office:value-type="float" office:value="27">
            <text:p>27</text:p>
          </table:table-cell>
          <table:table-cell office:value-type="float" office:value="17.382318">
            <text:p>17.382318</text:p>
          </table:table-cell>
          <table:table-cell office:value-type="float" office:value="0.33926427">
            <text:p>0.33926427</text:p>
          </table:table-cell>
          <table:table-cell office:value-type="float" office:value="0.832528">
            <text:p>0.832528</text:p>
          </table:table-cell>
          <table:table-cell office:value-type="float" office:value="0.20805202">
            <text:p>0.20805202</text:p>
          </table:table-cell>
          <table:table-cell office:value-type="float" office:value="2.007052">
            <text:p>2.0070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.9735">
            <text:p>21.9735</text:p>
          </table:table-cell>
          <table:table-cell office:value-type="float" office:value="0.02640129">
            <text:p>0.02640129</text:p>
          </table:table-cell>
          <table:table-cell office:value-type="float" office:value="2.1710353">
            <text:p>2.1710353</text:p>
          </table:table-cell>
          <table:table-cell office:value-type="float" office:value="4.100107">
            <text:p>4.100107</text:p>
          </table:table-cell>
          <table:table-cell office:value-type="float" office:value="16.896816">
            <text:p>16.896816</text:p>
          </table:table-cell>
          <table:table-cell office:value-type="float" office:value="28">
            <text:p>28</text:p>
          </table:table-cell>
          <table:table-cell office:value-type="float" office:value="19.119776">
            <text:p>19.119776</text:p>
          </table:table-cell>
          <table:table-cell office:value-type="float" office:value="0.012868043">
            <text:p>0.012868043</text:p>
          </table:table-cell>
          <table:table-cell office:value-type="float" office:value="4.3596">
            <text:p>4.3596</text:p>
          </table:table-cell>
          <table:table-cell office:value-type="float" office:value="1.010101">
            <text:p>1.010101</text:p>
          </table:table-cell>
          <table:table-cell office:value-type="float" office:value="0.00020003002">
            <text:p>0.00020003</text:p>
          </table:table-cell>
          <table:table-cell office:value-type="float" office:value="28">
            <text:p>28</text:p>
          </table:table-cell>
          <table:table-cell office:value-type="float" office:value="17.152748">
            <text:p>17.152748</text:p>
          </table:table-cell>
          <table:table-cell office:value-type="float" office:value="0.00020118059">
            <text:p>0.0002011806</text:p>
          </table:table-cell>
          <table:table-cell office:value-type="float" office:value="40.054">
            <text:p>40.054</text:p>
          </table:table-cell>
          <table:table-cell office:value-type="float" office:value="0.64081246">
            <text:p>0.64081246</text:p>
          </table:table-cell>
          <table:table-cell office:value-type="float" office:value="0.00043210018">
            <text:p>0.0004321002</text:p>
          </table:table-cell>
          <table:table-cell office:value-type="float" office:value="28">
            <text:p>28</text:p>
          </table:table-cell>
          <table:table-cell office:value-type="float" office:value="21.390059">
            <text:p>21.390059</text:p>
          </table:table-cell>
          <table:table-cell office:value-type="float" office:value="0.58303434">
            <text:p>0.58303434</text:p>
          </table:table-cell>
          <table:table-cell office:value-type="float" office:value="1.290065">
            <text:p>1.290065</text:p>
          </table:table-cell>
          <table:table-cell office:value-type="float" office:value="0.0065316553">
            <text:p>0.0065316553</text:p>
          </table:table-cell>
          <table:table-cell office:value-type="float" office:value="2.2815359">
            <text:p>2.2815359</text:p>
          </table:table-cell>
          <table:table-cell office:value-type="float" office:value="28">
            <text:p>28</text:p>
          </table:table-cell>
          <table:table-cell office:value-type="float" office:value="19.413824">
            <text:p>19.413824</text:p>
          </table:table-cell>
          <table:table-cell office:value-type="float" office:value="2.0033927">
            <text:p>2.0033927</text:p>
          </table:table-cell>
          <table:table-cell office:value-type="float" office:value="0.90832525">
            <text:p>0.90832525</text:p>
          </table:table-cell>
          <table:table-cell office:value-type="float" office:value="0.0020805201">
            <text:p>0.0020805201</text:p>
          </table:table-cell>
          <table:table-cell office:value-type="float" office:value="2.1000705">
            <text:p>2.10007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.979734">
            <text:p>16.979734</text:p>
          </table:table-cell>
          <table:table-cell office:value-type="float" office:value="0.640264">
            <text:p>0.640264</text:p>
          </table:table-cell>
          <table:table-cell office:value-type="float" office:value="17.82171">
            <text:p>17.82171</text:p>
          </table:table-cell>
          <table:table-cell office:value-type="float" office:value="4.041001">
            <text:p>4.041001</text:p>
          </table:table-cell>
          <table:table-cell office:value-type="float" office:value="16.868969">
            <text:p>16.868969</text:p>
          </table:table-cell>
          <table:table-cell office:value-type="float" office:value="29">
            <text:p>29</text:p>
          </table:table-cell>
          <table:table-cell office:value-type="float" office:value="19.831198">
            <text:p>19.831198</text:p>
          </table:table-cell>
          <table:table-cell office:value-type="float" office:value="0.16012868">
            <text:p>0.16012868</text:p>
          </table:table-cell>
          <table:table-cell office:value-type="float" office:value="3.963596">
            <text:p>3.963596</text:p>
          </table:table-cell>
          <table:table-cell office:value-type="float" office:value="1.090101">
            <text:p>1.090101</text:p>
          </table:table-cell>
          <table:table-cell office:value-type="float" office:value="0.080002">
            <text:p>0.080002</text:p>
          </table:table-cell>
          <table:table-cell office:value-type="float" office:value="29">
            <text:p>29</text:p>
          </table:table-cell>
          <table:table-cell office:value-type="float" office:value="18.451527">
            <text:p>18.451527</text:p>
          </table:table-cell>
          <table:table-cell office:value-type="float" office:value="1.280002">
            <text:p>1.280002</text:p>
          </table:table-cell>
          <table:table-cell office:value-type="float" office:value="39.36054">
            <text:p>39.36054</text:p>
          </table:table-cell>
          <table:table-cell office:value-type="float" office:value="2.5764081">
            <text:p>2.5764081</text:p>
          </table:table-cell>
          <table:table-cell office:value-type="float" office:value="0.24000433">
            <text:p>0.24000433</text:p>
          </table:table-cell>
          <table:table-cell office:value-type="float" office:value="29">
            <text:p>29</text:p>
          </table:table-cell>
          <table:table-cell office:value-type="float" office:value="20.3439">
            <text:p>20.3439</text:p>
          </table:table-cell>
          <table:table-cell office:value-type="float" office:value="2.0858305">
            <text:p>2.0858305</text:p>
          </table:table-cell>
          <table:table-cell office:value-type="float" office:value="0.50290066">
            <text:p>0.50290066</text:p>
          </table:table-cell>
          <table:table-cell office:value-type="float" office:value="0.6600653">
            <text:p>0.6600653</text:p>
          </table:table-cell>
          <table:table-cell office:value-type="float" office:value="1.4728154">
            <text:p>1.4728154</text:p>
          </table:table-cell>
          <table:table-cell office:value-type="float" office:value="29">
            <text:p>29</text:p>
          </table:table-cell>
          <table:table-cell office:value-type="float" office:value="18.754139">
            <text:p>18.754139</text:p>
          </table:table-cell>
          <table:table-cell office:value-type="float" office:value="0.020033928">
            <text:p>0.020033928</text:p>
          </table:table-cell>
          <table:table-cell office:value-type="float" office:value="1.3690833">
            <text:p>1.3690833</text:p>
          </table:table-cell>
          <table:table-cell office:value-type="float" office:value="0.0000208052">
            <text:p>2.08052E-005</text:p>
          </table:table-cell>
          <table:table-cell office:value-type="float" office:value="1.9810007">
            <text:p>1.98100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.169798">
            <text:p>17.169798</text:p>
          </table:table-cell>
          <table:table-cell office:value-type="float" office:value="1.2864026">
            <text:p>1.2864026</text:p>
          </table:table-cell>
          <table:table-cell office:value-type="float" office:value="18.438217">
            <text:p>18.438217</text:p>
          </table:table-cell>
          <table:table-cell office:value-type="float" office:value="4.54041">
            <text:p>4.54041</text:p>
          </table:table-cell>
          <table:table-cell office:value-type="float" office:value="16.50869">
            <text:p>16.50869</text:p>
          </table:table-cell>
          <table:table-cell office:value-type="float" office:value="30">
            <text:p>30</text:p>
          </table:table-cell>
          <table:table-cell office:value-type="float" office:value="18.838312">
            <text:p>18.838312</text:p>
          </table:table-cell>
          <table:table-cell office:value-type="float" office:value="3.2016013">
            <text:p>3.2016013</text:p>
          </table:table-cell>
          <table:table-cell office:value-type="float" office:value="3.919636">
            <text:p>3.919636</text:p>
          </table:table-cell>
          <table:table-cell office:value-type="float" office:value="1.090901">
            <text:p>1.090901</text:p>
          </table:table-cell>
          <table:table-cell office:value-type="float" office:value="0.40080002">
            <text:p>0.40080002</text:p>
          </table:table-cell>
          <table:table-cell office:value-type="float" office:value="30">
            <text:p>30</text:p>
          </table:table-cell>
          <table:table-cell office:value-type="float" office:value="20.254515">
            <text:p>20.254515</text:p>
          </table:table-cell>
          <table:table-cell office:value-type="float" office:value="0.032800023">
            <text:p>0.032800023</text:p>
          </table:table-cell>
          <table:table-cell office:value-type="float" office:value="39.673607">
            <text:p>39.673607</text:p>
          </table:table-cell>
          <table:table-cell office:value-type="float" office:value="0.39576408">
            <text:p>0.39576408</text:p>
          </table:table-cell>
          <table:table-cell office:value-type="float" office:value="0.08240005">
            <text:p>0.08240005</text:p>
          </table:table-cell>
          <table:table-cell office:value-type="float" office:value="30">
            <text:p>30</text:p>
          </table:table-cell>
          <table:table-cell office:value-type="float" office:value="22.493437">
            <text:p>22.493437</text:p>
          </table:table-cell>
          <table:table-cell office:value-type="float" office:value="1.6608583">
            <text:p>1.6608583</text:p>
          </table:table-cell>
          <table:table-cell office:value-type="float" office:value="1.325029">
            <text:p>1.325029</text:p>
          </table:table-cell>
          <table:table-cell office:value-type="float" office:value="0.8266007">
            <text:p>0.8266007</text:p>
          </table:table-cell>
          <table:table-cell office:value-type="float" office:value="1.4847281">
            <text:p>1.4847281</text:p>
          </table:table-cell>
          <table:table-cell office:value-type="float" office:value="30">
            <text:p>30</text:p>
          </table:table-cell>
          <table:table-cell office:value-type="float" office:value="21.437542">
            <text:p>21.437542</text:p>
          </table:table-cell>
          <table:table-cell office:value-type="float" office:value="0.17020035">
            <text:p>0.17020035</text:p>
          </table:table-cell>
          <table:table-cell office:value-type="float" office:value="0.17369084">
            <text:p>0.17369084</text:p>
          </table:table-cell>
          <table:table-cell office:value-type="float" office:value="0.34000018">
            <text:p>0.34000018</text:p>
          </table:table-cell>
          <table:table-cell office:value-type="float" office:value="0.49981004">
            <text:p>0.4998100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.201698">
            <text:p>18.201698</text:p>
          </table:table-cell>
          <table:table-cell office:value-type="float" office:value="0.022864027">
            <text:p>0.022864027</text:p>
          </table:table-cell>
          <table:table-cell office:value-type="float" office:value="19.124382">
            <text:p>19.124382</text:p>
          </table:table-cell>
          <table:table-cell office:value-type="float" office:value="4.005404">
            <text:p>4.005404</text:p>
          </table:table-cell>
          <table:table-cell office:value-type="float" office:value="16.165087">
            <text:p>16.165087</text:p>
          </table:table-cell>
          <table:table-cell office:value-type="float" office:value="31">
            <text:p>31</text:p>
          </table:table-cell>
          <table:table-cell office:value-type="float" office:value="19.568384">
            <text:p>19.568384</text:p>
          </table:table-cell>
          <table:table-cell office:value-type="float" office:value="1.832016">
            <text:p>1.832016</text:p>
          </table:table-cell>
          <table:table-cell office:value-type="float" office:value="4.0291963">
            <text:p>4.0291963</text:p>
          </table:table-cell>
          <table:table-cell office:value-type="float" office:value="2.4709089">
            <text:p>2.4709089</text:p>
          </table:table-cell>
          <table:table-cell office:value-type="float" office:value="0.324008">
            <text:p>0.324008</text:p>
          </table:table-cell>
          <table:table-cell office:value-type="float" office:value="31">
            <text:p>31</text:p>
          </table:table-cell>
          <table:table-cell office:value-type="float" office:value="15.812545">
            <text:p>15.812545</text:p>
          </table:table-cell>
          <table:table-cell office:value-type="float" office:value="0.360328">
            <text:p>0.360328</text:p>
          </table:table-cell>
          <table:table-cell office:value-type="float" office:value="41.69674">
            <text:p>41.69674</text:p>
          </table:table-cell>
          <table:table-cell office:value-type="float" office:value="1.2839577">
            <text:p>1.2839577</text:p>
          </table:table-cell>
          <table:table-cell office:value-type="float" office:value="0.060824">
            <text:p>0.060824</text:p>
          </table:table-cell>
          <table:table-cell office:value-type="float" office:value="31">
            <text:p>31</text:p>
          </table:table-cell>
          <table:table-cell office:value-type="float" office:value="18.704933">
            <text:p>18.704933</text:p>
          </table:table-cell>
          <table:table-cell office:value-type="float" office:value="0.03660858">
            <text:p>0.03660858</text:p>
          </table:table-cell>
          <table:table-cell office:value-type="float" office:value="1.4532503">
            <text:p>1.4532503</text:p>
          </table:table-cell>
          <table:table-cell office:value-type="float" office:value="0.008266007">
            <text:p>0.008266007</text:p>
          </table:table-cell>
          <table:table-cell office:value-type="float" office:value="1.1748472">
            <text:p>1.1748472</text:p>
          </table:table-cell>
          <table:table-cell office:value-type="float" office:value="31">
            <text:p>31</text:p>
          </table:table-cell>
          <table:table-cell office:value-type="float" office:value="19.644375">
            <text:p>19.644375</text:p>
          </table:table-cell>
          <table:table-cell office:value-type="float" office:value="1.321702">
            <text:p>1.321702</text:p>
          </table:table-cell>
          <table:table-cell office:value-type="float" office:value="0.3517369">
            <text:p>0.3517369</text:p>
          </table:table-cell>
          <table:table-cell office:value-type="float" office:value="32.0034">
            <text:p>32.0034</text:p>
          </table:table-cell>
          <table:table-cell office:value-type="float" office:value="0.0249981">
            <text:p>0.024998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232018">
            <text:p>17.232018</text:p>
          </table:table-cell>
          <table:table-cell office:value-type="float" office:value="2.5602286">
            <text:p>2.5602286</text:p>
          </table:table-cell>
          <table:table-cell office:value-type="float" office:value="18.031244">
            <text:p>18.031244</text:p>
          </table:table-cell>
          <table:table-cell office:value-type="float" office:value="4.040054">
            <text:p>4.040054</text:p>
          </table:table-cell>
          <table:table-cell office:value-type="float" office:value="16.24165">
            <text:p>16.24165</text:p>
          </table:table-cell>
          <table:table-cell office:value-type="float" office:value="32">
            <text:p>32</text:p>
          </table:table-cell>
          <table:table-cell office:value-type="float" office:value="15.235683">
            <text:p>15.235683</text:p>
          </table:table-cell>
          <table:table-cell office:value-type="float" office:value="1.6183201">
            <text:p>1.6183201</text:p>
          </table:table-cell>
          <table:table-cell office:value-type="float" office:value="4.150292">
            <text:p>4.150292</text:p>
          </table:table-cell>
          <table:table-cell office:value-type="float" office:value="18.11471">
            <text:p>18.11471</text:p>
          </table:table-cell>
          <table:table-cell office:value-type="float" office:value="0.4932401">
            <text:p>0.4932401</text:p>
          </table:table-cell>
          <table:table-cell office:value-type="float" office:value="32">
            <text:p>32</text:p>
          </table:table-cell>
          <table:table-cell office:value-type="float" office:value="18.298124">
            <text:p>18.298124</text:p>
          </table:table-cell>
          <table:table-cell office:value-type="float" office:value="0.32360327">
            <text:p>0.32360327</text:p>
          </table:table-cell>
          <table:table-cell office:value-type="float" office:value="39.936966">
            <text:p>39.936966</text:p>
          </table:table-cell>
          <table:table-cell office:value-type="float" office:value="0.3528396">
            <text:p>0.3528396</text:p>
          </table:table-cell>
          <table:table-cell office:value-type="float" office:value="0.52060825">
            <text:p>0.52060825</text:p>
          </table:table-cell>
          <table:table-cell office:value-type="float" office:value="32">
            <text:p>32</text:p>
          </table:table-cell>
          <table:table-cell office:value-type="float" office:value="17.24705">
            <text:p>17.24705</text:p>
          </table:table-cell>
          <table:table-cell office:value-type="float" office:value="0.08036609">
            <text:p>0.08036609</text:p>
          </table:table-cell>
          <table:table-cell office:value-type="float" office:value="0.034532502">
            <text:p>0.034532502</text:p>
          </table:table-cell>
          <table:table-cell office:value-type="float" office:value="0.26008266">
            <text:p>0.26008266</text:p>
          </table:table-cell>
          <table:table-cell office:value-type="float" office:value="3.1117487">
            <text:p>3.1117487</text:p>
          </table:table-cell>
          <table:table-cell office:value-type="float" office:value="32">
            <text:p>32</text:p>
          </table:table-cell>
          <table:table-cell office:value-type="float" office:value="18.576445">
            <text:p>18.576445</text:p>
          </table:table-cell>
          <table:table-cell office:value-type="float" office:value="0.17321701">
            <text:p>0.17321701</text:p>
          </table:table-cell>
          <table:table-cell office:value-type="float" office:value="0.003517369">
            <text:p>0.003517369</text:p>
          </table:table-cell>
          <table:table-cell office:value-type="float" office:value="32.960033">
            <text:p>32.960033</text:p>
          </table:table-cell>
          <table:table-cell office:value-type="float" office:value="0.030249981">
            <text:p>0.0302499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70232">
            <text:p>20.70232</text:p>
          </table:table-cell>
          <table:table-cell office:value-type="float" office:value="0.18560228">
            <text:p>0.18560228</text:p>
          </table:table-cell>
          <table:table-cell office:value-type="float" office:value="20.600313">
            <text:p>20.600313</text:p>
          </table:table-cell>
          <table:table-cell office:value-type="float" office:value="4.0204005">
            <text:p>4.0204005</text:p>
          </table:table-cell>
          <table:table-cell office:value-type="float" office:value="16.182417">
            <text:p>16.182417</text:p>
          </table:table-cell>
          <table:table-cell office:value-type="float" office:value="33">
            <text:p>33</text:p>
          </table:table-cell>
          <table:table-cell office:value-type="float" office:value="18.232357">
            <text:p>18.232357</text:p>
          </table:table-cell>
          <table:table-cell office:value-type="float" office:value="1.2961831">
            <text:p>1.2961831</text:p>
          </table:table-cell>
          <table:table-cell office:value-type="float" office:value="5.3015027">
            <text:p>5.3015027</text:p>
          </table:table-cell>
          <table:table-cell office:value-type="float" office:value="17.811148">
            <text:p>17.811148</text:p>
          </table:table-cell>
          <table:table-cell office:value-type="float" office:value="0.1649324">
            <text:p>0.1649324</text:p>
          </table:table-cell>
          <table:table-cell office:value-type="float" office:value="33">
            <text:p>33</text:p>
          </table:table-cell>
          <table:table-cell office:value-type="float" office:value="19.20298">
            <text:p>19.20298</text:p>
          </table:table-cell>
          <table:table-cell office:value-type="float" office:value="1.3032361">
            <text:p>1.3032361</text:p>
          </table:table-cell>
          <table:table-cell office:value-type="float" office:value="40.99937">
            <text:p>40.99937</text:p>
          </table:table-cell>
          <table:table-cell office:value-type="float" office:value="0.003528396">
            <text:p>0.003528396</text:p>
          </table:table-cell>
          <table:table-cell office:value-type="float" office:value="0.48520607">
            <text:p>0.48520607</text:p>
          </table:table-cell>
          <table:table-cell office:value-type="float" office:value="33">
            <text:p>33</text:p>
          </table:table-cell>
          <table:table-cell office:value-type="float" office:value="18.53247">
            <text:p>18.53247</text:p>
          </table:table-cell>
          <table:table-cell office:value-type="float" office:value="0.68080366">
            <text:p>0.68080366</text:p>
          </table:table-cell>
          <table:table-cell office:value-type="float" office:value="1.3703454">
            <text:p>1.3703454</text:p>
          </table:table-cell>
          <table:table-cell office:value-type="float" office:value="1.3126009">
            <text:p>1.3126009</text:p>
          </table:table-cell>
          <table:table-cell office:value-type="float" office:value="3.0211174">
            <text:p>3.0211174</text:p>
          </table:table-cell>
          <table:table-cell office:value-type="float" office:value="33">
            <text:p>33</text:p>
          </table:table-cell>
          <table:table-cell office:value-type="float" office:value="17.145763">
            <text:p>17.145763</text:p>
          </table:table-cell>
          <table:table-cell office:value-type="float" office:value="0.03173217">
            <text:p>0.03173217</text:p>
          </table:table-cell>
          <table:table-cell office:value-type="float" office:value="0.060035173">
            <text:p>0.060035173</text:p>
          </table:table-cell>
          <table:table-cell office:value-type="float" office:value="32.0296">
            <text:p>32.0296</text:p>
          </table:table-cell>
          <table:table-cell office:value-type="float" office:value="0.6603025">
            <text:p>0.66030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.607023">
            <text:p>18.607023</text:p>
          </table:table-cell>
          <table:table-cell office:value-type="float" office:value="0.0018560227">
            <text:p>0.0018560227</text:p>
          </table:table-cell>
          <table:table-cell office:value-type="float" office:value="17.886003">
            <text:p>17.886003</text:p>
          </table:table-cell>
          <table:table-cell office:value-type="float" office:value="4.000204">
            <text:p>4.000204</text:p>
          </table:table-cell>
          <table:table-cell office:value-type="float" office:value="16.221825">
            <text:p>16.221825</text:p>
          </table:table-cell>
          <table:table-cell office:value-type="float" office:value="34">
            <text:p>34</text:p>
          </table:table-cell>
          <table:table-cell office:value-type="float" office:value="17.622324">
            <text:p>17.622324</text:p>
          </table:table-cell>
          <table:table-cell office:value-type="float" office:value="1.2929617">
            <text:p>1.2929617</text:p>
          </table:table-cell>
          <table:table-cell office:value-type="float" office:value="5.693015">
            <text:p>5.693015</text:p>
          </table:table-cell>
          <table:table-cell office:value-type="float" office:value="20.218111">
            <text:p>20.218111</text:p>
          </table:table-cell>
          <table:table-cell office:value-type="float" office:value="0.041649323">
            <text:p>0.041649323</text:p>
          </table:table-cell>
          <table:table-cell office:value-type="float" office:value="34">
            <text:p>34</text:p>
          </table:table-cell>
          <table:table-cell office:value-type="float" office:value="18.07203">
            <text:p>18.07203</text:p>
          </table:table-cell>
          <table:table-cell office:value-type="float" office:value="2.1330323">
            <text:p>2.1330323</text:p>
          </table:table-cell>
          <table:table-cell office:value-type="float" office:value="40.359997">
            <text:p>40.359997</text:p>
          </table:table-cell>
          <table:table-cell office:value-type="float" office:value="0.48003528">
            <text:p>0.48003528</text:p>
          </table:table-cell>
          <table:table-cell office:value-type="float" office:value="0.36485207">
            <text:p>0.36485207</text:p>
          </table:table-cell>
          <table:table-cell office:value-type="float" office:value="34">
            <text:p>34</text:p>
          </table:table-cell>
          <table:table-cell office:value-type="float" office:value="16.995325">
            <text:p>16.995325</text:p>
          </table:table-cell>
          <table:table-cell office:value-type="float" office:value="1.416808">
            <text:p>1.416808</text:p>
          </table:table-cell>
          <table:table-cell office:value-type="float" office:value="0.13370346">
            <text:p>0.13370346</text:p>
          </table:table-cell>
          <table:table-cell office:value-type="float" office:value="0.17312601">
            <text:p>0.17312601</text:p>
          </table:table-cell>
          <table:table-cell office:value-type="float" office:value="3.0102112">
            <text:p>3.0102112</text:p>
          </table:table-cell>
          <table:table-cell office:value-type="float" office:value="34">
            <text:p>34</text:p>
          </table:table-cell>
          <table:table-cell office:value-type="float" office:value="19.721458">
            <text:p>19.721458</text:p>
          </table:table-cell>
          <table:table-cell office:value-type="float" office:value="0.010317322">
            <text:p>0.010317322</text:p>
          </table:table-cell>
          <table:table-cell office:value-type="float" office:value="1.6806003">
            <text:p>1.6806003</text:p>
          </table:table-cell>
          <table:table-cell office:value-type="float" office:value="32.320297">
            <text:p>32.320297</text:p>
          </table:table-cell>
          <table:table-cell office:value-type="float" office:value="0.0066030254">
            <text:p>0.00660302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.03607">
            <text:p>20.03607</text:p>
          </table:table-cell>
          <table:table-cell office:value-type="float" office:value="0.96001863">
            <text:p>0.96001863</text:p>
          </table:table-cell>
          <table:table-cell office:value-type="float" office:value="19.38886">
            <text:p>19.38886</text:p>
          </table:table-cell>
          <table:table-cell office:value-type="float" office:value="5.870002">
            <text:p>5.870002</text:p>
          </table:table-cell>
          <table:table-cell office:value-type="float" office:value="16.322218">
            <text:p>16.322218</text:p>
          </table:table-cell>
          <table:table-cell office:value-type="float" office:value="35">
            <text:p>35</text:p>
          </table:table-cell>
          <table:table-cell office:value-type="float" office:value="19.046223">
            <text:p>19.046223</text:p>
          </table:table-cell>
          <table:table-cell office:value-type="float" office:value="0.07292961">
            <text:p>0.07292961</text:p>
          </table:table-cell>
          <table:table-cell office:value-type="float" office:value="12.69693">
            <text:p>12.69693</text:p>
          </table:table-cell>
          <table:table-cell office:value-type="float" office:value="17.35218">
            <text:p>17.35218</text:p>
          </table:table-cell>
          <table:table-cell office:value-type="float" office:value="0.00041649322">
            <text:p>0.0004164932</text:p>
          </table:table-cell>
          <table:table-cell office:value-type="float" office:value="35">
            <text:p>35</text:p>
          </table:table-cell>
          <table:table-cell office:value-type="float" office:value="20.83072">
            <text:p>20.83072</text:p>
          </table:table-cell>
          <table:table-cell office:value-type="float" office:value="2.6813302">
            <text:p>2.6813302</text:p>
          </table:table-cell>
          <table:table-cell office:value-type="float" office:value="39.983597">
            <text:p>39.983597</text:p>
          </table:table-cell>
          <table:table-cell office:value-type="float" office:value="0.08480035">
            <text:p>0.08480035</text:p>
          </table:table-cell>
          <table:table-cell office:value-type="float" office:value="0.66364855">
            <text:p>0.66364855</text:p>
          </table:table-cell>
          <table:table-cell office:value-type="float" office:value="35">
            <text:p>35</text:p>
          </table:table-cell>
          <table:table-cell office:value-type="float" office:value="18.859953">
            <text:p>18.859953</text:p>
          </table:table-cell>
          <table:table-cell office:value-type="float" office:value="1.2941681">
            <text:p>1.2941681</text:p>
          </table:table-cell>
          <table:table-cell office:value-type="float" office:value="1.441337">
            <text:p>1.441337</text:p>
          </table:table-cell>
          <table:table-cell office:value-type="float" office:value="0.02173126">
            <text:p>0.02173126</text:p>
          </table:table-cell>
          <table:table-cell office:value-type="float" office:value="3.630102">
            <text:p>3.630102</text:p>
          </table:table-cell>
          <table:table-cell office:value-type="float" office:value="35">
            <text:p>35</text:p>
          </table:table-cell>
          <table:table-cell office:value-type="float" office:value="20.537214">
            <text:p>20.537214</text:p>
          </table:table-cell>
          <table:table-cell office:value-type="float" office:value="0.24010317">
            <text:p>0.24010317</text:p>
          </table:table-cell>
          <table:table-cell office:value-type="float" office:value="1.3168061">
            <text:p>1.3168061</text:p>
          </table:table-cell>
          <table:table-cell office:value-type="float" office:value="32.963203">
            <text:p>32.963203</text:p>
          </table:table-cell>
          <table:table-cell office:value-type="float" office:value="0.000066030254">
            <text:p>6.6030254E-0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.200361">
            <text:p>19.200361</text:p>
          </table:table-cell>
          <table:table-cell office:value-type="float" office:value="1.2896003">
            <text:p>1.2896003</text:p>
          </table:table-cell>
          <table:table-cell office:value-type="float" office:value="19.46389">
            <text:p>19.46389</text:p>
          </table:table-cell>
          <table:table-cell office:value-type="float" office:value="5.4587">
            <text:p>5.4587</text:p>
          </table:table-cell>
          <table:table-cell office:value-type="float" office:value="16.663223">
            <text:p>16.663223</text:p>
          </table:table-cell>
          <table:table-cell office:value-type="float" office:value="36">
            <text:p>36</text:p>
          </table:table-cell>
          <table:table-cell office:value-type="float" office:value="19.110462">
            <text:p>19.110462</text:p>
          </table:table-cell>
          <table:table-cell office:value-type="float" office:value="0.0007292961">
            <text:p>0.0007292961</text:p>
          </table:table-cell>
          <table:table-cell office:value-type="float" office:value="12.606969">
            <text:p>12.606969</text:p>
          </table:table-cell>
          <table:table-cell office:value-type="float" office:value="17.16352">
            <text:p>17.16352</text:p>
          </table:table-cell>
          <table:table-cell office:value-type="float" office:value="0.36000416">
            <text:p>0.36000416</text:p>
          </table:table-cell>
          <table:table-cell office:value-type="float" office:value="36">
            <text:p>36</text:p>
          </table:table-cell>
          <table:table-cell office:value-type="float" office:value="19.258307">
            <text:p>19.258307</text:p>
          </table:table-cell>
          <table:table-cell office:value-type="float" office:value="0.026813302">
            <text:p>0.026813302</text:p>
          </table:table-cell>
          <table:table-cell office:value-type="float" office:value="41.639835">
            <text:p>41.639835</text:p>
          </table:table-cell>
          <table:table-cell office:value-type="float" office:value="0.0008480035">
            <text:p>0.0008480035</text:p>
          </table:table-cell>
          <table:table-cell office:value-type="float" office:value="0.016636485">
            <text:p>0.016636485</text:p>
          </table:table-cell>
          <table:table-cell office:value-type="float" office:value="36">
            <text:p>36</text:p>
          </table:table-cell>
          <table:table-cell office:value-type="float" office:value="18.8886">
            <text:p>18.8886</text:p>
          </table:table-cell>
          <table:table-cell office:value-type="float" office:value="1.3729417">
            <text:p>1.3729417</text:p>
          </table:table-cell>
          <table:table-cell office:value-type="float" office:value="1.6744134">
            <text:p>1.6744134</text:p>
          </table:table-cell>
          <table:table-cell office:value-type="float" office:value="1.3202173">
            <text:p>1.3202173</text:p>
          </table:table-cell>
          <table:table-cell office:value-type="float" office:value="3.046301">
            <text:p>3.046301</text:p>
          </table:table-cell>
          <table:table-cell office:value-type="float" office:value="36">
            <text:p>36</text:p>
          </table:table-cell>
          <table:table-cell office:value-type="float" office:value="22.265371">
            <text:p>22.265371</text:p>
          </table:table-cell>
          <table:table-cell office:value-type="float" office:value="0.80240107">
            <text:p>0.80240107</text:p>
          </table:table-cell>
          <table:table-cell office:value-type="float" office:value="0.15316805">
            <text:p>0.15316805</text:p>
          </table:table-cell>
          <table:table-cell office:value-type="float" office:value="33.669632">
            <text:p>33.669632</text:p>
          </table:table-cell>
          <table:table-cell office:value-type="float" office:value="0.01000066">
            <text:p>0.010000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742004">
            <text:p>24.742004</text:p>
          </table:table-cell>
          <table:table-cell office:value-type="float" office:value="1.372896">
            <text:p>1.372896</text:p>
          </table:table-cell>
          <table:table-cell office:value-type="float" office:value="19.554638">
            <text:p>19.554638</text:p>
          </table:table-cell>
          <table:table-cell office:value-type="float" office:value="4.064587">
            <text:p>4.064587</text:p>
          </table:table-cell>
          <table:table-cell office:value-type="float" office:value="16.406631">
            <text:p>16.406631</text:p>
          </table:table-cell>
          <table:table-cell office:value-type="float" office:value="37">
            <text:p>37</text:p>
          </table:table-cell>
          <table:table-cell office:value-type="float" office:value="20.711103">
            <text:p>20.711103</text:p>
          </table:table-cell>
          <table:table-cell office:value-type="float" office:value="0.80000734">
            <text:p>0.80000734</text:p>
          </table:table-cell>
          <table:table-cell office:value-type="float" office:value="14.61607">
            <text:p>14.61607</text:p>
          </table:table-cell>
          <table:table-cell office:value-type="float" office:value="17.591637">
            <text:p>17.591637</text:p>
          </table:table-cell>
          <table:table-cell office:value-type="float" office:value="0.38360006">
            <text:p>0.38360006</text:p>
          </table:table-cell>
          <table:table-cell office:value-type="float" office:value="37">
            <text:p>37</text:p>
          </table:table-cell>
          <table:table-cell office:value-type="float" office:value="19.572582">
            <text:p>19.572582</text:p>
          </table:table-cell>
          <table:table-cell office:value-type="float" office:value="0.000268133">
            <text:p>0.000268133</text:p>
          </table:table-cell>
          <table:table-cell office:value-type="float" office:value="40.8964">
            <text:p>40.8964</text:p>
          </table:table-cell>
          <table:table-cell office:value-type="float" office:value="0.02000848">
            <text:p>0.02000848</text:p>
          </table:table-cell>
          <table:table-cell office:value-type="float" office:value="0.16016635">
            <text:p>0.16016635</text:p>
          </table:table-cell>
          <table:table-cell office:value-type="float" office:value="37">
            <text:p>37</text:p>
          </table:table-cell>
          <table:table-cell office:value-type="float" office:value="18.948887">
            <text:p>18.948887</text:p>
          </table:table-cell>
          <table:table-cell office:value-type="float" office:value="0.6837294">
            <text:p>0.6837294</text:p>
          </table:table-cell>
          <table:table-cell office:value-type="float" office:value="0.4167441">
            <text:p>0.4167441</text:p>
          </table:table-cell>
          <table:table-cell office:value-type="float" office:value="1.0932022">
            <text:p>1.0932022</text:p>
          </table:table-cell>
          <table:table-cell office:value-type="float" office:value="3.250463">
            <text:p>3.250463</text:p>
          </table:table-cell>
          <table:table-cell office:value-type="float" office:value="37">
            <text:p>37</text:p>
          </table:table-cell>
          <table:table-cell office:value-type="float" office:value="14.562654">
            <text:p>14.562654</text:p>
          </table:table-cell>
          <table:table-cell office:value-type="float" office:value="0.968024">
            <text:p>0.968024</text:p>
          </table:table-cell>
          <table:table-cell office:value-type="float" office:value="0.32153168">
            <text:p>0.32153168</text:p>
          </table:table-cell>
          <table:table-cell office:value-type="float" office:value="33.696697">
            <text:p>33.696697</text:p>
          </table:table-cell>
          <table:table-cell office:value-type="float" office:value="0.020100007">
            <text:p>0.02010000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.66742">
            <text:p>21.66742</text:p>
          </table:table-cell>
          <table:table-cell office:value-type="float" office:value="2.173729">
            <text:p>2.173729</text:p>
          </table:table-cell>
          <table:table-cell office:value-type="float" office:value="18.175547">
            <text:p>18.175547</text:p>
          </table:table-cell>
          <table:table-cell office:value-type="float" office:value="4.320646">
            <text:p>4.320646</text:p>
          </table:table-cell>
          <table:table-cell office:value-type="float" office:value="23.964067">
            <text:p>23.964067</text:p>
          </table:table-cell>
          <table:table-cell office:value-type="float" office:value="38">
            <text:p>38</text:p>
          </table:table-cell>
          <table:table-cell office:value-type="float" office:value="18.917112">
            <text:p>18.917112</text:p>
          </table:table-cell>
          <table:table-cell office:value-type="float" office:value="0.26800007">
            <text:p>0.26800007</text:p>
          </table:table-cell>
          <table:table-cell office:value-type="float" office:value="12.066161">
            <text:p>12.066161</text:p>
          </table:table-cell>
          <table:table-cell office:value-type="float" office:value="17.495916">
            <text:p>17.495916</text:p>
          </table:table-cell>
          <table:table-cell office:value-type="float" office:value="0.34383598">
            <text:p>0.34383598</text:p>
          </table:table-cell>
          <table:table-cell office:value-type="float" office:value="38">
            <text:p>38</text:p>
          </table:table-cell>
          <table:table-cell office:value-type="float" office:value="18.545725">
            <text:p>18.545725</text:p>
          </table:table-cell>
          <table:table-cell office:value-type="float" office:value="0.04000268">
            <text:p>0.04000268</text:p>
          </table:table-cell>
          <table:table-cell office:value-type="float" office:value="41.288963">
            <text:p>41.288963</text:p>
          </table:table-cell>
          <table:table-cell office:value-type="float" office:value="0.17020008">
            <text:p>0.17020008</text:p>
          </table:table-cell>
          <table:table-cell office:value-type="float" office:value="0.41160163">
            <text:p>0.41160163</text:p>
          </table:table-cell>
          <table:table-cell office:value-type="float" office:value="38">
            <text:p>38</text:p>
          </table:table-cell>
          <table:table-cell office:value-type="float" office:value="19.469488">
            <text:p>19.469488</text:p>
          </table:table-cell>
          <table:table-cell office:value-type="float" office:value="1.3468373">
            <text:p>1.3468373</text:p>
          </table:table-cell>
          <table:table-cell office:value-type="float" office:value="1.6241674">
            <text:p>1.6241674</text:p>
          </table:table-cell>
          <table:table-cell office:value-type="float" office:value="0.710932">
            <text:p>0.710932</text:p>
          </table:table-cell>
          <table:table-cell office:value-type="float" office:value="2.9825046">
            <text:p>2.9825046</text:p>
          </table:table-cell>
          <table:table-cell office:value-type="float" office:value="38">
            <text:p>38</text:p>
          </table:table-cell>
          <table:table-cell office:value-type="float" office:value="18.515627">
            <text:p>18.515627</text:p>
          </table:table-cell>
          <table:table-cell office:value-type="float" office:value="0.48968026">
            <text:p>0.48968026</text:p>
          </table:table-cell>
          <table:table-cell office:value-type="float" office:value="0.64321536">
            <text:p>0.64321536</text:p>
          </table:table-cell>
          <table:table-cell office:value-type="float" office:value="34.25697">
            <text:p>34.25697</text:p>
          </table:table-cell>
          <table:table-cell office:value-type="float" office:value="0.84020096">
            <text:p>0.8402009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.856674">
            <text:p>17.856674</text:p>
          </table:table-cell>
          <table:table-cell office:value-type="float" office:value="0.021737289">
            <text:p>0.021737289</text:p>
          </table:table-cell>
          <table:table-cell office:value-type="float" office:value="18.261755">
            <text:p>18.261755</text:p>
          </table:table-cell>
          <table:table-cell office:value-type="float" office:value="3.9732065">
            <text:p>3.9732065</text:p>
          </table:table-cell>
          <table:table-cell office:value-type="float" office:value="23.929642">
            <text:p>23.929642</text:p>
          </table:table-cell>
          <table:table-cell office:value-type="float" office:value="39">
            <text:p>39</text:p>
          </table:table-cell>
          <table:table-cell office:value-type="float" office:value="20.51917">
            <text:p>20.51917</text:p>
          </table:table-cell>
          <table:table-cell office:value-type="float" office:value="0.18268">
            <text:p>0.18268</text:p>
          </table:table-cell>
          <table:table-cell office:value-type="float" office:value="13.240662">
            <text:p>13.240662</text:p>
          </table:table-cell>
          <table:table-cell office:value-type="float" office:value="19.084959">
            <text:p>19.084959</text:p>
          </table:table-cell>
          <table:table-cell office:value-type="float" office:value="0.08343836">
            <text:p>0.08343836</text:p>
          </table:table-cell>
          <table:table-cell office:value-type="float" office:value="39">
            <text:p>39</text:p>
          </table:table-cell>
          <table:table-cell office:value-type="float" office:value="17.345457">
            <text:p>17.345457</text:p>
          </table:table-cell>
          <table:table-cell office:value-type="float" office:value="0.8004">
            <text:p>0.8004</text:p>
          </table:table-cell>
          <table:table-cell office:value-type="float" office:value="40.83289">
            <text:p>40.83289</text:p>
          </table:table-cell>
          <table:table-cell office:value-type="float" office:value="0.0017020009">
            <text:p>0.0017020009</text:p>
          </table:table-cell>
          <table:table-cell office:value-type="float" office:value="0.644116">
            <text:p>0.644116</text:p>
          </table:table-cell>
          <table:table-cell office:value-type="float" office:value="39">
            <text:p>39</text:p>
          </table:table-cell>
          <table:table-cell office:value-type="float" office:value="20.864695">
            <text:p>20.864695</text:p>
          </table:table-cell>
          <table:table-cell office:value-type="float" office:value="1.3834683">
            <text:p>1.3834683</text:p>
          </table:table-cell>
          <table:table-cell office:value-type="float" office:value="0.4362417">
            <text:p>0.4362417</text:p>
          </table:table-cell>
          <table:table-cell office:value-type="float" office:value="0.9671093">
            <text:p>0.9671093</text:p>
          </table:table-cell>
          <table:table-cell office:value-type="float" office:value="3.169825">
            <text:p>3.169825</text:p>
          </table:table-cell>
          <table:table-cell office:value-type="float" office:value="39">
            <text:p>39</text:p>
          </table:table-cell>
          <table:table-cell office:value-type="float" office:value="16.145157">
            <text:p>16.145157</text:p>
          </table:table-cell>
          <table:table-cell office:value-type="float" office:value="0.6748968">
            <text:p>0.6748968</text:p>
          </table:table-cell>
          <table:table-cell office:value-type="float" office:value="0.046432152">
            <text:p>0.046432152</text:p>
          </table:table-cell>
          <table:table-cell office:value-type="float" office:value="32.342567">
            <text:p>32.342567</text:p>
          </table:table-cell>
          <table:table-cell office:value-type="float" office:value="0.018402008">
            <text:p>0.0184020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.648567">
            <text:p>20.648567</text:p>
          </table:table-cell>
          <table:table-cell office:value-type="float" office:value="0.8002174">
            <text:p>0.8002174</text:p>
          </table:table-cell>
          <table:table-cell office:value-type="float" office:value="18.142616">
            <text:p>18.142616</text:p>
          </table:table-cell>
          <table:table-cell office:value-type="float" office:value="4.289732">
            <text:p>4.289732</text:p>
          </table:table-cell>
          <table:table-cell office:value-type="float" office:value="24.719297">
            <text:p>24.719297</text:p>
          </table:table-cell>
          <table:table-cell office:value-type="float" office:value="40">
            <text:p>40</text:p>
          </table:table-cell>
          <table:table-cell office:value-type="float" office:value="19.495192">
            <text:p>19.495192</text:p>
          </table:table-cell>
          <table:table-cell office:value-type="float" office:value="0.0018267999">
            <text:p>0.0018267999</text:p>
          </table:table-cell>
          <table:table-cell office:value-type="float" office:value="12.052407">
            <text:p>12.052407</text:p>
          </table:table-cell>
          <table:table-cell office:value-type="float" office:value="17.38085">
            <text:p>17.38085</text:p>
          </table:table-cell>
          <table:table-cell office:value-type="float" office:value="1.2908343">
            <text:p>1.2908343</text:p>
          </table:table-cell>
          <table:table-cell office:value-type="float" office:value="40">
            <text:p>40</text:p>
          </table:table-cell>
          <table:table-cell office:value-type="float" office:value="16.473455">
            <text:p>16.473455</text:p>
          </table:table-cell>
          <table:table-cell office:value-type="float" office:value="0.008004">
            <text:p>0.008004</text:p>
          </table:table-cell>
          <table:table-cell office:value-type="float" office:value="41.62833">
            <text:p>41.62833</text:p>
          </table:table-cell>
          <table:table-cell office:value-type="float" office:value="0.690017">
            <text:p>0.690017</text:p>
          </table:table-cell>
          <table:table-cell office:value-type="float" office:value="0.0064411596">
            <text:p>0.0064411596</text:p>
          </table:table-cell>
          <table:table-cell office:value-type="float" office:value="40">
            <text:p>40</text:p>
          </table:table-cell>
          <table:table-cell office:value-type="float" office:value="22.858648">
            <text:p>22.858648</text:p>
          </table:table-cell>
          <table:table-cell office:value-type="float" office:value="0.3538347">
            <text:p>0.3538347</text:p>
          </table:table-cell>
          <table:table-cell office:value-type="float" office:value="0.8043624">
            <text:p>0.8043624</text:p>
          </table:table-cell>
          <table:table-cell office:value-type="float" office:value="0.19967109">
            <text:p>0.19967109</text:p>
          </table:table-cell>
          <table:table-cell office:value-type="float" office:value="3.0116982">
            <text:p>3.0116982</text:p>
          </table:table-cell>
          <table:table-cell office:value-type="float" office:value="40">
            <text:p>40</text:p>
          </table:table-cell>
          <table:table-cell office:value-type="float" office:value="21.14145">
            <text:p>21.14145</text:p>
          </table:table-cell>
          <table:table-cell office:value-type="float" office:value="0.006748968">
            <text:p>0.006748968</text:p>
          </table:table-cell>
          <table:table-cell office:value-type="float" office:value="5.2904644">
            <text:p>5.2904644</text:p>
          </table:table-cell>
          <table:table-cell office:value-type="float" office:value="32.323425">
            <text:p>32.323425</text:p>
          </table:table-cell>
          <table:table-cell office:value-type="float" office:value="0.00018402009">
            <text:p>0.00018402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.356483">
            <text:p>21.356483</text:p>
          </table:table-cell>
          <table:table-cell office:value-type="float" office:value="0.8480022">
            <text:p>0.8480022</text:p>
          </table:table-cell>
          <table:table-cell office:value-type="float" office:value="18.881426">
            <text:p>18.881426</text:p>
          </table:table-cell>
          <table:table-cell office:value-type="float" office:value="6.0728974">
            <text:p>6.0728974</text:p>
          </table:table-cell>
          <table:table-cell office:value-type="float" office:value="24.137192">
            <text:p>24.137192</text:p>
          </table:table-cell>
          <table:table-cell office:value-type="float" office:value="41">
            <text:p>41</text:p>
          </table:table-cell>
          <table:table-cell office:value-type="float" office:value="16.834951">
            <text:p>16.834951</text:p>
          </table:table-cell>
          <table:table-cell office:value-type="float" office:value="2.6400182">
            <text:p>2.6400182</text:p>
          </table:table-cell>
          <table:table-cell office:value-type="float" office:value="13.760524">
            <text:p>13.760524</text:p>
          </table:table-cell>
          <table:table-cell office:value-type="float" office:value="19.573809">
            <text:p>19.573809</text:p>
          </table:table-cell>
          <table:table-cell office:value-type="float" office:value="0.51290834">
            <text:p>0.51290834</text:p>
          </table:table-cell>
          <table:table-cell office:value-type="float" office:value="41">
            <text:p>41</text:p>
          </table:table-cell>
          <table:table-cell office:value-type="float" office:value="20.944735">
            <text:p>20.944735</text:p>
          </table:table-cell>
          <table:table-cell office:value-type="float" office:value="0.04008004">
            <text:p>0.04008004</text:p>
          </table:table-cell>
          <table:table-cell office:value-type="float" office:value="40.176285">
            <text:p>40.176285</text:p>
          </table:table-cell>
          <table:table-cell office:value-type="float" office:value="0.8169002">
            <text:p>0.8169002</text:p>
          </table:table-cell>
          <table:table-cell office:value-type="float" office:value="0.6400644">
            <text:p>0.6400644</text:p>
          </table:table-cell>
          <table:table-cell office:value-type="float" office:value="41">
            <text:p>41</text:p>
          </table:table-cell>
          <table:table-cell office:value-type="float" office:value="18.738586">
            <text:p>18.738586</text:p>
          </table:table-cell>
          <table:table-cell office:value-type="float" office:value="0.32353836">
            <text:p>0.32353836</text:p>
          </table:table-cell>
          <table:table-cell office:value-type="float" office:value="0.018043624">
            <text:p>0.018043624</text:p>
          </table:table-cell>
          <table:table-cell office:value-type="float" office:value="0.02199671">
            <text:p>0.02199671</text:p>
          </table:table-cell>
          <table:table-cell office:value-type="float" office:value="3.0501168">
            <text:p>3.0501168</text:p>
          </table:table-cell>
          <table:table-cell office:value-type="float" office:value="41">
            <text:p>41</text:p>
          </table:table-cell>
          <table:table-cell office:value-type="float" office:value="17.551414">
            <text:p>17.551414</text:p>
          </table:table-cell>
          <table:table-cell office:value-type="float" office:value="0.00006748968">
            <text:p>6.748968E-005</text:p>
          </table:table-cell>
          <table:table-cell office:value-type="float" office:value="4.0529046">
            <text:p>4.0529046</text:p>
          </table:table-cell>
          <table:table-cell office:value-type="float" office:value="32.603233">
            <text:p>32.603233</text:p>
          </table:table-cell>
          <table:table-cell office:value-type="float" office:value="1.3600018">
            <text:p>1.360001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.473564">
            <text:p>17.473564</text:p>
          </table:table-cell>
          <table:table-cell office:value-type="float" office:value="0.96848">
            <text:p>0.96848</text:p>
          </table:table-cell>
          <table:table-cell office:value-type="float" office:value="18.358814">
            <text:p>18.358814</text:p>
          </table:table-cell>
          <table:table-cell office:value-type="float" office:value="4.020729">
            <text:p>4.020729</text:p>
          </table:table-cell>
          <table:table-cell office:value-type="float" office:value="24.881372">
            <text:p>24.881372</text:p>
          </table:table-cell>
          <table:table-cell office:value-type="float" office:value="42">
            <text:p>42</text:p>
          </table:table-cell>
          <table:table-cell office:value-type="float" office:value="19.63835">
            <text:p>19.63835</text:p>
          </table:table-cell>
          <table:table-cell office:value-type="float" office:value="0.036400184">
            <text:p>0.036400184</text:p>
          </table:table-cell>
          <table:table-cell office:value-type="float" office:value="13.017605">
            <text:p>13.017605</text:p>
          </table:table-cell>
          <table:table-cell office:value-type="float" office:value="17.205738">
            <text:p>17.205738</text:p>
          </table:table-cell>
          <table:table-cell office:value-type="float" office:value="0.9651291">
            <text:p>0.9651291</text:p>
          </table:table-cell>
          <table:table-cell office:value-type="float" office:value="42">
            <text:p>42</text:p>
          </table:table-cell>
          <table:table-cell office:value-type="float" office:value="19.449448">
            <text:p>19.449448</text:p>
          </table:table-cell>
          <table:table-cell office:value-type="float" office:value="0.1204008">
            <text:p>0.1204008</text:p>
          </table:table-cell>
          <table:table-cell office:value-type="float" office:value="40.96176">
            <text:p>40.96176</text:p>
          </table:table-cell>
          <table:table-cell office:value-type="float" office:value="1.028169">
            <text:p>1.028169</text:p>
          </table:table-cell>
          <table:table-cell office:value-type="float" office:value="0.016400645">
            <text:p>0.016400645</text:p>
          </table:table-cell>
          <table:table-cell office:value-type="float" office:value="42">
            <text:p>42</text:p>
          </table:table-cell>
          <table:table-cell office:value-type="float" office:value="18.937386">
            <text:p>18.937386</text:p>
          </table:table-cell>
          <table:table-cell office:value-type="float" office:value="0.72323537">
            <text:p>0.72323537</text:p>
          </table:table-cell>
          <table:table-cell office:value-type="float" office:value="1.9201806">
            <text:p>1.9201806</text:p>
          </table:table-cell>
          <table:table-cell office:value-type="float" office:value="2.12022">
            <text:p>2.12022</text:p>
          </table:table-cell>
          <table:table-cell office:value-type="float" office:value="2.9905012">
            <text:p>2.9905012</text:p>
          </table:table-cell>
          <table:table-cell office:value-type="float" office:value="42">
            <text:p>42</text:p>
          </table:table-cell>
          <table:table-cell office:value-type="float" office:value="17.385513">
            <text:p>17.385513</text:p>
          </table:table-cell>
          <table:table-cell office:value-type="float" office:value="0.020000674">
            <text:p>0.020000674</text:p>
          </table:table-cell>
          <table:table-cell office:value-type="float" office:value="4.010529">
            <text:p>4.010529</text:p>
          </table:table-cell>
          <table:table-cell office:value-type="float" office:value="32.50603">
            <text:p>32.50603</text:p>
          </table:table-cell>
          <table:table-cell office:value-type="float" office:value="0.18360002">
            <text:p>0.1836000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.754736">
            <text:p>18.754736</text:p>
          </table:table-cell>
          <table:table-cell office:value-type="float" office:value="0.88968474">
            <text:p>0.88968474</text:p>
          </table:table-cell>
          <table:table-cell office:value-type="float" office:value="18.81359">
            <text:p>18.81359</text:p>
          </table:table-cell>
          <table:table-cell office:value-type="float" office:value="5.3202076">
            <text:p>5.3202076</text:p>
          </table:table-cell>
          <table:table-cell office:value-type="float" office:value="24.768814">
            <text:p>24.768814</text:p>
          </table:table-cell>
          <table:table-cell office:value-type="float" office:value="43">
            <text:p>43</text:p>
          </table:table-cell>
          <table:table-cell office:value-type="float" office:value="23.666384">
            <text:p>23.666384</text:p>
          </table:table-cell>
          <table:table-cell office:value-type="float" office:value="1.3103641">
            <text:p>1.3103641</text:p>
          </table:table-cell>
          <table:table-cell office:value-type="float" office:value="12.010176">
            <text:p>12.010176</text:p>
          </table:table-cell>
          <table:table-cell office:value-type="float" office:value="19.172058">
            <text:p>19.172058</text:p>
          </table:table-cell>
          <table:table-cell office:value-type="float" office:value="1.0296513">
            <text:p>1.0296513</text:p>
          </table:table-cell>
          <table:table-cell office:value-type="float" office:value="43">
            <text:p>43</text:p>
          </table:table-cell>
          <table:table-cell office:value-type="float" office:value="20.534494">
            <text:p>20.534494</text:p>
          </table:table-cell>
          <table:table-cell office:value-type="float" office:value="1.5212041">
            <text:p>1.5212041</text:p>
          </table:table-cell>
          <table:table-cell office:value-type="float" office:value="40.369617">
            <text:p>40.369617</text:p>
          </table:table-cell>
          <table:table-cell office:value-type="float" office:value="1.1502817">
            <text:p>1.1502817</text:p>
          </table:table-cell>
          <table:table-cell office:value-type="float" office:value="0.640164">
            <text:p>0.640164</text:p>
          </table:table-cell>
          <table:table-cell office:value-type="float" office:value="43">
            <text:p>43</text:p>
          </table:table-cell>
          <table:table-cell office:value-type="float" office:value="17.629374">
            <text:p>17.629374</text:p>
          </table:table-cell>
          <table:table-cell office:value-type="float" office:value="0.21723236">
            <text:p>0.21723236</text:p>
          </table:table-cell>
          <table:table-cell office:value-type="float" office:value="0.14920181">
            <text:p>0.14920181</text:p>
          </table:table-cell>
          <table:table-cell office:value-type="float" office:value="0.0812022">
            <text:p>0.0812022</text:p>
          </table:table-cell>
          <table:table-cell office:value-type="float" office:value="3.519905">
            <text:p>3.519905</text:p>
          </table:table-cell>
          <table:table-cell office:value-type="float" office:value="43">
            <text:p>43</text:p>
          </table:table-cell>
          <table:table-cell office:value-type="float" office:value="18.523855">
            <text:p>18.523855</text:p>
          </table:table-cell>
          <table:table-cell office:value-type="float" office:value="0.66020006">
            <text:p>0.66020006</text:p>
          </table:table-cell>
          <table:table-cell office:value-type="float" office:value="4.070105">
            <text:p>4.070105</text:p>
          </table:table-cell>
          <table:table-cell office:value-type="float" office:value="32.48506">
            <text:p>32.48506</text:p>
          </table:table-cell>
          <table:table-cell office:value-type="float" office:value="1.4218359">
            <text:p>1.421835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.247547">
            <text:p>20.247547</text:p>
          </table:table-cell>
          <table:table-cell office:value-type="float" office:value="0.068896845">
            <text:p>0.068896845</text:p>
          </table:table-cell>
          <table:table-cell office:value-type="float" office:value="19.308136">
            <text:p>19.308136</text:p>
          </table:table-cell>
          <table:table-cell office:value-type="float" office:value="4.133202">
            <text:p>4.133202</text:p>
          </table:table-cell>
          <table:table-cell office:value-type="float" office:value="23.827688">
            <text:p>23.827688</text:p>
          </table:table-cell>
          <table:table-cell office:value-type="float" office:value="44">
            <text:p>44</text:p>
          </table:table-cell>
          <table:table-cell office:value-type="float" office:value="19.386663">
            <text:p>19.386663</text:p>
          </table:table-cell>
          <table:table-cell office:value-type="float" office:value="0.013103642">
            <text:p>0.013103642</text:p>
          </table:table-cell>
          <table:table-cell office:value-type="float" office:value="12.7701025">
            <text:p>12.7701025</text:p>
          </table:table-cell>
          <table:table-cell office:value-type="float" office:value="19.191721">
            <text:p>19.191721</text:p>
          </table:table-cell>
          <table:table-cell office:value-type="float" office:value="0.3702965">
            <text:p>0.3702965</text:p>
          </table:table-cell>
          <table:table-cell office:value-type="float" office:value="44">
            <text:p>44</text:p>
          </table:table-cell>
          <table:table-cell office:value-type="float" office:value="18.905344">
            <text:p>18.905344</text:p>
          </table:table-cell>
          <table:table-cell office:value-type="float" office:value="0.53521204">
            <text:p>0.53521204</text:p>
          </table:table-cell>
          <table:table-cell office:value-type="float" office:value="41.043697">
            <text:p>41.043697</text:p>
          </table:table-cell>
          <table:table-cell office:value-type="float" office:value="0.011502816">
            <text:p>0.011502816</text:p>
          </table:table-cell>
          <table:table-cell office:value-type="float" office:value="0.68640167">
            <text:p>0.68640167</text:p>
          </table:table-cell>
          <table:table-cell office:value-type="float" office:value="44">
            <text:p>44</text:p>
          </table:table-cell>
          <table:table-cell office:value-type="float" office:value="20.276295">
            <text:p>20.276295</text:p>
          </table:table-cell>
          <table:table-cell office:value-type="float" office:value="9.362172">
            <text:p>9.362172</text:p>
          </table:table-cell>
          <table:table-cell office:value-type="float" office:value="0.0014920181">
            <text:p>0.0014920181</text:p>
          </table:table-cell>
          <table:table-cell office:value-type="float" office:value="0.100812025">
            <text:p>0.100812025</text:p>
          </table:table-cell>
          <table:table-cell office:value-type="float" office:value="3.8351989">
            <text:p>3.8351989</text:p>
          </table:table-cell>
          <table:table-cell office:value-type="float" office:value="44">
            <text:p>44</text:p>
          </table:table-cell>
          <table:table-cell office:value-type="float" office:value="15.76524">
            <text:p>15.76524</text:p>
          </table:table-cell>
          <table:table-cell office:value-type="float" office:value="1.926602">
            <text:p>1.926602</text:p>
          </table:table-cell>
          <table:table-cell office:value-type="float" office:value="4.010701">
            <text:p>4.010701</text:p>
          </table:table-cell>
          <table:table-cell office:value-type="float" office:value="31.84485">
            <text:p>31.84485</text:p>
          </table:table-cell>
          <table:table-cell office:value-type="float" office:value="0.6542184">
            <text:p>0.65421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.572475">
            <text:p>19.572475</text:p>
          </table:table-cell>
          <table:table-cell office:value-type="float" office:value="0.16068897">
            <text:p>0.16068897</text:p>
          </table:table-cell>
          <table:table-cell office:value-type="float" office:value="19.09308">
            <text:p>19.09308</text:p>
          </table:table-cell>
          <table:table-cell office:value-type="float" office:value="5.2613316">
            <text:p>5.2613316</text:p>
          </table:table-cell>
          <table:table-cell office:value-type="float" office:value="24.398277">
            <text:p>24.398277</text:p>
          </table:table-cell>
          <table:table-cell office:value-type="float" office:value="45">
            <text:p>45</text:p>
          </table:table-cell>
          <table:table-cell office:value-type="float" office:value="19.983868">
            <text:p>19.983868</text:p>
          </table:table-cell>
          <table:table-cell office:value-type="float" office:value="0.58013105">
            <text:p>0.58013105</text:p>
          </table:table-cell>
          <table:table-cell office:value-type="float" office:value="12.007702">
            <text:p>12.007702</text:p>
          </table:table-cell>
          <table:table-cell office:value-type="float" office:value="20.791916">
            <text:p>20.791916</text:p>
          </table:table-cell>
          <table:table-cell office:value-type="float" office:value="0.053702965">
            <text:p>0.053702965</text:p>
          </table:table-cell>
          <table:table-cell office:value-type="float" office:value="45">
            <text:p>45</text:p>
          </table:table-cell>
          <table:table-cell office:value-type="float" office:value="19.359053">
            <text:p>19.359053</text:p>
          </table:table-cell>
          <table:table-cell office:value-type="float" office:value="0.27535212">
            <text:p>0.27535212</text:p>
          </table:table-cell>
          <table:table-cell office:value-type="float" office:value="40.66044">
            <text:p>40.66044</text:p>
          </table:table-cell>
          <table:table-cell office:value-type="float" office:value="0.72011507">
            <text:p>0.72011507</text:p>
          </table:table-cell>
          <table:table-cell office:value-type="float" office:value="0.326864">
            <text:p>0.326864</text:p>
          </table:table-cell>
          <table:table-cell office:value-type="float" office:value="45">
            <text:p>45</text:p>
          </table:table-cell>
          <table:table-cell office:value-type="float" office:value="18.582764">
            <text:p>18.582764</text:p>
          </table:table-cell>
          <table:table-cell office:value-type="float" office:value="8.143621">
            <text:p>8.143621</text:p>
          </table:table-cell>
          <table:table-cell office:value-type="float" office:value="0.20001492">
            <text:p>0.20001492</text:p>
          </table:table-cell>
          <table:table-cell office:value-type="float" office:value="0.0010081202">
            <text:p>0.0010081202</text:p>
          </table:table-cell>
          <table:table-cell office:value-type="float" office:value="3.308352">
            <text:p>3.308352</text:p>
          </table:table-cell>
          <table:table-cell office:value-type="float" office:value="45">
            <text:p>45</text:p>
          </table:table-cell>
          <table:table-cell office:value-type="float" office:value="17.737652">
            <text:p>17.737652</text:p>
          </table:table-cell>
          <table:table-cell office:value-type="float" office:value="0.029266018">
            <text:p>0.029266018</text:p>
          </table:table-cell>
          <table:table-cell office:value-type="float" office:value="4.800107">
            <text:p>4.800107</text:p>
          </table:table-cell>
          <table:table-cell office:value-type="float" office:value="32.318447">
            <text:p>32.318447</text:p>
          </table:table-cell>
          <table:table-cell office:value-type="float" office:value="0.8465422">
            <text:p>0.84654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.515724">
            <text:p>26.515724</text:p>
          </table:table-cell>
          <table:table-cell office:value-type="float" office:value="0.7016069">
            <text:p>0.7016069</text:p>
          </table:table-cell>
          <table:table-cell office:value-type="float" office:value="18.13093">
            <text:p>18.13093</text:p>
          </table:table-cell>
          <table:table-cell office:value-type="float" office:value="4.0126133">
            <text:p>4.0126133</text:p>
          </table:table-cell>
          <table:table-cell office:value-type="float" office:value="24.273985">
            <text:p>24.273985</text:p>
          </table:table-cell>
          <table:table-cell office:value-type="float" office:value="46">
            <text:p>46</text:p>
          </table:table-cell>
          <table:table-cell office:value-type="float" office:value="18.40984">
            <text:p>18.40984</text:p>
          </table:table-cell>
          <table:table-cell office:value-type="float" office:value="0.3958013">
            <text:p>0.3958013</text:p>
          </table:table-cell>
          <table:table-cell office:value-type="float" office:value="12.120077">
            <text:p>12.120077</text:p>
          </table:table-cell>
          <table:table-cell office:value-type="float" office:value="19.03792">
            <text:p>19.03792</text:p>
          </table:table-cell>
          <table:table-cell office:value-type="float" office:value="0.02053703">
            <text:p>0.02053703</text:p>
          </table:table-cell>
          <table:table-cell office:value-type="float" office:value="46">
            <text:p>46</text:p>
          </table:table-cell>
          <table:table-cell office:value-type="float" office:value="19.243591">
            <text:p>19.243591</text:p>
          </table:table-cell>
          <table:table-cell office:value-type="float" office:value="1.4927536">
            <text:p>1.4927536</text:p>
          </table:table-cell>
          <table:table-cell office:value-type="float" office:value="41.5266">
            <text:p>41.5266</text:p>
          </table:table-cell>
          <table:table-cell office:value-type="float" office:value="1.6272011">
            <text:p>1.6272011</text:p>
          </table:table-cell>
          <table:table-cell office:value-type="float" office:value="0.02326864">
            <text:p>0.02326864</text:p>
          </table:table-cell>
          <table:table-cell office:value-type="float" office:value="46">
            <text:p>46</text:p>
          </table:table-cell>
          <table:table-cell office:value-type="float" office:value="20.135828">
            <text:p>20.135828</text:p>
          </table:table-cell>
          <table:table-cell office:value-type="float" office:value="12.001435">
            <text:p>12.001435</text:p>
          </table:table-cell>
          <table:table-cell office:value-type="float" office:value="0.012000149">
            <text:p>0.012000149</text:p>
          </table:table-cell>
          <table:table-cell office:value-type="float" office:value="0.02001008">
            <text:p>0.02001008</text:p>
          </table:table-cell>
          <table:table-cell office:value-type="float" office:value="3.2630835">
            <text:p>3.2630835</text:p>
          </table:table-cell>
          <table:table-cell office:value-type="float" office:value="46">
            <text:p>46</text:p>
          </table:table-cell>
          <table:table-cell office:value-type="float" office:value="19.577377">
            <text:p>19.577377</text:p>
          </table:table-cell>
          <table:table-cell office:value-type="float" office:value="0.64029264">
            <text:p>0.64029264</text:p>
          </table:table-cell>
          <table:table-cell office:value-type="float" office:value="4.768001">
            <text:p>4.768001</text:p>
          </table:table-cell>
          <table:table-cell office:value-type="float" office:value="34.283184">
            <text:p>34.283184</text:p>
          </table:table-cell>
          <table:table-cell office:value-type="float" office:value="0.17846543">
            <text:p>0.1784654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.335157">
            <text:p>20.335157</text:p>
          </table:table-cell>
          <table:table-cell office:value-type="float" office:value="0.68701607">
            <text:p>0.68701607</text:p>
          </table:table-cell>
          <table:table-cell office:value-type="float" office:value="18.331308">
            <text:p>18.331308</text:p>
          </table:table-cell>
          <table:table-cell office:value-type="float" office:value="6.600126">
            <text:p>6.600126</text:p>
          </table:table-cell>
          <table:table-cell office:value-type="float" office:value="24.242739">
            <text:p>24.242739</text:p>
          </table:table-cell>
          <table:table-cell office:value-type="float" office:value="47">
            <text:p>47</text:p>
          </table:table-cell>
          <table:table-cell office:value-type="float" office:value="18.474098">
            <text:p>18.474098</text:p>
          </table:table-cell>
          <table:table-cell office:value-type="float" office:value="0.643958">
            <text:p>0.643958</text:p>
          </table:table-cell>
          <table:table-cell office:value-type="float" office:value="12.1212015">
            <text:p>12.1212015</text:p>
          </table:table-cell>
          <table:table-cell office:value-type="float" office:value="19.830378">
            <text:p>19.830378</text:p>
          </table:table-cell>
          <table:table-cell office:value-type="float" office:value="0.10020538">
            <text:p>0.10020538</text:p>
          </table:table-cell>
          <table:table-cell office:value-type="float" office:value="47">
            <text:p>47</text:p>
          </table:table-cell>
          <table:table-cell office:value-type="float" office:value="23.482437">
            <text:p>23.482437</text:p>
          </table:table-cell>
          <table:table-cell office:value-type="float" office:value="1.0549275">
            <text:p>1.0549275</text:p>
          </table:table-cell>
          <table:table-cell office:value-type="float" office:value="39.965267">
            <text:p>39.965267</text:p>
          </table:table-cell>
          <table:table-cell office:value-type="float" office:value="3.2162719">
            <text:p>3.2162719</text:p>
          </table:table-cell>
          <table:table-cell office:value-type="float" office:value="0.12023269">
            <text:p>0.12023269</text:p>
          </table:table-cell>
          <table:table-cell office:value-type="float" office:value="47">
            <text:p>47</text:p>
          </table:table-cell>
          <table:table-cell office:value-type="float" office:value="17.331358">
            <text:p>17.331358</text:p>
          </table:table-cell>
          <table:table-cell office:value-type="float" office:value="12.000014">
            <text:p>12.000014</text:p>
          </table:table-cell>
          <table:table-cell office:value-type="float" office:value="0.10012">
            <text:p>0.10012</text:p>
          </table:table-cell>
          <table:table-cell office:value-type="float" office:value="0.0802001">
            <text:p>0.0802001</text:p>
          </table:table-cell>
          <table:table-cell office:value-type="float" office:value="3.022631">
            <text:p>3.022631</text:p>
          </table:table-cell>
          <table:table-cell office:value-type="float" office:value="47">
            <text:p>47</text:p>
          </table:table-cell>
          <table:table-cell office:value-type="float" office:value="19.805775">
            <text:p>19.805775</text:p>
          </table:table-cell>
          <table:table-cell office:value-type="float" office:value="0.026402926">
            <text:p>0.026402926</text:p>
          </table:table-cell>
          <table:table-cell office:value-type="float" office:value="6.56768">
            <text:p>6.56768</text:p>
          </table:table-cell>
          <table:table-cell office:value-type="float" office:value="32.22283">
            <text:p>32.22283</text:p>
          </table:table-cell>
          <table:table-cell office:value-type="float" office:value="0.66178465">
            <text:p>0.6617846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.773352">
            <text:p>19.773352</text:p>
          </table:table-cell>
          <table:table-cell office:value-type="float" office:value="0.36687016">
            <text:p>0.36687016</text:p>
          </table:table-cell>
          <table:table-cell office:value-type="float" office:value="18.523314">
            <text:p>18.523314</text:p>
          </table:table-cell>
          <table:table-cell office:value-type="float" office:value="4.0260015">
            <text:p>4.0260015</text:p>
          </table:table-cell>
          <table:table-cell office:value-type="float" office:value="23.882427">
            <text:p>23.882427</text:p>
          </table:table-cell>
          <table:table-cell office:value-type="float" office:value="48">
            <text:p>48</text:p>
          </table:table-cell>
          <table:table-cell office:value-type="float" office:value="19.37474">
            <text:p>19.37474</text:p>
          </table:table-cell>
          <table:table-cell office:value-type="float" office:value="0.3464396">
            <text:p>0.3464396</text:p>
          </table:table-cell>
          <table:table-cell office:value-type="float" office:value="12.1012125">
            <text:p>12.1012125</text:p>
          </table:table-cell>
          <table:table-cell office:value-type="float" office:value="19.088303">
            <text:p>19.088303</text:p>
          </table:table-cell>
          <table:table-cell office:value-type="float" office:value="0.801002">
            <text:p>0.801002</text:p>
          </table:table-cell>
          <table:table-cell office:value-type="float" office:value="48">
            <text:p>48</text:p>
          </table:table-cell>
          <table:table-cell office:value-type="float" office:value="18.614824">
            <text:p>18.614824</text:p>
          </table:table-cell>
          <table:table-cell office:value-type="float" office:value="0.07054927">
            <text:p>0.07054927</text:p>
          </table:table-cell>
          <table:table-cell office:value-type="float" office:value="40.079655">
            <text:p>40.079655</text:p>
          </table:table-cell>
          <table:table-cell office:value-type="float" office:value="1.9521627">
            <text:p>1.9521627</text:p>
          </table:table-cell>
          <table:table-cell office:value-type="float" office:value="0.0012023269">
            <text:p>0.0012023269</text:p>
          </table:table-cell>
          <table:table-cell office:value-type="float" office:value="48">
            <text:p>48</text:p>
          </table:table-cell>
          <table:table-cell office:value-type="float" office:value="18.783314">
            <text:p>18.783314</text:p>
          </table:table-cell>
          <table:table-cell office:value-type="float" office:value="13.28">
            <text:p>13.28</text:p>
          </table:table-cell>
          <table:table-cell office:value-type="float" office:value="0.9610012">
            <text:p>0.9610012</text:p>
          </table:table-cell>
          <table:table-cell office:value-type="float" office:value="0.000802001">
            <text:p>0.000802001</text:p>
          </table:table-cell>
          <table:table-cell office:value-type="float" office:value="3.1802263">
            <text:p>3.1802263</text:p>
          </table:table-cell>
          <table:table-cell office:value-type="float" office:value="48">
            <text:p>48</text:p>
          </table:table-cell>
          <table:table-cell office:value-type="float" office:value="19.868057">
            <text:p>19.868057</text:p>
          </table:table-cell>
          <table:table-cell office:value-type="float" office:value="1.3702639">
            <text:p>1.3702639</text:p>
          </table:table-cell>
          <table:table-cell office:value-type="float" office:value="4.6056767">
            <text:p>4.6056767</text:p>
          </table:table-cell>
          <table:table-cell office:value-type="float" office:value="32.982227">
            <text:p>32.982227</text:p>
          </table:table-cell>
          <table:table-cell office:value-type="float" office:value="0.98661786">
            <text:p>0.9866178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.587734">
            <text:p>21.587734</text:p>
          </table:table-cell>
          <table:table-cell office:value-type="float" office:value="0.0036687017">
            <text:p>0.0036687017</text:p>
          </table:table-cell>
          <table:table-cell office:value-type="float" office:value="19.515234">
            <text:p>19.515234</text:p>
          </table:table-cell>
          <table:table-cell office:value-type="float" office:value="5.60026">
            <text:p>5.60026</text:p>
          </table:table-cell>
          <table:table-cell office:value-type="float" office:value="24.238823">
            <text:p>24.238823</text:p>
          </table:table-cell>
          <table:table-cell office:value-type="float" office:value="49">
            <text:p>49</text:p>
          </table:table-cell>
          <table:table-cell office:value-type="float" office:value="19.253748">
            <text:p>19.253748</text:p>
          </table:table-cell>
          <table:table-cell office:value-type="float" office:value="0.043464392">
            <text:p>0.043464392</text:p>
          </table:table-cell>
          <table:table-cell office:value-type="float" office:value="12.001012">
            <text:p>12.001012</text:p>
          </table:table-cell>
          <table:table-cell office:value-type="float" office:value="19.280884">
            <text:p>19.280884</text:p>
          </table:table-cell>
          <table:table-cell office:value-type="float" office:value="0.16801003">
            <text:p>0.16801003</text:p>
          </table:table-cell>
          <table:table-cell office:value-type="float" office:value="49">
            <text:p>49</text:p>
          </table:table-cell>
          <table:table-cell office:value-type="float" office:value="18.316147">
            <text:p>18.316147</text:p>
          </table:table-cell>
          <table:table-cell office:value-type="float" office:value="0.18070549">
            <text:p>0.18070549</text:p>
          </table:table-cell>
          <table:table-cell office:value-type="float" office:value="40.640797">
            <text:p>40.640797</text:p>
          </table:table-cell>
          <table:table-cell office:value-type="float" office:value="0.34952164">
            <text:p>0.34952164</text:p>
          </table:table-cell>
          <table:table-cell office:value-type="float" office:value="0.000012023269">
            <text:p>1.2023269E-005</text:p>
          </table:table-cell>
          <table:table-cell office:value-type="float" office:value="49">
            <text:p>49</text:p>
          </table:table-cell>
          <table:table-cell office:value-type="float" office:value="21.267832">
            <text:p>21.267832</text:p>
          </table:table-cell>
          <table:table-cell office:value-type="float" office:value="12.152801">
            <text:p>12.152801</text:p>
          </table:table-cell>
          <table:table-cell office:value-type="float" office:value="0.80961">
            <text:p>0.80961</text:p>
          </table:table-cell>
          <table:table-cell office:value-type="float" office:value="0.01000802">
            <text:p>0.01000802</text:p>
          </table:table-cell>
          <table:table-cell office:value-type="float" office:value="3.4318023">
            <text:p>3.4318023</text:p>
          </table:table-cell>
          <table:table-cell office:value-type="float" office:value="49">
            <text:p>49</text:p>
          </table:table-cell>
          <table:table-cell office:value-type="float" office:value="17.34868">
            <text:p>17.34868</text:p>
          </table:table-cell>
          <table:table-cell office:value-type="float" office:value="0.17370264">
            <text:p>0.17370264</text:p>
          </table:table-cell>
          <table:table-cell office:value-type="float" office:value="4.006057">
            <text:p>4.006057</text:p>
          </table:table-cell>
          <table:table-cell office:value-type="float" office:value="32.649822">
            <text:p>32.649822</text:p>
          </table:table-cell>
          <table:table-cell office:value-type="float" office:value="0.009866179">
            <text:p>0.0098661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.13588">
            <text:p>23.13588</text:p>
          </table:table-cell>
          <table:table-cell office:value-type="float" office:value="1.3800366">
            <text:p>1.3800366</text:p>
          </table:table-cell>
          <table:table-cell office:value-type="float" office:value="19.315153">
            <text:p>19.315153</text:p>
          </table:table-cell>
          <table:table-cell office:value-type="float" office:value="4.4060025">
            <text:p>4.4060025</text:p>
          </table:table-cell>
          <table:table-cell office:value-type="float" office:value="23.862389">
            <text:p>23.862389</text:p>
          </table:table-cell>
          <table:table-cell office:value-type="float" office:value="50">
            <text:p>50</text:p>
          </table:table-cell>
          <table:table-cell office:value-type="float" office:value="20.382538">
            <text:p>20.382538</text:p>
          </table:table-cell>
          <table:table-cell office:value-type="float" office:value="0.08043465">
            <text:p>0.08043465</text:p>
          </table:table-cell>
          <table:table-cell office:value-type="float" office:value="12.88001">
            <text:p>12.88001</text:p>
          </table:table-cell>
          <table:table-cell office:value-type="float" office:value="19.51281">
            <text:p>19.51281</text:p>
          </table:table-cell>
          <table:table-cell office:value-type="float" office:value="0.66168004">
            <text:p>0.66168004</text:p>
          </table:table-cell>
          <table:table-cell office:value-type="float" office:value="50">
            <text:p>50</text:p>
          </table:table-cell>
          <table:table-cell office:value-type="float" office:value="23.743162">
            <text:p>23.743162</text:p>
          </table:table-cell>
          <table:table-cell office:value-type="float" office:value="1.3618071">
            <text:p>1.3618071</text:p>
          </table:table-cell>
          <table:table-cell office:value-type="float" office:value="103.6964">
            <text:p>103.6964</text:p>
          </table:table-cell>
          <table:table-cell office:value-type="float" office:value="0.9634952">
            <text:p>0.9634952</text:p>
          </table:table-cell>
          <table:table-cell office:value-type="float" office:value="1.6000001">
            <text:p>1.6000001</text:p>
          </table:table-cell>
          <table:table-cell office:value-type="float" office:value="50">
            <text:p>50</text:p>
          </table:table-cell>
          <table:table-cell office:value-type="float" office:value="20.142677">
            <text:p>20.142677</text:p>
          </table:table-cell>
          <table:table-cell office:value-type="float" office:value="12.091528">
            <text:p>12.091528</text:p>
          </table:table-cell>
          <table:table-cell office:value-type="float" office:value="0.0080961">
            <text:p>0.0080961</text:p>
          </table:table-cell>
          <table:table-cell office:value-type="float" office:value="0.5601001">
            <text:p>0.5601001</text:p>
          </table:table-cell>
          <table:table-cell office:value-type="float" office:value="3.1643178">
            <text:p>3.1643178</text:p>
          </table:table-cell>
          <table:table-cell office:value-type="float" office:value="50">
            <text:p>50</text:p>
          </table:table-cell>
          <table:table-cell office:value-type="float" office:value="16.183487">
            <text:p>16.183487</text:p>
          </table:table-cell>
          <table:table-cell office:value-type="float" office:value="0.091737024">
            <text:p>0.091737024</text:p>
          </table:table-cell>
          <table:table-cell office:value-type="float" office:value="4.0800605">
            <text:p>4.0800605</text:p>
          </table:table-cell>
          <table:table-cell office:value-type="float" office:value="32.3365">
            <text:p>32.3365</text:p>
          </table:table-cell>
          <table:table-cell office:value-type="float" office:value="1.3600986">
            <text:p>1.360098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.73136">
            <text:p>18.73136</text:p>
          </table:table-cell>
          <table:table-cell office:value-type="float" office:value="4.1838">
            <text:p>4.1838</text:p>
          </table:table-cell>
          <table:table-cell office:value-type="float" office:value="18.193151">
            <text:p>18.193151</text:p>
          </table:table-cell>
          <table:table-cell office:value-type="float" office:value="4.68406">
            <text:p>4.68406</text:p>
          </table:table-cell>
          <table:table-cell office:value-type="float" office:value="8.8186245">
            <text:p>8.8186245</text:p>
          </table:table-cell>
          <table:table-cell office:value-type="float" office:value="51">
            <text:p>51</text:p>
          </table:table-cell>
          <table:table-cell office:value-type="float" office:value="22.173826">
            <text:p>22.173826</text:p>
          </table:table-cell>
          <table:table-cell office:value-type="float" office:value="1.3008043">
            <text:p>1.3008043</text:p>
          </table:table-cell>
          <table:table-cell office:value-type="float" office:value="12.2888">
            <text:p>12.2888</text:p>
          </table:table-cell>
          <table:table-cell office:value-type="float" office:value="19.035128">
            <text:p>19.035128</text:p>
          </table:table-cell>
          <table:table-cell office:value-type="float" office:value="63.366615">
            <text:p>63.366615</text:p>
          </table:table-cell>
          <table:table-cell office:value-type="float" office:value="51">
            <text:p>51</text:p>
          </table:table-cell>
          <table:table-cell office:value-type="float" office:value="19.437431">
            <text:p>19.437431</text:p>
          </table:table-cell>
          <table:table-cell office:value-type="float" office:value="0.013618071">
            <text:p>0.013618071</text:p>
          </table:table-cell>
          <table:table-cell office:value-type="float" office:value="103.216965">
            <text:p>103.216965</text:p>
          </table:table-cell>
          <table:table-cell office:value-type="float" office:value="0.029634953">
            <text:p>0.029634953</text:p>
          </table:table-cell>
          <table:table-cell office:value-type="float" office:value="0.176">
            <text:p>0.176</text:p>
          </table:table-cell>
          <table:table-cell office:value-type="float" office:value="51">
            <text:p>51</text:p>
          </table:table-cell>
          <table:table-cell office:value-type="float" office:value="18.771427">
            <text:p>18.771427</text:p>
          </table:table-cell>
          <table:table-cell office:value-type="float" office:value="12.260916">
            <text:p>12.260916</text:p>
          </table:table-cell>
          <table:table-cell office:value-type="float" office:value="0.000080961">
            <text:p>0.000080961</text:p>
          </table:table-cell>
          <table:table-cell office:value-type="float" office:value="0.045601">
            <text:p>0.045601</text:p>
          </table:table-cell>
          <table:table-cell office:value-type="float" office:value="3.321643">
            <text:p>3.321643</text:p>
          </table:table-cell>
          <table:table-cell office:value-type="float" office:value="51">
            <text:p>51</text:p>
          </table:table-cell>
          <table:table-cell office:value-type="float" office:value="23.711836">
            <text:p>23.711836</text:p>
          </table:table-cell>
          <table:table-cell office:value-type="float" office:value="2.2409174">
            <text:p>2.2409174</text:p>
          </table:table-cell>
          <table:table-cell office:value-type="float" office:value="4.080801">
            <text:p>4.080801</text:p>
          </table:table-cell>
          <table:table-cell office:value-type="float" office:value="33.803364">
            <text:p>33.803364</text:p>
          </table:table-cell>
          <table:table-cell office:value-type="float" office:value="0.493601">
            <text:p>0.4936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.647314">
            <text:p>17.647314</text:p>
          </table:table-cell>
          <table:table-cell office:value-type="float" office:value="4.121838">
            <text:p>4.121838</text:p>
          </table:table-cell>
          <table:table-cell office:value-type="float" office:value="18.03193">
            <text:p>18.03193</text:p>
          </table:table-cell>
          <table:table-cell office:value-type="float" office:value="4.7268405">
            <text:p>4.7268405</text:p>
          </table:table-cell>
          <table:table-cell office:value-type="float" office:value="8.128186">
            <text:p>8.128186</text:p>
          </table:table-cell>
          <table:table-cell office:value-type="float" office:value="52">
            <text:p>52</text:p>
          </table:table-cell>
          <table:table-cell office:value-type="float" office:value="20.561739">
            <text:p>20.561739</text:p>
          </table:table-cell>
          <table:table-cell office:value-type="float" office:value="0.69300807">
            <text:p>0.69300807</text:p>
          </table:table-cell>
          <table:table-cell office:value-type="float" office:value="12.042889">
            <text:p>12.042889</text:p>
          </table:table-cell>
          <table:table-cell office:value-type="float" office:value="18.800352">
            <text:p>18.800352</text:p>
          </table:table-cell>
          <table:table-cell office:value-type="float" office:value="64.97366">
            <text:p>64.97366</text:p>
          </table:table-cell>
          <table:table-cell office:value-type="float" office:value="52">
            <text:p>52</text:p>
          </table:table-cell>
          <table:table-cell office:value-type="float" office:value="18.924376">
            <text:p>18.924376</text:p>
          </table:table-cell>
          <table:table-cell office:value-type="float" office:value="0.00013618071">
            <text:p>0.0001361807</text:p>
          </table:table-cell>
          <table:table-cell office:value-type="float" office:value="105.672165">
            <text:p>105.672165</text:p>
          </table:table-cell>
          <table:table-cell office:value-type="float" office:value="0.21029635">
            <text:p>0.21029635</text:p>
          </table:table-cell>
          <table:table-cell office:value-type="float" office:value="0.00176">
            <text:p>0.00176</text:p>
          </table:table-cell>
          <table:table-cell office:value-type="float" office:value="52">
            <text:p>52</text:p>
          </table:table-cell>
          <table:table-cell office:value-type="float" office:value="19.537714">
            <text:p>19.537714</text:p>
          </table:table-cell>
          <table:table-cell office:value-type="float" office:value="12.04261">
            <text:p>12.04261</text:p>
          </table:table-cell>
          <table:table-cell office:value-type="float" office:value="1.5100007">
            <text:p>1.5100007</text:p>
          </table:table-cell>
          <table:table-cell office:value-type="float" office:value="1.2804561">
            <text:p>1.2804561</text:p>
          </table:table-cell>
          <table:table-cell office:value-type="float" office:value="2.9932165">
            <text:p>2.9932165</text:p>
          </table:table-cell>
          <table:table-cell office:value-type="float" office:value="52">
            <text:p>52</text:p>
          </table:table-cell>
          <table:table-cell office:value-type="float" office:value="10.847119">
            <text:p>10.847119</text:p>
          </table:table-cell>
          <table:table-cell office:value-type="float" office:value="34.38241">
            <text:p>34.38241</text:p>
          </table:table-cell>
          <table:table-cell office:value-type="float" office:value="4.0008082">
            <text:p>4.0008082</text:p>
          </table:table-cell>
          <table:table-cell office:value-type="float" office:value="33.31803">
            <text:p>33.31803</text:p>
          </table:table-cell>
          <table:table-cell office:value-type="float" office:value="0.804936">
            <text:p>0.8049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.766474">
            <text:p>18.766474</text:p>
          </table:table-cell>
          <table:table-cell office:value-type="float" office:value="4.161218">
            <text:p>4.161218</text:p>
          </table:table-cell>
          <table:table-cell office:value-type="float" office:value="19.46032">
            <text:p>19.46032</text:p>
          </table:table-cell>
          <table:table-cell office:value-type="float" office:value="4.0672684">
            <text:p>4.0672684</text:p>
          </table:table-cell>
          <table:table-cell office:value-type="float" office:value="8.201282">
            <text:p>8.201282</text:p>
          </table:table-cell>
          <table:table-cell office:value-type="float" office:value="53">
            <text:p>53</text:p>
          </table:table-cell>
          <table:table-cell office:value-type="float" office:value="18.085617">
            <text:p>18.085617</text:p>
          </table:table-cell>
          <table:table-cell office:value-type="float" office:value="1.44693">
            <text:p>1.44693</text:p>
          </table:table-cell>
          <table:table-cell office:value-type="float" office:value="12.04043">
            <text:p>12.04043</text:p>
          </table:table-cell>
          <table:table-cell office:value-type="float" office:value="20.288002">
            <text:p>20.288002</text:p>
          </table:table-cell>
          <table:table-cell office:value-type="float" office:value="65.049736">
            <text:p>65.049736</text:p>
          </table:table-cell>
          <table:table-cell office:value-type="float" office:value="53">
            <text:p>53</text:p>
          </table:table-cell>
          <table:table-cell office:value-type="float" office:value="21.659243">
            <text:p>21.659243</text:p>
          </table:table-cell>
          <table:table-cell office:value-type="float" office:value="0.32000136">
            <text:p>0.32000136</text:p>
          </table:table-cell>
          <table:table-cell office:value-type="float" office:value="103.81672">
            <text:p>103.81672</text:p>
          </table:table-cell>
          <table:table-cell office:value-type="float" office:value="0.90210295">
            <text:p>0.90210295</text:p>
          </table:table-cell>
          <table:table-cell office:value-type="float" office:value="0.6400176">
            <text:p>0.6400176</text:p>
          </table:table-cell>
          <table:table-cell office:value-type="float" office:value="53">
            <text:p>53</text:p>
          </table:table-cell>
          <table:table-cell office:value-type="float" office:value="19.855377">
            <text:p>19.855377</text:p>
          </table:table-cell>
          <table:table-cell office:value-type="float" office:value="12.080426">
            <text:p>12.080426</text:p>
          </table:table-cell>
          <table:table-cell office:value-type="float" office:value="0.1751">
            <text:p>0.1751</text:p>
          </table:table-cell>
          <table:table-cell office:value-type="float" office:value="0.11280456">
            <text:p>0.11280456</text:p>
          </table:table-cell>
          <table:table-cell office:value-type="float" office:value="3.0299323">
            <text:p>3.0299323</text:p>
          </table:table-cell>
          <table:table-cell office:value-type="float" office:value="53">
            <text:p>53</text:p>
          </table:table-cell>
          <table:table-cell office:value-type="float" office:value="17.448471">
            <text:p>17.448471</text:p>
          </table:table-cell>
          <table:table-cell office:value-type="float" office:value="32.343822">
            <text:p>32.343822</text:p>
          </table:table-cell>
          <table:table-cell office:value-type="float" office:value="4.6700077">
            <text:p>4.6700077</text:p>
          </table:table-cell>
          <table:table-cell office:value-type="float" office:value="32.33318">
            <text:p>32.33318</text:p>
          </table:table-cell>
          <table:table-cell office:value-type="float" office:value="0.00804936">
            <text:p>0.008049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.337666">
            <text:p>19.337666</text:p>
          </table:table-cell>
          <table:table-cell office:value-type="float" office:value="5.3216124">
            <text:p>5.3216124</text:p>
          </table:table-cell>
          <table:table-cell office:value-type="float" office:value="19.314604">
            <text:p>19.314604</text:p>
          </table:table-cell>
          <table:table-cell office:value-type="float" office:value="4.8906727">
            <text:p>4.8906727</text:p>
          </table:table-cell>
          <table:table-cell office:value-type="float" office:value="0.12201282">
            <text:p>0.12201282</text:p>
          </table:table-cell>
          <table:table-cell office:value-type="float" office:value="54">
            <text:p>54</text:p>
          </table:table-cell>
          <table:table-cell office:value-type="float" office:value="16.800858">
            <text:p>16.800858</text:p>
          </table:table-cell>
          <table:table-cell office:value-type="float" office:value="0.7144693">
            <text:p>0.7144693</text:p>
          </table:table-cell>
          <table:table-cell office:value-type="float" office:value="12.450404">
            <text:p>12.450404</text:p>
          </table:table-cell>
          <table:table-cell office:value-type="float" office:value="21.60288">
            <text:p>21.60288</text:p>
          </table:table-cell>
          <table:table-cell office:value-type="float" office:value="64.7305">
            <text:p>64.7305</text:p>
          </table:table-cell>
          <table:table-cell office:value-type="float" office:value="54">
            <text:p>54</text:p>
          </table:table-cell>
          <table:table-cell office:value-type="float" office:value="21.266592">
            <text:p>21.266592</text:p>
          </table:table-cell>
          <table:table-cell office:value-type="float" office:value="0.4032">
            <text:p>0.4032</text:p>
          </table:table-cell>
          <table:table-cell office:value-type="float" office:value="105.118164">
            <text:p>105.118164</text:p>
          </table:table-cell>
          <table:table-cell office:value-type="float" office:value="3.369021">
            <text:p>3.369021</text:p>
          </table:table-cell>
          <table:table-cell office:value-type="float" office:value="0.40640017">
            <text:p>0.40640017</text:p>
          </table:table-cell>
          <table:table-cell office:value-type="float" office:value="54">
            <text:p>54</text:p>
          </table:table-cell>
          <table:table-cell office:value-type="float" office:value="21.818554">
            <text:p>21.818554</text:p>
          </table:table-cell>
          <table:table-cell office:value-type="float" office:value="13.4408045">
            <text:p>13.4408045</text:p>
          </table:table-cell>
          <table:table-cell office:value-type="float" office:value="0.64175105">
            <text:p>0.64175105</text:p>
          </table:table-cell>
          <table:table-cell office:value-type="float" office:value="2.0011282">
            <text:p>2.0011282</text:p>
          </table:table-cell>
          <table:table-cell office:value-type="float" office:value="3.0302994">
            <text:p>3.0302994</text:p>
          </table:table-cell>
          <table:table-cell office:value-type="float" office:value="54">
            <text:p>54</text:p>
          </table:table-cell>
          <table:table-cell office:value-type="float" office:value="17.604485">
            <text:p>17.604485</text:p>
          </table:table-cell>
          <table:table-cell office:value-type="float" office:value="32.42344">
            <text:p>32.42344</text:p>
          </table:table-cell>
          <table:table-cell office:value-type="float" office:value="4.6867003">
            <text:p>4.6867003</text:p>
          </table:table-cell>
          <table:table-cell office:value-type="float" office:value="32.323334">
            <text:p>32.323334</text:p>
          </table:table-cell>
          <table:table-cell office:value-type="float" office:value="0.08008049">
            <text:p>0.0800804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.093376">
            <text:p>19.093376</text:p>
          </table:table-cell>
          <table:table-cell office:value-type="float" office:value="4.053216">
            <text:p>4.053216</text:p>
          </table:table-cell>
          <table:table-cell office:value-type="float" office:value="21.373144">
            <text:p>21.373144</text:p>
          </table:table-cell>
          <table:table-cell office:value-type="float" office:value="4.448907">
            <text:p>4.448907</text:p>
          </table:table-cell>
          <table:table-cell office:value-type="float" office:value="0.0012201281">
            <text:p>0.0012201281</text:p>
          </table:table-cell>
          <table:table-cell office:value-type="float" office:value="55">
            <text:p>55</text:p>
          </table:table-cell>
          <table:table-cell office:value-type="float" office:value="21.238008">
            <text:p>21.238008</text:p>
          </table:table-cell>
          <table:table-cell office:value-type="float" office:value="0.7271447">
            <text:p>0.7271447</text:p>
          </table:table-cell>
          <table:table-cell office:value-type="float" office:value="14.964504">
            <text:p>14.964504</text:p>
          </table:table-cell>
          <table:table-cell office:value-type="float" office:value="18.87603">
            <text:p>18.87603</text:p>
          </table:table-cell>
          <table:table-cell office:value-type="float" office:value="64.24731">
            <text:p>64.24731</text:p>
          </table:table-cell>
          <table:table-cell office:value-type="float" office:value="55">
            <text:p>55</text:p>
          </table:table-cell>
          <table:table-cell office:value-type="float" office:value="19.102667">
            <text:p>19.102667</text:p>
          </table:table-cell>
          <table:table-cell office:value-type="float" office:value="0.36403197">
            <text:p>0.36403197</text:p>
          </table:table-cell>
          <table:table-cell office:value-type="float" office:value="105.53118">
            <text:p>105.53118</text:p>
          </table:table-cell>
          <table:table-cell office:value-type="float" office:value="0.6736902">
            <text:p>0.6736902</text:p>
          </table:table-cell>
          <table:table-cell office:value-type="float" office:value="0.72406405">
            <text:p>0.72406405</text:p>
          </table:table-cell>
          <table:table-cell office:value-type="float" office:value="55">
            <text:p>55</text:p>
          </table:table-cell>
          <table:table-cell office:value-type="float" office:value="19.578186">
            <text:p>19.578186</text:p>
          </table:table-cell>
          <table:table-cell office:value-type="float" office:value="12.054408">
            <text:p>12.054408</text:p>
          </table:table-cell>
          <table:table-cell office:value-type="float" office:value="0.83641756">
            <text:p>0.83641756</text:p>
          </table:table-cell>
          <table:table-cell office:value-type="float" office:value="2.0400114">
            <text:p>2.0400114</text:p>
          </table:table-cell>
          <table:table-cell office:value-type="float" office:value="3.010303">
            <text:p>3.010303</text:p>
          </table:table-cell>
          <table:table-cell office:value-type="float" office:value="55">
            <text:p>55</text:p>
          </table:table-cell>
          <table:table-cell office:value-type="float" office:value="12.246045">
            <text:p>12.246045</text:p>
          </table:table-cell>
          <table:table-cell office:value-type="float" office:value="31.564234">
            <text:p>31.564234</text:p>
          </table:table-cell>
          <table:table-cell office:value-type="float" office:value="5.346867">
            <text:p>5.346867</text:p>
          </table:table-cell>
          <table:table-cell office:value-type="float" office:value="32.973232">
            <text:p>32.973232</text:p>
          </table:table-cell>
          <table:table-cell office:value-type="float" office:value="0.1608008">
            <text:p>0.160800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.080935">
            <text:p>20.080935</text:p>
          </table:table-cell>
          <table:table-cell office:value-type="float" office:value="4.000532">
            <text:p>4.000532</text:p>
          </table:table-cell>
          <table:table-cell office:value-type="float" office:value="18.013731">
            <text:p>18.013731</text:p>
          </table:table-cell>
          <table:table-cell office:value-type="float" office:value="4.034489">
            <text:p>4.034489</text:p>
          </table:table-cell>
          <table:table-cell office:value-type="float" office:value="0.000012201282">
            <text:p>1.2201282E-005</text:p>
          </table:table-cell>
          <table:table-cell office:value-type="float" office:value="56">
            <text:p>56</text:p>
          </table:table-cell>
          <table:table-cell office:value-type="float" office:value="19.74238">
            <text:p>19.74238</text:p>
          </table:table-cell>
          <table:table-cell office:value-type="float" office:value="0.9872714">
            <text:p>0.9872714</text:p>
          </table:table-cell>
          <table:table-cell office:value-type="float" office:value="13.309645">
            <text:p>13.309645</text:p>
          </table:table-cell>
          <table:table-cell office:value-type="float" office:value="20.29876">
            <text:p>20.29876</text:p>
          </table:table-cell>
          <table:table-cell office:value-type="float" office:value="64.64247">
            <text:p>64.64247</text:p>
          </table:table-cell>
          <table:table-cell office:value-type="float" office:value="56">
            <text:p>56</text:p>
          </table:table-cell>
          <table:table-cell office:value-type="float" office:value="18.131027">
            <text:p>18.131027</text:p>
          </table:table-cell>
          <table:table-cell office:value-type="float" office:value="0.0036403197">
            <text:p>0.0036403197</text:p>
          </table:table-cell>
          <table:table-cell office:value-type="float" office:value="104.97531">
            <text:p>104.97531</text:p>
          </table:table-cell>
          <table:table-cell office:value-type="float" office:value="1.286737">
            <text:p>1.286737</text:p>
          </table:table-cell>
          <table:table-cell office:value-type="float" office:value="0.24724063">
            <text:p>0.24724063</text:p>
          </table:table-cell>
          <table:table-cell office:value-type="float" office:value="56">
            <text:p>56</text:p>
          </table:table-cell>
          <table:table-cell office:value-type="float" office:value="19.38578">
            <text:p>19.38578</text:p>
          </table:table-cell>
          <table:table-cell office:value-type="float" office:value="12.080544">
            <text:p>12.080544</text:p>
          </table:table-cell>
          <table:table-cell office:value-type="float" office:value="0.008364175">
            <text:p>0.008364175</text:p>
          </table:table-cell>
          <table:table-cell office:value-type="float" office:value="2.1004">
            <text:p>2.1004</text:p>
          </table:table-cell>
          <table:table-cell office:value-type="float" office:value="3.0701032">
            <text:p>3.0701032</text:p>
          </table:table-cell>
          <table:table-cell office:value-type="float" office:value="56">
            <text:p>56</text:p>
          </table:table-cell>
          <table:table-cell office:value-type="float" office:value="10.392461">
            <text:p>10.392461</text:p>
          </table:table-cell>
          <table:table-cell office:value-type="float" office:value="32.005642">
            <text:p>32.005642</text:p>
          </table:table-cell>
          <table:table-cell office:value-type="float" office:value="4.3834686">
            <text:p>4.3834686</text:p>
          </table:table-cell>
          <table:table-cell office:value-type="float" office:value="95.12973">
            <text:p>95.12973</text:p>
          </table:table-cell>
          <table:table-cell office:value-type="float" office:value="0.361608">
            <text:p>0.36160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.120811">
            <text:p>21.120811</text:p>
          </table:table-cell>
          <table:table-cell office:value-type="float" office:value="4.3800054">
            <text:p>4.3800054</text:p>
          </table:table-cell>
          <table:table-cell office:value-type="float" office:value="19.180138">
            <text:p>19.180138</text:p>
          </table:table-cell>
          <table:table-cell office:value-type="float" office:value="6.300345">
            <text:p>6.300345</text:p>
          </table:table-cell>
          <table:table-cell office:value-type="float" office:value="0.16000012">
            <text:p>0.16000012</text:p>
          </table:table-cell>
          <table:table-cell office:value-type="float" office:value="57">
            <text:p>57</text:p>
          </table:table-cell>
          <table:table-cell office:value-type="float" office:value="17.627424">
            <text:p>17.627424</text:p>
          </table:table-cell>
          <table:table-cell office:value-type="float" office:value="0.20987271">
            <text:p>0.20987271</text:p>
          </table:table-cell>
          <table:table-cell office:value-type="float" office:value="11.973096">
            <text:p>11.973096</text:p>
          </table:table-cell>
          <table:table-cell office:value-type="float" office:value="19.18299">
            <text:p>19.18299</text:p>
          </table:table-cell>
          <table:table-cell office:value-type="float" office:value="65.28642">
            <text:p>65.28642</text:p>
          </table:table-cell>
          <table:table-cell office:value-type="float" office:value="57">
            <text:p>57</text:p>
          </table:table-cell>
          <table:table-cell office:value-type="float" office:value="18.26131">
            <text:p>18.26131</text:p>
          </table:table-cell>
          <table:table-cell office:value-type="float" office:value="0.4600364">
            <text:p>0.4600364</text:p>
          </table:table-cell>
          <table:table-cell office:value-type="float" office:value="104.08975">
            <text:p>104.08975</text:p>
          </table:table-cell>
          <table:table-cell office:value-type="float" office:value="0.092867374">
            <text:p>0.092867374</text:p>
          </table:table-cell>
          <table:table-cell office:value-type="float" office:value="0.6424724">
            <text:p>0.6424724</text:p>
          </table:table-cell>
          <table:table-cell office:value-type="float" office:value="57">
            <text:p>57</text:p>
          </table:table-cell>
          <table:table-cell office:value-type="float" office:value="17.253857">
            <text:p>17.253857</text:p>
          </table:table-cell>
          <table:table-cell office:value-type="float" office:value="12.040806">
            <text:p>12.040806</text:p>
          </table:table-cell>
          <table:table-cell office:value-type="float" office:value="0.010083642">
            <text:p>0.010083642</text:p>
          </table:table-cell>
          <table:table-cell office:value-type="float" office:value="2.021004">
            <text:p>2.021004</text:p>
          </table:table-cell>
          <table:table-cell office:value-type="float" office:value="3.390701">
            <text:p>3.390701</text:p>
          </table:table-cell>
          <table:table-cell office:value-type="float" office:value="57">
            <text:p>57</text:p>
          </table:table-cell>
          <table:table-cell office:value-type="float" office:value="12.553925">
            <text:p>12.553925</text:p>
          </table:table-cell>
          <table:table-cell office:value-type="float" office:value="32.040054">
            <text:p>32.040054</text:p>
          </table:table-cell>
          <table:table-cell office:value-type="float" office:value="3.9838347">
            <text:p>3.9838347</text:p>
          </table:table-cell>
          <table:table-cell office:value-type="float" office:value="96.8813">
            <text:p>96.8813</text:p>
          </table:table-cell>
          <table:table-cell office:value-type="float" office:value="0.023616081">
            <text:p>0.0236160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.631208">
            <text:p>22.631208</text:p>
          </table:table-cell>
          <table:table-cell office:value-type="float" office:value="4.1238003">
            <text:p>4.1238003</text:p>
          </table:table-cell>
          <table:table-cell office:value-type="float" office:value="18.171803">
            <text:p>18.171803</text:p>
          </table:table-cell>
          <table:table-cell office:value-type="float" office:value="6.0430036">
            <text:p>6.0430036</text:p>
          </table:table-cell>
          <table:table-cell office:value-type="float" office:value="0.0016000011">
            <text:p>0.0016000011</text:p>
          </table:table-cell>
          <table:table-cell office:value-type="float" office:value="58">
            <text:p>58</text:p>
          </table:table-cell>
          <table:table-cell office:value-type="float" office:value="23.426275">
            <text:p>23.426275</text:p>
          </table:table-cell>
          <table:table-cell office:value-type="float" office:value="0.062098727">
            <text:p>0.062098727</text:p>
          </table:table-cell>
          <table:table-cell office:value-type="float" office:value="11.879731">
            <text:p>11.879731</text:p>
          </table:table-cell>
          <table:table-cell office:value-type="float" office:value="19.90183">
            <text:p>19.90183</text:p>
          </table:table-cell>
          <table:table-cell office:value-type="float" office:value="64.052864">
            <text:p>64.052864</text:p>
          </table:table-cell>
          <table:table-cell office:value-type="float" office:value="58">
            <text:p>58</text:p>
          </table:table-cell>
          <table:table-cell office:value-type="float" office:value="18.512611">
            <text:p>18.512611</text:p>
          </table:table-cell>
          <table:table-cell office:value-type="float" office:value="0.68460035">
            <text:p>0.68460035</text:p>
          </table:table-cell>
          <table:table-cell office:value-type="float" office:value="103.6809">
            <text:p>103.6809</text:p>
          </table:table-cell>
          <table:table-cell office:value-type="float" office:value="0.0009286737">
            <text:p>0.0009286737</text:p>
          </table:table-cell>
          <table:table-cell office:value-type="float" office:value="0.3364247">
            <text:p>0.3364247</text:p>
          </table:table-cell>
          <table:table-cell office:value-type="float" office:value="58">
            <text:p>58</text:p>
          </table:table-cell>
          <table:table-cell office:value-type="float" office:value="20.14254">
            <text:p>20.14254</text:p>
          </table:table-cell>
          <table:table-cell office:value-type="float" office:value="12.760407">
            <text:p>12.760407</text:p>
          </table:table-cell>
          <table:table-cell office:value-type="float" office:value="0.00010083642">
            <text:p>0.0001008364</text:p>
          </table:table-cell>
          <table:table-cell office:value-type="float" office:value="2.2002099">
            <text:p>2.2002099</text:p>
          </table:table-cell>
          <table:table-cell office:value-type="float" office:value="2.9639068">
            <text:p>2.9639068</text:p>
          </table:table-cell>
          <table:table-cell office:value-type="float" office:value="58">
            <text:p>58</text:p>
          </table:table-cell>
          <table:table-cell office:value-type="float" office:value="13.83554">
            <text:p>13.83554</text:p>
          </table:table-cell>
          <table:table-cell office:value-type="float" office:value="32.3404">
            <text:p>32.3404</text:p>
          </table:table-cell>
          <table:table-cell office:value-type="float" office:value="4.049838">
            <text:p>4.049838</text:p>
          </table:table-cell>
          <table:table-cell office:value-type="float" office:value="95.74881">
            <text:p>95.74881</text:p>
          </table:table-cell>
          <table:table-cell office:value-type="float" office:value="0.04023616">
            <text:p>0.040236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1.086313">
            <text:p>21.086313</text:p>
          </table:table-cell>
          <table:table-cell office:value-type="float" office:value="5.001238">
            <text:p>5.001238</text:p>
          </table:table-cell>
          <table:table-cell office:value-type="float" office:value="18.181719">
            <text:p>18.181719</text:p>
          </table:table-cell>
          <table:table-cell office:value-type="float" office:value="7.3104296">
            <text:p>7.3104296</text:p>
          </table:table-cell>
          <table:table-cell office:value-type="float" office:value="0.050016">
            <text:p>0.050016</text:p>
          </table:table-cell>
          <table:table-cell office:value-type="float" office:value="59">
            <text:p>59</text:p>
          </table:table-cell>
          <table:table-cell office:value-type="float" office:value="18.744263">
            <text:p>18.744263</text:p>
          </table:table-cell>
          <table:table-cell office:value-type="float" office:value="0.00062098727">
            <text:p>0.0006209873</text:p>
          </table:table-cell>
          <table:table-cell office:value-type="float" office:value="13.038797">
            <text:p>13.038797</text:p>
          </table:table-cell>
          <table:table-cell office:value-type="float" office:value="19.90902">
            <text:p>19.90902</text:p>
          </table:table-cell>
          <table:table-cell office:value-type="float" office:value="64.66053">
            <text:p>64.66053</text:p>
          </table:table-cell>
          <table:table-cell office:value-type="float" office:value="59">
            <text:p>59</text:p>
          </table:table-cell>
          <table:table-cell office:value-type="float" office:value="19.745125">
            <text:p>19.745125</text:p>
          </table:table-cell>
          <table:table-cell office:value-type="float" office:value="3.116846">
            <text:p>3.116846</text:p>
          </table:table-cell>
          <table:table-cell office:value-type="float" office:value="103.9968">
            <text:p>103.9968</text:p>
          </table:table-cell>
          <table:table-cell office:value-type="float" office:value="0.000009286738">
            <text:p>9.286738E-006</text:p>
          </table:table-cell>
          <table:table-cell office:value-type="float" office:value="0.04336425">
            <text:p>0.04336425</text:p>
          </table:table-cell>
          <table:table-cell office:value-type="float" office:value="59">
            <text:p>59</text:p>
          </table:table-cell>
          <table:table-cell office:value-type="float" office:value="19.921425">
            <text:p>19.921425</text:p>
          </table:table-cell>
          <table:table-cell office:value-type="float" office:value="12.447604">
            <text:p>12.447604</text:p>
          </table:table-cell>
          <table:table-cell office:value-type="float" office:value="0.0000010083642">
            <text:p>1.0083642E-006</text:p>
          </table:table-cell>
          <table:table-cell office:value-type="float" office:value="2.0420022">
            <text:p>2.0420022</text:p>
          </table:table-cell>
          <table:table-cell office:value-type="float" office:value="1.039639">
            <text:p>1.039639</text:p>
          </table:table-cell>
          <table:table-cell office:value-type="float" office:value="59">
            <text:p>59</text:p>
          </table:table-cell>
          <table:table-cell office:value-type="float" office:value="10.558355">
            <text:p>10.558355</text:p>
          </table:table-cell>
          <table:table-cell office:value-type="float" office:value="35.603405">
            <text:p>35.603405</text:p>
          </table:table-cell>
          <table:table-cell office:value-type="float" office:value="4.0404983">
            <text:p>4.0404983</text:p>
          </table:table-cell>
          <table:table-cell office:value-type="float" office:value="97.05749">
            <text:p>97.05749</text:p>
          </table:table-cell>
          <table:table-cell office:value-type="float" office:value="3.9204023">
            <text:p>3.920402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30863">
            <text:p>16.630863</text:p>
          </table:table-cell>
          <table:table-cell office:value-type="float" office:value="4.7100124">
            <text:p>4.7100124</text:p>
          </table:table-cell>
          <table:table-cell office:value-type="float" office:value="17.981817">
            <text:p>17.981817</text:p>
          </table:table-cell>
          <table:table-cell office:value-type="float" office:value="6.6731043">
            <text:p>6.6731043</text:p>
          </table:table-cell>
          <table:table-cell office:value-type="float" office:value="1.3905002">
            <text:p>1.3905002</text:p>
          </table:table-cell>
          <table:table-cell office:value-type="float" office:value="60">
            <text:p>60</text:p>
          </table:table-cell>
          <table:table-cell office:value-type="float" office:value="21.457441">
            <text:p>21.457441</text:p>
          </table:table-cell>
          <table:table-cell office:value-type="float" office:value="0.34000623">
            <text:p>0.34000623</text:p>
          </table:table-cell>
          <table:table-cell office:value-type="float" office:value="11.940388">
            <text:p>11.940388</text:p>
          </table:table-cell>
          <table:table-cell office:value-type="float" office:value="19.05909">
            <text:p>19.05909</text:p>
          </table:table-cell>
          <table:table-cell office:value-type="float" office:value="64.0266">
            <text:p>64.0266</text:p>
          </table:table-cell>
          <table:table-cell office:value-type="float" office:value="60">
            <text:p>60</text:p>
          </table:table-cell>
          <table:table-cell office:value-type="float" office:value="19.737452">
            <text:p>19.737452</text:p>
          </table:table-cell>
          <table:table-cell office:value-type="float" office:value="2.1311686">
            <text:p>2.1311686</text:p>
          </table:table-cell>
          <table:table-cell office:value-type="float" office:value="103.91997">
            <text:p>103.91997</text:p>
          </table:table-cell>
          <table:table-cell office:value-type="float" office:value="1.3600001">
            <text:p>1.3600001</text:p>
          </table:table-cell>
          <table:table-cell office:value-type="float" office:value="0.07043365">
            <text:p>0.07043365</text:p>
          </table:table-cell>
          <table:table-cell office:value-type="float" office:value="60">
            <text:p>60</text:p>
          </table:table-cell>
          <table:table-cell office:value-type="float" office:value="19.289213">
            <text:p>19.289213</text:p>
          </table:table-cell>
          <table:table-cell office:value-type="float" office:value="12.584476">
            <text:p>12.584476</text:p>
          </table:table-cell>
          <table:table-cell office:value-type="float" office:value="0.34">
            <text:p>0.34</text:p>
          </table:table-cell>
          <table:table-cell office:value-type="float" office:value="2.7704198">
            <text:p>2.7704198</text:p>
          </table:table-cell>
          <table:table-cell office:value-type="float" office:value="1.0703964">
            <text:p>1.0703964</text:p>
          </table:table-cell>
          <table:table-cell office:value-type="float" office:value="60">
            <text:p>60</text:p>
          </table:table-cell>
          <table:table-cell office:value-type="float" office:value="16.415583">
            <text:p>16.415583</text:p>
          </table:table-cell>
          <table:table-cell office:value-type="float" office:value="33.076035">
            <text:p>33.076035</text:p>
          </table:table-cell>
          <table:table-cell office:value-type="float" office:value="6.8804054">
            <text:p>6.8804054</text:p>
          </table:table-cell>
          <table:table-cell office:value-type="float" office:value="95.050575">
            <text:p>95.050575</text:p>
          </table:table-cell>
          <table:table-cell office:value-type="float" office:value="2.099204">
            <text:p>2.09920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.956308">
            <text:p>20.956308</text:p>
          </table:table-cell>
          <table:table-cell office:value-type="float" office:value="4.3571">
            <text:p>4.3571</text:p>
          </table:table-cell>
          <table:table-cell office:value-type="float" office:value="18.179817">
            <text:p>18.179817</text:p>
          </table:table-cell>
          <table:table-cell office:value-type="float" office:value="7.346731">
            <text:p>7.346731</text:p>
          </table:table-cell>
          <table:table-cell office:value-type="float" office:value="1.043905">
            <text:p>1.043905</text:p>
          </table:table-cell>
          <table:table-cell office:value-type="float" office:value="61">
            <text:p>61</text:p>
          </table:table-cell>
          <table:table-cell office:value-type="float" office:value="16.294575">
            <text:p>16.294575</text:p>
          </table:table-cell>
          <table:table-cell office:value-type="float" office:value="0.0034000622">
            <text:p>0.0034000622</text:p>
          </table:table-cell>
          <table:table-cell office:value-type="float" office:value="12.039404">
            <text:p>12.039404</text:p>
          </table:table-cell>
          <table:table-cell office:value-type="float" office:value="19.180592">
            <text:p>19.180592</text:p>
          </table:table-cell>
          <table:table-cell office:value-type="float" office:value="64.200264">
            <text:p>64.200264</text:p>
          </table:table-cell>
          <table:table-cell office:value-type="float" office:value="61">
            <text:p>61</text:p>
          </table:table-cell>
          <table:table-cell office:value-type="float" office:value="20.117374">
            <text:p>20.117374</text:p>
          </table:table-cell>
          <table:table-cell office:value-type="float" office:value="2.1413116">
            <text:p>2.1413116</text:p>
          </table:table-cell>
          <table:table-cell office:value-type="float" office:value="103.7592">
            <text:p>103.7592</text:p>
          </table:table-cell>
          <table:table-cell office:value-type="float" office:value="0.093600005">
            <text:p>0.093600005</text:p>
          </table:table-cell>
          <table:table-cell office:value-type="float" office:value="0.82070434">
            <text:p>0.82070434</text:p>
          </table:table-cell>
          <table:table-cell office:value-type="float" office:value="61">
            <text:p>61</text:p>
          </table:table-cell>
          <table:table-cell office:value-type="float" office:value="18.662891">
            <text:p>18.662891</text:p>
          </table:table-cell>
          <table:table-cell office:value-type="float" office:value="11.925845">
            <text:p>11.925845</text:p>
          </table:table-cell>
          <table:table-cell office:value-type="float" office:value="0.0134000005">
            <text:p>0.0134000005</text:p>
          </table:table-cell>
          <table:table-cell office:value-type="float" office:value="2.667704">
            <text:p>2.667704</text:p>
          </table:table-cell>
          <table:table-cell office:value-type="float" office:value="1.090704">
            <text:p>1.090704</text:p>
          </table:table-cell>
          <table:table-cell office:value-type="float" office:value="61">
            <text:p>61</text:p>
          </table:table-cell>
          <table:table-cell office:value-type="float" office:value="16.274155">
            <text:p>16.274155</text:p>
          </table:table-cell>
          <table:table-cell office:value-type="float" office:value="32.230762">
            <text:p>32.230762</text:p>
          </table:table-cell>
          <table:table-cell office:value-type="float" office:value="4.398804">
            <text:p>4.398804</text:p>
          </table:table-cell>
          <table:table-cell office:value-type="float" office:value="95.35051">
            <text:p>95.35051</text:p>
          </table:table-cell>
          <table:table-cell office:value-type="float" office:value="2.290992">
            <text:p>2.2909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.969563">
            <text:p>19.969563</text:p>
          </table:table-cell>
          <table:table-cell office:value-type="float" office:value="4.043571">
            <text:p>4.043571</text:p>
          </table:table-cell>
          <table:table-cell office:value-type="float" office:value="19.261799">
            <text:p>19.261799</text:p>
          </table:table-cell>
          <table:table-cell office:value-type="float" office:value="6.153467">
            <text:p>6.153467</text:p>
          </table:table-cell>
          <table:table-cell office:value-type="float" office:value="1.010439">
            <text:p>1.010439</text:p>
          </table:table-cell>
          <table:table-cell office:value-type="float" office:value="62">
            <text:p>62</text:p>
          </table:table-cell>
          <table:table-cell office:value-type="float" office:value="20.482944">
            <text:p>20.482944</text:p>
          </table:table-cell>
          <table:table-cell office:value-type="float" office:value="1.470034">
            <text:p>1.470034</text:p>
          </table:table-cell>
          <table:table-cell office:value-type="float" office:value="12.200395">
            <text:p>12.200395</text:p>
          </table:table-cell>
          <table:table-cell office:value-type="float" office:value="19.171806">
            <text:p>19.171806</text:p>
          </table:table-cell>
          <table:table-cell office:value-type="float" office:value="63.922">
            <text:p>63.922</text:p>
          </table:table-cell>
          <table:table-cell office:value-type="float" office:value="62">
            <text:p>62</text:p>
          </table:table-cell>
          <table:table-cell office:value-type="float" office:value="20.071175">
            <text:p>20.071175</text:p>
          </table:table-cell>
          <table:table-cell office:value-type="float" office:value="2.3814132">
            <text:p>2.3814132</text:p>
          </table:table-cell>
          <table:table-cell office:value-type="float" office:value="103.7576">
            <text:p>103.7576</text:p>
          </table:table-cell>
          <table:table-cell office:value-type="float" office:value="0.32093602">
            <text:p>0.32093602</text:p>
          </table:table-cell>
          <table:table-cell office:value-type="float" office:value="0.18820703">
            <text:p>0.18820703</text:p>
          </table:table-cell>
          <table:table-cell office:value-type="float" office:value="62">
            <text:p>62</text:p>
          </table:table-cell>
          <table:table-cell office:value-type="float" office:value="19.866629">
            <text:p>19.866629</text:p>
          </table:table-cell>
          <table:table-cell office:value-type="float" office:value="12.799258">
            <text:p>12.799258</text:p>
          </table:table-cell>
          <table:table-cell office:value-type="float" office:value="0.320134">
            <text:p>0.320134</text:p>
          </table:table-cell>
          <table:table-cell office:value-type="float" office:value="2.006677">
            <text:p>2.006677</text:p>
          </table:table-cell>
          <table:table-cell office:value-type="float" office:value="1.790907">
            <text:p>1.790907</text:p>
          </table:table-cell>
          <table:table-cell office:value-type="float" office:value="62">
            <text:p>62</text:p>
          </table:table-cell>
          <table:table-cell office:value-type="float" office:value="14.012742">
            <text:p>14.012742</text:p>
          </table:table-cell>
          <table:table-cell office:value-type="float" office:value="32.482307">
            <text:p>32.482307</text:p>
          </table:table-cell>
          <table:table-cell office:value-type="float" office:value="5.923988">
            <text:p>5.923988</text:p>
          </table:table-cell>
          <table:table-cell office:value-type="float" office:value="96.513504">
            <text:p>96.513504</text:p>
          </table:table-cell>
          <table:table-cell office:value-type="float" office:value="2.6529098">
            <text:p>2.652909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1.149694">
            <text:p>21.149694</text:p>
          </table:table-cell>
          <table:table-cell office:value-type="float" office:value="5.400436">
            <text:p>5.400436</text:p>
          </table:table-cell>
          <table:table-cell office:value-type="float" office:value="18.672617">
            <text:p>18.672617</text:p>
          </table:table-cell>
          <table:table-cell office:value-type="float" office:value="6.031534">
            <text:p>6.031534</text:p>
          </table:table-cell>
          <table:table-cell office:value-type="float" office:value="1.5301044">
            <text:p>1.5301044</text:p>
          </table:table-cell>
          <table:table-cell office:value-type="float" office:value="63">
            <text:p>63</text:p>
          </table:table-cell>
          <table:table-cell office:value-type="float" office:value="24.67483">
            <text:p>24.67483</text:p>
          </table:table-cell>
          <table:table-cell office:value-type="float" office:value="0.25470033">
            <text:p>0.25470033</text:p>
          </table:table-cell>
          <table:table-cell office:value-type="float" office:value="11.982004">
            <text:p>11.982004</text:p>
          </table:table-cell>
          <table:table-cell office:value-type="float" office:value="19.151718">
            <text:p>19.151718</text:p>
          </table:table-cell>
          <table:table-cell office:value-type="float" office:value="64.63922">
            <text:p>64.63922</text:p>
          </table:table-cell>
          <table:table-cell office:value-type="float" office:value="63">
            <text:p>63</text:p>
          </table:table-cell>
          <table:table-cell office:value-type="float" office:value="19.650711">
            <text:p>19.650711</text:p>
          </table:table-cell>
          <table:table-cell office:value-type="float" office:value="1.9838141">
            <text:p>1.9838141</text:p>
          </table:table-cell>
          <table:table-cell office:value-type="float" office:value="103.08758">
            <text:p>103.08758</text:p>
          </table:table-cell>
          <table:table-cell office:value-type="float" office:value="1.2832093">
            <text:p>1.2832093</text:p>
          </table:table-cell>
          <table:table-cell office:value-type="float" office:value="0.3218821">
            <text:p>0.3218821</text:p>
          </table:table-cell>
          <table:table-cell office:value-type="float" office:value="63">
            <text:p>63</text:p>
          </table:table-cell>
          <table:table-cell office:value-type="float" office:value="19.808666">
            <text:p>19.808666</text:p>
          </table:table-cell>
          <table:table-cell office:value-type="float" office:value="11.927993">
            <text:p>11.927993</text:p>
          </table:table-cell>
          <table:table-cell office:value-type="float" office:value="0.03320134">
            <text:p>0.03320134</text:p>
          </table:table-cell>
          <table:table-cell office:value-type="float" office:value="3.5400667">
            <text:p>3.5400667</text:p>
          </table:table-cell>
          <table:table-cell office:value-type="float" office:value="1.017909">
            <text:p>1.017909</text:p>
          </table:table-cell>
          <table:table-cell office:value-type="float" office:value="63">
            <text:p>63</text:p>
          </table:table-cell>
          <table:table-cell office:value-type="float" office:value="14.420127">
            <text:p>14.420127</text:p>
          </table:table-cell>
          <table:table-cell office:value-type="float" office:value="32.094826">
            <text:p>32.094826</text:p>
          </table:table-cell>
          <table:table-cell office:value-type="float" office:value="3.9392397">
            <text:p>3.9392397</text:p>
          </table:table-cell>
          <table:table-cell office:value-type="float" office:value="96.045135">
            <text:p>96.045135</text:p>
          </table:table-cell>
          <table:table-cell office:value-type="float" office:value="2.066529">
            <text:p>2.0665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.621496">
            <text:p>19.621496</text:p>
          </table:table-cell>
          <table:table-cell office:value-type="float" office:value="4.0240045">
            <text:p>4.0240045</text:p>
          </table:table-cell>
          <table:table-cell office:value-type="float" office:value="18.226727">
            <text:p>18.226727</text:p>
          </table:table-cell>
          <table:table-cell office:value-type="float" office:value="5.990315">
            <text:p>5.990315</text:p>
          </table:table-cell>
          <table:table-cell office:value-type="float" office:value="1.355301">
            <text:p>1.355301</text:p>
          </table:table-cell>
          <table:table-cell office:value-type="float" office:value="64">
            <text:p>64</text:p>
          </table:table-cell>
          <table:table-cell office:value-type="float" office:value="21.876747">
            <text:p>21.876747</text:p>
          </table:table-cell>
          <table:table-cell office:value-type="float" office:value="0.642547">
            <text:p>0.642547</text:p>
          </table:table-cell>
          <table:table-cell office:value-type="float" office:value="12.019819">
            <text:p>12.019819</text:p>
          </table:table-cell>
          <table:table-cell office:value-type="float" office:value="19.001518">
            <text:p>19.001518</text:p>
          </table:table-cell>
          <table:table-cell office:value-type="float" office:value="65.046394">
            <text:p>65.046394</text:p>
          </table:table-cell>
          <table:table-cell office:value-type="float" office:value="64">
            <text:p>64</text:p>
          </table:table-cell>
          <table:table-cell office:value-type="float" office:value="17.916506">
            <text:p>17.916506</text:p>
          </table:table-cell>
          <table:table-cell office:value-type="float" office:value="2.6798382">
            <text:p>2.6798382</text:p>
          </table:table-cell>
          <table:table-cell office:value-type="float" office:value="103.51088">
            <text:p>103.51088</text:p>
          </table:table-cell>
          <table:table-cell office:value-type="float" office:value="1.332832">
            <text:p>1.332832</text:p>
          </table:table-cell>
          <table:table-cell office:value-type="float" office:value="0.65321887">
            <text:p>0.65321887</text:p>
          </table:table-cell>
          <table:table-cell office:value-type="float" office:value="64">
            <text:p>64</text:p>
          </table:table-cell>
          <table:table-cell office:value-type="float" office:value="18.448086">
            <text:p>18.448086</text:p>
          </table:table-cell>
          <table:table-cell office:value-type="float" office:value="12.059279">
            <text:p>12.059279</text:p>
          </table:table-cell>
          <table:table-cell office:value-type="float" office:value="0.030332012">
            <text:p>0.030332012</text:p>
          </table:table-cell>
          <table:table-cell office:value-type="float" office:value="2.3354006">
            <text:p>2.3354006</text:p>
          </table:table-cell>
          <table:table-cell office:value-type="float" office:value="1.0501791">
            <text:p>1.0501791</text:p>
          </table:table-cell>
          <table:table-cell office:value-type="float" office:value="64">
            <text:p>64</text:p>
          </table:table-cell>
          <table:table-cell office:value-type="float" office:value="12.214202">
            <text:p>12.214202</text:p>
          </table:table-cell>
          <table:table-cell office:value-type="float" office:value="32.500946">
            <text:p>32.500946</text:p>
          </table:table-cell>
          <table:table-cell office:value-type="float" office:value="4.6393924">
            <text:p>4.6393924</text:p>
          </table:table-cell>
          <table:table-cell office:value-type="float" office:value="96.19045">
            <text:p>96.19045</text:p>
          </table:table-cell>
          <table:table-cell office:value-type="float" office:value="2.2706652">
            <text:p>2.270665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1.656216">
            <text:p>21.656216</text:p>
          </table:table-cell>
          <table:table-cell office:value-type="float" office:value="5.29024">
            <text:p>5.29024</text:p>
          </table:table-cell>
          <table:table-cell office:value-type="float" office:value="18.002268">
            <text:p>18.002268</text:p>
          </table:table-cell>
          <table:table-cell office:value-type="float" office:value="6.639903">
            <text:p>6.639903</text:p>
          </table:table-cell>
          <table:table-cell office:value-type="float" office:value="1.493553">
            <text:p>1.493553</text:p>
          </table:table-cell>
          <table:table-cell office:value-type="float" office:value="65">
            <text:p>65</text:p>
          </table:table-cell>
          <table:table-cell office:value-type="float" office:value="18.878767">
            <text:p>18.878767</text:p>
          </table:table-cell>
          <table:table-cell office:value-type="float" office:value="0.00642547">
            <text:p>0.00642547</text:p>
          </table:table-cell>
          <table:table-cell office:value-type="float" office:value="13.490198">
            <text:p>13.490198</text:p>
          </table:table-cell>
          <table:table-cell office:value-type="float" office:value="19.180016">
            <text:p>19.180016</text:p>
          </table:table-cell>
          <table:table-cell office:value-type="float" office:value="64.65047">
            <text:p>64.65047</text:p>
          </table:table-cell>
          <table:table-cell office:value-type="float" office:value="65">
            <text:p>65</text:p>
          </table:table-cell>
          <table:table-cell office:value-type="float" office:value="19.769165">
            <text:p>19.769165</text:p>
          </table:table-cell>
          <table:table-cell office:value-type="float" office:value="3.7867985">
            <text:p>3.7867985</text:p>
          </table:table-cell>
          <table:table-cell office:value-type="float" office:value="40.715107">
            <text:p>40.715107</text:p>
          </table:table-cell>
          <table:table-cell office:value-type="float" office:value="0.09332833">
            <text:p>0.09332833</text:p>
          </table:table-cell>
          <table:table-cell office:value-type="float" office:value="0.08653219">
            <text:p>0.08653219</text:p>
          </table:table-cell>
          <table:table-cell office:value-type="float" office:value="65">
            <text:p>65</text:p>
          </table:table-cell>
          <table:table-cell office:value-type="float" office:value="18.52448">
            <text:p>18.52448</text:p>
          </table:table-cell>
          <table:table-cell office:value-type="float" office:value="12.280593">
            <text:p>12.280593</text:p>
          </table:table-cell>
          <table:table-cell office:value-type="float" office:value="0.04030332">
            <text:p>0.04030332</text:p>
          </table:table-cell>
          <table:table-cell office:value-type="float" office:value="3.0233538">
            <text:p>3.0233538</text:p>
          </table:table-cell>
          <table:table-cell office:value-type="float" office:value="1.0305018">
            <text:p>1.0305018</text:p>
          </table:table-cell>
          <table:table-cell office:value-type="float" office:value="65">
            <text:p>65</text:p>
          </table:table-cell>
          <table:table-cell office:value-type="float" office:value="10.6921425">
            <text:p>10.6921425</text:p>
          </table:table-cell>
          <table:table-cell office:value-type="float" office:value="33.32501">
            <text:p>33.32501</text:p>
          </table:table-cell>
          <table:table-cell office:value-type="float" office:value="4.006394">
            <text:p>4.006394</text:p>
          </table:table-cell>
          <table:table-cell office:value-type="float" office:value="95.7219">
            <text:p>95.7219</text:p>
          </table:table-cell>
          <table:table-cell office:value-type="float" office:value="2.0027065">
            <text:p>2.00270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.636562">
            <text:p>18.636562</text:p>
          </table:table-cell>
          <table:table-cell office:value-type="float" office:value="5.462902">
            <text:p>5.462902</text:p>
          </table:table-cell>
          <table:table-cell office:value-type="float" office:value="18.540022">
            <text:p>18.540022</text:p>
          </table:table-cell>
          <table:table-cell office:value-type="float" office:value="6.396399">
            <text:p>6.396399</text:p>
          </table:table-cell>
          <table:table-cell office:value-type="float" office:value="1.3949356">
            <text:p>1.3949356</text:p>
          </table:table-cell>
          <table:table-cell office:value-type="float" office:value="66">
            <text:p>66</text:p>
          </table:table-cell>
          <table:table-cell office:value-type="float" office:value="18.658789">
            <text:p>18.658789</text:p>
          </table:table-cell>
          <table:table-cell office:value-type="float" office:value="1.3700643">
            <text:p>1.3700643</text:p>
          </table:table-cell>
          <table:table-cell office:value-type="float" office:value="12.574903">
            <text:p>12.574903</text:p>
          </table:table-cell>
          <table:table-cell office:value-type="float" office:value="20.541801">
            <text:p>20.541801</text:p>
          </table:table-cell>
          <table:table-cell office:value-type="float" office:value="64.3665">
            <text:p>64.3665</text:p>
          </table:table-cell>
          <table:table-cell office:value-type="float" office:value="66">
            <text:p>66</text:p>
          </table:table-cell>
          <table:table-cell office:value-type="float" office:value="21.13769">
            <text:p>21.13769</text:p>
          </table:table-cell>
          <table:table-cell office:value-type="float" office:value="1.9978681">
            <text:p>1.9978681</text:p>
          </table:table-cell>
          <table:table-cell office:value-type="float" office:value="40.327152">
            <text:p>40.327152</text:p>
          </table:table-cell>
          <table:table-cell office:value-type="float" office:value="0.3209333">
            <text:p>0.3209333</text:p>
          </table:table-cell>
          <table:table-cell office:value-type="float" office:value="0.9808653">
            <text:p>0.9808653</text:p>
          </table:table-cell>
          <table:table-cell office:value-type="float" office:value="66">
            <text:p>66</text:p>
          </table:table-cell>
          <table:table-cell office:value-type="float" office:value="18.515244">
            <text:p>18.515244</text:p>
          </table:table-cell>
          <table:table-cell office:value-type="float" office:value="12.802805">
            <text:p>12.802805</text:p>
          </table:table-cell>
          <table:table-cell office:value-type="float" office:value="0.440403">
            <text:p>0.440403</text:p>
          </table:table-cell>
          <table:table-cell office:value-type="float" office:value="2.2702334">
            <text:p>2.2702334</text:p>
          </table:table-cell>
          <table:table-cell office:value-type="float" office:value="1.650305">
            <text:p>1.650305</text:p>
          </table:table-cell>
          <table:table-cell office:value-type="float" office:value="66">
            <text:p>66</text:p>
          </table:table-cell>
          <table:table-cell office:value-type="float" office:value="17.71692">
            <text:p>17.71692</text:p>
          </table:table-cell>
          <table:table-cell office:value-type="float" office:value="31.73325">
            <text:p>31.73325</text:p>
          </table:table-cell>
          <table:table-cell office:value-type="float" office:value="4.050064">
            <text:p>4.050064</text:p>
          </table:table-cell>
          <table:table-cell office:value-type="float" office:value="97.36722">
            <text:p>97.36722</text:p>
          </table:table-cell>
          <table:table-cell office:value-type="float" office:value="2.0200272">
            <text:p>2.020027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.796366">
            <text:p>18.796366</text:p>
          </table:table-cell>
          <table:table-cell office:value-type="float" office:value="4.054629">
            <text:p>4.054629</text:p>
          </table:table-cell>
          <table:table-cell office:value-type="float" office:value="18.1654">
            <text:p>18.1654</text:p>
          </table:table-cell>
          <table:table-cell office:value-type="float" office:value="7.893964">
            <text:p>7.893964</text:p>
          </table:table-cell>
          <table:table-cell office:value-type="float" office:value="1.1239494">
            <text:p>1.1239494</text:p>
          </table:table-cell>
          <table:table-cell office:value-type="float" office:value="67">
            <text:p>67</text:p>
          </table:table-cell>
          <table:table-cell office:value-type="float" office:value="16.276588">
            <text:p>16.276588</text:p>
          </table:table-cell>
          <table:table-cell office:value-type="float" office:value="2.6737006">
            <text:p>2.6737006</text:p>
          </table:table-cell>
          <table:table-cell office:value-type="float" office:value="13.495749">
            <text:p>13.495749</text:p>
          </table:table-cell>
          <table:table-cell office:value-type="float" office:value="20.685417">
            <text:p>20.685417</text:p>
          </table:table-cell>
          <table:table-cell office:value-type="float" office:value="63.883663">
            <text:p>63.883663</text:p>
          </table:table-cell>
          <table:table-cell office:value-type="float" office:value="67">
            <text:p>67</text:p>
          </table:table-cell>
          <table:table-cell office:value-type="float" office:value="18.561377">
            <text:p>18.561377</text:p>
          </table:table-cell>
          <table:table-cell office:value-type="float" office:value="2.1399786">
            <text:p>2.1399786</text:p>
          </table:table-cell>
          <table:table-cell office:value-type="float" office:value="40.003273">
            <text:p>40.003273</text:p>
          </table:table-cell>
          <table:table-cell office:value-type="float" office:value="0.0032093332">
            <text:p>0.0032093332</text:p>
          </table:table-cell>
          <table:table-cell office:value-type="float" office:value="0.009808653">
            <text:p>0.009808653</text:p>
          </table:table-cell>
          <table:table-cell office:value-type="float" office:value="67">
            <text:p>67</text:p>
          </table:table-cell>
          <table:table-cell office:value-type="float" office:value="18.735153">
            <text:p>18.735153</text:p>
          </table:table-cell>
          <table:table-cell office:value-type="float" office:value="12.278028">
            <text:p>12.278028</text:p>
          </table:table-cell>
          <table:table-cell office:value-type="float" office:value="0.0044040303">
            <text:p>0.0044040303</text:p>
          </table:table-cell>
          <table:table-cell office:value-type="float" office:value="2.3927023">
            <text:p>2.3927023</text:p>
          </table:table-cell>
          <table:table-cell office:value-type="float" office:value="1.836503">
            <text:p>1.836503</text:p>
          </table:table-cell>
          <table:table-cell office:value-type="float" office:value="67">
            <text:p>67</text:p>
          </table:table-cell>
          <table:table-cell office:value-type="float" office:value="14.867169">
            <text:p>14.867169</text:p>
          </table:table-cell>
          <table:table-cell office:value-type="float" office:value="32.957333">
            <text:p>32.957333</text:p>
          </table:table-cell>
          <table:table-cell office:value-type="float" office:value="4.6005006">
            <text:p>4.6005006</text:p>
          </table:table-cell>
          <table:table-cell office:value-type="float" office:value="95.133675">
            <text:p>95.133675</text:p>
          </table:table-cell>
          <table:table-cell office:value-type="float" office:value="2.1002002">
            <text:p>2.10020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.907965">
            <text:p>18.907965</text:p>
          </table:table-cell>
          <table:table-cell office:value-type="float" office:value="4.2005463">
            <text:p>4.2005463</text:p>
          </table:table-cell>
          <table:table-cell office:value-type="float" office:value="19.301655">
            <text:p>19.301655</text:p>
          </table:table-cell>
          <table:table-cell office:value-type="float" office:value="5.99894">
            <text:p>5.99894</text:p>
          </table:table-cell>
          <table:table-cell office:value-type="float" office:value="2.3712394">
            <text:p>2.3712394</text:p>
          </table:table-cell>
          <table:table-cell office:value-type="float" office:value="68">
            <text:p>68</text:p>
          </table:table-cell>
          <table:table-cell office:value-type="float" office:value="20.882767">
            <text:p>20.882767</text:p>
          </table:table-cell>
          <table:table-cell office:value-type="float" office:value="0.026737006">
            <text:p>0.026737006</text:p>
          </table:table-cell>
          <table:table-cell office:value-type="float" office:value="13.214957">
            <text:p>13.214957</text:p>
          </table:table-cell>
          <table:table-cell office:value-type="float" office:value="18.676855">
            <text:p>18.676855</text:p>
          </table:table-cell>
          <table:table-cell office:value-type="float" office:value="64.478836">
            <text:p>64.478836</text:p>
          </table:table-cell>
          <table:table-cell office:value-type="float" office:value="68">
            <text:p>68</text:p>
          </table:table-cell>
          <table:table-cell office:value-type="float" office:value="20.855616">
            <text:p>20.855616</text:p>
          </table:table-cell>
          <table:table-cell office:value-type="float" office:value="2.1413999">
            <text:p>2.1413999</text:p>
          </table:table-cell>
          <table:table-cell office:value-type="float" office:value="40.420033">
            <text:p>40.420033</text:p>
          </table:table-cell>
          <table:table-cell office:value-type="float" office:value="1.6000321">
            <text:p>1.6000321</text:p>
          </table:table-cell>
          <table:table-cell office:value-type="float" office:value="0.00009808653">
            <text:p>9.808653E-005</text:p>
          </table:table-cell>
          <table:table-cell office:value-type="float" office:value="68">
            <text:p>68</text:p>
          </table:table-cell>
          <table:table-cell office:value-type="float" office:value="20.017351">
            <text:p>20.017351</text:p>
          </table:table-cell>
          <table:table-cell office:value-type="float" office:value="12.922781">
            <text:p>12.922781</text:p>
          </table:table-cell>
          <table:table-cell office:value-type="float" office:value="0.650044">
            <text:p>0.650044</text:p>
          </table:table-cell>
          <table:table-cell office:value-type="float" office:value="2.683927">
            <text:p>2.683927</text:p>
          </table:table-cell>
          <table:table-cell office:value-type="float" office:value="1.008365">
            <text:p>1.008365</text:p>
          </table:table-cell>
          <table:table-cell office:value-type="float" office:value="68">
            <text:p>68</text:p>
          </table:table-cell>
          <table:table-cell office:value-type="float" office:value="12.128672">
            <text:p>12.128672</text:p>
          </table:table-cell>
          <table:table-cell office:value-type="float" office:value="33.799572">
            <text:p>33.799572</text:p>
          </table:table-cell>
          <table:table-cell office:value-type="float" office:value="4.706005">
            <text:p>4.706005</text:p>
          </table:table-cell>
          <table:table-cell office:value-type="float" office:value="96.071335">
            <text:p>96.071335</text:p>
          </table:table-cell>
          <table:table-cell office:value-type="float" office:value="3.1010022">
            <text:p>3.10100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.01908">
            <text:p>18.01908</text:p>
          </table:table-cell>
          <table:table-cell office:value-type="float" office:value="4.2020054">
            <text:p>4.2020054</text:p>
          </table:table-cell>
          <table:table-cell office:value-type="float" office:value="18.033016">
            <text:p>18.033016</text:p>
          </table:table-cell>
          <table:table-cell office:value-type="float" office:value="6.679989">
            <text:p>6.679989</text:p>
          </table:table-cell>
          <table:table-cell office:value-type="float" office:value="1.0237124">
            <text:p>1.0237124</text:p>
          </table:table-cell>
          <table:table-cell office:value-type="float" office:value="69">
            <text:p>69</text:p>
          </table:table-cell>
          <table:table-cell office:value-type="float" office:value="23.458828">
            <text:p>23.458828</text:p>
          </table:table-cell>
          <table:table-cell office:value-type="float" office:value="1.3302673">
            <text:p>1.3302673</text:p>
          </table:table-cell>
          <table:table-cell office:value-type="float" office:value="12.372149">
            <text:p>12.372149</text:p>
          </table:table-cell>
          <table:table-cell office:value-type="float" office:value="20.42677">
            <text:p>20.42677</text:p>
          </table:table-cell>
          <table:table-cell office:value-type="float" office:value="64.654785">
            <text:p>64.654785</text:p>
          </table:table-cell>
          <table:table-cell office:value-type="float" office:value="69">
            <text:p>69</text:p>
          </table:table-cell>
          <table:table-cell office:value-type="float" office:value="18.188557">
            <text:p>18.188557</text:p>
          </table:table-cell>
          <table:table-cell office:value-type="float" office:value="2.501414">
            <text:p>2.501414</text:p>
          </table:table-cell>
          <table:table-cell office:value-type="float" office:value="40.6442">
            <text:p>40.6442</text:p>
          </table:table-cell>
          <table:table-cell office:value-type="float" office:value="1.2960004">
            <text:p>1.2960004</text:p>
          </table:table-cell>
          <table:table-cell office:value-type="float" office:value="0.80000097">
            <text:p>0.80000097</text:p>
          </table:table-cell>
          <table:table-cell office:value-type="float" office:value="69">
            <text:p>69</text:p>
          </table:table-cell>
          <table:table-cell office:value-type="float" office:value="18.860174">
            <text:p>18.860174</text:p>
          </table:table-cell>
          <table:table-cell office:value-type="float" office:value="12.809229">
            <text:p>12.809229</text:p>
          </table:table-cell>
          <table:table-cell office:value-type="float" office:value="0.22650044">
            <text:p>0.22650044</text:p>
          </table:table-cell>
          <table:table-cell office:value-type="float" office:value="2.0668392">
            <text:p>2.0668392</text:p>
          </table:table-cell>
          <table:table-cell office:value-type="float" office:value="1.0900836">
            <text:p>1.0900836</text:p>
          </table:table-cell>
          <table:table-cell office:value-type="float" office:value="69">
            <text:p>69</text:p>
          </table:table-cell>
          <table:table-cell office:value-type="float" office:value="11.0012865">
            <text:p>11.0012865</text:p>
          </table:table-cell>
          <table:table-cell office:value-type="float" office:value="33.137997">
            <text:p>33.137997</text:p>
          </table:table-cell>
          <table:table-cell office:value-type="float" office:value="4.8470597">
            <text:p>4.8470597</text:p>
          </table:table-cell>
          <table:table-cell office:value-type="float" office:value="96.280716">
            <text:p>96.280716</text:p>
          </table:table-cell>
          <table:table-cell office:value-type="float" office:value="2.0710099">
            <text:p>2.071009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.95019">
            <text:p>18.95019</text:p>
          </table:table-cell>
          <table:table-cell office:value-type="float" office:value="5.4620204">
            <text:p>5.4620204</text:p>
          </table:table-cell>
          <table:table-cell office:value-type="float" office:value="19.30033">
            <text:p>19.30033</text:p>
          </table:table-cell>
          <table:table-cell office:value-type="float" office:value="7.2468">
            <text:p>7.2468</text:p>
          </table:table-cell>
          <table:table-cell office:value-type="float" office:value="1.0002371">
            <text:p>1.0002371</text:p>
          </table:table-cell>
          <table:table-cell office:value-type="float" office:value="70">
            <text:p>70</text:p>
          </table:table-cell>
          <table:table-cell office:value-type="float" office:value="21.02459">
            <text:p>21.02459</text:p>
          </table:table-cell>
          <table:table-cell office:value-type="float" office:value="1.4033027">
            <text:p>1.4033027</text:p>
          </table:table-cell>
          <table:table-cell office:value-type="float" office:value="13.613721">
            <text:p>13.613721</text:p>
          </table:table-cell>
          <table:table-cell office:value-type="float" office:value="19.064268">
            <text:p>19.064268</text:p>
          </table:table-cell>
          <table:table-cell office:value-type="float" office:value="64.08655">
            <text:p>64.08655</text:p>
          </table:table-cell>
          <table:table-cell office:value-type="float" office:value="70">
            <text:p>70</text:p>
          </table:table-cell>
          <table:table-cell office:value-type="float" office:value="17.381886">
            <text:p>17.381886</text:p>
          </table:table-cell>
          <table:table-cell office:value-type="float" office:value="3.865014">
            <text:p>3.865014</text:p>
          </table:table-cell>
          <table:table-cell office:value-type="float" office:value="40.40644">
            <text:p>40.40644</text:p>
          </table:table-cell>
          <table:table-cell office:value-type="float" office:value="1.95296">
            <text:p>1.95296</text:p>
          </table:table-cell>
          <table:table-cell office:value-type="float" office:value="0.04800001">
            <text:p>0.04800001</text:p>
          </table:table-cell>
          <table:table-cell office:value-type="float" office:value="70">
            <text:p>70</text:p>
          </table:table-cell>
          <table:table-cell office:value-type="float" office:value="20.478601">
            <text:p>20.478601</text:p>
          </table:table-cell>
          <table:table-cell office:value-type="float" office:value="11.888092">
            <text:p>11.888092</text:p>
          </table:table-cell>
          <table:table-cell office:value-type="float" office:value="0.0022650044">
            <text:p>0.0022650044</text:p>
          </table:table-cell>
          <table:table-cell office:value-type="float" office:value="2.7506683">
            <text:p>2.7506683</text:p>
          </table:table-cell>
          <table:table-cell office:value-type="float" office:value="0.9909009">
            <text:p>0.9909009</text:p>
          </table:table-cell>
          <table:table-cell office:value-type="float" office:value="70">
            <text:p>70</text:p>
          </table:table-cell>
          <table:table-cell office:value-type="float" office:value="10.820012">
            <text:p>10.820012</text:p>
          </table:table-cell>
          <table:table-cell office:value-type="float" office:value="32.66138">
            <text:p>32.66138</text:p>
          </table:table-cell>
          <table:table-cell office:value-type="float" office:value="4.1684704">
            <text:p>4.1684704</text:p>
          </table:table-cell>
          <table:table-cell office:value-type="float" office:value="97.13281">
            <text:p>97.13281</text:p>
          </table:table-cell>
          <table:table-cell office:value-type="float" office:value="2.66071">
            <text:p>2.660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.139502">
            <text:p>20.139502</text:p>
          </table:table-cell>
          <table:table-cell office:value-type="float" office:value="4.19462">
            <text:p>4.19462</text:p>
          </table:table-cell>
          <table:table-cell office:value-type="float" office:value="19.433002">
            <text:p>19.433002</text:p>
          </table:table-cell>
          <table:table-cell office:value-type="float" office:value="6.132468">
            <text:p>6.132468</text:p>
          </table:table-cell>
          <table:table-cell office:value-type="float" office:value="1.0100024">
            <text:p>1.0100024</text:p>
          </table:table-cell>
          <table:table-cell office:value-type="float" office:value="71">
            <text:p>71</text:p>
          </table:table-cell>
          <table:table-cell office:value-type="float" office:value="21.600246">
            <text:p>21.600246</text:p>
          </table:table-cell>
          <table:table-cell office:value-type="float" office:value="1.294033">
            <text:p>1.294033</text:p>
          </table:table-cell>
          <table:table-cell office:value-type="float" office:value="13.346138">
            <text:p>13.346138</text:p>
          </table:table-cell>
          <table:table-cell office:value-type="float" office:value="20.610641">
            <text:p>20.610641</text:p>
          </table:table-cell>
          <table:table-cell office:value-type="float" office:value="64.050865">
            <text:p>64.050865</text:p>
          </table:table-cell>
          <table:table-cell office:value-type="float" office:value="71">
            <text:p>71</text:p>
          </table:table-cell>
          <table:table-cell office:value-type="float" office:value="18.393818">
            <text:p>18.393818</text:p>
          </table:table-cell>
          <table:table-cell office:value-type="float" office:value="2.3586502">
            <text:p>2.3586502</text:p>
          </table:table-cell>
          <table:table-cell office:value-type="float" office:value="40.254066">
            <text:p>40.254066</text:p>
          </table:table-cell>
          <table:table-cell office:value-type="float" office:value="0.97952956">
            <text:p>0.97952956</text:p>
          </table:table-cell>
          <table:table-cell office:value-type="float" office:value="0.84048">
            <text:p>0.84048</text:p>
          </table:table-cell>
          <table:table-cell office:value-type="float" office:value="71">
            <text:p>71</text:p>
          </table:table-cell>
          <table:table-cell office:value-type="float" office:value="17.564787">
            <text:p>17.564787</text:p>
          </table:table-cell>
          <table:table-cell office:value-type="float" office:value="12.03888">
            <text:p>12.03888</text:p>
          </table:table-cell>
          <table:table-cell office:value-type="float" office:value="0.9600227">
            <text:p>0.9600227</text:p>
          </table:table-cell>
          <table:table-cell office:value-type="float" office:value="2.1875067">
            <text:p>2.1875067</text:p>
          </table:table-cell>
          <table:table-cell office:value-type="float" office:value="1.169909">
            <text:p>1.169909</text:p>
          </table:table-cell>
          <table:table-cell office:value-type="float" office:value="71">
            <text:p>71</text:p>
          </table:table-cell>
          <table:table-cell office:value-type="float" office:value="10.9582">
            <text:p>10.9582</text:p>
          </table:table-cell>
          <table:table-cell office:value-type="float" office:value="33.056614">
            <text:p>33.056614</text:p>
          </table:table-cell>
          <table:table-cell office:value-type="float" office:value="4.0016847">
            <text:p>4.0016847</text:p>
          </table:table-cell>
          <table:table-cell office:value-type="float" office:value="96.33133">
            <text:p>96.33133</text:p>
          </table:table-cell>
          <table:table-cell office:value-type="float" office:value="2.6366072">
            <text:p>2.636607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.701395">
            <text:p>18.701395</text:p>
          </table:table-cell>
          <table:table-cell office:value-type="float" office:value="4.1619463">
            <text:p>4.1619463</text:p>
          </table:table-cell>
          <table:table-cell office:value-type="float" office:value="18.91433">
            <text:p>18.91433</text:p>
          </table:table-cell>
          <table:table-cell office:value-type="float" office:value="6.0413246">
            <text:p>6.0413246</text:p>
          </table:table-cell>
          <table:table-cell office:value-type="float" office:value="1.0801">
            <text:p>1.0801</text:p>
          </table:table-cell>
          <table:table-cell office:value-type="float" office:value="72">
            <text:p>72</text:p>
          </table:table-cell>
          <table:table-cell office:value-type="float" office:value="16.746002">
            <text:p>16.746002</text:p>
          </table:table-cell>
          <table:table-cell office:value-type="float" office:value="0.02294033">
            <text:p>0.02294033</text:p>
          </table:table-cell>
          <table:table-cell office:value-type="float" office:value="13.063462">
            <text:p>13.063462</text:p>
          </table:table-cell>
          <table:table-cell office:value-type="float" office:value="19.266106">
            <text:p>19.266106</text:p>
          </table:table-cell>
          <table:table-cell office:value-type="float" office:value="64.32051">
            <text:p>64.32051</text:p>
          </table:table-cell>
          <table:table-cell office:value-type="float" office:value="72">
            <text:p>72</text:p>
          </table:table-cell>
          <table:table-cell office:value-type="float" office:value="18.243938">
            <text:p>18.243938</text:p>
          </table:table-cell>
          <table:table-cell office:value-type="float" office:value="3.2635865">
            <text:p>3.2635865</text:p>
          </table:table-cell>
          <table:table-cell office:value-type="float" office:value="39.78254">
            <text:p>39.78254</text:p>
          </table:table-cell>
          <table:table-cell office:value-type="float" office:value="0.2897953">
            <text:p>0.2897953</text:p>
          </table:table-cell>
          <table:table-cell office:value-type="float" office:value="0.0184048">
            <text:p>0.0184048</text:p>
          </table:table-cell>
          <table:table-cell office:value-type="float" office:value="72">
            <text:p>72</text:p>
          </table:table-cell>
          <table:table-cell office:value-type="float" office:value="19.085648">
            <text:p>19.085648</text:p>
          </table:table-cell>
          <table:table-cell office:value-type="float" office:value="12.080388">
            <text:p>12.080388</text:p>
          </table:table-cell>
          <table:table-cell office:value-type="float" office:value="0.039600227">
            <text:p>0.039600227</text:p>
          </table:table-cell>
          <table:table-cell office:value-type="float" office:value="3.791875">
            <text:p>3.791875</text:p>
          </table:table-cell>
          <table:table-cell office:value-type="float" office:value="1.791699">
            <text:p>1.791699</text:p>
          </table:table-cell>
          <table:table-cell office:value-type="float" office:value="72">
            <text:p>72</text:p>
          </table:table-cell>
          <table:table-cell office:value-type="float" office:value="13.609583">
            <text:p>13.609583</text:p>
          </table:table-cell>
          <table:table-cell office:value-type="float" office:value="32.490566">
            <text:p>32.490566</text:p>
          </table:table-cell>
          <table:table-cell office:value-type="float" office:value="4.3700166">
            <text:p>4.3700166</text:p>
          </table:table-cell>
          <table:table-cell office:value-type="float" office:value="96.32331">
            <text:p>96.32331</text:p>
          </table:table-cell>
          <table:table-cell office:value-type="float" office:value="2.016366">
            <text:p>2.0163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.927013">
            <text:p>17.927013</text:p>
          </table:table-cell>
          <table:table-cell office:value-type="float" office:value="4.6516194">
            <text:p>4.6516194</text:p>
          </table:table-cell>
          <table:table-cell office:value-type="float" office:value="18.169144">
            <text:p>18.169144</text:p>
          </table:table-cell>
          <table:table-cell office:value-type="float" office:value="7.320413">
            <text:p>7.320413</text:p>
          </table:table-cell>
          <table:table-cell office:value-type="float" office:value="1.010801">
            <text:p>1.010801</text:p>
          </table:table-cell>
          <table:table-cell office:value-type="float" office:value="73">
            <text:p>73</text:p>
          </table:table-cell>
          <table:table-cell office:value-type="float" office:value="19.42746">
            <text:p>19.42746</text:p>
          </table:table-cell>
          <table:table-cell office:value-type="float" office:value="0.010229403">
            <text:p>0.010229403</text:p>
          </table:table-cell>
          <table:table-cell office:value-type="float" office:value="14.250635">
            <text:p>14.250635</text:p>
          </table:table-cell>
          <table:table-cell office:value-type="float" office:value="19.23266">
            <text:p>19.23266</text:p>
          </table:table-cell>
          <table:table-cell office:value-type="float" office:value="63.363205">
            <text:p>63.363205</text:p>
          </table:table-cell>
          <table:table-cell office:value-type="float" office:value="73">
            <text:p>73</text:p>
          </table:table-cell>
          <table:table-cell office:value-type="float" office:value="19.222439">
            <text:p>19.222439</text:p>
          </table:table-cell>
          <table:table-cell office:value-type="float" office:value="2.1126359">
            <text:p>2.1126359</text:p>
          </table:table-cell>
          <table:table-cell office:value-type="float" office:value="40.107826">
            <text:p>40.107826</text:p>
          </table:table-cell>
          <table:table-cell office:value-type="float" office:value="0.6828979">
            <text:p>0.6828979</text:p>
          </table:table-cell>
          <table:table-cell office:value-type="float" office:value="0.32018405">
            <text:p>0.32018405</text:p>
          </table:table-cell>
          <table:table-cell office:value-type="float" office:value="73">
            <text:p>73</text:p>
          </table:table-cell>
          <table:table-cell office:value-type="float" office:value="19.460857">
            <text:p>19.460857</text:p>
          </table:table-cell>
          <table:table-cell office:value-type="float" office:value="11.920803">
            <text:p>11.920803</text:p>
          </table:table-cell>
          <table:table-cell office:value-type="float" office:value="0.00039600226">
            <text:p>0.0003960023</text:p>
          </table:table-cell>
          <table:table-cell office:value-type="float" office:value="3.6379187">
            <text:p>3.6379187</text:p>
          </table:table-cell>
          <table:table-cell office:value-type="float" office:value="1.177917">
            <text:p>1.177917</text:p>
          </table:table-cell>
          <table:table-cell office:value-type="float" office:value="73">
            <text:p>73</text:p>
          </table:table-cell>
          <table:table-cell office:value-type="float" office:value="13.956097">
            <text:p>13.956097</text:p>
          </table:table-cell>
          <table:table-cell office:value-type="float" office:value="32.48491">
            <text:p>32.48491</text:p>
          </table:table-cell>
          <table:table-cell office:value-type="float" office:value="4.6437">
            <text:p>4.6437</text:p>
          </table:table-cell>
          <table:table-cell office:value-type="float" office:value="97.94323">
            <text:p>97.94323</text:p>
          </table:table-cell>
          <table:table-cell office:value-type="float" office:value="2.0701635">
            <text:p>2.07016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1.47927">
            <text:p>21.47927</text:p>
          </table:table-cell>
          <table:table-cell office:value-type="float" office:value="4.056516">
            <text:p>4.056516</text:p>
          </table:table-cell>
          <table:table-cell office:value-type="float" office:value="16.821692">
            <text:p>16.821692</text:p>
          </table:table-cell>
          <table:table-cell office:value-type="float" office:value="6.223204">
            <text:p>6.223204</text:p>
          </table:table-cell>
          <table:table-cell office:value-type="float" office:value="1.1701081">
            <text:p>1.1701081</text:p>
          </table:table-cell>
          <table:table-cell office:value-type="float" office:value="74">
            <text:p>74</text:p>
          </table:table-cell>
          <table:table-cell office:value-type="float" office:value="18.134275">
            <text:p>18.134275</text:p>
          </table:table-cell>
          <table:table-cell office:value-type="float" office:value="1.6001022">
            <text:p>1.6001022</text:p>
          </table:table-cell>
          <table:table-cell office:value-type="float" office:value="15.412506">
            <text:p>15.412506</text:p>
          </table:table-cell>
          <table:table-cell office:value-type="float" office:value="20.372326">
            <text:p>20.372326</text:p>
          </table:table-cell>
          <table:table-cell office:value-type="float" office:value="64.63364">
            <text:p>64.63364</text:p>
          </table:table-cell>
          <table:table-cell office:value-type="float" office:value="74">
            <text:p>74</text:p>
          </table:table-cell>
          <table:table-cell office:value-type="float" office:value="21.272224">
            <text:p>21.272224</text:p>
          </table:table-cell>
          <table:table-cell office:value-type="float" office:value="3.3111265">
            <text:p>3.3111265</text:p>
          </table:table-cell>
          <table:table-cell office:value-type="float" office:value="40.36108">
            <text:p>40.36108</text:p>
          </table:table-cell>
          <table:table-cell office:value-type="float" office:value="0.006828979">
            <text:p>0.006828979</text:p>
          </table:table-cell>
          <table:table-cell office:value-type="float" office:value="0.6432018">
            <text:p>0.6432018</text:p>
          </table:table-cell>
          <table:table-cell office:value-type="float" office:value="74">
            <text:p>74</text:p>
          </table:table-cell>
          <table:table-cell office:value-type="float" office:value="18.74461">
            <text:p>18.74461</text:p>
          </table:table-cell>
          <table:table-cell office:value-type="float" office:value="12.169208">
            <text:p>12.169208</text:p>
          </table:table-cell>
          <table:table-cell office:value-type="float" office:value="0.66000396">
            <text:p>0.66000396</text:p>
          </table:table-cell>
          <table:table-cell office:value-type="float" office:value="2.276379">
            <text:p>2.276379</text:p>
          </table:table-cell>
          <table:table-cell office:value-type="float" office:value="1.6517792">
            <text:p>1.6517792</text:p>
          </table:table-cell>
          <table:table-cell office:value-type="float" office:value="74">
            <text:p>74</text:p>
          </table:table-cell>
          <table:table-cell office:value-type="float" office:value="37.84956">
            <text:p>37.84956</text:p>
          </table:table-cell>
          <table:table-cell office:value-type="float" office:value="32.00485">
            <text:p>32.00485</text:p>
          </table:table-cell>
          <table:table-cell office:value-type="float" office:value="65.526436">
            <text:p>65.526436</text:p>
          </table:table-cell>
          <table:table-cell office:value-type="float" office:value="98.099434">
            <text:p>98.099434</text:p>
          </table:table-cell>
          <table:table-cell office:value-type="float" office:value="1.9707016">
            <text:p>1.970701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.624792">
            <text:p>20.624792</text:p>
          </table:table-cell>
          <table:table-cell office:value-type="float" office:value="4.1605654">
            <text:p>4.1605654</text:p>
          </table:table-cell>
          <table:table-cell office:value-type="float" office:value="16.018217">
            <text:p>16.018217</text:p>
          </table:table-cell>
          <table:table-cell office:value-type="float" office:value="6.162232">
            <text:p>6.162232</text:p>
          </table:table-cell>
          <table:table-cell office:value-type="float" office:value="1.701701">
            <text:p>1.701701</text:p>
          </table:table-cell>
          <table:table-cell office:value-type="float" office:value="75">
            <text:p>75</text:p>
          </table:table-cell>
          <table:table-cell office:value-type="float" office:value="16.701344">
            <text:p>16.701344</text:p>
          </table:table-cell>
          <table:table-cell office:value-type="float" office:value="0.21600102">
            <text:p>0.21600102</text:p>
          </table:table-cell>
          <table:table-cell office:value-type="float" office:value="13.054125">
            <text:p>13.054125</text:p>
          </table:table-cell>
          <table:table-cell office:value-type="float" office:value="18.983723">
            <text:p>18.983723</text:p>
          </table:table-cell>
          <table:table-cell office:value-type="float" office:value="65.016335">
            <text:p>65.016335</text:p>
          </table:table-cell>
          <table:table-cell office:value-type="float" office:value="75">
            <text:p>75</text:p>
          </table:table-cell>
          <table:table-cell office:value-type="float" office:value="23.332722">
            <text:p>23.332722</text:p>
          </table:table-cell>
          <table:table-cell office:value-type="float" office:value="3.2931113">
            <text:p>3.2931113</text:p>
          </table:table-cell>
          <table:table-cell office:value-type="float" office:value="41.563614">
            <text:p>41.563614</text:p>
          </table:table-cell>
          <table:table-cell office:value-type="float" office:value="0.040068287">
            <text:p>0.040068287</text:p>
          </table:table-cell>
          <table:table-cell office:value-type="float" office:value="0.856432">
            <text:p>0.856432</text:p>
          </table:table-cell>
          <table:table-cell office:value-type="float" office:value="75">
            <text:p>75</text:p>
          </table:table-cell>
          <table:table-cell office:value-type="float" office:value="19.277447">
            <text:p>19.277447</text:p>
          </table:table-cell>
          <table:table-cell office:value-type="float" office:value="12.151691">
            <text:p>12.151691</text:p>
          </table:table-cell>
          <table:table-cell office:value-type="float" office:value="0.20660004">
            <text:p>0.20660004</text:p>
          </table:table-cell>
          <table:table-cell office:value-type="float" office:value="2.0127637">
            <text:p>2.0127637</text:p>
          </table:table-cell>
          <table:table-cell office:value-type="float" office:value="1.0165178">
            <text:p>1.0165178</text:p>
          </table:table-cell>
          <table:table-cell office:value-type="float" office:value="75">
            <text:p>75</text:p>
          </table:table-cell>
          <table:table-cell office:value-type="float" office:value="35.288498">
            <text:p>35.288498</text:p>
          </table:table-cell>
          <table:table-cell office:value-type="float" office:value="32.00005">
            <text:p>32.00005</text:p>
          </table:table-cell>
          <table:table-cell office:value-type="float" office:value="68.67526">
            <text:p>68.67526</text:p>
          </table:table-cell>
          <table:table-cell office:value-type="float" office:value="97.701">
            <text:p>97.701</text:p>
          </table:table-cell>
          <table:table-cell office:value-type="float" office:value="2.749707">
            <text:p>2.7497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1.316248">
            <text:p>21.316248</text:p>
          </table:table-cell>
          <table:table-cell office:value-type="float" office:value="4.121606">
            <text:p>4.121606</text:p>
          </table:table-cell>
          <table:table-cell office:value-type="float" office:value="17.280182">
            <text:p>17.280182</text:p>
          </table:table-cell>
          <table:table-cell office:value-type="float" office:value="7.3416224">
            <text:p>7.3416224</text:p>
          </table:table-cell>
          <table:table-cell office:value-type="float" office:value="1.4070171">
            <text:p>1.4070171</text:p>
          </table:table-cell>
          <table:table-cell office:value-type="float" office:value="76">
            <text:p>76</text:p>
          </table:table-cell>
          <table:table-cell office:value-type="float" office:value="22.107014">
            <text:p>22.107014</text:p>
          </table:table-cell>
          <table:table-cell office:value-type="float" office:value="1.04216">
            <text:p>1.04216</text:p>
          </table:table-cell>
          <table:table-cell office:value-type="float" office:value="12.960542">
            <text:p>12.960542</text:p>
          </table:table-cell>
          <table:table-cell office:value-type="float" office:value="20.209837">
            <text:p>20.209837</text:p>
          </table:table-cell>
          <table:table-cell office:value-type="float" office:value="64.14017">
            <text:p>64.14017</text:p>
          </table:table-cell>
          <table:table-cell office:value-type="float" office:value="76">
            <text:p>76</text:p>
          </table:table-cell>
          <table:table-cell office:value-type="float" office:value="16.733328">
            <text:p>16.733328</text:p>
          </table:table-cell>
          <table:table-cell office:value-type="float" office:value="2.6729312">
            <text:p>2.6729312</text:p>
          </table:table-cell>
          <table:table-cell office:value-type="float" office:value="40.355637">
            <text:p>40.355637</text:p>
          </table:table-cell>
          <table:table-cell office:value-type="float" office:value="1.2804008">
            <text:p>1.2804008</text:p>
          </table:table-cell>
          <table:table-cell office:value-type="float" office:value="0.32856435">
            <text:p>0.32856435</text:p>
          </table:table-cell>
          <table:table-cell office:value-type="float" office:value="76">
            <text:p>76</text:p>
          </table:table-cell>
          <table:table-cell office:value-type="float" office:value="21.942774">
            <text:p>21.942774</text:p>
          </table:table-cell>
          <table:table-cell office:value-type="float" office:value="12.041516">
            <text:p>12.041516</text:p>
          </table:table-cell>
          <table:table-cell office:value-type="float" office:value="1.742066">
            <text:p>1.742066</text:p>
          </table:table-cell>
          <table:table-cell office:value-type="float" office:value="3.5201275">
            <text:p>3.5201275</text:p>
          </table:table-cell>
          <table:table-cell office:value-type="float" office:value="1.3901651">
            <text:p>1.3901651</text:p>
          </table:table-cell>
          <table:table-cell office:value-type="float" office:value="76">
            <text:p>76</text:p>
          </table:table-cell>
          <table:table-cell office:value-type="float" office:value="51.502884">
            <text:p>51.502884</text:p>
          </table:table-cell>
          <table:table-cell office:value-type="float" office:value="32.06">
            <text:p>32.06</text:p>
          </table:table-cell>
          <table:table-cell office:value-type="float" office:value="70.11675">
            <text:p>70.11675</text:p>
          </table:table-cell>
          <table:table-cell office:value-type="float" office:value="96.97701">
            <text:p>96.97701</text:p>
          </table:table-cell>
          <table:table-cell office:value-type="float" office:value="2.3974972">
            <text:p>2.397497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.513165">
            <text:p>21.513165</text:p>
          </table:table-cell>
          <table:table-cell office:value-type="float" office:value="4.361216">
            <text:p>4.361216</text:p>
          </table:table-cell>
          <table:table-cell office:value-type="float" office:value="16.212801">
            <text:p>16.212801</text:p>
          </table:table-cell>
          <table:table-cell office:value-type="float" office:value="6.213416">
            <text:p>6.213416</text:p>
          </table:table-cell>
          <table:table-cell office:value-type="float" office:value="2.1240702">
            <text:p>2.1240702</text:p>
          </table:table-cell>
          <table:table-cell office:value-type="float" office:value="77">
            <text:p>77</text:p>
          </table:table-cell>
          <table:table-cell office:value-type="float" office:value="16.26107">
            <text:p>16.26107</text:p>
          </table:table-cell>
          <table:table-cell office:value-type="float" office:value="0.7304216">
            <text:p>0.7304216</text:p>
          </table:table-cell>
          <table:table-cell office:value-type="float" office:value="13.049605">
            <text:p>13.049605</text:p>
          </table:table-cell>
          <table:table-cell office:value-type="float" office:value="19.072098">
            <text:p>19.072098</text:p>
          </table:table-cell>
          <table:table-cell office:value-type="float" office:value="0.7214017">
            <text:p>0.7214017</text:p>
          </table:table-cell>
          <table:table-cell office:value-type="float" office:value="77">
            <text:p>77</text:p>
          </table:table-cell>
          <table:table-cell office:value-type="float" office:value="18.687334">
            <text:p>18.687334</text:p>
          </table:table-cell>
          <table:table-cell office:value-type="float" office:value="2.1067293">
            <text:p>2.1067293</text:p>
          </table:table-cell>
          <table:table-cell office:value-type="float" office:value="41.023556">
            <text:p>41.023556</text:p>
          </table:table-cell>
          <table:table-cell office:value-type="float" office:value="0.012804007">
            <text:p>0.012804007</text:p>
          </table:table-cell>
          <table:table-cell office:value-type="float" office:value="0.16328564">
            <text:p>0.16328564</text:p>
          </table:table-cell>
          <table:table-cell office:value-type="float" office:value="77">
            <text:p>77</text:p>
          </table:table-cell>
          <table:table-cell office:value-type="float" office:value="18.169428">
            <text:p>18.169428</text:p>
          </table:table-cell>
          <table:table-cell office:value-type="float" office:value="12.060415">
            <text:p>12.060415</text:p>
          </table:table-cell>
          <table:table-cell office:value-type="float" office:value="0.01742066">
            <text:p>0.01742066</text:p>
          </table:table-cell>
          <table:table-cell office:value-type="float" office:value="11.235202">
            <text:p>11.235202</text:p>
          </table:table-cell>
          <table:table-cell office:value-type="float" office:value="1.3939017">
            <text:p>1.3939017</text:p>
          </table:table-cell>
          <table:table-cell office:value-type="float" office:value="77">
            <text:p>77</text:p>
          </table:table-cell>
          <table:table-cell office:value-type="float" office:value="42.56503">
            <text:p>42.56503</text:p>
          </table:table-cell>
          <table:table-cell office:value-type="float" office:value="32.480602">
            <text:p>32.480602</text:p>
          </table:table-cell>
          <table:table-cell office:value-type="float" office:value="68.021164">
            <text:p>68.021164</text:p>
          </table:table-cell>
          <table:table-cell office:value-type="float" office:value="94.609764">
            <text:p>94.609764</text:p>
          </table:table-cell>
          <table:table-cell office:value-type="float" office:value="2.283975">
            <text:p>2.28397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.965132">
            <text:p>20.965132</text:p>
          </table:table-cell>
          <table:table-cell office:value-type="float" office:value="6.523612">
            <text:p>6.523612</text:p>
          </table:table-cell>
          <table:table-cell office:value-type="float" office:value="16.002129">
            <text:p>16.002129</text:p>
          </table:table-cell>
          <table:table-cell office:value-type="float" office:value="6.942134">
            <text:p>6.942134</text:p>
          </table:table-cell>
          <table:table-cell office:value-type="float" office:value="1.0212407">
            <text:p>1.0212407</text:p>
          </table:table-cell>
          <table:table-cell office:value-type="float" office:value="78">
            <text:p>78</text:p>
          </table:table-cell>
          <table:table-cell office:value-type="float" office:value="18.452612">
            <text:p>18.452612</text:p>
          </table:table-cell>
          <table:table-cell office:value-type="float" office:value="0.32730424">
            <text:p>0.32730424</text:p>
          </table:table-cell>
          <table:table-cell office:value-type="float" office:value="13.130496">
            <text:p>13.130496</text:p>
          </table:table-cell>
          <table:table-cell office:value-type="float" office:value="19.79072">
            <text:p>19.79072</text:p>
          </table:table-cell>
          <table:table-cell office:value-type="float" office:value="0.8172141">
            <text:p>0.8172141</text:p>
          </table:table-cell>
          <table:table-cell office:value-type="float" office:value="78">
            <text:p>78</text:p>
          </table:table-cell>
          <table:table-cell office:value-type="float" office:value="20.506872">
            <text:p>20.506872</text:p>
          </table:table-cell>
          <table:table-cell office:value-type="float" office:value="3.6410673">
            <text:p>3.6410673</text:p>
          </table:table-cell>
          <table:table-cell office:value-type="float" office:value="40.190235">
            <text:p>40.190235</text:p>
          </table:table-cell>
          <table:table-cell office:value-type="float" office:value="0.18012804">
            <text:p>0.18012804</text:p>
          </table:table-cell>
          <table:table-cell office:value-type="float" office:value="0.33163285">
            <text:p>0.33163285</text:p>
          </table:table-cell>
          <table:table-cell office:value-type="float" office:value="78">
            <text:p>78</text:p>
          </table:table-cell>
          <table:table-cell office:value-type="float" office:value="22.501694">
            <text:p>22.501694</text:p>
          </table:table-cell>
          <table:table-cell office:value-type="float" office:value="12.210605">
            <text:p>12.210605</text:p>
          </table:table-cell>
          <table:table-cell office:value-type="float" office:value="0.010174206">
            <text:p>0.010174206</text:p>
          </table:table-cell>
          <table:table-cell office:value-type="float" office:value="10.412353">
            <text:p>10.412353</text:p>
          </table:table-cell>
          <table:table-cell office:value-type="float" office:value="1.0539391">
            <text:p>1.0539391</text:p>
          </table:table-cell>
          <table:table-cell office:value-type="float" office:value="78">
            <text:p>78</text:p>
          </table:table-cell>
          <table:table-cell office:value-type="float" office:value="38.00565">
            <text:p>38.00565</text:p>
          </table:table-cell>
          <table:table-cell office:value-type="float" office:value="33.964806">
            <text:p>33.964806</text:p>
          </table:table-cell>
          <table:table-cell office:value-type="float" office:value="68.17021">
            <text:p>68.17021</text:p>
          </table:table-cell>
          <table:table-cell office:value-type="float" office:value="32.1461">
            <text:p>32.1461</text:p>
          </table:table-cell>
          <table:table-cell office:value-type="float" office:value="2.0228395">
            <text:p>2.022839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.63965">
            <text:p>17.63965</text:p>
          </table:table-cell>
          <table:table-cell office:value-type="float" office:value="5.2652364">
            <text:p>5.2652364</text:p>
          </table:table-cell>
          <table:table-cell office:value-type="float" office:value="17.120022">
            <text:p>17.120022</text:p>
          </table:table-cell>
          <table:table-cell office:value-type="float" office:value="6.0494213">
            <text:p>6.0494213</text:p>
          </table:table-cell>
          <table:table-cell office:value-type="float" office:value="1.5102124">
            <text:p>1.5102124</text:p>
          </table:table-cell>
          <table:table-cell office:value-type="float" office:value="79">
            <text:p>79</text:p>
          </table:table-cell>
          <table:table-cell office:value-type="float" office:value="20.794527">
            <text:p>20.794527</text:p>
          </table:table-cell>
          <table:table-cell office:value-type="float" office:value="1.603273">
            <text:p>1.603273</text:p>
          </table:table-cell>
          <table:table-cell office:value-type="float" office:value="13.301305">
            <text:p>13.301305</text:p>
          </table:table-cell>
          <table:table-cell office:value-type="float" office:value="20.157907">
            <text:p>20.157907</text:p>
          </table:table-cell>
          <table:table-cell office:value-type="float" office:value="0.00817214">
            <text:p>0.00817214</text:p>
          </table:table-cell>
          <table:table-cell office:value-type="float" office:value="79">
            <text:p>79</text:p>
          </table:table-cell>
          <table:table-cell office:value-type="float" office:value="22.365068">
            <text:p>22.365068</text:p>
          </table:table-cell>
          <table:table-cell office:value-type="float" office:value="1.6564107">
            <text:p>1.6564107</text:p>
          </table:table-cell>
          <table:table-cell office:value-type="float" office:value="42.981903">
            <text:p>42.981903</text:p>
          </table:table-cell>
          <table:table-cell office:value-type="float" office:value="0.011801281">
            <text:p>0.011801281</text:p>
          </table:table-cell>
          <table:table-cell office:value-type="float" office:value="0.6433163">
            <text:p>0.6433163</text:p>
          </table:table-cell>
          <table:table-cell office:value-type="float" office:value="79">
            <text:p>79</text:p>
          </table:table-cell>
          <table:table-cell office:value-type="float" office:value="19.775017">
            <text:p>19.775017</text:p>
          </table:table-cell>
          <table:table-cell office:value-type="float" office:value="12.032105">
            <text:p>12.032105</text:p>
          </table:table-cell>
          <table:table-cell office:value-type="float" office:value="0.6401018">
            <text:p>0.6401018</text:p>
          </table:table-cell>
          <table:table-cell office:value-type="float" office:value="10.404123">
            <text:p>10.404123</text:p>
          </table:table-cell>
          <table:table-cell office:value-type="float" office:value="1.1705394">
            <text:p>1.1705394</text:p>
          </table:table-cell>
          <table:table-cell office:value-type="float" office:value="79">
            <text:p>79</text:p>
          </table:table-cell>
          <table:table-cell office:value-type="float" office:value="38.920055">
            <text:p>38.920055</text:p>
          </table:table-cell>
          <table:table-cell office:value-type="float" office:value="32.17965">
            <text:p>32.17965</text:p>
          </table:table-cell>
          <table:table-cell office:value-type="float" office:value="68.1817">
            <text:p>68.1817</text:p>
          </table:table-cell>
          <table:table-cell office:value-type="float" office:value="33.60146">
            <text:p>33.60146</text:p>
          </table:table-cell>
          <table:table-cell office:value-type="float" office:value="2.0302284">
            <text:p>2.03022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.626396">
            <text:p>20.626396</text:p>
          </table:table-cell>
          <table:table-cell office:value-type="float" office:value="6.092653">
            <text:p>6.092653</text:p>
          </table:table-cell>
          <table:table-cell office:value-type="float" office:value="16.1012">
            <text:p>16.1012</text:p>
          </table:table-cell>
          <table:table-cell office:value-type="float" office:value="6.7404943">
            <text:p>6.7404943</text:p>
          </table:table-cell>
          <table:table-cell office:value-type="float" office:value="1.6551021">
            <text:p>1.6551021</text:p>
          </table:table-cell>
          <table:table-cell office:value-type="float" office:value="80">
            <text:p>80</text:p>
          </table:table-cell>
          <table:table-cell office:value-type="float" office:value="18.977945">
            <text:p>18.977945</text:p>
          </table:table-cell>
          <table:table-cell office:value-type="float" office:value="0.05603273">
            <text:p>0.05603273</text:p>
          </table:table-cell>
          <table:table-cell office:value-type="float" office:value="12.943012">
            <text:p>12.943012</text:p>
          </table:table-cell>
          <table:table-cell office:value-type="float" office:value="19.12158">
            <text:p>19.12158</text:p>
          </table:table-cell>
          <table:table-cell office:value-type="float" office:value="1.2800817">
            <text:p>1.2800817</text:p>
          </table:table-cell>
          <table:table-cell office:value-type="float" office:value="80">
            <text:p>80</text:p>
          </table:table-cell>
          <table:table-cell office:value-type="float" office:value="16.63365">
            <text:p>16.63365</text:p>
          </table:table-cell>
          <table:table-cell office:value-type="float" office:value="0.3365641">
            <text:p>0.3365641</text:p>
          </table:table-cell>
          <table:table-cell office:value-type="float" office:value="40.20982">
            <text:p>40.20982</text:p>
          </table:table-cell>
          <table:table-cell office:value-type="float" office:value="1.5101181">
            <text:p>1.5101181</text:p>
          </table:table-cell>
          <table:table-cell office:value-type="float" office:value="0.0064331633">
            <text:p>0.0064331633</text:p>
          </table:table-cell>
          <table:table-cell office:value-type="float" office:value="80">
            <text:p>80</text:p>
          </table:table-cell>
          <table:table-cell office:value-type="float" office:value="18.25775">
            <text:p>18.25775</text:p>
          </table:table-cell>
          <table:table-cell office:value-type="float" office:value="12.280321">
            <text:p>12.280321</text:p>
          </table:table-cell>
          <table:table-cell office:value-type="float" office:value="0.10640101">
            <text:p>0.10640101</text:p>
          </table:table-cell>
          <table:table-cell office:value-type="float" office:value="10.024041">
            <text:p>10.024041</text:p>
          </table:table-cell>
          <table:table-cell office:value-type="float" office:value="1.6317053">
            <text:p>1.6317053</text:p>
          </table:table-cell>
          <table:table-cell office:value-type="float" office:value="80">
            <text:p>80</text:p>
          </table:table-cell>
          <table:table-cell office:value-type="float" office:value="32.9492">
            <text:p>32.9492</text:p>
          </table:table-cell>
          <table:table-cell office:value-type="float" office:value="33.641796">
            <text:p>33.641796</text:p>
          </table:table-cell>
          <table:table-cell office:value-type="float" office:value="68.76182">
            <text:p>68.76182</text:p>
          </table:table-cell>
          <table:table-cell office:value-type="float" office:value="32.016014">
            <text:p>32.016014</text:p>
          </table:table-cell>
          <table:table-cell office:value-type="float" office:value="2.960302">
            <text:p>2.96030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.446264">
            <text:p>17.446264</text:p>
          </table:table-cell>
          <table:table-cell office:value-type="float" office:value="4.1209264">
            <text:p>4.1209264</text:p>
          </table:table-cell>
          <table:table-cell office:value-type="float" office:value="16.001013">
            <text:p>16.001013</text:p>
          </table:table-cell>
          <table:table-cell office:value-type="float" office:value="6.987405">
            <text:p>6.987405</text:p>
          </table:table-cell>
          <table:table-cell office:value-type="float" office:value="1.006551">
            <text:p>1.006551</text:p>
          </table:table-cell>
          <table:table-cell office:value-type="float" office:value="81">
            <text:p>81</text:p>
          </table:table-cell>
          <table:table-cell office:value-type="float" office:value="18.94978">
            <text:p>18.94978</text:p>
          </table:table-cell>
          <table:table-cell office:value-type="float" office:value="0.16056032">
            <text:p>0.16056032</text:p>
          </table:table-cell>
          <table:table-cell office:value-type="float" office:value="12.99943">
            <text:p>12.99943</text:p>
          </table:table-cell>
          <table:table-cell office:value-type="float" office:value="19.661217">
            <text:p>19.661217</text:p>
          </table:table-cell>
          <table:table-cell office:value-type="float" office:value="0.37280083">
            <text:p>0.37280083</text:p>
          </table:table-cell>
          <table:table-cell office:value-type="float" office:value="81">
            <text:p>81</text:p>
          </table:table-cell>
          <table:table-cell office:value-type="float" office:value="20.056337">
            <text:p>20.056337</text:p>
          </table:table-cell>
          <table:table-cell office:value-type="float" office:value="2.5833654">
            <text:p>2.5833654</text:p>
          </table:table-cell>
          <table:table-cell office:value-type="float" office:value="41.2821">
            <text:p>41.2821</text:p>
          </table:table-cell>
          <table:table-cell office:value-type="float" office:value="0.25510117">
            <text:p>0.25510117</text:p>
          </table:table-cell>
          <table:table-cell office:value-type="float" office:value="0.66006434">
            <text:p>0.66006434</text:p>
          </table:table-cell>
          <table:table-cell office:value-type="float" office:value="81">
            <text:p>81</text:p>
          </table:table-cell>
          <table:table-cell office:value-type="float" office:value="18.402578">
            <text:p>18.402578</text:p>
          </table:table-cell>
          <table:table-cell office:value-type="float" office:value="13.452803">
            <text:p>13.452803</text:p>
          </table:table-cell>
          <table:table-cell office:value-type="float" office:value="1.321064">
            <text:p>1.321064</text:p>
          </table:table-cell>
          <table:table-cell office:value-type="float" office:value="10.400241">
            <text:p>10.400241</text:p>
          </table:table-cell>
          <table:table-cell office:value-type="float" office:value="1.0263171">
            <text:p>1.0263171</text:p>
          </table:table-cell>
          <table:table-cell office:value-type="float" office:value="81">
            <text:p>81</text:p>
          </table:table-cell>
          <table:table-cell office:value-type="float" office:value="42.019493">
            <text:p>42.019493</text:p>
          </table:table-cell>
          <table:table-cell office:value-type="float" office:value="32.41642">
            <text:p>32.41642</text:p>
          </table:table-cell>
          <table:table-cell office:value-type="float" office:value="68.687614">
            <text:p>68.687614</text:p>
          </table:table-cell>
          <table:table-cell office:value-type="float" office:value="32.04016">
            <text:p>32.04016</text:p>
          </table:table-cell>
          <table:table-cell office:value-type="float" office:value="3.309603">
            <text:p>3.30960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.914463">
            <text:p>20.914463</text:p>
          </table:table-cell>
          <table:table-cell office:value-type="float" office:value="4.131209">
            <text:p>4.131209</text:p>
          </table:table-cell>
          <table:table-cell office:value-type="float" office:value="16.26001">
            <text:p>16.26001</text:p>
          </table:table-cell>
          <table:table-cell office:value-type="float" office:value="5.899874">
            <text:p>5.899874</text:p>
          </table:table-cell>
          <table:table-cell office:value-type="float" office:value="1.3200655">
            <text:p>1.3200655</text:p>
          </table:table-cell>
          <table:table-cell office:value-type="float" office:value="82">
            <text:p>82</text:p>
          </table:table-cell>
          <table:table-cell office:value-type="float" office:value="15.839497">
            <text:p>15.839497</text:p>
          </table:table-cell>
          <table:table-cell office:value-type="float" office:value="0.031605605">
            <text:p>0.031605605</text:p>
          </table:table-cell>
          <table:table-cell office:value-type="float" office:value="12.989994">
            <text:p>12.989994</text:p>
          </table:table-cell>
          <table:table-cell office:value-type="float" office:value="19.136612">
            <text:p>19.136612</text:p>
          </table:table-cell>
          <table:table-cell office:value-type="float" office:value="0.0037280084">
            <text:p>0.0037280084</text:p>
          </table:table-cell>
          <table:table-cell office:value-type="float" office:value="82">
            <text:p>82</text:p>
          </table:table-cell>
          <table:table-cell office:value-type="float" office:value="16.910564">
            <text:p>16.910564</text:p>
          </table:table-cell>
          <table:table-cell office:value-type="float" office:value="0.045833655">
            <text:p>0.045833655</text:p>
          </table:table-cell>
          <table:table-cell office:value-type="float" office:value="42.732822">
            <text:p>42.732822</text:p>
          </table:table-cell>
          <table:table-cell office:value-type="float" office:value="0.08255101">
            <text:p>0.08255101</text:p>
          </table:table-cell>
          <table:table-cell office:value-type="float" office:value="0.33660066">
            <text:p>0.33660066</text:p>
          </table:table-cell>
          <table:table-cell office:value-type="float" office:value="82">
            <text:p>82</text:p>
          </table:table-cell>
          <table:table-cell office:value-type="float" office:value="20.024025">
            <text:p>20.024025</text:p>
          </table:table-cell>
          <table:table-cell office:value-type="float" office:value="12.344529">
            <text:p>12.344529</text:p>
          </table:table-cell>
          <table:table-cell office:value-type="float" office:value="1.3132106">
            <text:p>1.3132106</text:p>
          </table:table-cell>
          <table:table-cell office:value-type="float" office:value="10.514003">
            <text:p>10.514003</text:p>
          </table:table-cell>
          <table:table-cell office:value-type="float" office:value="1.0702633">
            <text:p>1.0702633</text:p>
          </table:table-cell>
          <table:table-cell office:value-type="float" office:value="82">
            <text:p>82</text:p>
          </table:table-cell>
          <table:table-cell office:value-type="float" office:value="32.400196">
            <text:p>32.400196</text:p>
          </table:table-cell>
          <table:table-cell office:value-type="float" office:value="32.964165">
            <text:p>32.964165</text:p>
          </table:table-cell>
          <table:table-cell office:value-type="float" office:value="67.366875">
            <text:p>67.366875</text:p>
          </table:table-cell>
          <table:table-cell office:value-type="float" office:value="34.060402">
            <text:p>34.060402</text:p>
          </table:table-cell>
          <table:table-cell office:value-type="float" office:value="2.033096">
            <text:p>2.0330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.489143">
            <text:p>19.489143</text:p>
          </table:table-cell>
          <table:table-cell office:value-type="float" office:value="4.8013124">
            <text:p>4.8013124</text:p>
          </table:table-cell>
          <table:table-cell office:value-type="float" office:value="17.7826">
            <text:p>17.7826</text:p>
          </table:table-cell>
          <table:table-cell office:value-type="float" office:value="7.398999">
            <text:p>7.398999</text:p>
          </table:table-cell>
          <table:table-cell office:value-type="float" office:value="1.1732007">
            <text:p>1.1732007</text:p>
          </table:table-cell>
          <table:table-cell office:value-type="float" office:value="83">
            <text:p>83</text:p>
          </table:table-cell>
          <table:table-cell office:value-type="float" office:value="19.168394">
            <text:p>19.168394</text:p>
          </table:table-cell>
          <table:table-cell office:value-type="float" office:value="2.560316">
            <text:p>2.560316</text:p>
          </table:table-cell>
          <table:table-cell office:value-type="float" office:value="13.0299">
            <text:p>13.0299</text:p>
          </table:table-cell>
          <table:table-cell office:value-type="float" office:value="19.211367">
            <text:p>19.211367</text:p>
          </table:table-cell>
          <table:table-cell office:value-type="float" office:value="0.25003728">
            <text:p>0.25003728</text:p>
          </table:table-cell>
          <table:table-cell office:value-type="float" office:value="83">
            <text:p>83</text:p>
          </table:table-cell>
          <table:table-cell office:value-type="float" office:value="18.849106">
            <text:p>18.849106</text:p>
          </table:table-cell>
          <table:table-cell office:value-type="float" office:value="1.3604584">
            <text:p>1.3604584</text:p>
          </table:table-cell>
          <table:table-cell office:value-type="float" office:value="40.42733">
            <text:p>40.42733</text:p>
          </table:table-cell>
          <table:table-cell office:value-type="float" office:value="0.0008255101">
            <text:p>0.0008255101</text:p>
          </table:table-cell>
          <table:table-cell office:value-type="float" office:value="0.96336603">
            <text:p>0.96336603</text:p>
          </table:table-cell>
          <table:table-cell office:value-type="float" office:value="83">
            <text:p>83</text:p>
          </table:table-cell>
          <table:table-cell office:value-type="float" office:value="17.22024">
            <text:p>17.22024</text:p>
          </table:table-cell>
          <table:table-cell office:value-type="float" office:value="12.693445">
            <text:p>12.693445</text:p>
          </table:table-cell>
          <table:table-cell office:value-type="float" office:value="0.023132104">
            <text:p>0.023132104</text:p>
          </table:table-cell>
          <table:table-cell office:value-type="float" office:value="11.70514">
            <text:p>11.70514</text:p>
          </table:table-cell>
          <table:table-cell office:value-type="float" office:value="1.0307027">
            <text:p>1.0307027</text:p>
          </table:table-cell>
          <table:table-cell office:value-type="float" office:value="83">
            <text:p>83</text:p>
          </table:table-cell>
          <table:table-cell office:value-type="float" office:value="42.684006">
            <text:p>42.684006</text:p>
          </table:table-cell>
          <table:table-cell office:value-type="float" office:value="32.48964">
            <text:p>32.48964</text:p>
          </table:table-cell>
          <table:table-cell office:value-type="float" office:value="68.75367">
            <text:p>68.75367</text:p>
          </table:table-cell>
          <table:table-cell office:value-type="float" office:value="31.860605">
            <text:p>31.860605</text:p>
          </table:table-cell>
          <table:table-cell office:value-type="float" office:value="2.100331">
            <text:p>2.1003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3.774893">
            <text:p>23.774893</text:p>
          </table:table-cell>
          <table:table-cell office:value-type="float" office:value="4.088013">
            <text:p>4.088013</text:p>
          </table:table-cell>
          <table:table-cell office:value-type="float" office:value="18.777826">
            <text:p>18.777826</text:p>
          </table:table-cell>
          <table:table-cell office:value-type="float" office:value="6.1939898">
            <text:p>6.1939898</text:p>
          </table:table-cell>
          <table:table-cell office:value-type="float" office:value="1.0317321">
            <text:p>1.0317321</text:p>
          </table:table-cell>
          <table:table-cell office:value-type="float" office:value="84">
            <text:p>84</text:p>
          </table:table-cell>
          <table:table-cell office:value-type="float" office:value="18.691685">
            <text:p>18.691685</text:p>
          </table:table-cell>
          <table:table-cell office:value-type="float" office:value="0.19560316">
            <text:p>0.19560316</text:p>
          </table:table-cell>
          <table:table-cell office:value-type="float" office:value="15.560299">
            <text:p>15.560299</text:p>
          </table:table-cell>
          <table:table-cell office:value-type="float" office:value="19.572115">
            <text:p>19.572115</text:p>
          </table:table-cell>
          <table:table-cell office:value-type="float" office:value="0.06250037">
            <text:p>0.06250037</text:p>
          </table:table-cell>
          <table:table-cell office:value-type="float" office:value="84">
            <text:p>84</text:p>
          </table:table-cell>
          <table:table-cell office:value-type="float" office:value="20.80849">
            <text:p>20.80849</text:p>
          </table:table-cell>
          <table:table-cell office:value-type="float" office:value="0.013604584">
            <text:p>0.013604584</text:p>
          </table:table-cell>
          <table:table-cell office:value-type="float" office:value="40.80427">
            <text:p>40.80427</text:p>
          </table:table-cell>
          <table:table-cell office:value-type="float" office:value="1.6000082">
            <text:p>1.6000082</text:p>
          </table:table-cell>
          <table:table-cell office:value-type="float" office:value="1.2896336">
            <text:p>1.2896336</text:p>
          </table:table-cell>
          <table:table-cell office:value-type="float" office:value="84">
            <text:p>84</text:p>
          </table:table-cell>
          <table:table-cell office:value-type="float" office:value="18.862202">
            <text:p>18.862202</text:p>
          </table:table-cell>
          <table:table-cell office:value-type="float" office:value="12.026935">
            <text:p>12.026935</text:p>
          </table:table-cell>
          <table:table-cell office:value-type="float" office:value="0.00023132104">
            <text:p>0.000231321</text:p>
          </table:table-cell>
          <table:table-cell office:value-type="float" office:value="11.407051">
            <text:p>11.407051</text:p>
          </table:table-cell>
          <table:table-cell office:value-type="float" office:value="1.810307">
            <text:p>1.810307</text:p>
          </table:table-cell>
          <table:table-cell office:value-type="float" office:value="84">
            <text:p>84</text:p>
          </table:table-cell>
          <table:table-cell office:value-type="float" office:value="41.34684">
            <text:p>41.34684</text:p>
          </table:table-cell>
          <table:table-cell office:value-type="float" office:value="32.0449">
            <text:p>32.0449</text:p>
          </table:table-cell>
          <table:table-cell office:value-type="float" office:value="70.28754">
            <text:p>70.28754</text:p>
          </table:table-cell>
          <table:table-cell office:value-type="float" office:value="32.798607">
            <text:p>32.798607</text:p>
          </table:table-cell>
          <table:table-cell office:value-type="float" office:value="2.0310032">
            <text:p>2.031003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.42775">
            <text:p>17.42775</text:p>
          </table:table-cell>
          <table:table-cell office:value-type="float" office:value="4.16088">
            <text:p>4.16088</text:p>
          </table:table-cell>
          <table:table-cell office:value-type="float" office:value="16.187778">
            <text:p>16.187778</text:p>
          </table:table-cell>
          <table:table-cell office:value-type="float" office:value="6.0619397">
            <text:p>6.0619397</text:p>
          </table:table-cell>
          <table:table-cell office:value-type="float" office:value="1.0003173">
            <text:p>1.0003173</text:p>
          </table:table-cell>
          <table:table-cell office:value-type="float" office:value="85">
            <text:p>85</text:p>
          </table:table-cell>
          <table:table-cell office:value-type="float" office:value="18.176916">
            <text:p>18.176916</text:p>
          </table:table-cell>
          <table:table-cell office:value-type="float" office:value="1.301956">
            <text:p>1.301956</text:p>
          </table:table-cell>
          <table:table-cell office:value-type="float" office:value="13.155603">
            <text:p>13.155603</text:p>
          </table:table-cell>
          <table:table-cell office:value-type="float" office:value="19.045721">
            <text:p>19.045721</text:p>
          </table:table-cell>
          <table:table-cell office:value-type="float" office:value="0.180625">
            <text:p>0.180625</text:p>
          </table:table-cell>
          <table:table-cell office:value-type="float" office:value="85">
            <text:p>85</text:p>
          </table:table-cell>
          <table:table-cell office:value-type="float" office:value="19.118084">
            <text:p>19.118084</text:p>
          </table:table-cell>
          <table:table-cell office:value-type="float" office:value="0.050136045">
            <text:p>0.050136045</text:p>
          </table:table-cell>
          <table:table-cell office:value-type="float" office:value="40.338043">
            <text:p>40.338043</text:p>
          </table:table-cell>
          <table:table-cell office:value-type="float" office:value="0.04600008">
            <text:p>0.04600008</text:p>
          </table:table-cell>
          <table:table-cell office:value-type="float" office:value="0.012896337">
            <text:p>0.012896337</text:p>
          </table:table-cell>
          <table:table-cell office:value-type="float" office:value="85">
            <text:p>85</text:p>
          </table:table-cell>
          <table:table-cell office:value-type="float" office:value="18.998621">
            <text:p>18.998621</text:p>
          </table:table-cell>
          <table:table-cell office:value-type="float" office:value="11.920269">
            <text:p>11.920269</text:p>
          </table:table-cell>
          <table:table-cell office:value-type="float" office:value="0.3200023">
            <text:p>0.3200023</text:p>
          </table:table-cell>
          <table:table-cell office:value-type="float" office:value="10.36407">
            <text:p>10.36407</text:p>
          </table:table-cell>
          <table:table-cell office:value-type="float" office:value="1.018103">
            <text:p>1.018103</text:p>
          </table:table-cell>
          <table:table-cell office:value-type="float" office:value="85">
            <text:p>85</text:p>
          </table:table-cell>
          <table:table-cell office:value-type="float" office:value="38.95347">
            <text:p>38.95347</text:p>
          </table:table-cell>
          <table:table-cell office:value-type="float" office:value="32.21045">
            <text:p>32.21045</text:p>
          </table:table-cell>
          <table:table-cell office:value-type="float" office:value="67.50288">
            <text:p>67.50288</text:p>
          </table:table-cell>
          <table:table-cell office:value-type="float" office:value="33.647987">
            <text:p>33.647987</text:p>
          </table:table-cell>
          <table:table-cell office:value-type="float" office:value="2.10031">
            <text:p>2.1003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.344276">
            <text:p>20.344276</text:p>
          </table:table-cell>
          <table:table-cell office:value-type="float" office:value="4.6816087">
            <text:p>4.6816087</text:p>
          </table:table-cell>
          <table:table-cell office:value-type="float" office:value="17.281878">
            <text:p>17.281878</text:p>
          </table:table-cell>
          <table:table-cell office:value-type="float" office:value="6.6806197">
            <text:p>6.6806197</text:p>
          </table:table-cell>
          <table:table-cell office:value-type="float" office:value="1.3900032">
            <text:p>1.3900032</text:p>
          </table:table-cell>
          <table:table-cell office:value-type="float" office:value="86">
            <text:p>86</text:p>
          </table:table-cell>
          <table:table-cell office:value-type="float" office:value="17.621769">
            <text:p>17.621769</text:p>
          </table:table-cell>
          <table:table-cell office:value-type="float" office:value="0.13301957">
            <text:p>0.13301957</text:p>
          </table:table-cell>
          <table:table-cell office:value-type="float" office:value="13.091557">
            <text:p>13.091557</text:p>
          </table:table-cell>
          <table:table-cell office:value-type="float" office:value="19.110456">
            <text:p>19.110456</text:p>
          </table:table-cell>
          <table:table-cell office:value-type="float" office:value="0.16180626">
            <text:p>0.16180626</text:p>
          </table:table-cell>
          <table:table-cell office:value-type="float" office:value="86">
            <text:p>86</text:p>
          </table:table-cell>
          <table:table-cell office:value-type="float" office:value="26.021181">
            <text:p>26.021181</text:p>
          </table:table-cell>
          <table:table-cell office:value-type="float" office:value="1.3605014">
            <text:p>1.3605014</text:p>
          </table:table-cell>
          <table:table-cell office:value-type="float" office:value="42.243378">
            <text:p>42.243378</text:p>
          </table:table-cell>
          <table:table-cell office:value-type="float" office:value="0.32045996">
            <text:p>0.32045996</text:p>
          </table:table-cell>
          <table:table-cell office:value-type="float" office:value="0.040128965">
            <text:p>0.040128965</text:p>
          </table:table-cell>
          <table:table-cell office:value-type="float" office:value="86">
            <text:p>86</text:p>
          </table:table-cell>
          <table:table-cell office:value-type="float" office:value="20.339987">
            <text:p>20.339987</text:p>
          </table:table-cell>
          <table:table-cell office:value-type="float" office:value="14.679203">
            <text:p>14.679203</text:p>
          </table:table-cell>
          <table:table-cell office:value-type="float" office:value="0.16320002">
            <text:p>0.16320002</text:p>
          </table:table-cell>
          <table:table-cell office:value-type="float" office:value="10.003641">
            <text:p>10.003641</text:p>
          </table:table-cell>
          <table:table-cell office:value-type="float" office:value="1.560181">
            <text:p>1.560181</text:p>
          </table:table-cell>
          <table:table-cell office:value-type="float" office:value="86">
            <text:p>86</text:p>
          </table:table-cell>
          <table:table-cell office:value-type="float" office:value="45.079536">
            <text:p>45.079536</text:p>
          </table:table-cell>
          <table:table-cell office:value-type="float" office:value="32.562103">
            <text:p>32.562103</text:p>
          </table:table-cell>
          <table:table-cell office:value-type="float" office:value="68.21503">
            <text:p>68.21503</text:p>
          </table:table-cell>
          <table:table-cell office:value-type="float" office:value="36.19648">
            <text:p>36.19648</text:p>
          </table:table-cell>
          <table:table-cell office:value-type="float" office:value="2.001003">
            <text:p>2.00100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.033442">
            <text:p>23.033442</text:p>
          </table:table-cell>
          <table:table-cell office:value-type="float" office:value="4.1468163">
            <text:p>4.1468163</text:p>
          </table:table-cell>
          <table:table-cell office:value-type="float" office:value="17.18282">
            <text:p>17.18282</text:p>
          </table:table-cell>
          <table:table-cell office:value-type="float" office:value="6.186806">
            <text:p>6.186806</text:p>
          </table:table-cell>
          <table:table-cell office:value-type="float" office:value="1.0139">
            <text:p>1.0139</text:p>
          </table:table-cell>
          <table:table-cell office:value-type="float" office:value="87">
            <text:p>87</text:p>
          </table:table-cell>
          <table:table-cell office:value-type="float" office:value="18.336218">
            <text:p>18.336218</text:p>
          </table:table-cell>
          <table:table-cell office:value-type="float" office:value="1.2813302">
            <text:p>1.2813302</text:p>
          </table:table-cell>
          <table:table-cell office:value-type="float" office:value="12.990915">
            <text:p>12.990915</text:p>
          </table:table-cell>
          <table:table-cell office:value-type="float" office:value="20.511103">
            <text:p>20.511103</text:p>
          </table:table-cell>
          <table:table-cell office:value-type="float" office:value="0.021618063">
            <text:p>0.021618063</text:p>
          </table:table-cell>
          <table:table-cell office:value-type="float" office:value="87">
            <text:p>87</text:p>
          </table:table-cell>
          <table:table-cell office:value-type="float" office:value="18.060213">
            <text:p>18.060213</text:p>
          </table:table-cell>
          <table:table-cell office:value-type="float" office:value="0.17360502">
            <text:p>0.17360502</text:p>
          </table:table-cell>
          <table:table-cell office:value-type="float" office:value="41.462433">
            <text:p>41.462433</text:p>
          </table:table-cell>
          <table:table-cell office:value-type="float" office:value="0.043204598">
            <text:p>0.043204598</text:p>
          </table:table-cell>
          <table:table-cell office:value-type="float" office:value="0.4004013">
            <text:p>0.4004013</text:p>
          </table:table-cell>
          <table:table-cell office:value-type="float" office:value="87">
            <text:p>87</text:p>
          </table:table-cell>
          <table:table-cell office:value-type="float" office:value="20.793398">
            <text:p>20.793398</text:p>
          </table:table-cell>
          <table:table-cell office:value-type="float" office:value="12.806792">
            <text:p>12.806792</text:p>
          </table:table-cell>
          <table:table-cell office:value-type="float" office:value="0.33163202">
            <text:p>0.33163202</text:p>
          </table:table-cell>
          <table:table-cell office:value-type="float" office:value="10.320037">
            <text:p>10.320037</text:p>
          </table:table-cell>
          <table:table-cell office:value-type="float" office:value="1.5356019">
            <text:p>1.5356019</text:p>
          </table:table-cell>
          <table:table-cell office:value-type="float" office:value="87">
            <text:p>87</text:p>
          </table:table-cell>
          <table:table-cell office:value-type="float" office:value="32.450794">
            <text:p>32.450794</text:p>
          </table:table-cell>
          <table:table-cell office:value-type="float" office:value="32.76562">
            <text:p>32.76562</text:p>
          </table:table-cell>
          <table:table-cell office:value-type="float" office:value="68.64215">
            <text:p>68.64215</text:p>
          </table:table-cell>
          <table:table-cell office:value-type="float" office:value="31.571966">
            <text:p>31.571966</text:p>
          </table:table-cell>
          <table:table-cell office:value-type="float" office:value="2.66001">
            <text:p>2.660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.520334">
            <text:p>18.520334</text:p>
          </table:table-cell>
          <table:table-cell office:value-type="float" office:value="4.201468">
            <text:p>4.201468</text:p>
          </table:table-cell>
          <table:table-cell office:value-type="float" office:value="16.51183">
            <text:p>16.51183</text:p>
          </table:table-cell>
          <table:table-cell office:value-type="float" office:value="6.5618677">
            <text:p>6.5618677</text:p>
          </table:table-cell>
          <table:table-cell office:value-type="float" office:value="1.010139">
            <text:p>1.010139</text:p>
          </table:table-cell>
          <table:table-cell office:value-type="float" office:value="88">
            <text:p>88</text:p>
          </table:table-cell>
          <table:table-cell office:value-type="float" office:value="22.083363">
            <text:p>22.083363</text:p>
          </table:table-cell>
          <table:table-cell office:value-type="float" office:value="0.012813303">
            <text:p>0.012813303</text:p>
          </table:table-cell>
          <table:table-cell office:value-type="float" office:value="14.68991">
            <text:p>14.68991</text:p>
          </table:table-cell>
          <table:table-cell office:value-type="float" office:value="19.165112">
            <text:p>19.165112</text:p>
          </table:table-cell>
          <table:table-cell office:value-type="float" office:value="0.64021623">
            <text:p>0.64021623</text:p>
          </table:table-cell>
          <table:table-cell office:value-type="float" office:value="88">
            <text:p>88</text:p>
          </table:table-cell>
          <table:table-cell office:value-type="float" office:value="16.9206">
            <text:p>16.9206</text:p>
          </table:table-cell>
          <table:table-cell office:value-type="float" office:value="3.3617358">
            <text:p>3.3617358</text:p>
          </table:table-cell>
          <table:table-cell office:value-type="float" office:value="40.494625">
            <text:p>40.494625</text:p>
          </table:table-cell>
          <table:table-cell office:value-type="float" office:value="1.320432">
            <text:p>1.320432</text:p>
          </table:table-cell>
          <table:table-cell office:value-type="float" office:value="0.124004014">
            <text:p>0.124004014</text:p>
          </table:table-cell>
          <table:table-cell office:value-type="float" office:value="88">
            <text:p>88</text:p>
          </table:table-cell>
          <table:table-cell office:value-type="float" office:value="20.157934">
            <text:p>20.157934</text:p>
          </table:table-cell>
          <table:table-cell office:value-type="float" office:value="12.088068">
            <text:p>12.088068</text:p>
          </table:table-cell>
          <table:table-cell office:value-type="float" office:value="1.2833164">
            <text:p>1.2833164</text:p>
          </table:table-cell>
          <table:table-cell office:value-type="float" office:value="9.863201">
            <text:p>9.863201</text:p>
          </table:table-cell>
          <table:table-cell office:value-type="float" office:value="1.575356">
            <text:p>1.575356</text:p>
          </table:table-cell>
          <table:table-cell office:value-type="float" office:value="88">
            <text:p>88</text:p>
          </table:table-cell>
          <table:table-cell office:value-type="float" office:value="39.89451">
            <text:p>39.89451</text:p>
          </table:table-cell>
          <table:table-cell office:value-type="float" office:value="32.327656">
            <text:p>32.327656</text:p>
          </table:table-cell>
          <table:table-cell office:value-type="float" office:value="69.03642">
            <text:p>69.03642</text:p>
          </table:table-cell>
          <table:table-cell office:value-type="float" office:value="36.19572">
            <text:p>36.19572</text:p>
          </table:table-cell>
          <table:table-cell office:value-type="float" office:value="2.0366">
            <text:p>2.03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.175203">
            <text:p>19.175203</text:p>
          </table:table-cell>
          <table:table-cell office:value-type="float" office:value="4.122015">
            <text:p>4.122015</text:p>
          </table:table-cell>
          <table:table-cell office:value-type="float" office:value="16.655119">
            <text:p>16.655119</text:p>
          </table:table-cell>
          <table:table-cell office:value-type="float" office:value="7.925619">
            <text:p>7.925619</text:p>
          </table:table-cell>
          <table:table-cell office:value-type="float" office:value="1.6801013">
            <text:p>1.6801013</text:p>
          </table:table-cell>
          <table:table-cell office:value-type="float" office:value="89">
            <text:p>89</text:p>
          </table:table-cell>
          <table:table-cell office:value-type="float" office:value="18.290834">
            <text:p>18.290834</text:p>
          </table:table-cell>
          <table:table-cell office:value-type="float" office:value="1.9201282">
            <text:p>1.9201282</text:p>
          </table:table-cell>
          <table:table-cell office:value-type="float" office:value="13.306899">
            <text:p>13.306899</text:p>
          </table:table-cell>
          <table:table-cell office:value-type="float" office:value="19.07165">
            <text:p>19.07165</text:p>
          </table:table-cell>
          <table:table-cell office:value-type="float" office:value="0.6564021">
            <text:p>0.6564021</text:p>
          </table:table-cell>
          <table:table-cell office:value-type="float" office:value="89">
            <text:p>89</text:p>
          </table:table-cell>
          <table:table-cell office:value-type="float" office:value="19.609207">
            <text:p>19.609207</text:p>
          </table:table-cell>
          <table:table-cell office:value-type="float" office:value="0.7136173">
            <text:p>0.7136173</text:p>
          </table:table-cell>
          <table:table-cell office:value-type="float" office:value="40.084946">
            <text:p>40.084946</text:p>
          </table:table-cell>
          <table:table-cell office:value-type="float" office:value="0.41320434">
            <text:p>0.41320434</text:p>
          </table:table-cell>
          <table:table-cell office:value-type="float" office:value="0.24124004">
            <text:p>0.24124004</text:p>
          </table:table-cell>
          <table:table-cell office:value-type="float" office:value="89">
            <text:p>89</text:p>
          </table:table-cell>
          <table:table-cell office:value-type="float" office:value="18.96158">
            <text:p>18.96158</text:p>
          </table:table-cell>
          <table:table-cell office:value-type="float" office:value="13.300881">
            <text:p>13.300881</text:p>
          </table:table-cell>
          <table:table-cell office:value-type="float" office:value="0.8728332">
            <text:p>0.8728332</text:p>
          </table:table-cell>
          <table:table-cell office:value-type="float" office:value="11.238633">
            <text:p>11.238633</text:p>
          </table:table-cell>
          <table:table-cell office:value-type="float" office:value="1.0457536">
            <text:p>1.0457536</text:p>
          </table:table-cell>
          <table:table-cell office:value-type="float" office:value="89">
            <text:p>89</text:p>
          </table:table-cell>
          <table:table-cell office:value-type="float" office:value="46.238945">
            <text:p>46.238945</text:p>
          </table:table-cell>
          <table:table-cell office:value-type="float" office:value="33.723278">
            <text:p>33.723278</text:p>
          </table:table-cell>
          <table:table-cell office:value-type="float" office:value="68.71036">
            <text:p>68.71036</text:p>
          </table:table-cell>
          <table:table-cell office:value-type="float" office:value="31.731958">
            <text:p>31.731958</text:p>
          </table:table-cell>
          <table:table-cell office:value-type="float" office:value="2.6403658">
            <text:p>2.64036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.621752">
            <text:p>19.621752</text:p>
          </table:table-cell>
          <table:table-cell office:value-type="float" office:value="4.22122">
            <text:p>4.22122</text:p>
          </table:table-cell>
          <table:table-cell office:value-type="float" office:value="16.04655">
            <text:p>16.04655</text:p>
          </table:table-cell>
          <table:table-cell office:value-type="float" office:value="6.2392564">
            <text:p>6.2392564</text:p>
          </table:table-cell>
          <table:table-cell office:value-type="float" office:value="1.616801">
            <text:p>1.616801</text:p>
          </table:table-cell>
          <table:table-cell office:value-type="float" office:value="90">
            <text:p>90</text:p>
          </table:table-cell>
          <table:table-cell office:value-type="float" office:value="20.302908">
            <text:p>20.302908</text:p>
          </table:table-cell>
          <table:table-cell office:value-type="float" office:value="0.35920128">
            <text:p>0.35920128</text:p>
          </table:table-cell>
          <table:table-cell office:value-type="float" office:value="13.513069">
            <text:p>13.513069</text:p>
          </table:table-cell>
          <table:table-cell office:value-type="float" office:value="19.170717">
            <text:p>19.170717</text:p>
          </table:table-cell>
          <table:table-cell office:value-type="float" office:value="0.08656403">
            <text:p>0.08656403</text:p>
          </table:table-cell>
          <table:table-cell office:value-type="float" office:value="90">
            <text:p>90</text:p>
          </table:table-cell>
          <table:table-cell office:value-type="float" office:value="21.176092">
            <text:p>21.176092</text:p>
          </table:table-cell>
          <table:table-cell office:value-type="float" office:value="1.2871362">
            <text:p>1.2871362</text:p>
          </table:table-cell>
          <table:table-cell office:value-type="float" office:value="40.64085">
            <text:p>40.64085</text:p>
          </table:table-cell>
          <table:table-cell office:value-type="float" office:value="0.6441321">
            <text:p>0.6441321</text:p>
          </table:table-cell>
          <table:table-cell office:value-type="float" office:value="0.9624124">
            <text:p>0.9624124</text:p>
          </table:table-cell>
          <table:table-cell office:value-type="float" office:value="90">
            <text:p>90</text:p>
          </table:table-cell>
          <table:table-cell office:value-type="float" office:value="18.899616">
            <text:p>18.899616</text:p>
          </table:table-cell>
          <table:table-cell office:value-type="float" office:value="16.06301">
            <text:p>16.06301</text:p>
          </table:table-cell>
          <table:table-cell office:value-type="float" office:value="21.448729">
            <text:p>21.448729</text:p>
          </table:table-cell>
          <table:table-cell office:value-type="float" office:value="12.172386">
            <text:p>12.172386</text:p>
          </table:table-cell>
          <table:table-cell office:value-type="float" office:value="1.7704575">
            <text:p>1.7704575</text:p>
          </table:table-cell>
          <table:table-cell office:value-type="float" office:value="90">
            <text:p>90</text:p>
          </table:table-cell>
          <table:table-cell office:value-type="float" office:value="30.16239">
            <text:p>30.16239</text:p>
          </table:table-cell>
          <table:table-cell office:value-type="float" office:value="32.37723">
            <text:p>32.37723</text:p>
          </table:table-cell>
          <table:table-cell office:value-type="float" office:value="68.047104">
            <text:p>68.047104</text:p>
          </table:table-cell>
          <table:table-cell office:value-type="float" office:value="35.19732">
            <text:p>35.19732</text:p>
          </table:table-cell>
          <table:table-cell office:value-type="float" office:value="2.4264038">
            <text:p>2.426403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.80622">
            <text:p>18.80622</text:p>
          </table:table-cell>
          <table:table-cell office:value-type="float" office:value="4.002212">
            <text:p>4.002212</text:p>
          </table:table-cell>
          <table:table-cell office:value-type="float" office:value="16.000465">
            <text:p>16.000465</text:p>
          </table:table-cell>
          <table:table-cell office:value-type="float" office:value="6.3823924">
            <text:p>6.3823924</text:p>
          </table:table-cell>
          <table:table-cell office:value-type="float" office:value="1.0161681">
            <text:p>1.0161681</text:p>
          </table:table-cell>
          <table:table-cell office:value-type="float" office:value="91">
            <text:p>91</text:p>
          </table:table-cell>
          <table:table-cell office:value-type="float" office:value="18.39303">
            <text:p>18.39303</text:p>
          </table:table-cell>
          <table:table-cell office:value-type="float" office:value="0.043592013">
            <text:p>0.043592013</text:p>
          </table:table-cell>
          <table:table-cell office:value-type="float" office:value="13.375131">
            <text:p>13.375131</text:p>
          </table:table-cell>
          <table:table-cell office:value-type="float" office:value="19.151707">
            <text:p>19.151707</text:p>
          </table:table-cell>
          <table:table-cell office:value-type="float" office:value="0.16086563">
            <text:p>0.16086563</text:p>
          </table:table-cell>
          <table:table-cell office:value-type="float" office:value="91">
            <text:p>91</text:p>
          </table:table-cell>
          <table:table-cell office:value-type="float" office:value="21.68176">
            <text:p>21.68176</text:p>
          </table:table-cell>
          <table:table-cell office:value-type="float" office:value="0.7328714">
            <text:p>0.7328714</text:p>
          </table:table-cell>
          <table:table-cell office:value-type="float" office:value="41.526405">
            <text:p>41.526405</text:p>
          </table:table-cell>
          <table:table-cell office:value-type="float" office:value="2.0064414">
            <text:p>2.0064414</text:p>
          </table:table-cell>
          <table:table-cell office:value-type="float" office:value="0.059624124">
            <text:p>0.059624124</text:p>
          </table:table-cell>
          <table:table-cell office:value-type="float" office:value="91">
            <text:p>91</text:p>
          </table:table-cell>
          <table:table-cell office:value-type="float" office:value="22.418997">
            <text:p>22.418997</text:p>
          </table:table-cell>
          <table:table-cell office:value-type="float" office:value="13.32063">
            <text:p>13.32063</text:p>
          </table:table-cell>
          <table:table-cell office:value-type="float" office:value="20.054487">
            <text:p>20.054487</text:p>
          </table:table-cell>
          <table:table-cell office:value-type="float" office:value="10.361724">
            <text:p>10.361724</text:p>
          </table:table-cell>
          <table:table-cell office:value-type="float" office:value="1.0477046">
            <text:p>1.0477046</text:p>
          </table:table-cell>
          <table:table-cell office:value-type="float" office:value="91">
            <text:p>91</text:p>
          </table:table-cell>
          <table:table-cell office:value-type="float" office:value="39.871624">
            <text:p>39.871624</text:p>
          </table:table-cell>
          <table:table-cell office:value-type="float" office:value="32.163773">
            <text:p>32.163773</text:p>
          </table:table-cell>
          <table:table-cell office:value-type="float" office:value="68.860466">
            <text:p>68.860466</text:p>
          </table:table-cell>
          <table:table-cell office:value-type="float" office:value="32.511974">
            <text:p>32.511974</text:p>
          </table:table-cell>
          <table:table-cell office:value-type="float" office:value="2.044264">
            <text:p>2.0442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.51806">
            <text:p>20.51806</text:p>
          </table:table-cell>
          <table:table-cell office:value-type="float" office:value="4.040022">
            <text:p>4.040022</text:p>
          </table:table-cell>
          <table:table-cell office:value-type="float" office:value="16.000006">
            <text:p>16.000006</text:p>
          </table:table-cell>
          <table:table-cell office:value-type="float" office:value="6.183824">
            <text:p>6.183824</text:p>
          </table:table-cell>
          <table:table-cell office:value-type="float" office:value="1.3301617">
            <text:p>1.3301617</text:p>
          </table:table-cell>
          <table:table-cell office:value-type="float" office:value="92">
            <text:p>92</text:p>
          </table:table-cell>
          <table:table-cell office:value-type="float" office:value="21.48393">
            <text:p>21.48393</text:p>
          </table:table-cell>
          <table:table-cell office:value-type="float" office:value="0.32043594">
            <text:p>0.32043594</text:p>
          </table:table-cell>
          <table:table-cell office:value-type="float" office:value="12.833752">
            <text:p>12.833752</text:p>
          </table:table-cell>
          <table:table-cell office:value-type="float" office:value="19.071518">
            <text:p>19.071518</text:p>
          </table:table-cell>
          <table:table-cell office:value-type="float" office:value="1.4916086">
            <text:p>1.4916086</text:p>
          </table:table-cell>
          <table:table-cell office:value-type="float" office:value="92">
            <text:p>92</text:p>
          </table:table-cell>
          <table:table-cell office:value-type="float" office:value="21.656816">
            <text:p>21.656816</text:p>
          </table:table-cell>
          <table:table-cell office:value-type="float" office:value="0.08732872">
            <text:p>0.08732872</text:p>
          </table:table-cell>
          <table:table-cell office:value-type="float" office:value="40.355263">
            <text:p>40.355263</text:p>
          </table:table-cell>
          <table:table-cell office:value-type="float" office:value="0.6600644">
            <text:p>0.6600644</text:p>
          </table:table-cell>
          <table:table-cell office:value-type="float" office:value="0.00059624127">
            <text:p>0.0005962413</text:p>
          </table:table-cell>
          <table:table-cell office:value-type="float" office:value="92">
            <text:p>92</text:p>
          </table:table-cell>
          <table:table-cell office:value-type="float" office:value="24.854189">
            <text:p>24.854189</text:p>
          </table:table-cell>
          <table:table-cell office:value-type="float" office:value="12.773206">
            <text:p>12.773206</text:p>
          </table:table-cell>
          <table:table-cell office:value-type="float" office:value="22.120544">
            <text:p>22.120544</text:p>
          </table:table-cell>
          <table:table-cell office:value-type="float" office:value="10.043617">
            <text:p>10.043617</text:p>
          </table:table-cell>
          <table:table-cell office:value-type="float" office:value="1.050477">
            <text:p>1.050477</text:p>
          </table:table-cell>
          <table:table-cell office:value-type="float" office:value="92">
            <text:p>92</text:p>
          </table:table-cell>
          <table:table-cell office:value-type="float" office:value="41.468716">
            <text:p>41.468716</text:p>
          </table:table-cell>
          <table:table-cell office:value-type="float" office:value="32.98164">
            <text:p>32.98164</text:p>
          </table:table-cell>
          <table:table-cell office:value-type="float" office:value="68.648605">
            <text:p>68.648605</text:p>
          </table:table-cell>
          <table:table-cell office:value-type="float" office:value="32.08512">
            <text:p>32.08512</text:p>
          </table:table-cell>
          <table:table-cell office:value-type="float" office:value="2.3404427">
            <text:p>2.340442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.42518">
            <text:p>19.42518</text:p>
          </table:table-cell>
          <table:table-cell office:value-type="float" office:value="6.0404005">
            <text:p>6.0404005</text:p>
          </table:table-cell>
          <table:table-cell office:value-type="float" office:value="0.16000006">
            <text:p>0.16000006</text:p>
          </table:table-cell>
          <table:table-cell office:value-type="float" office:value="22.741838">
            <text:p>22.741838</text:p>
          </table:table-cell>
          <table:table-cell office:value-type="float" office:value="1.0533016">
            <text:p>1.0533016</text:p>
          </table:table-cell>
          <table:table-cell office:value-type="float" office:value="93">
            <text:p>93</text:p>
          </table:table-cell>
          <table:table-cell office:value-type="float" office:value="17.61484">
            <text:p>17.61484</text:p>
          </table:table-cell>
          <table:table-cell office:value-type="float" office:value="3.0632043">
            <text:p>3.0632043</text:p>
          </table:table-cell>
          <table:table-cell office:value-type="float" office:value="13.348337">
            <text:p>13.348337</text:p>
          </table:table-cell>
          <table:table-cell office:value-type="float" office:value="19.710716">
            <text:p>19.710716</text:p>
          </table:table-cell>
          <table:table-cell office:value-type="float" office:value="0.114916086">
            <text:p>0.114916086</text:p>
          </table:table-cell>
          <table:table-cell office:value-type="float" office:value="93">
            <text:p>93</text:p>
          </table:table-cell>
          <table:table-cell office:value-type="float" office:value="20.616568">
            <text:p>20.616568</text:p>
          </table:table-cell>
          <table:table-cell office:value-type="float" office:value="0.3208733">
            <text:p>0.3208733</text:p>
          </table:table-cell>
          <table:table-cell office:value-type="float" office:value="40.16355">
            <text:p>40.16355</text:p>
          </table:table-cell>
          <table:table-cell office:value-type="float" office:value="1.2866006">
            <text:p>1.2866006</text:p>
          </table:table-cell>
          <table:table-cell office:value-type="float" office:value="0.0000059624126">
            <text:p>5.9624126E-006</text:p>
          </table:table-cell>
          <table:table-cell office:value-type="float" office:value="93">
            <text:p>93</text:p>
          </table:table-cell>
          <table:table-cell office:value-type="float" office:value="21.188543">
            <text:p>21.188543</text:p>
          </table:table-cell>
          <table:table-cell office:value-type="float" office:value="14.317732">
            <text:p>14.317732</text:p>
          </table:table-cell>
          <table:table-cell office:value-type="float" office:value="19.901207">
            <text:p>19.901207</text:p>
          </table:table-cell>
          <table:table-cell office:value-type="float" office:value="10.140436">
            <text:p>10.140436</text:p>
          </table:table-cell>
          <table:table-cell office:value-type="float" office:value="1.0005047">
            <text:p>1.0005047</text:p>
          </table:table-cell>
          <table:table-cell office:value-type="float" office:value="93">
            <text:p>93</text:p>
          </table:table-cell>
          <table:table-cell office:value-type="float" office:value="33.13469">
            <text:p>33.13469</text:p>
          </table:table-cell>
          <table:table-cell office:value-type="float" office:value="33.049816">
            <text:p>33.049816</text:p>
          </table:table-cell>
          <table:table-cell office:value-type="float" office:value="63.406483">
            <text:p>63.406483</text:p>
          </table:table-cell>
          <table:table-cell office:value-type="float" office:value="32.96085">
            <text:p>32.96085</text:p>
          </table:table-cell>
          <table:table-cell office:value-type="float" office:value="3.3434045">
            <text:p>3.343404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.454252">
            <text:p>20.454252</text:p>
          </table:table-cell>
          <table:table-cell office:value-type="float" office:value="4.890404">
            <text:p>4.890404</text:p>
          </table:table-cell>
          <table:table-cell office:value-type="float" office:value="0.3216">
            <text:p>0.3216</text:p>
          </table:table-cell>
          <table:table-cell office:value-type="float" office:value="22.337418">
            <text:p>22.337418</text:p>
          </table:table-cell>
          <table:table-cell office:value-type="float" office:value="1.650533">
            <text:p>1.650533</text:p>
          </table:table-cell>
          <table:table-cell office:value-type="float" office:value="94">
            <text:p>94</text:p>
          </table:table-cell>
          <table:table-cell office:value-type="float" office:value="17.856148">
            <text:p>17.856148</text:p>
          </table:table-cell>
          <table:table-cell office:value-type="float" office:value="0.55063206">
            <text:p>0.55063206</text:p>
          </table:table-cell>
          <table:table-cell office:value-type="float" office:value="13.053484">
            <text:p>13.053484</text:p>
          </table:table-cell>
          <table:table-cell office:value-type="float" office:value="19.157106">
            <text:p>19.157106</text:p>
          </table:table-cell>
          <table:table-cell office:value-type="float" office:value="0.38114914">
            <text:p>0.38114914</text:p>
          </table:table-cell>
          <table:table-cell office:value-type="float" office:value="94">
            <text:p>94</text:p>
          </table:table-cell>
          <table:table-cell office:value-type="float" office:value="19.606165">
            <text:p>19.606165</text:p>
          </table:table-cell>
          <table:table-cell office:value-type="float" office:value="0.003208733">
            <text:p>0.003208733</text:p>
          </table:table-cell>
          <table:table-cell office:value-type="float" office:value="40.261635">
            <text:p>40.261635</text:p>
          </table:table-cell>
          <table:table-cell office:value-type="float" office:value="1.3528659">
            <text:p>1.3528659</text:p>
          </table:table-cell>
          <table:table-cell office:value-type="float" office:value="0.6400001">
            <text:p>0.6400001</text:p>
          </table:table-cell>
          <table:table-cell office:value-type="float" office:value="94">
            <text:p>94</text:p>
          </table:table-cell>
          <table:table-cell office:value-type="float" office:value="22.891884">
            <text:p>22.891884</text:p>
          </table:table-cell>
          <table:table-cell office:value-type="float" office:value="13.503178">
            <text:p>13.503178</text:p>
          </table:table-cell>
          <table:table-cell office:value-type="float" office:value="20.119013">
            <text:p>20.119013</text:p>
          </table:table-cell>
          <table:table-cell office:value-type="float" office:value="11.291404">
            <text:p>11.291404</text:p>
          </table:table-cell>
          <table:table-cell office:value-type="float" office:value="1.010005">
            <text:p>1.010005</text:p>
          </table:table-cell>
          <table:table-cell office:value-type="float" office:value="94">
            <text:p>94</text:p>
          </table:table-cell>
          <table:table-cell office:value-type="float" office:value="31.491348">
            <text:p>31.491348</text:p>
          </table:table-cell>
          <table:table-cell office:value-type="float" office:value="32.330498">
            <text:p>32.330498</text:p>
          </table:table-cell>
          <table:table-cell office:value-type="float" office:value="64.00406">
            <text:p>64.00406</text:p>
          </table:table-cell>
          <table:table-cell office:value-type="float" office:value="32.66961">
            <text:p>32.66961</text:p>
          </table:table-cell>
          <table:table-cell office:value-type="float" office:value="2.833434">
            <text:p>2.8334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.71454">
            <text:p>20.71454</text:p>
          </table:table-cell>
          <table:table-cell office:value-type="float" office:value="4.008904">
            <text:p>4.008904</text:p>
          </table:table-cell>
          <table:table-cell office:value-type="float" office:value="0.243216">
            <text:p>0.243216</text:p>
          </table:table-cell>
          <table:table-cell office:value-type="float" office:value="23.193375">
            <text:p>23.193375</text:p>
          </table:table-cell>
          <table:table-cell office:value-type="float" office:value="1.2065053">
            <text:p>1.2065053</text:p>
          </table:table-cell>
          <table:table-cell office:value-type="float" office:value="95">
            <text:p>95</text:p>
          </table:table-cell>
          <table:table-cell office:value-type="float" office:value="19.108562">
            <text:p>19.108562</text:p>
          </table:table-cell>
          <table:table-cell office:value-type="float" office:value="0.44550633">
            <text:p>0.44550633</text:p>
          </table:table-cell>
          <table:table-cell office:value-type="float" office:value="13.370535">
            <text:p>13.370535</text:p>
          </table:table-cell>
          <table:table-cell office:value-type="float" office:value="19.181572">
            <text:p>19.181572</text:p>
          </table:table-cell>
          <table:table-cell office:value-type="float" office:value="0.3238115">
            <text:p>0.3238115</text:p>
          </table:table-cell>
          <table:table-cell office:value-type="float" office:value="95">
            <text:p>95</text:p>
          </table:table-cell>
          <table:table-cell office:value-type="float" office:value="22.006062">
            <text:p>22.006062</text:p>
          </table:table-cell>
          <table:table-cell office:value-type="float" office:value="0.00003208733">
            <text:p>3.208733E-005</text:p>
          </table:table-cell>
          <table:table-cell office:value-type="float" office:value="34.042618">
            <text:p>34.042618</text:p>
          </table:table-cell>
          <table:table-cell office:value-type="float" office:value="1.3335286">
            <text:p>1.3335286</text:p>
          </table:table-cell>
          <table:table-cell office:value-type="float" office:value="0.016400002">
            <text:p>0.016400002</text:p>
          </table:table-cell>
          <table:table-cell office:value-type="float" office:value="95">
            <text:p>95</text:p>
          </table:table-cell>
          <table:table-cell office:value-type="float" office:value="17.27892">
            <text:p>17.27892</text:p>
          </table:table-cell>
          <table:table-cell office:value-type="float" office:value="12.775032">
            <text:p>12.775032</text:p>
          </table:table-cell>
          <table:table-cell office:value-type="float" office:value="20.20119">
            <text:p>20.20119</text:p>
          </table:table-cell>
          <table:table-cell office:value-type="float" office:value="9.992914">
            <text:p>9.992914</text:p>
          </table:table-cell>
          <table:table-cell office:value-type="float" office:value="1.0101001">
            <text:p>1.0101001</text:p>
          </table:table-cell>
          <table:table-cell office:value-type="float" office:value="95">
            <text:p>95</text:p>
          </table:table-cell>
          <table:table-cell office:value-type="float" office:value="46.65491">
            <text:p>46.65491</text:p>
          </table:table-cell>
          <table:table-cell office:value-type="float" office:value="32.143307">
            <text:p>32.143307</text:p>
          </table:table-cell>
          <table:table-cell office:value-type="float" office:value="64.66004">
            <text:p>64.66004</text:p>
          </table:table-cell>
          <table:table-cell office:value-type="float" office:value="32.0067">
            <text:p>32.0067</text:p>
          </table:table-cell>
          <table:table-cell office:value-type="float" office:value="2.0283344">
            <text:p>2.028334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.037146">
            <text:p>18.037146</text:p>
          </table:table-cell>
          <table:table-cell office:value-type="float" office:value="4.000089">
            <text:p>4.000089</text:p>
          </table:table-cell>
          <table:table-cell office:value-type="float" office:value="0.6524322">
            <text:p>0.6524322</text:p>
          </table:table-cell>
          <table:table-cell office:value-type="float" office:value="22.471933">
            <text:p>22.471933</text:p>
          </table:table-cell>
          <table:table-cell office:value-type="float" office:value="1.0020651">
            <text:p>1.0020651</text:p>
          </table:table-cell>
          <table:table-cell office:value-type="float" office:value="96">
            <text:p>96</text:p>
          </table:table-cell>
          <table:table-cell office:value-type="float" office:value="16.611086">
            <text:p>16.611086</text:p>
          </table:table-cell>
          <table:table-cell office:value-type="float" office:value="0.70445514">
            <text:p>0.70445514</text:p>
          </table:table-cell>
          <table:table-cell office:value-type="float" office:value="12.893706">
            <text:p>12.893706</text:p>
          </table:table-cell>
          <table:table-cell office:value-type="float" office:value="19.671816">
            <text:p>19.671816</text:p>
          </table:table-cell>
          <table:table-cell office:value-type="float" office:value="0.3632381">
            <text:p>0.3632381</text:p>
          </table:table-cell>
          <table:table-cell office:value-type="float" office:value="96">
            <text:p>96</text:p>
          </table:table-cell>
          <table:table-cell office:value-type="float" office:value="19.020061">
            <text:p>19.020061</text:p>
          </table:table-cell>
          <table:table-cell office:value-type="float" office:value="0.00000032087328">
            <text:p>3.2087328E-007</text:p>
          </table:table-cell>
          <table:table-cell office:value-type="float" office:value="34.300426">
            <text:p>34.300426</text:p>
          </table:table-cell>
          <table:table-cell office:value-type="float" office:value="0.093335286">
            <text:p>0.093335286</text:p>
          </table:table-cell>
          <table:table-cell office:value-type="float" office:value="0.050164">
            <text:p>0.050164</text:p>
          </table:table-cell>
          <table:table-cell office:value-type="float" office:value="96">
            <text:p>96</text:p>
          </table:table-cell>
          <table:table-cell office:value-type="float" office:value="20.11279">
            <text:p>20.11279</text:p>
          </table:table-cell>
          <table:table-cell office:value-type="float" office:value="12.04775">
            <text:p>12.04775</text:p>
          </table:table-cell>
          <table:table-cell office:value-type="float" office:value="20.202011">
            <text:p>20.202011</text:p>
          </table:table-cell>
          <table:table-cell office:value-type="float" office:value="11.029929">
            <text:p>11.029929</text:p>
          </table:table-cell>
          <table:table-cell office:value-type="float" office:value="1.160101">
            <text:p>1.160101</text:p>
          </table:table-cell>
          <table:table-cell office:value-type="float" office:value="96">
            <text:p>96</text:p>
          </table:table-cell>
          <table:table-cell office:value-type="float" office:value="38.39655">
            <text:p>38.39655</text:p>
          </table:table-cell>
          <table:table-cell office:value-type="float" office:value="32.961433">
            <text:p>32.961433</text:p>
          </table:table-cell>
          <table:table-cell office:value-type="float" office:value="64.0266">
            <text:p>64.0266</text:p>
          </table:table-cell>
          <table:table-cell office:value-type="float" office:value="31.680069">
            <text:p>31.680069</text:p>
          </table:table-cell>
          <table:table-cell office:value-type="float" office:value="2.3202834">
            <text:p>2.320283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.820372">
            <text:p>17.820372</text:p>
          </table:table-cell>
          <table:table-cell office:value-type="float" office:value="4.140001">
            <text:p>4.140001</text:p>
          </table:table-cell>
          <table:table-cell office:value-type="float" office:value="0.006524322">
            <text:p>0.006524322</text:p>
          </table:table-cell>
          <table:table-cell office:value-type="float" office:value="22.54472">
            <text:p>22.54472</text:p>
          </table:table-cell>
          <table:table-cell office:value-type="float" office:value="1.2000207">
            <text:p>1.2000207</text:p>
          </table:table-cell>
          <table:table-cell office:value-type="float" office:value="97">
            <text:p>97</text:p>
          </table:table-cell>
          <table:table-cell office:value-type="float" office:value="23.22611">
            <text:p>23.22611</text:p>
          </table:table-cell>
          <table:table-cell office:value-type="float" office:value="0.08704455">
            <text:p>0.08704455</text:p>
          </table:table-cell>
          <table:table-cell office:value-type="float" office:value="14.388937">
            <text:p>14.388937</text:p>
          </table:table-cell>
          <table:table-cell office:value-type="float" office:value="20.33672">
            <text:p>20.33672</text:p>
          </table:table-cell>
          <table:table-cell office:value-type="float" office:value="0.08363238">
            <text:p>0.08363238</text:p>
          </table:table-cell>
          <table:table-cell office:value-type="float" office:value="97">
            <text:p>97</text:p>
          </table:table-cell>
          <table:table-cell office:value-type="float" office:value="18.1902">
            <text:p>18.1902</text:p>
          </table:table-cell>
          <table:table-cell office:value-type="float" office:value="0.76">
            <text:p>0.76</text:p>
          </table:table-cell>
          <table:table-cell office:value-type="float" office:value="34.353004">
            <text:p>34.353004</text:p>
          </table:table-cell>
          <table:table-cell office:value-type="float" office:value="0.6909334">
            <text:p>0.6909334</text:p>
          </table:table-cell>
          <table:table-cell office:value-type="float" office:value="0.20050164">
            <text:p>0.20050164</text:p>
          </table:table-cell>
          <table:table-cell office:value-type="float" office:value="97">
            <text:p>97</text:p>
          </table:table-cell>
          <table:table-cell office:value-type="float" office:value="21.591127">
            <text:p>21.591127</text:p>
          </table:table-cell>
          <table:table-cell office:value-type="float" office:value="12.690477">
            <text:p>12.690477</text:p>
          </table:table-cell>
          <table:table-cell office:value-type="float" office:value="20.582022">
            <text:p>20.582022</text:p>
          </table:table-cell>
          <table:table-cell office:value-type="float" office:value="11.7102995">
            <text:p>11.7102995</text:p>
          </table:table-cell>
          <table:table-cell office:value-type="float" office:value="1.071601">
            <text:p>1.071601</text:p>
          </table:table-cell>
          <table:table-cell office:value-type="float" office:value="97">
            <text:p>97</text:p>
          </table:table-cell>
          <table:table-cell office:value-type="float" office:value="37.593964">
            <text:p>37.593964</text:p>
          </table:table-cell>
          <table:table-cell office:value-type="float" office:value="32.349613">
            <text:p>32.349613</text:p>
          </table:table-cell>
          <table:table-cell office:value-type="float" office:value="64.64027">
            <text:p>64.64027</text:p>
          </table:table-cell>
          <table:table-cell office:value-type="float" office:value="32.3568">
            <text:p>32.3568</text:p>
          </table:table-cell>
          <table:table-cell office:value-type="float" office:value="2.6432028">
            <text:p>2.64320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.278204">
            <text:p>20.278204</text:p>
          </table:table-cell>
          <table:table-cell office:value-type="float" office:value="4.0014">
            <text:p>4.0014</text:p>
          </table:table-cell>
          <table:table-cell office:value-type="float" office:value="3.6400652">
            <text:p>3.6400652</text:p>
          </table:table-cell>
          <table:table-cell office:value-type="float" office:value="22.305447">
            <text:p>22.305447</text:p>
          </table:table-cell>
          <table:table-cell office:value-type="float" office:value="1.0020002">
            <text:p>1.0020002</text:p>
          </table:table-cell>
          <table:table-cell office:value-type="float" office:value="98">
            <text:p>98</text:p>
          </table:table-cell>
          <table:table-cell office:value-type="float" office:value="19.42226">
            <text:p>19.42226</text:p>
          </table:table-cell>
          <table:table-cell office:value-type="float" office:value="0.020870445">
            <text:p>0.020870445</text:p>
          </table:table-cell>
          <table:table-cell office:value-type="float" office:value="13.0638895">
            <text:p>13.0638895</text:p>
          </table:table-cell>
          <table:table-cell office:value-type="float" office:value="19.193367">
            <text:p>19.193367</text:p>
          </table:table-cell>
          <table:table-cell office:value-type="float" office:value="0.76083636">
            <text:p>0.76083636</text:p>
          </table:table-cell>
          <table:table-cell office:value-type="float" office:value="98">
            <text:p>98</text:p>
          </table:table-cell>
          <table:table-cell office:value-type="float" office:value="17.901901">
            <text:p>17.901901</text:p>
          </table:table-cell>
          <table:table-cell office:value-type="float" office:value="0.0076">
            <text:p>0.0076</text:p>
          </table:table-cell>
          <table:table-cell office:value-type="float" office:value="34.34353">
            <text:p>34.34353</text:p>
          </table:table-cell>
          <table:table-cell office:value-type="float" office:value="0.8669093">
            <text:p>0.8669093</text:p>
          </table:table-cell>
          <table:table-cell office:value-type="float" office:value="0.40200502">
            <text:p>0.40200502</text:p>
          </table:table-cell>
          <table:table-cell office:value-type="float" office:value="98">
            <text:p>98</text:p>
          </table:table-cell>
          <table:table-cell office:value-type="float" office:value="21.40591">
            <text:p>21.40591</text:p>
          </table:table-cell>
          <table:table-cell office:value-type="float" office:value="12.156904">
            <text:p>12.156904</text:p>
          </table:table-cell>
          <table:table-cell office:value-type="float" office:value="20.52582">
            <text:p>20.52582</text:p>
          </table:table-cell>
          <table:table-cell office:value-type="float" office:value="10.177103">
            <text:p>10.177103</text:p>
          </table:table-cell>
          <table:table-cell office:value-type="float" office:value="2.330716">
            <text:p>2.330716</text:p>
          </table:table-cell>
          <table:table-cell office:value-type="float" office:value="98">
            <text:p>98</text:p>
          </table:table-cell>
          <table:table-cell office:value-type="float" office:value="40.30594">
            <text:p>40.30594</text:p>
          </table:table-cell>
          <table:table-cell office:value-type="float" office:value="32.003494">
            <text:p>32.003494</text:p>
          </table:table-cell>
          <table:table-cell office:value-type="float" office:value="64.0064">
            <text:p>64.0064</text:p>
          </table:table-cell>
          <table:table-cell office:value-type="float" office:value="32.36357">
            <text:p>32.36357</text:p>
          </table:table-cell>
          <table:table-cell office:value-type="float" office:value="2.7064319">
            <text:p>2.70643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472782">
            <text:p>20.472782</text:p>
          </table:table-cell>
          <table:table-cell office:value-type="float" office:value="4.160014">
            <text:p>4.160014</text:p>
          </table:table-cell>
          <table:table-cell office:value-type="float" office:value="0.056400653">
            <text:p>0.056400653</text:p>
          </table:table-cell>
          <table:table-cell office:value-type="float" office:value="22.743053">
            <text:p>22.743053</text:p>
          </table:table-cell>
          <table:table-cell office:value-type="float" office:value="1.08002">
            <text:p>1.08002</text:p>
          </table:table-cell>
          <table:table-cell office:value-type="float" office:value="99">
            <text:p>99</text:p>
          </table:table-cell>
          <table:table-cell office:value-type="float" office:value="19.174223">
            <text:p>19.174223</text:p>
          </table:table-cell>
          <table:table-cell office:value-type="float" office:value="1.6002088">
            <text:p>1.6002088</text:p>
          </table:table-cell>
          <table:table-cell office:value-type="float" office:value="14.07064">
            <text:p>14.07064</text:p>
          </table:table-cell>
          <table:table-cell office:value-type="float" office:value="19.631933">
            <text:p>19.631933</text:p>
          </table:table-cell>
          <table:table-cell office:value-type="float" office:value="0.13760836">
            <text:p>0.13760836</text:p>
          </table:table-cell>
          <table:table-cell office:value-type="float" office:value="99">
            <text:p>99</text:p>
          </table:table-cell>
          <table:table-cell office:value-type="float" office:value="21.509018">
            <text:p>21.509018</text:p>
          </table:table-cell>
          <table:table-cell office:value-type="float" office:value="0.010075999">
            <text:p>0.010075999</text:p>
          </table:table-cell>
          <table:table-cell office:value-type="float" office:value="34.083435">
            <text:p>34.083435</text:p>
          </table:table-cell>
          <table:table-cell office:value-type="float" office:value="1.2886691">
            <text:p>1.2886691</text:p>
          </table:table-cell>
          <table:table-cell office:value-type="float" office:value="1.0240201">
            <text:p>1.0240201</text:p>
          </table:table-cell>
          <table:table-cell office:value-type="float" office:value="99">
            <text:p>99</text:p>
          </table:table-cell>
          <table:table-cell office:value-type="float" office:value="20.744057">
            <text:p>20.744057</text:p>
          </table:table-cell>
          <table:table-cell office:value-type="float" office:value="12.44157">
            <text:p>12.44157</text:p>
          </table:table-cell>
          <table:table-cell office:value-type="float" office:value="20.20526">
            <text:p>20.20526</text:p>
          </table:table-cell>
          <table:table-cell office:value-type="float" office:value="11.621771">
            <text:p>11.621771</text:p>
          </table:table-cell>
          <table:table-cell office:value-type="float" office:value="1.8433071">
            <text:p>1.8433071</text:p>
          </table:table-cell>
          <table:table-cell office:value-type="float" office:value="99">
            <text:p>99</text:p>
          </table:table-cell>
          <table:table-cell office:value-type="float" office:value="39.75306">
            <text:p>39.75306</text:p>
          </table:table-cell>
          <table:table-cell office:value-type="float" office:value="32.040035">
            <text:p>32.040035</text:p>
          </table:table-cell>
          <table:table-cell office:value-type="float" office:value="64.72006">
            <text:p>64.72006</text:p>
          </table:table-cell>
          <table:table-cell office:value-type="float" office:value="34.583633">
            <text:p>34.583633</text:p>
          </table:table-cell>
          <table:table-cell office:value-type="float" office:value="2.1870644">
            <text:p>2.18706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.864727">
            <text:p>19.864727</text:p>
          </table:table-cell>
          <table:table-cell office:value-type="float" office:value="3.9816003">
            <text:p>3.9816003</text:p>
          </table:table-cell>
          <table:table-cell office:value-type="float" office:value="0.640564">
            <text:p>0.640564</text:p>
          </table:table-cell>
          <table:table-cell office:value-type="float" office:value="23.217432">
            <text:p>23.217432</text:p>
          </table:table-cell>
          <table:table-cell office:value-type="float" office:value="1.6508002">
            <text:p>1.6508002</text:p>
          </table:table-cell>
          <table:table-cell office:value-type="float" office:value="100">
            <text:p>100</text:p>
          </table:table-cell>
          <table:table-cell office:value-type="float" office:value="20.221743">
            <text:p>20.221743</text:p>
          </table:table-cell>
          <table:table-cell office:value-type="float" office:value="0.026002087">
            <text:p>0.026002087</text:p>
          </table:table-cell>
          <table:table-cell office:value-type="float" office:value="13.240706">
            <text:p>13.240706</text:p>
          </table:table-cell>
          <table:table-cell office:value-type="float" office:value="19.246319">
            <text:p>19.246319</text:p>
          </table:table-cell>
          <table:table-cell office:value-type="float" office:value="0.011376084">
            <text:p>0.011376084</text:p>
          </table:table-cell>
          <table:table-cell office:value-type="float" office:value="100">
            <text:p>100</text:p>
          </table:table-cell>
          <table:table-cell office:value-type="float" office:value="16.92509">
            <text:p>16.92509</text:p>
          </table:table-cell>
          <table:table-cell office:value-type="float" office:value="0.33010074">
            <text:p>0.33010074</text:p>
          </table:table-cell>
          <table:table-cell office:value-type="float" office:value="36.400833">
            <text:p>36.400833</text:p>
          </table:table-cell>
          <table:table-cell office:value-type="float" office:value="2.5728867">
            <text:p>2.5728867</text:p>
          </table:table-cell>
          <table:table-cell office:value-type="float" office:value="7.9302406">
            <text:p>7.9302406</text:p>
          </table:table-cell>
          <table:table-cell office:value-type="float" office:value="100">
            <text:p>100</text:p>
          </table:table-cell>
          <table:table-cell office:value-type="float" office:value="20.827442">
            <text:p>20.827442</text:p>
          </table:table-cell>
          <table:table-cell office:value-type="float" office:value="11.984417">
            <text:p>11.984417</text:p>
          </table:table-cell>
          <table:table-cell office:value-type="float" office:value="20.842052">
            <text:p>20.842052</text:p>
          </table:table-cell>
          <table:table-cell office:value-type="float" office:value="10.736218">
            <text:p>10.736218</text:p>
          </table:table-cell>
          <table:table-cell office:value-type="float" office:value="1.0084331">
            <text:p>1.0084331</text:p>
          </table:table-cell>
          <table:table-cell office:value-type="float" office:value="100">
            <text:p>100</text:p>
          </table:table-cell>
          <table:table-cell office:value-type="float" office:value="36.44753">
            <text:p>36.44753</text:p>
          </table:table-cell>
          <table:table-cell office:value-type="float" office:value="32.0104">
            <text:p>32.0104</text:p>
          </table:table-cell>
          <table:table-cell office:value-type="float" office:value="64.2072">
            <text:p>64.2072</text:p>
          </table:table-cell>
          <table:table-cell office:value-type="float" office:value="33.305836">
            <text:p>33.305836</text:p>
          </table:table-cell>
          <table:table-cell office:value-type="float" office:value="2.8018708">
            <text:p>2.801870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.078648">
            <text:p>19.078648</text:p>
          </table:table-cell>
          <table:table-cell office:value-type="float" office:value="4.1998158">
            <text:p>4.1998158</text:p>
          </table:table-cell>
          <table:table-cell office:value-type="float" office:value="0.0064056404">
            <text:p>0.0064056404</text:p>
          </table:table-cell>
          <table:table-cell office:value-type="float" office:value="23.372173">
            <text:p>23.372173</text:p>
          </table:table-cell>
          <table:table-cell office:value-type="float" office:value="1.326508">
            <text:p>1.326508</text:p>
          </table:table-cell>
          <table:table-cell office:value-type="float" office:value="101">
            <text:p>101</text:p>
          </table:table-cell>
          <table:table-cell office:value-type="float" office:value="20.882217">
            <text:p>20.882217</text:p>
          </table:table-cell>
          <table:table-cell office:value-type="float" office:value="0.00026002087">
            <text:p>0.0002600209</text:p>
          </table:table-cell>
          <table:table-cell office:value-type="float" office:value="13.152408">
            <text:p>13.152408</text:p>
          </table:table-cell>
          <table:table-cell office:value-type="float" office:value="19.292463">
            <text:p>19.292463</text:p>
          </table:table-cell>
          <table:table-cell office:value-type="float" office:value="0.33011377">
            <text:p>0.33011377</text:p>
          </table:table-cell>
          <table:table-cell office:value-type="float" office:value="101">
            <text:p>101</text:p>
          </table:table-cell>
          <table:table-cell office:value-type="float" office:value="25.80925">
            <text:p>25.80925</text:p>
          </table:table-cell>
          <table:table-cell office:value-type="float" office:value="1.8133011">
            <text:p>1.8133011</text:p>
          </table:table-cell>
          <table:table-cell office:value-type="float" office:value="34.02401">
            <text:p>34.02401</text:p>
          </table:table-cell>
          <table:table-cell office:value-type="float" office:value="1.3057289">
            <text:p>1.3057289</text:p>
          </table:table-cell>
          <table:table-cell office:value-type="float" office:value="8.079303">
            <text:p>8.079303</text:p>
          </table:table-cell>
          <table:table-cell office:value-type="float" office:value="101">
            <text:p>101</text:p>
          </table:table-cell>
          <table:table-cell office:value-type="float" office:value="21.038275">
            <text:p>21.038275</text:p>
          </table:table-cell>
          <table:table-cell office:value-type="float" office:value="12.899844">
            <text:p>12.899844</text:p>
          </table:table-cell>
          <table:table-cell office:value-type="float" office:value="19.88842">
            <text:p>19.88842</text:p>
          </table:table-cell>
          <table:table-cell office:value-type="float" office:value="10.087362">
            <text:p>10.087362</text:p>
          </table:table-cell>
          <table:table-cell office:value-type="float" office:value="1.3900844">
            <text:p>1.3900844</text:p>
          </table:table-cell>
          <table:table-cell office:value-type="float" office:value="101">
            <text:p>101</text:p>
          </table:table-cell>
          <table:table-cell office:value-type="float" office:value="32.984474">
            <text:p>32.984474</text:p>
          </table:table-cell>
          <table:table-cell office:value-type="float" office:value="32.000103">
            <text:p>32.000103</text:p>
          </table:table-cell>
          <table:table-cell office:value-type="float" office:value="63.452072">
            <text:p>63.452072</text:p>
          </table:table-cell>
          <table:table-cell office:value-type="float" office:value="32.65306">
            <text:p>32.65306</text:p>
          </table:table-cell>
          <table:table-cell office:value-type="float" office:value="2.348019">
            <text:p>2.34801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.720787">
            <text:p>18.720787</text:p>
          </table:table-cell>
          <table:table-cell office:value-type="float" office:value="4.1819983">
            <text:p>4.1819983</text:p>
          </table:table-cell>
          <table:table-cell office:value-type="float" office:value="0.24006405">
            <text:p>0.24006405</text:p>
          </table:table-cell>
          <table:table-cell office:value-type="float" office:value="21.71372">
            <text:p>21.71372</text:p>
          </table:table-cell>
          <table:table-cell office:value-type="float" office:value="1.253265">
            <text:p>1.253265</text:p>
          </table:table-cell>
          <table:table-cell office:value-type="float" office:value="102">
            <text:p>102</text:p>
          </table:table-cell>
          <table:table-cell office:value-type="float" office:value="18.318823">
            <text:p>18.318823</text:p>
          </table:table-cell>
          <table:table-cell office:value-type="float" office:value="1.3000026">
            <text:p>1.3000026</text:p>
          </table:table-cell>
          <table:table-cell office:value-type="float" office:value="13.7315235">
            <text:p>13.7315235</text:p>
          </table:table-cell>
          <table:table-cell office:value-type="float" office:value="19.172924">
            <text:p>19.172924</text:p>
          </table:table-cell>
          <table:table-cell office:value-type="float" office:value="0.32330114">
            <text:p>0.32330114</text:p>
          </table:table-cell>
          <table:table-cell office:value-type="float" office:value="102">
            <text:p>102</text:p>
          </table:table-cell>
          <table:table-cell office:value-type="float" office:value="18.498093">
            <text:p>18.498093</text:p>
          </table:table-cell>
          <table:table-cell office:value-type="float" office:value="0.09813301">
            <text:p>0.09813301</text:p>
          </table:table-cell>
          <table:table-cell office:value-type="float" office:value="34.00024">
            <text:p>34.00024</text:p>
          </table:table-cell>
          <table:table-cell office:value-type="float" office:value="1.2930572">
            <text:p>1.2930572</text:p>
          </table:table-cell>
          <table:table-cell office:value-type="float" office:value="8.420793">
            <text:p>8.420793</text:p>
          </table:table-cell>
          <table:table-cell office:value-type="float" office:value="102">
            <text:p>102</text:p>
          </table:table-cell>
          <table:table-cell office:value-type="float" office:value="19.570383">
            <text:p>19.570383</text:p>
          </table:table-cell>
          <table:table-cell office:value-type="float" office:value="12.298999">
            <text:p>12.298999</text:p>
          </table:table-cell>
          <table:table-cell office:value-type="float" office:value="20.638884">
            <text:p>20.638884</text:p>
          </table:table-cell>
          <table:table-cell office:value-type="float" office:value="10.720874">
            <text:p>10.720874</text:p>
          </table:table-cell>
          <table:table-cell office:value-type="float" office:value="2.0439007">
            <text:p>2.0439007</text:p>
          </table:table-cell>
          <table:table-cell office:value-type="float" office:value="102">
            <text:p>102</text:p>
          </table:table-cell>
          <table:table-cell office:value-type="float" office:value="38.849842">
            <text:p>38.849842</text:p>
          </table:table-cell>
          <table:table-cell office:value-type="float" office:value="32.36">
            <text:p>32.36</text:p>
          </table:table-cell>
          <table:table-cell office:value-type="float" office:value="64.92452">
            <text:p>64.92452</text:p>
          </table:table-cell>
          <table:table-cell office:value-type="float" office:value="32.566532">
            <text:p>32.566532</text:p>
          </table:table-cell>
          <table:table-cell office:value-type="float" office:value="2.1834803">
            <text:p>2.183480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.657207">
            <text:p>16.657207</text:p>
          </table:table-cell>
          <table:table-cell office:value-type="float" office:value="4.68182">
            <text:p>4.68182</text:p>
          </table:table-cell>
          <table:table-cell office:value-type="float" office:value="0.12240065">
            <text:p>0.12240065</text:p>
          </table:table-cell>
          <table:table-cell office:value-type="float" office:value="24.67714">
            <text:p>24.67714</text:p>
          </table:table-cell>
          <table:table-cell office:value-type="float" office:value="1.0125327">
            <text:p>1.0125327</text:p>
          </table:table-cell>
          <table:table-cell office:value-type="float" office:value="103">
            <text:p>103</text:p>
          </table:table-cell>
          <table:table-cell office:value-type="float" office:value="18.833189">
            <text:p>18.833189</text:p>
          </table:table-cell>
          <table:table-cell office:value-type="float" office:value="0.09300003">
            <text:p>0.09300003</text:p>
          </table:table-cell>
          <table:table-cell office:value-type="float" office:value="9.1673155">
            <text:p>9.1673155</text:p>
          </table:table-cell>
          <table:table-cell office:value-type="float" office:value="19.351728">
            <text:p>19.351728</text:p>
          </table:table-cell>
          <table:table-cell office:value-type="float" office:value="0.0032330113">
            <text:p>0.0032330113</text:p>
          </table:table-cell>
          <table:table-cell office:value-type="float" office:value="103">
            <text:p>103</text:p>
          </table:table-cell>
          <table:table-cell office:value-type="float" office:value="18.07498">
            <text:p>18.07498</text:p>
          </table:table-cell>
          <table:table-cell office:value-type="float" office:value="0.6809813">
            <text:p>0.6809813</text:p>
          </table:table-cell>
          <table:table-cell office:value-type="float" office:value="33.99">
            <text:p>33.99</text:p>
          </table:table-cell>
          <table:table-cell office:value-type="float" office:value="1.4929307">
            <text:p>1.4929307</text:p>
          </table:table-cell>
          <table:table-cell office:value-type="float" office:value="9.984208">
            <text:p>9.984208</text:p>
          </table:table-cell>
          <table:table-cell office:value-type="float" office:value="103">
            <text:p>103</text:p>
          </table:table-cell>
          <table:table-cell office:value-type="float" office:value="20.195704">
            <text:p>20.195704</text:p>
          </table:table-cell>
          <table:table-cell office:value-type="float" office:value="12.2429905">
            <text:p>12.2429905</text:p>
          </table:table-cell>
          <table:table-cell office:value-type="float" office:value="21.40639">
            <text:p>21.40639</text:p>
          </table:table-cell>
          <table:table-cell office:value-type="float" office:value="10.74721">
            <text:p>10.74721</text:p>
          </table:table-cell>
          <table:table-cell office:value-type="float" office:value="1.400439">
            <text:p>1.400439</text:p>
          </table:table-cell>
          <table:table-cell office:value-type="float" office:value="103">
            <text:p>103</text:p>
          </table:table-cell>
          <table:table-cell office:value-type="float" office:value="38.2385">
            <text:p>38.2385</text:p>
          </table:table-cell>
          <table:table-cell office:value-type="float" office:value="31.803598">
            <text:p>31.803598</text:p>
          </table:table-cell>
          <table:table-cell office:value-type="float" office:value="64.64925">
            <text:p>64.64925</text:p>
          </table:table-cell>
          <table:table-cell office:value-type="float" office:value="32.805664">
            <text:p>32.805664</text:p>
          </table:table-cell>
          <table:table-cell office:value-type="float" office:value="2.1418347">
            <text:p>2.141834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.476572">
            <text:p>20.476572</text:p>
          </table:table-cell>
          <table:table-cell office:value-type="float" office:value="4.9668183">
            <text:p>4.9668183</text:p>
          </table:table-cell>
          <table:table-cell office:value-type="float" office:value="0.801224">
            <text:p>0.801224</text:p>
          </table:table-cell>
          <table:table-cell office:value-type="float" office:value="22.146772">
            <text:p>22.146772</text:p>
          </table:table-cell>
          <table:table-cell office:value-type="float" office:value="1.1101253">
            <text:p>1.1101253</text:p>
          </table:table-cell>
          <table:table-cell office:value-type="float" office:value="104">
            <text:p>104</text:p>
          </table:table-cell>
          <table:table-cell office:value-type="float" office:value="19.198332">
            <text:p>19.198332</text:p>
          </table:table-cell>
          <table:table-cell office:value-type="float" office:value="0.18093">
            <text:p>0.18093</text:p>
          </table:table-cell>
          <table:table-cell office:value-type="float" office:value="9.091673">
            <text:p>9.091673</text:p>
          </table:table-cell>
          <table:table-cell office:value-type="float" office:value="19.193518">
            <text:p>19.193518</text:p>
          </table:table-cell>
          <table:table-cell office:value-type="float" office:value="0.32003236">
            <text:p>0.32003236</text:p>
          </table:table-cell>
          <table:table-cell office:value-type="float" office:value="104">
            <text:p>104</text:p>
          </table:table-cell>
          <table:table-cell office:value-type="float" office:value="18.74075">
            <text:p>18.74075</text:p>
          </table:table-cell>
          <table:table-cell office:value-type="float" office:value="0.68680984">
            <text:p>0.68680984</text:p>
          </table:table-cell>
          <table:table-cell office:value-type="float" office:value="34.4999">
            <text:p>34.4999</text:p>
          </table:table-cell>
          <table:table-cell office:value-type="float" office:value="0.3749293">
            <text:p>0.3749293</text:p>
          </table:table-cell>
          <table:table-cell office:value-type="float" office:value="10.099842">
            <text:p>10.099842</text:p>
          </table:table-cell>
          <table:table-cell office:value-type="float" office:value="104">
            <text:p>104</text:p>
          </table:table-cell>
          <table:table-cell office:value-type="float" office:value="24.121958">
            <text:p>24.121958</text:p>
          </table:table-cell>
          <table:table-cell office:value-type="float" office:value="13.422429">
            <text:p>13.422429</text:p>
          </table:table-cell>
          <table:table-cell office:value-type="float" office:value="22.174063">
            <text:p>22.174063</text:p>
          </table:table-cell>
          <table:table-cell office:value-type="float" office:value="11.937472">
            <text:p>11.937472</text:p>
          </table:table-cell>
          <table:table-cell office:value-type="float" office:value="1.0840044">
            <text:p>1.0840044</text:p>
          </table:table-cell>
          <table:table-cell office:value-type="float" office:value="104">
            <text:p>104</text:p>
          </table:table-cell>
          <table:table-cell office:value-type="float" office:value="28.562386">
            <text:p>28.562386</text:p>
          </table:table-cell>
          <table:table-cell office:value-type="float" office:value="32.358036">
            <text:p>32.358036</text:p>
          </table:table-cell>
          <table:table-cell office:value-type="float" office:value="65.28649">
            <text:p>65.28649</text:p>
          </table:table-cell>
          <table:table-cell office:value-type="float" office:value="32.188057">
            <text:p>32.188057</text:p>
          </table:table-cell>
          <table:table-cell office:value-type="float" office:value="2.6414185">
            <text:p>2.641418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.954765">
            <text:p>18.954765</text:p>
          </table:table-cell>
          <table:table-cell office:value-type="float" office:value="4.1096683">
            <text:p>4.1096683</text:p>
          </table:table-cell>
          <table:table-cell office:value-type="float" office:value="0.54801226">
            <text:p>0.54801226</text:p>
          </table:table-cell>
          <table:table-cell office:value-type="float" office:value="22.061468">
            <text:p>22.061468</text:p>
          </table:table-cell>
          <table:table-cell office:value-type="float" office:value="1.2111012">
            <text:p>1.2111012</text:p>
          </table:table-cell>
          <table:table-cell office:value-type="float" office:value="105">
            <text:p>105</text:p>
          </table:table-cell>
          <table:table-cell office:value-type="float" office:value="21.351982">
            <text:p>21.351982</text:p>
          </table:table-cell>
          <table:table-cell office:value-type="float" office:value="1.6018093">
            <text:p>1.6018093</text:p>
          </table:table-cell>
          <table:table-cell office:value-type="float" office:value="11.580916">
            <text:p>11.580916</text:p>
          </table:table-cell>
          <table:table-cell office:value-type="float" office:value="18.851934">
            <text:p>18.851934</text:p>
          </table:table-cell>
          <table:table-cell office:value-type="float" office:value="0.16320032">
            <text:p>0.16320032</text:p>
          </table:table-cell>
          <table:table-cell office:value-type="float" office:value="105">
            <text:p>105</text:p>
          </table:table-cell>
          <table:table-cell office:value-type="float" office:value="19.837408">
            <text:p>19.837408</text:p>
          </table:table-cell>
          <table:table-cell office:value-type="float" office:value="0.16686809">
            <text:p>0.16686809</text:p>
          </table:table-cell>
          <table:table-cell office:value-type="float" office:value="34.345">
            <text:p>34.345</text:p>
          </table:table-cell>
          <table:table-cell office:value-type="float" office:value="0.003749293">
            <text:p>0.003749293</text:p>
          </table:table-cell>
          <table:table-cell office:value-type="float" office:value="10.100999">
            <text:p>10.100999</text:p>
          </table:table-cell>
          <table:table-cell office:value-type="float" office:value="105">
            <text:p>105</text:p>
          </table:table-cell>
          <table:table-cell office:value-type="float" office:value="18.18122">
            <text:p>18.18122</text:p>
          </table:table-cell>
          <table:table-cell office:value-type="float" office:value="12.134224">
            <text:p>12.134224</text:p>
          </table:table-cell>
          <table:table-cell office:value-type="float" office:value="20.78174">
            <text:p>20.78174</text:p>
          </table:table-cell>
          <table:table-cell office:value-type="float" office:value="12.229375">
            <text:p>12.229375</text:p>
          </table:table-cell>
          <table:table-cell office:value-type="float" office:value="1.03084">
            <text:p>1.03084</text:p>
          </table:table-cell>
          <table:table-cell office:value-type="float" office:value="105">
            <text:p>105</text:p>
          </table:table-cell>
          <table:table-cell office:value-type="float" office:value="43.465626">
            <text:p>43.465626</text:p>
          </table:table-cell>
          <table:table-cell office:value-type="float" office:value="33.36358">
            <text:p>33.36358</text:p>
          </table:table-cell>
          <table:table-cell office:value-type="float" office:value="64.08286">
            <text:p>64.08286</text:p>
          </table:table-cell>
          <table:table-cell office:value-type="float" office:value="32.16188">
            <text:p>32.16188</text:p>
          </table:table-cell>
          <table:table-cell office:value-type="float" office:value="2.1464143">
            <text:p>2.146414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.449549">
            <text:p>18.449549</text:p>
          </table:table-cell>
          <table:table-cell office:value-type="float" office:value="4.241097">
            <text:p>4.241097</text:p>
          </table:table-cell>
          <table:table-cell office:value-type="float" office:value="0.18548012">
            <text:p>0.18548012</text:p>
          </table:table-cell>
          <table:table-cell office:value-type="float" office:value="22.540615">
            <text:p>22.540615</text:p>
          </table:table-cell>
          <table:table-cell office:value-type="float" office:value="1.682111">
            <text:p>1.682111</text:p>
          </table:table-cell>
          <table:table-cell office:value-type="float" office:value="106">
            <text:p>106</text:p>
          </table:table-cell>
          <table:table-cell office:value-type="float" office:value="27.923521">
            <text:p>27.923521</text:p>
          </table:table-cell>
          <table:table-cell office:value-type="float" office:value="3.216018">
            <text:p>3.216018</text:p>
          </table:table-cell>
          <table:table-cell office:value-type="float" office:value="9.175809">
            <text:p>9.175809</text:p>
          </table:table-cell>
          <table:table-cell office:value-type="float" office:value="19.778519">
            <text:p>19.778519</text:p>
          </table:table-cell>
          <table:table-cell office:value-type="float" office:value="0.041632004">
            <text:p>0.041632004</text:p>
          </table:table-cell>
          <table:table-cell office:value-type="float" office:value="106">
            <text:p>106</text:p>
          </table:table-cell>
          <table:table-cell office:value-type="float" office:value="19.108374">
            <text:p>19.108374</text:p>
          </table:table-cell>
          <table:table-cell office:value-type="float" office:value="0.011668681">
            <text:p>0.011668681</text:p>
          </table:table-cell>
          <table:table-cell office:value-type="float" office:value="34.16345">
            <text:p>34.16345</text:p>
          </table:table-cell>
          <table:table-cell office:value-type="float" office:value="1.0000376">
            <text:p>1.0000376</text:p>
          </table:table-cell>
          <table:table-cell office:value-type="float" office:value="9.94101">
            <text:p>9.94101</text:p>
          </table:table-cell>
          <table:table-cell office:value-type="float" office:value="106">
            <text:p>106</text:p>
          </table:table-cell>
          <table:table-cell office:value-type="float" office:value="18.261812">
            <text:p>18.261812</text:p>
          </table:table-cell>
          <table:table-cell office:value-type="float" office:value="12.101343">
            <text:p>12.101343</text:p>
          </table:table-cell>
          <table:table-cell office:value-type="float" office:value="19.887817">
            <text:p>19.887817</text:p>
          </table:table-cell>
          <table:table-cell office:value-type="float" office:value="10.142294">
            <text:p>10.142294</text:p>
          </table:table-cell>
          <table:table-cell office:value-type="float" office:value="1.2003083">
            <text:p>1.2003083</text:p>
          </table:table-cell>
          <table:table-cell office:value-type="float" office:value="106">
            <text:p>106</text:p>
          </table:table-cell>
          <table:table-cell office:value-type="float" office:value="38.454655">
            <text:p>38.454655</text:p>
          </table:table-cell>
          <table:table-cell office:value-type="float" office:value="32.353634">
            <text:p>32.353634</text:p>
          </table:table-cell>
          <table:table-cell office:value-type="float" office:value="64.01083">
            <text:p>64.01083</text:p>
          </table:table-cell>
          <table:table-cell office:value-type="float" office:value="33.92162">
            <text:p>33.92162</text:p>
          </table:table-cell>
          <table:table-cell office:value-type="float" office:value="2.0414643">
            <text:p>2.041464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.474495">
            <text:p>18.474495</text:p>
          </table:table-cell>
          <table:table-cell office:value-type="float" office:value="4.062411">
            <text:p>4.062411</text:p>
          </table:table-cell>
          <table:table-cell office:value-type="float" office:value="1.9318548">
            <text:p>1.9318548</text:p>
          </table:table-cell>
          <table:table-cell office:value-type="float" office:value="24.585405">
            <text:p>24.585405</text:p>
          </table:table-cell>
          <table:table-cell office:value-type="float" office:value="1.0068212">
            <text:p>1.0068212</text:p>
          </table:table-cell>
          <table:table-cell office:value-type="float" office:value="107">
            <text:p>107</text:p>
          </table:table-cell>
          <table:table-cell office:value-type="float" office:value="18.859236">
            <text:p>18.859236</text:p>
          </table:table-cell>
          <table:table-cell office:value-type="float" office:value="1.3521602">
            <text:p>1.3521602</text:p>
          </table:table-cell>
          <table:table-cell office:value-type="float" office:value="9.081758">
            <text:p>9.081758</text:p>
          </table:table-cell>
          <table:table-cell office:value-type="float" office:value="19.537786">
            <text:p>19.537786</text:p>
          </table:table-cell>
          <table:table-cell office:value-type="float" office:value="0.02041632">
            <text:p>0.02041632</text:p>
          </table:table-cell>
          <table:table-cell office:value-type="float" office:value="107">
            <text:p>107</text:p>
          </table:table-cell>
          <table:table-cell office:value-type="float" office:value="17.091084">
            <text:p>17.091084</text:p>
          </table:table-cell>
          <table:table-cell office:value-type="float" office:value="3.1601167">
            <text:p>3.1601167</text:p>
          </table:table-cell>
          <table:table-cell office:value-type="float" office:value="34.011635">
            <text:p>34.011635</text:p>
          </table:table-cell>
          <table:table-cell office:value-type="float" office:value="0.33000037">
            <text:p>0.33000037</text:p>
          </table:table-cell>
          <table:table-cell office:value-type="float" office:value="10.73941">
            <text:p>10.73941</text:p>
          </table:table-cell>
          <table:table-cell office:value-type="float" office:value="107">
            <text:p>107</text:p>
          </table:table-cell>
          <table:table-cell office:value-type="float" office:value="21.372618">
            <text:p>21.372618</text:p>
          </table:table-cell>
          <table:table-cell office:value-type="float" office:value="12.091013">
            <text:p>12.091013</text:p>
          </table:table-cell>
          <table:table-cell office:value-type="float" office:value="20.278877">
            <text:p>20.278877</text:p>
          </table:table-cell>
          <table:table-cell office:value-type="float" office:value="10.181423">
            <text:p>10.181423</text:p>
          </table:table-cell>
          <table:table-cell office:value-type="float" office:value="1.1720031">
            <text:p>1.1720031</text:p>
          </table:table-cell>
          <table:table-cell office:value-type="float" office:value="107">
            <text:p>107</text:p>
          </table:table-cell>
          <table:table-cell office:value-type="float" office:value="33.994545">
            <text:p>33.994545</text:p>
          </table:table-cell>
          <table:table-cell office:value-type="float" office:value="32.383533">
            <text:p>32.383533</text:p>
          </table:table-cell>
          <table:table-cell office:value-type="float" office:value="65.460106">
            <text:p>65.460106</text:p>
          </table:table-cell>
          <table:table-cell office:value-type="float" office:value="33.619217">
            <text:p>33.619217</text:p>
          </table:table-cell>
          <table:table-cell office:value-type="float" office:value="2.8004148">
            <text:p>2.80041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.074745">
            <text:p>19.074745</text:p>
          </table:table-cell>
          <table:table-cell office:value-type="float" office:value="5.3306236">
            <text:p>5.3306236</text:p>
          </table:table-cell>
          <table:table-cell office:value-type="float" office:value="0.109318554">
            <text:p>0.109318554</text:p>
          </table:table-cell>
          <table:table-cell office:value-type="float" office:value="23.835854">
            <text:p>23.835854</text:p>
          </table:table-cell>
          <table:table-cell office:value-type="float" office:value="0.020068211">
            <text:p>0.020068211</text:p>
          </table:table-cell>
          <table:table-cell office:value-type="float" office:value="108">
            <text:p>108</text:p>
          </table:table-cell>
          <table:table-cell office:value-type="float" office:value="20.248592">
            <text:p>20.248592</text:p>
          </table:table-cell>
          <table:table-cell office:value-type="float" office:value="2.2535217">
            <text:p>2.2535217</text:p>
          </table:table-cell>
          <table:table-cell office:value-type="float" office:value="10.750818">
            <text:p>10.750818</text:p>
          </table:table-cell>
          <table:table-cell office:value-type="float" office:value="19.235378">
            <text:p>19.235378</text:p>
          </table:table-cell>
          <table:table-cell office:value-type="float" office:value="0.73020416">
            <text:p>0.73020416</text:p>
          </table:table-cell>
          <table:table-cell office:value-type="float" office:value="108">
            <text:p>108</text:p>
          </table:table-cell>
          <table:table-cell office:value-type="float" office:value="20.59091">
            <text:p>20.59091</text:p>
          </table:table-cell>
          <table:table-cell office:value-type="float" office:value="0.051601168">
            <text:p>0.051601168</text:p>
          </table:table-cell>
          <table:table-cell office:value-type="float" office:value="34.34012">
            <text:p>34.34012</text:p>
          </table:table-cell>
          <table:table-cell office:value-type="float" office:value="0.1633">
            <text:p>0.1633</text:p>
          </table:table-cell>
          <table:table-cell office:value-type="float" office:value="11.467394">
            <text:p>11.467394</text:p>
          </table:table-cell>
          <table:table-cell office:value-type="float" office:value="108">
            <text:p>108</text:p>
          </table:table-cell>
          <table:table-cell office:value-type="float" office:value="21.493725">
            <text:p>21.493725</text:p>
          </table:table-cell>
          <table:table-cell office:value-type="float" office:value="12.200911">
            <text:p>12.200911</text:p>
          </table:table-cell>
          <table:table-cell office:value-type="float" office:value="20.202787">
            <text:p>20.202787</text:p>
          </table:table-cell>
          <table:table-cell office:value-type="float" office:value="13.141814">
            <text:p>13.141814</text:p>
          </table:table-cell>
          <table:table-cell office:value-type="float" office:value="1.3917199">
            <text:p>1.3917199</text:p>
          </table:table-cell>
          <table:table-cell office:value-type="float" office:value="108">
            <text:p>108</text:p>
          </table:table-cell>
          <table:table-cell office:value-type="float" office:value="32.059948">
            <text:p>32.059948</text:p>
          </table:table-cell>
          <table:table-cell office:value-type="float" office:value="34.403835">
            <text:p>34.403835</text:p>
          </table:table-cell>
          <table:table-cell office:value-type="float" office:value="64.7346">
            <text:p>64.7346</text:p>
          </table:table-cell>
          <table:table-cell office:value-type="float" office:value="33.89619">
            <text:p>33.89619</text:p>
          </table:table-cell>
          <table:table-cell office:value-type="float" office:value="2.348004">
            <text:p>2.34800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.660748">
            <text:p>17.660748</text:p>
          </table:table-cell>
          <table:table-cell office:value-type="float" office:value="5.9833064">
            <text:p>5.9833064</text:p>
          </table:table-cell>
          <table:table-cell office:value-type="float" office:value="1.6010932">
            <text:p>1.6010932</text:p>
          </table:table-cell>
          <table:table-cell office:value-type="float" office:value="24.798359">
            <text:p>24.798359</text:p>
          </table:table-cell>
          <table:table-cell office:value-type="float" office:value="0.00020068212">
            <text:p>0.0002006821</text:p>
          </table:table-cell>
          <table:table-cell office:value-type="float" office:value="109">
            <text:p>109</text:p>
          </table:table-cell>
          <table:table-cell office:value-type="float" office:value="20.612486">
            <text:p>20.612486</text:p>
          </table:table-cell>
          <table:table-cell office:value-type="float" office:value="0.20253521">
            <text:p>0.20253521</text:p>
          </table:table-cell>
          <table:table-cell office:value-type="float" office:value="8.877508">
            <text:p>8.877508</text:p>
          </table:table-cell>
          <table:table-cell office:value-type="float" office:value="20.452354">
            <text:p>20.452354</text:p>
          </table:table-cell>
          <table:table-cell office:value-type="float" office:value="0.40730205">
            <text:p>0.40730205</text:p>
          </table:table-cell>
          <table:table-cell office:value-type="float" office:value="109">
            <text:p>109</text:p>
          </table:table-cell>
          <table:table-cell office:value-type="float" office:value="17.89591">
            <text:p>17.89591</text:p>
          </table:table-cell>
          <table:table-cell office:value-type="float" office:value="1.280516">
            <text:p>1.280516</text:p>
          </table:table-cell>
          <table:table-cell office:value-type="float" office:value="34.323402">
            <text:p>34.323402</text:p>
          </table:table-cell>
          <table:table-cell office:value-type="float" office:value="0.661633">
            <text:p>0.661633</text:p>
          </table:table-cell>
          <table:table-cell office:value-type="float" office:value="10.254674">
            <text:p>10.254674</text:p>
          </table:table-cell>
          <table:table-cell office:value-type="float" office:value="109">
            <text:p>109</text:p>
          </table:table-cell>
          <table:table-cell office:value-type="float" office:value="22.084936">
            <text:p>22.084936</text:p>
          </table:table-cell>
          <table:table-cell office:value-type="float" office:value="13.282009">
            <text:p>13.282009</text:p>
          </table:table-cell>
          <table:table-cell office:value-type="float" office:value="22.182026">
            <text:p>22.182026</text:p>
          </table:table-cell>
          <table:table-cell office:value-type="float" office:value="9.951419">
            <text:p>9.951419</text:p>
          </table:table-cell>
          <table:table-cell office:value-type="float" office:value="1.0139172">
            <text:p>1.0139172</text:p>
          </table:table-cell>
          <table:table-cell office:value-type="float" office:value="109">
            <text:p>109</text:p>
          </table:table-cell>
          <table:table-cell office:value-type="float" office:value="37.7806">
            <text:p>37.7806</text:p>
          </table:table-cell>
          <table:table-cell office:value-type="float" office:value="36.154037">
            <text:p>36.154037</text:p>
          </table:table-cell>
          <table:table-cell office:value-type="float" office:value="64.00735">
            <text:p>64.00735</text:p>
          </table:table-cell>
          <table:table-cell office:value-type="float" office:value="32.338963">
            <text:p>32.338963</text:p>
          </table:table-cell>
          <table:table-cell office:value-type="float" office:value="2.3234801">
            <text:p>2.32348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.806606">
            <text:p>22.806606</text:p>
          </table:table-cell>
          <table:table-cell office:value-type="float" office:value="5.4598327">
            <text:p>5.4598327</text:p>
          </table:table-cell>
          <table:table-cell office:value-type="float" office:value="1.7760109">
            <text:p>1.7760109</text:p>
          </table:table-cell>
          <table:table-cell office:value-type="float" office:value="21.837984">
            <text:p>21.837984</text:p>
          </table:table-cell>
          <table:table-cell office:value-type="float" office:value="0.0000020068212">
            <text:p>2.0068212E-006</text:p>
          </table:table-cell>
          <table:table-cell office:value-type="float" office:value="110">
            <text:p>110</text:p>
          </table:table-cell>
          <table:table-cell office:value-type="float" office:value="18.196125">
            <text:p>18.196125</text:p>
          </table:table-cell>
          <table:table-cell office:value-type="float" office:value="0.3220254">
            <text:p>0.3220254</text:p>
          </table:table-cell>
          <table:table-cell office:value-type="float" office:value="9.808775">
            <text:p>9.808775</text:p>
          </table:table-cell>
          <table:table-cell office:value-type="float" office:value="19.714523">
            <text:p>19.714523</text:p>
          </table:table-cell>
          <table:table-cell office:value-type="float" office:value="0.08407302">
            <text:p>0.08407302</text:p>
          </table:table-cell>
          <table:table-cell office:value-type="float" office:value="110">
            <text:p>110</text:p>
          </table:table-cell>
          <table:table-cell office:value-type="float" office:value="19.928959">
            <text:p>19.928959</text:p>
          </table:table-cell>
          <table:table-cell office:value-type="float" office:value="1.3728051">
            <text:p>1.3728051</text:p>
          </table:table-cell>
          <table:table-cell office:value-type="float" office:value="33.743233">
            <text:p>33.743233</text:p>
          </table:table-cell>
          <table:table-cell office:value-type="float" office:value="0.25661632">
            <text:p>0.25661632</text:p>
          </table:table-cell>
          <table:table-cell office:value-type="float" office:value="10.032546">
            <text:p>10.032546</text:p>
          </table:table-cell>
          <table:table-cell office:value-type="float" office:value="110">
            <text:p>110</text:p>
          </table:table-cell>
          <table:table-cell office:value-type="float" office:value="23.68085">
            <text:p>23.68085</text:p>
          </table:table-cell>
          <table:table-cell office:value-type="float" office:value="13.50282">
            <text:p>13.50282</text:p>
          </table:table-cell>
          <table:table-cell office:value-type="float" office:value="21.501822">
            <text:p>21.501822</text:p>
          </table:table-cell>
          <table:table-cell office:value-type="float" office:value="10.639514">
            <text:p>10.639514</text:p>
          </table:table-cell>
          <table:table-cell office:value-type="float" office:value="1.0501392">
            <text:p>1.0501392</text:p>
          </table:table-cell>
          <table:table-cell office:value-type="float" office:value="110">
            <text:p>110</text:p>
          </table:table-cell>
          <table:table-cell office:value-type="float" office:value="34.43781">
            <text:p>34.43781</text:p>
          </table:table-cell>
          <table:table-cell office:value-type="float" office:value="36.18154">
            <text:p>36.18154</text:p>
          </table:table-cell>
          <table:table-cell office:value-type="float" office:value="64.140076">
            <text:p>64.140076</text:p>
          </table:table-cell>
          <table:table-cell office:value-type="float" office:value="32.58339">
            <text:p>32.58339</text:p>
          </table:table-cell>
          <table:table-cell office:value-type="float" office:value="2.5132349">
            <text:p>2.513234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.048067">
            <text:p>21.048067</text:p>
          </table:table-cell>
          <table:table-cell office:value-type="float" office:value="4.0945983">
            <text:p>4.0945983</text:p>
          </table:table-cell>
          <table:table-cell office:value-type="float" office:value="0.01776011">
            <text:p>0.01776011</text:p>
          </table:table-cell>
          <table:table-cell office:value-type="float" office:value="22.918379">
            <text:p>22.918379</text:p>
          </table:table-cell>
          <table:table-cell office:value-type="float" office:value="0.96">
            <text:p>0.96</text:p>
          </table:table-cell>
          <table:table-cell office:value-type="float" office:value="111">
            <text:p>111</text:p>
          </table:table-cell>
          <table:table-cell office:value-type="float" office:value="16.74196">
            <text:p>16.74196</text:p>
          </table:table-cell>
          <table:table-cell office:value-type="float" office:value="2.5632203">
            <text:p>2.5632203</text:p>
          </table:table-cell>
          <table:table-cell office:value-type="float" office:value="9.088088">
            <text:p>9.088088</text:p>
          </table:table-cell>
          <table:table-cell office:value-type="float" office:value="19.817146">
            <text:p>19.817146</text:p>
          </table:table-cell>
          <table:table-cell office:value-type="float" office:value="0.3608407">
            <text:p>0.3608407</text:p>
          </table:table-cell>
          <table:table-cell office:value-type="float" office:value="111">
            <text:p>111</text:p>
          </table:table-cell>
          <table:table-cell office:value-type="float" office:value="17.88929">
            <text:p>17.88929</text:p>
          </table:table-cell>
          <table:table-cell office:value-type="float" office:value="0.33372808">
            <text:p>0.33372808</text:p>
          </table:table-cell>
          <table:table-cell office:value-type="float" office:value="34.337433">
            <text:p>34.337433</text:p>
          </table:table-cell>
          <table:table-cell office:value-type="float" office:value="0.022566164">
            <text:p>0.022566164</text:p>
          </table:table-cell>
          <table:table-cell office:value-type="float" office:value="9.980326">
            <text:p>9.980326</text:p>
          </table:table-cell>
          <table:table-cell office:value-type="float" office:value="111">
            <text:p>111</text:p>
          </table:table-cell>
          <table:table-cell office:value-type="float" office:value="18.966808">
            <text:p>18.966808</text:p>
          </table:table-cell>
          <table:table-cell office:value-type="float" office:value="13.535028">
            <text:p>13.535028</text:p>
          </table:table-cell>
          <table:table-cell office:value-type="float" office:value="21.455019">
            <text:p>21.455019</text:p>
          </table:table-cell>
          <table:table-cell office:value-type="float" office:value="10.106396">
            <text:p>10.106396</text:p>
          </table:table-cell>
          <table:table-cell office:value-type="float" office:value="2.2905014">
            <text:p>2.2905014</text:p>
          </table:table-cell>
          <table:table-cell office:value-type="float" office:value="111">
            <text:p>111</text:p>
          </table:table-cell>
          <table:table-cell office:value-type="float" office:value="32.674377">
            <text:p>32.674377</text:p>
          </table:table-cell>
          <table:table-cell office:value-type="float" office:value="36.44182">
            <text:p>36.44182</text:p>
          </table:table-cell>
          <table:table-cell office:value-type="float" office:value="66.1014">
            <text:p>66.1014</text:p>
          </table:table-cell>
          <table:table-cell office:value-type="float" office:value="32.005836">
            <text:p>32.005836</text:p>
          </table:table-cell>
          <table:table-cell office:value-type="float" office:value="2.1151323">
            <text:p>2.115132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.930481">
            <text:p>15.930481</text:p>
          </table:table-cell>
          <table:table-cell office:value-type="float" office:value="4.000946">
            <text:p>4.000946</text:p>
          </table:table-cell>
          <table:table-cell office:value-type="float" office:value="0.00017760109">
            <text:p>0.0001776011</text:p>
          </table:table-cell>
          <table:table-cell office:value-type="float" office:value="22.609184">
            <text:p>22.609184</text:p>
          </table:table-cell>
          <table:table-cell office:value-type="float" office:value="0.0396">
            <text:p>0.0396</text:p>
          </table:table-cell>
          <table:table-cell office:value-type="float" office:value="112">
            <text:p>112</text:p>
          </table:table-cell>
          <table:table-cell office:value-type="float" office:value="20.43742">
            <text:p>20.43742</text:p>
          </table:table-cell>
          <table:table-cell office:value-type="float" office:value="0.025632203">
            <text:p>0.025632203</text:p>
          </table:table-cell>
          <table:table-cell office:value-type="float" office:value="9.100881">
            <text:p>9.100881</text:p>
          </table:table-cell>
          <table:table-cell office:value-type="float" office:value="20.14817">
            <text:p>20.14817</text:p>
          </table:table-cell>
          <table:table-cell office:value-type="float" office:value="0.8036084">
            <text:p>0.8036084</text:p>
          </table:table-cell>
          <table:table-cell office:value-type="float" office:value="112">
            <text:p>112</text:p>
          </table:table-cell>
          <table:table-cell office:value-type="float" office:value="21.19889">
            <text:p>21.19889</text:p>
          </table:table-cell>
          <table:table-cell office:value-type="float" office:value="0.02333728">
            <text:p>0.02333728</text:p>
          </table:table-cell>
          <table:table-cell office:value-type="float" office:value="34.283375">
            <text:p>34.283375</text:p>
          </table:table-cell>
          <table:table-cell office:value-type="float" office:value="0.02022566">
            <text:p>0.02022566</text:p>
          </table:table-cell>
          <table:table-cell office:value-type="float" office:value="10.159803">
            <text:p>10.159803</text:p>
          </table:table-cell>
          <table:table-cell office:value-type="float" office:value="112">
            <text:p>112</text:p>
          </table:table-cell>
          <table:table-cell office:value-type="float" office:value="19.089668">
            <text:p>19.089668</text:p>
          </table:table-cell>
          <table:table-cell office:value-type="float" office:value="12.8553505">
            <text:p>12.8553505</text:p>
          </table:table-cell>
          <table:table-cell office:value-type="float" office:value="20.014551">
            <text:p>20.014551</text:p>
          </table:table-cell>
          <table:table-cell office:value-type="float" office:value="10.221064">
            <text:p>10.221064</text:p>
          </table:table-cell>
          <table:table-cell office:value-type="float" office:value="1.3429049">
            <text:p>1.3429049</text:p>
          </table:table-cell>
          <table:table-cell office:value-type="float" office:value="112">
            <text:p>112</text:p>
          </table:table-cell>
          <table:table-cell office:value-type="float" office:value="28.966743">
            <text:p>28.966743</text:p>
          </table:table-cell>
          <table:table-cell office:value-type="float" office:value="37.96442">
            <text:p>37.96442</text:p>
          </table:table-cell>
          <table:table-cell office:value-type="float" office:value="64.21101">
            <text:p>64.21101</text:p>
          </table:table-cell>
          <table:table-cell office:value-type="float" office:value="34.89006">
            <text:p>34.89006</text:p>
          </table:table-cell>
          <table:table-cell office:value-type="float" office:value="2.0211513">
            <text:p>2.02115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.939304">
            <text:p>25.939304</text:p>
          </table:table-cell>
          <table:table-cell office:value-type="float" office:value="0.6900095">
            <text:p>0.6900095</text:p>
          </table:table-cell>
          <table:table-cell office:value-type="float" office:value="0.030001776">
            <text:p>0.030001776</text:p>
          </table:table-cell>
          <table:table-cell office:value-type="float" office:value="23.886091">
            <text:p>23.886091</text:p>
          </table:table-cell>
          <table:table-cell office:value-type="float" office:value="0.64039594">
            <text:p>0.64039594</text:p>
          </table:table-cell>
          <table:table-cell office:value-type="float" office:value="113">
            <text:p>113</text:p>
          </table:table-cell>
          <table:table-cell office:value-type="float" office:value="16.434376">
            <text:p>16.434376</text:p>
          </table:table-cell>
          <table:table-cell office:value-type="float" office:value="0.00025632203">
            <text:p>0.000256322</text:p>
          </table:table-cell>
          <table:table-cell office:value-type="float" office:value="9.091009">
            <text:p>9.091009</text:p>
          </table:table-cell>
          <table:table-cell office:value-type="float" office:value="19.831482">
            <text:p>19.831482</text:p>
          </table:table-cell>
          <table:table-cell office:value-type="float" office:value="0.32803607">
            <text:p>0.32803607</text:p>
          </table:table-cell>
          <table:table-cell office:value-type="float" office:value="113">
            <text:p>113</text:p>
          </table:table-cell>
          <table:table-cell office:value-type="float" office:value="18.621988">
            <text:p>18.621988</text:p>
          </table:table-cell>
          <table:table-cell office:value-type="float" office:value="0.74023336">
            <text:p>0.74023336</text:p>
          </table:table-cell>
          <table:table-cell office:value-type="float" office:value="34.102833">
            <text:p>34.102833</text:p>
          </table:table-cell>
          <table:table-cell office:value-type="float" office:value="0.8402023">
            <text:p>0.8402023</text:p>
          </table:table-cell>
          <table:table-cell office:value-type="float" office:value="10.4215975">
            <text:p>10.4215975</text:p>
          </table:table-cell>
          <table:table-cell office:value-type="float" office:value="113">
            <text:p>113</text:p>
          </table:table-cell>
          <table:table-cell office:value-type="float" office:value="19.790895">
            <text:p>19.790895</text:p>
          </table:table-cell>
          <table:table-cell office:value-type="float" office:value="12.528553">
            <text:p>12.528553</text:p>
          </table:table-cell>
          <table:table-cell office:value-type="float" office:value="20.010145">
            <text:p>20.010145</text:p>
          </table:table-cell>
          <table:table-cell office:value-type="float" office:value="10.752211">
            <text:p>10.752211</text:p>
          </table:table-cell>
          <table:table-cell office:value-type="float" office:value="1.713429">
            <text:p>1.713429</text:p>
          </table:table-cell>
          <table:table-cell office:value-type="float" office:value="113">
            <text:p>113</text:p>
          </table:table-cell>
          <table:table-cell office:value-type="float" office:value="32.099667">
            <text:p>32.099667</text:p>
          </table:table-cell>
          <table:table-cell office:value-type="float" office:value="35.469643">
            <text:p>35.469643</text:p>
          </table:table-cell>
          <table:table-cell office:value-type="float" office:value="66.03211">
            <text:p>66.03211</text:p>
          </table:table-cell>
          <table:table-cell office:value-type="float" office:value="159.70891">
            <text:p>159.70891</text:p>
          </table:table-cell>
          <table:table-cell office:value-type="float" office:value="2.4202116">
            <text:p>2.42021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.989393">
            <text:p>19.989393</text:p>
          </table:table-cell>
          <table:table-cell office:value-type="float" office:value="0.6469001">
            <text:p>0.6469001</text:p>
          </table:table-cell>
          <table:table-cell office:value-type="float" office:value="0.100300014">
            <text:p>0.100300014</text:p>
          </table:table-cell>
          <table:table-cell office:value-type="float" office:value="23.198862">
            <text:p>23.198862</text:p>
          </table:table-cell>
          <table:table-cell office:value-type="float" office:value="0.06640396">
            <text:p>0.06640396</text:p>
          </table:table-cell>
          <table:table-cell office:value-type="float" office:value="114">
            <text:p>114</text:p>
          </table:table-cell>
          <table:table-cell office:value-type="float" office:value="20.214344">
            <text:p>20.214344</text:p>
          </table:table-cell>
          <table:table-cell office:value-type="float" office:value="0.050002564">
            <text:p>0.050002564</text:p>
          </table:table-cell>
          <table:table-cell office:value-type="float" office:value="9.25091">
            <text:p>9.25091</text:p>
          </table:table-cell>
          <table:table-cell office:value-type="float" office:value="21.268316">
            <text:p>21.268316</text:p>
          </table:table-cell>
          <table:table-cell office:value-type="float" office:value="1.1632804">
            <text:p>1.1632804</text:p>
          </table:table-cell>
          <table:table-cell office:value-type="float" office:value="114">
            <text:p>114</text:p>
          </table:table-cell>
          <table:table-cell office:value-type="float" office:value="19.56622">
            <text:p>19.56622</text:p>
          </table:table-cell>
          <table:table-cell office:value-type="float" office:value="0.047402333">
            <text:p>0.047402333</text:p>
          </table:table-cell>
          <table:table-cell office:value-type="float" office:value="34.181026">
            <text:p>34.181026</text:p>
          </table:table-cell>
          <table:table-cell office:value-type="float" office:value="1.4584019">
            <text:p>1.4584019</text:p>
          </table:table-cell>
          <table:table-cell office:value-type="float" office:value="10.484217">
            <text:p>10.484217</text:p>
          </table:table-cell>
          <table:table-cell office:value-type="float" office:value="114">
            <text:p>114</text:p>
          </table:table-cell>
          <table:table-cell office:value-type="float" office:value="19.42791">
            <text:p>19.42791</text:p>
          </table:table-cell>
          <table:table-cell office:value-type="float" office:value="12.345285">
            <text:p>12.345285</text:p>
          </table:table-cell>
          <table:table-cell office:value-type="float" office:value="20.040102">
            <text:p>20.040102</text:p>
          </table:table-cell>
          <table:table-cell office:value-type="float" office:value="10.247522">
            <text:p>10.247522</text:p>
          </table:table-cell>
          <table:table-cell office:value-type="float" office:value="1.0871342">
            <text:p>1.0871342</text:p>
          </table:table-cell>
          <table:table-cell office:value-type="float" office:value="114">
            <text:p>114</text:p>
          </table:table-cell>
          <table:table-cell office:value-type="float" office:value="27.710997">
            <text:p>27.710997</text:p>
          </table:table-cell>
          <table:table-cell office:value-type="float" office:value="38.974697">
            <text:p>38.974697</text:p>
          </table:table-cell>
          <table:table-cell office:value-type="float" office:value="65.060326">
            <text:p>65.060326</text:p>
          </table:table-cell>
          <table:table-cell office:value-type="float" office:value="160.99709">
            <text:p>160.99709</text:p>
          </table:table-cell>
          <table:table-cell office:value-type="float" office:value="2.0042021">
            <text:p>2.00420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.479895">
            <text:p>17.479895</text:p>
          </table:table-cell>
          <table:table-cell office:value-type="float" office:value="0.16646901">
            <text:p>0.16646901</text:p>
          </table:table-cell>
          <table:table-cell office:value-type="float" office:value="1.321003">
            <text:p>1.321003</text:p>
          </table:table-cell>
          <table:table-cell office:value-type="float" office:value="23.431988">
            <text:p>23.431988</text:p>
          </table:table-cell>
          <table:table-cell office:value-type="float" office:value="0.9706641">
            <text:p>0.9706641</text:p>
          </table:table-cell>
          <table:table-cell office:value-type="float" office:value="115">
            <text:p>115</text:p>
          </table:table-cell>
          <table:table-cell office:value-type="float" office:value="21.082144">
            <text:p>21.082144</text:p>
          </table:table-cell>
          <table:table-cell office:value-type="float" office:value="2.6404998">
            <text:p>2.6404998</text:p>
          </table:table-cell>
          <table:table-cell office:value-type="float" office:value="9.652509">
            <text:p>9.652509</text:p>
          </table:table-cell>
          <table:table-cell office:value-type="float" office:value="19.022682">
            <text:p>19.022682</text:p>
          </table:table-cell>
          <table:table-cell office:value-type="float" office:value="0.4516328">
            <text:p>0.4516328</text:p>
          </table:table-cell>
          <table:table-cell office:value-type="float" office:value="115">
            <text:p>115</text:p>
          </table:table-cell>
          <table:table-cell office:value-type="float" office:value="23.295662">
            <text:p>23.295662</text:p>
          </table:table-cell>
          <table:table-cell office:value-type="float" office:value="0.010474023">
            <text:p>0.010474023</text:p>
          </table:table-cell>
          <table:table-cell office:value-type="float" office:value="35.60181">
            <text:p>35.60181</text:p>
          </table:table-cell>
          <table:table-cell office:value-type="float" office:value="0.6945841">
            <text:p>0.6945841</text:p>
          </table:table-cell>
          <table:table-cell office:value-type="float" office:value="10.104842">
            <text:p>10.104842</text:p>
          </table:table-cell>
          <table:table-cell office:value-type="float" office:value="115">
            <text:p>115</text:p>
          </table:table-cell>
          <table:table-cell office:value-type="float" office:value="20.19428">
            <text:p>20.19428</text:p>
          </table:table-cell>
          <table:table-cell office:value-type="float" office:value="12.513453">
            <text:p>12.513453</text:p>
          </table:table-cell>
          <table:table-cell office:value-type="float" office:value="20.5004">
            <text:p>20.5004</text:p>
          </table:table-cell>
          <table:table-cell office:value-type="float" office:value="10.632476">
            <text:p>10.632476</text:p>
          </table:table-cell>
          <table:table-cell office:value-type="float" office:value="2.2908714">
            <text:p>2.2908714</text:p>
          </table:table-cell>
          <table:table-cell office:value-type="float" office:value="115">
            <text:p>115</text:p>
          </table:table-cell>
          <table:table-cell office:value-type="float" office:value="27.687109">
            <text:p>27.687109</text:p>
          </table:table-cell>
          <table:table-cell office:value-type="float" office:value="36.349747">
            <text:p>36.349747</text:p>
          </table:table-cell>
          <table:table-cell office:value-type="float" office:value="65.800606">
            <text:p>65.800606</text:p>
          </table:table-cell>
          <table:table-cell office:value-type="float" office:value="160.06998">
            <text:p>160.06998</text:p>
          </table:table-cell>
          <table:table-cell office:value-type="float" office:value="2.960042">
            <text:p>2.96004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.9048">
            <text:p>21.9048</text:p>
          </table:table-cell>
          <table:table-cell office:value-type="float" office:value="0.0016646901">
            <text:p>0.0016646901</text:p>
          </table:table-cell>
          <table:table-cell office:value-type="float" office:value="0.013210029">
            <text:p>0.013210029</text:p>
          </table:table-cell>
          <table:table-cell office:value-type="float" office:value="21.95432">
            <text:p>21.95432</text:p>
          </table:table-cell>
          <table:table-cell office:value-type="float" office:value="0.009706641">
            <text:p>0.009706641</text:p>
          </table:table-cell>
          <table:table-cell office:value-type="float" office:value="116">
            <text:p>116</text:p>
          </table:table-cell>
          <table:table-cell office:value-type="float" office:value="19.990822">
            <text:p>19.990822</text:p>
          </table:table-cell>
          <table:table-cell office:value-type="float" office:value="0.666405">
            <text:p>0.666405</text:p>
          </table:table-cell>
          <table:table-cell office:value-type="float" office:value="10.366526">
            <text:p>10.366526</text:p>
          </table:table-cell>
          <table:table-cell office:value-type="float" office:value="19.000227">
            <text:p>19.000227</text:p>
          </table:table-cell>
          <table:table-cell office:value-type="float" office:value="0.42451632">
            <text:p>0.42451632</text:p>
          </table:table-cell>
          <table:table-cell office:value-type="float" office:value="116">
            <text:p>116</text:p>
          </table:table-cell>
          <table:table-cell office:value-type="float" office:value="17.972956">
            <text:p>17.972956</text:p>
          </table:table-cell>
          <table:table-cell office:value-type="float" office:value="2.0801046">
            <text:p>2.0801046</text:p>
          </table:table-cell>
          <table:table-cell office:value-type="float" office:value="34.07602">
            <text:p>34.07602</text:p>
          </table:table-cell>
          <table:table-cell office:value-type="float" office:value="0.32694584">
            <text:p>0.32694584</text:p>
          </table:table-cell>
          <table:table-cell office:value-type="float" office:value="10.341048">
            <text:p>10.341048</text:p>
          </table:table-cell>
          <table:table-cell office:value-type="float" office:value="116">
            <text:p>116</text:p>
          </table:table-cell>
          <table:table-cell office:value-type="float" office:value="19.411943">
            <text:p>19.411943</text:p>
          </table:table-cell>
          <table:table-cell office:value-type="float" office:value="14.125134">
            <text:p>14.125134</text:p>
          </table:table-cell>
          <table:table-cell office:value-type="float" office:value="20.165003">
            <text:p>20.165003</text:p>
          </table:table-cell>
          <table:table-cell office:value-type="float" office:value="10.466325">
            <text:p>10.466325</text:p>
          </table:table-cell>
          <table:table-cell office:value-type="float" office:value="1.0229087">
            <text:p>1.0229087</text:p>
          </table:table-cell>
          <table:table-cell office:value-type="float" office:value="116">
            <text:p>116</text:p>
          </table:table-cell>
          <table:table-cell office:value-type="float" office:value="33.246872">
            <text:p>33.246872</text:p>
          </table:table-cell>
          <table:table-cell office:value-type="float" office:value="36.023495">
            <text:p>36.023495</text:p>
          </table:table-cell>
          <table:table-cell office:value-type="float" office:value="64.378006">
            <text:p>64.378006</text:p>
          </table:table-cell>
          <table:table-cell office:value-type="float" office:value="161.2807">
            <text:p>161.2807</text:p>
          </table:table-cell>
          <table:table-cell office:value-type="float" office:value="3.4696002">
            <text:p>3.469600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.199047">
            <text:p>17.199047</text:p>
          </table:table-cell>
          <table:table-cell office:value-type="float" office:value="0.000016646902">
            <text:p>1.6646902E-005</text:p>
          </table:table-cell>
          <table:table-cell office:value-type="float" office:value="0.1201321">
            <text:p>0.1201321</text:p>
          </table:table-cell>
          <table:table-cell office:value-type="float" office:value="23.329544">
            <text:p>23.329544</text:p>
          </table:table-cell>
          <table:table-cell office:value-type="float" office:value="0.48009706">
            <text:p>0.48009706</text:p>
          </table:table-cell>
          <table:table-cell office:value-type="float" office:value="117">
            <text:p>117</text:p>
          </table:table-cell>
          <table:table-cell office:value-type="float" office:value="17.969908">
            <text:p>17.969908</text:p>
          </table:table-cell>
          <table:table-cell office:value-type="float" office:value="0.06666405">
            <text:p>0.06666405</text:p>
          </table:table-cell>
          <table:table-cell office:value-type="float" office:value="8.123665">
            <text:p>8.123665</text:p>
          </table:table-cell>
          <table:table-cell office:value-type="float" office:value="20.350002">
            <text:p>20.350002</text:p>
          </table:table-cell>
          <table:table-cell office:value-type="float" office:value="0.0042451634">
            <text:p>0.0042451634</text:p>
          </table:table-cell>
          <table:table-cell office:value-type="float" office:value="117">
            <text:p>117</text:p>
          </table:table-cell>
          <table:table-cell office:value-type="float" office:value="20.76973">
            <text:p>20.76973</text:p>
          </table:table-cell>
          <table:table-cell office:value-type="float" office:value="0.18080105">
            <text:p>0.18080105</text:p>
          </table:table-cell>
          <table:table-cell office:value-type="float" office:value="34.26076">
            <text:p>34.26076</text:p>
          </table:table-cell>
          <table:table-cell office:value-type="float" office:value="0.0032694584">
            <text:p>0.0032694584</text:p>
          </table:table-cell>
          <table:table-cell office:value-type="float" office:value="10.103411">
            <text:p>10.103411</text:p>
          </table:table-cell>
          <table:table-cell office:value-type="float" office:value="117">
            <text:p>117</text:p>
          </table:table-cell>
          <table:table-cell office:value-type="float" office:value="22.704119">
            <text:p>22.704119</text:p>
          </table:table-cell>
          <table:table-cell office:value-type="float" office:value="15.081251">
            <text:p>15.081251</text:p>
          </table:table-cell>
          <table:table-cell office:value-type="float" office:value="20.08165">
            <text:p>20.08165</text:p>
          </table:table-cell>
          <table:table-cell office:value-type="float" office:value="10.434663">
            <text:p>10.434663</text:p>
          </table:table-cell>
          <table:table-cell office:value-type="float" office:value="1.0902292">
            <text:p>1.0902292</text:p>
          </table:table-cell>
          <table:table-cell office:value-type="float" office:value="117">
            <text:p>117</text:p>
          </table:table-cell>
          <table:table-cell office:value-type="float" office:value="31.812468">
            <text:p>31.812468</text:p>
          </table:table-cell>
          <table:table-cell office:value-type="float" office:value="36.530235">
            <text:p>36.530235</text:p>
          </table:table-cell>
          <table:table-cell office:value-type="float" office:value="65.643776">
            <text:p>65.643776</text:p>
          </table:table-cell>
          <table:table-cell office:value-type="float" office:value="160.97281">
            <text:p>160.97281</text:p>
          </table:table-cell>
          <table:table-cell office:value-type="float" office:value="2.314696">
            <text:p>2.31469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.00199">
            <text:p>18.00199</text:p>
          </table:table-cell>
          <table:table-cell office:value-type="float" office:value="0.00000016646902">
            <text:p>1.6646902E-007</text:p>
          </table:table-cell>
          <table:table-cell office:value-type="float" office:value="2.7312012">
            <text:p>2.7312012</text:p>
          </table:table-cell>
          <table:table-cell office:value-type="float" office:value="23.313295">
            <text:p>23.313295</text:p>
          </table:table-cell>
          <table:table-cell office:value-type="float" office:value="0.8048009">
            <text:p>0.8048009</text:p>
          </table:table-cell>
          <table:table-cell office:value-type="float" office:value="118">
            <text:p>118</text:p>
          </table:table-cell>
          <table:table-cell office:value-type="float" office:value="20.5397">
            <text:p>20.5397</text:p>
          </table:table-cell>
          <table:table-cell office:value-type="float" office:value="0.65066665">
            <text:p>0.65066665</text:p>
          </table:table-cell>
          <table:table-cell office:value-type="float" office:value="8.961237">
            <text:p>8.961237</text:p>
          </table:table-cell>
          <table:table-cell office:value-type="float" office:value="19.1635">
            <text:p>19.1635</text:p>
          </table:table-cell>
          <table:table-cell office:value-type="float" office:value="0.6600424">
            <text:p>0.6600424</text:p>
          </table:table-cell>
          <table:table-cell office:value-type="float" office:value="118">
            <text:p>118</text:p>
          </table:table-cell>
          <table:table-cell office:value-type="float" office:value="21.097698">
            <text:p>21.097698</text:p>
          </table:table-cell>
          <table:table-cell office:value-type="float" office:value="0.011808011">
            <text:p>0.011808011</text:p>
          </table:table-cell>
          <table:table-cell office:value-type="float" office:value="34.182606">
            <text:p>34.182606</text:p>
          </table:table-cell>
          <table:table-cell office:value-type="float" office:value="0.48003268">
            <text:p>0.48003268</text:p>
          </table:table-cell>
          <table:table-cell office:value-type="float" office:value="10.081034">
            <text:p>10.081034</text:p>
          </table:table-cell>
          <table:table-cell office:value-type="float" office:value="118">
            <text:p>118</text:p>
          </table:table-cell>
          <table:table-cell office:value-type="float" office:value="20.897041">
            <text:p>20.897041</text:p>
          </table:table-cell>
          <table:table-cell office:value-type="float" office:value="14.720813">
            <text:p>14.720813</text:p>
          </table:table-cell>
          <table:table-cell office:value-type="float" office:value="5.6008167">
            <text:p>5.6008167</text:p>
          </table:table-cell>
          <table:table-cell office:value-type="float" office:value="10.744347">
            <text:p>10.744347</text:p>
          </table:table-cell>
          <table:table-cell office:value-type="float" office:value="1.0309023">
            <text:p>1.0309023</text:p>
          </table:table-cell>
          <table:table-cell office:value-type="float" office:value="118">
            <text:p>118</text:p>
          </table:table-cell>
          <table:table-cell office:value-type="float" office:value="31.618126">
            <text:p>31.618126</text:p>
          </table:table-cell>
          <table:table-cell office:value-type="float" office:value="36.3753">
            <text:p>36.3753</text:p>
          </table:table-cell>
          <table:table-cell office:value-type="float" office:value="65.65643">
            <text:p>65.65643</text:p>
          </table:table-cell>
          <table:table-cell office:value-type="float" office:value="162.32973">
            <text:p>162.32973</text:p>
          </table:table-cell>
          <table:table-cell office:value-type="float" office:value="2.623147">
            <text:p>2.62314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.86002">
            <text:p>17.86002</text:p>
          </table:table-cell>
          <table:table-cell office:value-type="float" office:value="0.0000000016646902">
            <text:p>1.6646902E-009</text:p>
          </table:table-cell>
          <table:table-cell office:value-type="float" office:value="0.867312">
            <text:p>0.867312</text:p>
          </table:table-cell>
          <table:table-cell office:value-type="float" office:value="24.343132">
            <text:p>24.343132</text:p>
          </table:table-cell>
          <table:table-cell office:value-type="float" office:value="0.96804804">
            <text:p>0.96804804</text:p>
          </table:table-cell>
          <table:table-cell office:value-type="float" office:value="119">
            <text:p>119</text:p>
          </table:table-cell>
          <table:table-cell office:value-type="float" office:value="20.225397">
            <text:p>20.225397</text:p>
          </table:table-cell>
          <table:table-cell office:value-type="float" office:value="0.96650666">
            <text:p>0.96650666</text:p>
          </table:table-cell>
          <table:table-cell office:value-type="float" office:value="9.489613">
            <text:p>9.489613</text:p>
          </table:table-cell>
          <table:table-cell office:value-type="float" office:value="20.261635">
            <text:p>20.261635</text:p>
          </table:table-cell>
          <table:table-cell office:value-type="float" office:value="0.006600424">
            <text:p>0.006600424</text:p>
          </table:table-cell>
          <table:table-cell office:value-type="float" office:value="119">
            <text:p>119</text:p>
          </table:table-cell>
          <table:table-cell office:value-type="float" office:value="19.040977">
            <text:p>19.040977</text:p>
          </table:table-cell>
          <table:table-cell office:value-type="float" office:value="0.01011808">
            <text:p>0.01011808</text:p>
          </table:table-cell>
          <table:table-cell office:value-type="float" office:value="33.721825">
            <text:p>33.721825</text:p>
          </table:table-cell>
          <table:table-cell office:value-type="float" office:value="0.024800327">
            <text:p>0.024800327</text:p>
          </table:table-cell>
          <table:table-cell office:value-type="float" office:value="10.380811">
            <text:p>10.380811</text:p>
          </table:table-cell>
          <table:table-cell office:value-type="float" office:value="119">
            <text:p>119</text:p>
          </table:table-cell>
          <table:table-cell office:value-type="float" office:value="20.47897">
            <text:p>20.47897</text:p>
          </table:table-cell>
          <table:table-cell office:value-type="float" office:value="14.087208">
            <text:p>14.087208</text:p>
          </table:table-cell>
          <table:table-cell office:value-type="float" office:value="6.986008">
            <text:p>6.986008</text:p>
          </table:table-cell>
          <table:table-cell office:value-type="float" office:value="12.167444">
            <text:p>12.167444</text:p>
          </table:table-cell>
          <table:table-cell office:value-type="float" office:value="1.170309">
            <text:p>1.170309</text:p>
          </table:table-cell>
          <table:table-cell office:value-type="float" office:value="119">
            <text:p>119</text:p>
          </table:table-cell>
          <table:table-cell office:value-type="float" office:value="32.556183">
            <text:p>32.556183</text:p>
          </table:table-cell>
          <table:table-cell office:value-type="float" office:value="36.013752">
            <text:p>36.013752</text:p>
          </table:table-cell>
          <table:table-cell office:value-type="float" office:value="65.81656">
            <text:p>65.81656</text:p>
          </table:table-cell>
          <table:table-cell office:value-type="float" office:value="159.20331">
            <text:p>159.20331</text:p>
          </table:table-cell>
          <table:table-cell office:value-type="float" office:value="2.1462314">
            <text:p>2.14623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.268599">
            <text:p>21.268599</text:p>
          </table:table-cell>
          <table:table-cell office:value-type="float" office:value="0.000000000016646901">
            <text:p>1.6646901E-011</text:p>
          </table:table-cell>
          <table:table-cell office:value-type="float" office:value="1.3486731">
            <text:p>1.3486731</text:p>
          </table:table-cell>
          <table:table-cell office:value-type="float" office:value="23.223433">
            <text:p>23.223433</text:p>
          </table:table-cell>
          <table:table-cell office:value-type="float" office:value="0.009680481">
            <text:p>0.009680481</text:p>
          </table:table-cell>
          <table:table-cell office:value-type="float" office:value="120">
            <text:p>120</text:p>
          </table:table-cell>
          <table:table-cell office:value-type="float" office:value="19.472254">
            <text:p>19.472254</text:p>
          </table:table-cell>
          <table:table-cell office:value-type="float" office:value="1.3296651">
            <text:p>1.3296651</text:p>
          </table:table-cell>
          <table:table-cell office:value-type="float" office:value="8.014896">
            <text:p>8.014896</text:p>
          </table:table-cell>
          <table:table-cell office:value-type="float" office:value="19.832617">
            <text:p>19.832617</text:p>
          </table:table-cell>
          <table:table-cell office:value-type="float" office:value="0.730066">
            <text:p>0.730066</text:p>
          </table:table-cell>
          <table:table-cell office:value-type="float" office:value="120">
            <text:p>120</text:p>
          </table:table-cell>
          <table:table-cell office:value-type="float" office:value="18.98041">
            <text:p>18.98041</text:p>
          </table:table-cell>
          <table:table-cell office:value-type="float" office:value="0.7201012">
            <text:p>0.7201012</text:p>
          </table:table-cell>
          <table:table-cell office:value-type="float" office:value="34.557217">
            <text:p>34.557217</text:p>
          </table:table-cell>
          <table:table-cell office:value-type="float" office:value="2.380248">
            <text:p>2.380248</text:p>
          </table:table-cell>
          <table:table-cell office:value-type="float" office:value="9.933808">
            <text:p>9.933808</text:p>
          </table:table-cell>
          <table:table-cell office:value-type="float" office:value="120">
            <text:p>120</text:p>
          </table:table-cell>
          <table:table-cell office:value-type="float" office:value="19.72479">
            <text:p>19.72479</text:p>
          </table:table-cell>
          <table:table-cell office:value-type="float" office:value="14.000872">
            <text:p>14.000872</text:p>
          </table:table-cell>
          <table:table-cell office:value-type="float" office:value="5.36986">
            <text:p>5.36986</text:p>
          </table:table-cell>
          <table:table-cell office:value-type="float" office:value="11.861675">
            <text:p>11.861675</text:p>
          </table:table-cell>
          <table:table-cell office:value-type="float" office:value="1.6517032">
            <text:p>1.6517032</text:p>
          </table:table-cell>
          <table:table-cell office:value-type="float" office:value="120">
            <text:p>120</text:p>
          </table:table-cell>
          <table:table-cell office:value-type="float" office:value="31.565561">
            <text:p>31.565561</text:p>
          </table:table-cell>
          <table:table-cell office:value-type="float" office:value="37.000137">
            <text:p>37.000137</text:p>
          </table:table-cell>
          <table:table-cell office:value-type="float" office:value="65.478165">
            <text:p>65.478165</text:p>
          </table:table-cell>
          <table:table-cell office:value-type="float" office:value="159.12202">
            <text:p>159.12202</text:p>
          </table:table-cell>
          <table:table-cell office:value-type="float" office:value="2.4014623">
            <text:p>2.401462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.202686">
            <text:p>20.202686</text:p>
          </table:table-cell>
          <table:table-cell office:value-type="float" office:value="0.54">
            <text:p>0.54</text:p>
          </table:table-cell>
          <table:table-cell office:value-type="float" office:value="0.17348672">
            <text:p>0.17348672</text:p>
          </table:table-cell>
          <table:table-cell office:value-type="float" office:value="23.002234">
            <text:p>23.002234</text:p>
          </table:table-cell>
          <table:table-cell office:value-type="float" office:value="0.6600968">
            <text:p>0.6600968</text:p>
          </table:table-cell>
          <table:table-cell office:value-type="float" office:value="121">
            <text:p>121</text:p>
          </table:table-cell>
          <table:table-cell office:value-type="float" office:value="20.974722">
            <text:p>20.974722</text:p>
          </table:table-cell>
          <table:table-cell office:value-type="float" office:value="1.3332967">
            <text:p>1.3332967</text:p>
          </table:table-cell>
          <table:table-cell office:value-type="float" office:value="9.600149">
            <text:p>9.600149</text:p>
          </table:table-cell>
          <table:table-cell office:value-type="float" office:value="19.988327">
            <text:p>19.988327</text:p>
          </table:table-cell>
          <table:table-cell office:value-type="float" office:value="0.32730064">
            <text:p>0.32730064</text:p>
          </table:table-cell>
          <table:table-cell office:value-type="float" office:value="121">
            <text:p>121</text:p>
          </table:table-cell>
          <table:table-cell office:value-type="float" office:value="19.289804">
            <text:p>19.289804</text:p>
          </table:table-cell>
          <table:table-cell office:value-type="float" office:value="0.21720101">
            <text:p>0.21720101</text:p>
          </table:table-cell>
          <table:table-cell office:value-type="float" office:value="34.34557">
            <text:p>34.34557</text:p>
          </table:table-cell>
          <table:table-cell office:value-type="float" office:value="0.2038025">
            <text:p>0.2038025</text:p>
          </table:table-cell>
          <table:table-cell office:value-type="float" office:value="10.419338">
            <text:p>10.419338</text:p>
          </table:table-cell>
          <table:table-cell office:value-type="float" office:value="121">
            <text:p>121</text:p>
          </table:table-cell>
          <table:table-cell office:value-type="float" office:value="18.937248">
            <text:p>18.937248</text:p>
          </table:table-cell>
          <table:table-cell office:value-type="float" office:value="15.320008">
            <text:p>15.320008</text:p>
          </table:table-cell>
          <table:table-cell office:value-type="float" office:value="4.293699">
            <text:p>4.293699</text:p>
          </table:table-cell>
          <table:table-cell office:value-type="float" office:value="74.36862">
            <text:p>74.36862</text:p>
          </table:table-cell>
          <table:table-cell office:value-type="float" office:value="1.966517">
            <text:p>1.966517</text:p>
          </table:table-cell>
          <table:table-cell office:value-type="float" office:value="121">
            <text:p>121</text:p>
          </table:table-cell>
          <table:table-cell office:value-type="float" office:value="28.935654">
            <text:p>28.935654</text:p>
          </table:table-cell>
          <table:table-cell office:value-type="float" office:value="37.03">
            <text:p>37.03</text:p>
          </table:table-cell>
          <table:table-cell office:value-type="float" office:value="66.28478">
            <text:p>66.28478</text:p>
          </table:table-cell>
          <table:table-cell office:value-type="float" office:value="160.31122">
            <text:p>160.31122</text:p>
          </table:table-cell>
          <table:table-cell office:value-type="float" office:value="2.3840146">
            <text:p>2.384014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.732027">
            <text:p>18.732027</text:p>
          </table:table-cell>
          <table:table-cell office:value-type="float" office:value="1.9654">
            <text:p>1.9654</text:p>
          </table:table-cell>
          <table:table-cell office:value-type="float" office:value="0.6617348">
            <text:p>0.6617348</text:p>
          </table:table-cell>
          <table:table-cell office:value-type="float" office:value="25.120022">
            <text:p>25.120022</text:p>
          </table:table-cell>
          <table:table-cell office:value-type="float" office:value="0.8066009">
            <text:p>0.8066009</text:p>
          </table:table-cell>
          <table:table-cell office:value-type="float" office:value="122">
            <text:p>122</text:p>
          </table:table-cell>
          <table:table-cell office:value-type="float" office:value="16.549747">
            <text:p>16.549747</text:p>
          </table:table-cell>
          <table:table-cell office:value-type="float" office:value="0.17333296">
            <text:p>0.17333296</text:p>
          </table:table-cell>
          <table:table-cell office:value-type="float" office:value="8.256001">
            <text:p>8.256001</text:p>
          </table:table-cell>
          <table:table-cell office:value-type="float" office:value="18.979883">
            <text:p>18.979883</text:p>
          </table:table-cell>
          <table:table-cell office:value-type="float" office:value="0.10327301">
            <text:p>0.10327301</text:p>
          </table:table-cell>
          <table:table-cell office:value-type="float" office:value="122">
            <text:p>122</text:p>
          </table:table-cell>
          <table:table-cell office:value-type="float" office:value="19.052898">
            <text:p>19.052898</text:p>
          </table:table-cell>
          <table:table-cell office:value-type="float" office:value="0.802172">
            <text:p>0.802172</text:p>
          </table:table-cell>
          <table:table-cell office:value-type="float" office:value="34.323456">
            <text:p>34.323456</text:p>
          </table:table-cell>
          <table:table-cell office:value-type="float" office:value="0.002038025">
            <text:p>0.002038025</text:p>
          </table:table-cell>
          <table:table-cell office:value-type="float" office:value="10.084193">
            <text:p>10.084193</text:p>
          </table:table-cell>
          <table:table-cell office:value-type="float" office:value="122">
            <text:p>122</text:p>
          </table:table-cell>
          <table:table-cell office:value-type="float" office:value="17.939373">
            <text:p>17.939373</text:p>
          </table:table-cell>
          <table:table-cell office:value-type="float" office:value="14.0732">
            <text:p>14.0732</text:p>
          </table:table-cell>
          <table:table-cell office:value-type="float" office:value="4.412937">
            <text:p>4.412937</text:p>
          </table:table-cell>
          <table:table-cell office:value-type="float" office:value="74.20369">
            <text:p>74.20369</text:p>
          </table:table-cell>
          <table:table-cell office:value-type="float" office:value="1.3296652">
            <text:p>1.3296652</text:p>
          </table:table-cell>
          <table:table-cell office:value-type="float" office:value="122">
            <text:p>122</text:p>
          </table:table-cell>
          <table:table-cell office:value-type="float" office:value="29.009356">
            <text:p>29.009356</text:p>
          </table:table-cell>
          <table:table-cell office:value-type="float" office:value="37.2503">
            <text:p>37.2503</text:p>
          </table:table-cell>
          <table:table-cell office:value-type="float" office:value="65.01285">
            <text:p>65.01285</text:p>
          </table:table-cell>
          <table:table-cell office:value-type="float" office:value="159.22311">
            <text:p>159.22311</text:p>
          </table:table-cell>
          <table:table-cell office:value-type="float" office:value="2.0938401">
            <text:p>2.093840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.03732">
            <text:p>21.03732</text:p>
          </table:table-cell>
          <table:table-cell office:value-type="float" office:value="0.029654">
            <text:p>0.029654</text:p>
          </table:table-cell>
          <table:table-cell office:value-type="float" office:value="2.5666175">
            <text:p>2.5666175</text:p>
          </table:table-cell>
          <table:table-cell office:value-type="float" office:value="23.231201">
            <text:p>23.231201</text:p>
          </table:table-cell>
          <table:table-cell office:value-type="float" office:value="0.00806601">
            <text:p>0.00806601</text:p>
          </table:table-cell>
          <table:table-cell office:value-type="float" office:value="123">
            <text:p>123</text:p>
          </table:table-cell>
          <table:table-cell office:value-type="float" office:value="18.815498">
            <text:p>18.815498</text:p>
          </table:table-cell>
          <table:table-cell office:value-type="float" office:value="0.64173335">
            <text:p>0.64173335</text:p>
          </table:table-cell>
          <table:table-cell office:value-type="float" office:value="8.48256">
            <text:p>8.48256</text:p>
          </table:table-cell>
          <table:table-cell office:value-type="float" office:value="20.259798">
            <text:p>20.259798</text:p>
          </table:table-cell>
          <table:table-cell office:value-type="float" office:value="0.08103273">
            <text:p>0.08103273</text:p>
          </table:table-cell>
          <table:table-cell office:value-type="float" office:value="123">
            <text:p>123</text:p>
          </table:table-cell>
          <table:table-cell office:value-type="float" office:value="16.09053">
            <text:p>16.09053</text:p>
          </table:table-cell>
          <table:table-cell office:value-type="float" office:value="0.6480217">
            <text:p>0.6480217</text:p>
          </table:table-cell>
          <table:table-cell office:value-type="float" office:value="35.083237">
            <text:p>35.083237</text:p>
          </table:table-cell>
          <table:table-cell office:value-type="float" office:value="1.4400204">
            <text:p>1.4400204</text:p>
          </table:table-cell>
          <table:table-cell office:value-type="float" office:value="10.990842">
            <text:p>10.990842</text:p>
          </table:table-cell>
          <table:table-cell office:value-type="float" office:value="123">
            <text:p>123</text:p>
          </table:table-cell>
          <table:table-cell office:value-type="float" office:value="18.929394">
            <text:p>18.929394</text:p>
          </table:table-cell>
          <table:table-cell office:value-type="float" office:value="13.950732">
            <text:p>13.950732</text:p>
          </table:table-cell>
          <table:table-cell office:value-type="float" office:value="5.33413">
            <text:p>5.33413</text:p>
          </table:table-cell>
          <table:table-cell office:value-type="float" office:value="74.72204">
            <text:p>74.72204</text:p>
          </table:table-cell>
          <table:table-cell office:value-type="float" office:value="1.3632966">
            <text:p>1.3632966</text:p>
          </table:table-cell>
          <table:table-cell office:value-type="float" office:value="123">
            <text:p>123</text:p>
          </table:table-cell>
          <table:table-cell office:value-type="float" office:value="29.140093">
            <text:p>29.140093</text:p>
          </table:table-cell>
          <table:table-cell office:value-type="float" office:value="37.972504">
            <text:p>37.972504</text:p>
          </table:table-cell>
          <table:table-cell office:value-type="float" office:value="65.010124">
            <text:p>65.010124</text:p>
          </table:table-cell>
          <table:table-cell office:value-type="float" office:value="160.34222">
            <text:p>160.34222</text:p>
          </table:table-cell>
          <table:table-cell office:value-type="float" office:value="2.6509385">
            <text:p>2.650938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.340374">
            <text:p>21.340374</text:p>
          </table:table-cell>
          <table:table-cell office:value-type="float" office:value="0.33029655">
            <text:p>0.33029655</text:p>
          </table:table-cell>
          <table:table-cell office:value-type="float" office:value="0.10566618">
            <text:p>0.10566618</text:p>
          </table:table-cell>
          <table:table-cell office:value-type="float" office:value="23.272312">
            <text:p>23.272312</text:p>
          </table:table-cell>
          <table:table-cell office:value-type="float" office:value="0.08008066">
            <text:p>0.08008066</text:p>
          </table:table-cell>
          <table:table-cell office:value-type="float" office:value="124">
            <text:p>124</text:p>
          </table:table-cell>
          <table:table-cell office:value-type="float" office:value="19.078154">
            <text:p>19.078154</text:p>
          </table:table-cell>
          <table:table-cell office:value-type="float" office:value="1.4464173">
            <text:p>1.4464173</text:p>
          </table:table-cell>
          <table:table-cell office:value-type="float" office:value="8.0848255">
            <text:p>8.0848255</text:p>
          </table:table-cell>
          <table:table-cell office:value-type="float" office:value="19.502598">
            <text:p>19.502598</text:p>
          </table:table-cell>
          <table:table-cell office:value-type="float" office:value="0.3608103">
            <text:p>0.3608103</text:p>
          </table:table-cell>
          <table:table-cell office:value-type="float" office:value="124">
            <text:p>124</text:p>
          </table:table-cell>
          <table:table-cell office:value-type="float" office:value="19.250906">
            <text:p>19.250906</text:p>
          </table:table-cell>
          <table:table-cell office:value-type="float" office:value="0.8064802">
            <text:p>0.8064802</text:p>
          </table:table-cell>
          <table:table-cell office:value-type="float" office:value="33.810833">
            <text:p>33.810833</text:p>
          </table:table-cell>
          <table:table-cell office:value-type="float" office:value="0.024400206">
            <text:p>0.024400206</text:p>
          </table:table-cell>
          <table:table-cell office:value-type="float" office:value="9.749908">
            <text:p>9.749908</text:p>
          </table:table-cell>
          <table:table-cell office:value-type="float" office:value="124">
            <text:p>124</text:p>
          </table:table-cell>
          <table:table-cell office:value-type="float" office:value="18.559294">
            <text:p>18.559294</text:p>
          </table:table-cell>
          <table:table-cell office:value-type="float" office:value="17.299507">
            <text:p>17.299507</text:p>
          </table:table-cell>
          <table:table-cell office:value-type="float" office:value="4.0733414">
            <text:p>4.0733414</text:p>
          </table:table-cell>
          <table:table-cell office:value-type="float" office:value="74.24722">
            <text:p>74.24722</text:p>
          </table:table-cell>
          <table:table-cell office:value-type="float" office:value="1.823633">
            <text:p>1.823633</text:p>
          </table:table-cell>
          <table:table-cell office:value-type="float" office:value="124">
            <text:p>124</text:p>
          </table:table-cell>
          <table:table-cell office:value-type="float" office:value="33.0914">
            <text:p>33.0914</text:p>
          </table:table-cell>
          <table:table-cell office:value-type="float" office:value="35.739727">
            <text:p>35.739727</text:p>
          </table:table-cell>
          <table:table-cell office:value-type="float" office:value="65.0501">
            <text:p>65.0501</text:p>
          </table:table-cell>
          <table:table-cell office:value-type="float" office:value="160.32343">
            <text:p>160.32343</text:p>
          </table:table-cell>
          <table:table-cell office:value-type="float" office:value="2.1265094">
            <text:p>2.126509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.423403">
            <text:p>18.423403</text:p>
          </table:table-cell>
          <table:table-cell office:value-type="float" office:value="0.013302965">
            <text:p>0.013302965</text:p>
          </table:table-cell>
          <table:table-cell office:value-type="float" office:value="0.34105667">
            <text:p>0.34105667</text:p>
          </table:table-cell>
          <table:table-cell office:value-type="float" office:value="23.112724">
            <text:p>23.112724</text:p>
          </table:table-cell>
          <table:table-cell office:value-type="float" office:value="0.2008008">
            <text:p>0.2008008</text:p>
          </table:table-cell>
          <table:table-cell office:value-type="float" office:value="125">
            <text:p>125</text:p>
          </table:table-cell>
          <table:table-cell office:value-type="float" office:value="17.20078">
            <text:p>17.20078</text:p>
          </table:table-cell>
          <table:table-cell office:value-type="float" office:value="0.27446416">
            <text:p>0.27446416</text:p>
          </table:table-cell>
          <table:table-cell office:value-type="float" office:value="8.730848">
            <text:p>8.730848</text:p>
          </table:table-cell>
          <table:table-cell office:value-type="float" office:value="19.235025">
            <text:p>19.235025</text:p>
          </table:table-cell>
          <table:table-cell office:value-type="float" office:value="0.3336081">
            <text:p>0.3336081</text:p>
          </table:table-cell>
          <table:table-cell office:value-type="float" office:value="125">
            <text:p>125</text:p>
          </table:table-cell>
          <table:table-cell office:value-type="float" office:value="22.07251">
            <text:p>22.07251</text:p>
          </table:table-cell>
          <table:table-cell office:value-type="float" office:value="0.048064806">
            <text:p>0.048064806</text:p>
          </table:table-cell>
          <table:table-cell office:value-type="float" office:value="36.05811">
            <text:p>36.05811</text:p>
          </table:table-cell>
          <table:table-cell office:value-type="float" office:value="0.010244003">
            <text:p>0.010244003</text:p>
          </table:table-cell>
          <table:table-cell office:value-type="float" office:value="9.957499">
            <text:p>9.957499</text:p>
          </table:table-cell>
          <table:table-cell office:value-type="float" office:value="125">
            <text:p>125</text:p>
          </table:table-cell>
          <table:table-cell office:value-type="float" office:value="20.605593">
            <text:p>20.605593</text:p>
          </table:table-cell>
          <table:table-cell office:value-type="float" office:value="13.972996">
            <text:p>13.972996</text:p>
          </table:table-cell>
          <table:table-cell office:value-type="float" office:value="4.6407332">
            <text:p>4.6407332</text:p>
          </table:table-cell>
          <table:table-cell office:value-type="float" office:value="75.96247">
            <text:p>75.96247</text:p>
          </table:table-cell>
          <table:table-cell office:value-type="float" office:value="1.0182363">
            <text:p>1.0182363</text:p>
          </table:table-cell>
          <table:table-cell office:value-type="float" office:value="125">
            <text:p>125</text:p>
          </table:table-cell>
          <table:table-cell office:value-type="float" office:value="36.520912">
            <text:p>36.520912</text:p>
          </table:table-cell>
          <table:table-cell office:value-type="float" office:value="36.9974">
            <text:p>36.9974</text:p>
          </table:table-cell>
          <table:table-cell office:value-type="float" office:value="64.390495">
            <text:p>64.390495</text:p>
          </table:table-cell>
          <table:table-cell office:value-type="float" office:value="160.64323">
            <text:p>160.64323</text:p>
          </table:table-cell>
          <table:table-cell office:value-type="float" office:value="2.3812652">
            <text:p>2.381265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.824234">
            <text:p>20.824234</text:p>
          </table:table-cell>
          <table:table-cell office:value-type="float" office:value="0.16013303">
            <text:p>0.16013303</text:p>
          </table:table-cell>
          <table:table-cell office:value-type="float" office:value="0.013410567">
            <text:p>0.013410567</text:p>
          </table:table-cell>
          <table:table-cell office:value-type="float" office:value="23.301128">
            <text:p>23.301128</text:p>
          </table:table-cell>
          <table:table-cell office:value-type="float" office:value="0.04200801">
            <text:p>0.04200801</text:p>
          </table:table-cell>
          <table:table-cell office:value-type="float" office:value="126">
            <text:p>126</text:p>
          </table:table-cell>
          <table:table-cell office:value-type="float" office:value="18.762009">
            <text:p>18.762009</text:p>
          </table:table-cell>
          <table:table-cell office:value-type="float" office:value="0.0027446416">
            <text:p>0.0027446416</text:p>
          </table:table-cell>
          <table:table-cell office:value-type="float" office:value="7.9273086">
            <text:p>7.9273086</text:p>
          </table:table-cell>
          <table:table-cell office:value-type="float" office:value="20.35235">
            <text:p>20.35235</text:p>
          </table:table-cell>
          <table:table-cell office:value-type="float" office:value="0.08333608">
            <text:p>0.08333608</text:p>
          </table:table-cell>
          <table:table-cell office:value-type="float" office:value="126">
            <text:p>126</text:p>
          </table:table-cell>
          <table:table-cell office:value-type="float" office:value="20.850725">
            <text:p>20.850725</text:p>
          </table:table-cell>
          <table:table-cell office:value-type="float" office:value="0.00048064804">
            <text:p>0.000480648</text:p>
          </table:table-cell>
          <table:table-cell office:value-type="float" office:value="34.04058">
            <text:p>34.04058</text:p>
          </table:table-cell>
          <table:table-cell office:value-type="float" office:value="0.74010247">
            <text:p>0.74010247</text:p>
          </table:table-cell>
          <table:table-cell office:value-type="float" office:value="10.019575">
            <text:p>10.019575</text:p>
          </table:table-cell>
          <table:table-cell office:value-type="float" office:value="126">
            <text:p>126</text:p>
          </table:table-cell>
          <table:table-cell office:value-type="float" office:value="20.636055">
            <text:p>20.636055</text:p>
          </table:table-cell>
          <table:table-cell office:value-type="float" office:value="14.0997305">
            <text:p>14.0997305</text:p>
          </table:table-cell>
          <table:table-cell office:value-type="float" office:value="4.7664075">
            <text:p>4.7664075</text:p>
          </table:table-cell>
          <table:table-cell office:value-type="float" office:value="74.919624">
            <text:p>74.919624</text:p>
          </table:table-cell>
          <table:table-cell office:value-type="float" office:value="1.1101823">
            <text:p>1.1101823</text:p>
          </table:table-cell>
          <table:table-cell office:value-type="float" office:value="126">
            <text:p>126</text:p>
          </table:table-cell>
          <table:table-cell office:value-type="float" office:value="32.46521">
            <text:p>32.46521</text:p>
          </table:table-cell>
          <table:table-cell office:value-type="float" office:value="36.369976">
            <text:p>36.369976</text:p>
          </table:table-cell>
          <table:table-cell office:value-type="float" office:value="65.66391">
            <text:p>65.66391</text:p>
          </table:table-cell>
          <table:table-cell office:value-type="float" office:value="161.76643">
            <text:p>161.76643</text:p>
          </table:table-cell>
          <table:table-cell office:value-type="float" office:value="2.3238125">
            <text:p>2.32381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.348242">
            <text:p>16.348242</text:p>
          </table:table-cell>
          <table:table-cell office:value-type="float" office:value="2.5616012">
            <text:p>2.5616012</text:p>
          </table:table-cell>
          <table:table-cell office:value-type="float" office:value="0.32013407">
            <text:p>0.32013407</text:p>
          </table:table-cell>
          <table:table-cell office:value-type="float" office:value="24.293013">
            <text:p>24.293013</text:p>
          </table:table-cell>
          <table:table-cell office:value-type="float" office:value="0.6204201">
            <text:p>0.6204201</text:p>
          </table:table-cell>
          <table:table-cell office:value-type="float" office:value="127">
            <text:p>127</text:p>
          </table:table-cell>
          <table:table-cell office:value-type="float" office:value="22.43762">
            <text:p>22.43762</text:p>
          </table:table-cell>
          <table:table-cell office:value-type="float" office:value="0.8000275">
            <text:p>0.8000275</text:p>
          </table:table-cell>
          <table:table-cell office:value-type="float" office:value="9.279273">
            <text:p>9.279273</text:p>
          </table:table-cell>
          <table:table-cell office:value-type="float" office:value="19.043524">
            <text:p>19.043524</text:p>
          </table:table-cell>
          <table:table-cell office:value-type="float" office:value="0.040833358">
            <text:p>0.040833358</text:p>
          </table:table-cell>
          <table:table-cell office:value-type="float" office:value="127">
            <text:p>127</text:p>
          </table:table-cell>
          <table:table-cell office:value-type="float" office:value="19.508507">
            <text:p>19.508507</text:p>
          </table:table-cell>
          <table:table-cell office:value-type="float" office:value="0.020004807">
            <text:p>0.020004807</text:p>
          </table:table-cell>
          <table:table-cell office:value-type="float" office:value="34.100407">
            <text:p>34.100407</text:p>
          </table:table-cell>
          <table:table-cell office:value-type="float" office:value="0.09740103">
            <text:p>0.09740103</text:p>
          </table:table-cell>
          <table:table-cell office:value-type="float" office:value="10.020196">
            <text:p>10.020196</text:p>
          </table:table-cell>
          <table:table-cell office:value-type="float" office:value="127">
            <text:p>127</text:p>
          </table:table-cell>
          <table:table-cell office:value-type="float" office:value="18.31636">
            <text:p>18.31636</text:p>
          </table:table-cell>
          <table:table-cell office:value-type="float" office:value="13.780997">
            <text:p>13.780997</text:p>
          </table:table-cell>
          <table:table-cell office:value-type="float" office:value="4.127664">
            <text:p>4.127664</text:p>
          </table:table-cell>
          <table:table-cell office:value-type="float" office:value="74.0292">
            <text:p>74.0292</text:p>
          </table:table-cell>
          <table:table-cell office:value-type="float" office:value="1.1611018">
            <text:p>1.1611018</text:p>
          </table:table-cell>
          <table:table-cell office:value-type="float" office:value="127">
            <text:p>127</text:p>
          </table:table-cell>
          <table:table-cell office:value-type="float" office:value="28.494654">
            <text:p>28.494654</text:p>
          </table:table-cell>
          <table:table-cell office:value-type="float" office:value="35.263702">
            <text:p>35.263702</text:p>
          </table:table-cell>
          <table:table-cell office:value-type="float" office:value="64.48664">
            <text:p>64.48664</text:p>
          </table:table-cell>
          <table:table-cell office:value-type="float" office:value="161.61766">
            <text:p>161.61766</text:p>
          </table:table-cell>
          <table:table-cell office:value-type="float" office:value="2.6732383">
            <text:p>2.673238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1.843481">
            <text:p>21.843481</text:p>
          </table:table-cell>
          <table:table-cell office:value-type="float" office:value="0.18561602">
            <text:p>0.18561602</text:p>
          </table:table-cell>
          <table:table-cell office:value-type="float" office:value="0.02320134">
            <text:p>0.02320134</text:p>
          </table:table-cell>
          <table:table-cell office:value-type="float" office:value="23.33293">
            <text:p>23.33293</text:p>
          </table:table-cell>
          <table:table-cell office:value-type="float" office:value="0.6862042">
            <text:p>0.6862042</text:p>
          </table:table-cell>
          <table:table-cell office:value-type="float" office:value="128">
            <text:p>128</text:p>
          </table:table-cell>
          <table:table-cell office:value-type="float" office:value="16.824377">
            <text:p>16.824377</text:p>
          </table:table-cell>
          <table:table-cell office:value-type="float" office:value="1.3680004">
            <text:p>1.3680004</text:p>
          </table:table-cell>
          <table:table-cell office:value-type="float" office:value="8.382793">
            <text:p>8.382793</text:p>
          </table:table-cell>
          <table:table-cell office:value-type="float" office:value="19.800434">
            <text:p>19.800434</text:p>
          </table:table-cell>
          <table:table-cell office:value-type="float" office:value="1.0104083">
            <text:p>1.0104083</text:p>
          </table:table-cell>
          <table:table-cell office:value-type="float" office:value="128">
            <text:p>128</text:p>
          </table:table-cell>
          <table:table-cell office:value-type="float" office:value="18.055086">
            <text:p>18.055086</text:p>
          </table:table-cell>
          <table:table-cell office:value-type="float" office:value="3.9302">
            <text:p>3.9302</text:p>
          </table:table-cell>
          <table:table-cell office:value-type="float" office:value="34.341003">
            <text:p>34.341003</text:p>
          </table:table-cell>
          <table:table-cell office:value-type="float" office:value="0.04097401">
            <text:p>0.04097401</text:p>
          </table:table-cell>
          <table:table-cell office:value-type="float" office:value="9.990202">
            <text:p>9.990202</text:p>
          </table:table-cell>
          <table:table-cell office:value-type="float" office:value="128">
            <text:p>128</text:p>
          </table:table-cell>
          <table:table-cell office:value-type="float" office:value="18.053164">
            <text:p>18.053164</text:p>
          </table:table-cell>
          <table:table-cell office:value-type="float" office:value="14.05781">
            <text:p>14.05781</text:p>
          </table:table-cell>
          <table:table-cell office:value-type="float" office:value="4.0512767">
            <text:p>4.0512767</text:p>
          </table:table-cell>
          <table:table-cell office:value-type="float" office:value="73.50029">
            <text:p>73.50029</text:p>
          </table:table-cell>
          <table:table-cell office:value-type="float" office:value="1.191611">
            <text:p>1.191611</text:p>
          </table:table-cell>
          <table:table-cell office:value-type="float" office:value="128">
            <text:p>128</text:p>
          </table:table-cell>
          <table:table-cell office:value-type="float" office:value="41.054947">
            <text:p>41.054947</text:p>
          </table:table-cell>
          <table:table-cell office:value-type="float" office:value="5.752637">
            <text:p>5.752637</text:p>
          </table:table-cell>
          <table:table-cell office:value-type="float" office:value="65.66486">
            <text:p>65.66486</text:p>
          </table:table-cell>
          <table:table-cell office:value-type="float" office:value="160.17618">
            <text:p>160.17618</text:p>
          </table:table-cell>
          <table:table-cell office:value-type="float" office:value="2.0667324">
            <text:p>2.066732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.428434">
            <text:p>20.428434</text:p>
          </table:table-cell>
          <table:table-cell office:value-type="float" office:value="0.0018561601">
            <text:p>0.0018561601</text:p>
          </table:table-cell>
          <table:table-cell office:value-type="float" office:value="0.08023201">
            <text:p>0.08023201</text:p>
          </table:table-cell>
          <table:table-cell office:value-type="float" office:value="23.62333">
            <text:p>23.62333</text:p>
          </table:table-cell>
          <table:table-cell office:value-type="float" office:value="0.026862042">
            <text:p>0.026862042</text:p>
          </table:table-cell>
          <table:table-cell office:value-type="float" office:value="129">
            <text:p>129</text:p>
          </table:table-cell>
          <table:table-cell office:value-type="float" office:value="19.688244">
            <text:p>19.688244</text:p>
          </table:table-cell>
          <table:table-cell office:value-type="float" office:value="1.3336799">
            <text:p>1.3336799</text:p>
          </table:table-cell>
          <table:table-cell office:value-type="float" office:value="8.283828">
            <text:p>8.283828</text:p>
          </table:table-cell>
          <table:table-cell office:value-type="float" office:value="19.818005">
            <text:p>19.818005</text:p>
          </table:table-cell>
          <table:table-cell office:value-type="float" office:value="0.41010407">
            <text:p>0.41010407</text:p>
          </table:table-cell>
          <table:table-cell office:value-type="float" office:value="129">
            <text:p>129</text:p>
          </table:table-cell>
          <table:table-cell office:value-type="float" office:value="19.490551">
            <text:p>19.490551</text:p>
          </table:table-cell>
          <table:table-cell office:value-type="float" office:value="2.319302">
            <text:p>2.319302</text:p>
          </table:table-cell>
          <table:table-cell office:value-type="float" office:value="34.013412">
            <text:p>34.013412</text:p>
          </table:table-cell>
          <table:table-cell office:value-type="float" office:value="0.64040977">
            <text:p>0.64040977</text:p>
          </table:table-cell>
          <table:table-cell office:value-type="float" office:value="10.059902">
            <text:p>10.059902</text:p>
          </table:table-cell>
          <table:table-cell office:value-type="float" office:value="129">
            <text:p>129</text:p>
          </table:table-cell>
          <table:table-cell office:value-type="float" office:value="17.800531">
            <text:p>17.800531</text:p>
          </table:table-cell>
          <table:table-cell office:value-type="float" office:value="13.980578">
            <text:p>13.980578</text:p>
          </table:table-cell>
          <table:table-cell office:value-type="float" office:value="5.6405125">
            <text:p>5.6405125</text:p>
          </table:table-cell>
          <table:table-cell office:value-type="float" office:value="72.575">
            <text:p>72.575</text:p>
          </table:table-cell>
          <table:table-cell office:value-type="float" office:value="1.6519161">
            <text:p>1.6519161</text:p>
          </table:table-cell>
          <table:table-cell office:value-type="float" office:value="129">
            <text:p>129</text:p>
          </table:table-cell>
          <table:table-cell office:value-type="float" office:value="46.650547">
            <text:p>46.650547</text:p>
          </table:table-cell>
          <table:table-cell office:value-type="float" office:value="4.017526">
            <text:p>4.017526</text:p>
          </table:table-cell>
          <table:table-cell office:value-type="float" office:value="65.70665">
            <text:p>65.70665</text:p>
          </table:table-cell>
          <table:table-cell office:value-type="float" office:value="160.04176">
            <text:p>160.04176</text:p>
          </table:table-cell>
          <table:table-cell office:value-type="float" office:value="2.6406674">
            <text:p>2.640667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.864285">
            <text:p>19.864285</text:p>
          </table:table-cell>
          <table:table-cell office:value-type="float" office:value="0.6400185">
            <text:p>0.6400185</text:p>
          </table:table-cell>
          <table:table-cell office:value-type="float" office:value="0.3608023">
            <text:p>0.3608023</text:p>
          </table:table-cell>
          <table:table-cell office:value-type="float" office:value="24.156233">
            <text:p>24.156233</text:p>
          </table:table-cell>
          <table:table-cell office:value-type="float" office:value="0.0002686204">
            <text:p>0.0002686204</text:p>
          </table:table-cell>
          <table:table-cell office:value-type="float" office:value="130">
            <text:p>130</text:p>
          </table:table-cell>
          <table:table-cell office:value-type="float" office:value="22.156883">
            <text:p>22.156883</text:p>
          </table:table-cell>
          <table:table-cell office:value-type="float" office:value="0.17333679">
            <text:p>0.17333679</text:p>
          </table:table-cell>
          <table:table-cell office:value-type="float" office:value="8.322838">
            <text:p>8.322838</text:p>
          </table:table-cell>
          <table:table-cell office:value-type="float" office:value="19.02818">
            <text:p>19.02818</text:p>
          </table:table-cell>
          <table:table-cell office:value-type="float" office:value="0.004101041">
            <text:p>0.004101041</text:p>
          </table:table-cell>
          <table:table-cell office:value-type="float" office:value="130">
            <text:p>130</text:p>
          </table:table-cell>
          <table:table-cell office:value-type="float" office:value="15.434905">
            <text:p>15.434905</text:p>
          </table:table-cell>
          <table:table-cell office:value-type="float" office:value="0.06319302">
            <text:p>0.06319302</text:p>
          </table:table-cell>
          <table:table-cell office:value-type="float" office:value="35.620132">
            <text:p>35.620132</text:p>
          </table:table-cell>
          <table:table-cell office:value-type="float" office:value="0.0064040977">
            <text:p>0.0064040977</text:p>
          </table:table-cell>
          <table:table-cell office:value-type="float" office:value="10.0806">
            <text:p>10.0806</text:p>
          </table:table-cell>
          <table:table-cell office:value-type="float" office:value="130">
            <text:p>130</text:p>
          </table:table-cell>
          <table:table-cell office:value-type="float" office:value="18.058006">
            <text:p>18.058006</text:p>
          </table:table-cell>
          <table:table-cell office:value-type="float" office:value="14.4598055">
            <text:p>14.4598055</text:p>
          </table:table-cell>
          <table:table-cell office:value-type="float" office:value="4.696405">
            <text:p>4.696405</text:p>
          </table:table-cell>
          <table:table-cell office:value-type="float" office:value="66.305756">
            <text:p>66.305756</text:p>
          </table:table-cell>
          <table:table-cell office:value-type="float" office:value="1.1765192">
            <text:p>1.1765192</text:p>
          </table:table-cell>
          <table:table-cell office:value-type="float" office:value="130">
            <text:p>130</text:p>
          </table:table-cell>
          <table:table-cell office:value-type="float" office:value="45.006504">
            <text:p>45.006504</text:p>
          </table:table-cell>
          <table:table-cell office:value-type="float" office:value="4.040175">
            <text:p>4.040175</text:p>
          </table:table-cell>
          <table:table-cell office:value-type="float" office:value="65.16707">
            <text:p>65.16707</text:p>
          </table:table-cell>
          <table:table-cell office:value-type="float" office:value="161.28043">
            <text:p>161.28043</text:p>
          </table:table-cell>
          <table:table-cell office:value-type="float" office:value="2.9964068">
            <text:p>2.996406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.198643">
            <text:p>16.198643</text:p>
          </table:table-cell>
          <table:table-cell office:value-type="float" office:value="4.0164003">
            <text:p>4.0164003</text:p>
          </table:table-cell>
          <table:table-cell office:value-type="float" office:value="0.44360802">
            <text:p>0.44360802</text:p>
          </table:table-cell>
          <table:table-cell office:value-type="float" office:value="23.081562">
            <text:p>23.081562</text:p>
          </table:table-cell>
          <table:table-cell office:value-type="float" office:value="0.20000269">
            <text:p>0.20000269</text:p>
          </table:table-cell>
          <table:table-cell office:value-type="float" office:value="131">
            <text:p>131</text:p>
          </table:table-cell>
          <table:table-cell office:value-type="float" office:value="18.371569">
            <text:p>18.371569</text:p>
          </table:table-cell>
          <table:table-cell office:value-type="float" office:value="0.0017333679">
            <text:p>0.0017333679</text:p>
          </table:table-cell>
          <table:table-cell office:value-type="float" office:value="9.603229">
            <text:p>9.603229</text:p>
          </table:table-cell>
          <table:table-cell office:value-type="float" office:value="19.310282">
            <text:p>19.310282</text:p>
          </table:table-cell>
          <table:table-cell office:value-type="float" office:value="0.020041011">
            <text:p>0.020041011</text:p>
          </table:table-cell>
          <table:table-cell office:value-type="float" office:value="131">
            <text:p>131</text:p>
          </table:table-cell>
          <table:table-cell office:value-type="float" office:value="18.40435">
            <text:p>18.40435</text:p>
          </table:table-cell>
          <table:table-cell office:value-type="float" office:value="0.00063193025">
            <text:p>0.0006319303</text:p>
          </table:table-cell>
          <table:table-cell office:value-type="float" office:value="35.4962">
            <text:p>35.4962</text:p>
          </table:table-cell>
          <table:table-cell office:value-type="float" office:value="0.00006404098">
            <text:p>0.000064041</text:p>
          </table:table-cell>
          <table:table-cell office:value-type="float" office:value="10.000806">
            <text:p>10.000806</text:p>
          </table:table-cell>
          <table:table-cell office:value-type="float" office:value="131">
            <text:p>131</text:p>
          </table:table-cell>
          <table:table-cell office:value-type="float" office:value="18.54058">
            <text:p>18.54058</text:p>
          </table:table-cell>
          <table:table-cell office:value-type="float" office:value="15.344599">
            <text:p>15.344599</text:p>
          </table:table-cell>
          <table:table-cell office:value-type="float" office:value="5.306964">
            <text:p>5.306964</text:p>
          </table:table-cell>
          <table:table-cell office:value-type="float" office:value="65.99306">
            <text:p>65.99306</text:p>
          </table:table-cell>
          <table:table-cell office:value-type="float" office:value="1.0817652">
            <text:p>1.0817652</text:p>
          </table:table-cell>
          <table:table-cell office:value-type="float" office:value="131">
            <text:p>131</text:p>
          </table:table-cell>
          <table:table-cell office:value-type="float" office:value="33.440063">
            <text:p>33.440063</text:p>
          </table:table-cell>
          <table:table-cell office:value-type="float" office:value="4.8504014">
            <text:p>4.8504014</text:p>
          </table:table-cell>
          <table:table-cell office:value-type="float" office:value="65.79167">
            <text:p>65.79167</text:p>
          </table:table-cell>
          <table:table-cell office:value-type="float" office:value="161.4928">
            <text:p>161.4928</text:p>
          </table:table-cell>
          <table:table-cell office:value-type="float" office:value="1.989964">
            <text:p>1.98996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.661987">
            <text:p>20.661987</text:p>
          </table:table-cell>
          <table:table-cell office:value-type="float" office:value="1.480164">
            <text:p>1.480164</text:p>
          </table:table-cell>
          <table:table-cell office:value-type="float" office:value="2.1144361">
            <text:p>2.1144361</text:p>
          </table:table-cell>
          <table:table-cell office:value-type="float" office:value="23.040815">
            <text:p>23.040815</text:p>
          </table:table-cell>
          <table:table-cell office:value-type="float" office:value="0.24200003">
            <text:p>0.24200003</text:p>
          </table:table-cell>
          <table:table-cell office:value-type="float" office:value="132">
            <text:p>132</text:p>
          </table:table-cell>
          <table:table-cell office:value-type="float" office:value="16.563715">
            <text:p>16.563715</text:p>
          </table:table-cell>
          <table:table-cell office:value-type="float" office:value="1.2800174">
            <text:p>1.2800174</text:p>
          </table:table-cell>
          <table:table-cell office:value-type="float" office:value="8.676032">
            <text:p>8.676032</text:p>
          </table:table-cell>
          <table:table-cell office:value-type="float" office:value="28.973103">
            <text:p>28.973103</text:p>
          </table:table-cell>
          <table:table-cell office:value-type="float" office:value="0.10020041">
            <text:p>0.10020041</text:p>
          </table:table-cell>
          <table:table-cell office:value-type="float" office:value="132">
            <text:p>132</text:p>
          </table:table-cell>
          <table:table-cell office:value-type="float" office:value="18.554043">
            <text:p>18.554043</text:p>
          </table:table-cell>
          <table:table-cell office:value-type="float" office:value="0.16000631">
            <text:p>0.16000631</text:p>
          </table:table-cell>
          <table:table-cell office:value-type="float" office:value="34.06496">
            <text:p>34.06496</text:p>
          </table:table-cell>
          <table:table-cell office:value-type="float" office:value="0.0000006404098">
            <text:p>6.404098E-007</text:p>
          </table:table-cell>
          <table:table-cell office:value-type="float" office:value="10.740007">
            <text:p>10.740007</text:p>
          </table:table-cell>
          <table:table-cell office:value-type="float" office:value="132">
            <text:p>132</text:p>
          </table:table-cell>
          <table:table-cell office:value-type="float" office:value="19.195406">
            <text:p>19.195406</text:p>
          </table:table-cell>
          <table:table-cell office:value-type="float" office:value="14.353446">
            <text:p>14.353446</text:p>
          </table:table-cell>
          <table:table-cell office:value-type="float" office:value="4.8530693">
            <text:p>4.8530693</text:p>
          </table:table-cell>
          <table:table-cell office:value-type="float" office:value="68.659935">
            <text:p>68.659935</text:p>
          </table:table-cell>
          <table:table-cell office:value-type="float" office:value="0.99081767">
            <text:p>0.99081767</text:p>
          </table:table-cell>
          <table:table-cell office:value-type="float" office:value="132">
            <text:p>132</text:p>
          </table:table-cell>
          <table:table-cell office:value-type="float" office:value="41.9544">
            <text:p>41.9544</text:p>
          </table:table-cell>
          <table:table-cell office:value-type="float" office:value="3.968504">
            <text:p>3.968504</text:p>
          </table:table-cell>
          <table:table-cell office:value-type="float" office:value="65.68792">
            <text:p>65.68792</text:p>
          </table:table-cell>
          <table:table-cell office:value-type="float" office:value="161.01492">
            <text:p>161.01492</text:p>
          </table:table-cell>
          <table:table-cell office:value-type="float" office:value="2.0198996">
            <text:p>2.019899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.05662">
            <text:p>19.05662</text:p>
          </table:table-cell>
          <table:table-cell office:value-type="float" office:value="2.6548016">
            <text:p>2.6548016</text:p>
          </table:table-cell>
          <table:table-cell office:value-type="float" office:value="0.04114436">
            <text:p>0.04114436</text:p>
          </table:table-cell>
          <table:table-cell office:value-type="float" office:value="23.020409">
            <text:p>23.020409</text:p>
          </table:table-cell>
          <table:table-cell office:value-type="float" office:value="0.64242">
            <text:p>0.64242</text:p>
          </table:table-cell>
          <table:table-cell office:value-type="float" office:value="133">
            <text:p>133</text:p>
          </table:table-cell>
          <table:table-cell office:value-type="float" office:value="17.165638">
            <text:p>17.165638</text:p>
          </table:table-cell>
          <table:table-cell office:value-type="float" office:value="0.012800174">
            <text:p>0.012800174</text:p>
          </table:table-cell>
          <table:table-cell office:value-type="float" office:value="8.48676">
            <text:p>8.48676</text:p>
          </table:table-cell>
          <table:table-cell office:value-type="float" office:value="26.89973">
            <text:p>26.89973</text:p>
          </table:table-cell>
          <table:table-cell office:value-type="float" office:value="0.001002004">
            <text:p>0.001002004</text:p>
          </table:table-cell>
          <table:table-cell office:value-type="float" office:value="133">
            <text:p>133</text:p>
          </table:table-cell>
          <table:table-cell office:value-type="float" office:value="19.40554">
            <text:p>19.40554</text:p>
          </table:table-cell>
          <table:table-cell office:value-type="float" office:value="1.2916">
            <text:p>1.2916</text:p>
          </table:table-cell>
          <table:table-cell office:value-type="float" office:value="35.34065">
            <text:p>35.34065</text:p>
          </table:table-cell>
          <table:table-cell office:value-type="float" office:value="0.65">
            <text:p>0.65</text:p>
          </table:table-cell>
          <table:table-cell office:value-type="float" office:value="10.4674">
            <text:p>10.4674</text:p>
          </table:table-cell>
          <table:table-cell office:value-type="float" office:value="133">
            <text:p>133</text:p>
          </table:table-cell>
          <table:table-cell office:value-type="float" office:value="18.591955">
            <text:p>18.591955</text:p>
          </table:table-cell>
          <table:table-cell office:value-type="float" office:value="14.123535">
            <text:p>14.123535</text:p>
          </table:table-cell>
          <table:table-cell office:value-type="float" office:value="4.048531">
            <text:p>4.048531</text:p>
          </table:table-cell>
          <table:table-cell office:value-type="float" office:value="68.3666">
            <text:p>68.3666</text:p>
          </table:table-cell>
          <table:table-cell office:value-type="float" office:value="1.0999081">
            <text:p>1.0999081</text:p>
          </table:table-cell>
          <table:table-cell office:value-type="float" office:value="133">
            <text:p>133</text:p>
          </table:table-cell>
          <table:table-cell office:value-type="float" office:value="46.089542">
            <text:p>46.089542</text:p>
          </table:table-cell>
          <table:table-cell office:value-type="float" office:value="4.489685">
            <text:p>4.489685</text:p>
          </table:table-cell>
          <table:table-cell office:value-type="float" office:value="64.60688">
            <text:p>64.60688</text:p>
          </table:table-cell>
          <table:table-cell office:value-type="float" office:value="160.01015">
            <text:p>160.01015</text:p>
          </table:table-cell>
          <table:table-cell office:value-type="float" office:value="2.320199">
            <text:p>2.32019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1.230566">
            <text:p>21.230566</text:p>
          </table:table-cell>
          <table:table-cell office:value-type="float" office:value="1.356548">
            <text:p>1.356548</text:p>
          </table:table-cell>
          <table:table-cell office:value-type="float" office:value="1.4604114">
            <text:p>1.4604114</text:p>
          </table:table-cell>
          <table:table-cell office:value-type="float" office:value="24.640205">
            <text:p>24.640205</text:p>
          </table:table-cell>
          <table:table-cell office:value-type="float" office:value="0.48642418">
            <text:p>0.48642418</text:p>
          </table:table-cell>
          <table:table-cell office:value-type="float" office:value="134">
            <text:p>134</text:p>
          </table:table-cell>
          <table:table-cell office:value-type="float" office:value="20.371656">
            <text:p>20.371656</text:p>
          </table:table-cell>
          <table:table-cell office:value-type="float" office:value="0.040128004">
            <text:p>0.040128004</text:p>
          </table:table-cell>
          <table:table-cell office:value-type="float" office:value="8.3348675">
            <text:p>8.3348675</text:p>
          </table:table-cell>
          <table:table-cell office:value-type="float" office:value="27.728996">
            <text:p>27.728996</text:p>
          </table:table-cell>
          <table:table-cell office:value-type="float" office:value="0.0000100200405">
            <text:p>0.00001002</text:p>
          </table:table-cell>
          <table:table-cell office:value-type="float" office:value="134">
            <text:p>134</text:p>
          </table:table-cell>
          <table:table-cell office:value-type="float" office:value="18.694056">
            <text:p>18.694056</text:p>
          </table:table-cell>
          <table:table-cell office:value-type="float" office:value="0.34291598">
            <text:p>0.34291598</text:p>
          </table:table-cell>
          <table:table-cell office:value-type="float" office:value="36.313404">
            <text:p>36.313404</text:p>
          </table:table-cell>
          <table:table-cell office:value-type="float" office:value="0.0165">
            <text:p>0.0165</text:p>
          </table:table-cell>
          <table:table-cell office:value-type="float" office:value="26.584673">
            <text:p>26.584673</text:p>
          </table:table-cell>
          <table:table-cell office:value-type="float" office:value="134">
            <text:p>134</text:p>
          </table:table-cell>
          <table:table-cell office:value-type="float" office:value="19.195919">
            <text:p>19.195919</text:p>
          </table:table-cell>
          <table:table-cell office:value-type="float" office:value="14.261235">
            <text:p>14.261235</text:p>
          </table:table-cell>
          <table:table-cell office:value-type="float" office:value="4.360485">
            <text:p>4.360485</text:p>
          </table:table-cell>
          <table:table-cell office:value-type="float" office:value="67.32367">
            <text:p>67.32367</text:p>
          </table:table-cell>
          <table:table-cell office:value-type="float" office:value="1.2509991">
            <text:p>1.2509991</text:p>
          </table:table-cell>
          <table:table-cell office:value-type="float" office:value="134">
            <text:p>134</text:p>
          </table:table-cell>
          <table:table-cell office:value-type="float" office:value="46.7809">
            <text:p>46.7809</text:p>
          </table:table-cell>
          <table:table-cell office:value-type="float" office:value="5.344897">
            <text:p>5.344897</text:p>
          </table:table-cell>
          <table:table-cell office:value-type="float" office:value="67.436066">
            <text:p>67.436066</text:p>
          </table:table-cell>
          <table:table-cell office:value-type="float" office:value="161.8401">
            <text:p>161.8401</text:p>
          </table:table-cell>
          <table:table-cell office:value-type="float" office:value="2.1832018">
            <text:p>2.18320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.892306">
            <text:p>15.892306</text:p>
          </table:table-cell>
          <table:table-cell office:value-type="float" office:value="0.033565477">
            <text:p>0.033565477</text:p>
          </table:table-cell>
          <table:table-cell office:value-type="float" office:value="0.2546041">
            <text:p>0.2546041</text:p>
          </table:table-cell>
          <table:table-cell office:value-type="float" office:value="24.006401">
            <text:p>24.006401</text:p>
          </table:table-cell>
          <table:table-cell office:value-type="float" office:value="0.084864244">
            <text:p>0.084864244</text:p>
          </table:table-cell>
          <table:table-cell office:value-type="float" office:value="135">
            <text:p>135</text:p>
          </table:table-cell>
          <table:table-cell office:value-type="float" office:value="17.183716">
            <text:p>17.183716</text:p>
          </table:table-cell>
          <table:table-cell office:value-type="float" office:value="0.00040128003">
            <text:p>0.00040128</text:p>
          </table:table-cell>
          <table:table-cell office:value-type="float" office:value="8.023349">
            <text:p>8.023349</text:p>
          </table:table-cell>
          <table:table-cell office:value-type="float" office:value="28.887291">
            <text:p>28.887291</text:p>
          </table:table-cell>
          <table:table-cell office:value-type="float" office:value="0.3200001">
            <text:p>0.3200001</text:p>
          </table:table-cell>
          <table:table-cell office:value-type="float" office:value="135">
            <text:p>135</text:p>
          </table:table-cell>
          <table:table-cell office:value-type="float" office:value="20.106941">
            <text:p>20.106941</text:p>
          </table:table-cell>
          <table:table-cell office:value-type="float" office:value="2.763429">
            <text:p>2.763429</text:p>
          </table:table-cell>
          <table:table-cell office:value-type="float" office:value="35.383133">
            <text:p>35.383133</text:p>
          </table:table-cell>
          <table:table-cell office:value-type="float" office:value="0.400165">
            <text:p>0.400165</text:p>
          </table:table-cell>
          <table:table-cell office:value-type="float" office:value="26.105846">
            <text:p>26.105846</text:p>
          </table:table-cell>
          <table:table-cell office:value-type="float" office:value="135">
            <text:p>135</text:p>
          </table:table-cell>
          <table:table-cell office:value-type="float" office:value="17.80196">
            <text:p>17.80196</text:p>
          </table:table-cell>
          <table:table-cell office:value-type="float" office:value="14.142612">
            <text:p>14.142612</text:p>
          </table:table-cell>
          <table:table-cell office:value-type="float" office:value="4.003605">
            <text:p>4.003605</text:p>
          </table:table-cell>
          <table:table-cell office:value-type="float" office:value="65.45324">
            <text:p>65.45324</text:p>
          </table:table-cell>
          <table:table-cell office:value-type="float" office:value="1.04251">
            <text:p>1.04251</text:p>
          </table:table-cell>
          <table:table-cell office:value-type="float" office:value="135">
            <text:p>135</text:p>
          </table:table-cell>
          <table:table-cell office:value-type="float" office:value="40.977806">
            <text:p>40.977806</text:p>
          </table:table-cell>
          <table:table-cell office:value-type="float" office:value="4.573449">
            <text:p>4.573449</text:p>
          </table:table-cell>
          <table:table-cell office:value-type="float" office:value="65.05436">
            <text:p>65.05436</text:p>
          </table:table-cell>
          <table:table-cell office:value-type="float" office:value="161.3084">
            <text:p>161.3084</text:p>
          </table:table-cell>
          <table:table-cell office:value-type="float" office:value="2.241832">
            <text:p>2.24183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.608923">
            <text:p>22.608923</text:p>
          </table:table-cell>
          <table:table-cell office:value-type="float" office:value="1.9203357">
            <text:p>1.9203357</text:p>
          </table:table-cell>
          <table:table-cell office:value-type="float" office:value="1.3225461">
            <text:p>1.3225461</text:p>
          </table:table-cell>
          <table:table-cell office:value-type="float" office:value="24.500063">
            <text:p>24.500063</text:p>
          </table:table-cell>
          <table:table-cell office:value-type="float" office:value="0.16084863">
            <text:p>0.16084863</text:p>
          </table:table-cell>
          <table:table-cell office:value-type="float" office:value="136">
            <text:p>136</text:p>
          </table:table-cell>
          <table:table-cell office:value-type="float" office:value="23.411837">
            <text:p>23.411837</text:p>
          </table:table-cell>
          <table:table-cell office:value-type="float" office:value="0.0000040128">
            <text:p>4.0128E-006</text:p>
          </table:table-cell>
          <table:table-cell office:value-type="float" office:value="7.8402333">
            <text:p>7.8402333</text:p>
          </table:table-cell>
          <table:table-cell office:value-type="float" office:value="28.368872">
            <text:p>28.368872</text:p>
          </table:table-cell>
          <table:table-cell office:value-type="float" office:value="0.0432">
            <text:p>0.0432</text:p>
          </table:table-cell>
          <table:table-cell office:value-type="float" office:value="136">
            <text:p>136</text:p>
          </table:table-cell>
          <table:table-cell office:value-type="float" office:value="20.281069">
            <text:p>20.281069</text:p>
          </table:table-cell>
          <table:table-cell office:value-type="float" office:value="0.067634284">
            <text:p>0.067634284</text:p>
          </table:table-cell>
          <table:table-cell office:value-type="float" office:value="35.47383">
            <text:p>35.47383</text:p>
          </table:table-cell>
          <table:table-cell office:value-type="float" office:value="0.48400167">
            <text:p>0.48400167</text:p>
          </table:table-cell>
          <table:table-cell office:value-type="float" office:value="26.181059">
            <text:p>26.181059</text:p>
          </table:table-cell>
          <table:table-cell office:value-type="float" office:value="136">
            <text:p>136</text:p>
          </table:table-cell>
          <table:table-cell office:value-type="float" office:value="20.01802">
            <text:p>20.01802</text:p>
          </table:table-cell>
          <table:table-cell office:value-type="float" office:value="15.651425">
            <text:p>15.651425</text:p>
          </table:table-cell>
          <table:table-cell office:value-type="float" office:value="5.280036">
            <text:p>5.280036</text:p>
          </table:table-cell>
          <table:table-cell office:value-type="float" office:value="66.68453">
            <text:p>66.68453</text:p>
          </table:table-cell>
          <table:table-cell office:value-type="float" office:value="1.0104251">
            <text:p>1.0104251</text:p>
          </table:table-cell>
          <table:table-cell office:value-type="float" office:value="136">
            <text:p>136</text:p>
          </table:table-cell>
          <table:table-cell office:value-type="float" office:value="43.119774">
            <text:p>43.119774</text:p>
          </table:table-cell>
          <table:table-cell office:value-type="float" office:value="6.595735">
            <text:p>6.595735</text:p>
          </table:table-cell>
          <table:table-cell office:value-type="float" office:value="65.68054">
            <text:p>65.68054</text:p>
          </table:table-cell>
          <table:table-cell office:value-type="float" office:value="157.63309">
            <text:p>157.63309</text:p>
          </table:table-cell>
          <table:table-cell office:value-type="float" office:value="2.8324182">
            <text:p>2.832418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2.46609">
            <text:p>22.46609</text:p>
          </table:table-cell>
          <table:table-cell office:value-type="float" office:value="0.65920335">
            <text:p>0.65920335</text:p>
          </table:table-cell>
          <table:table-cell office:value-type="float" office:value="1.6532254">
            <text:p>1.6532254</text:p>
          </table:table-cell>
          <table:table-cell office:value-type="float" office:value="22.935">
            <text:p>22.935</text:p>
          </table:table-cell>
          <table:table-cell office:value-type="float" office:value="0.16160849">
            <text:p>0.16160849</text:p>
          </table:table-cell>
          <table:table-cell office:value-type="float" office:value="137">
            <text:p>137</text:p>
          </table:table-cell>
          <table:table-cell office:value-type="float" office:value="23.204119">
            <text:p>23.204119</text:p>
          </table:table-cell>
          <table:table-cell office:value-type="float" office:value="0.16000004">
            <text:p>0.16000004</text:p>
          </table:table-cell>
          <table:table-cell office:value-type="float" office:value="8.238402">
            <text:p>8.238402</text:p>
          </table:table-cell>
          <table:table-cell office:value-type="float" office:value="27.323689">
            <text:p>27.323689</text:p>
          </table:table-cell>
          <table:table-cell office:value-type="float" office:value="0.25043198">
            <text:p>0.25043198</text:p>
          </table:table-cell>
          <table:table-cell office:value-type="float" office:value="137">
            <text:p>137</text:p>
          </table:table-cell>
          <table:table-cell office:value-type="float" office:value="21.14281">
            <text:p>21.14281</text:p>
          </table:table-cell>
          <table:table-cell office:value-type="float" office:value="0.24067634">
            <text:p>0.24067634</text:p>
          </table:table-cell>
          <table:table-cell office:value-type="float" office:value="35.06474">
            <text:p>35.06474</text:p>
          </table:table-cell>
          <table:table-cell office:value-type="float" office:value="0.64484">
            <text:p>0.64484</text:p>
          </table:table-cell>
          <table:table-cell office:value-type="float" office:value="26.021812">
            <text:p>26.021812</text:p>
          </table:table-cell>
          <table:table-cell office:value-type="float" office:value="137">
            <text:p>137</text:p>
          </table:table-cell>
          <table:table-cell office:value-type="float" office:value="18.65018">
            <text:p>18.65018</text:p>
          </table:table-cell>
          <table:table-cell office:value-type="float" office:value="14.8765135">
            <text:p>14.8765135</text:p>
          </table:table-cell>
          <table:table-cell office:value-type="float" office:value="4.5728">
            <text:p>4.5728</text:p>
          </table:table-cell>
          <table:table-cell office:value-type="float" office:value="66.80685">
            <text:p>66.80685</text:p>
          </table:table-cell>
          <table:table-cell office:value-type="float" office:value="1.1501042">
            <text:p>1.1501042</text:p>
          </table:table-cell>
          <table:table-cell office:value-type="float" office:value="137">
            <text:p>137</text:p>
          </table:table-cell>
          <table:table-cell office:value-type="float" office:value="40.481197">
            <text:p>40.481197</text:p>
          </table:table-cell>
          <table:table-cell office:value-type="float" office:value="5.3659573">
            <text:p>5.3659573</text:p>
          </table:table-cell>
          <table:table-cell office:value-type="float" office:value="65.70681">
            <text:p>65.70681</text:p>
          </table:table-cell>
          <table:table-cell office:value-type="float" office:value="161.59633">
            <text:p>161.59633</text:p>
          </table:table-cell>
          <table:table-cell office:value-type="float" office:value="3.3883243">
            <text:p>3.388324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.60466">
            <text:p>23.60466</text:p>
          </table:table-cell>
          <table:table-cell office:value-type="float" office:value="0.0065920334">
            <text:p>0.0065920334</text:p>
          </table:table-cell>
          <table:table-cell office:value-type="float" office:value="0.17653225">
            <text:p>0.17653225</text:p>
          </table:table-cell>
          <table:table-cell office:value-type="float" office:value="24.54935">
            <text:p>24.54935</text:p>
          </table:table-cell>
          <table:table-cell office:value-type="float" office:value="0.19161607">
            <text:p>0.19161607</text:p>
          </table:table-cell>
          <table:table-cell office:value-type="float" office:value="138">
            <text:p>138</text:p>
          </table:table-cell>
          <table:table-cell office:value-type="float" office:value="21.932041">
            <text:p>21.932041</text:p>
          </table:table-cell>
          <table:table-cell office:value-type="float" office:value="0.3816">
            <text:p>0.3816</text:p>
          </table:table-cell>
          <table:table-cell office:value-type="float" office:value="9.412384">
            <text:p>9.412384</text:p>
          </table:table-cell>
          <table:table-cell office:value-type="float" office:value="27.193237">
            <text:p>27.193237</text:p>
          </table:table-cell>
          <table:table-cell office:value-type="float" office:value="0.04250432">
            <text:p>0.04250432</text:p>
          </table:table-cell>
          <table:table-cell office:value-type="float" office:value="138">
            <text:p>138</text:p>
          </table:table-cell>
          <table:table-cell office:value-type="float" office:value="20.451427">
            <text:p>20.451427</text:p>
          </table:table-cell>
          <table:table-cell office:value-type="float" office:value="0.16240677">
            <text:p>0.16240677</text:p>
          </table:table-cell>
          <table:table-cell office:value-type="float" office:value="3.3406477">
            <text:p>3.3406477</text:p>
          </table:table-cell>
          <table:table-cell office:value-type="float" office:value="0.0064484">
            <text:p>0.0064484</text:p>
          </table:table-cell>
          <table:table-cell office:value-type="float" office:value="18.970219">
            <text:p>18.970219</text:p>
          </table:table-cell>
          <table:table-cell office:value-type="float" office:value="138">
            <text:p>138</text:p>
          </table:table-cell>
          <table:table-cell office:value-type="float" office:value="18.596502">
            <text:p>18.596502</text:p>
          </table:table-cell>
          <table:table-cell office:value-type="float" office:value="15.648765">
            <text:p>15.648765</text:p>
          </table:table-cell>
          <table:table-cell office:value-type="float" office:value="4.085728">
            <text:p>4.085728</text:p>
          </table:table-cell>
          <table:table-cell office:value-type="float" office:value="65.56807">
            <text:p>65.56807</text:p>
          </table:table-cell>
          <table:table-cell office:value-type="float" office:value="1.611501">
            <text:p>1.611501</text:p>
          </table:table-cell>
          <table:table-cell office:value-type="float" office:value="138">
            <text:p>138</text:p>
          </table:table-cell>
          <table:table-cell office:value-type="float" office:value="35.584812">
            <text:p>35.584812</text:p>
          </table:table-cell>
          <table:table-cell office:value-type="float" office:value="3.9436598">
            <text:p>3.9436598</text:p>
          </table:table-cell>
          <table:table-cell office:value-type="float" office:value="65.49707">
            <text:p>65.49707</text:p>
          </table:table-cell>
          <table:table-cell office:value-type="float" office:value="158.75595">
            <text:p>158.75595</text:p>
          </table:table-cell>
          <table:table-cell office:value-type="float" office:value="2.9938831">
            <text:p>2.993883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.816048">
            <text:p>19.816048</text:p>
          </table:table-cell>
          <table:table-cell office:value-type="float" office:value="2.100066">
            <text:p>2.100066</text:p>
          </table:table-cell>
          <table:table-cell office:value-type="float" office:value="0.011765323">
            <text:p>0.011765323</text:p>
          </table:table-cell>
          <table:table-cell office:value-type="float" office:value="24.445494">
            <text:p>24.445494</text:p>
          </table:table-cell>
          <table:table-cell office:value-type="float" office:value="0.0019161607">
            <text:p>0.0019161607</text:p>
          </table:table-cell>
          <table:table-cell office:value-type="float" office:value="139">
            <text:p>139</text:p>
          </table:table-cell>
          <table:table-cell office:value-type="float" office:value="18.53932">
            <text:p>18.53932</text:p>
          </table:table-cell>
          <table:table-cell office:value-type="float" office:value="1.373816">
            <text:p>1.373816</text:p>
          </table:table-cell>
          <table:table-cell office:value-type="float" office:value="8.114123">
            <text:p>8.114123</text:p>
          </table:table-cell>
          <table:table-cell office:value-type="float" office:value="28.111933">
            <text:p>28.111933</text:p>
          </table:table-cell>
          <table:table-cell office:value-type="float" office:value="0.040425044">
            <text:p>0.040425044</text:p>
          </table:table-cell>
          <table:table-cell office:value-type="float" office:value="139">
            <text:p>139</text:p>
          </table:table-cell>
          <table:table-cell office:value-type="float" office:value="19.224514">
            <text:p>19.224514</text:p>
          </table:table-cell>
          <table:table-cell office:value-type="float" office:value="0.32162407">
            <text:p>0.32162407</text:p>
          </table:table-cell>
          <table:table-cell office:value-type="float" office:value="3.5734065">
            <text:p>3.5734065</text:p>
          </table:table-cell>
          <table:table-cell office:value-type="float" office:value="0.000064484004">
            <text:p>0.000064484</text:p>
          </table:table-cell>
          <table:table-cell office:value-type="float" office:value="17.869701">
            <text:p>17.869701</text:p>
          </table:table-cell>
          <table:table-cell office:value-type="float" office:value="139">
            <text:p>139</text:p>
          </table:table-cell>
          <table:table-cell office:value-type="float" office:value="19.015965">
            <text:p>19.015965</text:p>
          </table:table-cell>
          <table:table-cell office:value-type="float" office:value="14.356488">
            <text:p>14.356488</text:p>
          </table:table-cell>
          <table:table-cell office:value-type="float" office:value="5.740857">
            <text:p>5.740857</text:p>
          </table:table-cell>
          <table:table-cell office:value-type="float" office:value="66.84568">
            <text:p>66.84568</text:p>
          </table:table-cell>
          <table:table-cell office:value-type="float" office:value="1.026115">
            <text:p>1.026115</text:p>
          </table:table-cell>
          <table:table-cell office:value-type="float" office:value="139">
            <text:p>139</text:p>
          </table:table-cell>
          <table:table-cell office:value-type="float" office:value="38.81585">
            <text:p>38.81585</text:p>
          </table:table-cell>
          <table:table-cell office:value-type="float" office:value="4.1994367">
            <text:p>4.1994367</text:p>
          </table:table-cell>
          <table:table-cell office:value-type="float" office:value="65.65497">
            <text:p>65.65497</text:p>
          </table:table-cell>
          <table:table-cell office:value-type="float" office:value="161.26756">
            <text:p>161.26756</text:p>
          </table:table-cell>
          <table:table-cell office:value-type="float" office:value="19.639938">
            <text:p>19.6399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.568161">
            <text:p>18.568161</text:p>
          </table:table-cell>
          <table:table-cell office:value-type="float" office:value="0.10100066">
            <text:p>0.10100066</text:p>
          </table:table-cell>
          <table:table-cell office:value-type="float" office:value="1.5201176">
            <text:p>1.5201176</text:p>
          </table:table-cell>
          <table:table-cell office:value-type="float" office:value="23.214455">
            <text:p>23.214455</text:p>
          </table:table-cell>
          <table:table-cell office:value-type="float" office:value="0.6400192">
            <text:p>0.6400192</text:p>
          </table:table-cell>
          <table:table-cell office:value-type="float" office:value="140">
            <text:p>140</text:p>
          </table:table-cell>
          <table:table-cell office:value-type="float" office:value="19.165394">
            <text:p>19.165394</text:p>
          </table:table-cell>
          <table:table-cell office:value-type="float" office:value="0.7837382">
            <text:p>0.7837382</text:p>
          </table:table-cell>
          <table:table-cell office:value-type="float" office:value="8.001142">
            <text:p>8.001142</text:p>
          </table:table-cell>
          <table:table-cell office:value-type="float" office:value="27.301119">
            <text:p>27.301119</text:p>
          </table:table-cell>
          <table:table-cell office:value-type="float" office:value="1.0404042">
            <text:p>1.0404042</text:p>
          </table:table-cell>
          <table:table-cell office:value-type="float" office:value="140">
            <text:p>140</text:p>
          </table:table-cell>
          <table:table-cell office:value-type="float" office:value="18.522245">
            <text:p>18.522245</text:p>
          </table:table-cell>
          <table:table-cell office:value-type="float" office:value="2.0632162">
            <text:p>2.0632162</text:p>
          </table:table-cell>
          <table:table-cell office:value-type="float" office:value="3.3157341">
            <text:p>3.3157341</text:p>
          </table:table-cell>
          <table:table-cell office:value-type="float" office:value="0.030000644">
            <text:p>0.030000644</text:p>
          </table:table-cell>
          <table:table-cell office:value-type="float" office:value="18.488697">
            <text:p>18.488697</text:p>
          </table:table-cell>
          <table:table-cell office:value-type="float" office:value="140">
            <text:p>140</text:p>
          </table:table-cell>
          <table:table-cell office:value-type="float" office:value="18.54016">
            <text:p>18.54016</text:p>
          </table:table-cell>
          <table:table-cell office:value-type="float" office:value="14.143564">
            <text:p>14.143564</text:p>
          </table:table-cell>
          <table:table-cell office:value-type="float" office:value="5.4774084">
            <text:p>5.4774084</text:p>
          </table:table-cell>
          <table:table-cell office:value-type="float" office:value="65.66846">
            <text:p>65.66846</text:p>
          </table:table-cell>
          <table:table-cell office:value-type="float" office:value="1.7002612">
            <text:p>1.7002612</text:p>
          </table:table-cell>
          <table:table-cell office:value-type="float" office:value="140">
            <text:p>140</text:p>
          </table:table-cell>
          <table:table-cell office:value-type="float" office:value="45.69816">
            <text:p>45.69816</text:p>
          </table:table-cell>
          <table:table-cell office:value-type="float" office:value="3.9719944">
            <text:p>3.9719944</text:p>
          </table:table-cell>
          <table:table-cell office:value-type="float" office:value="64.52655">
            <text:p>64.52655</text:p>
          </table:table-cell>
          <table:table-cell office:value-type="float" office:value="161.69267">
            <text:p>161.69267</text:p>
          </table:table-cell>
          <table:table-cell office:value-type="float" office:value="18.1764">
            <text:p>18.176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.69568">
            <text:p>21.69568</text:p>
          </table:table-cell>
          <table:table-cell office:value-type="float" office:value="0.08101001">
            <text:p>0.08101001</text:p>
          </table:table-cell>
          <table:table-cell office:value-type="float" office:value="0.0152011765">
            <text:p>0.0152011765</text:p>
          </table:table-cell>
          <table:table-cell office:value-type="float" office:value="24.602144">
            <text:p>24.602144</text:p>
          </table:table-cell>
          <table:table-cell office:value-type="float" office:value="0.3264002">
            <text:p>0.3264002</text:p>
          </table:table-cell>
          <table:table-cell office:value-type="float" office:value="141">
            <text:p>141</text:p>
          </table:table-cell>
          <table:table-cell office:value-type="float" office:value="17.461655">
            <text:p>17.461655</text:p>
          </table:table-cell>
          <table:table-cell office:value-type="float" office:value="32.007835">
            <text:p>32.007835</text:p>
          </table:table-cell>
          <table:table-cell office:value-type="float" office:value="9.450011">
            <text:p>9.450011</text:p>
          </table:table-cell>
          <table:table-cell office:value-type="float" office:value="26.443012">
            <text:p>26.443012</text:p>
          </table:table-cell>
          <table:table-cell office:value-type="float" office:value="0.50040406">
            <text:p>0.50040406</text:p>
          </table:table-cell>
          <table:table-cell office:value-type="float" office:value="141">
            <text:p>141</text:p>
          </table:table-cell>
          <table:table-cell office:value-type="float" office:value="25.225222">
            <text:p>25.225222</text:p>
          </table:table-cell>
          <table:table-cell office:value-type="float" office:value="0.8406322">
            <text:p>0.8406322</text:p>
          </table:table-cell>
          <table:table-cell office:value-type="float" office:value="3.6731575">
            <text:p>3.6731575</text:p>
          </table:table-cell>
          <table:table-cell office:value-type="float" office:value="0.0803">
            <text:p>0.0803</text:p>
          </table:table-cell>
          <table:table-cell office:value-type="float" office:value="18.504889">
            <text:p>18.504889</text:p>
          </table:table-cell>
          <table:table-cell office:value-type="float" office:value="141">
            <text:p>141</text:p>
          </table:table-cell>
          <table:table-cell office:value-type="float" office:value="19.485401">
            <text:p>19.485401</text:p>
          </table:table-cell>
          <table:table-cell office:value-type="float" office:value="15.421435">
            <text:p>15.421435</text:p>
          </table:table-cell>
          <table:table-cell office:value-type="float" office:value="7.9347744">
            <text:p>7.9347744</text:p>
          </table:table-cell>
          <table:table-cell office:value-type="float" office:value="66.05669">
            <text:p>66.05669</text:p>
          </table:table-cell>
          <table:table-cell office:value-type="float" office:value="1.0870025">
            <text:p>1.0870025</text:p>
          </table:table-cell>
          <table:table-cell office:value-type="float" office:value="141">
            <text:p>141</text:p>
          </table:table-cell>
          <table:table-cell office:value-type="float" office:value="41.136982">
            <text:p>41.136982</text:p>
          </table:table-cell>
          <table:table-cell office:value-type="float" office:value="3.9797199">
            <text:p>3.9797199</text:p>
          </table:table-cell>
          <table:table-cell office:value-type="float" office:value="65.005264">
            <text:p>65.005264</text:p>
          </table:table-cell>
          <table:table-cell office:value-type="float" office:value="160.02692">
            <text:p>160.02692</text:p>
          </table:table-cell>
          <table:table-cell office:value-type="float" office:value="18.221764">
            <text:p>18.22176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.356956">
            <text:p>19.356956</text:p>
          </table:table-cell>
          <table:table-cell office:value-type="float" office:value="0.040810097">
            <text:p>0.040810097</text:p>
          </table:table-cell>
          <table:table-cell office:value-type="float" office:value="0.16015202">
            <text:p>0.16015202</text:p>
          </table:table-cell>
          <table:table-cell office:value-type="float" office:value="23.03602">
            <text:p>23.03602</text:p>
          </table:table-cell>
          <table:table-cell office:value-type="float" office:value="0.643264">
            <text:p>0.643264</text:p>
          </table:table-cell>
          <table:table-cell office:value-type="float" office:value="142">
            <text:p>142</text:p>
          </table:table-cell>
          <table:table-cell office:value-type="float" office:value="13.294617">
            <text:p>13.294617</text:p>
          </table:table-cell>
          <table:table-cell office:value-type="float" office:value="32.000076">
            <text:p>32.000076</text:p>
          </table:table-cell>
          <table:table-cell office:value-type="float" office:value="8.7345">
            <text:p>8.7345</text:p>
          </table:table-cell>
          <table:table-cell office:value-type="float" office:value="27.60443">
            <text:p>27.60443</text:p>
          </table:table-cell>
          <table:table-cell office:value-type="float" office:value="0.16500404">
            <text:p>0.16500404</text:p>
          </table:table-cell>
          <table:table-cell office:value-type="float" office:value="142">
            <text:p>142</text:p>
          </table:table-cell>
          <table:table-cell office:value-type="float" office:value="21.432251">
            <text:p>21.432251</text:p>
          </table:table-cell>
          <table:table-cell office:value-type="float" office:value="0.008406322">
            <text:p>0.008406322</text:p>
          </table:table-cell>
          <table:table-cell office:value-type="float" office:value="3.3567317">
            <text:p>3.3567317</text:p>
          </table:table-cell>
          <table:table-cell office:value-type="float" office:value="0.090803">
            <text:p>0.090803</text:p>
          </table:table-cell>
          <table:table-cell office:value-type="float" office:value="18.405048">
            <text:p>18.405048</text:p>
          </table:table-cell>
          <table:table-cell office:value-type="float" office:value="142">
            <text:p>142</text:p>
          </table:table-cell>
          <table:table-cell office:value-type="float" office:value="20.464853">
            <text:p>20.464853</text:p>
          </table:table-cell>
          <table:table-cell office:value-type="float" office:value="14.154214">
            <text:p>14.154214</text:p>
          </table:table-cell>
          <table:table-cell office:value-type="float" office:value="5.159348">
            <text:p>5.159348</text:p>
          </table:table-cell>
          <table:table-cell office:value-type="float" office:value="66.98057">
            <text:p>66.98057</text:p>
          </table:table-cell>
          <table:table-cell office:value-type="float" office:value="1.0308701">
            <text:p>1.0308701</text:p>
          </table:table-cell>
          <table:table-cell office:value-type="float" office:value="142">
            <text:p>142</text:p>
          </table:table-cell>
          <table:table-cell office:value-type="float" office:value="50.62137">
            <text:p>50.62137</text:p>
          </table:table-cell>
          <table:table-cell office:value-type="float" office:value="5.639797">
            <text:p>5.639797</text:p>
          </table:table-cell>
          <table:table-cell office:value-type="float" office:value="67.27005">
            <text:p>67.27005</text:p>
          </table:table-cell>
          <table:table-cell office:value-type="float" office:value="158.72028">
            <text:p>158.72028</text:p>
          </table:table-cell>
          <table:table-cell office:value-type="float" office:value="18.022219">
            <text:p>18.02221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.14357">
            <text:p>17.14357</text:p>
          </table:table-cell>
          <table:table-cell office:value-type="float" office:value="0.9604081">
            <text:p>0.9604081</text:p>
          </table:table-cell>
          <table:table-cell office:value-type="float" office:value="0.02160152">
            <text:p>0.02160152</text:p>
          </table:table-cell>
          <table:table-cell office:value-type="float" office:value="24.490362">
            <text:p>24.490362</text:p>
          </table:table-cell>
          <table:table-cell office:value-type="float" office:value="0.00643264">
            <text:p>0.00643264</text:p>
          </table:table-cell>
          <table:table-cell office:value-type="float" office:value="143">
            <text:p>143</text:p>
          </table:table-cell>
          <table:table-cell office:value-type="float" office:value="17.772947">
            <text:p>17.772947</text:p>
          </table:table-cell>
          <table:table-cell office:value-type="float" office:value="32.01">
            <text:p>32.01</text:p>
          </table:table-cell>
          <table:table-cell office:value-type="float" office:value="8.047345">
            <text:p>8.047345</text:p>
          </table:table-cell>
          <table:table-cell office:value-type="float" office:value="26.956045">
            <text:p>26.956045</text:p>
          </table:table-cell>
          <table:table-cell office:value-type="float" office:value="1.44165">
            <text:p>1.44165</text:p>
          </table:table-cell>
          <table:table-cell office:value-type="float" office:value="143">
            <text:p>143</text:p>
          </table:table-cell>
          <table:table-cell office:value-type="float" office:value="20.594322">
            <text:p>20.594322</text:p>
          </table:table-cell>
          <table:table-cell office:value-type="float" office:value="0.010084063">
            <text:p>0.010084063</text:p>
          </table:table-cell>
          <table:table-cell office:value-type="float" office:value="4.3135676">
            <text:p>4.3135676</text:p>
          </table:table-cell>
          <table:table-cell office:value-type="float" office:value="0.96090806">
            <text:p>0.96090806</text:p>
          </table:table-cell>
          <table:table-cell office:value-type="float" office:value="17.86405">
            <text:p>17.86405</text:p>
          </table:table-cell>
          <table:table-cell office:value-type="float" office:value="143">
            <text:p>143</text:p>
          </table:table-cell>
          <table:table-cell office:value-type="float" office:value="21.454649">
            <text:p>21.454649</text:p>
          </table:table-cell>
          <table:table-cell office:value-type="float" office:value="13.921542">
            <text:p>13.921542</text:p>
          </table:table-cell>
          <table:table-cell office:value-type="float" office:value="6.6415935">
            <text:p>6.6415935</text:p>
          </table:table-cell>
          <table:table-cell office:value-type="float" office:value="66.09981">
            <text:p>66.09981</text:p>
          </table:table-cell>
          <table:table-cell office:value-type="float" office:value="1.3903087">
            <text:p>1.3903087</text:p>
          </table:table-cell>
          <table:table-cell office:value-type="float" office:value="143">
            <text:p>143</text:p>
          </table:table-cell>
          <table:table-cell office:value-type="float" office:value="43.746212">
            <text:p>43.746212</text:p>
          </table:table-cell>
          <table:table-cell office:value-type="float" office:value="4.2163982">
            <text:p>4.2163982</text:p>
          </table:table-cell>
          <table:table-cell office:value-type="float" office:value="65.6427">
            <text:p>65.6427</text:p>
          </table:table-cell>
          <table:table-cell office:value-type="float" office:value="161.2872">
            <text:p>161.2872</text:p>
          </table:table-cell>
          <table:table-cell office:value-type="float" office:value="18.180222">
            <text:p>18.18022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.881435">
            <text:p>18.881435</text:p>
          </table:table-cell>
          <table:table-cell office:value-type="float" office:value="0.009604081">
            <text:p>0.009604081</text:p>
          </table:table-cell>
          <table:table-cell office:value-type="float" office:value="0.08021602">
            <text:p>0.08021602</text:p>
          </table:table-cell>
          <table:table-cell office:value-type="float" office:value="23.234901">
            <text:p>23.234901</text:p>
          </table:table-cell>
          <table:table-cell office:value-type="float" office:value="0.020064326">
            <text:p>0.020064326</text:p>
          </table:table-cell>
          <table:table-cell office:value-type="float" office:value="144">
            <text:p>144</text:p>
          </table:table-cell>
          <table:table-cell office:value-type="float" office:value="15.71773">
            <text:p>15.71773</text:p>
          </table:table-cell>
          <table:table-cell office:value-type="float" office:value="32.3201">
            <text:p>32.3201</text:p>
          </table:table-cell>
          <table:table-cell office:value-type="float" office:value="8.120474">
            <text:p>8.120474</text:p>
          </table:table-cell>
          <table:table-cell office:value-type="float" office:value="25.03956">
            <text:p>25.03956</text:p>
          </table:table-cell>
          <table:table-cell office:value-type="float" office:value="0.1744165">
            <text:p>0.1744165</text:p>
          </table:table-cell>
          <table:table-cell office:value-type="float" office:value="144">
            <text:p>144</text:p>
          </table:table-cell>
          <table:table-cell office:value-type="float" office:value="18.085943">
            <text:p>18.085943</text:p>
          </table:table-cell>
          <table:table-cell office:value-type="float" office:value="0.17010084">
            <text:p>0.17010084</text:p>
          </table:table-cell>
          <table:table-cell office:value-type="float" office:value="3.0131357">
            <text:p>3.0131357</text:p>
          </table:table-cell>
          <table:table-cell office:value-type="float" office:value="0.9696091">
            <text:p>0.9696091</text:p>
          </table:table-cell>
          <table:table-cell office:value-type="float" office:value="18.93864">
            <text:p>18.93864</text:p>
          </table:table-cell>
          <table:table-cell office:value-type="float" office:value="144">
            <text:p>144</text:p>
          </table:table-cell>
          <table:table-cell office:value-type="float" office:value="19.184546">
            <text:p>19.184546</text:p>
          </table:table-cell>
          <table:table-cell office:value-type="float" office:value="14.139215">
            <text:p>14.139215</text:p>
          </table:table-cell>
          <table:table-cell office:value-type="float" office:value="6.296416">
            <text:p>6.296416</text:p>
          </table:table-cell>
          <table:table-cell office:value-type="float" office:value="64.821">
            <text:p>64.821</text:p>
          </table:table-cell>
          <table:table-cell office:value-type="float" office:value="1.6839031">
            <text:p>1.6839031</text:p>
          </table:table-cell>
          <table:table-cell office:value-type="float" office:value="144">
            <text:p>144</text:p>
          </table:table-cell>
          <table:table-cell office:value-type="float" office:value="46.07746">
            <text:p>46.07746</text:p>
          </table:table-cell>
          <table:table-cell office:value-type="float" office:value="4.002164">
            <text:p>4.002164</text:p>
          </table:table-cell>
          <table:table-cell office:value-type="float" office:value="63.726425">
            <text:p>63.726425</text:p>
          </table:table-cell>
          <table:table-cell office:value-type="float" office:value="161.63287">
            <text:p>161.63287</text:p>
          </table:table-cell>
          <table:table-cell office:value-type="float" office:value="18.191801">
            <text:p>18.1918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.888813">
            <text:p>20.888813</text:p>
          </table:table-cell>
          <table:table-cell office:value-type="float" office:value="1.620096">
            <text:p>1.620096</text:p>
          </table:table-cell>
          <table:table-cell office:value-type="float" office:value="0.060802158">
            <text:p>0.060802158</text:p>
          </table:table-cell>
          <table:table-cell office:value-type="float" office:value="23.06235">
            <text:p>23.06235</text:p>
          </table:table-cell>
          <table:table-cell office:value-type="float" office:value="0.010200644">
            <text:p>0.010200644</text:p>
          </table:table-cell>
          <table:table-cell office:value-type="float" office:value="145">
            <text:p>145</text:p>
          </table:table-cell>
          <table:table-cell office:value-type="float" office:value="18.037178">
            <text:p>18.037178</text:p>
          </table:table-cell>
          <table:table-cell office:value-type="float" office:value="32.0032">
            <text:p>32.0032</text:p>
          </table:table-cell>
          <table:table-cell office:value-type="float" office:value="8.091205">
            <text:p>8.091205</text:p>
          </table:table-cell>
          <table:table-cell office:value-type="float" office:value="26.520395">
            <text:p>26.520395</text:p>
          </table:table-cell>
          <table:table-cell office:value-type="float" office:value="0.20174415">
            <text:p>0.20174415</text:p>
          </table:table-cell>
          <table:table-cell office:value-type="float" office:value="145">
            <text:p>145</text:p>
          </table:table-cell>
          <table:table-cell office:value-type="float" office:value="19.260859">
            <text:p>19.260859</text:p>
          </table:table-cell>
          <table:table-cell office:value-type="float" office:value="0.401701">
            <text:p>0.401701</text:p>
          </table:table-cell>
          <table:table-cell office:value-type="float" office:value="3.2201312">
            <text:p>3.2201312</text:p>
          </table:table-cell>
          <table:table-cell office:value-type="float" office:value="0.009696091">
            <text:p>0.009696091</text:p>
          </table:table-cell>
          <table:table-cell office:value-type="float" office:value="18.209387">
            <text:p>18.209387</text:p>
          </table:table-cell>
          <table:table-cell office:value-type="float" office:value="145">
            <text:p>145</text:p>
          </table:table-cell>
          <table:table-cell office:value-type="float" office:value="19.601845">
            <text:p>19.601845</text:p>
          </table:table-cell>
          <table:table-cell office:value-type="float" office:value="15.981392">
            <text:p>15.981392</text:p>
          </table:table-cell>
          <table:table-cell office:value-type="float" office:value="6.982964">
            <text:p>6.982964</text:p>
          </table:table-cell>
          <table:table-cell office:value-type="float" office:value="66.66821">
            <text:p>66.66821</text:p>
          </table:table-cell>
          <table:table-cell office:value-type="float" office:value="0.996839">
            <text:p>0.996839</text:p>
          </table:table-cell>
          <table:table-cell office:value-type="float" office:value="145">
            <text:p>145</text:p>
          </table:table-cell>
          <table:table-cell office:value-type="float" office:value="36.590775">
            <text:p>36.590775</text:p>
          </table:table-cell>
          <table:table-cell office:value-type="float" office:value="4.160022">
            <text:p>4.160022</text:p>
          </table:table-cell>
          <table:table-cell office:value-type="float" office:value="66.10727">
            <text:p>66.10727</text:p>
          </table:table-cell>
          <table:table-cell office:value-type="float" office:value="161.45633">
            <text:p>161.45633</text:p>
          </table:table-cell>
          <table:table-cell office:value-type="float" office:value="17.981918">
            <text:p>17.98191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.198889">
            <text:p>17.198889</text:p>
          </table:table-cell>
          <table:table-cell office:value-type="float" office:value="0.20620096">
            <text:p>0.20620096</text:p>
          </table:table-cell>
          <table:table-cell office:value-type="float" office:value="2.460608">
            <text:p>2.460608</text:p>
          </table:table-cell>
          <table:table-cell office:value-type="float" office:value="23.220625">
            <text:p>23.220625</text:p>
          </table:table-cell>
          <table:table-cell office:value-type="float" office:value="0.180102">
            <text:p>0.180102</text:p>
          </table:table-cell>
          <table:table-cell office:value-type="float" office:value="146">
            <text:p>146</text:p>
          </table:table-cell>
          <table:table-cell office:value-type="float" office:value="12.950371">
            <text:p>12.950371</text:p>
          </table:table-cell>
          <table:table-cell office:value-type="float" office:value="32.400032">
            <text:p>32.400032</text:p>
          </table:table-cell>
          <table:table-cell office:value-type="float" office:value="8.2409115">
            <text:p>8.2409115</text:p>
          </table:table-cell>
          <table:table-cell office:value-type="float" office:value="25.345205">
            <text:p>25.345205</text:p>
          </table:table-cell>
          <table:table-cell office:value-type="float" office:value="0.20201744">
            <text:p>0.20201744</text:p>
          </table:table-cell>
          <table:table-cell office:value-type="float" office:value="146">
            <text:p>146</text:p>
          </table:table-cell>
          <table:table-cell office:value-type="float" office:value="18.962608">
            <text:p>18.962608</text:p>
          </table:table-cell>
          <table:table-cell office:value-type="float" office:value="0.64401704">
            <text:p>0.64401704</text:p>
          </table:table-cell>
          <table:table-cell office:value-type="float" office:value="4.3522015">
            <text:p>4.3522015</text:p>
          </table:table-cell>
          <table:table-cell office:value-type="float" office:value="1.3600969">
            <text:p>1.3600969</text:p>
          </table:table-cell>
          <table:table-cell office:value-type="float" office:value="18.182093">
            <text:p>18.182093</text:p>
          </table:table-cell>
          <table:table-cell office:value-type="float" office:value="146">
            <text:p>146</text:p>
          </table:table-cell>
          <table:table-cell office:value-type="float" office:value="19.516018">
            <text:p>19.516018</text:p>
          </table:table-cell>
          <table:table-cell office:value-type="float" office:value="14.099814">
            <text:p>14.099814</text:p>
          </table:table-cell>
          <table:table-cell office:value-type="float" office:value="5.3498297">
            <text:p>5.3498297</text:p>
          </table:table-cell>
          <table:table-cell office:value-type="float" office:value="66.71668">
            <text:p>66.71668</text:p>
          </table:table-cell>
          <table:table-cell office:value-type="float" office:value="1.8899684">
            <text:p>1.8899684</text:p>
          </table:table-cell>
          <table:table-cell office:value-type="float" office:value="146">
            <text:p>146</text:p>
          </table:table-cell>
          <table:table-cell office:value-type="float" office:value="49.445908">
            <text:p>49.445908</text:p>
          </table:table-cell>
          <table:table-cell office:value-type="float" office:value="5.5916004">
            <text:p>5.5916004</text:p>
          </table:table-cell>
          <table:table-cell office:value-type="float" office:value="67.26108">
            <text:p>67.26108</text:p>
          </table:table-cell>
          <table:table-cell office:value-type="float" office:value="129.61456">
            <text:p>129.61456</text:p>
          </table:table-cell>
          <table:table-cell office:value-type="float" office:value="18.159819">
            <text:p>18.15981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.601988">
            <text:p>18.601988</text:p>
          </table:table-cell>
          <table:table-cell office:value-type="float" office:value="1.322062">
            <text:p>1.322062</text:p>
          </table:table-cell>
          <table:table-cell office:value-type="float" office:value="0.3846061">
            <text:p>0.3846061</text:p>
          </table:table-cell>
          <table:table-cell office:value-type="float" office:value="22.982206">
            <text:p>22.982206</text:p>
          </table:table-cell>
          <table:table-cell office:value-type="float" office:value="0.60180104">
            <text:p>0.60180104</text:p>
          </table:table-cell>
          <table:table-cell office:value-type="float" office:value="147">
            <text:p>147</text:p>
          </table:table-cell>
          <table:table-cell office:value-type="float" office:value="12.139504">
            <text:p>12.139504</text:p>
          </table:table-cell>
          <table:table-cell office:value-type="float" office:value="32.084">
            <text:p>32.084</text:p>
          </table:table-cell>
          <table:table-cell office:value-type="float" office:value="8.002409">
            <text:p>8.002409</text:p>
          </table:table-cell>
          <table:table-cell office:value-type="float" office:value="26.133451">
            <text:p>26.133451</text:p>
          </table:table-cell>
          <table:table-cell office:value-type="float" office:value="0.08202018">
            <text:p>0.08202018</text:p>
          </table:table-cell>
          <table:table-cell office:value-type="float" office:value="147">
            <text:p>147</text:p>
          </table:table-cell>
          <table:table-cell office:value-type="float" office:value="19.259626">
            <text:p>19.259626</text:p>
          </table:table-cell>
          <table:table-cell office:value-type="float" office:value="1.3464401">
            <text:p>1.3464401</text:p>
          </table:table-cell>
          <table:table-cell office:value-type="float" office:value="3.0435221">
            <text:p>3.0435221</text:p>
          </table:table-cell>
          <table:table-cell office:value-type="float" office:value="0.663601">
            <text:p>0.663601</text:p>
          </table:table-cell>
          <table:table-cell office:value-type="float" office:value="18.181822">
            <text:p>18.181822</text:p>
          </table:table-cell>
          <table:table-cell office:value-type="float" office:value="147">
            <text:p>147</text:p>
          </table:table-cell>
          <table:table-cell office:value-type="float" office:value="18.96516">
            <text:p>18.96516</text:p>
          </table:table-cell>
          <table:table-cell office:value-type="float" office:value="14.100999">
            <text:p>14.100999</text:p>
          </table:table-cell>
          <table:table-cell office:value-type="float" office:value="5.113498">
            <text:p>5.113498</text:p>
          </table:table-cell>
          <table:table-cell office:value-type="float" office:value="66.30717">
            <text:p>66.30717</text:p>
          </table:table-cell>
          <table:table-cell office:value-type="float" office:value="1.0888997">
            <text:p>1.0888997</text:p>
          </table:table-cell>
          <table:table-cell office:value-type="float" office:value="147">
            <text:p>147</text:p>
          </table:table-cell>
          <table:table-cell office:value-type="float" office:value="49.954456">
            <text:p>49.954456</text:p>
          </table:table-cell>
          <table:table-cell office:value-type="float" office:value="4.0559163">
            <text:p>4.0559163</text:p>
          </table:table-cell>
          <table:table-cell office:value-type="float" office:value="65.352615">
            <text:p>65.352615</text:p>
          </table:table-cell>
          <table:table-cell office:value-type="float" office:value="128.67615">
            <text:p>128.67615</text:p>
          </table:table-cell>
          <table:table-cell office:value-type="float" office:value="18.001598">
            <text:p>18.00159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0.35602">
            <text:p>20.35602</text:p>
          </table:table-cell>
          <table:table-cell office:value-type="float" office:value="1.2932206">
            <text:p>1.2932206</text:p>
          </table:table-cell>
          <table:table-cell office:value-type="float" office:value="0.82384604">
            <text:p>0.82384604</text:p>
          </table:table-cell>
          <table:table-cell office:value-type="float" office:value="21.209822">
            <text:p>21.209822</text:p>
          </table:table-cell>
          <table:table-cell office:value-type="float" office:value="0.05601801">
            <text:p>0.05601801</text:p>
          </table:table-cell>
          <table:table-cell office:value-type="float" office:value="148">
            <text:p>148</text:p>
          </table:table-cell>
          <table:table-cell office:value-type="float" office:value="15.781395">
            <text:p>15.781395</text:p>
          </table:table-cell>
          <table:table-cell office:value-type="float" office:value="31.52084">
            <text:p>31.52084</text:p>
          </table:table-cell>
          <table:table-cell office:value-type="float" office:value="8.280025">
            <text:p>8.280025</text:p>
          </table:table-cell>
          <table:table-cell office:value-type="float" office:value="25.261333">
            <text:p>25.261333</text:p>
          </table:table-cell>
          <table:table-cell office:value-type="float" office:value="0.1608202">
            <text:p>0.1608202</text:p>
          </table:table-cell>
          <table:table-cell office:value-type="float" office:value="148">
            <text:p>148</text:p>
          </table:table-cell>
          <table:table-cell office:value-type="float" office:value="20.372597">
            <text:p>20.372597</text:p>
          </table:table-cell>
          <table:table-cell office:value-type="float" office:value="0.33346438">
            <text:p>0.33346438</text:p>
          </table:table-cell>
          <table:table-cell office:value-type="float" office:value="3.010435">
            <text:p>3.010435</text:p>
          </table:table-cell>
          <table:table-cell office:value-type="float" office:value="0.00663601">
            <text:p>0.00663601</text:p>
          </table:table-cell>
          <table:table-cell office:value-type="float" office:value="18.181818">
            <text:p>18.181818</text:p>
          </table:table-cell>
          <table:table-cell office:value-type="float" office:value="148">
            <text:p>148</text:p>
          </table:table-cell>
          <table:table-cell office:value-type="float" office:value="19.859652">
            <text:p>19.859652</text:p>
          </table:table-cell>
          <table:table-cell office:value-type="float" office:value="14.741011">
            <text:p>14.741011</text:p>
          </table:table-cell>
          <table:table-cell office:value-type="float" office:value="6.2911353">
            <text:p>6.2911353</text:p>
          </table:table-cell>
          <table:table-cell office:value-type="float" office:value="66.003075">
            <text:p>66.003075</text:p>
          </table:table-cell>
          <table:table-cell office:value-type="float" office:value="1.050889">
            <text:p>1.050889</text:p>
          </table:table-cell>
          <table:table-cell office:value-type="float" office:value="148">
            <text:p>148</text:p>
          </table:table-cell>
          <table:table-cell office:value-type="float" office:value="42.829544">
            <text:p>42.829544</text:p>
          </table:table-cell>
          <table:table-cell office:value-type="float" office:value="5.340559">
            <text:p>5.340559</text:p>
          </table:table-cell>
          <table:table-cell office:value-type="float" office:value="65.24352">
            <text:p>65.24352</text:p>
          </table:table-cell>
          <table:table-cell office:value-type="float" office:value="126.10676">
            <text:p>126.10676</text:p>
          </table:table-cell>
          <table:table-cell office:value-type="float" office:value="18.500015">
            <text:p>18.50001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.69356">
            <text:p>17.69356</text:p>
          </table:table-cell>
          <table:table-cell office:value-type="float" office:value="1.9829321">
            <text:p>1.9829321</text:p>
          </table:table-cell>
          <table:table-cell office:value-type="float" office:value="0.34823844">
            <text:p>0.34823844</text:p>
          </table:table-cell>
          <table:table-cell office:value-type="float" office:value="20.8921">
            <text:p>20.8921</text:p>
          </table:table-cell>
          <table:table-cell office:value-type="float" office:value="0.33056018">
            <text:p>0.33056018</text:p>
          </table:table-cell>
          <table:table-cell office:value-type="float" office:value="149">
            <text:p>149</text:p>
          </table:table-cell>
          <table:table-cell office:value-type="float" office:value="14.137814">
            <text:p>14.137814</text:p>
          </table:table-cell>
          <table:table-cell office:value-type="float" office:value="33.68521">
            <text:p>33.68521</text:p>
          </table:table-cell>
          <table:table-cell office:value-type="float" office:value="9.282801">
            <text:p>9.282801</text:p>
          </table:table-cell>
          <table:table-cell office:value-type="float" office:value="26.182611">
            <text:p>26.182611</text:p>
          </table:table-cell>
          <table:table-cell office:value-type="float" office:value="0.0816082">
            <text:p>0.0816082</text:p>
          </table:table-cell>
          <table:table-cell office:value-type="float" office:value="149">
            <text:p>149</text:p>
          </table:table-cell>
          <table:table-cell office:value-type="float" office:value="20.303726">
            <text:p>20.303726</text:p>
          </table:table-cell>
          <table:table-cell office:value-type="float" office:value="0.0033346438">
            <text:p>0.0033346438</text:p>
          </table:table-cell>
          <table:table-cell office:value-type="float" office:value="3.5001044">
            <text:p>3.5001044</text:p>
          </table:table-cell>
          <table:table-cell office:value-type="float" office:value="0.020066358">
            <text:p>0.020066358</text:p>
          </table:table-cell>
          <table:table-cell office:value-type="float" office:value="18.16182">
            <text:p>18.16182</text:p>
          </table:table-cell>
          <table:table-cell office:value-type="float" office:value="149">
            <text:p>149</text:p>
          </table:table-cell>
          <table:table-cell office:value-type="float" office:value="20.018597">
            <text:p>20.018597</text:p>
          </table:table-cell>
          <table:table-cell office:value-type="float" office:value="14.0674095">
            <text:p>14.0674095</text:p>
          </table:table-cell>
          <table:table-cell office:value-type="float" office:value="5.132911">
            <text:p>5.132911</text:p>
          </table:table-cell>
          <table:table-cell office:value-type="float" office:value="66.81003">
            <text:p>66.81003</text:p>
          </table:table-cell>
          <table:table-cell office:value-type="float" office:value="1.0105089">
            <text:p>1.0105089</text:p>
          </table:table-cell>
          <table:table-cell office:value-type="float" office:value="149">
            <text:p>149</text:p>
          </table:table-cell>
          <table:table-cell office:value-type="float" office:value="53.508297">
            <text:p>53.508297</text:p>
          </table:table-cell>
          <table:table-cell office:value-type="float" office:value="4.373406">
            <text:p>4.373406</text:p>
          </table:table-cell>
          <table:table-cell office:value-type="float" office:value="64.42244">
            <text:p>64.42244</text:p>
          </table:table-cell>
          <table:table-cell office:value-type="float" office:value="129.26106">
            <text:p>129.26106</text:p>
          </table:table-cell>
          <table:table-cell office:value-type="float" office:value="18.905">
            <text:p>18.90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.996937">
            <text:p>20.996937</text:p>
          </table:table-cell>
          <table:table-cell office:value-type="float" office:value="0.19982933">
            <text:p>0.19982933</text:p>
          </table:table-cell>
          <table:table-cell office:value-type="float" office:value="0.053482383">
            <text:p>0.053482383</text:p>
          </table:table-cell>
          <table:table-cell office:value-type="float" office:value="21.808922">
            <text:p>21.808922</text:p>
          </table:table-cell>
          <table:table-cell office:value-type="float" office:value="1.3033056">
            <text:p>1.3033056</text:p>
          </table:table-cell>
          <table:table-cell office:value-type="float" office:value="150">
            <text:p>150</text:p>
          </table:table-cell>
          <table:table-cell office:value-type="float" office:value="14.711378">
            <text:p>14.711378</text:p>
          </table:table-cell>
          <table:table-cell office:value-type="float" office:value="31.77685">
            <text:p>31.77685</text:p>
          </table:table-cell>
          <table:table-cell office:value-type="float" office:value="9.532828">
            <text:p>9.532828</text:p>
          </table:table-cell>
          <table:table-cell office:value-type="float" office:value="26.001825">
            <text:p>26.001825</text:p>
          </table:table-cell>
          <table:table-cell office:value-type="float" office:value="0.960816">
            <text:p>0.960816</text:p>
          </table:table-cell>
          <table:table-cell office:value-type="float" office:value="150">
            <text:p>150</text:p>
          </table:table-cell>
          <table:table-cell office:value-type="float" office:value="17.153038">
            <text:p>17.153038</text:p>
          </table:table-cell>
          <table:table-cell office:value-type="float" office:value="0.32003334">
            <text:p>0.32003334</text:p>
          </table:table-cell>
          <table:table-cell office:value-type="float" office:value="3.0150013">
            <text:p>3.0150013</text:p>
          </table:table-cell>
          <table:table-cell office:value-type="float" office:value="2.1202006">
            <text:p>2.1202006</text:p>
          </table:table-cell>
          <table:table-cell office:value-type="float" office:value="17.861618">
            <text:p>17.861618</text:p>
          </table:table-cell>
          <table:table-cell office:value-type="float" office:value="150">
            <text:p>150</text:p>
          </table:table-cell>
          <table:table-cell office:value-type="float" office:value="18.910185">
            <text:p>18.910185</text:p>
          </table:table-cell>
          <table:table-cell office:value-type="float" office:value="14.410674">
            <text:p>14.410674</text:p>
          </table:table-cell>
          <table:table-cell office:value-type="float" office:value="5.3713293">
            <text:p>5.3713293</text:p>
          </table:table-cell>
          <table:table-cell office:value-type="float" office:value="66.7081">
            <text:p>66.7081</text:p>
          </table:table-cell>
          <table:table-cell office:value-type="float" office:value="1.0001051">
            <text:p>1.0001051</text:p>
          </table:table-cell>
          <table:table-cell office:value-type="float" office:value="150">
            <text:p>150</text:p>
          </table:table-cell>
          <table:table-cell office:value-type="float" office:value="40.035084">
            <text:p>40.035084</text:p>
          </table:table-cell>
          <table:table-cell office:value-type="float" office:value="4.883734">
            <text:p>4.883734</text:p>
          </table:table-cell>
          <table:table-cell office:value-type="float" office:value="66.604225">
            <text:p>66.604225</text:p>
          </table:table-cell>
          <table:table-cell office:value-type="float" office:value="130.03261">
            <text:p>130.03261</text:p>
          </table:table-cell>
          <table:table-cell office:value-type="float" office:value="18.49905">
            <text:p>18.499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.65997">
            <text:p>18.65997</text:p>
          </table:table-cell>
          <table:table-cell office:value-type="float" office:value="0.0019982932">
            <text:p>0.0019982932</text:p>
          </table:table-cell>
          <table:table-cell office:value-type="float" office:value="0.00053482386">
            <text:p>0.0005348239</text:p>
          </table:table-cell>
          <table:table-cell office:value-type="float" office:value="20.868092">
            <text:p>20.868092</text:p>
          </table:table-cell>
          <table:table-cell office:value-type="float" office:value="0.67303306">
            <text:p>0.67303306</text:p>
          </table:table-cell>
          <table:table-cell office:value-type="float" office:value="151">
            <text:p>151</text:p>
          </table:table-cell>
          <table:table-cell office:value-type="float" office:value="10.9271145">
            <text:p>10.9271145</text:p>
          </table:table-cell>
          <table:table-cell office:value-type="float" office:value="33.60777">
            <text:p>33.60777</text:p>
          </table:table-cell>
          <table:table-cell office:value-type="float" office:value="8.025329">
            <text:p>8.025329</text:p>
          </table:table-cell>
          <table:table-cell office:value-type="float" office:value="25.92002">
            <text:p>25.92002</text:p>
          </table:table-cell>
          <table:table-cell office:value-type="float" office:value="0.08960816">
            <text:p>0.08960816</text:p>
          </table:table-cell>
          <table:table-cell office:value-type="float" office:value="151">
            <text:p>151</text:p>
          </table:table-cell>
          <table:table-cell office:value-type="float" office:value="17.86153">
            <text:p>17.86153</text:p>
          </table:table-cell>
          <table:table-cell office:value-type="float" office:value="0.0032003333">
            <text:p>0.0032003333</text:p>
          </table:table-cell>
          <table:table-cell office:value-type="float" office:value="3.0301502">
            <text:p>3.0301502</text:p>
          </table:table-cell>
          <table:table-cell office:value-type="float" office:value="0.061202005">
            <text:p>0.061202005</text:p>
          </table:table-cell>
          <table:table-cell office:value-type="float" office:value="18.338615">
            <text:p>18.338615</text:p>
          </table:table-cell>
          <table:table-cell office:value-type="float" office:value="151">
            <text:p>151</text:p>
          </table:table-cell>
          <table:table-cell office:value-type="float" office:value="8.529101">
            <text:p>8.529101</text:p>
          </table:table-cell>
          <table:table-cell office:value-type="float" office:value="47.444107">
            <text:p>47.444107</text:p>
          </table:table-cell>
          <table:table-cell office:value-type="float" office:value="5.0537133">
            <text:p>5.0537133</text:p>
          </table:table-cell>
          <table:table-cell office:value-type="float" office:value="66.66708">
            <text:p>66.66708</text:p>
          </table:table-cell>
          <table:table-cell office:value-type="float" office:value="1.3600011">
            <text:p>1.3600011</text:p>
          </table:table-cell>
          <table:table-cell office:value-type="float" office:value="151">
            <text:p>151</text:p>
          </table:table-cell>
          <table:table-cell office:value-type="float" office:value="47.78035">
            <text:p>47.78035</text:p>
          </table:table-cell>
          <table:table-cell office:value-type="float" office:value="4.688837">
            <text:p>4.688837</text:p>
          </table:table-cell>
          <table:table-cell office:value-type="float" office:value="65.67605">
            <text:p>65.67605</text:p>
          </table:table-cell>
          <table:table-cell office:value-type="float" office:value="128.66034">
            <text:p>128.66034</text:p>
          </table:table-cell>
          <table:table-cell office:value-type="float" office:value="18.53499">
            <text:p>18.5349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.3566">
            <text:p>18.3566</text:p>
          </table:table-cell>
          <table:table-cell office:value-type="float" office:value="3.5200202">
            <text:p>3.5200202</text:p>
          </table:table-cell>
          <table:table-cell office:value-type="float" office:value="1.7900053">
            <text:p>1.7900053</text:p>
          </table:table-cell>
          <table:table-cell office:value-type="float" office:value="21.828682">
            <text:p>21.828682</text:p>
          </table:table-cell>
          <table:table-cell office:value-type="float" office:value="0.36673033">
            <text:p>0.36673033</text:p>
          </table:table-cell>
          <table:table-cell office:value-type="float" office:value="152">
            <text:p>152</text:p>
          </table:table-cell>
          <table:table-cell office:value-type="float" office:value="10.969272">
            <text:p>10.969272</text:p>
          </table:table-cell>
          <table:table-cell office:value-type="float" office:value="31.71608">
            <text:p>31.71608</text:p>
          </table:table-cell>
          <table:table-cell office:value-type="float" office:value="9.100253">
            <text:p>9.100253</text:p>
          </table:table-cell>
          <table:table-cell office:value-type="float" office:value="24.9592">
            <text:p>24.9592</text:p>
          </table:table-cell>
          <table:table-cell office:value-type="float" office:value="0.42089608">
            <text:p>0.42089608</text:p>
          </table:table-cell>
          <table:table-cell office:value-type="float" office:value="152">
            <text:p>152</text:p>
          </table:table-cell>
          <table:table-cell office:value-type="float" office:value="18.808617">
            <text:p>18.808617</text:p>
          </table:table-cell>
          <table:table-cell office:value-type="float" office:value="0.320032">
            <text:p>0.320032</text:p>
          </table:table-cell>
          <table:table-cell office:value-type="float" office:value="3.1103015">
            <text:p>3.1103015</text:p>
          </table:table-cell>
          <table:table-cell office:value-type="float" office:value="0.08061202">
            <text:p>0.08061202</text:p>
          </table:table-cell>
          <table:table-cell office:value-type="float" office:value="18.243385">
            <text:p>18.243385</text:p>
          </table:table-cell>
          <table:table-cell office:value-type="float" office:value="152">
            <text:p>152</text:p>
          </table:table-cell>
          <table:table-cell office:value-type="float" office:value="17.65529">
            <text:p>17.65529</text:p>
          </table:table-cell>
          <table:table-cell office:value-type="float" office:value="63.254444">
            <text:p>63.254444</text:p>
          </table:table-cell>
          <table:table-cell office:value-type="float" office:value="5.770537">
            <text:p>5.770537</text:p>
          </table:table-cell>
          <table:table-cell office:value-type="float" office:value="67.36667">
            <text:p>67.36667</text:p>
          </table:table-cell>
          <table:table-cell office:value-type="float" office:value="1.0936">
            <text:p>1.0936</text:p>
          </table:table-cell>
          <table:table-cell office:value-type="float" office:value="152">
            <text:p>152</text:p>
          </table:table-cell>
          <table:table-cell office:value-type="float" office:value="36.9178">
            <text:p>36.9178</text:p>
          </table:table-cell>
          <table:table-cell office:value-type="float" office:value="5.2568884">
            <text:p>5.2568884</text:p>
          </table:table-cell>
          <table:table-cell office:value-type="float" office:value="65.64676">
            <text:p>65.64676</text:p>
          </table:table-cell>
          <table:table-cell office:value-type="float" office:value="128.0966">
            <text:p>128.0966</text:p>
          </table:table-cell>
          <table:table-cell office:value-type="float" office:value="18.185349">
            <text:p>18.1853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.493567">
            <text:p>18.493567</text:p>
          </table:table-cell>
          <table:table-cell office:value-type="float" office:value="0.2752002">
            <text:p>0.2752002</text:p>
          </table:table-cell>
          <table:table-cell office:value-type="float" office:value="0.037900053">
            <text:p>0.037900053</text:p>
          </table:table-cell>
          <table:table-cell office:value-type="float" office:value="22.498285">
            <text:p>22.498285</text:p>
          </table:table-cell>
          <table:table-cell office:value-type="float" office:value="0.3636673">
            <text:p>0.3636673</text:p>
          </table:table-cell>
          <table:table-cell office:value-type="float" office:value="153">
            <text:p>153</text:p>
          </table:table-cell>
          <table:table-cell office:value-type="float" office:value="13.789692">
            <text:p>13.789692</text:p>
          </table:table-cell>
          <table:table-cell office:value-type="float" office:value="32.65716">
            <text:p>32.65716</text:p>
          </table:table-cell>
          <table:table-cell office:value-type="float" office:value="8.021002">
            <text:p>8.021002</text:p>
          </table:table-cell>
          <table:table-cell office:value-type="float" office:value="25.399591">
            <text:p>25.399591</text:p>
          </table:table-cell>
          <table:table-cell office:value-type="float" office:value="0.48420894">
            <text:p>0.48420894</text:p>
          </table:table-cell>
          <table:table-cell office:value-type="float" office:value="153">
            <text:p>153</text:p>
          </table:table-cell>
          <table:table-cell office:value-type="float" office:value="19.008085">
            <text:p>19.008085</text:p>
          </table:table-cell>
          <table:table-cell office:value-type="float" office:value="0.023200322">
            <text:p>0.023200322</text:p>
          </table:table-cell>
          <table:table-cell office:value-type="float" office:value="3.171103">
            <text:p>3.171103</text:p>
          </table:table-cell>
          <table:table-cell office:value-type="float" office:value="0.96080613">
            <text:p>0.96080613</text:p>
          </table:table-cell>
          <table:table-cell office:value-type="float" office:value="18.232433">
            <text:p>18.232433</text:p>
          </table:table-cell>
          <table:table-cell office:value-type="float" office:value="153">
            <text:p>153</text:p>
          </table:table-cell>
          <table:table-cell office:value-type="float" office:value="8.186553">
            <text:p>8.186553</text:p>
          </table:table-cell>
          <table:table-cell office:value-type="float" office:value="62.532543">
            <text:p>62.532543</text:p>
          </table:table-cell>
          <table:table-cell office:value-type="float" office:value="5.0177054">
            <text:p>5.0177054</text:p>
          </table:table-cell>
          <table:table-cell office:value-type="float" office:value="75.95367">
            <text:p>75.95367</text:p>
          </table:table-cell>
          <table:table-cell office:value-type="float" office:value="1.260936">
            <text:p>1.260936</text:p>
          </table:table-cell>
          <table:table-cell office:value-type="float" office:value="153">
            <text:p>153</text:p>
          </table:table-cell>
          <table:table-cell office:value-type="float" office:value="42.63918">
            <text:p>42.63918</text:p>
          </table:table-cell>
          <table:table-cell office:value-type="float" office:value="4.692569">
            <text:p>4.692569</text:p>
          </table:table-cell>
          <table:table-cell office:value-type="float" office:value="65.67647">
            <text:p>65.67647</text:p>
          </table:table-cell>
          <table:table-cell office:value-type="float" office:value="130.01097">
            <text:p>130.01097</text:p>
          </table:table-cell>
          <table:table-cell office:value-type="float" office:value="18.561853">
            <text:p>18.56185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.174934">
            <text:p>18.174934</text:p>
          </table:table-cell>
          <table:table-cell office:value-type="float" office:value="0.162752">
            <text:p>0.162752</text:p>
          </table:table-cell>
          <table:table-cell office:value-type="float" office:value="0.340379">
            <text:p>0.340379</text:p>
          </table:table-cell>
          <table:table-cell office:value-type="float" office:value="22.114983">
            <text:p>22.114983</text:p>
          </table:table-cell>
          <table:table-cell office:value-type="float" office:value="0.023636673">
            <text:p>0.023636673</text:p>
          </table:table-cell>
          <table:table-cell office:value-type="float" office:value="154">
            <text:p>154</text:p>
          </table:table-cell>
          <table:table-cell office:value-type="float" office:value="12.727897">
            <text:p>12.727897</text:p>
          </table:table-cell>
          <table:table-cell office:value-type="float" office:value="33.28657">
            <text:p>33.28657</text:p>
          </table:table-cell>
          <table:table-cell office:value-type="float" office:value="8.09021">
            <text:p>8.09021</text:p>
          </table:table-cell>
          <table:table-cell office:value-type="float" office:value="25.093996">
            <text:p>25.093996</text:p>
          </table:table-cell>
          <table:table-cell office:value-type="float" office:value="0.36484206">
            <text:p>0.36484206</text:p>
          </table:table-cell>
          <table:table-cell office:value-type="float" office:value="154">
            <text:p>154</text:p>
          </table:table-cell>
          <table:table-cell office:value-type="float" office:value="17.790081">
            <text:p>17.790081</text:p>
          </table:table-cell>
          <table:table-cell office:value-type="float" office:value="0.88023204">
            <text:p>0.88023204</text:p>
          </table:table-cell>
          <table:table-cell office:value-type="float" office:value="3.351711">
            <text:p>3.351711</text:p>
          </table:table-cell>
          <table:table-cell office:value-type="float" office:value="1.2996081">
            <text:p>1.2996081</text:p>
          </table:table-cell>
          <table:table-cell office:value-type="float" office:value="19.292324">
            <text:p>19.292324</text:p>
          </table:table-cell>
          <table:table-cell office:value-type="float" office:value="154">
            <text:p>154</text:p>
          </table:table-cell>
          <table:table-cell office:value-type="float" office:value="15.481865">
            <text:p>15.481865</text:p>
          </table:table-cell>
          <table:table-cell office:value-type="float" office:value="62.80532">
            <text:p>62.80532</text:p>
          </table:table-cell>
          <table:table-cell office:value-type="float" office:value="5.030177">
            <text:p>5.030177</text:p>
          </table:table-cell>
          <table:table-cell office:value-type="float" office:value="73.51954">
            <text:p>73.51954</text:p>
          </table:table-cell>
          <table:table-cell office:value-type="float" office:value="1.2426094">
            <text:p>1.2426094</text:p>
          </table:table-cell>
          <table:table-cell office:value-type="float" office:value="154">
            <text:p>154</text:p>
          </table:table-cell>
          <table:table-cell office:value-type="float" office:value="41.36639">
            <text:p>41.36639</text:p>
          </table:table-cell>
          <table:table-cell office:value-type="float" office:value="4.3769255">
            <text:p>4.3769255</text:p>
          </table:table-cell>
          <table:table-cell office:value-type="float" office:value="65.026764">
            <text:p>65.026764</text:p>
          </table:table-cell>
          <table:table-cell office:value-type="float" office:value="128.88011">
            <text:p>128.88011</text:p>
          </table:table-cell>
          <table:table-cell office:value-type="float" office:value="19.145618">
            <text:p>19.1456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.411749">
            <text:p>18.411749</text:p>
          </table:table-cell>
          <table:table-cell office:value-type="float" office:value="0.8516275">
            <text:p>0.8516275</text:p>
          </table:table-cell>
          <table:table-cell office:value-type="float" office:value="0.08340379">
            <text:p>0.08340379</text:p>
          </table:table-cell>
          <table:table-cell office:value-type="float" office:value="20.84115">
            <text:p>20.84115</text:p>
          </table:table-cell>
          <table:table-cell office:value-type="float" office:value="0.84023637">
            <text:p>0.84023637</text:p>
          </table:table-cell>
          <table:table-cell office:value-type="float" office:value="155">
            <text:p>155</text:p>
          </table:table-cell>
          <table:table-cell office:value-type="float" office:value="16.64728">
            <text:p>16.64728</text:p>
          </table:table-cell>
          <table:table-cell office:value-type="float" office:value="32.372868">
            <text:p>32.372868</text:p>
          </table:table-cell>
          <table:table-cell office:value-type="float" office:value="8.080902">
            <text:p>8.080902</text:p>
          </table:table-cell>
          <table:table-cell office:value-type="float" office:value="24.84094">
            <text:p>24.84094</text:p>
          </table:table-cell>
          <table:table-cell office:value-type="float" office:value="0.043648418">
            <text:p>0.043648418</text:p>
          </table:table-cell>
          <table:table-cell office:value-type="float" office:value="155">
            <text:p>155</text:p>
          </table:table-cell>
          <table:table-cell office:value-type="float" office:value="19.0679">
            <text:p>19.0679</text:p>
          </table:table-cell>
          <table:table-cell office:value-type="float" office:value="1.2888024">
            <text:p>1.2888024</text:p>
          </table:table-cell>
          <table:table-cell office:value-type="float" office:value="3.0135171">
            <text:p>3.0135171</text:p>
          </table:table-cell>
          <table:table-cell office:value-type="float" office:value="0.41299605">
            <text:p>0.41299605</text:p>
          </table:table-cell>
          <table:table-cell office:value-type="float" office:value="18.472923">
            <text:p>18.472923</text:p>
          </table:table-cell>
          <table:table-cell office:value-type="float" office:value="155">
            <text:p>155</text:p>
          </table:table-cell>
          <table:table-cell office:value-type="float" office:value="8.314818">
            <text:p>8.314818</text:p>
          </table:table-cell>
          <table:table-cell office:value-type="float" office:value="65.788055">
            <text:p>65.788055</text:p>
          </table:table-cell>
          <table:table-cell office:value-type="float" office:value="5.1203017">
            <text:p>5.1203017</text:p>
          </table:table-cell>
          <table:table-cell office:value-type="float" office:value="74.0152">
            <text:p>74.0152</text:p>
          </table:table-cell>
          <table:table-cell office:value-type="float" office:value="1.7324262">
            <text:p>1.7324262</text:p>
          </table:table-cell>
          <table:table-cell office:value-type="float" office:value="155">
            <text:p>155</text:p>
          </table:table-cell>
          <table:table-cell office:value-type="float" office:value="48.19366">
            <text:p>48.19366</text:p>
          </table:table-cell>
          <table:table-cell office:value-type="float" office:value="4.053769">
            <text:p>4.053769</text:p>
          </table:table-cell>
          <table:table-cell office:value-type="float" office:value="65.33027">
            <text:p>65.33027</text:p>
          </table:table-cell>
          <table:table-cell office:value-type="float" office:value="129.2888">
            <text:p>129.2888</text:p>
          </table:table-cell>
          <table:table-cell office:value-type="float" office:value="18.191456">
            <text:p>18.19145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.524117">
            <text:p>8.524117</text:p>
          </table:table-cell>
          <table:table-cell office:value-type="float" office:value="64.008514">
            <text:p>64.008514</text:p>
          </table:table-cell>
          <table:table-cell office:value-type="float" office:value="0.27083406">
            <text:p>0.27083406</text:p>
          </table:table-cell>
          <table:table-cell office:value-type="float" office:value="22.438414">
            <text:p>22.438414</text:p>
          </table:table-cell>
          <table:table-cell office:value-type="float" office:value="0.018402364">
            <text:p>0.018402364</text:p>
          </table:table-cell>
          <table:table-cell office:value-type="float" office:value="156">
            <text:p>156</text:p>
          </table:table-cell>
          <table:table-cell office:value-type="float" office:value="20.086472">
            <text:p>20.086472</text:p>
          </table:table-cell>
          <table:table-cell office:value-type="float" office:value="32.44373">
            <text:p>32.44373</text:p>
          </table:table-cell>
          <table:table-cell office:value-type="float" office:value="8.720809">
            <text:p>8.720809</text:p>
          </table:table-cell>
          <table:table-cell office:value-type="float" office:value="25.818409">
            <text:p>25.818409</text:p>
          </table:table-cell>
          <table:table-cell office:value-type="float" office:value="0.020436484">
            <text:p>0.020436484</text:p>
          </table:table-cell>
          <table:table-cell office:value-type="float" office:value="156">
            <text:p>156</text:p>
          </table:table-cell>
          <table:table-cell office:value-type="float" office:value="20.17068">
            <text:p>20.17068</text:p>
          </table:table-cell>
          <table:table-cell office:value-type="float" office:value="0.012888024">
            <text:p>0.012888024</text:p>
          </table:table-cell>
          <table:table-cell office:value-type="float" office:value="3.1901352">
            <text:p>3.1901352</text:p>
          </table:table-cell>
          <table:table-cell office:value-type="float" office:value="0.20412996">
            <text:p>0.20412996</text:p>
          </table:table-cell>
          <table:table-cell office:value-type="float" office:value="18.39473">
            <text:p>18.39473</text:p>
          </table:table-cell>
          <table:table-cell office:value-type="float" office:value="156">
            <text:p>156</text:p>
          </table:table-cell>
          <table:table-cell office:value-type="float" office:value="14.963148">
            <text:p>14.963148</text:p>
          </table:table-cell>
          <table:table-cell office:value-type="float" office:value="62.37788">
            <text:p>62.37788</text:p>
          </table:table-cell>
          <table:table-cell office:value-type="float" office:value="5.081203">
            <text:p>5.081203</text:p>
          </table:table-cell>
          <table:table-cell office:value-type="float" office:value="74.10015">
            <text:p>74.10015</text:p>
          </table:table-cell>
          <table:table-cell office:value-type="float" office:value="1.1273242">
            <text:p>1.1273242</text:p>
          </table:table-cell>
          <table:table-cell office:value-type="float" office:value="156">
            <text:p>156</text:p>
          </table:table-cell>
          <table:table-cell office:value-type="float" office:value="47.111935">
            <text:p>47.111935</text:p>
          </table:table-cell>
          <table:table-cell office:value-type="float" office:value="4.440538">
            <text:p>4.440538</text:p>
          </table:table-cell>
          <table:table-cell office:value-type="float" office:value="64.3533">
            <text:p>64.3533</text:p>
          </table:table-cell>
          <table:table-cell office:value-type="float" office:value="129.3729">
            <text:p>129.3729</text:p>
          </table:table-cell>
          <table:table-cell office:value-type="float" office:value="18.171913">
            <text:p>18.1719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1.565242">
            <text:p>11.565242</text:p>
          </table:table-cell>
          <table:table-cell office:value-type="float" office:value="64.03009">
            <text:p>64.03009</text:p>
          </table:table-cell>
          <table:table-cell office:value-type="float" office:value="0.19270834">
            <text:p>0.19270834</text:p>
          </table:table-cell>
          <table:table-cell office:value-type="float" office:value="22.834385">
            <text:p>22.834385</text:p>
          </table:table-cell>
          <table:table-cell office:value-type="float" office:value="1.020184">
            <text:p>1.020184</text:p>
          </table:table-cell>
          <table:table-cell office:value-type="float" office:value="157">
            <text:p>157</text:p>
          </table:table-cell>
          <table:table-cell office:value-type="float" office:value="18.940865">
            <text:p>18.940865</text:p>
          </table:table-cell>
          <table:table-cell office:value-type="float" office:value="33.60444">
            <text:p>33.60444</text:p>
          </table:table-cell>
          <table:table-cell office:value-type="float" office:value="7.9272084">
            <text:p>7.9272084</text:p>
          </table:table-cell>
          <table:table-cell office:value-type="float" office:value="25.138184">
            <text:p>25.138184</text:p>
          </table:table-cell>
          <table:table-cell office:value-type="float" office:value="0.00020436484">
            <text:p>0.0002043648</text:p>
          </table:table-cell>
          <table:table-cell office:value-type="float" office:value="157">
            <text:p>157</text:p>
          </table:table-cell>
          <table:table-cell office:value-type="float" office:value="17.291706">
            <text:p>17.291706</text:p>
          </table:table-cell>
          <table:table-cell office:value-type="float" office:value="0.00012888023">
            <text:p>0.0001288802</text:p>
          </table:table-cell>
          <table:table-cell office:value-type="float" office:value="4.311901">
            <text:p>4.311901</text:p>
          </table:table-cell>
          <table:table-cell office:value-type="float" office:value="0.0020412996">
            <text:p>0.0020412996</text:p>
          </table:table-cell>
          <table:table-cell office:value-type="float" office:value="18.123947">
            <text:p>18.123947</text:p>
          </table:table-cell>
          <table:table-cell office:value-type="float" office:value="157">
            <text:p>157</text:p>
          </table:table-cell>
          <table:table-cell office:value-type="float" office:value="15.979631">
            <text:p>15.979631</text:p>
          </table:table-cell>
          <table:table-cell office:value-type="float" office:value="62.39378">
            <text:p>62.39378</text:p>
          </table:table-cell>
          <table:table-cell office:value-type="float" office:value="5.850812">
            <text:p>5.850812</text:p>
          </table:table-cell>
          <table:table-cell office:value-type="float" office:value="73.381004">
            <text:p>73.381004</text:p>
          </table:table-cell>
          <table:table-cell office:value-type="float" office:value="1.3312732">
            <text:p>1.3312732</text:p>
          </table:table-cell>
          <table:table-cell office:value-type="float" office:value="157">
            <text:p>157</text:p>
          </table:table-cell>
          <table:table-cell office:value-type="float" office:value="54.97112">
            <text:p>54.97112</text:p>
          </table:table-cell>
          <table:table-cell office:value-type="float" office:value="4.0444055">
            <text:p>4.0444055</text:p>
          </table:table-cell>
          <table:table-cell office:value-type="float" office:value="64.763535">
            <text:p>64.763535</text:p>
          </table:table-cell>
          <table:table-cell office:value-type="float" office:value="126.49373">
            <text:p>126.49373</text:p>
          </table:table-cell>
          <table:table-cell office:value-type="float" office:value="18.161718">
            <text:p>18.16171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2.655652">
            <text:p>12.655652</text:p>
          </table:table-cell>
          <table:table-cell office:value-type="float" office:value="64.640305">
            <text:p>64.640305</text:p>
          </table:table-cell>
          <table:table-cell office:value-type="float" office:value="1.601927">
            <text:p>1.601927</text:p>
          </table:table-cell>
          <table:table-cell office:value-type="float" office:value="20.388344">
            <text:p>20.388344</text:p>
          </table:table-cell>
          <table:table-cell office:value-type="float" office:value="0.02020184">
            <text:p>0.02020184</text:p>
          </table:table-cell>
          <table:table-cell office:value-type="float" office:value="158">
            <text:p>158</text:p>
          </table:table-cell>
          <table:table-cell office:value-type="float" office:value="18.259409">
            <text:p>18.259409</text:p>
          </table:table-cell>
          <table:table-cell office:value-type="float" office:value="32.336044">
            <text:p>32.336044</text:p>
          </table:table-cell>
          <table:table-cell office:value-type="float" office:value="8.559273">
            <text:p>8.559273</text:p>
          </table:table-cell>
          <table:table-cell office:value-type="float" office:value="28.00138">
            <text:p>28.00138</text:p>
          </table:table-cell>
          <table:table-cell office:value-type="float" office:value="0.10000204">
            <text:p>0.10000204</text:p>
          </table:table-cell>
          <table:table-cell office:value-type="float" office:value="158">
            <text:p>158</text:p>
          </table:table-cell>
          <table:table-cell office:value-type="float" office:value="20.692917">
            <text:p>20.692917</text:p>
          </table:table-cell>
          <table:table-cell office:value-type="float" office:value="1.9500012">
            <text:p>1.9500012</text:p>
          </table:table-cell>
          <table:table-cell office:value-type="float" office:value="3.103119">
            <text:p>3.103119</text:p>
          </table:table-cell>
          <table:table-cell office:value-type="float" office:value="0.000020412996">
            <text:p>0.000020413</text:p>
          </table:table-cell>
          <table:table-cell office:value-type="float" office:value="17.82124">
            <text:p>17.82124</text:p>
          </table:table-cell>
          <table:table-cell office:value-type="float" office:value="158">
            <text:p>158</text:p>
          </table:table-cell>
          <table:table-cell office:value-type="float" office:value="10.659796">
            <text:p>10.659796</text:p>
          </table:table-cell>
          <table:table-cell office:value-type="float" office:value="63.423935">
            <text:p>63.423935</text:p>
          </table:table-cell>
          <table:table-cell office:value-type="float" office:value="5.6785083">
            <text:p>5.6785083</text:p>
          </table:table-cell>
          <table:table-cell office:value-type="float" office:value="73.93381">
            <text:p>73.93381</text:p>
          </table:table-cell>
          <table:table-cell office:value-type="float" office:value="1.0033127">
            <text:p>1.0033127</text:p>
          </table:table-cell>
          <table:table-cell office:value-type="float" office:value="158">
            <text:p>158</text:p>
          </table:table-cell>
          <table:table-cell office:value-type="float" office:value="21.919712">
            <text:p>21.919712</text:p>
          </table:table-cell>
          <table:table-cell office:value-type="float" office:value="4.200444">
            <text:p>4.200444</text:p>
          </table:table-cell>
          <table:table-cell office:value-type="float" office:value="65.717636">
            <text:p>65.717636</text:p>
          </table:table-cell>
          <table:table-cell office:value-type="float" office:value="1.2649373">
            <text:p>1.2649373</text:p>
          </table:table-cell>
          <table:table-cell office:value-type="float" office:value="18.101618">
            <text:p>18.1016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.056557">
            <text:p>15.056557</text:p>
          </table:table-cell>
          <table:table-cell office:value-type="float" office:value="64.00641">
            <text:p>64.00641</text:p>
          </table:table-cell>
          <table:table-cell office:value-type="float" office:value="0.09601927">
            <text:p>0.09601927</text:p>
          </table:table-cell>
          <table:table-cell office:value-type="float" office:value="20.523882">
            <text:p>20.523882</text:p>
          </table:table-cell>
          <table:table-cell office:value-type="float" office:value="0.020202018">
            <text:p>0.020202018</text:p>
          </table:table-cell>
          <table:table-cell office:value-type="float" office:value="159">
            <text:p>159</text:p>
          </table:table-cell>
          <table:table-cell office:value-type="float" office:value="13.732594">
            <text:p>13.732594</text:p>
          </table:table-cell>
          <table:table-cell office:value-type="float" office:value="32.01336">
            <text:p>32.01336</text:p>
          </table:table-cell>
          <table:table-cell office:value-type="float" office:value="9.605593">
            <text:p>9.605593</text:p>
          </table:table-cell>
          <table:table-cell office:value-type="float" office:value="25.940014">
            <text:p>25.940014</text:p>
          </table:table-cell>
          <table:table-cell office:value-type="float" office:value="0.33100003">
            <text:p>0.33100003</text:p>
          </table:table-cell>
          <table:table-cell office:value-type="float" office:value="159">
            <text:p>159</text:p>
          </table:table-cell>
          <table:table-cell office:value-type="float" office:value="20.356928">
            <text:p>20.356928</text:p>
          </table:table-cell>
          <table:table-cell office:value-type="float" office:value="3.2195">
            <text:p>3.2195</text:p>
          </table:table-cell>
          <table:table-cell office:value-type="float" office:value="3.4110312">
            <text:p>3.4110312</text:p>
          </table:table-cell>
          <table:table-cell office:value-type="float" office:value="2.8">
            <text:p>2.8</text:p>
          </table:table-cell>
          <table:table-cell office:value-type="float" office:value="18.158213">
            <text:p>18.158213</text:p>
          </table:table-cell>
          <table:table-cell office:value-type="float" office:value="159">
            <text:p>159</text:p>
          </table:table-cell>
          <table:table-cell office:value-type="float" office:value="5.936598">
            <text:p>5.936598</text:p>
          </table:table-cell>
          <table:table-cell office:value-type="float" office:value="63.09424">
            <text:p>63.09424</text:p>
          </table:table-cell>
          <table:table-cell office:value-type="float" office:value="5.0467854">
            <text:p>5.0467854</text:p>
          </table:table-cell>
          <table:table-cell office:value-type="float" office:value="74.78934">
            <text:p>74.78934</text:p>
          </table:table-cell>
          <table:table-cell office:value-type="float" office:value="1.1700331">
            <text:p>1.1700331</text:p>
          </table:table-cell>
          <table:table-cell office:value-type="float" office:value="159">
            <text:p>159</text:p>
          </table:table-cell>
          <table:table-cell office:value-type="float" office:value="17.029198">
            <text:p>17.029198</text:p>
          </table:table-cell>
          <table:table-cell office:value-type="float" office:value="4.0620046">
            <text:p>4.0620046</text:p>
          </table:table-cell>
          <table:table-cell office:value-type="float" office:value="65.71718">
            <text:p>65.71718</text:p>
          </table:table-cell>
          <table:table-cell office:value-type="float" office:value="0.4126494">
            <text:p>0.4126494</text:p>
          </table:table-cell>
          <table:table-cell office:value-type="float" office:value="18.361015">
            <text:p>18.36101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.120565">
            <text:p>10.120565</text:p>
          </table:table-cell>
          <table:table-cell office:value-type="float" office:value="63.480064">
            <text:p>63.480064</text:p>
          </table:table-cell>
          <table:table-cell office:value-type="float" office:value="1.94096">
            <text:p>1.94096</text:p>
          </table:table-cell>
          <table:table-cell office:value-type="float" office:value="21.25524">
            <text:p>21.25524</text:p>
          </table:table-cell>
          <table:table-cell office:value-type="float" office:value="0.660202">
            <text:p>0.660202</text:p>
          </table:table-cell>
          <table:table-cell office:value-type="float" office:value="160">
            <text:p>160</text:p>
          </table:table-cell>
          <table:table-cell office:value-type="float" office:value="12.247327">
            <text:p>12.247327</text:p>
          </table:table-cell>
          <table:table-cell office:value-type="float" office:value="33.210133">
            <text:p>33.210133</text:p>
          </table:table-cell>
          <table:table-cell office:value-type="float" office:value="9.386056">
            <text:p>9.386056</text:p>
          </table:table-cell>
          <table:table-cell office:value-type="float" office:value="25.9594">
            <text:p>25.9594</text:p>
          </table:table-cell>
          <table:table-cell office:value-type="float" office:value="0.64331">
            <text:p>0.64331</text:p>
          </table:table-cell>
          <table:table-cell office:value-type="float" office:value="160">
            <text:p>160</text:p>
          </table:table-cell>
          <table:table-cell office:value-type="float" office:value="19.593569">
            <text:p>19.593569</text:p>
          </table:table-cell>
          <table:table-cell office:value-type="float" office:value="0.372195">
            <text:p>0.372195</text:p>
          </table:table-cell>
          <table:table-cell office:value-type="float" office:value="3.1341105">
            <text:p>3.1341105</text:p>
          </table:table-cell>
          <table:table-cell office:value-type="float" office:value="2.6279998">
            <text:p>2.6279998</text:p>
          </table:table-cell>
          <table:table-cell office:value-type="float" office:value="17.781582">
            <text:p>17.781582</text:p>
          </table:table-cell>
          <table:table-cell office:value-type="float" office:value="160">
            <text:p>160</text:p>
          </table:table-cell>
          <table:table-cell office:value-type="float" office:value="7.3493657">
            <text:p>7.3493657</text:p>
          </table:table-cell>
          <table:table-cell office:value-type="float" office:value="61.950943">
            <text:p>61.950943</text:p>
          </table:table-cell>
          <table:table-cell office:value-type="float" office:value="5.1804676">
            <text:p>5.1804676</text:p>
          </table:table-cell>
          <table:table-cell office:value-type="float" office:value="75.14789">
            <text:p>75.14789</text:p>
          </table:table-cell>
          <table:table-cell office:value-type="float" office:value="1.6917003">
            <text:p>1.6917003</text:p>
          </table:table-cell>
          <table:table-cell office:value-type="float" office:value="160">
            <text:p>160</text:p>
          </table:table-cell>
          <table:table-cell office:value-type="float" office:value="18.110292">
            <text:p>18.110292</text:p>
          </table:table-cell>
          <table:table-cell office:value-type="float" office:value="5.98062">
            <text:p>5.98062</text:p>
          </table:table-cell>
          <table:table-cell office:value-type="float" office:value="64.377174">
            <text:p>64.377174</text:p>
          </table:table-cell>
          <table:table-cell office:value-type="float" office:value="0.64412653">
            <text:p>0.64412653</text:p>
          </table:table-cell>
          <table:table-cell office:value-type="float" office:value="19.443611">
            <text:p>19.4436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.491205">
            <text:p>19.491205</text:p>
          </table:table-cell>
          <table:table-cell office:value-type="float" office:value="1.0748006">
            <text:p>1.0748006</text:p>
          </table:table-cell>
          <table:table-cell office:value-type="float" office:value="0.0394096">
            <text:p>0.0394096</text:p>
          </table:table-cell>
          <table:table-cell office:value-type="float" office:value="21.412554">
            <text:p>21.412554</text:p>
          </table:table-cell>
          <table:table-cell office:value-type="float" office:value="0.046602022">
            <text:p>0.046602022</text:p>
          </table:table-cell>
          <table:table-cell office:value-type="float" office:value="161">
            <text:p>161</text:p>
          </table:table-cell>
          <table:table-cell office:value-type="float" office:value="17.142473">
            <text:p>17.142473</text:p>
          </table:table-cell>
          <table:table-cell office:value-type="float" office:value="33.132103">
            <text:p>33.132103</text:p>
          </table:table-cell>
          <table:table-cell office:value-type="float" office:value="9.53386">
            <text:p>9.53386</text:p>
          </table:table-cell>
          <table:table-cell office:value-type="float" office:value="26.589594">
            <text:p>26.589594</text:p>
          </table:table-cell>
          <table:table-cell office:value-type="float" office:value="0.016433101">
            <text:p>0.016433101</text:p>
          </table:table-cell>
          <table:table-cell office:value-type="float" office:value="161">
            <text:p>161</text:p>
          </table:table-cell>
          <table:table-cell office:value-type="float" office:value="21.535934">
            <text:p>21.535934</text:p>
          </table:table-cell>
          <table:table-cell office:value-type="float" office:value="1.9637219">
            <text:p>1.9637219</text:p>
          </table:table-cell>
          <table:table-cell office:value-type="float" office:value="4.931341">
            <text:p>4.931341</text:p>
          </table:table-cell>
          <table:table-cell office:value-type="float" office:value="0.74627995">
            <text:p>0.74627995</text:p>
          </table:table-cell>
          <table:table-cell office:value-type="float" office:value="18.587816">
            <text:p>18.587816</text:p>
          </table:table-cell>
          <table:table-cell office:value-type="float" office:value="161">
            <text:p>161</text:p>
          </table:table-cell>
          <table:table-cell office:value-type="float" office:value="10.843493">
            <text:p>10.843493</text:p>
          </table:table-cell>
          <table:table-cell office:value-type="float" office:value="62.13951">
            <text:p>62.13951</text:p>
          </table:table-cell>
          <table:table-cell office:value-type="float" office:value="5.001805">
            <text:p>5.001805</text:p>
          </table:table-cell>
          <table:table-cell office:value-type="float" office:value="73.87148">
            <text:p>73.87148</text:p>
          </table:table-cell>
          <table:table-cell office:value-type="float" office:value="1.7169169">
            <text:p>1.7169169</text:p>
          </table:table-cell>
          <table:table-cell office:value-type="float" office:value="161">
            <text:p>161</text:p>
          </table:table-cell>
          <table:table-cell office:value-type="float" office:value="16.921104">
            <text:p>16.921104</text:p>
          </table:table-cell>
          <table:table-cell office:value-type="float" office:value="4.069806">
            <text:p>4.069806</text:p>
          </table:table-cell>
          <table:table-cell office:value-type="float" office:value="65.62377">
            <text:p>65.62377</text:p>
          </table:table-cell>
          <table:table-cell office:value-type="float" office:value="1.4064412">
            <text:p>1.4064412</text:p>
          </table:table-cell>
          <table:table-cell office:value-type="float" office:value="18.024437">
            <text:p>18.0244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.474913">
            <text:p>17.474913</text:p>
          </table:table-cell>
          <table:table-cell office:value-type="float" office:value="0.650748">
            <text:p>0.650748</text:p>
          </table:table-cell>
          <table:table-cell office:value-type="float" office:value="0.9203941">
            <text:p>0.9203941</text:p>
          </table:table-cell>
          <table:table-cell office:value-type="float" office:value="20.954126">
            <text:p>20.954126</text:p>
          </table:table-cell>
          <table:table-cell office:value-type="float" office:value="0.720466">
            <text:p>0.720466</text:p>
          </table:table-cell>
          <table:table-cell office:value-type="float" office:value="162">
            <text:p>162</text:p>
          </table:table-cell>
          <table:table-cell office:value-type="float" office:value="11.8214245">
            <text:p>11.8214245</text:p>
          </table:table-cell>
          <table:table-cell office:value-type="float" office:value="32.68132">
            <text:p>32.68132</text:p>
          </table:table-cell>
          <table:table-cell office:value-type="float" office:value="8.2053385">
            <text:p>8.2053385</text:p>
          </table:table-cell>
          <table:table-cell office:value-type="float" office:value="25.505896">
            <text:p>25.505896</text:p>
          </table:table-cell>
          <table:table-cell office:value-type="float" office:value="0.00016433101">
            <text:p>0.000164331</text:p>
          </table:table-cell>
          <table:table-cell office:value-type="float" office:value="162">
            <text:p>162</text:p>
          </table:table-cell>
          <table:table-cell office:value-type="float" office:value="18.33536">
            <text:p>18.33536</text:p>
          </table:table-cell>
          <table:table-cell office:value-type="float" office:value="1.4796371">
            <text:p>1.4796371</text:p>
          </table:table-cell>
          <table:table-cell office:value-type="float" office:value="3.0293133">
            <text:p>3.0293133</text:p>
          </table:table-cell>
          <table:table-cell office:value-type="float" office:value="0.4774628">
            <text:p>0.4774628</text:p>
          </table:table-cell>
          <table:table-cell office:value-type="float" office:value="17.905878">
            <text:p>17.905878</text:p>
          </table:table-cell>
          <table:table-cell office:value-type="float" office:value="162">
            <text:p>162</text:p>
          </table:table-cell>
          <table:table-cell office:value-type="float" office:value="6.298435">
            <text:p>6.298435</text:p>
          </table:table-cell>
          <table:table-cell office:value-type="float" office:value="63.221397">
            <text:p>63.221397</text:p>
          </table:table-cell>
          <table:table-cell office:value-type="float" office:value="6.0100183">
            <text:p>6.0100183</text:p>
          </table:table-cell>
          <table:table-cell office:value-type="float" office:value="73.75871">
            <text:p>73.75871</text:p>
          </table:table-cell>
          <table:table-cell office:value-type="float" office:value="1.6471692">
            <text:p>1.6471692</text:p>
          </table:table-cell>
          <table:table-cell office:value-type="float" office:value="162">
            <text:p>162</text:p>
          </table:table-cell>
          <table:table-cell office:value-type="float" office:value="18.889212">
            <text:p>18.889212</text:p>
          </table:table-cell>
          <table:table-cell office:value-type="float" office:value="4.040698">
            <text:p>4.040698</text:p>
          </table:table-cell>
          <table:table-cell office:value-type="float" office:value="65.73624">
            <text:p>65.73624</text:p>
          </table:table-cell>
          <table:table-cell office:value-type="float" office:value="1.2940645">
            <text:p>1.2940645</text:p>
          </table:table-cell>
          <table:table-cell office:value-type="float" office:value="18.070244">
            <text:p>18.07024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0.464748">
            <text:p>20.464748</text:p>
          </table:table-cell>
          <table:table-cell office:value-type="float" office:value="0.01650748">
            <text:p>0.01650748</text:p>
          </table:table-cell>
          <table:table-cell office:value-type="float" office:value="4.1292043">
            <text:p>4.1292043</text:p>
          </table:table-cell>
          <table:table-cell office:value-type="float" office:value="19.91954">
            <text:p>19.91954</text:p>
          </table:table-cell>
          <table:table-cell office:value-type="float" office:value="0.06720466">
            <text:p>0.06720466</text:p>
          </table:table-cell>
          <table:table-cell office:value-type="float" office:value="163">
            <text:p>163</text:p>
          </table:table-cell>
          <table:table-cell office:value-type="float" office:value="13.398214">
            <text:p>13.398214</text:p>
          </table:table-cell>
          <table:table-cell office:value-type="float" office:value="32.046814">
            <text:p>32.046814</text:p>
          </table:table-cell>
          <table:table-cell office:value-type="float" office:value="10.642054">
            <text:p>10.642054</text:p>
          </table:table-cell>
          <table:table-cell office:value-type="float" office:value="26.495058">
            <text:p>26.495058</text:p>
          </table:table-cell>
          <table:table-cell office:value-type="float" office:value="0.040001646">
            <text:p>0.040001646</text:p>
          </table:table-cell>
          <table:table-cell office:value-type="float" office:value="163">
            <text:p>163</text:p>
          </table:table-cell>
          <table:table-cell office:value-type="float" office:value="19.033354">
            <text:p>19.033354</text:p>
          </table:table-cell>
          <table:table-cell office:value-type="float" office:value="1.4647964">
            <text:p>1.4647964</text:p>
          </table:table-cell>
          <table:table-cell office:value-type="float" office:value="3.190293">
            <text:p>3.190293</text:p>
          </table:table-cell>
          <table:table-cell office:value-type="float" office:value="0.5847746">
            <text:p>0.5847746</text:p>
          </table:table-cell>
          <table:table-cell office:value-type="float" office:value="18.23906">
            <text:p>18.23906</text:p>
          </table:table-cell>
          <table:table-cell office:value-type="float" office:value="163">
            <text:p>163</text:p>
          </table:table-cell>
          <table:table-cell office:value-type="float" office:value="5.6929846">
            <text:p>5.6929846</text:p>
          </table:table-cell>
          <table:table-cell office:value-type="float" office:value="64.512215">
            <text:p>64.512215</text:p>
          </table:table-cell>
          <table:table-cell office:value-type="float" office:value="5.0601">
            <text:p>5.0601</text:p>
          </table:table-cell>
          <table:table-cell office:value-type="float" office:value="76.49759">
            <text:p>76.49759</text:p>
          </table:table-cell>
          <table:table-cell office:value-type="float" office:value="1.0864717">
            <text:p>1.0864717</text:p>
          </table:table-cell>
          <table:table-cell office:value-type="float" office:value="163">
            <text:p>163</text:p>
          </table:table-cell>
          <table:table-cell office:value-type="float" office:value="20.178892">
            <text:p>20.178892</text:p>
          </table:table-cell>
          <table:table-cell office:value-type="float" office:value="4.6304073">
            <text:p>4.6304073</text:p>
          </table:table-cell>
          <table:table-cell office:value-type="float" office:value="65.03736">
            <text:p>65.03736</text:p>
          </table:table-cell>
          <table:table-cell office:value-type="float" office:value="0.11294065">
            <text:p>0.11294065</text:p>
          </table:table-cell>
          <table:table-cell office:value-type="float" office:value="21.960703">
            <text:p>21.9607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.134647">
            <text:p>17.134647</text:p>
          </table:table-cell>
          <table:table-cell office:value-type="float" office:value="1.2801651">
            <text:p>1.2801651</text:p>
          </table:table-cell>
          <table:table-cell office:value-type="float" office:value="4.601292">
            <text:p>4.601292</text:p>
          </table:table-cell>
          <table:table-cell office:value-type="float" office:value="20.199196">
            <text:p>20.199196</text:p>
          </table:table-cell>
          <table:table-cell office:value-type="float" office:value="0.6406721">
            <text:p>0.6406721</text:p>
          </table:table-cell>
          <table:table-cell office:value-type="float" office:value="164">
            <text:p>164</text:p>
          </table:table-cell>
          <table:table-cell office:value-type="float" office:value="23.043982">
            <text:p>23.043982</text:p>
          </table:table-cell>
          <table:table-cell office:value-type="float" office:value="32.32047">
            <text:p>32.32047</text:p>
          </table:table-cell>
          <table:table-cell office:value-type="float" office:value="9.226421">
            <text:p>9.226421</text:p>
          </table:table-cell>
          <table:table-cell office:value-type="float" office:value="25.37495">
            <text:p>25.37495</text:p>
          </table:table-cell>
          <table:table-cell office:value-type="float" office:value="0.49040002">
            <text:p>0.49040002</text:p>
          </table:table-cell>
          <table:table-cell office:value-type="float" office:value="164">
            <text:p>164</text:p>
          </table:table-cell>
          <table:table-cell office:value-type="float" office:value="20.450333">
            <text:p>20.450333</text:p>
          </table:table-cell>
          <table:table-cell office:value-type="float" office:value="1.634648">
            <text:p>1.634648</text:p>
          </table:table-cell>
          <table:table-cell office:value-type="float" office:value="6.871903">
            <text:p>6.871903</text:p>
          </table:table-cell>
          <table:table-cell office:value-type="float" office:value="2.1658478">
            <text:p>2.1658478</text:p>
          </table:table-cell>
          <table:table-cell office:value-type="float" office:value="18.66239">
            <text:p>18.66239</text:p>
          </table:table-cell>
          <table:table-cell office:value-type="float" office:value="164">
            <text:p>164</text:p>
          </table:table-cell>
          <table:table-cell office:value-type="float" office:value="6.05693">
            <text:p>6.05693</text:p>
          </table:table-cell>
          <table:table-cell office:value-type="float" office:value="62.285122">
            <text:p>62.285122</text:p>
          </table:table-cell>
          <table:table-cell office:value-type="float" office:value="5.120601">
            <text:p>5.120601</text:p>
          </table:table-cell>
          <table:table-cell office:value-type="float" office:value="74.77498">
            <text:p>74.77498</text:p>
          </table:table-cell>
          <table:table-cell office:value-type="float" office:value="0.5308647">
            <text:p>0.5308647</text:p>
          </table:table-cell>
          <table:table-cell office:value-type="float" office:value="164">
            <text:p>164</text:p>
          </table:table-cell>
          <table:table-cell office:value-type="float" office:value="19.231789">
            <text:p>19.231789</text:p>
          </table:table-cell>
          <table:table-cell office:value-type="float" office:value="4.166304">
            <text:p>4.166304</text:p>
          </table:table-cell>
          <table:table-cell office:value-type="float" office:value="65.01037">
            <text:p>65.01037</text:p>
          </table:table-cell>
          <table:table-cell office:value-type="float" office:value="0.20112939">
            <text:p>0.20112939</text:p>
          </table:table-cell>
          <table:table-cell office:value-type="float" office:value="22.419607">
            <text:p>22.41960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0.801348">
            <text:p>20.801348</text:p>
          </table:table-cell>
          <table:table-cell office:value-type="float" office:value="1.6128017">
            <text:p>1.6128017</text:p>
          </table:table-cell>
          <table:table-cell office:value-type="float" office:value="5.346013">
            <text:p>5.346013</text:p>
          </table:table-cell>
          <table:table-cell office:value-type="float" office:value="20.821993">
            <text:p>20.821993</text:p>
          </table:table-cell>
          <table:table-cell office:value-type="float" office:value="0.22640672">
            <text:p>0.22640672</text:p>
          </table:table-cell>
          <table:table-cell office:value-type="float" office:value="165">
            <text:p>165</text:p>
          </table:table-cell>
          <table:table-cell office:value-type="float" office:value="17.24044">
            <text:p>17.24044</text:p>
          </table:table-cell>
          <table:table-cell office:value-type="float" office:value="33.443203">
            <text:p>33.443203</text:p>
          </table:table-cell>
          <table:table-cell office:value-type="float" office:value="10.902265">
            <text:p>10.902265</text:p>
          </table:table-cell>
          <table:table-cell office:value-type="float" office:value="25.88375">
            <text:p>25.88375</text:p>
          </table:table-cell>
          <table:table-cell office:value-type="float" office:value="0.204904">
            <text:p>0.204904</text:p>
          </table:table-cell>
          <table:table-cell office:value-type="float" office:value="165">
            <text:p>165</text:p>
          </table:table-cell>
          <table:table-cell office:value-type="float" office:value="21.784502">
            <text:p>21.784502</text:p>
          </table:table-cell>
          <table:table-cell office:value-type="float" office:value="128.22635">
            <text:p>128.22635</text:p>
          </table:table-cell>
          <table:table-cell office:value-type="float" office:value="4.0187187">
            <text:p>4.0187187</text:p>
          </table:table-cell>
          <table:table-cell office:value-type="float" office:value="0.07165848">
            <text:p>0.07165848</text:p>
          </table:table-cell>
          <table:table-cell office:value-type="float" office:value="18.346624">
            <text:p>18.346624</text:p>
          </table:table-cell>
          <table:table-cell office:value-type="float" office:value="165">
            <text:p>165</text:p>
          </table:table-cell>
          <table:table-cell office:value-type="float" office:value="6.5805693">
            <text:p>6.5805693</text:p>
          </table:table-cell>
          <table:table-cell office:value-type="float" office:value="63.712852">
            <text:p>63.712852</text:p>
          </table:table-cell>
          <table:table-cell office:value-type="float" office:value="6.331206">
            <text:p>6.331206</text:p>
          </table:table-cell>
          <table:table-cell office:value-type="float" office:value="75.36775">
            <text:p>75.36775</text:p>
          </table:table-cell>
          <table:table-cell office:value-type="float" office:value="0.6653087">
            <text:p>0.6653087</text:p>
          </table:table-cell>
          <table:table-cell office:value-type="float" office:value="165">
            <text:p>165</text:p>
          </table:table-cell>
          <table:table-cell office:value-type="float" office:value="20.002317">
            <text:p>20.002317</text:p>
          </table:table-cell>
          <table:table-cell office:value-type="float" office:value="3.9616632">
            <text:p>3.9616632</text:p>
          </table:table-cell>
          <table:table-cell office:value-type="float" office:value="65.9701">
            <text:p>65.9701</text:p>
          </table:table-cell>
          <table:table-cell office:value-type="float" office:value="0.002011294">
            <text:p>0.002011294</text:p>
          </table:table-cell>
          <table:table-cell office:value-type="float" office:value="21.904198">
            <text:p>21.90419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.948013">
            <text:p>21.948013</text:p>
          </table:table-cell>
          <table:table-cell office:value-type="float" office:value="0.09612802">
            <text:p>0.09612802</text:p>
          </table:table-cell>
          <table:table-cell office:value-type="float" office:value="5.30346">
            <text:p>5.30346</text:p>
          </table:table-cell>
          <table:table-cell office:value-type="float" office:value="19.96822">
            <text:p>19.96822</text:p>
          </table:table-cell>
          <table:table-cell office:value-type="float" office:value="2.942264">
            <text:p>2.942264</text:p>
          </table:table-cell>
          <table:table-cell office:value-type="float" office:value="166">
            <text:p>166</text:p>
          </table:table-cell>
          <table:table-cell office:value-type="float" office:value="14.802404">
            <text:p>14.802404</text:p>
          </table:table-cell>
          <table:table-cell office:value-type="float" office:value="32.334435">
            <text:p>32.334435</text:p>
          </table:table-cell>
          <table:table-cell office:value-type="float" office:value="8.869022">
            <text:p>8.869022</text:p>
          </table:table-cell>
          <table:table-cell office:value-type="float" office:value="24.958838">
            <text:p>24.958838</text:p>
          </table:table-cell>
          <table:table-cell office:value-type="float" office:value="0.42204902">
            <text:p>0.42204902</text:p>
          </table:table-cell>
          <table:table-cell office:value-type="float" office:value="166">
            <text:p>166</text:p>
          </table:table-cell>
          <table:table-cell office:value-type="float" office:value="17.997845">
            <text:p>17.997845</text:p>
          </table:table-cell>
          <table:table-cell office:value-type="float" office:value="129.88226">
            <text:p>129.88226</text:p>
          </table:table-cell>
          <table:table-cell office:value-type="float" office:value="3.1101873">
            <text:p>3.1101873</text:p>
          </table:table-cell>
          <table:table-cell office:value-type="float" office:value="0.0007165848">
            <text:p>0.0007165848</text:p>
          </table:table-cell>
          <table:table-cell office:value-type="float" office:value="18.183466">
            <text:p>18.183466</text:p>
          </table:table-cell>
          <table:table-cell office:value-type="float" office:value="166">
            <text:p>166</text:p>
          </table:table-cell>
          <table:table-cell office:value-type="float" office:value="7.4758058">
            <text:p>7.4758058</text:p>
          </table:table-cell>
          <table:table-cell office:value-type="float" office:value="61.997128">
            <text:p>61.997128</text:p>
          </table:table-cell>
          <table:table-cell office:value-type="float" office:value="7.2933116">
            <text:p>7.2933116</text:p>
          </table:table-cell>
          <table:table-cell office:value-type="float" office:value="74.313675">
            <text:p>74.313675</text:p>
          </table:table-cell>
          <table:table-cell office:value-type="float" office:value="0.65665305">
            <text:p>0.65665305</text:p>
          </table:table-cell>
          <table:table-cell office:value-type="float" office:value="166">
            <text:p>166</text:p>
          </table:table-cell>
          <table:table-cell office:value-type="float" office:value="19.270023">
            <text:p>19.270023</text:p>
          </table:table-cell>
          <table:table-cell office:value-type="float" office:value="5.299617">
            <text:p>5.299617</text:p>
          </table:table-cell>
          <table:table-cell office:value-type="float" office:value="65.6597">
            <text:p>65.6597</text:p>
          </table:table-cell>
          <table:table-cell office:value-type="float" office:value="0.00002011294">
            <text:p>2.011294E-005</text:p>
          </table:table-cell>
          <table:table-cell office:value-type="float" office:value="22.679043">
            <text:p>22.6790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.12948">
            <text:p>16.12948</text:p>
          </table:table-cell>
          <table:table-cell office:value-type="float" office:value="0.020961279">
            <text:p>0.020961279</text:p>
          </table:table-cell>
          <table:table-cell office:value-type="float" office:value="4.1430345">
            <text:p>4.1430345</text:p>
          </table:table-cell>
          <table:table-cell office:value-type="float" office:value="20.799683">
            <text:p>20.799683</text:p>
          </table:table-cell>
          <table:table-cell office:value-type="float" office:value="2.0094225">
            <text:p>2.0094225</text:p>
          </table:table-cell>
          <table:table-cell office:value-type="float" office:value="167">
            <text:p>167</text:p>
          </table:table-cell>
          <table:table-cell office:value-type="float" office:value="13.248024">
            <text:p>13.248024</text:p>
          </table:table-cell>
          <table:table-cell office:value-type="float" office:value="32.373344">
            <text:p>32.373344</text:p>
          </table:table-cell>
          <table:table-cell office:value-type="float" office:value="8.72869">
            <text:p>8.72869</text:p>
          </table:table-cell>
          <table:table-cell office:value-type="float" office:value="26.44959">
            <text:p>26.44959</text:p>
          </table:table-cell>
          <table:table-cell office:value-type="float" office:value="0.01422049">
            <text:p>0.01422049</text:p>
          </table:table-cell>
          <table:table-cell office:value-type="float" office:value="167">
            <text:p>167</text:p>
          </table:table-cell>
          <table:table-cell office:value-type="float" office:value="17.399979">
            <text:p>17.399979</text:p>
          </table:table-cell>
          <table:table-cell office:value-type="float" office:value="128.05882">
            <text:p>128.05882</text:p>
          </table:table-cell>
          <table:table-cell office:value-type="float" office:value="3.8011017">
            <text:p>3.8011017</text:p>
          </table:table-cell>
          <table:table-cell office:value-type="float" office:value="0.32000718">
            <text:p>0.32000718</text:p>
          </table:table-cell>
          <table:table-cell office:value-type="float" office:value="19.121834">
            <text:p>19.121834</text:p>
          </table:table-cell>
          <table:table-cell office:value-type="float" office:value="167">
            <text:p>167</text:p>
          </table:table-cell>
          <table:table-cell office:value-type="float" office:value="15.434758">
            <text:p>15.434758</text:p>
          </table:table-cell>
          <table:table-cell office:value-type="float" office:value="62.53997">
            <text:p>62.53997</text:p>
          </table:table-cell>
          <table:table-cell office:value-type="float" office:value="5.7329335">
            <text:p>5.7329335</text:p>
          </table:table-cell>
          <table:table-cell office:value-type="float" office:value="74.84313">
            <text:p>74.84313</text:p>
          </table:table-cell>
          <table:table-cell office:value-type="float" office:value="0.17656653">
            <text:p>0.17656653</text:p>
          </table:table-cell>
          <table:table-cell office:value-type="float" office:value="167">
            <text:p>167</text:p>
          </table:table-cell>
          <table:table-cell office:value-type="float" office:value="21.3627">
            <text:p>21.3627</text:p>
          </table:table-cell>
          <table:table-cell office:value-type="float" office:value="4.052996">
            <text:p>4.052996</text:p>
          </table:table-cell>
          <table:table-cell office:value-type="float" office:value="65.6466">
            <text:p>65.6466</text:p>
          </table:table-cell>
          <table:table-cell office:value-type="float" office:value="0.9600002">
            <text:p>0.9600002</text:p>
          </table:table-cell>
          <table:table-cell office:value-type="float" office:value="22.586792">
            <text:p>22.58679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.691296">
            <text:p>18.691296</text:p>
          </table:table-cell>
          <table:table-cell office:value-type="float" office:value="0.040209614">
            <text:p>0.040209614</text:p>
          </table:table-cell>
          <table:table-cell office:value-type="float" office:value="5.931431">
            <text:p>5.931431</text:p>
          </table:table-cell>
          <table:table-cell office:value-type="float" office:value="20.047997">
            <text:p>20.047997</text:p>
          </table:table-cell>
          <table:table-cell office:value-type="float" office:value="2.1600943">
            <text:p>2.1600943</text:p>
          </table:table-cell>
          <table:table-cell office:value-type="float" office:value="168">
            <text:p>168</text:p>
          </table:table-cell>
          <table:table-cell office:value-type="float" office:value="13.19248">
            <text:p>13.19248</text:p>
          </table:table-cell>
          <table:table-cell office:value-type="float" office:value="32.343735">
            <text:p>32.343735</text:p>
          </table:table-cell>
          <table:table-cell office:value-type="float" office:value="8.647287">
            <text:p>8.647287</text:p>
          </table:table-cell>
          <table:table-cell office:value-type="float" office:value="25.504498">
            <text:p>25.504498</text:p>
          </table:table-cell>
          <table:table-cell office:value-type="float" office:value="0.28014222">
            <text:p>0.28014222</text:p>
          </table:table-cell>
          <table:table-cell office:value-type="float" office:value="168">
            <text:p>168</text:p>
          </table:table-cell>
          <table:table-cell office:value-type="float" office:value="21.674">
            <text:p>21.674</text:p>
          </table:table-cell>
          <table:table-cell office:value-type="float" office:value="128.00058">
            <text:p>128.00058</text:p>
          </table:table-cell>
          <table:table-cell office:value-type="float" office:value="3.978011">
            <text:p>3.978011</text:p>
          </table:table-cell>
          <table:table-cell office:value-type="float" office:value="0.013200072">
            <text:p>0.013200072</text:p>
          </table:table-cell>
          <table:table-cell office:value-type="float" office:value="17.85122">
            <text:p>17.85122</text:p>
          </table:table-cell>
          <table:table-cell office:value-type="float" office:value="168">
            <text:p>168</text:p>
          </table:table-cell>
          <table:table-cell office:value-type="float" office:value="20.244349">
            <text:p>20.244349</text:p>
          </table:table-cell>
          <table:table-cell office:value-type="float" office:value="61.9454">
            <text:p>61.9454</text:p>
          </table:table-cell>
          <table:table-cell office:value-type="float" office:value="5.357329">
            <text:p>5.357329</text:p>
          </table:table-cell>
          <table:table-cell office:value-type="float" office:value="74.21843">
            <text:p>74.21843</text:p>
          </table:table-cell>
          <table:table-cell office:value-type="float" office:value="0.18176568">
            <text:p>0.18176568</text:p>
          </table:table-cell>
          <table:table-cell office:value-type="float" office:value="168">
            <text:p>168</text:p>
          </table:table-cell>
          <table:table-cell office:value-type="float" office:value="20.883629">
            <text:p>20.883629</text:p>
          </table:table-cell>
          <table:table-cell office:value-type="float" office:value="4.2005296">
            <text:p>4.2005296</text:p>
          </table:table-cell>
          <table:table-cell office:value-type="float" office:value="65.03647">
            <text:p>65.03647</text:p>
          </table:table-cell>
          <table:table-cell office:value-type="float" office:value="1.2096">
            <text:p>1.2096</text:p>
          </table:table-cell>
          <table:table-cell office:value-type="float" office:value="22.61587">
            <text:p>22.6158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.926912">
            <text:p>18.926912</text:p>
          </table:table-cell>
          <table:table-cell office:value-type="float" office:value="0.5004021">
            <text:p>0.5004021</text:p>
          </table:table-cell>
          <table:table-cell office:value-type="float" office:value="4.079314">
            <text:p>4.079314</text:p>
          </table:table-cell>
          <table:table-cell office:value-type="float" office:value="20.20048">
            <text:p>20.20048</text:p>
          </table:table-cell>
          <table:table-cell office:value-type="float" office:value="2.6216009">
            <text:p>2.6216009</text:p>
          </table:table-cell>
          <table:table-cell office:value-type="float" office:value="169">
            <text:p>169</text:p>
          </table:table-cell>
          <table:table-cell office:value-type="float" office:value="41.631924">
            <text:p>41.631924</text:p>
          </table:table-cell>
          <table:table-cell office:value-type="float" office:value="32.323437">
            <text:p>32.323437</text:p>
          </table:table-cell>
          <table:table-cell office:value-type="float" office:value="71.44647">
            <text:p>71.44647</text:p>
          </table:table-cell>
          <table:table-cell office:value-type="float" office:value="25.145044">
            <text:p>25.145044</text:p>
          </table:table-cell>
          <table:table-cell office:value-type="float" office:value="0.19280142">
            <text:p>0.19280142</text:p>
          </table:table-cell>
          <table:table-cell office:value-type="float" office:value="169">
            <text:p>169</text:p>
          </table:table-cell>
          <table:table-cell office:value-type="float" office:value="16.00674">
            <text:p>16.00674</text:p>
          </table:table-cell>
          <table:table-cell office:value-type="float" office:value="129.28">
            <text:p>129.28</text:p>
          </table:table-cell>
          <table:table-cell office:value-type="float" office:value="2.9997802">
            <text:p>2.9997802</text:p>
          </table:table-cell>
          <table:table-cell office:value-type="float" office:value="0.080132">
            <text:p>0.080132</text:p>
          </table:table-cell>
          <table:table-cell office:value-type="float" office:value="18.218512">
            <text:p>18.218512</text:p>
          </table:table-cell>
          <table:table-cell office:value-type="float" office:value="169">
            <text:p>169</text:p>
          </table:table-cell>
          <table:table-cell office:value-type="float" office:value="6.8524437">
            <text:p>6.8524437</text:p>
          </table:table-cell>
          <table:table-cell office:value-type="float" office:value="61.759453">
            <text:p>61.759453</text:p>
          </table:table-cell>
          <table:table-cell office:value-type="float" office:value="5.053573">
            <text:p>5.053573</text:p>
          </table:table-cell>
          <table:table-cell office:value-type="float" office:value="74.78219">
            <text:p>74.78219</text:p>
          </table:table-cell>
          <table:table-cell office:value-type="float" office:value="0.9618176">
            <text:p>0.9618176</text:p>
          </table:table-cell>
          <table:table-cell office:value-type="float" office:value="169">
            <text:p>169</text:p>
          </table:table-cell>
          <table:table-cell office:value-type="float" office:value="19.358837">
            <text:p>19.358837</text:p>
          </table:table-cell>
          <table:table-cell office:value-type="float" office:value="4.002005">
            <text:p>4.002005</text:p>
          </table:table-cell>
          <table:table-cell office:value-type="float" office:value="65.320366">
            <text:p>65.320366</text:p>
          </table:table-cell>
          <table:table-cell office:value-type="float" office:value="0.69209594">
            <text:p>0.69209594</text:p>
          </table:table-cell>
          <table:table-cell office:value-type="float" office:value="18.366158">
            <text:p>18.36615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.49927">
            <text:p>17.49927</text:p>
          </table:table-cell>
          <table:table-cell office:value-type="float" office:value="1.605004">
            <text:p>1.605004</text:p>
          </table:table-cell>
          <table:table-cell office:value-type="float" office:value="4.060793">
            <text:p>4.060793</text:p>
          </table:table-cell>
          <table:table-cell office:value-type="float" office:value="20.482004">
            <text:p>20.482004</text:p>
          </table:table-cell>
          <table:table-cell office:value-type="float" office:value="2.106216">
            <text:p>2.106216</text:p>
          </table:table-cell>
          <table:table-cell office:value-type="float" office:value="170">
            <text:p>170</text:p>
          </table:table-cell>
          <table:table-cell office:value-type="float" office:value="33.94632">
            <text:p>33.94632</text:p>
          </table:table-cell>
          <table:table-cell office:value-type="float" office:value="31.693235">
            <text:p>31.693235</text:p>
          </table:table-cell>
          <table:table-cell office:value-type="float" office:value="72.95446">
            <text:p>72.95446</text:p>
          </table:table-cell>
          <table:table-cell office:value-type="float" office:value="25.17145">
            <text:p>25.17145</text:p>
          </table:table-cell>
          <table:table-cell office:value-type="float" office:value="0.701928">
            <text:p>0.701928</text:p>
          </table:table-cell>
          <table:table-cell office:value-type="float" office:value="170">
            <text:p>170</text:p>
          </table:table-cell>
          <table:table-cell office:value-type="float" office:value="17.140068">
            <text:p>17.140068</text:p>
          </table:table-cell>
          <table:table-cell office:value-type="float" office:value="126.9328">
            <text:p>126.9328</text:p>
          </table:table-cell>
          <table:table-cell office:value-type="float" office:value="3.0199978">
            <text:p>3.0199978</text:p>
          </table:table-cell>
          <table:table-cell office:value-type="float" office:value="1.3208014">
            <text:p>1.3208014</text:p>
          </table:table-cell>
          <table:table-cell office:value-type="float" office:value="18.112185">
            <text:p>18.112185</text:p>
          </table:table-cell>
          <table:table-cell office:value-type="float" office:value="170">
            <text:p>170</text:p>
          </table:table-cell>
          <table:table-cell office:value-type="float" office:value="6.118524">
            <text:p>6.118524</text:p>
          </table:table-cell>
          <table:table-cell office:value-type="float" office:value="62.377598">
            <text:p>62.377598</text:p>
          </table:table-cell>
          <table:table-cell office:value-type="float" office:value="6.270536">
            <text:p>6.270536</text:p>
          </table:table-cell>
          <table:table-cell office:value-type="float" office:value="74.10782">
            <text:p>74.10782</text:p>
          </table:table-cell>
          <table:table-cell office:value-type="float" office:value="0.64961815">
            <text:p>0.64961815</text:p>
          </table:table-cell>
          <table:table-cell office:value-type="float" office:value="170">
            <text:p>170</text:p>
          </table:table-cell>
          <table:table-cell office:value-type="float" office:value="20.933588">
            <text:p>20.933588</text:p>
          </table:table-cell>
          <table:table-cell office:value-type="float" office:value="4.00002">
            <text:p>4.00002</text:p>
          </table:table-cell>
          <table:table-cell office:value-type="float" office:value="66.1232">
            <text:p>66.1232</text:p>
          </table:table-cell>
          <table:table-cell office:value-type="float" office:value="0.24692097">
            <text:p>0.24692097</text:p>
          </table:table-cell>
          <table:table-cell office:value-type="float" office:value="18.743662">
            <text:p>18.7436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0.514992">
            <text:p>20.514992</text:p>
          </table:table-cell>
          <table:table-cell office:value-type="float" office:value="2.10605">
            <text:p>2.10605</text:p>
          </table:table-cell>
          <table:table-cell office:value-type="float" office:value="5.000608">
            <text:p>5.000608</text:p>
          </table:table-cell>
          <table:table-cell office:value-type="float" office:value="20.72482">
            <text:p>20.72482</text:p>
          </table:table-cell>
          <table:table-cell office:value-type="float" office:value="2.081062">
            <text:p>2.081062</text:p>
          </table:table-cell>
          <table:table-cell office:value-type="float" office:value="171">
            <text:p>171</text:p>
          </table:table-cell>
          <table:table-cell office:value-type="float" office:value="39.759464">
            <text:p>39.759464</text:p>
          </table:table-cell>
          <table:table-cell office:value-type="float" office:value="32.316933">
            <text:p>32.316933</text:p>
          </table:table-cell>
          <table:table-cell office:value-type="float" office:value="73.259544">
            <text:p>73.259544</text:p>
          </table:table-cell>
          <table:table-cell office:value-type="float" office:value="25.131714">
            <text:p>25.131714</text:p>
          </table:table-cell>
          <table:table-cell office:value-type="float" office:value="0.7370193">
            <text:p>0.7370193</text:p>
          </table:table-cell>
          <table:table-cell office:value-type="float" office:value="171">
            <text:p>171</text:p>
          </table:table-cell>
          <table:table-cell office:value-type="float" office:value="20.931402">
            <text:p>20.931402</text:p>
          </table:table-cell>
          <table:table-cell office:value-type="float" office:value="129.30933">
            <text:p>129.30933</text:p>
          </table:table-cell>
          <table:table-cell office:value-type="float" office:value="4.6702">
            <text:p>4.6702</text:p>
          </table:table-cell>
          <table:table-cell office:value-type="float" office:value="1.463208">
            <text:p>1.463208</text:p>
          </table:table-cell>
          <table:table-cell office:value-type="float" office:value="18.461123">
            <text:p>18.461123</text:p>
          </table:table-cell>
          <table:table-cell office:value-type="float" office:value="171">
            <text:p>171</text:p>
          </table:table-cell>
          <table:table-cell office:value-type="float" office:value="10.321185">
            <text:p>10.321185</text:p>
          </table:table-cell>
          <table:table-cell office:value-type="float" office:value="61.963776">
            <text:p>61.963776</text:p>
          </table:table-cell>
          <table:table-cell office:value-type="float" office:value="5.742705">
            <text:p>5.742705</text:p>
          </table:table-cell>
          <table:table-cell office:value-type="float" office:value="74.64108">
            <text:p>74.64108</text:p>
          </table:table-cell>
          <table:table-cell office:value-type="float" office:value="0.18649618">
            <text:p>0.18649618</text:p>
          </table:table-cell>
          <table:table-cell office:value-type="float" office:value="171">
            <text:p>171</text:p>
          </table:table-cell>
          <table:table-cell office:value-type="float" office:value="20.589336">
            <text:p>20.589336</text:p>
          </table:table-cell>
          <table:table-cell office:value-type="float" office:value="5.69">
            <text:p>5.69</text:p>
          </table:table-cell>
          <table:table-cell office:value-type="float" office:value="64.53123">
            <text:p>64.53123</text:p>
          </table:table-cell>
          <table:table-cell office:value-type="float" office:value="0.50246924">
            <text:p>0.50246924</text:p>
          </table:table-cell>
          <table:table-cell office:value-type="float" office:value="18.807436">
            <text:p>18.80743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.95515">
            <text:p>21.95515</text:p>
          </table:table-cell>
          <table:table-cell office:value-type="float" office:value="0.71106046">
            <text:p>0.71106046</text:p>
          </table:table-cell>
          <table:table-cell office:value-type="float" office:value="4.330006">
            <text:p>4.330006</text:p>
          </table:table-cell>
          <table:table-cell office:value-type="float" office:value="20.007248">
            <text:p>20.007248</text:p>
          </table:table-cell>
          <table:table-cell office:value-type="float" office:value="2.0808105">
            <text:p>2.0808105</text:p>
          </table:table-cell>
          <table:table-cell office:value-type="float" office:value="172">
            <text:p>172</text:p>
          </table:table-cell>
          <table:table-cell office:value-type="float" office:value="38.167595">
            <text:p>38.167595</text:p>
          </table:table-cell>
          <table:table-cell office:value-type="float" office:value="35.223167">
            <text:p>35.223167</text:p>
          </table:table-cell>
          <table:table-cell office:value-type="float" office:value="64.0926">
            <text:p>64.0926</text:p>
          </table:table-cell>
          <table:table-cell office:value-type="float" office:value="27.671318">
            <text:p>27.671318</text:p>
          </table:table-cell>
          <table:table-cell office:value-type="float" office:value="0.007370193">
            <text:p>0.007370193</text:p>
          </table:table-cell>
          <table:table-cell office:value-type="float" office:value="172">
            <text:p>172</text:p>
          </table:table-cell>
          <table:table-cell office:value-type="float" office:value="18.029314">
            <text:p>18.029314</text:p>
          </table:table-cell>
          <table:table-cell office:value-type="float" office:value="128.3731">
            <text:p>128.3731</text:p>
          </table:table-cell>
          <table:table-cell office:value-type="float" office:value="3.036702">
            <text:p>3.036702</text:p>
          </table:table-cell>
          <table:table-cell office:value-type="float" office:value="0.07463208">
            <text:p>0.07463208</text:p>
          </table:table-cell>
          <table:table-cell office:value-type="float" office:value="17.954613">
            <text:p>17.954613</text:p>
          </table:table-cell>
          <table:table-cell office:value-type="float" office:value="172">
            <text:p>172</text:p>
          </table:table-cell>
          <table:table-cell office:value-type="float" office:value="5.833212">
            <text:p>5.833212</text:p>
          </table:table-cell>
          <table:table-cell office:value-type="float" office:value="62.389637">
            <text:p>62.389637</text:p>
          </table:table-cell>
          <table:table-cell office:value-type="float" office:value="5.047427">
            <text:p>5.047427</text:p>
          </table:table-cell>
          <table:table-cell office:value-type="float" office:value="73.41641">
            <text:p>73.41641</text:p>
          </table:table-cell>
          <table:table-cell office:value-type="float" office:value="0.0018649618">
            <text:p>0.0018649618</text:p>
          </table:table-cell>
          <table:table-cell office:value-type="float" office:value="172">
            <text:p>172</text:p>
          </table:table-cell>
          <table:table-cell office:value-type="float" office:value="18.345894">
            <text:p>18.345894</text:p>
          </table:table-cell>
          <table:table-cell office:value-type="float" office:value="4.0569">
            <text:p>4.0569</text:p>
          </table:table-cell>
          <table:table-cell office:value-type="float" office:value="65.64531">
            <text:p>65.64531</text:p>
          </table:table-cell>
          <table:table-cell office:value-type="float" office:value="0.68502474">
            <text:p>0.68502474</text:p>
          </table:table-cell>
          <table:table-cell office:value-type="float" office:value="18.648073">
            <text:p>18.64807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.649551">
            <text:p>21.649551</text:p>
          </table:table-cell>
          <table:table-cell office:value-type="float" office:value="0.7271106">
            <text:p>0.7271106</text:p>
          </table:table-cell>
          <table:table-cell office:value-type="float" office:value="4.3733">
            <text:p>4.3733</text:p>
          </table:table-cell>
          <table:table-cell office:value-type="float" office:value="20.240074">
            <text:p>20.240074</text:p>
          </table:table-cell>
          <table:table-cell office:value-type="float" office:value="1.9808081">
            <text:p>1.9808081</text:p>
          </table:table-cell>
          <table:table-cell office:value-type="float" office:value="173">
            <text:p>173</text:p>
          </table:table-cell>
          <table:table-cell office:value-type="float" office:value="32.971676">
            <text:p>32.971676</text:p>
          </table:table-cell>
          <table:table-cell office:value-type="float" office:value="32.69223">
            <text:p>32.69223</text:p>
          </table:table-cell>
          <table:table-cell office:value-type="float" office:value="65.92093">
            <text:p>65.92093</text:p>
          </table:table-cell>
          <table:table-cell office:value-type="float" office:value="25.256714">
            <text:p>25.256714</text:p>
          </table:table-cell>
          <table:table-cell office:value-type="float" office:value="0.00007370193">
            <text:p>7.370193E-005</text:p>
          </table:table-cell>
          <table:table-cell office:value-type="float" office:value="173">
            <text:p>173</text:p>
          </table:table-cell>
          <table:table-cell office:value-type="float" office:value="15.750293">
            <text:p>15.750293</text:p>
          </table:table-cell>
          <table:table-cell office:value-type="float" office:value="125.70373">
            <text:p>125.70373</text:p>
          </table:table-cell>
          <table:table-cell office:value-type="float" office:value="3.2303667">
            <text:p>3.2303667</text:p>
          </table:table-cell>
          <table:table-cell office:value-type="float" office:value="0.6807463">
            <text:p>0.6807463</text:p>
          </table:table-cell>
          <table:table-cell office:value-type="float" office:value="18.979546">
            <text:p>18.979546</text:p>
          </table:table-cell>
          <table:table-cell office:value-type="float" office:value="173">
            <text:p>173</text:p>
          </table:table-cell>
          <table:table-cell office:value-type="float" office:value="15.658333">
            <text:p>15.658333</text:p>
          </table:table-cell>
          <table:table-cell office:value-type="float" office:value="62.563896">
            <text:p>62.563896</text:p>
          </table:table-cell>
          <table:table-cell office:value-type="float" office:value="6.0204744">
            <text:p>6.0204744</text:p>
          </table:table-cell>
          <table:table-cell office:value-type="float" office:value="74.94417">
            <text:p>74.94417</text:p>
          </table:table-cell>
          <table:table-cell office:value-type="float" office:value="0.17001866">
            <text:p>0.17001866</text:p>
          </table:table-cell>
          <table:table-cell office:value-type="float" office:value="173">
            <text:p>173</text:p>
          </table:table-cell>
          <table:table-cell office:value-type="float" office:value="41.983456">
            <text:p>41.983456</text:p>
          </table:table-cell>
          <table:table-cell office:value-type="float" office:value="4.040569">
            <text:p>4.040569</text:p>
          </table:table-cell>
          <table:table-cell office:value-type="float" office:value="66.506454">
            <text:p>66.506454</text:p>
          </table:table-cell>
          <table:table-cell office:value-type="float" office:value="32.03685">
            <text:p>32.03685</text:p>
          </table:table-cell>
          <table:table-cell office:value-type="float" office:value="18.22648">
            <text:p>18.2264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.116495">
            <text:p>19.116495</text:p>
          </table:table-cell>
          <table:table-cell office:value-type="float" office:value="2.257271">
            <text:p>2.257271</text:p>
          </table:table-cell>
          <table:table-cell office:value-type="float" office:value="4.533733">
            <text:p>4.533733</text:p>
          </table:table-cell>
          <table:table-cell office:value-type="float" office:value="20.802402">
            <text:p>20.802402</text:p>
          </table:table-cell>
          <table:table-cell office:value-type="float" office:value="2.059808">
            <text:p>2.059808</text:p>
          </table:table-cell>
          <table:table-cell office:value-type="float" office:value="174">
            <text:p>174</text:p>
          </table:table-cell>
          <table:table-cell office:value-type="float" office:value="33.639717">
            <text:p>33.639717</text:p>
          </table:table-cell>
          <table:table-cell office:value-type="float" office:value="32.006924">
            <text:p>32.006924</text:p>
          </table:table-cell>
          <table:table-cell office:value-type="float" office:value="64.17921">
            <text:p>64.17921</text:p>
          </table:table-cell>
          <table:table-cell office:value-type="float" office:value="27.25257">
            <text:p>27.25257</text:p>
          </table:table-cell>
          <table:table-cell office:value-type="float" office:value="0.05000074">
            <text:p>0.05000074</text:p>
          </table:table-cell>
          <table:table-cell office:value-type="float" office:value="174">
            <text:p>174</text:p>
          </table:table-cell>
          <table:table-cell office:value-type="float" office:value="27.607502">
            <text:p>27.607502</text:p>
          </table:table-cell>
          <table:table-cell office:value-type="float" office:value="128.63702">
            <text:p>128.63702</text:p>
          </table:table-cell>
          <table:table-cell office:value-type="float" office:value="3.1723034">
            <text:p>3.1723034</text:p>
          </table:table-cell>
          <table:table-cell office:value-type="float" office:value="1.2868075">
            <text:p>1.2868075</text:p>
          </table:table-cell>
          <table:table-cell office:value-type="float" office:value="18.759794">
            <text:p>18.759794</text:p>
          </table:table-cell>
          <table:table-cell office:value-type="float" office:value="174">
            <text:p>174</text:p>
          </table:table-cell>
          <table:table-cell office:value-type="float" office:value="10.916583">
            <text:p>10.916583</text:p>
          </table:table-cell>
          <table:table-cell office:value-type="float" office:value="62.11564">
            <text:p>62.11564</text:p>
          </table:table-cell>
          <table:table-cell office:value-type="float" office:value="5.060205">
            <text:p>5.060205</text:p>
          </table:table-cell>
          <table:table-cell office:value-type="float" office:value="75.85944">
            <text:p>75.85944</text:p>
          </table:table-cell>
          <table:table-cell office:value-type="float" office:value="0.7217002">
            <text:p>0.7217002</text:p>
          </table:table-cell>
          <table:table-cell office:value-type="float" office:value="174">
            <text:p>174</text:p>
          </table:table-cell>
          <table:table-cell office:value-type="float" office:value="38.129833">
            <text:p>38.129833</text:p>
          </table:table-cell>
          <table:table-cell office:value-type="float" office:value="5.480406">
            <text:p>5.480406</text:p>
          </table:table-cell>
          <table:table-cell office:value-type="float" office:value="65.965065">
            <text:p>65.965065</text:p>
          </table:table-cell>
          <table:table-cell office:value-type="float" office:value="32.41037">
            <text:p>32.41037</text:p>
          </table:table-cell>
          <table:table-cell office:value-type="float" office:value="19.172264">
            <text:p>19.17226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.591164">
            <text:p>20.591164</text:p>
          </table:table-cell>
          <table:table-cell office:value-type="float" office:value="0.022572711">
            <text:p>0.022572711</text:p>
          </table:table-cell>
          <table:table-cell office:value-type="float" office:value="4.0853376">
            <text:p>4.0853376</text:p>
          </table:table-cell>
          <table:table-cell office:value-type="float" office:value="20.008024">
            <text:p>20.008024</text:p>
          </table:table-cell>
          <table:table-cell office:value-type="float" office:value="2.630598">
            <text:p>2.630598</text:p>
          </table:table-cell>
          <table:table-cell office:value-type="float" office:value="175">
            <text:p>175</text:p>
          </table:table-cell>
          <table:table-cell office:value-type="float" office:value="34.556396">
            <text:p>34.556396</text:p>
          </table:table-cell>
          <table:table-cell office:value-type="float" office:value="32.04007">
            <text:p>32.04007</text:p>
          </table:table-cell>
          <table:table-cell office:value-type="float" office:value="64.00179">
            <text:p>64.00179</text:p>
          </table:table-cell>
          <table:table-cell office:value-type="float" office:value="25.792524">
            <text:p>25.792524</text:p>
          </table:table-cell>
          <table:table-cell office:value-type="float" office:value="0.1605">
            <text:p>0.1605</text:p>
          </table:table-cell>
          <table:table-cell office:value-type="float" office:value="175">
            <text:p>175</text:p>
          </table:table-cell>
          <table:table-cell office:value-type="float" office:value="21.246075">
            <text:p>21.246075</text:p>
          </table:table-cell>
          <table:table-cell office:value-type="float" office:value="129.12637">
            <text:p>129.12637</text:p>
          </table:table-cell>
          <table:table-cell office:value-type="float" office:value="4.271723">
            <text:p>4.271723</text:p>
          </table:table-cell>
          <table:table-cell office:value-type="float" office:value="0.09286808">
            <text:p>0.09286808</text:p>
          </table:table-cell>
          <table:table-cell office:value-type="float" office:value="17.987598">
            <text:p>17.987598</text:p>
          </table:table-cell>
          <table:table-cell office:value-type="float" office:value="175">
            <text:p>175</text:p>
          </table:table-cell>
          <table:table-cell office:value-type="float" office:value="6.2291656">
            <text:p>6.2291656</text:p>
          </table:table-cell>
          <table:table-cell office:value-type="float" office:value="60.771156">
            <text:p>60.771156</text:p>
          </table:table-cell>
          <table:table-cell office:value-type="float" office:value="4.9206023">
            <text:p>4.9206023</text:p>
          </table:table-cell>
          <table:table-cell office:value-type="float" office:value="74.028595">
            <text:p>74.028595</text:p>
          </table:table-cell>
          <table:table-cell office:value-type="float" office:value="0.28721702">
            <text:p>0.28721702</text:p>
          </table:table-cell>
          <table:table-cell office:value-type="float" office:value="175">
            <text:p>175</text:p>
          </table:table-cell>
          <table:table-cell office:value-type="float" office:value="47.2613">
            <text:p>47.2613</text:p>
          </table:table-cell>
          <table:table-cell office:value-type="float" office:value="4.054804">
            <text:p>4.054804</text:p>
          </table:table-cell>
          <table:table-cell office:value-type="float" office:value="63.45965">
            <text:p>63.45965</text:p>
          </table:table-cell>
          <table:table-cell office:value-type="float" office:value="32.004105">
            <text:p>32.004105</text:p>
          </table:table-cell>
          <table:table-cell office:value-type="float" office:value="18.831722">
            <text:p>18.8317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.625914">
            <text:p>21.625914</text:p>
          </table:table-cell>
          <table:table-cell office:value-type="float" office:value="0.8202258">
            <text:p>0.8202258</text:p>
          </table:table-cell>
          <table:table-cell office:value-type="float" office:value="4.000853">
            <text:p>4.000853</text:p>
          </table:table-cell>
          <table:table-cell office:value-type="float" office:value="20.84008">
            <text:p>20.84008</text:p>
          </table:table-cell>
          <table:table-cell office:value-type="float" office:value="2.006306">
            <text:p>2.006306</text:p>
          </table:table-cell>
          <table:table-cell office:value-type="float" office:value="176">
            <text:p>176</text:p>
          </table:table-cell>
          <table:table-cell office:value-type="float" office:value="39.465565">
            <text:p>39.465565</text:p>
          </table:table-cell>
          <table:table-cell office:value-type="float" office:value="32.3204">
            <text:p>32.3204</text:p>
          </table:table-cell>
          <table:table-cell office:value-type="float" office:value="64.72002">
            <text:p>64.72002</text:p>
          </table:table-cell>
          <table:table-cell office:value-type="float" office:value="26.527925">
            <text:p>26.527925</text:p>
          </table:table-cell>
          <table:table-cell office:value-type="float" office:value="0.17160499">
            <text:p>0.17160499</text:p>
          </table:table-cell>
          <table:table-cell office:value-type="float" office:value="176">
            <text:p>176</text:p>
          </table:table-cell>
          <table:table-cell office:value-type="float" office:value="27.35246">
            <text:p>27.35246</text:p>
          </table:table-cell>
          <table:table-cell office:value-type="float" office:value="128.01128">
            <text:p>128.01128</text:p>
          </table:table-cell>
          <table:table-cell office:value-type="float" office:value="3.0027173">
            <text:p>3.0027173</text:p>
          </table:table-cell>
          <table:table-cell office:value-type="float" office:value="0.0009286808">
            <text:p>0.0009286808</text:p>
          </table:table-cell>
          <table:table-cell office:value-type="float" office:value="18.099876">
            <text:p>18.099876</text:p>
          </table:table-cell>
          <table:table-cell office:value-type="float" office:value="176">
            <text:p>176</text:p>
          </table:table-cell>
          <table:table-cell office:value-type="float" office:value="20.93229">
            <text:p>20.93229</text:p>
          </table:table-cell>
          <table:table-cell office:value-type="float" office:value="62.42771">
            <text:p>62.42771</text:p>
          </table:table-cell>
          <table:table-cell office:value-type="float" office:value="5.199206">
            <text:p>5.199206</text:p>
          </table:table-cell>
          <table:table-cell office:value-type="float" office:value="72.88028">
            <text:p>72.88028</text:p>
          </table:table-cell>
          <table:table-cell office:value-type="float" office:value="0.64287215">
            <text:p>0.64287215</text:p>
          </table:table-cell>
          <table:table-cell office:value-type="float" office:value="176">
            <text:p>176</text:p>
          </table:table-cell>
          <table:table-cell office:value-type="float" office:value="41.72261">
            <text:p>41.72261</text:p>
          </table:table-cell>
          <table:table-cell office:value-type="float" office:value="4.000548">
            <text:p>4.000548</text:p>
          </table:table-cell>
          <table:table-cell office:value-type="float" office:value="62.0746">
            <text:p>62.0746</text:p>
          </table:table-cell>
          <table:table-cell office:value-type="float" office:value="32.32004">
            <text:p>32.32004</text:p>
          </table:table-cell>
          <table:table-cell office:value-type="float" office:value="18.188318">
            <text:p>18.18831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.75626">
            <text:p>18.75626</text:p>
          </table:table-cell>
          <table:table-cell office:value-type="float" office:value="0.24820225">
            <text:p>0.24820225</text:p>
          </table:table-cell>
          <table:table-cell office:value-type="float" office:value="5.3200088">
            <text:p>5.3200088</text:p>
          </table:table-cell>
          <table:table-cell office:value-type="float" office:value="20.168402">
            <text:p>20.168402</text:p>
          </table:table-cell>
          <table:table-cell office:value-type="float" office:value="2.380063">
            <text:p>2.380063</text:p>
          </table:table-cell>
          <table:table-cell office:value-type="float" office:value="177">
            <text:p>177</text:p>
          </table:table-cell>
          <table:table-cell office:value-type="float" office:value="37.524654">
            <text:p>37.524654</text:p>
          </table:table-cell>
          <table:table-cell office:value-type="float" office:value="31.723204">
            <text:p>31.723204</text:p>
          </table:table-cell>
          <table:table-cell office:value-type="float" office:value="64.007195">
            <text:p>64.007195</text:p>
          </table:table-cell>
          <table:table-cell office:value-type="float" office:value="26.205278">
            <text:p>26.205278</text:p>
          </table:table-cell>
          <table:table-cell office:value-type="float" office:value="0.01171605">
            <text:p>0.01171605</text:p>
          </table:table-cell>
          <table:table-cell office:value-type="float" office:value="177">
            <text:p>177</text:p>
          </table:table-cell>
          <table:table-cell office:value-type="float" office:value="14.673526">
            <text:p>14.673526</text:p>
          </table:table-cell>
          <table:table-cell office:value-type="float" office:value="129.28012">
            <text:p>129.28012</text:p>
          </table:table-cell>
          <table:table-cell office:value-type="float" office:value="5.2500267">
            <text:p>5.2500267</text:p>
          </table:table-cell>
          <table:table-cell office:value-type="float" office:value="0.17000929">
            <text:p>0.17000929</text:p>
          </table:table-cell>
          <table:table-cell office:value-type="float" office:value="18.001">
            <text:p>18.001</text:p>
          </table:table-cell>
          <table:table-cell office:value-type="float" office:value="177">
            <text:p>177</text:p>
          </table:table-cell>
          <table:table-cell office:value-type="float" office:value="6.0993223">
            <text:p>6.0993223</text:p>
          </table:table-cell>
          <table:table-cell office:value-type="float" office:value="64.34428">
            <text:p>64.34428</text:p>
          </table:table-cell>
          <table:table-cell office:value-type="float" office:value="5.751992">
            <text:p>5.751992</text:p>
          </table:table-cell>
          <table:table-cell office:value-type="float" office:value="75.328804">
            <text:p>75.328804</text:p>
          </table:table-cell>
          <table:table-cell office:value-type="float" office:value="0.0064287214">
            <text:p>0.0064287214</text:p>
          </table:table-cell>
          <table:table-cell office:value-type="float" office:value="177">
            <text:p>177</text:p>
          </table:table-cell>
          <table:table-cell office:value-type="float" office:value="25.757227">
            <text:p>25.757227</text:p>
          </table:table-cell>
          <table:table-cell office:value-type="float" office:value="4.5200057">
            <text:p>4.5200057</text:p>
          </table:table-cell>
          <table:table-cell office:value-type="float" office:value="13.100746">
            <text:p>13.100746</text:p>
          </table:table-cell>
          <table:table-cell office:value-type="float" office:value="32.653202">
            <text:p>32.653202</text:p>
          </table:table-cell>
          <table:table-cell office:value-type="float" office:value="17.681883">
            <text:p>17.68188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.167562">
            <text:p>19.167562</text:p>
          </table:table-cell>
          <table:table-cell office:value-type="float" office:value="0.082482025">
            <text:p>0.082482025</text:p>
          </table:table-cell>
          <table:table-cell office:value-type="float" office:value="4.3732">
            <text:p>4.3732</text:p>
          </table:table-cell>
          <table:table-cell office:value-type="float" office:value="20.681684">
            <text:p>20.681684</text:p>
          </table:table-cell>
          <table:table-cell office:value-type="float" office:value="2.0038006">
            <text:p>2.0038006</text:p>
          </table:table-cell>
          <table:table-cell office:value-type="float" office:value="178">
            <text:p>178</text:p>
          </table:table-cell>
          <table:table-cell office:value-type="float" office:value="31.465246">
            <text:p>31.465246</text:p>
          </table:table-cell>
          <table:table-cell office:value-type="float" office:value="32.31723">
            <text:p>32.31723</text:p>
          </table:table-cell>
          <table:table-cell office:value-type="float" office:value="62.810074">
            <text:p>62.810074</text:p>
          </table:table-cell>
          <table:table-cell office:value-type="float" office:value="25.492054">
            <text:p>25.492054</text:p>
          </table:table-cell>
          <table:table-cell office:value-type="float" office:value="0.8101172">
            <text:p>0.8101172</text:p>
          </table:table-cell>
          <table:table-cell office:value-type="float" office:value="178">
            <text:p>178</text:p>
          </table:table-cell>
          <table:table-cell office:value-type="float" office:value="20.896736">
            <text:p>20.896736</text:p>
          </table:table-cell>
          <table:table-cell office:value-type="float" office:value="129.3728">
            <text:p>129.3728</text:p>
          </table:table-cell>
          <table:table-cell office:value-type="float" office:value="3.8525002">
            <text:p>3.8525002</text:p>
          </table:table-cell>
          <table:table-cell office:value-type="float" office:value="0.4017001">
            <text:p>0.4017001</text:p>
          </table:table-cell>
          <table:table-cell office:value-type="float" office:value="19.10001">
            <text:p>19.10001</text:p>
          </table:table-cell>
          <table:table-cell office:value-type="float" office:value="178">
            <text:p>178</text:p>
          </table:table-cell>
          <table:table-cell office:value-type="float" office:value="7.990993">
            <text:p>7.990993</text:p>
          </table:table-cell>
          <table:table-cell office:value-type="float" office:value="59.763443">
            <text:p>59.763443</text:p>
          </table:table-cell>
          <table:table-cell office:value-type="float" office:value="6.9275193">
            <text:p>6.9275193</text:p>
          </table:table-cell>
          <table:table-cell office:value-type="float" office:value="74.57329">
            <text:p>74.57329</text:p>
          </table:table-cell>
          <table:table-cell office:value-type="float" office:value="0.020064287">
            <text:p>0.020064287</text:p>
          </table:table-cell>
          <table:table-cell office:value-type="float" office:value="178">
            <text:p>178</text:p>
          </table:table-cell>
          <table:table-cell office:value-type="float" office:value="18.217571">
            <text:p>18.217571</text:p>
          </table:table-cell>
          <table:table-cell office:value-type="float" office:value="4.3652">
            <text:p>4.3652</text:p>
          </table:table-cell>
          <table:table-cell office:value-type="float" office:value="1.4110074">
            <text:p>1.4110074</text:p>
          </table:table-cell>
          <table:table-cell office:value-type="float" office:value="32.486534">
            <text:p>32.486534</text:p>
          </table:table-cell>
          <table:table-cell office:value-type="float" office:value="18.176819">
            <text:p>18.17681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9.491676">
            <text:p>19.491676</text:p>
          </table:table-cell>
          <table:table-cell office:value-type="float" office:value="0.33082482">
            <text:p>0.33082482</text:p>
          </table:table-cell>
          <table:table-cell office:value-type="float" office:value="4.363732">
            <text:p>4.363732</text:p>
          </table:table-cell>
          <table:table-cell office:value-type="float" office:value="20.016817">
            <text:p>20.016817</text:p>
          </table:table-cell>
          <table:table-cell office:value-type="float" office:value="2.180038">
            <text:p>2.180038</text:p>
          </table:table-cell>
          <table:table-cell office:value-type="float" office:value="179">
            <text:p>179</text:p>
          </table:table-cell>
          <table:table-cell office:value-type="float" office:value="36.484653">
            <text:p>36.484653</text:p>
          </table:table-cell>
          <table:table-cell office:value-type="float" office:value="32.323174">
            <text:p>32.323174</text:p>
          </table:table-cell>
          <table:table-cell office:value-type="float" office:value="65.2681">
            <text:p>65.2681</text:p>
          </table:table-cell>
          <table:table-cell office:value-type="float" office:value="26.124922">
            <text:p>26.124922</text:p>
          </table:table-cell>
          <table:table-cell office:value-type="float" office:value="0.4981012">
            <text:p>0.4981012</text:p>
          </table:table-cell>
          <table:table-cell office:value-type="float" office:value="179">
            <text:p>179</text:p>
          </table:table-cell>
          <table:table-cell office:value-type="float" office:value="21.258966">
            <text:p>21.258966</text:p>
          </table:table-cell>
          <table:table-cell office:value-type="float" office:value="129.29373">
            <text:p>129.29373</text:p>
          </table:table-cell>
          <table:table-cell office:value-type="float" office:value="3.678525">
            <text:p>3.678525</text:p>
          </table:table-cell>
          <table:table-cell office:value-type="float" office:value="0.014017002">
            <text:p>0.014017002</text:p>
          </table:table-cell>
          <table:table-cell office:value-type="float" office:value="18.230999">
            <text:p>18.230999</text:p>
          </table:table-cell>
          <table:table-cell office:value-type="float" office:value="179">
            <text:p>179</text:p>
          </table:table-cell>
          <table:table-cell office:value-type="float" office:value="21.44991">
            <text:p>21.44991</text:p>
          </table:table-cell>
          <table:table-cell office:value-type="float" office:value="58.277637">
            <text:p>58.277637</text:p>
          </table:table-cell>
          <table:table-cell office:value-type="float" office:value="6.739275">
            <text:p>6.739275</text:p>
          </table:table-cell>
          <table:table-cell office:value-type="float" office:value="74.705734">
            <text:p>74.705734</text:p>
          </table:table-cell>
          <table:table-cell office:value-type="float" office:value="0.00020064287">
            <text:p>0.0002006429</text:p>
          </table:table-cell>
          <table:table-cell office:value-type="float" office:value="179">
            <text:p>179</text:p>
          </table:table-cell>
          <table:table-cell office:value-type="float" office:value="19.142176">
            <text:p>19.142176</text:p>
          </table:table-cell>
          <table:table-cell office:value-type="float" office:value="4.3236523">
            <text:p>4.3236523</text:p>
          </table:table-cell>
          <table:table-cell office:value-type="float" office:value="1.3341101">
            <text:p>1.3341101</text:p>
          </table:table-cell>
          <table:table-cell office:value-type="float" office:value="33.684864">
            <text:p>33.684864</text:p>
          </table:table-cell>
          <table:table-cell office:value-type="float" office:value="18.241768">
            <text:p>18.24176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3.264917">
            <text:p>23.264917</text:p>
          </table:table-cell>
          <table:table-cell office:value-type="float" office:value="0.08330825">
            <text:p>0.08330825</text:p>
          </table:table-cell>
          <table:table-cell office:value-type="float" office:value="4.8236375">
            <text:p>4.8236375</text:p>
          </table:table-cell>
          <table:table-cell office:value-type="float" office:value="19.960169">
            <text:p>19.960169</text:p>
          </table:table-cell>
          <table:table-cell office:value-type="float" office:value="2.9418006">
            <text:p>2.9418006</text:p>
          </table:table-cell>
          <table:table-cell office:value-type="float" office:value="180">
            <text:p>180</text:p>
          </table:table-cell>
          <table:table-cell office:value-type="float" office:value="37.864845">
            <text:p>37.864845</text:p>
          </table:table-cell>
          <table:table-cell office:value-type="float" office:value="33.61323">
            <text:p>33.61323</text:p>
          </table:table-cell>
          <table:table-cell office:value-type="float" office:value="66.11268">
            <text:p>66.11268</text:p>
          </table:table-cell>
          <table:table-cell office:value-type="float" office:value="25.17125">
            <text:p>25.17125</text:p>
          </table:table-cell>
          <table:table-cell office:value-type="float" office:value="0.004981012">
            <text:p>0.004981012</text:p>
          </table:table-cell>
          <table:table-cell office:value-type="float" office:value="180">
            <text:p>180</text:p>
          </table:table-cell>
          <table:table-cell office:value-type="float" office:value="14.16259">
            <text:p>14.16259</text:p>
          </table:table-cell>
          <table:table-cell office:value-type="float" office:value="128.10294">
            <text:p>128.10294</text:p>
          </table:table-cell>
          <table:table-cell office:value-type="float" office:value="5.6967854">
            <text:p>5.6967854</text:p>
          </table:table-cell>
          <table:table-cell office:value-type="float" office:value="1.3601402">
            <text:p>1.3601402</text:p>
          </table:table-cell>
          <table:table-cell office:value-type="float" office:value="18.18231">
            <text:p>18.18231</text:p>
          </table:table-cell>
          <table:table-cell office:value-type="float" office:value="180">
            <text:p>180</text:p>
          </table:table-cell>
          <table:table-cell office:value-type="float" office:value="9.934499">
            <text:p>9.934499</text:p>
          </table:table-cell>
          <table:table-cell office:value-type="float" office:value="58.432774">
            <text:p>58.432774</text:p>
          </table:table-cell>
          <table:table-cell office:value-type="float" office:value="4.7073927">
            <text:p>4.7073927</text:p>
          </table:table-cell>
          <table:table-cell office:value-type="float" office:value="74.66706">
            <text:p>74.66706</text:p>
          </table:table-cell>
          <table:table-cell office:value-type="float" office:value="0.0000020064288">
            <text:p>2.0064288E-006</text:p>
          </table:table-cell>
          <table:table-cell office:value-type="float" office:value="180">
            <text:p>180</text:p>
          </table:table-cell>
          <table:table-cell office:value-type="float" office:value="19.391422">
            <text:p>19.391422</text:p>
          </table:table-cell>
          <table:table-cell office:value-type="float" office:value="4.463237">
            <text:p>4.463237</text:p>
          </table:table-cell>
          <table:table-cell office:value-type="float" office:value="0.57334113">
            <text:p>0.57334113</text:p>
          </table:table-cell>
          <table:table-cell office:value-type="float" office:value="32.03685">
            <text:p>32.03685</text:p>
          </table:table-cell>
          <table:table-cell office:value-type="float" office:value="18.242416">
            <text:p>18.24241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0.202648">
            <text:p>20.202648</text:p>
          </table:table-cell>
          <table:table-cell office:value-type="float" office:value="1.3608332">
            <text:p>1.3608332</text:p>
          </table:table-cell>
          <table:table-cell office:value-type="float" office:value="4.228236">
            <text:p>4.228236</text:p>
          </table:table-cell>
          <table:table-cell office:value-type="float" office:value="20.049603">
            <text:p>20.049603</text:p>
          </table:table-cell>
          <table:table-cell office:value-type="float" office:value="2.819418">
            <text:p>2.819418</text:p>
          </table:table-cell>
          <table:table-cell office:value-type="float" office:value="181">
            <text:p>181</text:p>
          </table:table-cell>
          <table:table-cell office:value-type="float" office:value="34.518646">
            <text:p>34.518646</text:p>
          </table:table-cell>
          <table:table-cell office:value-type="float" office:value="32.45613">
            <text:p>32.45613</text:p>
          </table:table-cell>
          <table:table-cell office:value-type="float" office:value="63.50113">
            <text:p>63.50113</text:p>
          </table:table-cell>
          <table:table-cell office:value-type="float" office:value="25.881714">
            <text:p>25.881714</text:p>
          </table:table-cell>
          <table:table-cell office:value-type="float" office:value="0.00004981012">
            <text:p>4.981012E-005</text:p>
          </table:table-cell>
          <table:table-cell office:value-type="float" office:value="181">
            <text:p>181</text:p>
          </table:table-cell>
          <table:table-cell office:value-type="float" office:value="15.981626">
            <text:p>15.981626</text:p>
          </table:table-cell>
          <table:table-cell office:value-type="float" office:value="129.96103">
            <text:p>129.96103</text:p>
          </table:table-cell>
          <table:table-cell office:value-type="float" office:value="3.1669679">
            <text:p>3.1669679</text:p>
          </table:table-cell>
          <table:table-cell office:value-type="float" office:value="1.2936014">
            <text:p>1.2936014</text:p>
          </table:table-cell>
          <table:table-cell office:value-type="float" office:value="18.261824">
            <text:p>18.261824</text:p>
          </table:table-cell>
          <table:table-cell office:value-type="float" office:value="181">
            <text:p>181</text:p>
          </table:table-cell>
          <table:table-cell office:value-type="float" office:value="17.489346">
            <text:p>17.489346</text:p>
          </table:table-cell>
          <table:table-cell office:value-type="float" office:value="58.144325">
            <text:p>58.144325</text:p>
          </table:table-cell>
          <table:table-cell office:value-type="float" office:value="4.167074">
            <text:p>4.167074</text:p>
          </table:table-cell>
          <table:table-cell office:value-type="float" office:value="73.32667">
            <text:p>73.32667</text:p>
          </table:table-cell>
          <table:table-cell office:value-type="float" office:value="0.29000002">
            <text:p>0.29000002</text:p>
          </table:table-cell>
          <table:table-cell office:value-type="float" office:value="181">
            <text:p>181</text:p>
          </table:table-cell>
          <table:table-cell office:value-type="float" office:value="20.823914">
            <text:p>20.823914</text:p>
          </table:table-cell>
          <table:table-cell office:value-type="float" office:value="4.684633">
            <text:p>4.684633</text:p>
          </table:table-cell>
          <table:table-cell office:value-type="float" office:value="0.2557334">
            <text:p>0.2557334</text:p>
          </table:table-cell>
          <table:table-cell office:value-type="float" office:value="33.30037">
            <text:p>33.30037</text:p>
          </table:table-cell>
          <table:table-cell office:value-type="float" office:value="18.242424">
            <text:p>18.24242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.512026">
            <text:p>18.512026</text:p>
          </table:table-cell>
          <table:table-cell office:value-type="float" office:value="0.33360833">
            <text:p>0.33360833</text:p>
          </table:table-cell>
          <table:table-cell office:value-type="float" office:value="5.4222827">
            <text:p>5.4222827</text:p>
          </table:table-cell>
          <table:table-cell office:value-type="float" office:value="20.160496">
            <text:p>20.160496</text:p>
          </table:table-cell>
          <table:table-cell office:value-type="float" office:value="2.0081942">
            <text:p>2.0081942</text:p>
          </table:table-cell>
          <table:table-cell office:value-type="float" office:value="182">
            <text:p>182</text:p>
          </table:table-cell>
          <table:table-cell office:value-type="float" office:value="34.285187">
            <text:p>34.285187</text:p>
          </table:table-cell>
          <table:table-cell office:value-type="float" office:value="32.504562">
            <text:p>32.504562</text:p>
          </table:table-cell>
          <table:table-cell office:value-type="float" office:value="64.05501">
            <text:p>64.05501</text:p>
          </table:table-cell>
          <table:table-cell office:value-type="float" office:value="26.048819">
            <text:p>26.048819</text:p>
          </table:table-cell>
          <table:table-cell office:value-type="float" office:value="0.010000498">
            <text:p>0.010000498</text:p>
          </table:table-cell>
          <table:table-cell office:value-type="float" office:value="182">
            <text:p>182</text:p>
          </table:table-cell>
          <table:table-cell office:value-type="float" office:value="22.079817">
            <text:p>22.079817</text:p>
          </table:table-cell>
          <table:table-cell office:value-type="float" office:value="129.2996">
            <text:p>129.2996</text:p>
          </table:table-cell>
          <table:table-cell office:value-type="float" office:value="3.3116696">
            <text:p>3.3116696</text:p>
          </table:table-cell>
          <table:table-cell office:value-type="float" office:value="0.682936">
            <text:p>0.682936</text:p>
          </table:table-cell>
          <table:table-cell office:value-type="float" office:value="18.542618">
            <text:p>18.542618</text:p>
          </table:table-cell>
          <table:table-cell office:value-type="float" office:value="182">
            <text:p>182</text:p>
          </table:table-cell>
          <table:table-cell office:value-type="float" office:value="6.6448936">
            <text:p>6.6448936</text:p>
          </table:table-cell>
          <table:table-cell office:value-type="float" office:value="57.071445">
            <text:p>57.071445</text:p>
          </table:table-cell>
          <table:table-cell office:value-type="float" office:value="4.041671">
            <text:p>4.041671</text:p>
          </table:table-cell>
          <table:table-cell office:value-type="float" office:value="75.103264">
            <text:p>75.103264</text:p>
          </table:table-cell>
          <table:table-cell office:value-type="float" office:value="0.16290002">
            <text:p>0.16290002</text:p>
          </table:table-cell>
          <table:table-cell office:value-type="float" office:value="182">
            <text:p>182</text:p>
          </table:table-cell>
          <table:table-cell office:value-type="float" office:value="19.22824">
            <text:p>19.22824</text:p>
          </table:table-cell>
          <table:table-cell office:value-type="float" office:value="4.0068464">
            <text:p>4.0068464</text:p>
          </table:table-cell>
          <table:table-cell office:value-type="float" office:value="0.002557334">
            <text:p>0.002557334</text:p>
          </table:table-cell>
          <table:table-cell office:value-type="float" office:value="33.633003">
            <text:p>33.633003</text:p>
          </table:table-cell>
          <table:table-cell office:value-type="float" office:value="18.822424">
            <text:p>18.82242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1.87512">
            <text:p>21.87512</text:p>
          </table:table-cell>
          <table:table-cell office:value-type="float" office:value="0.16333608">
            <text:p>0.16333608</text:p>
          </table:table-cell>
          <table:table-cell office:value-type="float" office:value="4.014223">
            <text:p>4.014223</text:p>
          </table:table-cell>
          <table:table-cell office:value-type="float" office:value="20.521606">
            <text:p>20.521606</text:p>
          </table:table-cell>
          <table:table-cell office:value-type="float" office:value="2.480082">
            <text:p>2.480082</text:p>
          </table:table-cell>
          <table:table-cell office:value-type="float" office:value="183">
            <text:p>183</text:p>
          </table:table-cell>
          <table:table-cell office:value-type="float" office:value="31.80285">
            <text:p>31.80285</text:p>
          </table:table-cell>
          <table:table-cell office:value-type="float" office:value="33.145046">
            <text:p>33.145046</text:p>
          </table:table-cell>
          <table:table-cell office:value-type="float" office:value="65.06055">
            <text:p>65.06055</text:p>
          </table:table-cell>
          <table:table-cell office:value-type="float" office:value="26.440489">
            <text:p>26.440489</text:p>
          </table:table-cell>
          <table:table-cell office:value-type="float" office:value="0.3201">
            <text:p>0.3201</text:p>
          </table:table-cell>
          <table:table-cell office:value-type="float" office:value="183">
            <text:p>183</text:p>
          </table:table-cell>
          <table:table-cell office:value-type="float" office:value="18.960798">
            <text:p>18.960798</text:p>
          </table:table-cell>
          <table:table-cell office:value-type="float" office:value="128.013">
            <text:p>128.013</text:p>
          </table:table-cell>
          <table:table-cell office:value-type="float" office:value="3.0331168">
            <text:p>3.0331168</text:p>
          </table:table-cell>
          <table:table-cell office:value-type="float" office:value="0.00682936">
            <text:p>0.00682936</text:p>
          </table:table-cell>
          <table:table-cell office:value-type="float" office:value="18.195427">
            <text:p>18.195427</text:p>
          </table:table-cell>
          <table:table-cell office:value-type="float" office:value="183">
            <text:p>183</text:p>
          </table:table-cell>
          <table:table-cell office:value-type="float" office:value="12.046449">
            <text:p>12.046449</text:p>
          </table:table-cell>
          <table:table-cell office:value-type="float" office:value="59.680714">
            <text:p>59.680714</text:p>
          </table:table-cell>
          <table:table-cell office:value-type="float" office:value="4.440417">
            <text:p>4.440417</text:p>
          </table:table-cell>
          <table:table-cell office:value-type="float" office:value="75.171036">
            <text:p>75.171036</text:p>
          </table:table-cell>
          <table:table-cell office:value-type="float" office:value="0.681629">
            <text:p>0.681629</text:p>
          </table:table-cell>
          <table:table-cell office:value-type="float" office:value="183">
            <text:p>183</text:p>
          </table:table-cell>
          <table:table-cell office:value-type="float" office:value="21.192284">
            <text:p>21.192284</text:p>
          </table:table-cell>
          <table:table-cell office:value-type="float" office:value="4.6000686">
            <text:p>4.6000686</text:p>
          </table:table-cell>
          <table:table-cell office:value-type="float" office:value="1.2900256">
            <text:p>1.2900256</text:p>
          </table:table-cell>
          <table:table-cell office:value-type="float" office:value="32.09633">
            <text:p>32.09633</text:p>
          </table:table-cell>
          <table:table-cell office:value-type="float" office:value="18.248224">
            <text:p>18.24822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.128752">
            <text:p>18.128752</text:p>
          </table:table-cell>
          <table:table-cell office:value-type="float" office:value="2.2816334">
            <text:p>2.2816334</text:p>
          </table:table-cell>
          <table:table-cell office:value-type="float" office:value="5.380142">
            <text:p>5.380142</text:p>
          </table:table-cell>
          <table:table-cell office:value-type="float" office:value="19.895216">
            <text:p>19.895216</text:p>
          </table:table-cell>
          <table:table-cell office:value-type="float" office:value="2.0048008">
            <text:p>2.0048008</text:p>
          </table:table-cell>
          <table:table-cell office:value-type="float" office:value="184">
            <text:p>184</text:p>
          </table:table-cell>
          <table:table-cell office:value-type="float" office:value="43.42803">
            <text:p>43.42803</text:p>
          </table:table-cell>
          <table:table-cell office:value-type="float" office:value="32.34145">
            <text:p>32.34145</text:p>
          </table:table-cell>
          <table:table-cell office:value-type="float" office:value="71.9306">
            <text:p>71.9306</text:p>
          </table:table-cell>
          <table:table-cell office:value-type="float" office:value="26.244404">
            <text:p>26.244404</text:p>
          </table:table-cell>
          <table:table-cell office:value-type="float" office:value="0.643201">
            <text:p>0.643201</text:p>
          </table:table-cell>
          <table:table-cell office:value-type="float" office:value="184">
            <text:p>184</text:p>
          </table:table-cell>
          <table:table-cell office:value-type="float" office:value="14.649609">
            <text:p>14.649609</text:p>
          </table:table-cell>
          <table:table-cell office:value-type="float" office:value="128.16013">
            <text:p>128.16013</text:p>
          </table:table-cell>
          <table:table-cell office:value-type="float" office:value="3.2903311">
            <text:p>3.2903311</text:p>
          </table:table-cell>
          <table:table-cell office:value-type="float" office:value="0.090068296">
            <text:p>0.090068296</text:p>
          </table:table-cell>
          <table:table-cell office:value-type="float" office:value="18.341955">
            <text:p>18.341955</text:p>
          </table:table-cell>
          <table:table-cell office:value-type="float" office:value="184">
            <text:p>184</text:p>
          </table:table-cell>
          <table:table-cell office:value-type="float" office:value="8.100465">
            <text:p>8.100465</text:p>
          </table:table-cell>
          <table:table-cell office:value-type="float" office:value="41.756805">
            <text:p>41.756805</text:p>
          </table:table-cell>
          <table:table-cell office:value-type="float" office:value="4.0444045">
            <text:p>4.0444045</text:p>
          </table:table-cell>
          <table:table-cell office:value-type="float" office:value="74.51171">
            <text:p>74.51171</text:p>
          </table:table-cell>
          <table:table-cell office:value-type="float" office:value="0.046816293">
            <text:p>0.046816293</text:p>
          </table:table-cell>
          <table:table-cell office:value-type="float" office:value="184">
            <text:p>184</text:p>
          </table:table-cell>
          <table:table-cell office:value-type="float" office:value="17.141922">
            <text:p>17.141922</text:p>
          </table:table-cell>
          <table:table-cell office:value-type="float" office:value="4.206001">
            <text:p>4.206001</text:p>
          </table:table-cell>
          <table:table-cell office:value-type="float" office:value="0.29290026">
            <text:p>0.29290026</text:p>
          </table:table-cell>
          <table:table-cell office:value-type="float" office:value="32.360962">
            <text:p>32.360962</text:p>
          </table:table-cell>
          <table:table-cell office:value-type="float" office:value="17.852484">
            <text:p>17.8524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.591288">
            <text:p>17.591288</text:p>
          </table:table-cell>
          <table:table-cell office:value-type="float" office:value="2.1028163">
            <text:p>2.1028163</text:p>
          </table:table-cell>
          <table:table-cell office:value-type="float" office:value="4.6538014">
            <text:p>4.6538014</text:p>
          </table:table-cell>
          <table:table-cell office:value-type="float" office:value="20.438953">
            <text:p>20.438953</text:p>
          </table:table-cell>
          <table:table-cell office:value-type="float" office:value="2.1000478">
            <text:p>2.1000478</text:p>
          </table:table-cell>
          <table:table-cell office:value-type="float" office:value="185">
            <text:p>185</text:p>
          </table:table-cell>
          <table:table-cell office:value-type="float" office:value="44.644276">
            <text:p>44.644276</text:p>
          </table:table-cell>
          <table:table-cell office:value-type="float" office:value="32.38341">
            <text:p>32.38341</text:p>
          </table:table-cell>
          <table:table-cell office:value-type="float" office:value="71.999306">
            <text:p>71.999306</text:p>
          </table:table-cell>
          <table:table-cell office:value-type="float" office:value="26.462444">
            <text:p>26.462444</text:p>
          </table:table-cell>
          <table:table-cell office:value-type="float" office:value="1.306432">
            <text:p>1.306432</text:p>
          </table:table-cell>
          <table:table-cell office:value-type="float" office:value="185">
            <text:p>185</text:p>
          </table:table-cell>
          <table:table-cell office:value-type="float" office:value="18.206497">
            <text:p>18.206497</text:p>
          </table:table-cell>
          <table:table-cell office:value-type="float" office:value="129.2816">
            <text:p>129.2816</text:p>
          </table:table-cell>
          <table:table-cell office:value-type="float" office:value="3.6629035">
            <text:p>3.6629035</text:p>
          </table:table-cell>
          <table:table-cell office:value-type="float" office:value="0.00090068294">
            <text:p>0.0009006829</text:p>
          </table:table-cell>
          <table:table-cell office:value-type="float" office:value="18.24342">
            <text:p>18.24342</text:p>
          </table:table-cell>
          <table:table-cell office:value-type="float" office:value="185">
            <text:p>185</text:p>
          </table:table-cell>
          <table:table-cell office:value-type="float" office:value="9.2210045">
            <text:p>9.2210045</text:p>
          </table:table-cell>
          <table:table-cell office:value-type="float" office:value="42.88757">
            <text:p>42.88757</text:p>
          </table:table-cell>
          <table:table-cell office:value-type="float" office:value="4.560444">
            <text:p>4.560444</text:p>
          </table:table-cell>
          <table:table-cell office:value-type="float" office:value="74.10512">
            <text:p>74.10512</text:p>
          </table:table-cell>
          <table:table-cell office:value-type="float" office:value="0.00046816294">
            <text:p>0.0004681629</text:p>
          </table:table-cell>
          <table:table-cell office:value-type="float" office:value="185">
            <text:p>185</text:p>
          </table:table-cell>
          <table:table-cell office:value-type="float" office:value="20.901419">
            <text:p>20.901419</text:p>
          </table:table-cell>
          <table:table-cell office:value-type="float" office:value="4.66206">
            <text:p>4.66206</text:p>
          </table:table-cell>
          <table:table-cell office:value-type="float" office:value="1.9729291">
            <text:p>1.9729291</text:p>
          </table:table-cell>
          <table:table-cell office:value-type="float" office:value="32.50361">
            <text:p>32.50361</text:p>
          </table:table-cell>
          <table:table-cell office:value-type="float" office:value="18.478525">
            <text:p>18.4785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.295914">
            <text:p>17.295914</text:p>
          </table:table-cell>
          <table:table-cell office:value-type="float" office:value="0.66102815">
            <text:p>0.66102815</text:p>
          </table:table-cell>
          <table:table-cell office:value-type="float" office:value="4.6065383">
            <text:p>4.6065383</text:p>
          </table:table-cell>
          <table:table-cell office:value-type="float" office:value="20.19439">
            <text:p>20.19439</text:p>
          </table:table-cell>
          <table:table-cell office:value-type="float" office:value="2.6610003">
            <text:p>2.6610003</text:p>
          </table:table-cell>
          <table:table-cell office:value-type="float" office:value="186">
            <text:p>186</text:p>
          </table:table-cell>
          <table:table-cell office:value-type="float" office:value="43.406445">
            <text:p>43.406445</text:p>
          </table:table-cell>
          <table:table-cell office:value-type="float" office:value="32.643833">
            <text:p>32.643833</text:p>
          </table:table-cell>
          <table:table-cell office:value-type="float" office:value="72.07999">
            <text:p>72.07999</text:p>
          </table:table-cell>
          <table:table-cell office:value-type="float" office:value="25.194624">
            <text:p>25.194624</text:p>
          </table:table-cell>
          <table:table-cell office:value-type="float" office:value="0.03306432">
            <text:p>0.03306432</text:p>
          </table:table-cell>
          <table:table-cell office:value-type="float" office:value="186">
            <text:p>186</text:p>
          </table:table-cell>
          <table:table-cell office:value-type="float" office:value="14.812065">
            <text:p>14.812065</text:p>
          </table:table-cell>
          <table:table-cell office:value-type="float" office:value="128.6728">
            <text:p>128.6728</text:p>
          </table:table-cell>
          <table:table-cell office:value-type="float" office:value="3.016629">
            <text:p>3.016629</text:p>
          </table:table-cell>
          <table:table-cell office:value-type="float" office:value="0.720009">
            <text:p>0.720009</text:p>
          </table:table-cell>
          <table:table-cell office:value-type="float" office:value="18.002434">
            <text:p>18.002434</text:p>
          </table:table-cell>
          <table:table-cell office:value-type="float" office:value="186">
            <text:p>186</text:p>
          </table:table-cell>
          <table:table-cell office:value-type="float" office:value="9.24221">
            <text:p>9.24221</text:p>
          </table:table-cell>
          <table:table-cell office:value-type="float" office:value="42.598877">
            <text:p>42.598877</text:p>
          </table:table-cell>
          <table:table-cell office:value-type="float" office:value="4.085604">
            <text:p>4.085604</text:p>
          </table:table-cell>
          <table:table-cell office:value-type="float" office:value="74.041046">
            <text:p>74.041046</text:p>
          </table:table-cell>
          <table:table-cell office:value-type="float" office:value="0.40000468">
            <text:p>0.40000468</text:p>
          </table:table-cell>
          <table:table-cell office:value-type="float" office:value="186">
            <text:p>186</text:p>
          </table:table-cell>
          <table:table-cell office:value-type="float" office:value="19.759014">
            <text:p>19.759014</text:p>
          </table:table-cell>
          <table:table-cell office:value-type="float" office:value="4.0166206">
            <text:p>4.0166206</text:p>
          </table:table-cell>
          <table:table-cell office:value-type="float" office:value="2.1797292">
            <text:p>2.1797292</text:p>
          </table:table-cell>
          <table:table-cell office:value-type="float" office:value="31.845037">
            <text:p>31.845037</text:p>
          </table:table-cell>
          <table:table-cell office:value-type="float" office:value="18.484785">
            <text:p>18.48478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.922958">
            <text:p>20.922958</text:p>
          </table:table-cell>
          <table:table-cell office:value-type="float" office:value="0.27661029">
            <text:p>0.27661029</text:p>
          </table:table-cell>
          <table:table-cell office:value-type="float" office:value="4.4460654">
            <text:p>4.4460654</text:p>
          </table:table-cell>
          <table:table-cell office:value-type="float" office:value="20.121943">
            <text:p>20.121943</text:p>
          </table:table-cell>
          <table:table-cell office:value-type="float" office:value="2.34661">
            <text:p>2.34661</text:p>
          </table:table-cell>
          <table:table-cell office:value-type="float" office:value="187">
            <text:p>187</text:p>
          </table:table-cell>
          <table:table-cell office:value-type="float" office:value="43.314064">
            <text:p>43.314064</text:p>
          </table:table-cell>
          <table:table-cell office:value-type="float" office:value="33.206436">
            <text:p>33.206436</text:p>
          </table:table-cell>
          <table:table-cell office:value-type="float" office:value="73.9308">
            <text:p>73.9308</text:p>
          </table:table-cell>
          <table:table-cell office:value-type="float" office:value="25.241945">
            <text:p>25.241945</text:p>
          </table:table-cell>
          <table:table-cell office:value-type="float" office:value="0.0003306432">
            <text:p>0.0003306432</text:p>
          </table:table-cell>
          <table:table-cell office:value-type="float" office:value="187">
            <text:p>187</text:p>
          </table:table-cell>
          <table:table-cell office:value-type="float" office:value="20.00812">
            <text:p>20.00812</text:p>
          </table:table-cell>
          <table:table-cell office:value-type="float" office:value="4.496728">
            <text:p>4.496728</text:p>
          </table:table-cell>
          <table:table-cell office:value-type="float" office:value="3.1901662">
            <text:p>3.1901662</text:p>
          </table:table-cell>
          <table:table-cell office:value-type="float" office:value="1.2872002">
            <text:p>1.2872002</text:p>
          </table:table-cell>
          <table:table-cell office:value-type="float" office:value="18.840025">
            <text:p>18.840025</text:p>
          </table:table-cell>
          <table:table-cell office:value-type="float" office:value="187">
            <text:p>187</text:p>
          </table:table-cell>
          <table:table-cell office:value-type="float" office:value="9.212421">
            <text:p>9.212421</text:p>
          </table:table-cell>
          <table:table-cell office:value-type="float" office:value="41.285988">
            <text:p>41.285988</text:p>
          </table:table-cell>
          <table:table-cell office:value-type="float" office:value="5.640856">
            <text:p>5.640856</text:p>
          </table:table-cell>
          <table:table-cell office:value-type="float" office:value="74.13041">
            <text:p>74.13041</text:p>
          </table:table-cell>
          <table:table-cell office:value-type="float" office:value="1.0940001">
            <text:p>1.0940001</text:p>
          </table:table-cell>
          <table:table-cell office:value-type="float" office:value="187">
            <text:p>187</text:p>
          </table:table-cell>
          <table:table-cell office:value-type="float" office:value="19.757591">
            <text:p>19.757591</text:p>
          </table:table-cell>
          <table:table-cell office:value-type="float" office:value="3.960166">
            <text:p>3.960166</text:p>
          </table:table-cell>
          <table:table-cell office:value-type="float" office:value="2.3417974">
            <text:p>2.3417974</text:p>
          </table:table-cell>
          <table:table-cell office:value-type="float" office:value="31.99845">
            <text:p>31.99845</text:p>
          </table:table-cell>
          <table:table-cell office:value-type="float" office:value="17.87485">
            <text:p>17.8748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.10923">
            <text:p>20.10923</text:p>
          </table:table-cell>
          <table:table-cell office:value-type="float" office:value="1.2827661">
            <text:p>1.2827661</text:p>
          </table:table-cell>
          <table:table-cell office:value-type="float" office:value="4.7644606">
            <text:p>4.7644606</text:p>
          </table:table-cell>
          <table:table-cell office:value-type="float" office:value="20.82122">
            <text:p>20.82122</text:p>
          </table:table-cell>
          <table:table-cell office:value-type="float" office:value="2.043466">
            <text:p>2.043466</text:p>
          </table:table-cell>
          <table:table-cell office:value-type="float" office:value="188">
            <text:p>188</text:p>
          </table:table-cell>
          <table:table-cell office:value-type="float" office:value="41.853138">
            <text:p>41.853138</text:p>
          </table:table-cell>
          <table:table-cell office:value-type="float" office:value="32.652065">
            <text:p>32.652065</text:p>
          </table:table-cell>
          <table:table-cell office:value-type="float" office:value="72.04931">
            <text:p>72.04931</text:p>
          </table:table-cell>
          <table:table-cell office:value-type="float" office:value="25.49242">
            <text:p>25.49242</text:p>
          </table:table-cell>
          <table:table-cell office:value-type="float" office:value="0.060003303">
            <text:p>0.060003303</text:p>
          </table:table-cell>
          <table:table-cell office:value-type="float" office:value="188">
            <text:p>188</text:p>
          </table:table-cell>
          <table:table-cell office:value-type="float" office:value="19.09008">
            <text:p>19.09008</text:p>
          </table:table-cell>
          <table:table-cell office:value-type="float" office:value="0.16496727">
            <text:p>0.16496727</text:p>
          </table:table-cell>
          <table:table-cell office:value-type="float" office:value="3.0319018">
            <text:p>3.0319018</text:p>
          </table:table-cell>
          <table:table-cell office:value-type="float" office:value="1.972872">
            <text:p>1.972872</text:p>
          </table:table-cell>
          <table:table-cell office:value-type="float" office:value="17.718401">
            <text:p>17.718401</text:p>
          </table:table-cell>
          <table:table-cell office:value-type="float" office:value="188">
            <text:p>188</text:p>
          </table:table-cell>
          <table:table-cell office:value-type="float" office:value="17.002125">
            <text:p>17.002125</text:p>
          </table:table-cell>
          <table:table-cell office:value-type="float" office:value="42.09286">
            <text:p>42.09286</text:p>
          </table:table-cell>
          <table:table-cell office:value-type="float" office:value="4.056409">
            <text:p>4.056409</text:p>
          </table:table-cell>
          <table:table-cell office:value-type="float" office:value="74.0213">
            <text:p>74.0213</text:p>
          </table:table-cell>
          <table:table-cell office:value-type="float" office:value="0.33094">
            <text:p>0.33094</text:p>
          </table:table-cell>
          <table:table-cell office:value-type="float" office:value="188">
            <text:p>188</text:p>
          </table:table-cell>
          <table:table-cell office:value-type="float" office:value="19.177576">
            <text:p>19.177576</text:p>
          </table:table-cell>
          <table:table-cell office:value-type="float" office:value="4.1196017">
            <text:p>4.1196017</text:p>
          </table:table-cell>
          <table:table-cell office:value-type="float" office:value="2.3534179">
            <text:p>2.3534179</text:p>
          </table:table-cell>
          <table:table-cell office:value-type="float" office:value="32.019985">
            <text:p>32.019985</text:p>
          </table:table-cell>
          <table:table-cell office:value-type="float" office:value="18.148748">
            <text:p>18.14874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.311092">
            <text:p>18.311092</text:p>
          </table:table-cell>
          <table:table-cell office:value-type="float" office:value="0.9728276">
            <text:p>0.9728276</text:p>
          </table:table-cell>
          <table:table-cell office:value-type="float" office:value="5.8176446">
            <text:p>5.8176446</text:p>
          </table:table-cell>
          <table:table-cell office:value-type="float" office:value="20.048212">
            <text:p>20.048212</text:p>
          </table:table-cell>
          <table:table-cell office:value-type="float" office:value="2.4004345">
            <text:p>2.4004345</text:p>
          </table:table-cell>
          <table:table-cell office:value-type="float" office:value="189">
            <text:p>189</text:p>
          </table:table-cell>
          <table:table-cell office:value-type="float" office:value="46.32853">
            <text:p>46.32853</text:p>
          </table:table-cell>
          <table:table-cell office:value-type="float" office:value="32.65652">
            <text:p>32.65652</text:p>
          </table:table-cell>
          <table:table-cell office:value-type="float" office:value="72.02049">
            <text:p>72.02049</text:p>
          </table:table-cell>
          <table:table-cell office:value-type="float" office:value="25.534924">
            <text:p>25.534924</text:p>
          </table:table-cell>
          <table:table-cell office:value-type="float" office:value="1.2806">
            <text:p>1.2806</text:p>
          </table:table-cell>
          <table:table-cell office:value-type="float" office:value="189">
            <text:p>189</text:p>
          </table:table-cell>
          <table:table-cell office:value-type="float" office:value="17.890902">
            <text:p>17.890902</text:p>
          </table:table-cell>
          <table:table-cell office:value-type="float" office:value="1.4416497">
            <text:p>1.4416497</text:p>
          </table:table-cell>
          <table:table-cell office:value-type="float" office:value="3.0203192">
            <text:p>3.0203192</text:p>
          </table:table-cell>
          <table:table-cell office:value-type="float" office:value="0.119728714">
            <text:p>0.119728714</text:p>
          </table:table-cell>
          <table:table-cell office:value-type="float" office:value="17.967184">
            <text:p>17.967184</text:p>
          </table:table-cell>
          <table:table-cell office:value-type="float" office:value="189">
            <text:p>189</text:p>
          </table:table-cell>
          <table:table-cell office:value-type="float" office:value="11.770022">
            <text:p>11.770022</text:p>
          </table:table-cell>
          <table:table-cell office:value-type="float" office:value="41.840927">
            <text:p>41.840927</text:p>
          </table:table-cell>
          <table:table-cell office:value-type="float" office:value="4.300564">
            <text:p>4.300564</text:p>
          </table:table-cell>
          <table:table-cell office:value-type="float" office:value="75.23022">
            <text:p>75.23022</text:p>
          </table:table-cell>
          <table:table-cell office:value-type="float" office:value="0.81330943">
            <text:p>0.81330943</text:p>
          </table:table-cell>
          <table:table-cell office:value-type="float" office:value="189">
            <text:p>189</text:p>
          </table:table-cell>
          <table:table-cell office:value-type="float" office:value="23.321777">
            <text:p>23.321777</text:p>
          </table:table-cell>
          <table:table-cell office:value-type="float" office:value="3.991196">
            <text:p>3.991196</text:p>
          </table:table-cell>
          <table:table-cell office:value-type="float" office:value="4.243534">
            <text:p>4.243534</text:p>
          </table:table-cell>
          <table:table-cell office:value-type="float" office:value="33.9402">
            <text:p>33.9402</text:p>
          </table:table-cell>
          <table:table-cell office:value-type="float" office:value="18.141487">
            <text:p>18.1414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.593111">
            <text:p>17.593111</text:p>
          </table:table-cell>
          <table:table-cell office:value-type="float" office:value="0.049728274">
            <text:p>0.049728274</text:p>
          </table:table-cell>
          <table:table-cell office:value-type="float" office:value="4.6981764">
            <text:p>4.6981764</text:p>
          </table:table-cell>
          <table:table-cell office:value-type="float" office:value="20.460482">
            <text:p>20.460482</text:p>
          </table:table-cell>
          <table:table-cell office:value-type="float" office:value="2.0240045">
            <text:p>2.0240045</text:p>
          </table:table-cell>
          <table:table-cell office:value-type="float" office:value="190">
            <text:p>190</text:p>
          </table:table-cell>
          <table:table-cell office:value-type="float" office:value="44.203285">
            <text:p>44.203285</text:p>
          </table:table-cell>
          <table:table-cell office:value-type="float" office:value="32.326565">
            <text:p>32.326565</text:p>
          </table:table-cell>
          <table:table-cell office:value-type="float" office:value="72.18021">
            <text:p>72.18021</text:p>
          </table:table-cell>
          <table:table-cell office:value-type="float" office:value="25.175348">
            <text:p>25.175348</text:p>
          </table:table-cell>
          <table:table-cell office:value-type="float" office:value="0.66280603">
            <text:p>0.66280603</text:p>
          </table:table-cell>
          <table:table-cell office:value-type="float" office:value="190">
            <text:p>190</text:p>
          </table:table-cell>
          <table:table-cell office:value-type="float" office:value="19.60891">
            <text:p>19.60891</text:p>
          </table:table-cell>
          <table:table-cell office:value-type="float" office:value="0.9744165">
            <text:p>0.9744165</text:p>
          </table:table-cell>
          <table:table-cell office:value-type="float" office:value="3.6602032">
            <text:p>3.6602032</text:p>
          </table:table-cell>
          <table:table-cell office:value-type="float" office:value="1.2811972">
            <text:p>1.2811972</text:p>
          </table:table-cell>
          <table:table-cell office:value-type="float" office:value="18.239672">
            <text:p>18.239672</text:p>
          </table:table-cell>
          <table:table-cell office:value-type="float" office:value="190">
            <text:p>190</text:p>
          </table:table-cell>
          <table:table-cell office:value-type="float" office:value="10.0677">
            <text:p>10.0677</text:p>
          </table:table-cell>
          <table:table-cell office:value-type="float" office:value="41.67841">
            <text:p>41.67841</text:p>
          </table:table-cell>
          <table:table-cell office:value-type="float" office:value="4.0430055">
            <text:p>4.0430055</text:p>
          </table:table-cell>
          <table:table-cell office:value-type="float" office:value="71.5323">
            <text:p>71.5323</text:p>
          </table:table-cell>
          <table:table-cell office:value-type="float" office:value="0.028133094">
            <text:p>0.028133094</text:p>
          </table:table-cell>
          <table:table-cell office:value-type="float" office:value="190">
            <text:p>190</text:p>
          </table:table-cell>
          <table:table-cell office:value-type="float" office:value="19.803217">
            <text:p>19.803217</text:p>
          </table:table-cell>
          <table:table-cell office:value-type="float" office:value="5.599912">
            <text:p>5.599912</text:p>
          </table:table-cell>
          <table:table-cell office:value-type="float" office:value="2.0724354">
            <text:p>2.0724354</text:p>
          </table:table-cell>
          <table:table-cell office:value-type="float" office:value="32.099403">
            <text:p>32.099403</text:p>
          </table:table-cell>
          <table:table-cell office:value-type="float" office:value="18.061415">
            <text:p>18.06141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.845932">
            <text:p>18.845932</text:p>
          </table:table-cell>
          <table:table-cell office:value-type="float" office:value="0.32049727">
            <text:p>0.32049727</text:p>
          </table:table-cell>
          <table:table-cell office:value-type="float" office:value="4.086982">
            <text:p>4.086982</text:p>
          </table:table-cell>
          <table:table-cell office:value-type="float" office:value="20.364605">
            <text:p>20.364605</text:p>
          </table:table-cell>
          <table:table-cell office:value-type="float" office:value="2.03024">
            <text:p>2.03024</text:p>
          </table:table-cell>
          <table:table-cell office:value-type="float" office:value="191">
            <text:p>191</text:p>
          </table:table-cell>
          <table:table-cell office:value-type="float" office:value="43.84203">
            <text:p>43.84203</text:p>
          </table:table-cell>
          <table:table-cell office:value-type="float" office:value="32.343266">
            <text:p>32.343266</text:p>
          </table:table-cell>
          <table:table-cell office:value-type="float" office:value="72.4918">
            <text:p>72.4918</text:p>
          </table:table-cell>
          <table:table-cell office:value-type="float" office:value="25.251753">
            <text:p>25.251753</text:p>
          </table:table-cell>
          <table:table-cell office:value-type="float" office:value="0.0066280602">
            <text:p>0.0066280602</text:p>
          </table:table-cell>
          <table:table-cell office:value-type="float" office:value="191">
            <text:p>191</text:p>
          </table:table-cell>
          <table:table-cell office:value-type="float" office:value="23.15609">
            <text:p>23.15609</text:p>
          </table:table-cell>
          <table:table-cell office:value-type="float" office:value="0.019744165">
            <text:p>0.019744165</text:p>
          </table:table-cell>
          <table:table-cell office:value-type="float" office:value="3.6666021">
            <text:p>3.6666021</text:p>
          </table:table-cell>
          <table:table-cell office:value-type="float" office:value="0.13281196">
            <text:p>0.13281196</text:p>
          </table:table-cell>
          <table:table-cell office:value-type="float" office:value="18.082397">
            <text:p>18.082397</text:p>
          </table:table-cell>
          <table:table-cell office:value-type="float" office:value="191">
            <text:p>191</text:p>
          </table:table-cell>
          <table:table-cell office:value-type="float" office:value="14.240676">
            <text:p>14.240676</text:p>
          </table:table-cell>
          <table:table-cell office:value-type="float" office:value="42.976788">
            <text:p>42.976788</text:p>
          </table:table-cell>
          <table:table-cell office:value-type="float" office:value="4.64043">
            <text:p>4.64043</text:p>
          </table:table-cell>
          <table:table-cell office:value-type="float" office:value="75.87532">
            <text:p>75.87532</text:p>
          </table:table-cell>
          <table:table-cell office:value-type="float" office:value="0.7202813">
            <text:p>0.7202813</text:p>
          </table:table-cell>
          <table:table-cell office:value-type="float" office:value="191">
            <text:p>191</text:p>
          </table:table-cell>
          <table:table-cell office:value-type="float" office:value="16.118032">
            <text:p>16.118032</text:p>
          </table:table-cell>
          <table:table-cell office:value-type="float" office:value="4.655999">
            <text:p>4.655999</text:p>
          </table:table-cell>
          <table:table-cell office:value-type="float" office:value="2.0207243">
            <text:p>2.0207243</text:p>
          </table:table-cell>
          <table:table-cell office:value-type="float" office:value="32.320995">
            <text:p>32.320995</text:p>
          </table:table-cell>
          <table:table-cell office:value-type="float" office:value="18.960613">
            <text:p>18.96061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.46846">
            <text:p>16.46846</text:p>
          </table:table-cell>
          <table:table-cell office:value-type="float" office:value="0.0032049727">
            <text:p>0.0032049727</text:p>
          </table:table-cell>
          <table:table-cell office:value-type="float" office:value="4.36087">
            <text:p>4.36087</text:p>
          </table:table-cell>
          <table:table-cell office:value-type="float" office:value="21.063648">
            <text:p>21.063648</text:p>
          </table:table-cell>
          <table:table-cell office:value-type="float" office:value="2.1003025">
            <text:p>2.1003025</text:p>
          </table:table-cell>
          <table:table-cell office:value-type="float" office:value="192">
            <text:p>192</text:p>
          </table:table-cell>
          <table:table-cell office:value-type="float" office:value="39.92842">
            <text:p>39.92842</text:p>
          </table:table-cell>
          <table:table-cell office:value-type="float" office:value="32.543434">
            <text:p>32.543434</text:p>
          </table:table-cell>
          <table:table-cell office:value-type="float" office:value="72.73492">
            <text:p>72.73492</text:p>
          </table:table-cell>
          <table:table-cell office:value-type="float" office:value="26.472517">
            <text:p>26.472517</text:p>
          </table:table-cell>
          <table:table-cell office:value-type="float" office:value="0.08006628">
            <text:p>0.08006628</text:p>
          </table:table-cell>
          <table:table-cell office:value-type="float" office:value="192">
            <text:p>192</text:p>
          </table:table-cell>
          <table:table-cell office:value-type="float" office:value="20.451561">
            <text:p>20.451561</text:p>
          </table:table-cell>
          <table:table-cell office:value-type="float" office:value="1.3601974">
            <text:p>1.3601974</text:p>
          </table:table-cell>
          <table:table-cell office:value-type="float" office:value="4.396666">
            <text:p>4.396666</text:p>
          </table:table-cell>
          <table:table-cell office:value-type="float" office:value="1.3313282">
            <text:p>1.3313282</text:p>
          </table:table-cell>
          <table:table-cell office:value-type="float" office:value="17.940825">
            <text:p>17.940825</text:p>
          </table:table-cell>
          <table:table-cell office:value-type="float" office:value="192">
            <text:p>192</text:p>
          </table:table-cell>
          <table:table-cell office:value-type="float" office:value="9.212406">
            <text:p>9.212406</text:p>
          </table:table-cell>
          <table:table-cell office:value-type="float" office:value="42.269764">
            <text:p>42.269764</text:p>
          </table:table-cell>
          <table:table-cell office:value-type="float" office:value="4.206404">
            <text:p>4.206404</text:p>
          </table:table-cell>
          <table:table-cell office:value-type="float" office:value="74.76875">
            <text:p>74.76875</text:p>
          </table:table-cell>
          <table:table-cell office:value-type="float" office:value="0.10720281">
            <text:p>0.10720281</text:p>
          </table:table-cell>
          <table:table-cell office:value-type="float" office:value="192">
            <text:p>192</text:p>
          </table:table-cell>
          <table:table-cell office:value-type="float" office:value="17.98118">
            <text:p>17.98118</text:p>
          </table:table-cell>
          <table:table-cell office:value-type="float" office:value="4.25656">
            <text:p>4.25656</text:p>
          </table:table-cell>
          <table:table-cell office:value-type="float" office:value="2.0602071">
            <text:p>2.0602071</text:p>
          </table:table-cell>
          <table:table-cell office:value-type="float" office:value="32.36321">
            <text:p>32.36321</text:p>
          </table:table-cell>
          <table:table-cell office:value-type="float" office:value="18.189608">
            <text:p>18.1896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.474686">
            <text:p>24.474686</text:p>
          </table:table-cell>
          <table:table-cell office:value-type="float" office:value="0.680032">
            <text:p>0.680032</text:p>
          </table:table-cell>
          <table:table-cell office:value-type="float" office:value="4.1636086">
            <text:p>4.1636086</text:p>
          </table:table-cell>
          <table:table-cell office:value-type="float" office:value="19.880638">
            <text:p>19.880638</text:p>
          </table:table-cell>
          <table:table-cell office:value-type="float" office:value="2.661003">
            <text:p>2.661003</text:p>
          </table:table-cell>
          <table:table-cell office:value-type="float" office:value="193">
            <text:p>193</text:p>
          </table:table-cell>
          <table:table-cell office:value-type="float" office:value="42.429287">
            <text:p>42.429287</text:p>
          </table:table-cell>
          <table:table-cell office:value-type="float" office:value="32.485435">
            <text:p>32.485435</text:p>
          </table:table-cell>
          <table:table-cell office:value-type="float" office:value="72.64735">
            <text:p>72.64735</text:p>
          </table:table-cell>
          <table:table-cell office:value-type="float" office:value="25.024727">
            <text:p>25.024727</text:p>
          </table:table-cell>
          <table:table-cell office:value-type="float" office:value="0.64080065">
            <text:p>0.64080065</text:p>
          </table:table-cell>
          <table:table-cell office:value-type="float" office:value="193">
            <text:p>193</text:p>
          </table:table-cell>
          <table:table-cell office:value-type="float" office:value="18.834515">
            <text:p>18.834515</text:p>
          </table:table-cell>
          <table:table-cell office:value-type="float" office:value="0.33360198">
            <text:p>0.33360198</text:p>
          </table:table-cell>
          <table:table-cell office:value-type="float" office:value="4.5639668">
            <text:p>4.5639668</text:p>
          </table:table-cell>
          <table:table-cell office:value-type="float" office:value="0.66331327">
            <text:p>0.66331327</text:p>
          </table:table-cell>
          <table:table-cell office:value-type="float" office:value="18.239408">
            <text:p>18.239408</text:p>
          </table:table-cell>
          <table:table-cell office:value-type="float" office:value="193">
            <text:p>193</text:p>
          </table:table-cell>
          <table:table-cell office:value-type="float" office:value="11.422124">
            <text:p>11.422124</text:p>
          </table:table-cell>
          <table:table-cell office:value-type="float" office:value="42.602695">
            <text:p>42.602695</text:p>
          </table:table-cell>
          <table:table-cell office:value-type="float" office:value="6.002064">
            <text:p>6.002064</text:p>
          </table:table-cell>
          <table:table-cell office:value-type="float" office:value="74.75768">
            <text:p>74.75768</text:p>
          </table:table-cell>
          <table:table-cell office:value-type="float" office:value="0.05107203">
            <text:p>0.05107203</text:p>
          </table:table-cell>
          <table:table-cell office:value-type="float" office:value="193">
            <text:p>193</text:p>
          </table:table-cell>
          <table:table-cell office:value-type="float" office:value="20.999811">
            <text:p>20.999811</text:p>
          </table:table-cell>
          <table:table-cell office:value-type="float" office:value="4.3825655">
            <text:p>4.3825655</text:p>
          </table:table-cell>
          <table:table-cell office:value-type="float" office:value="2.960602">
            <text:p>2.960602</text:p>
          </table:table-cell>
          <table:table-cell office:value-type="float" office:value="32.383633">
            <text:p>32.383633</text:p>
          </table:table-cell>
          <table:table-cell office:value-type="float" office:value="17.901896">
            <text:p>17.90189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.674746">
            <text:p>20.674746</text:p>
          </table:table-cell>
          <table:table-cell office:value-type="float" office:value="1.6068002">
            <text:p>1.6068002</text:p>
          </table:table-cell>
          <table:table-cell office:value-type="float" office:value="5.3216357">
            <text:p>5.3216357</text:p>
          </table:table-cell>
          <table:table-cell office:value-type="float" office:value="21.278807">
            <text:p>21.278807</text:p>
          </table:table-cell>
          <table:table-cell office:value-type="float" office:value="2.7466102">
            <text:p>2.7466102</text:p>
          </table:table-cell>
          <table:table-cell office:value-type="float" office:value="194">
            <text:p>194</text:p>
          </table:table-cell>
          <table:table-cell office:value-type="float" office:value="39.884293">
            <text:p>39.884293</text:p>
          </table:table-cell>
          <table:table-cell office:value-type="float" office:value="32.664852">
            <text:p>32.664852</text:p>
          </table:table-cell>
          <table:table-cell office:value-type="float" office:value="72.08647">
            <text:p>72.08647</text:p>
          </table:table-cell>
          <table:table-cell office:value-type="float" office:value="24.930246">
            <text:p>24.930246</text:p>
          </table:table-cell>
          <table:table-cell office:value-type="float" office:value="1.5164081">
            <text:p>1.5164081</text:p>
          </table:table-cell>
          <table:table-cell office:value-type="float" office:value="194">
            <text:p>194</text:p>
          </table:table-cell>
          <table:table-cell office:value-type="float" office:value="17.668344">
            <text:p>17.668344</text:p>
          </table:table-cell>
          <table:table-cell office:value-type="float" office:value="0.08333602">
            <text:p>0.08333602</text:p>
          </table:table-cell>
          <table:table-cell office:value-type="float" office:value="3.0156395">
            <text:p>3.0156395</text:p>
          </table:table-cell>
          <table:table-cell office:value-type="float" office:value="0.24663313">
            <text:p>0.24663313</text:p>
          </table:table-cell>
          <table:table-cell office:value-type="float" office:value="18.642393">
            <text:p>18.642393</text:p>
          </table:table-cell>
          <table:table-cell office:value-type="float" office:value="194">
            <text:p>194</text:p>
          </table:table-cell>
          <table:table-cell office:value-type="float" office:value="11.024221">
            <text:p>11.024221</text:p>
          </table:table-cell>
          <table:table-cell office:value-type="float" office:value="44.566025">
            <text:p>44.566025</text:p>
          </table:table-cell>
          <table:table-cell office:value-type="float" office:value="4.060021">
            <text:p>4.060021</text:p>
          </table:table-cell>
          <table:table-cell office:value-type="float" office:value="75.34758">
            <text:p>75.34758</text:p>
          </table:table-cell>
          <table:table-cell office:value-type="float" office:value="0.11051072">
            <text:p>0.11051072</text:p>
          </table:table-cell>
          <table:table-cell office:value-type="float" office:value="194">
            <text:p>194</text:p>
          </table:table-cell>
          <table:table-cell office:value-type="float" office:value="17.209997">
            <text:p>17.209997</text:p>
          </table:table-cell>
          <table:table-cell office:value-type="float" office:value="4.5238256">
            <text:p>4.5238256</text:p>
          </table:table-cell>
          <table:table-cell office:value-type="float" office:value="2.319606">
            <text:p>2.319606</text:p>
          </table:table-cell>
          <table:table-cell office:value-type="float" office:value="33.04384">
            <text:p>33.04384</text:p>
          </table:table-cell>
          <table:table-cell office:value-type="float" office:value="18.179018">
            <text:p>18.1790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9.97675">
            <text:p>59.97675</text:p>
          </table:table-cell>
          <table:table-cell office:value-type="float" office:value="0.106068">
            <text:p>0.106068</text:p>
          </table:table-cell>
          <table:table-cell office:value-type="float" office:value="132.01323">
            <text:p>132.01323</text:p>
          </table:table-cell>
          <table:table-cell office:value-type="float" office:value="20.812788">
            <text:p>20.812788</text:p>
          </table:table-cell>
          <table:table-cell office:value-type="float" office:value="2.757466">
            <text:p>2.757466</text:p>
          </table:table-cell>
          <table:table-cell office:value-type="float" office:value="195">
            <text:p>195</text:p>
          </table:table-cell>
          <table:table-cell office:value-type="float" office:value="45.048843">
            <text:p>45.048843</text:p>
          </table:table-cell>
          <table:table-cell office:value-type="float" office:value="33.726646">
            <text:p>33.726646</text:p>
          </table:table-cell>
          <table:table-cell office:value-type="float" office:value="72.40086">
            <text:p>72.40086</text:p>
          </table:table-cell>
          <table:table-cell office:value-type="float" office:value="25.169302">
            <text:p>25.169302</text:p>
          </table:table-cell>
          <table:table-cell office:value-type="float" office:value="0.38516408">
            <text:p>0.38516408</text:p>
          </table:table-cell>
          <table:table-cell office:value-type="float" office:value="195">
            <text:p>195</text:p>
          </table:table-cell>
          <table:table-cell office:value-type="float" office:value="20.156683">
            <text:p>20.156683</text:p>
          </table:table-cell>
          <table:table-cell office:value-type="float" office:value="1.4708334">
            <text:p>1.4708334</text:p>
          </table:table-cell>
          <table:table-cell office:value-type="float" office:value="4.300156">
            <text:p>4.300156</text:p>
          </table:table-cell>
          <table:table-cell office:value-type="float" office:value="0.64246637">
            <text:p>0.64246637</text:p>
          </table:table-cell>
          <table:table-cell office:value-type="float" office:value="18.406424">
            <text:p>18.406424</text:p>
          </table:table-cell>
          <table:table-cell office:value-type="float" office:value="195">
            <text:p>195</text:p>
          </table:table-cell>
          <table:table-cell office:value-type="float" office:value="24.150242">
            <text:p>24.150242</text:p>
          </table:table-cell>
          <table:table-cell office:value-type="float" office:value="42.44566">
            <text:p>42.44566</text:p>
          </table:table-cell>
          <table:table-cell office:value-type="float" office:value="4.0606003">
            <text:p>4.0606003</text:p>
          </table:table-cell>
          <table:table-cell office:value-type="float" office:value="76.49348">
            <text:p>76.49348</text:p>
          </table:table-cell>
          <table:table-cell office:value-type="float" office:value="0.2811051">
            <text:p>0.2811051</text:p>
          </table:table-cell>
          <table:table-cell office:value-type="float" office:value="195">
            <text:p>195</text:p>
          </table:table-cell>
          <table:table-cell office:value-type="float" office:value="19.5821">
            <text:p>19.5821</text:p>
          </table:table-cell>
          <table:table-cell office:value-type="float" office:value="4.0052385">
            <text:p>4.0052385</text:p>
          </table:table-cell>
          <table:table-cell office:value-type="float" office:value="2.3231962">
            <text:p>2.3231962</text:p>
          </table:table-cell>
          <table:table-cell office:value-type="float" office:value="40.050438">
            <text:p>40.050438</text:p>
          </table:table-cell>
          <table:table-cell office:value-type="float" office:value="18.14179">
            <text:p>18.1417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1.929764">
            <text:p>61.929764</text:p>
          </table:table-cell>
          <table:table-cell office:value-type="float" office:value="1.3010607">
            <text:p>1.3010607</text:p>
          </table:table-cell>
          <table:table-cell office:value-type="float" office:value="132.17014">
            <text:p>132.17014</text:p>
          </table:table-cell>
          <table:table-cell office:value-type="float" office:value="20.248127">
            <text:p>20.248127</text:p>
          </table:table-cell>
          <table:table-cell office:value-type="float" office:value="2.1675746">
            <text:p>2.1675746</text:p>
          </table:table-cell>
          <table:table-cell office:value-type="float" office:value="196">
            <text:p>196</text:p>
          </table:table-cell>
          <table:table-cell office:value-type="float" office:value="37.070488">
            <text:p>37.070488</text:p>
          </table:table-cell>
          <table:table-cell office:value-type="float" office:value="32.657265">
            <text:p>32.657265</text:p>
          </table:table-cell>
          <table:table-cell office:value-type="float" office:value="71.48401">
            <text:p>71.48401</text:p>
          </table:table-cell>
          <table:table-cell office:value-type="float" office:value="24.781694">
            <text:p>24.781694</text:p>
          </table:table-cell>
          <table:table-cell office:value-type="float" office:value="0.18385164">
            <text:p>0.18385164</text:p>
          </table:table-cell>
          <table:table-cell office:value-type="float" office:value="196">
            <text:p>196</text:p>
          </table:table-cell>
          <table:table-cell office:value-type="float" office:value="18.201567">
            <text:p>18.201567</text:p>
          </table:table-cell>
          <table:table-cell office:value-type="float" office:value="1.6547084">
            <text:p>1.6547084</text:p>
          </table:table-cell>
          <table:table-cell office:value-type="float" office:value="4.2730017">
            <text:p>4.2730017</text:p>
          </table:table-cell>
          <table:table-cell office:value-type="float" office:value="0.48642468">
            <text:p>0.48642468</text:p>
          </table:table-cell>
          <table:table-cell office:value-type="float" office:value="18.024065">
            <text:p>18.024065</text:p>
          </table:table-cell>
          <table:table-cell office:value-type="float" office:value="196">
            <text:p>196</text:p>
          </table:table-cell>
          <table:table-cell office:value-type="float" office:value="12.071503">
            <text:p>12.071503</text:p>
          </table:table-cell>
          <table:table-cell office:value-type="float" office:value="42.064457">
            <text:p>42.064457</text:p>
          </table:table-cell>
          <table:table-cell office:value-type="float" office:value="4.340606">
            <text:p>4.340606</text:p>
          </table:table-cell>
          <table:table-cell office:value-type="float" office:value="75.494934">
            <text:p>75.494934</text:p>
          </table:table-cell>
          <table:table-cell office:value-type="float" office:value="0.002811051">
            <text:p>0.002811051</text:p>
          </table:table-cell>
          <table:table-cell office:value-type="float" office:value="196">
            <text:p>196</text:p>
          </table:table-cell>
          <table:table-cell office:value-type="float" office:value="19.415821">
            <text:p>19.415821</text:p>
          </table:table-cell>
          <table:table-cell office:value-type="float" office:value="4.0400524">
            <text:p>4.0400524</text:p>
          </table:table-cell>
          <table:table-cell office:value-type="float" office:value="4.103232">
            <text:p>4.103232</text:p>
          </table:table-cell>
          <table:table-cell office:value-type="float" office:value="39.940502">
            <text:p>39.940502</text:p>
          </table:table-cell>
          <table:table-cell office:value-type="float" office:value="18.161419">
            <text:p>18.16141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8.3393">
            <text:p>58.3393</text:p>
          </table:table-cell>
          <table:table-cell office:value-type="float" office:value="0.2130106">
            <text:p>0.2130106</text:p>
          </table:table-cell>
          <table:table-cell office:value-type="float" office:value="133.92169">
            <text:p>133.92169</text:p>
          </table:table-cell>
          <table:table-cell office:value-type="float" office:value="20.22248">
            <text:p>20.22248</text:p>
          </table:table-cell>
          <table:table-cell office:value-type="float" office:value="2.1816757">
            <text:p>2.1816757</text:p>
          </table:table-cell>
          <table:table-cell office:value-type="float" office:value="197">
            <text:p>197</text:p>
          </table:table-cell>
          <table:table-cell office:value-type="float" office:value="36.380707">
            <text:p>36.380707</text:p>
          </table:table-cell>
          <table:table-cell office:value-type="float" office:value="34.10657">
            <text:p>34.10657</text:p>
          </table:table-cell>
          <table:table-cell office:value-type="float" office:value="72.72484">
            <text:p>72.72484</text:p>
          </table:table-cell>
          <table:table-cell office:value-type="float" office:value="25.737818">
            <text:p>25.737818</text:p>
          </table:table-cell>
          <table:table-cell office:value-type="float" office:value="0.64183855">
            <text:p>0.64183855</text:p>
          </table:table-cell>
          <table:table-cell office:value-type="float" office:value="197">
            <text:p>197</text:p>
          </table:table-cell>
          <table:table-cell office:value-type="float" office:value="20.912016">
            <text:p>20.912016</text:p>
          </table:table-cell>
          <table:table-cell office:value-type="float" office:value="0.30654708">
            <text:p>0.30654708</text:p>
          </table:table-cell>
          <table:table-cell office:value-type="float" office:value="4.80273">
            <text:p>4.80273</text:p>
          </table:table-cell>
          <table:table-cell office:value-type="float" office:value="1.6048642">
            <text:p>1.6048642</text:p>
          </table:table-cell>
          <table:table-cell office:value-type="float" office:value="18.48024">
            <text:p>18.48024</text:p>
          </table:table-cell>
          <table:table-cell office:value-type="float" office:value="197">
            <text:p>197</text:p>
          </table:table-cell>
          <table:table-cell office:value-type="float" office:value="20.460716">
            <text:p>20.460716</text:p>
          </table:table-cell>
          <table:table-cell office:value-type="float" office:value="44.030643">
            <text:p>44.030643</text:p>
          </table:table-cell>
          <table:table-cell office:value-type="float" office:value="4.003406">
            <text:p>4.003406</text:p>
          </table:table-cell>
          <table:table-cell office:value-type="float" office:value="75.10495">
            <text:p>75.10495</text:p>
          </table:table-cell>
          <table:table-cell office:value-type="float" office:value="0.00002811051">
            <text:p>2.811051E-005</text:p>
          </table:table-cell>
          <table:table-cell office:value-type="float" office:value="197">
            <text:p>197</text:p>
          </table:table-cell>
          <table:table-cell office:value-type="float" office:value="20.464157">
            <text:p>20.464157</text:p>
          </table:table-cell>
          <table:table-cell office:value-type="float" office:value="3.9704003">
            <text:p>3.9704003</text:p>
          </table:table-cell>
          <table:table-cell office:value-type="float" office:value="2.0810325">
            <text:p>2.0810325</text:p>
          </table:table-cell>
          <table:table-cell office:value-type="float" office:value="41.659405">
            <text:p>41.659405</text:p>
          </table:table-cell>
          <table:table-cell office:value-type="float" office:value="18.261614">
            <text:p>18.26161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0.9134">
            <text:p>90.9134</text:p>
          </table:table-cell>
          <table:table-cell office:value-type="float" office:value="0.09213011">
            <text:p>0.09213011</text:p>
          </table:table-cell>
          <table:table-cell office:value-type="float" office:value="132.37921">
            <text:p>132.37921</text:p>
          </table:table-cell>
          <table:table-cell office:value-type="float" office:value="20.842224">
            <text:p>20.842224</text:p>
          </table:table-cell>
          <table:table-cell office:value-type="float" office:value="2.1618166">
            <text:p>2.1618166</text:p>
          </table:table-cell>
          <table:table-cell office:value-type="float" office:value="198">
            <text:p>198</text:p>
          </table:table-cell>
          <table:table-cell office:value-type="float" office:value="43.343807">
            <text:p>43.343807</text:p>
          </table:table-cell>
          <table:table-cell office:value-type="float" office:value="33.961063">
            <text:p>33.961063</text:p>
          </table:table-cell>
          <table:table-cell office:value-type="float" office:value="72.12724">
            <text:p>72.12724</text:p>
          </table:table-cell>
          <table:table-cell office:value-type="float" office:value="25.007378">
            <text:p>25.007378</text:p>
          </table:table-cell>
          <table:table-cell office:value-type="float" office:value="0.016418386">
            <text:p>0.016418386</text:p>
          </table:table-cell>
          <table:table-cell office:value-type="float" office:value="198">
            <text:p>198</text:p>
          </table:table-cell>
          <table:table-cell office:value-type="float" office:value="20.609121">
            <text:p>20.609121</text:p>
          </table:table-cell>
          <table:table-cell office:value-type="float" office:value="0.32306546">
            <text:p>0.32306546</text:p>
          </table:table-cell>
          <table:table-cell office:value-type="float" office:value="3.0280273">
            <text:p>3.0280273</text:p>
          </table:table-cell>
          <table:table-cell office:value-type="float" office:value="1.2960486">
            <text:p>1.2960486</text:p>
          </table:table-cell>
          <table:table-cell office:value-type="float" office:value="18.164803">
            <text:p>18.164803</text:p>
          </table:table-cell>
          <table:table-cell office:value-type="float" office:value="198">
            <text:p>198</text:p>
          </table:table-cell>
          <table:table-cell office:value-type="float" office:value="17.474607">
            <text:p>17.474607</text:p>
          </table:table-cell>
          <table:table-cell office:value-type="float" office:value="42.260307">
            <text:p>42.260307</text:p>
          </table:table-cell>
          <table:table-cell office:value-type="float" office:value="4.0000343">
            <text:p>4.0000343</text:p>
          </table:table-cell>
          <table:table-cell office:value-type="float" office:value="70.75105">
            <text:p>70.75105</text:p>
          </table:table-cell>
          <table:table-cell office:value-type="float" office:value="0.02000028">
            <text:p>0.02000028</text:p>
          </table:table-cell>
          <table:table-cell office:value-type="float" office:value="198">
            <text:p>198</text:p>
          </table:table-cell>
          <table:table-cell office:value-type="float" office:value="19.17464">
            <text:p>19.17464</text:p>
          </table:table-cell>
          <table:table-cell office:value-type="float" office:value="4.039704">
            <text:p>4.039704</text:p>
          </table:table-cell>
          <table:table-cell office:value-type="float" office:value="1.9808103">
            <text:p>1.9808103</text:p>
          </table:table-cell>
          <table:table-cell office:value-type="float" office:value="40.096596">
            <text:p>40.096596</text:p>
          </table:table-cell>
          <table:table-cell office:value-type="float" office:value="18.182615">
            <text:p>18.1826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1.65913">
            <text:p>51.65913</text:p>
          </table:table-cell>
          <table:table-cell office:value-type="float" office:value="1.9609213">
            <text:p>1.9609213</text:p>
          </table:table-cell>
          <table:table-cell office:value-type="float" office:value="132.0438">
            <text:p>132.0438</text:p>
          </table:table-cell>
          <table:table-cell office:value-type="float" office:value="20.328423">
            <text:p>20.328423</text:p>
          </table:table-cell>
          <table:table-cell office:value-type="float" office:value="2.681618">
            <text:p>2.681618</text:p>
          </table:table-cell>
          <table:table-cell office:value-type="float" office:value="199">
            <text:p>199</text:p>
          </table:table-cell>
          <table:table-cell office:value-type="float" office:value="49.13344">
            <text:p>49.13344</text:p>
          </table:table-cell>
          <table:table-cell office:value-type="float" office:value="34.77961">
            <text:p>34.77961</text:p>
          </table:table-cell>
          <table:table-cell office:value-type="float" office:value="72.72127">
            <text:p>72.72127</text:p>
          </table:table-cell>
          <table:table-cell office:value-type="float" office:value="25.080072">
            <text:p>25.080072</text:p>
          </table:table-cell>
          <table:table-cell office:value-type="float" office:value="0.040164184">
            <text:p>0.040164184</text:p>
          </table:table-cell>
          <table:table-cell office:value-type="float" office:value="199">
            <text:p>199</text:p>
          </table:table-cell>
          <table:table-cell office:value-type="float" office:value="22.44609">
            <text:p>22.44609</text:p>
          </table:table-cell>
          <table:table-cell office:value-type="float" office:value="0.24323067">
            <text:p>0.24323067</text:p>
          </table:table-cell>
          <table:table-cell office:value-type="float" office:value="3.6502802">
            <text:p>3.6502802</text:p>
          </table:table-cell>
          <table:table-cell office:value-type="float" office:value="0.4929605">
            <text:p>0.4929605</text:p>
          </table:table-cell>
          <table:table-cell office:value-type="float" office:value="18.151648">
            <text:p>18.151648</text:p>
          </table:table-cell>
          <table:table-cell office:value-type="float" office:value="199">
            <text:p>199</text:p>
          </table:table-cell>
          <table:table-cell office:value-type="float" office:value="12.134747">
            <text:p>12.134747</text:p>
          </table:table-cell>
          <table:table-cell office:value-type="float" office:value="43.602604">
            <text:p>43.602604</text:p>
          </table:table-cell>
          <table:table-cell office:value-type="float" office:value="5.48">
            <text:p>5.48</text:p>
          </table:table-cell>
          <table:table-cell office:value-type="float" office:value="72.67751">
            <text:p>72.67751</text:p>
          </table:table-cell>
          <table:table-cell office:value-type="float" office:value="0.1602">
            <text:p>0.1602</text:p>
          </table:table-cell>
          <table:table-cell office:value-type="float" office:value="199">
            <text:p>199</text:p>
          </table:table-cell>
          <table:table-cell office:value-type="float" office:value="20.541746">
            <text:p>20.541746</text:p>
          </table:table-cell>
          <table:table-cell office:value-type="float" office:value="5.320397">
            <text:p>5.320397</text:p>
          </table:table-cell>
          <table:table-cell office:value-type="float" office:value="2.1598082">
            <text:p>2.1598082</text:p>
          </table:table-cell>
          <table:table-cell office:value-type="float" office:value="41.89097">
            <text:p>41.89097</text:p>
          </table:table-cell>
          <table:table-cell office:value-type="float" office:value="18.331825">
            <text:p>18.331825</text:p>
          </table:table-cell>
        </table:table-row>
        <table:table-row table:style-name="ro1" table:number-rows-repeated="104837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17:34:53</dc:date>
    <meta:document-statistic meta:table-count="1" meta:cell-count="6030" meta:object-count="5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scatter" chart:style-name="ch1">
        <chart:legend chart:legend-position="end" svg:x="13.325cm" svg:y="3.201cm" style:legend-expansion="high" chart:style-name="ch2"/>
        <chart:plot-area chart:style-name="ch3" table:cell-range-address="Sheet1.Y1:Sheet1.AD201" chart:data-source-has-labels="row" svg:x="0.77cm" svg:y="0.851cm" svg:width="11.915cm" svg:height="7.542cm">
          <chartooo:coordinate-region svg:x="1.63cm" svg:y="1.05cm" svg:width="10.75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Z2:Sheet1.Z201" chart:label-cell-address="Sheet1.Z1:Sheet1.Z1" chart:class="chart:scatter">
            <chart:domain table:cell-range-address="Sheet1.Y2:Sheet1.Y201"/>
            <chart:data-point chart:repeated="200"/>
          </chart:series>
          <chart:series chart:style-name="ch7" chart:values-cell-range-address="Sheet1.AA2:Sheet1.AA201" chart:label-cell-address="Sheet1.AA1:Sheet1.AA1" chart:class="chart:scatter">
            <chart:data-point chart:repeated="200"/>
          </chart:series>
          <chart:series chart:style-name="ch8" chart:values-cell-range-address="Sheet1.AB2:Sheet1.AB201" chart:label-cell-address="Sheet1.AB1:Sheet1.AB1" chart:class="chart:scatter">
            <chart:data-point chart:repeated="200"/>
          </chart:series>
          <chart:series chart:style-name="ch9" chart:values-cell-range-address="Sheet1.AC2:Sheet1.AC201" chart:label-cell-address="Sheet1.AC1:Sheet1.AC1" chart:class="chart:scatter">
            <chart:data-point chart:repeated="200"/>
          </chart:series>
          <chart:series chart:style-name="ch10" chart:values-cell-range-address="Sheet1.AD2:Sheet1.AD201" chart:label-cell-address="Sheet1.AD1:Sheet1.AD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Fitness</text:p>
                <draw:g>
                  <svg:desc>Sheet1.Z1:Sheet1.Z1</svg:desc>
                </draw:g>
              </table:table-cell>
              <table:table-cell office:value-type="string">
                <text:p>No Turn</text:p>
                <draw:g>
                  <svg:desc>Sheet1.AA1:Sheet1.AA1</svg:desc>
                </draw:g>
              </table:table-cell>
              <table:table-cell office:value-type="string">
                <text:p>Turn</text:p>
                <draw:g>
                  <svg:desc>Sheet1.AB1:Sheet1.AB1</svg:desc>
                </draw:g>
              </table:table-cell>
              <table:table-cell office:value-type="string">
                <text:p>Memory</text:p>
                <draw:g>
                  <svg:desc>Sheet1.AC1:Sheet1.AC1</svg:desc>
                </draw:g>
              </table:table-cell>
              <table:table-cell office:value-type="string">
                <text:p>Defense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Y2:Sheet1.Y201</svg:desc>
                </draw:g>
              </table:table-cell>
              <table:table-cell office:value-type="float" office:value="17.91">
                <text:p>17.91</text:p>
                <draw:g>
                  <svg:desc>Sheet1.Z2:Sheet1.Z201</svg:desc>
                </draw:g>
              </table:table-cell>
              <table:table-cell office:value-type="float" office:value="0">
                <text:p>0</text:p>
                <draw:g>
                  <svg:desc>Sheet1.AA2:Sheet1.AA201</svg:desc>
                </draw:g>
              </table:table-cell>
              <table:table-cell office:value-type="float" office:value="0">
                <text:p>0</text:p>
                <draw:g>
                  <svg:desc>Sheet1.AB2:Sheet1.AB201</svg:desc>
                </draw:g>
              </table:table-cell>
              <table:table-cell office:value-type="float" office:value="0">
                <text:p>0</text:p>
                <draw:g>
                  <svg:desc>Sheet1.AC2:Sheet1.AC201</svg:desc>
                </draw:g>
              </table:table-cell>
              <table:table-cell office:value-type="float" office:value="0">
                <text:p>0</text:p>
                <draw:g>
                  <svg:desc>Sheet1.AD2:Sheet1.A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.449102">
                <text:p>22.449102</text:p>
              </table:table-cell>
              <table:table-cell office:value-type="float" office:value="0.03">
                <text:p>0.03</text:p>
              </table:table-cell>
              <table:table-cell office:value-type="float" office:value="0.64">
                <text:p>0.64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794493">
                <text:p>20.794493</text:p>
              </table:table-cell>
              <table:table-cell office:value-type="float" office:value="0.010299999">
                <text:p>0.010299999</text:p>
              </table:table-cell>
              <table:table-cell office:value-type="float" office:value="1.7664">
                <text:p>1.7664</text:p>
              </table:table-cell>
              <table:table-cell office:value-type="float" office:value="2.0208">
                <text:p>2.0208</text:p>
              </table:table-cell>
              <table:table-cell office:value-type="float" office:value="1.0708001">
                <text:p>1.070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007944">
                <text:p>21.007944</text:p>
              </table:table-cell>
              <table:table-cell office:value-type="float" office:value="2.430103">
                <text:p>2.430103</text:p>
              </table:table-cell>
              <table:table-cell office:value-type="float" office:value="0.057664">
                <text:p>0.057664</text:p>
              </table:table-cell>
              <table:table-cell office:value-type="float" office:value="0.980208">
                <text:p>0.980208</text:p>
              </table:table-cell>
              <table:table-cell office:value-type="float" office:value="0.730708">
                <text:p>0.730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.06008">
                <text:p>19.06008</text:p>
              </table:table-cell>
              <table:table-cell office:value-type="float" office:value="0.18430103">
                <text:p>0.18430103</text:p>
              </table:table-cell>
              <table:table-cell office:value-type="float" office:value="0.16057664">
                <text:p>0.16057664</text:p>
              </table:table-cell>
              <table:table-cell office:value-type="float" office:value="1.3698021">
                <text:p>1.3698021</text:p>
              </table:table-cell>
              <table:table-cell office:value-type="float" office:value="0.41730708">
                <text:p>0.4173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.340601">
                <text:p>20.340601</text:p>
              </table:table-cell>
              <table:table-cell office:value-type="float" office:value="0.0018430103">
                <text:p>0.0018430103</text:p>
              </table:table-cell>
              <table:table-cell office:value-type="float" office:value="0.08160577">
                <text:p>0.08160577</text:p>
              </table:table-cell>
              <table:table-cell office:value-type="float" office:value="0.02369802">
                <text:p>0.02369802</text:p>
              </table:table-cell>
              <table:table-cell office:value-type="float" office:value="0.644173">
                <text:p>0.644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463406">
                <text:p>22.463406</text:p>
              </table:table-cell>
              <table:table-cell office:value-type="float" office:value="0.98001844">
                <text:p>0.98001844</text:p>
              </table:table-cell>
              <table:table-cell office:value-type="float" office:value="0.00081605767">
                <text:p>0.00081605767</text:p>
              </table:table-cell>
              <table:table-cell office:value-type="float" office:value="0.02023698">
                <text:p>0.02023698</text:p>
              </table:table-cell>
              <table:table-cell office:value-type="float" office:value="0.00644173">
                <text:p>0.0064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.784634">
                <text:p>20.784634</text:p>
              </table:table-cell>
              <table:table-cell office:value-type="float" office:value="0.5698002">
                <text:p>0.5698002</text:p>
              </table:table-cell>
              <table:table-cell office:value-type="float" office:value="0.46000817">
                <text:p>0.46000817</text:p>
              </table:table-cell>
              <table:table-cell office:value-type="float" office:value="1.4402024">
                <text:p>1.4402024</text:p>
              </table:table-cell>
              <table:table-cell office:value-type="float" office:value="0.6600644">
                <text:p>0.660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.537848">
                <text:p>20.537848</text:p>
              </table:table-cell>
              <table:table-cell office:value-type="float" office:value="0.005698002">
                <text:p>0.005698002</text:p>
              </table:table-cell>
              <table:table-cell office:value-type="float" office:value="0.36460006">
                <text:p>0.36460006</text:p>
              </table:table-cell>
              <table:table-cell office:value-type="float" office:value="0.06440202">
                <text:p>0.06440202</text:p>
              </table:table-cell>
              <table:table-cell office:value-type="float" office:value="0.046600644">
                <text:p>0.046600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.765379">
                <text:p>21.765379</text:p>
              </table:table-cell>
              <table:table-cell office:value-type="float" office:value="2.500057">
                <text:p>2.500057</text:p>
              </table:table-cell>
              <table:table-cell office:value-type="float" office:value="0.083646">
                <text:p>0.083646</text:p>
              </table:table-cell>
              <table:table-cell office:value-type="float" office:value="0.06064402">
                <text:p>0.06064402</text:p>
              </table:table-cell>
              <table:table-cell office:value-type="float" office:value="0.330466">
                <text:p>0.33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167654">
                <text:p>16.167654</text:p>
              </table:table-cell>
              <table:table-cell office:value-type="float" office:value="0.9050005">
                <text:p>0.9050005</text:p>
              </table:table-cell>
              <table:table-cell office:value-type="float" office:value="0.16083647">
                <text:p>0.16083647</text:p>
              </table:table-cell>
              <table:table-cell office:value-type="float" office:value="0.0006064402">
                <text:p>0.0006064402</text:p>
              </table:table-cell>
              <table:table-cell office:value-type="float" office:value="0.04330466">
                <text:p>0.04330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601677">
                <text:p>17.601677</text:p>
              </table:table-cell>
              <table:table-cell office:value-type="float" office:value="0.049050007">
                <text:p>0.049050007</text:p>
              </table:table-cell>
              <table:table-cell office:value-type="float" office:value="0.32160836">
                <text:p>0.32160836</text:p>
              </table:table-cell>
              <table:table-cell office:value-type="float" office:value="0.060006067">
                <text:p>0.060006067</text:p>
              </table:table-cell>
              <table:table-cell office:value-type="float" office:value="0.0004330466">
                <text:p>0.0004330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196016">
                <text:p>16.196016</text:p>
              </table:table-cell>
              <table:table-cell office:value-type="float" office:value="0.9704905">
                <text:p>0.9704905</text:p>
              </table:table-cell>
              <table:table-cell office:value-type="float" office:value="0.043216087">
                <text:p>0.043216087</text:p>
              </table:table-cell>
              <table:table-cell office:value-type="float" office:value="0.0006000607">
                <text:p>0.0006000607</text:p>
              </table:table-cell>
              <table:table-cell office:value-type="float" office:value="0.08000433">
                <text:p>0.0800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.15196">
                <text:p>22.15196</text:p>
              </table:table-cell>
              <table:table-cell office:value-type="float" office:value="0.009704906">
                <text:p>0.009704906</text:p>
              </table:table-cell>
              <table:table-cell office:value-type="float" office:value="0.33043218">
                <text:p>0.33043218</text:p>
              </table:table-cell>
              <table:table-cell office:value-type="float" office:value="0.32000598">
                <text:p>0.32000598</text:p>
              </table:table-cell>
              <table:table-cell office:value-type="float" office:value="0.08080005">
                <text:p>0.0808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99152">
                <text:p>17.99152</text:p>
              </table:table-cell>
              <table:table-cell office:value-type="float" office:value="0.11009704">
                <text:p>0.11009704</text:p>
              </table:table-cell>
              <table:table-cell office:value-type="float" office:value="0.10330432">
                <text:p>0.10330432</text:p>
              </table:table-cell>
              <table:table-cell office:value-type="float" office:value="0.08320007">
                <text:p>0.08320007</text:p>
              </table:table-cell>
              <table:table-cell office:value-type="float" office:value="0.020808">
                <text:p>0.020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.029915">
                <text:p>18.029915</text:p>
              </table:table-cell>
              <table:table-cell office:value-type="float" office:value="0.08110097">
                <text:p>0.08110097</text:p>
              </table:table-cell>
              <table:table-cell office:value-type="float" office:value="0.32103306">
                <text:p>0.32103306</text:p>
              </table:table-cell>
              <table:table-cell office:value-type="float" office:value="2.940832">
                <text:p>2.940832</text:p>
              </table:table-cell>
              <table:table-cell office:value-type="float" office:value="0.4802081">
                <text:p>0.480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.360298">
                <text:p>19.360298</text:p>
              </table:table-cell>
              <table:table-cell office:value-type="float" office:value="0.160811">
                <text:p>0.160811</text:p>
              </table:table-cell>
              <table:table-cell office:value-type="float" office:value="0.49321035">
                <text:p>0.49321035</text:p>
              </table:table-cell>
              <table:table-cell office:value-type="float" office:value="0.059408322">
                <text:p>0.059408322</text:p>
              </table:table-cell>
              <table:table-cell office:value-type="float" office:value="0.004802081">
                <text:p>0.004802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643604">
                <text:p>19.643604</text:p>
              </table:table-cell>
              <table:table-cell office:value-type="float" office:value="0.7616081">
                <text:p>0.7616081</text:p>
              </table:table-cell>
              <table:table-cell office:value-type="float" office:value="0.044932105">
                <text:p>0.044932105</text:p>
              </table:table-cell>
              <table:table-cell office:value-type="float" office:value="0.010594083">
                <text:p>0.010594083</text:p>
              </table:table-cell>
              <table:table-cell office:value-type="float" office:value="1.0400481">
                <text:p>1.040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.996435">
                <text:p>17.996435</text:p>
              </table:table-cell>
              <table:table-cell office:value-type="float" office:value="0.0076160813">
                <text:p>0.0076160813</text:p>
              </table:table-cell>
              <table:table-cell office:value-type="float" office:value="0.020449322">
                <text:p>0.020449322</text:p>
              </table:table-cell>
              <table:table-cell office:value-type="float" office:value="0.040105943">
                <text:p>0.040105943</text:p>
              </table:table-cell>
              <table:table-cell office:value-type="float" office:value="0.09040049">
                <text:p>0.09040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.799965">
                <text:p>21.799965</text:p>
              </table:table-cell>
              <table:table-cell office:value-type="float" office:value="1.2800761">
                <text:p>1.2800761</text:p>
              </table:table-cell>
              <table:table-cell office:value-type="float" office:value="1.9202045">
                <text:p>1.9202045</text:p>
              </table:table-cell>
              <table:table-cell office:value-type="float" office:value="0.36040106">
                <text:p>0.36040106</text:p>
              </table:table-cell>
              <table:table-cell office:value-type="float" office:value="0.810904">
                <text:p>0.810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838">
                <text:p>18.838</text:p>
              </table:table-cell>
              <table:table-cell office:value-type="float" office:value="0.82280076">
                <text:p>0.82280076</text:p>
              </table:table-cell>
              <table:table-cell office:value-type="float" office:value="0.30920205">
                <text:p>0.30920205</text:p>
              </table:table-cell>
              <table:table-cell office:value-type="float" office:value="0.043604013">
                <text:p>0.043604013</text:p>
              </table:table-cell>
              <table:table-cell office:value-type="float" office:value="0.69810903">
                <text:p>0.69810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.45838">
                <text:p>20.45838</text:p>
              </table:table-cell>
              <table:table-cell office:value-type="float" office:value="0.008228008">
                <text:p>0.008228008</text:p>
              </table:table-cell>
              <table:table-cell office:value-type="float" office:value="1.6130921">
                <text:p>1.6130921</text:p>
              </table:table-cell>
              <table:table-cell office:value-type="float" office:value="1.3204361">
                <text:p>1.3204361</text:p>
              </table:table-cell>
              <table:table-cell office:value-type="float" office:value="0.12698108">
                <text:p>0.1269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124584">
                <text:p>23.124584</text:p>
              </table:table-cell>
              <table:table-cell office:value-type="float" office:value="0.00008228008">
                <text:p>0.00008228008</text:p>
              </table:table-cell>
              <table:table-cell office:value-type="float" office:value="0.02613092">
                <text:p>0.02613092</text:p>
              </table:table-cell>
              <table:table-cell office:value-type="float" office:value="0.013204361">
                <text:p>0.013204361</text:p>
              </table:table-cell>
              <table:table-cell office:value-type="float" office:value="0.10126981">
                <text:p>0.10126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.681246">
                <text:p>18.681246</text:p>
              </table:table-cell>
              <table:table-cell office:value-type="float" office:value="2.560001">
                <text:p>2.560001</text:p>
              </table:table-cell>
              <table:table-cell office:value-type="float" office:value="0.02026131">
                <text:p>0.02026131</text:p>
              </table:table-cell>
              <table:table-cell office:value-type="float" office:value="2.6101317">
                <text:p>2.6101317</text:p>
              </table:table-cell>
              <table:table-cell office:value-type="float" office:value="1.9810127">
                <text:p>1.9810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226812">
                <text:p>19.226812</text:p>
              </table:table-cell>
              <table:table-cell office:value-type="float" office:value="0.24560001">
                <text:p>0.24560001</text:p>
              </table:table-cell>
              <table:table-cell office:value-type="float" office:value="0.0002026131">
                <text:p>0.0002026131</text:p>
              </table:table-cell>
              <table:table-cell office:value-type="float" office:value="0.026101317">
                <text:p>0.026101317</text:p>
              </table:table-cell>
              <table:table-cell office:value-type="float" office:value="3.0498102">
                <text:p>3.0498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.182268">
                <text:p>22.182268</text:p>
              </table:table-cell>
              <table:table-cell office:value-type="float" office:value="0.642456">
                <text:p>0.642456</text:p>
              </table:table-cell>
              <table:table-cell office:value-type="float" office:value="1.280002">
                <text:p>1.280002</text:p>
              </table:table-cell>
              <table:table-cell office:value-type="float" office:value="0.520261">
                <text:p>0.520261</text:p>
              </table:table-cell>
              <table:table-cell office:value-type="float" office:value="2.520498">
                <text:p>2.520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.231823">
                <text:p>19.231823</text:p>
              </table:table-cell>
              <table:table-cell office:value-type="float" office:value="1.9264245">
                <text:p>1.9264245</text:p>
              </table:table-cell>
              <table:table-cell office:value-type="float" office:value="2.2528">
                <text:p>2.2528</text:p>
              </table:table-cell>
              <table:table-cell office:value-type="float" office:value="0.80520266">
                <text:p>0.80520266</text:p>
              </table:table-cell>
              <table:table-cell office:value-type="float" office:value="2.705205">
                <text:p>2.705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.382318">
                <text:p>17.382318</text:p>
              </table:table-cell>
              <table:table-cell office:value-type="float" office:value="0.33926427">
                <text:p>0.33926427</text:p>
              </table:table-cell>
              <table:table-cell office:value-type="float" office:value="0.832528">
                <text:p>0.832528</text:p>
              </table:table-cell>
              <table:table-cell office:value-type="float" office:value="0.20805202">
                <text:p>0.20805202</text:p>
              </table:table-cell>
              <table:table-cell office:value-type="float" office:value="2.007052">
                <text:p>2.007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413824">
                <text:p>19.413824</text:p>
              </table:table-cell>
              <table:table-cell office:value-type="float" office:value="2.0033927">
                <text:p>2.0033927</text:p>
              </table:table-cell>
              <table:table-cell office:value-type="float" office:value="0.90832525">
                <text:p>0.90832525</text:p>
              </table:table-cell>
              <table:table-cell office:value-type="float" office:value="0.0020805201">
                <text:p>0.0020805201</text:p>
              </table:table-cell>
              <table:table-cell office:value-type="float" office:value="2.1000705">
                <text:p>2.1000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.754139">
                <text:p>18.754139</text:p>
              </table:table-cell>
              <table:table-cell office:value-type="float" office:value="0.020033928">
                <text:p>0.020033928</text:p>
              </table:table-cell>
              <table:table-cell office:value-type="float" office:value="1.3690833">
                <text:p>1.3690833</text:p>
              </table:table-cell>
              <table:table-cell office:value-type="float" office:value="0.0000208052">
                <text:p>0.0000208052</text:p>
              </table:table-cell>
              <table:table-cell office:value-type="float" office:value="1.9810007">
                <text:p>1.981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.437542">
                <text:p>21.437542</text:p>
              </table:table-cell>
              <table:table-cell office:value-type="float" office:value="0.17020035">
                <text:p>0.17020035</text:p>
              </table:table-cell>
              <table:table-cell office:value-type="float" office:value="0.17369084">
                <text:p>0.17369084</text:p>
              </table:table-cell>
              <table:table-cell office:value-type="float" office:value="0.34000018">
                <text:p>0.34000018</text:p>
              </table:table-cell>
              <table:table-cell office:value-type="float" office:value="0.49981004">
                <text:p>0.49981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.644375">
                <text:p>19.644375</text:p>
              </table:table-cell>
              <table:table-cell office:value-type="float" office:value="1.321702">
                <text:p>1.321702</text:p>
              </table:table-cell>
              <table:table-cell office:value-type="float" office:value="0.3517369">
                <text:p>0.3517369</text:p>
              </table:table-cell>
              <table:table-cell office:value-type="float" office:value="32.0034">
                <text:p>32.0034</text:p>
              </table:table-cell>
              <table:table-cell office:value-type="float" office:value="0.0249981">
                <text:p>0.0249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.576445">
                <text:p>18.576445</text:p>
              </table:table-cell>
              <table:table-cell office:value-type="float" office:value="0.17321701">
                <text:p>0.17321701</text:p>
              </table:table-cell>
              <table:table-cell office:value-type="float" office:value="0.003517369">
                <text:p>0.003517369</text:p>
              </table:table-cell>
              <table:table-cell office:value-type="float" office:value="32.960033">
                <text:p>32.960033</text:p>
              </table:table-cell>
              <table:table-cell office:value-type="float" office:value="0.030249981">
                <text:p>0.030249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.145763">
                <text:p>17.145763</text:p>
              </table:table-cell>
              <table:table-cell office:value-type="float" office:value="0.03173217">
                <text:p>0.03173217</text:p>
              </table:table-cell>
              <table:table-cell office:value-type="float" office:value="0.060035173">
                <text:p>0.060035173</text:p>
              </table:table-cell>
              <table:table-cell office:value-type="float" office:value="32.0296">
                <text:p>32.0296</text:p>
              </table:table-cell>
              <table:table-cell office:value-type="float" office:value="0.6603025">
                <text:p>0.6603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.721458">
                <text:p>19.721458</text:p>
              </table:table-cell>
              <table:table-cell office:value-type="float" office:value="0.010317322">
                <text:p>0.010317322</text:p>
              </table:table-cell>
              <table:table-cell office:value-type="float" office:value="1.6806003">
                <text:p>1.6806003</text:p>
              </table:table-cell>
              <table:table-cell office:value-type="float" office:value="32.320297">
                <text:p>32.320297</text:p>
              </table:table-cell>
              <table:table-cell office:value-type="float" office:value="0.0066030254">
                <text:p>0.0066030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.537214">
                <text:p>20.537214</text:p>
              </table:table-cell>
              <table:table-cell office:value-type="float" office:value="0.24010317">
                <text:p>0.24010317</text:p>
              </table:table-cell>
              <table:table-cell office:value-type="float" office:value="1.3168061">
                <text:p>1.3168061</text:p>
              </table:table-cell>
              <table:table-cell office:value-type="float" office:value="32.963203">
                <text:p>32.963203</text:p>
              </table:table-cell>
              <table:table-cell office:value-type="float" office:value="0.000066030254">
                <text:p>0.000066030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.265371">
                <text:p>22.265371</text:p>
              </table:table-cell>
              <table:table-cell office:value-type="float" office:value="0.80240107">
                <text:p>0.80240107</text:p>
              </table:table-cell>
              <table:table-cell office:value-type="float" office:value="0.15316805">
                <text:p>0.15316805</text:p>
              </table:table-cell>
              <table:table-cell office:value-type="float" office:value="33.669632">
                <text:p>33.669632</text:p>
              </table:table-cell>
              <table:table-cell office:value-type="float" office:value="0.01000066">
                <text:p>0.0100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.562654">
                <text:p>14.562654</text:p>
              </table:table-cell>
              <table:table-cell office:value-type="float" office:value="0.968024">
                <text:p>0.968024</text:p>
              </table:table-cell>
              <table:table-cell office:value-type="float" office:value="0.32153168">
                <text:p>0.32153168</text:p>
              </table:table-cell>
              <table:table-cell office:value-type="float" office:value="33.696697">
                <text:p>33.696697</text:p>
              </table:table-cell>
              <table:table-cell office:value-type="float" office:value="0.020100007">
                <text:p>0.020100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.515627">
                <text:p>18.515627</text:p>
              </table:table-cell>
              <table:table-cell office:value-type="float" office:value="0.48968026">
                <text:p>0.48968026</text:p>
              </table:table-cell>
              <table:table-cell office:value-type="float" office:value="0.64321536">
                <text:p>0.64321536</text:p>
              </table:table-cell>
              <table:table-cell office:value-type="float" office:value="34.25697">
                <text:p>34.25697</text:p>
              </table:table-cell>
              <table:table-cell office:value-type="float" office:value="0.84020096">
                <text:p>0.84020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.145157">
                <text:p>16.145157</text:p>
              </table:table-cell>
              <table:table-cell office:value-type="float" office:value="0.6748968">
                <text:p>0.6748968</text:p>
              </table:table-cell>
              <table:table-cell office:value-type="float" office:value="0.046432152">
                <text:p>0.046432152</text:p>
              </table:table-cell>
              <table:table-cell office:value-type="float" office:value="32.342567">
                <text:p>32.342567</text:p>
              </table:table-cell>
              <table:table-cell office:value-type="float" office:value="0.018402008">
                <text:p>0.018402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.14145">
                <text:p>21.14145</text:p>
              </table:table-cell>
              <table:table-cell office:value-type="float" office:value="0.006748968">
                <text:p>0.006748968</text:p>
              </table:table-cell>
              <table:table-cell office:value-type="float" office:value="5.2904644">
                <text:p>5.2904644</text:p>
              </table:table-cell>
              <table:table-cell office:value-type="float" office:value="32.323425">
                <text:p>32.323425</text:p>
              </table:table-cell>
              <table:table-cell office:value-type="float" office:value="0.00018402009">
                <text:p>0.00018402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7.551414">
                <text:p>17.551414</text:p>
              </table:table-cell>
              <table:table-cell office:value-type="float" office:value="0.00006748968">
                <text:p>0.00006748968</text:p>
              </table:table-cell>
              <table:table-cell office:value-type="float" office:value="4.0529046">
                <text:p>4.0529046</text:p>
              </table:table-cell>
              <table:table-cell office:value-type="float" office:value="32.603233">
                <text:p>32.603233</text:p>
              </table:table-cell>
              <table:table-cell office:value-type="float" office:value="1.3600018">
                <text:p>1.3600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.385513">
                <text:p>17.385513</text:p>
              </table:table-cell>
              <table:table-cell office:value-type="float" office:value="0.020000674">
                <text:p>0.020000674</text:p>
              </table:table-cell>
              <table:table-cell office:value-type="float" office:value="4.010529">
                <text:p>4.010529</text:p>
              </table:table-cell>
              <table:table-cell office:value-type="float" office:value="32.50603">
                <text:p>32.50603</text:p>
              </table:table-cell>
              <table:table-cell office:value-type="float" office:value="0.18360002">
                <text:p>0.1836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.523855">
                <text:p>18.523855</text:p>
              </table:table-cell>
              <table:table-cell office:value-type="float" office:value="0.66020006">
                <text:p>0.66020006</text:p>
              </table:table-cell>
              <table:table-cell office:value-type="float" office:value="4.070105">
                <text:p>4.070105</text:p>
              </table:table-cell>
              <table:table-cell office:value-type="float" office:value="32.48506">
                <text:p>32.48506</text:p>
              </table:table-cell>
              <table:table-cell office:value-type="float" office:value="1.4218359">
                <text:p>1.42183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.76524">
                <text:p>15.76524</text:p>
              </table:table-cell>
              <table:table-cell office:value-type="float" office:value="1.926602">
                <text:p>1.926602</text:p>
              </table:table-cell>
              <table:table-cell office:value-type="float" office:value="4.010701">
                <text:p>4.010701</text:p>
              </table:table-cell>
              <table:table-cell office:value-type="float" office:value="31.84485">
                <text:p>31.84485</text:p>
              </table:table-cell>
              <table:table-cell office:value-type="float" office:value="0.6542184">
                <text:p>0.6542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.737652">
                <text:p>17.737652</text:p>
              </table:table-cell>
              <table:table-cell office:value-type="float" office:value="0.029266018">
                <text:p>0.029266018</text:p>
              </table:table-cell>
              <table:table-cell office:value-type="float" office:value="4.800107">
                <text:p>4.800107</text:p>
              </table:table-cell>
              <table:table-cell office:value-type="float" office:value="32.318447">
                <text:p>32.318447</text:p>
              </table:table-cell>
              <table:table-cell office:value-type="float" office:value="0.8465422">
                <text:p>0.8465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577377">
                <text:p>19.577377</text:p>
              </table:table-cell>
              <table:table-cell office:value-type="float" office:value="0.64029264">
                <text:p>0.64029264</text:p>
              </table:table-cell>
              <table:table-cell office:value-type="float" office:value="4.768001">
                <text:p>4.768001</text:p>
              </table:table-cell>
              <table:table-cell office:value-type="float" office:value="34.283184">
                <text:p>34.283184</text:p>
              </table:table-cell>
              <table:table-cell office:value-type="float" office:value="0.17846543">
                <text:p>0.17846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805775">
                <text:p>19.805775</text:p>
              </table:table-cell>
              <table:table-cell office:value-type="float" office:value="0.026402926">
                <text:p>0.026402926</text:p>
              </table:table-cell>
              <table:table-cell office:value-type="float" office:value="6.56768">
                <text:p>6.56768</text:p>
              </table:table-cell>
              <table:table-cell office:value-type="float" office:value="32.22283">
                <text:p>32.22283</text:p>
              </table:table-cell>
              <table:table-cell office:value-type="float" office:value="0.66178465">
                <text:p>0.66178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868057">
                <text:p>19.868057</text:p>
              </table:table-cell>
              <table:table-cell office:value-type="float" office:value="1.3702639">
                <text:p>1.3702639</text:p>
              </table:table-cell>
              <table:table-cell office:value-type="float" office:value="4.6056767">
                <text:p>4.6056767</text:p>
              </table:table-cell>
              <table:table-cell office:value-type="float" office:value="32.982227">
                <text:p>32.982227</text:p>
              </table:table-cell>
              <table:table-cell office:value-type="float" office:value="0.98661786">
                <text:p>0.986617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4868">
                <text:p>17.34868</text:p>
              </table:table-cell>
              <table:table-cell office:value-type="float" office:value="0.17370264">
                <text:p>0.17370264</text:p>
              </table:table-cell>
              <table:table-cell office:value-type="float" office:value="4.006057">
                <text:p>4.006057</text:p>
              </table:table-cell>
              <table:table-cell office:value-type="float" office:value="32.649822">
                <text:p>32.649822</text:p>
              </table:table-cell>
              <table:table-cell office:value-type="float" office:value="0.009866179">
                <text:p>0.009866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.183487">
                <text:p>16.183487</text:p>
              </table:table-cell>
              <table:table-cell office:value-type="float" office:value="0.091737024">
                <text:p>0.091737024</text:p>
              </table:table-cell>
              <table:table-cell office:value-type="float" office:value="4.0800605">
                <text:p>4.0800605</text:p>
              </table:table-cell>
              <table:table-cell office:value-type="float" office:value="32.3365">
                <text:p>32.3365</text:p>
              </table:table-cell>
              <table:table-cell office:value-type="float" office:value="1.3600986">
                <text:p>1.3600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.711836">
                <text:p>23.711836</text:p>
              </table:table-cell>
              <table:table-cell office:value-type="float" office:value="2.2409174">
                <text:p>2.2409174</text:p>
              </table:table-cell>
              <table:table-cell office:value-type="float" office:value="4.080801">
                <text:p>4.080801</text:p>
              </table:table-cell>
              <table:table-cell office:value-type="float" office:value="33.803364">
                <text:p>33.803364</text:p>
              </table:table-cell>
              <table:table-cell office:value-type="float" office:value="0.493601">
                <text:p>0.493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.847119">
                <text:p>10.847119</text:p>
              </table:table-cell>
              <table:table-cell office:value-type="float" office:value="34.38241">
                <text:p>34.38241</text:p>
              </table:table-cell>
              <table:table-cell office:value-type="float" office:value="4.0008082">
                <text:p>4.0008082</text:p>
              </table:table-cell>
              <table:table-cell office:value-type="float" office:value="33.31803">
                <text:p>33.31803</text:p>
              </table:table-cell>
              <table:table-cell office:value-type="float" office:value="0.804936">
                <text:p>0.804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448471">
                <text:p>17.448471</text:p>
              </table:table-cell>
              <table:table-cell office:value-type="float" office:value="32.343822">
                <text:p>32.343822</text:p>
              </table:table-cell>
              <table:table-cell office:value-type="float" office:value="4.6700077">
                <text:p>4.6700077</text:p>
              </table:table-cell>
              <table:table-cell office:value-type="float" office:value="32.33318">
                <text:p>32.33318</text:p>
              </table:table-cell>
              <table:table-cell office:value-type="float" office:value="0.00804936">
                <text:p>0.00804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7.604485">
                <text:p>17.604485</text:p>
              </table:table-cell>
              <table:table-cell office:value-type="float" office:value="32.42344">
                <text:p>32.42344</text:p>
              </table:table-cell>
              <table:table-cell office:value-type="float" office:value="4.6867003">
                <text:p>4.6867003</text:p>
              </table:table-cell>
              <table:table-cell office:value-type="float" office:value="32.323334">
                <text:p>32.323334</text:p>
              </table:table-cell>
              <table:table-cell office:value-type="float" office:value="0.08008049">
                <text:p>0.080080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.246045">
                <text:p>12.246045</text:p>
              </table:table-cell>
              <table:table-cell office:value-type="float" office:value="31.564234">
                <text:p>31.564234</text:p>
              </table:table-cell>
              <table:table-cell office:value-type="float" office:value="5.346867">
                <text:p>5.346867</text:p>
              </table:table-cell>
              <table:table-cell office:value-type="float" office:value="32.973232">
                <text:p>32.973232</text:p>
              </table:table-cell>
              <table:table-cell office:value-type="float" office:value="0.1608008">
                <text:p>0.1608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.392461">
                <text:p>10.392461</text:p>
              </table:table-cell>
              <table:table-cell office:value-type="float" office:value="32.005642">
                <text:p>32.005642</text:p>
              </table:table-cell>
              <table:table-cell office:value-type="float" office:value="4.3834686">
                <text:p>4.3834686</text:p>
              </table:table-cell>
              <table:table-cell office:value-type="float" office:value="95.12973">
                <text:p>95.12973</text:p>
              </table:table-cell>
              <table:table-cell office:value-type="float" office:value="0.361608">
                <text:p>0.361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553925">
                <text:p>12.553925</text:p>
              </table:table-cell>
              <table:table-cell office:value-type="float" office:value="32.040054">
                <text:p>32.040054</text:p>
              </table:table-cell>
              <table:table-cell office:value-type="float" office:value="3.9838347">
                <text:p>3.9838347</text:p>
              </table:table-cell>
              <table:table-cell office:value-type="float" office:value="96.8813">
                <text:p>96.8813</text:p>
              </table:table-cell>
              <table:table-cell office:value-type="float" office:value="0.023616081">
                <text:p>0.023616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.83554">
                <text:p>13.83554</text:p>
              </table:table-cell>
              <table:table-cell office:value-type="float" office:value="32.3404">
                <text:p>32.3404</text:p>
              </table:table-cell>
              <table:table-cell office:value-type="float" office:value="4.049838">
                <text:p>4.049838</text:p>
              </table:table-cell>
              <table:table-cell office:value-type="float" office:value="95.74881">
                <text:p>95.74881</text:p>
              </table:table-cell>
              <table:table-cell office:value-type="float" office:value="0.04023616">
                <text:p>0.04023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.558355">
                <text:p>10.558355</text:p>
              </table:table-cell>
              <table:table-cell office:value-type="float" office:value="35.603405">
                <text:p>35.603405</text:p>
              </table:table-cell>
              <table:table-cell office:value-type="float" office:value="4.0404983">
                <text:p>4.0404983</text:p>
              </table:table-cell>
              <table:table-cell office:value-type="float" office:value="97.05749">
                <text:p>97.05749</text:p>
              </table:table-cell>
              <table:table-cell office:value-type="float" office:value="3.9204023">
                <text:p>3.9204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.415583">
                <text:p>16.415583</text:p>
              </table:table-cell>
              <table:table-cell office:value-type="float" office:value="33.076035">
                <text:p>33.076035</text:p>
              </table:table-cell>
              <table:table-cell office:value-type="float" office:value="6.8804054">
                <text:p>6.8804054</text:p>
              </table:table-cell>
              <table:table-cell office:value-type="float" office:value="95.050575">
                <text:p>95.050575</text:p>
              </table:table-cell>
              <table:table-cell office:value-type="float" office:value="2.099204">
                <text:p>2.099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.274155">
                <text:p>16.274155</text:p>
              </table:table-cell>
              <table:table-cell office:value-type="float" office:value="32.230762">
                <text:p>32.230762</text:p>
              </table:table-cell>
              <table:table-cell office:value-type="float" office:value="4.398804">
                <text:p>4.398804</text:p>
              </table:table-cell>
              <table:table-cell office:value-type="float" office:value="95.35051">
                <text:p>95.35051</text:p>
              </table:table-cell>
              <table:table-cell office:value-type="float" office:value="2.290992">
                <text:p>2.290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.012742">
                <text:p>14.012742</text:p>
              </table:table-cell>
              <table:table-cell office:value-type="float" office:value="32.482307">
                <text:p>32.482307</text:p>
              </table:table-cell>
              <table:table-cell office:value-type="float" office:value="5.923988">
                <text:p>5.923988</text:p>
              </table:table-cell>
              <table:table-cell office:value-type="float" office:value="96.513504">
                <text:p>96.513504</text:p>
              </table:table-cell>
              <table:table-cell office:value-type="float" office:value="2.6529098">
                <text:p>2.6529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.420127">
                <text:p>14.420127</text:p>
              </table:table-cell>
              <table:table-cell office:value-type="float" office:value="32.094826">
                <text:p>32.094826</text:p>
              </table:table-cell>
              <table:table-cell office:value-type="float" office:value="3.9392397">
                <text:p>3.9392397</text:p>
              </table:table-cell>
              <table:table-cell office:value-type="float" office:value="96.045135">
                <text:p>96.045135</text:p>
              </table:table-cell>
              <table:table-cell office:value-type="float" office:value="2.066529">
                <text:p>2.066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.214202">
                <text:p>12.214202</text:p>
              </table:table-cell>
              <table:table-cell office:value-type="float" office:value="32.500946">
                <text:p>32.500946</text:p>
              </table:table-cell>
              <table:table-cell office:value-type="float" office:value="4.6393924">
                <text:p>4.6393924</text:p>
              </table:table-cell>
              <table:table-cell office:value-type="float" office:value="96.19045">
                <text:p>96.19045</text:p>
              </table:table-cell>
              <table:table-cell office:value-type="float" office:value="2.2706652">
                <text:p>2.2706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.6921425">
                <text:p>10.6921425</text:p>
              </table:table-cell>
              <table:table-cell office:value-type="float" office:value="33.32501">
                <text:p>33.32501</text:p>
              </table:table-cell>
              <table:table-cell office:value-type="float" office:value="4.006394">
                <text:p>4.006394</text:p>
              </table:table-cell>
              <table:table-cell office:value-type="float" office:value="95.7219">
                <text:p>95.7219</text:p>
              </table:table-cell>
              <table:table-cell office:value-type="float" office:value="2.0027065">
                <text:p>2.002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.71692">
                <text:p>17.71692</text:p>
              </table:table-cell>
              <table:table-cell office:value-type="float" office:value="31.73325">
                <text:p>31.73325</text:p>
              </table:table-cell>
              <table:table-cell office:value-type="float" office:value="4.050064">
                <text:p>4.050064</text:p>
              </table:table-cell>
              <table:table-cell office:value-type="float" office:value="97.36722">
                <text:p>97.36722</text:p>
              </table:table-cell>
              <table:table-cell office:value-type="float" office:value="2.0200272">
                <text:p>2.020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.867169">
                <text:p>14.867169</text:p>
              </table:table-cell>
              <table:table-cell office:value-type="float" office:value="32.957333">
                <text:p>32.957333</text:p>
              </table:table-cell>
              <table:table-cell office:value-type="float" office:value="4.6005006">
                <text:p>4.6005006</text:p>
              </table:table-cell>
              <table:table-cell office:value-type="float" office:value="95.133675">
                <text:p>95.133675</text:p>
              </table:table-cell>
              <table:table-cell office:value-type="float" office:value="2.1002002">
                <text:p>2.1002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.128672">
                <text:p>12.128672</text:p>
              </table:table-cell>
              <table:table-cell office:value-type="float" office:value="33.799572">
                <text:p>33.799572</text:p>
              </table:table-cell>
              <table:table-cell office:value-type="float" office:value="4.706005">
                <text:p>4.706005</text:p>
              </table:table-cell>
              <table:table-cell office:value-type="float" office:value="96.071335">
                <text:p>96.071335</text:p>
              </table:table-cell>
              <table:table-cell office:value-type="float" office:value="3.1010022">
                <text:p>3.1010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.0012865">
                <text:p>11.0012865</text:p>
              </table:table-cell>
              <table:table-cell office:value-type="float" office:value="33.137997">
                <text:p>33.137997</text:p>
              </table:table-cell>
              <table:table-cell office:value-type="float" office:value="4.8470597">
                <text:p>4.8470597</text:p>
              </table:table-cell>
              <table:table-cell office:value-type="float" office:value="96.280716">
                <text:p>96.280716</text:p>
              </table:table-cell>
              <table:table-cell office:value-type="float" office:value="2.0710099">
                <text:p>2.0710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.820012">
                <text:p>10.820012</text:p>
              </table:table-cell>
              <table:table-cell office:value-type="float" office:value="32.66138">
                <text:p>32.66138</text:p>
              </table:table-cell>
              <table:table-cell office:value-type="float" office:value="4.1684704">
                <text:p>4.1684704</text:p>
              </table:table-cell>
              <table:table-cell office:value-type="float" office:value="97.13281">
                <text:p>97.13281</text:p>
              </table:table-cell>
              <table:table-cell office:value-type="float" office:value="2.66071">
                <text:p>2.660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.9582">
                <text:p>10.9582</text:p>
              </table:table-cell>
              <table:table-cell office:value-type="float" office:value="33.056614">
                <text:p>33.056614</text:p>
              </table:table-cell>
              <table:table-cell office:value-type="float" office:value="4.0016847">
                <text:p>4.0016847</text:p>
              </table:table-cell>
              <table:table-cell office:value-type="float" office:value="96.33133">
                <text:p>96.33133</text:p>
              </table:table-cell>
              <table:table-cell office:value-type="float" office:value="2.6366072">
                <text:p>2.6366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.609583">
                <text:p>13.609583</text:p>
              </table:table-cell>
              <table:table-cell office:value-type="float" office:value="32.490566">
                <text:p>32.490566</text:p>
              </table:table-cell>
              <table:table-cell office:value-type="float" office:value="4.3700166">
                <text:p>4.3700166</text:p>
              </table:table-cell>
              <table:table-cell office:value-type="float" office:value="96.32331">
                <text:p>96.32331</text:p>
              </table:table-cell>
              <table:table-cell office:value-type="float" office:value="2.016366">
                <text:p>2.016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.956097">
                <text:p>13.956097</text:p>
              </table:table-cell>
              <table:table-cell office:value-type="float" office:value="32.48491">
                <text:p>32.48491</text:p>
              </table:table-cell>
              <table:table-cell office:value-type="float" office:value="4.6437">
                <text:p>4.6437</text:p>
              </table:table-cell>
              <table:table-cell office:value-type="float" office:value="97.94323">
                <text:p>97.94323</text:p>
              </table:table-cell>
              <table:table-cell office:value-type="float" office:value="2.0701635">
                <text:p>2.0701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7.84956">
                <text:p>37.84956</text:p>
              </table:table-cell>
              <table:table-cell office:value-type="float" office:value="32.00485">
                <text:p>32.00485</text:p>
              </table:table-cell>
              <table:table-cell office:value-type="float" office:value="65.526436">
                <text:p>65.526436</text:p>
              </table:table-cell>
              <table:table-cell office:value-type="float" office:value="98.099434">
                <text:p>98.099434</text:p>
              </table:table-cell>
              <table:table-cell office:value-type="float" office:value="1.9707016">
                <text:p>1.9707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288498">
                <text:p>35.288498</text:p>
              </table:table-cell>
              <table:table-cell office:value-type="float" office:value="32.00005">
                <text:p>32.00005</text:p>
              </table:table-cell>
              <table:table-cell office:value-type="float" office:value="68.67526">
                <text:p>68.67526</text:p>
              </table:table-cell>
              <table:table-cell office:value-type="float" office:value="97.701">
                <text:p>97.701</text:p>
              </table:table-cell>
              <table:table-cell office:value-type="float" office:value="2.749707">
                <text:p>2.749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1.502884">
                <text:p>51.502884</text:p>
              </table:table-cell>
              <table:table-cell office:value-type="float" office:value="32.06">
                <text:p>32.06</text:p>
              </table:table-cell>
              <table:table-cell office:value-type="float" office:value="70.11675">
                <text:p>70.11675</text:p>
              </table:table-cell>
              <table:table-cell office:value-type="float" office:value="96.97701">
                <text:p>96.97701</text:p>
              </table:table-cell>
              <table:table-cell office:value-type="float" office:value="2.3974972">
                <text:p>2.3974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2.56503">
                <text:p>42.56503</text:p>
              </table:table-cell>
              <table:table-cell office:value-type="float" office:value="32.480602">
                <text:p>32.480602</text:p>
              </table:table-cell>
              <table:table-cell office:value-type="float" office:value="68.021164">
                <text:p>68.021164</text:p>
              </table:table-cell>
              <table:table-cell office:value-type="float" office:value="94.609764">
                <text:p>94.609764</text:p>
              </table:table-cell>
              <table:table-cell office:value-type="float" office:value="2.283975">
                <text:p>2.283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8.00565">
                <text:p>38.00565</text:p>
              </table:table-cell>
              <table:table-cell office:value-type="float" office:value="33.964806">
                <text:p>33.964806</text:p>
              </table:table-cell>
              <table:table-cell office:value-type="float" office:value="68.17021">
                <text:p>68.17021</text:p>
              </table:table-cell>
              <table:table-cell office:value-type="float" office:value="32.1461">
                <text:p>32.1461</text:p>
              </table:table-cell>
              <table:table-cell office:value-type="float" office:value="2.0228395">
                <text:p>2.0228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8.920055">
                <text:p>38.920055</text:p>
              </table:table-cell>
              <table:table-cell office:value-type="float" office:value="32.17965">
                <text:p>32.17965</text:p>
              </table:table-cell>
              <table:table-cell office:value-type="float" office:value="68.1817">
                <text:p>68.1817</text:p>
              </table:table-cell>
              <table:table-cell office:value-type="float" office:value="33.60146">
                <text:p>33.60146</text:p>
              </table:table-cell>
              <table:table-cell office:value-type="float" office:value="2.0302284">
                <text:p>2.0302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2.9492">
                <text:p>32.9492</text:p>
              </table:table-cell>
              <table:table-cell office:value-type="float" office:value="33.641796">
                <text:p>33.641796</text:p>
              </table:table-cell>
              <table:table-cell office:value-type="float" office:value="68.76182">
                <text:p>68.76182</text:p>
              </table:table-cell>
              <table:table-cell office:value-type="float" office:value="32.016014">
                <text:p>32.016014</text:p>
              </table:table-cell>
              <table:table-cell office:value-type="float" office:value="2.960302">
                <text:p>2.960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2.019493">
                <text:p>42.019493</text:p>
              </table:table-cell>
              <table:table-cell office:value-type="float" office:value="32.41642">
                <text:p>32.41642</text:p>
              </table:table-cell>
              <table:table-cell office:value-type="float" office:value="68.687614">
                <text:p>68.687614</text:p>
              </table:table-cell>
              <table:table-cell office:value-type="float" office:value="32.04016">
                <text:p>32.04016</text:p>
              </table:table-cell>
              <table:table-cell office:value-type="float" office:value="3.309603">
                <text:p>3.309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2.400196">
                <text:p>32.400196</text:p>
              </table:table-cell>
              <table:table-cell office:value-type="float" office:value="32.964165">
                <text:p>32.964165</text:p>
              </table:table-cell>
              <table:table-cell office:value-type="float" office:value="67.366875">
                <text:p>67.366875</text:p>
              </table:table-cell>
              <table:table-cell office:value-type="float" office:value="34.060402">
                <text:p>34.060402</text:p>
              </table:table-cell>
              <table:table-cell office:value-type="float" office:value="2.033096">
                <text:p>2.033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2.684006">
                <text:p>42.684006</text:p>
              </table:table-cell>
              <table:table-cell office:value-type="float" office:value="32.48964">
                <text:p>32.48964</text:p>
              </table:table-cell>
              <table:table-cell office:value-type="float" office:value="68.75367">
                <text:p>68.75367</text:p>
              </table:table-cell>
              <table:table-cell office:value-type="float" office:value="31.860605">
                <text:p>31.860605</text:p>
              </table:table-cell>
              <table:table-cell office:value-type="float" office:value="2.100331">
                <text:p>2.1003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1.34684">
                <text:p>41.34684</text:p>
              </table:table-cell>
              <table:table-cell office:value-type="float" office:value="32.0449">
                <text:p>32.0449</text:p>
              </table:table-cell>
              <table:table-cell office:value-type="float" office:value="70.28754">
                <text:p>70.28754</text:p>
              </table:table-cell>
              <table:table-cell office:value-type="float" office:value="32.798607">
                <text:p>32.798607</text:p>
              </table:table-cell>
              <table:table-cell office:value-type="float" office:value="2.0310032">
                <text:p>2.0310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8.95347">
                <text:p>38.95347</text:p>
              </table:table-cell>
              <table:table-cell office:value-type="float" office:value="32.21045">
                <text:p>32.21045</text:p>
              </table:table-cell>
              <table:table-cell office:value-type="float" office:value="67.50288">
                <text:p>67.50288</text:p>
              </table:table-cell>
              <table:table-cell office:value-type="float" office:value="33.647987">
                <text:p>33.647987</text:p>
              </table:table-cell>
              <table:table-cell office:value-type="float" office:value="2.10031">
                <text:p>2.10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.079536">
                <text:p>45.079536</text:p>
              </table:table-cell>
              <table:table-cell office:value-type="float" office:value="32.562103">
                <text:p>32.562103</text:p>
              </table:table-cell>
              <table:table-cell office:value-type="float" office:value="68.21503">
                <text:p>68.21503</text:p>
              </table:table-cell>
              <table:table-cell office:value-type="float" office:value="36.19648">
                <text:p>36.19648</text:p>
              </table:table-cell>
              <table:table-cell office:value-type="float" office:value="2.001003">
                <text:p>2.001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2.450794">
                <text:p>32.450794</text:p>
              </table:table-cell>
              <table:table-cell office:value-type="float" office:value="32.76562">
                <text:p>32.76562</text:p>
              </table:table-cell>
              <table:table-cell office:value-type="float" office:value="68.64215">
                <text:p>68.64215</text:p>
              </table:table-cell>
              <table:table-cell office:value-type="float" office:value="31.571966">
                <text:p>31.571966</text:p>
              </table:table-cell>
              <table:table-cell office:value-type="float" office:value="2.66001">
                <text:p>2.66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9.89451">
                <text:p>39.89451</text:p>
              </table:table-cell>
              <table:table-cell office:value-type="float" office:value="32.327656">
                <text:p>32.327656</text:p>
              </table:table-cell>
              <table:table-cell office:value-type="float" office:value="69.03642">
                <text:p>69.03642</text:p>
              </table:table-cell>
              <table:table-cell office:value-type="float" office:value="36.19572">
                <text:p>36.19572</text:p>
              </table:table-cell>
              <table:table-cell office:value-type="float" office:value="2.0366">
                <text:p>2.03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6.238945">
                <text:p>46.238945</text:p>
              </table:table-cell>
              <table:table-cell office:value-type="float" office:value="33.723278">
                <text:p>33.723278</text:p>
              </table:table-cell>
              <table:table-cell office:value-type="float" office:value="68.71036">
                <text:p>68.71036</text:p>
              </table:table-cell>
              <table:table-cell office:value-type="float" office:value="31.731958">
                <text:p>31.731958</text:p>
              </table:table-cell>
              <table:table-cell office:value-type="float" office:value="2.6403658">
                <text:p>2.6403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0.16239">
                <text:p>30.16239</text:p>
              </table:table-cell>
              <table:table-cell office:value-type="float" office:value="32.37723">
                <text:p>32.37723</text:p>
              </table:table-cell>
              <table:table-cell office:value-type="float" office:value="68.047104">
                <text:p>68.047104</text:p>
              </table:table-cell>
              <table:table-cell office:value-type="float" office:value="35.19732">
                <text:p>35.19732</text:p>
              </table:table-cell>
              <table:table-cell office:value-type="float" office:value="2.4264038">
                <text:p>2.4264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9.871624">
                <text:p>39.871624</text:p>
              </table:table-cell>
              <table:table-cell office:value-type="float" office:value="32.163773">
                <text:p>32.163773</text:p>
              </table:table-cell>
              <table:table-cell office:value-type="float" office:value="68.860466">
                <text:p>68.860466</text:p>
              </table:table-cell>
              <table:table-cell office:value-type="float" office:value="32.511974">
                <text:p>32.511974</text:p>
              </table:table-cell>
              <table:table-cell office:value-type="float" office:value="2.044264">
                <text:p>2.044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1.468716">
                <text:p>41.468716</text:p>
              </table:table-cell>
              <table:table-cell office:value-type="float" office:value="32.98164">
                <text:p>32.98164</text:p>
              </table:table-cell>
              <table:table-cell office:value-type="float" office:value="68.648605">
                <text:p>68.648605</text:p>
              </table:table-cell>
              <table:table-cell office:value-type="float" office:value="32.08512">
                <text:p>32.08512</text:p>
              </table:table-cell>
              <table:table-cell office:value-type="float" office:value="2.3404427">
                <text:p>2.3404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.13469">
                <text:p>33.13469</text:p>
              </table:table-cell>
              <table:table-cell office:value-type="float" office:value="33.049816">
                <text:p>33.049816</text:p>
              </table:table-cell>
              <table:table-cell office:value-type="float" office:value="63.406483">
                <text:p>63.406483</text:p>
              </table:table-cell>
              <table:table-cell office:value-type="float" office:value="32.96085">
                <text:p>32.96085</text:p>
              </table:table-cell>
              <table:table-cell office:value-type="float" office:value="3.3434045">
                <text:p>3.3434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1.491348">
                <text:p>31.491348</text:p>
              </table:table-cell>
              <table:table-cell office:value-type="float" office:value="32.330498">
                <text:p>32.330498</text:p>
              </table:table-cell>
              <table:table-cell office:value-type="float" office:value="64.00406">
                <text:p>64.00406</text:p>
              </table:table-cell>
              <table:table-cell office:value-type="float" office:value="32.66961">
                <text:p>32.66961</text:p>
              </table:table-cell>
              <table:table-cell office:value-type="float" office:value="2.833434">
                <text:p>2.833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.65491">
                <text:p>46.65491</text:p>
              </table:table-cell>
              <table:table-cell office:value-type="float" office:value="32.143307">
                <text:p>32.143307</text:p>
              </table:table-cell>
              <table:table-cell office:value-type="float" office:value="64.66004">
                <text:p>64.66004</text:p>
              </table:table-cell>
              <table:table-cell office:value-type="float" office:value="32.0067">
                <text:p>32.0067</text:p>
              </table:table-cell>
              <table:table-cell office:value-type="float" office:value="2.0283344">
                <text:p>2.0283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8.39655">
                <text:p>38.39655</text:p>
              </table:table-cell>
              <table:table-cell office:value-type="float" office:value="32.961433">
                <text:p>32.961433</text:p>
              </table:table-cell>
              <table:table-cell office:value-type="float" office:value="64.0266">
                <text:p>64.0266</text:p>
              </table:table-cell>
              <table:table-cell office:value-type="float" office:value="31.680069">
                <text:p>31.680069</text:p>
              </table:table-cell>
              <table:table-cell office:value-type="float" office:value="2.3202834">
                <text:p>2.32028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7.593964">
                <text:p>37.593964</text:p>
              </table:table-cell>
              <table:table-cell office:value-type="float" office:value="32.349613">
                <text:p>32.349613</text:p>
              </table:table-cell>
              <table:table-cell office:value-type="float" office:value="64.64027">
                <text:p>64.64027</text:p>
              </table:table-cell>
              <table:table-cell office:value-type="float" office:value="32.3568">
                <text:p>32.3568</text:p>
              </table:table-cell>
              <table:table-cell office:value-type="float" office:value="2.6432028">
                <text:p>2.6432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0.30594">
                <text:p>40.30594</text:p>
              </table:table-cell>
              <table:table-cell office:value-type="float" office:value="32.003494">
                <text:p>32.003494</text:p>
              </table:table-cell>
              <table:table-cell office:value-type="float" office:value="64.0064">
                <text:p>64.0064</text:p>
              </table:table-cell>
              <table:table-cell office:value-type="float" office:value="32.36357">
                <text:p>32.36357</text:p>
              </table:table-cell>
              <table:table-cell office:value-type="float" office:value="2.7064319">
                <text:p>2.7064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9.75306">
                <text:p>39.75306</text:p>
              </table:table-cell>
              <table:table-cell office:value-type="float" office:value="32.040035">
                <text:p>32.040035</text:p>
              </table:table-cell>
              <table:table-cell office:value-type="float" office:value="64.72006">
                <text:p>64.72006</text:p>
              </table:table-cell>
              <table:table-cell office:value-type="float" office:value="34.583633">
                <text:p>34.583633</text:p>
              </table:table-cell>
              <table:table-cell office:value-type="float" office:value="2.1870644">
                <text:p>2.18706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6.44753">
                <text:p>36.44753</text:p>
              </table:table-cell>
              <table:table-cell office:value-type="float" office:value="32.0104">
                <text:p>32.0104</text:p>
              </table:table-cell>
              <table:table-cell office:value-type="float" office:value="64.2072">
                <text:p>64.2072</text:p>
              </table:table-cell>
              <table:table-cell office:value-type="float" office:value="33.305836">
                <text:p>33.305836</text:p>
              </table:table-cell>
              <table:table-cell office:value-type="float" office:value="2.8018708">
                <text:p>2.8018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2.984474">
                <text:p>32.984474</text:p>
              </table:table-cell>
              <table:table-cell office:value-type="float" office:value="32.000103">
                <text:p>32.000103</text:p>
              </table:table-cell>
              <table:table-cell office:value-type="float" office:value="63.452072">
                <text:p>63.452072</text:p>
              </table:table-cell>
              <table:table-cell office:value-type="float" office:value="32.65306">
                <text:p>32.65306</text:p>
              </table:table-cell>
              <table:table-cell office:value-type="float" office:value="2.348019">
                <text:p>2.348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8.849842">
                <text:p>38.849842</text:p>
              </table:table-cell>
              <table:table-cell office:value-type="float" office:value="32.36">
                <text:p>32.36</text:p>
              </table:table-cell>
              <table:table-cell office:value-type="float" office:value="64.92452">
                <text:p>64.92452</text:p>
              </table:table-cell>
              <table:table-cell office:value-type="float" office:value="32.566532">
                <text:p>32.566532</text:p>
              </table:table-cell>
              <table:table-cell office:value-type="float" office:value="2.1834803">
                <text:p>2.18348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8.2385">
                <text:p>38.2385</text:p>
              </table:table-cell>
              <table:table-cell office:value-type="float" office:value="31.803598">
                <text:p>31.803598</text:p>
              </table:table-cell>
              <table:table-cell office:value-type="float" office:value="64.64925">
                <text:p>64.64925</text:p>
              </table:table-cell>
              <table:table-cell office:value-type="float" office:value="32.805664">
                <text:p>32.805664</text:p>
              </table:table-cell>
              <table:table-cell office:value-type="float" office:value="2.1418347">
                <text:p>2.1418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8.562386">
                <text:p>28.562386</text:p>
              </table:table-cell>
              <table:table-cell office:value-type="float" office:value="32.358036">
                <text:p>32.358036</text:p>
              </table:table-cell>
              <table:table-cell office:value-type="float" office:value="65.28649">
                <text:p>65.28649</text:p>
              </table:table-cell>
              <table:table-cell office:value-type="float" office:value="32.188057">
                <text:p>32.188057</text:p>
              </table:table-cell>
              <table:table-cell office:value-type="float" office:value="2.6414185">
                <text:p>2.64141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3.465626">
                <text:p>43.465626</text:p>
              </table:table-cell>
              <table:table-cell office:value-type="float" office:value="33.36358">
                <text:p>33.36358</text:p>
              </table:table-cell>
              <table:table-cell office:value-type="float" office:value="64.08286">
                <text:p>64.08286</text:p>
              </table:table-cell>
              <table:table-cell office:value-type="float" office:value="32.16188">
                <text:p>32.16188</text:p>
              </table:table-cell>
              <table:table-cell office:value-type="float" office:value="2.1464143">
                <text:p>2.1464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8.454655">
                <text:p>38.454655</text:p>
              </table:table-cell>
              <table:table-cell office:value-type="float" office:value="32.353634">
                <text:p>32.353634</text:p>
              </table:table-cell>
              <table:table-cell office:value-type="float" office:value="64.01083">
                <text:p>64.01083</text:p>
              </table:table-cell>
              <table:table-cell office:value-type="float" office:value="33.92162">
                <text:p>33.92162</text:p>
              </table:table-cell>
              <table:table-cell office:value-type="float" office:value="2.0414643">
                <text:p>2.04146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3.994545">
                <text:p>33.994545</text:p>
              </table:table-cell>
              <table:table-cell office:value-type="float" office:value="32.383533">
                <text:p>32.383533</text:p>
              </table:table-cell>
              <table:table-cell office:value-type="float" office:value="65.460106">
                <text:p>65.460106</text:p>
              </table:table-cell>
              <table:table-cell office:value-type="float" office:value="33.619217">
                <text:p>33.619217</text:p>
              </table:table-cell>
              <table:table-cell office:value-type="float" office:value="2.8004148">
                <text:p>2.8004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2.059948">
                <text:p>32.059948</text:p>
              </table:table-cell>
              <table:table-cell office:value-type="float" office:value="34.403835">
                <text:p>34.403835</text:p>
              </table:table-cell>
              <table:table-cell office:value-type="float" office:value="64.7346">
                <text:p>64.7346</text:p>
              </table:table-cell>
              <table:table-cell office:value-type="float" office:value="33.89619">
                <text:p>33.89619</text:p>
              </table:table-cell>
              <table:table-cell office:value-type="float" office:value="2.348004">
                <text:p>2.348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7.7806">
                <text:p>37.7806</text:p>
              </table:table-cell>
              <table:table-cell office:value-type="float" office:value="36.154037">
                <text:p>36.154037</text:p>
              </table:table-cell>
              <table:table-cell office:value-type="float" office:value="64.00735">
                <text:p>64.00735</text:p>
              </table:table-cell>
              <table:table-cell office:value-type="float" office:value="32.338963">
                <text:p>32.338963</text:p>
              </table:table-cell>
              <table:table-cell office:value-type="float" office:value="2.3234801">
                <text:p>2.3234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4.43781">
                <text:p>34.43781</text:p>
              </table:table-cell>
              <table:table-cell office:value-type="float" office:value="36.18154">
                <text:p>36.18154</text:p>
              </table:table-cell>
              <table:table-cell office:value-type="float" office:value="64.140076">
                <text:p>64.140076</text:p>
              </table:table-cell>
              <table:table-cell office:value-type="float" office:value="32.58339">
                <text:p>32.58339</text:p>
              </table:table-cell>
              <table:table-cell office:value-type="float" office:value="2.5132349">
                <text:p>2.51323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2.674377">
                <text:p>32.674377</text:p>
              </table:table-cell>
              <table:table-cell office:value-type="float" office:value="36.44182">
                <text:p>36.44182</text:p>
              </table:table-cell>
              <table:table-cell office:value-type="float" office:value="66.1014">
                <text:p>66.1014</text:p>
              </table:table-cell>
              <table:table-cell office:value-type="float" office:value="32.005836">
                <text:p>32.005836</text:p>
              </table:table-cell>
              <table:table-cell office:value-type="float" office:value="2.1151323">
                <text:p>2.1151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8.966743">
                <text:p>28.966743</text:p>
              </table:table-cell>
              <table:table-cell office:value-type="float" office:value="37.96442">
                <text:p>37.96442</text:p>
              </table:table-cell>
              <table:table-cell office:value-type="float" office:value="64.21101">
                <text:p>64.21101</text:p>
              </table:table-cell>
              <table:table-cell office:value-type="float" office:value="34.89006">
                <text:p>34.89006</text:p>
              </table:table-cell>
              <table:table-cell office:value-type="float" office:value="2.0211513">
                <text:p>2.02115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2.099667">
                <text:p>32.099667</text:p>
              </table:table-cell>
              <table:table-cell office:value-type="float" office:value="35.469643">
                <text:p>35.469643</text:p>
              </table:table-cell>
              <table:table-cell office:value-type="float" office:value="66.03211">
                <text:p>66.03211</text:p>
              </table:table-cell>
              <table:table-cell office:value-type="float" office:value="159.70891">
                <text:p>159.70891</text:p>
              </table:table-cell>
              <table:table-cell office:value-type="float" office:value="2.4202116">
                <text:p>2.4202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7.710997">
                <text:p>27.710997</text:p>
              </table:table-cell>
              <table:table-cell office:value-type="float" office:value="38.974697">
                <text:p>38.974697</text:p>
              </table:table-cell>
              <table:table-cell office:value-type="float" office:value="65.060326">
                <text:p>65.060326</text:p>
              </table:table-cell>
              <table:table-cell office:value-type="float" office:value="160.99709">
                <text:p>160.99709</text:p>
              </table:table-cell>
              <table:table-cell office:value-type="float" office:value="2.0042021">
                <text:p>2.0042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.687109">
                <text:p>27.687109</text:p>
              </table:table-cell>
              <table:table-cell office:value-type="float" office:value="36.349747">
                <text:p>36.349747</text:p>
              </table:table-cell>
              <table:table-cell office:value-type="float" office:value="65.800606">
                <text:p>65.800606</text:p>
              </table:table-cell>
              <table:table-cell office:value-type="float" office:value="160.06998">
                <text:p>160.06998</text:p>
              </table:table-cell>
              <table:table-cell office:value-type="float" office:value="2.960042">
                <text:p>2.960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3.246872">
                <text:p>33.246872</text:p>
              </table:table-cell>
              <table:table-cell office:value-type="float" office:value="36.023495">
                <text:p>36.023495</text:p>
              </table:table-cell>
              <table:table-cell office:value-type="float" office:value="64.378006">
                <text:p>64.378006</text:p>
              </table:table-cell>
              <table:table-cell office:value-type="float" office:value="161.2807">
                <text:p>161.2807</text:p>
              </table:table-cell>
              <table:table-cell office:value-type="float" office:value="3.4696002">
                <text:p>3.4696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1.812468">
                <text:p>31.812468</text:p>
              </table:table-cell>
              <table:table-cell office:value-type="float" office:value="36.530235">
                <text:p>36.530235</text:p>
              </table:table-cell>
              <table:table-cell office:value-type="float" office:value="65.643776">
                <text:p>65.643776</text:p>
              </table:table-cell>
              <table:table-cell office:value-type="float" office:value="160.97281">
                <text:p>160.97281</text:p>
              </table:table-cell>
              <table:table-cell office:value-type="float" office:value="2.314696">
                <text:p>2.3146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1.618126">
                <text:p>31.618126</text:p>
              </table:table-cell>
              <table:table-cell office:value-type="float" office:value="36.3753">
                <text:p>36.3753</text:p>
              </table:table-cell>
              <table:table-cell office:value-type="float" office:value="65.65643">
                <text:p>65.65643</text:p>
              </table:table-cell>
              <table:table-cell office:value-type="float" office:value="162.32973">
                <text:p>162.32973</text:p>
              </table:table-cell>
              <table:table-cell office:value-type="float" office:value="2.623147">
                <text:p>2.6231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2.556183">
                <text:p>32.556183</text:p>
              </table:table-cell>
              <table:table-cell office:value-type="float" office:value="36.013752">
                <text:p>36.013752</text:p>
              </table:table-cell>
              <table:table-cell office:value-type="float" office:value="65.81656">
                <text:p>65.81656</text:p>
              </table:table-cell>
              <table:table-cell office:value-type="float" office:value="159.20331">
                <text:p>159.20331</text:p>
              </table:table-cell>
              <table:table-cell office:value-type="float" office:value="2.1462314">
                <text:p>2.1462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1.565561">
                <text:p>31.565561</text:p>
              </table:table-cell>
              <table:table-cell office:value-type="float" office:value="37.000137">
                <text:p>37.000137</text:p>
              </table:table-cell>
              <table:table-cell office:value-type="float" office:value="65.478165">
                <text:p>65.478165</text:p>
              </table:table-cell>
              <table:table-cell office:value-type="float" office:value="159.12202">
                <text:p>159.12202</text:p>
              </table:table-cell>
              <table:table-cell office:value-type="float" office:value="2.4014623">
                <text:p>2.40146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8.935654">
                <text:p>28.935654</text:p>
              </table:table-cell>
              <table:table-cell office:value-type="float" office:value="37.03">
                <text:p>37.03</text:p>
              </table:table-cell>
              <table:table-cell office:value-type="float" office:value="66.28478">
                <text:p>66.28478</text:p>
              </table:table-cell>
              <table:table-cell office:value-type="float" office:value="160.31122">
                <text:p>160.31122</text:p>
              </table:table-cell>
              <table:table-cell office:value-type="float" office:value="2.3840146">
                <text:p>2.3840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9.009356">
                <text:p>29.009356</text:p>
              </table:table-cell>
              <table:table-cell office:value-type="float" office:value="37.2503">
                <text:p>37.2503</text:p>
              </table:table-cell>
              <table:table-cell office:value-type="float" office:value="65.01285">
                <text:p>65.01285</text:p>
              </table:table-cell>
              <table:table-cell office:value-type="float" office:value="159.22311">
                <text:p>159.22311</text:p>
              </table:table-cell>
              <table:table-cell office:value-type="float" office:value="2.0938401">
                <text:p>2.0938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9.140093">
                <text:p>29.140093</text:p>
              </table:table-cell>
              <table:table-cell office:value-type="float" office:value="37.972504">
                <text:p>37.972504</text:p>
              </table:table-cell>
              <table:table-cell office:value-type="float" office:value="65.010124">
                <text:p>65.010124</text:p>
              </table:table-cell>
              <table:table-cell office:value-type="float" office:value="160.34222">
                <text:p>160.34222</text:p>
              </table:table-cell>
              <table:table-cell office:value-type="float" office:value="2.6509385">
                <text:p>2.6509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3.0914">
                <text:p>33.0914</text:p>
              </table:table-cell>
              <table:table-cell office:value-type="float" office:value="35.739727">
                <text:p>35.739727</text:p>
              </table:table-cell>
              <table:table-cell office:value-type="float" office:value="65.0501">
                <text:p>65.0501</text:p>
              </table:table-cell>
              <table:table-cell office:value-type="float" office:value="160.32343">
                <text:p>160.32343</text:p>
              </table:table-cell>
              <table:table-cell office:value-type="float" office:value="2.1265094">
                <text:p>2.12650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6.520912">
                <text:p>36.520912</text:p>
              </table:table-cell>
              <table:table-cell office:value-type="float" office:value="36.9974">
                <text:p>36.9974</text:p>
              </table:table-cell>
              <table:table-cell office:value-type="float" office:value="64.390495">
                <text:p>64.390495</text:p>
              </table:table-cell>
              <table:table-cell office:value-type="float" office:value="160.64323">
                <text:p>160.64323</text:p>
              </table:table-cell>
              <table:table-cell office:value-type="float" office:value="2.3812652">
                <text:p>2.38126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2.46521">
                <text:p>32.46521</text:p>
              </table:table-cell>
              <table:table-cell office:value-type="float" office:value="36.369976">
                <text:p>36.369976</text:p>
              </table:table-cell>
              <table:table-cell office:value-type="float" office:value="65.66391">
                <text:p>65.66391</text:p>
              </table:table-cell>
              <table:table-cell office:value-type="float" office:value="161.76643">
                <text:p>161.76643</text:p>
              </table:table-cell>
              <table:table-cell office:value-type="float" office:value="2.3238125">
                <text:p>2.323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.494654">
                <text:p>28.494654</text:p>
              </table:table-cell>
              <table:table-cell office:value-type="float" office:value="35.263702">
                <text:p>35.263702</text:p>
              </table:table-cell>
              <table:table-cell office:value-type="float" office:value="64.48664">
                <text:p>64.48664</text:p>
              </table:table-cell>
              <table:table-cell office:value-type="float" office:value="161.61766">
                <text:p>161.61766</text:p>
              </table:table-cell>
              <table:table-cell office:value-type="float" office:value="2.6732383">
                <text:p>2.67323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1.054947">
                <text:p>41.054947</text:p>
              </table:table-cell>
              <table:table-cell office:value-type="float" office:value="5.752637">
                <text:p>5.752637</text:p>
              </table:table-cell>
              <table:table-cell office:value-type="float" office:value="65.66486">
                <text:p>65.66486</text:p>
              </table:table-cell>
              <table:table-cell office:value-type="float" office:value="160.17618">
                <text:p>160.17618</text:p>
              </table:table-cell>
              <table:table-cell office:value-type="float" office:value="2.0667324">
                <text:p>2.0667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6.650547">
                <text:p>46.650547</text:p>
              </table:table-cell>
              <table:table-cell office:value-type="float" office:value="4.017526">
                <text:p>4.017526</text:p>
              </table:table-cell>
              <table:table-cell office:value-type="float" office:value="65.70665">
                <text:p>65.70665</text:p>
              </table:table-cell>
              <table:table-cell office:value-type="float" office:value="160.04176">
                <text:p>160.04176</text:p>
              </table:table-cell>
              <table:table-cell office:value-type="float" office:value="2.6406674">
                <text:p>2.6406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5.006504">
                <text:p>45.006504</text:p>
              </table:table-cell>
              <table:table-cell office:value-type="float" office:value="4.040175">
                <text:p>4.040175</text:p>
              </table:table-cell>
              <table:table-cell office:value-type="float" office:value="65.16707">
                <text:p>65.16707</text:p>
              </table:table-cell>
              <table:table-cell office:value-type="float" office:value="161.28043">
                <text:p>161.28043</text:p>
              </table:table-cell>
              <table:table-cell office:value-type="float" office:value="2.9964068">
                <text:p>2.99640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3.440063">
                <text:p>33.440063</text:p>
              </table:table-cell>
              <table:table-cell office:value-type="float" office:value="4.8504014">
                <text:p>4.8504014</text:p>
              </table:table-cell>
              <table:table-cell office:value-type="float" office:value="65.79167">
                <text:p>65.79167</text:p>
              </table:table-cell>
              <table:table-cell office:value-type="float" office:value="161.4928">
                <text:p>161.4928</text:p>
              </table:table-cell>
              <table:table-cell office:value-type="float" office:value="1.989964">
                <text:p>1.989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1.9544">
                <text:p>41.9544</text:p>
              </table:table-cell>
              <table:table-cell office:value-type="float" office:value="3.968504">
                <text:p>3.968504</text:p>
              </table:table-cell>
              <table:table-cell office:value-type="float" office:value="65.68792">
                <text:p>65.68792</text:p>
              </table:table-cell>
              <table:table-cell office:value-type="float" office:value="161.01492">
                <text:p>161.01492</text:p>
              </table:table-cell>
              <table:table-cell office:value-type="float" office:value="2.0198996">
                <text:p>2.0198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6.089542">
                <text:p>46.089542</text:p>
              </table:table-cell>
              <table:table-cell office:value-type="float" office:value="4.489685">
                <text:p>4.489685</text:p>
              </table:table-cell>
              <table:table-cell office:value-type="float" office:value="64.60688">
                <text:p>64.60688</text:p>
              </table:table-cell>
              <table:table-cell office:value-type="float" office:value="160.01015">
                <text:p>160.01015</text:p>
              </table:table-cell>
              <table:table-cell office:value-type="float" office:value="2.320199">
                <text:p>2.3201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6.7809">
                <text:p>46.7809</text:p>
              </table:table-cell>
              <table:table-cell office:value-type="float" office:value="5.344897">
                <text:p>5.344897</text:p>
              </table:table-cell>
              <table:table-cell office:value-type="float" office:value="67.436066">
                <text:p>67.436066</text:p>
              </table:table-cell>
              <table:table-cell office:value-type="float" office:value="161.8401">
                <text:p>161.8401</text:p>
              </table:table-cell>
              <table:table-cell office:value-type="float" office:value="2.1832018">
                <text:p>2.1832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0.977806">
                <text:p>40.977806</text:p>
              </table:table-cell>
              <table:table-cell office:value-type="float" office:value="4.573449">
                <text:p>4.573449</text:p>
              </table:table-cell>
              <table:table-cell office:value-type="float" office:value="65.05436">
                <text:p>65.05436</text:p>
              </table:table-cell>
              <table:table-cell office:value-type="float" office:value="161.3084">
                <text:p>161.3084</text:p>
              </table:table-cell>
              <table:table-cell office:value-type="float" office:value="2.241832">
                <text:p>2.2418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3.119774">
                <text:p>43.119774</text:p>
              </table:table-cell>
              <table:table-cell office:value-type="float" office:value="6.595735">
                <text:p>6.595735</text:p>
              </table:table-cell>
              <table:table-cell office:value-type="float" office:value="65.68054">
                <text:p>65.68054</text:p>
              </table:table-cell>
              <table:table-cell office:value-type="float" office:value="157.63309">
                <text:p>157.63309</text:p>
              </table:table-cell>
              <table:table-cell office:value-type="float" office:value="2.8324182">
                <text:p>2.8324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0.481197">
                <text:p>40.481197</text:p>
              </table:table-cell>
              <table:table-cell office:value-type="float" office:value="5.3659573">
                <text:p>5.3659573</text:p>
              </table:table-cell>
              <table:table-cell office:value-type="float" office:value="65.70681">
                <text:p>65.70681</text:p>
              </table:table-cell>
              <table:table-cell office:value-type="float" office:value="161.59633">
                <text:p>161.59633</text:p>
              </table:table-cell>
              <table:table-cell office:value-type="float" office:value="3.3883243">
                <text:p>3.3883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5.584812">
                <text:p>35.584812</text:p>
              </table:table-cell>
              <table:table-cell office:value-type="float" office:value="3.9436598">
                <text:p>3.9436598</text:p>
              </table:table-cell>
              <table:table-cell office:value-type="float" office:value="65.49707">
                <text:p>65.49707</text:p>
              </table:table-cell>
              <table:table-cell office:value-type="float" office:value="158.75595">
                <text:p>158.75595</text:p>
              </table:table-cell>
              <table:table-cell office:value-type="float" office:value="2.9938831">
                <text:p>2.99388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8.81585">
                <text:p>38.81585</text:p>
              </table:table-cell>
              <table:table-cell office:value-type="float" office:value="4.1994367">
                <text:p>4.1994367</text:p>
              </table:table-cell>
              <table:table-cell office:value-type="float" office:value="65.65497">
                <text:p>65.65497</text:p>
              </table:table-cell>
              <table:table-cell office:value-type="float" office:value="161.26756">
                <text:p>161.26756</text:p>
              </table:table-cell>
              <table:table-cell office:value-type="float" office:value="19.639938">
                <text:p>19.639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5.69816">
                <text:p>45.69816</text:p>
              </table:table-cell>
              <table:table-cell office:value-type="float" office:value="3.9719944">
                <text:p>3.9719944</text:p>
              </table:table-cell>
              <table:table-cell office:value-type="float" office:value="64.52655">
                <text:p>64.52655</text:p>
              </table:table-cell>
              <table:table-cell office:value-type="float" office:value="161.69267">
                <text:p>161.69267</text:p>
              </table:table-cell>
              <table:table-cell office:value-type="float" office:value="18.1764">
                <text:p>18.17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.136982">
                <text:p>41.136982</text:p>
              </table:table-cell>
              <table:table-cell office:value-type="float" office:value="3.9797199">
                <text:p>3.9797199</text:p>
              </table:table-cell>
              <table:table-cell office:value-type="float" office:value="65.005264">
                <text:p>65.005264</text:p>
              </table:table-cell>
              <table:table-cell office:value-type="float" office:value="160.02692">
                <text:p>160.02692</text:p>
              </table:table-cell>
              <table:table-cell office:value-type="float" office:value="18.221764">
                <text:p>18.221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0.62137">
                <text:p>50.62137</text:p>
              </table:table-cell>
              <table:table-cell office:value-type="float" office:value="5.639797">
                <text:p>5.639797</text:p>
              </table:table-cell>
              <table:table-cell office:value-type="float" office:value="67.27005">
                <text:p>67.27005</text:p>
              </table:table-cell>
              <table:table-cell office:value-type="float" office:value="158.72028">
                <text:p>158.72028</text:p>
              </table:table-cell>
              <table:table-cell office:value-type="float" office:value="18.022219">
                <text:p>18.022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.746212">
                <text:p>43.746212</text:p>
              </table:table-cell>
              <table:table-cell office:value-type="float" office:value="4.2163982">
                <text:p>4.2163982</text:p>
              </table:table-cell>
              <table:table-cell office:value-type="float" office:value="65.6427">
                <text:p>65.6427</text:p>
              </table:table-cell>
              <table:table-cell office:value-type="float" office:value="161.2872">
                <text:p>161.2872</text:p>
              </table:table-cell>
              <table:table-cell office:value-type="float" office:value="18.180222">
                <text:p>18.180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6.07746">
                <text:p>46.07746</text:p>
              </table:table-cell>
              <table:table-cell office:value-type="float" office:value="4.002164">
                <text:p>4.002164</text:p>
              </table:table-cell>
              <table:table-cell office:value-type="float" office:value="63.726425">
                <text:p>63.726425</text:p>
              </table:table-cell>
              <table:table-cell office:value-type="float" office:value="161.63287">
                <text:p>161.63287</text:p>
              </table:table-cell>
              <table:table-cell office:value-type="float" office:value="18.191801">
                <text:p>18.1918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6.590775">
                <text:p>36.590775</text:p>
              </table:table-cell>
              <table:table-cell office:value-type="float" office:value="4.160022">
                <text:p>4.160022</text:p>
              </table:table-cell>
              <table:table-cell office:value-type="float" office:value="66.10727">
                <text:p>66.10727</text:p>
              </table:table-cell>
              <table:table-cell office:value-type="float" office:value="161.45633">
                <text:p>161.45633</text:p>
              </table:table-cell>
              <table:table-cell office:value-type="float" office:value="17.981918">
                <text:p>17.9819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9.445908">
                <text:p>49.445908</text:p>
              </table:table-cell>
              <table:table-cell office:value-type="float" office:value="5.5916004">
                <text:p>5.5916004</text:p>
              </table:table-cell>
              <table:table-cell office:value-type="float" office:value="67.26108">
                <text:p>67.26108</text:p>
              </table:table-cell>
              <table:table-cell office:value-type="float" office:value="129.61456">
                <text:p>129.61456</text:p>
              </table:table-cell>
              <table:table-cell office:value-type="float" office:value="18.159819">
                <text:p>18.159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9.954456">
                <text:p>49.954456</text:p>
              </table:table-cell>
              <table:table-cell office:value-type="float" office:value="4.0559163">
                <text:p>4.0559163</text:p>
              </table:table-cell>
              <table:table-cell office:value-type="float" office:value="65.352615">
                <text:p>65.352615</text:p>
              </table:table-cell>
              <table:table-cell office:value-type="float" office:value="128.67615">
                <text:p>128.67615</text:p>
              </table:table-cell>
              <table:table-cell office:value-type="float" office:value="18.001598">
                <text:p>18.0015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2.829544">
                <text:p>42.829544</text:p>
              </table:table-cell>
              <table:table-cell office:value-type="float" office:value="5.340559">
                <text:p>5.340559</text:p>
              </table:table-cell>
              <table:table-cell office:value-type="float" office:value="65.24352">
                <text:p>65.24352</text:p>
              </table:table-cell>
              <table:table-cell office:value-type="float" office:value="126.10676">
                <text:p>126.10676</text:p>
              </table:table-cell>
              <table:table-cell office:value-type="float" office:value="18.500015">
                <text:p>18.500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3.508297">
                <text:p>53.508297</text:p>
              </table:table-cell>
              <table:table-cell office:value-type="float" office:value="4.373406">
                <text:p>4.373406</text:p>
              </table:table-cell>
              <table:table-cell office:value-type="float" office:value="64.42244">
                <text:p>64.42244</text:p>
              </table:table-cell>
              <table:table-cell office:value-type="float" office:value="129.26106">
                <text:p>129.26106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0.035084">
                <text:p>40.035084</text:p>
              </table:table-cell>
              <table:table-cell office:value-type="float" office:value="4.883734">
                <text:p>4.883734</text:p>
              </table:table-cell>
              <table:table-cell office:value-type="float" office:value="66.604225">
                <text:p>66.604225</text:p>
              </table:table-cell>
              <table:table-cell office:value-type="float" office:value="130.03261">
                <text:p>130.03261</text:p>
              </table:table-cell>
              <table:table-cell office:value-type="float" office:value="18.49905">
                <text:p>18.49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7.78035">
                <text:p>47.78035</text:p>
              </table:table-cell>
              <table:table-cell office:value-type="float" office:value="4.688837">
                <text:p>4.688837</text:p>
              </table:table-cell>
              <table:table-cell office:value-type="float" office:value="65.67605">
                <text:p>65.67605</text:p>
              </table:table-cell>
              <table:table-cell office:value-type="float" office:value="128.66034">
                <text:p>128.66034</text:p>
              </table:table-cell>
              <table:table-cell office:value-type="float" office:value="18.53499">
                <text:p>18.53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6.9178">
                <text:p>36.9178</text:p>
              </table:table-cell>
              <table:table-cell office:value-type="float" office:value="5.2568884">
                <text:p>5.2568884</text:p>
              </table:table-cell>
              <table:table-cell office:value-type="float" office:value="65.64676">
                <text:p>65.64676</text:p>
              </table:table-cell>
              <table:table-cell office:value-type="float" office:value="128.0966">
                <text:p>128.0966</text:p>
              </table:table-cell>
              <table:table-cell office:value-type="float" office:value="18.185349">
                <text:p>18.1853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2.63918">
                <text:p>42.63918</text:p>
              </table:table-cell>
              <table:table-cell office:value-type="float" office:value="4.692569">
                <text:p>4.692569</text:p>
              </table:table-cell>
              <table:table-cell office:value-type="float" office:value="65.67647">
                <text:p>65.67647</text:p>
              </table:table-cell>
              <table:table-cell office:value-type="float" office:value="130.01097">
                <text:p>130.01097</text:p>
              </table:table-cell>
              <table:table-cell office:value-type="float" office:value="18.561853">
                <text:p>18.561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1.36639">
                <text:p>41.36639</text:p>
              </table:table-cell>
              <table:table-cell office:value-type="float" office:value="4.3769255">
                <text:p>4.3769255</text:p>
              </table:table-cell>
              <table:table-cell office:value-type="float" office:value="65.026764">
                <text:p>65.026764</text:p>
              </table:table-cell>
              <table:table-cell office:value-type="float" office:value="128.88011">
                <text:p>128.88011</text:p>
              </table:table-cell>
              <table:table-cell office:value-type="float" office:value="19.145618">
                <text:p>19.1456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8.19366">
                <text:p>48.19366</text:p>
              </table:table-cell>
              <table:table-cell office:value-type="float" office:value="4.053769">
                <text:p>4.053769</text:p>
              </table:table-cell>
              <table:table-cell office:value-type="float" office:value="65.33027">
                <text:p>65.33027</text:p>
              </table:table-cell>
              <table:table-cell office:value-type="float" office:value="129.2888">
                <text:p>129.2888</text:p>
              </table:table-cell>
              <table:table-cell office:value-type="float" office:value="18.191456">
                <text:p>18.191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7.111935">
                <text:p>47.111935</text:p>
              </table:table-cell>
              <table:table-cell office:value-type="float" office:value="4.440538">
                <text:p>4.440538</text:p>
              </table:table-cell>
              <table:table-cell office:value-type="float" office:value="64.3533">
                <text:p>64.3533</text:p>
              </table:table-cell>
              <table:table-cell office:value-type="float" office:value="129.3729">
                <text:p>129.3729</text:p>
              </table:table-cell>
              <table:table-cell office:value-type="float" office:value="18.171913">
                <text:p>18.1719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4.97112">
                <text:p>54.97112</text:p>
              </table:table-cell>
              <table:table-cell office:value-type="float" office:value="4.0444055">
                <text:p>4.0444055</text:p>
              </table:table-cell>
              <table:table-cell office:value-type="float" office:value="64.763535">
                <text:p>64.763535</text:p>
              </table:table-cell>
              <table:table-cell office:value-type="float" office:value="126.49373">
                <text:p>126.49373</text:p>
              </table:table-cell>
              <table:table-cell office:value-type="float" office:value="18.161718">
                <text:p>18.1617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1.919712">
                <text:p>21.919712</text:p>
              </table:table-cell>
              <table:table-cell office:value-type="float" office:value="4.200444">
                <text:p>4.200444</text:p>
              </table:table-cell>
              <table:table-cell office:value-type="float" office:value="65.717636">
                <text:p>65.717636</text:p>
              </table:table-cell>
              <table:table-cell office:value-type="float" office:value="1.2649373">
                <text:p>1.2649373</text:p>
              </table:table-cell>
              <table:table-cell office:value-type="float" office:value="18.101618">
                <text:p>18.101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7.029198">
                <text:p>17.029198</text:p>
              </table:table-cell>
              <table:table-cell office:value-type="float" office:value="4.0620046">
                <text:p>4.0620046</text:p>
              </table:table-cell>
              <table:table-cell office:value-type="float" office:value="65.71718">
                <text:p>65.71718</text:p>
              </table:table-cell>
              <table:table-cell office:value-type="float" office:value="0.4126494">
                <text:p>0.4126494</text:p>
              </table:table-cell>
              <table:table-cell office:value-type="float" office:value="18.361015">
                <text:p>18.361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.110292">
                <text:p>18.110292</text:p>
              </table:table-cell>
              <table:table-cell office:value-type="float" office:value="5.98062">
                <text:p>5.98062</text:p>
              </table:table-cell>
              <table:table-cell office:value-type="float" office:value="64.377174">
                <text:p>64.377174</text:p>
              </table:table-cell>
              <table:table-cell office:value-type="float" office:value="0.64412653">
                <text:p>0.64412653</text:p>
              </table:table-cell>
              <table:table-cell office:value-type="float" office:value="19.443611">
                <text:p>19.4436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.921104">
                <text:p>16.921104</text:p>
              </table:table-cell>
              <table:table-cell office:value-type="float" office:value="4.069806">
                <text:p>4.069806</text:p>
              </table:table-cell>
              <table:table-cell office:value-type="float" office:value="65.62377">
                <text:p>65.62377</text:p>
              </table:table-cell>
              <table:table-cell office:value-type="float" office:value="1.4064412">
                <text:p>1.4064412</text:p>
              </table:table-cell>
              <table:table-cell office:value-type="float" office:value="18.024437">
                <text:p>18.0244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8.889212">
                <text:p>18.889212</text:p>
              </table:table-cell>
              <table:table-cell office:value-type="float" office:value="4.040698">
                <text:p>4.040698</text:p>
              </table:table-cell>
              <table:table-cell office:value-type="float" office:value="65.73624">
                <text:p>65.73624</text:p>
              </table:table-cell>
              <table:table-cell office:value-type="float" office:value="1.2940645">
                <text:p>1.2940645</text:p>
              </table:table-cell>
              <table:table-cell office:value-type="float" office:value="18.070244">
                <text:p>18.070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.178892">
                <text:p>20.178892</text:p>
              </table:table-cell>
              <table:table-cell office:value-type="float" office:value="4.6304073">
                <text:p>4.6304073</text:p>
              </table:table-cell>
              <table:table-cell office:value-type="float" office:value="65.03736">
                <text:p>65.03736</text:p>
              </table:table-cell>
              <table:table-cell office:value-type="float" office:value="0.11294065">
                <text:p>0.11294065</text:p>
              </table:table-cell>
              <table:table-cell office:value-type="float" office:value="21.960703">
                <text:p>21.960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.231789">
                <text:p>19.231789</text:p>
              </table:table-cell>
              <table:table-cell office:value-type="float" office:value="4.166304">
                <text:p>4.166304</text:p>
              </table:table-cell>
              <table:table-cell office:value-type="float" office:value="65.01037">
                <text:p>65.01037</text:p>
              </table:table-cell>
              <table:table-cell office:value-type="float" office:value="0.20112939">
                <text:p>0.20112939</text:p>
              </table:table-cell>
              <table:table-cell office:value-type="float" office:value="22.419607">
                <text:p>22.4196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.002317">
                <text:p>20.002317</text:p>
              </table:table-cell>
              <table:table-cell office:value-type="float" office:value="3.9616632">
                <text:p>3.9616632</text:p>
              </table:table-cell>
              <table:table-cell office:value-type="float" office:value="65.9701">
                <text:p>65.9701</text:p>
              </table:table-cell>
              <table:table-cell office:value-type="float" office:value="0.002011294">
                <text:p>0.002011294</text:p>
              </table:table-cell>
              <table:table-cell office:value-type="float" office:value="21.904198">
                <text:p>21.904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9.270023">
                <text:p>19.270023</text:p>
              </table:table-cell>
              <table:table-cell office:value-type="float" office:value="5.299617">
                <text:p>5.299617</text:p>
              </table:table-cell>
              <table:table-cell office:value-type="float" office:value="65.6597">
                <text:p>65.6597</text:p>
              </table:table-cell>
              <table:table-cell office:value-type="float" office:value="0.00002011294">
                <text:p>0.00002011294</text:p>
              </table:table-cell>
              <table:table-cell office:value-type="float" office:value="22.679043">
                <text:p>22.679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.3627">
                <text:p>21.3627</text:p>
              </table:table-cell>
              <table:table-cell office:value-type="float" office:value="4.052996">
                <text:p>4.052996</text:p>
              </table:table-cell>
              <table:table-cell office:value-type="float" office:value="65.6466">
                <text:p>65.6466</text:p>
              </table:table-cell>
              <table:table-cell office:value-type="float" office:value="0.9600002">
                <text:p>0.9600002</text:p>
              </table:table-cell>
              <table:table-cell office:value-type="float" office:value="22.586792">
                <text:p>22.5867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0.883629">
                <text:p>20.883629</text:p>
              </table:table-cell>
              <table:table-cell office:value-type="float" office:value="4.2005296">
                <text:p>4.2005296</text:p>
              </table:table-cell>
              <table:table-cell office:value-type="float" office:value="65.03647">
                <text:p>65.03647</text:p>
              </table:table-cell>
              <table:table-cell office:value-type="float" office:value="1.2096">
                <text:p>1.2096</text:p>
              </table:table-cell>
              <table:table-cell office:value-type="float" office:value="22.61587">
                <text:p>22.615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.358837">
                <text:p>19.358837</text:p>
              </table:table-cell>
              <table:table-cell office:value-type="float" office:value="4.002005">
                <text:p>4.002005</text:p>
              </table:table-cell>
              <table:table-cell office:value-type="float" office:value="65.320366">
                <text:p>65.320366</text:p>
              </table:table-cell>
              <table:table-cell office:value-type="float" office:value="0.69209594">
                <text:p>0.69209594</text:p>
              </table:table-cell>
              <table:table-cell office:value-type="float" office:value="18.366158">
                <text:p>18.3661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0.933588">
                <text:p>20.933588</text:p>
              </table:table-cell>
              <table:table-cell office:value-type="float" office:value="4.00002">
                <text:p>4.00002</text:p>
              </table:table-cell>
              <table:table-cell office:value-type="float" office:value="66.1232">
                <text:p>66.1232</text:p>
              </table:table-cell>
              <table:table-cell office:value-type="float" office:value="0.24692097">
                <text:p>0.24692097</text:p>
              </table:table-cell>
              <table:table-cell office:value-type="float" office:value="18.743662">
                <text:p>18.743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.589336">
                <text:p>20.589336</text:p>
              </table:table-cell>
              <table:table-cell office:value-type="float" office:value="5.69">
                <text:p>5.69</text:p>
              </table:table-cell>
              <table:table-cell office:value-type="float" office:value="64.53123">
                <text:p>64.53123</text:p>
              </table:table-cell>
              <table:table-cell office:value-type="float" office:value="0.50246924">
                <text:p>0.50246924</text:p>
              </table:table-cell>
              <table:table-cell office:value-type="float" office:value="18.807436">
                <text:p>18.8074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.345894">
                <text:p>18.345894</text:p>
              </table:table-cell>
              <table:table-cell office:value-type="float" office:value="4.0569">
                <text:p>4.0569</text:p>
              </table:table-cell>
              <table:table-cell office:value-type="float" office:value="65.64531">
                <text:p>65.64531</text:p>
              </table:table-cell>
              <table:table-cell office:value-type="float" office:value="0.68502474">
                <text:p>0.68502474</text:p>
              </table:table-cell>
              <table:table-cell office:value-type="float" office:value="18.648073">
                <text:p>18.6480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1.983456">
                <text:p>41.983456</text:p>
              </table:table-cell>
              <table:table-cell office:value-type="float" office:value="4.040569">
                <text:p>4.040569</text:p>
              </table:table-cell>
              <table:table-cell office:value-type="float" office:value="66.506454">
                <text:p>66.506454</text:p>
              </table:table-cell>
              <table:table-cell office:value-type="float" office:value="32.03685">
                <text:p>32.03685</text:p>
              </table:table-cell>
              <table:table-cell office:value-type="float" office:value="18.22648">
                <text:p>18.22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8.129833">
                <text:p>38.129833</text:p>
              </table:table-cell>
              <table:table-cell office:value-type="float" office:value="5.480406">
                <text:p>5.480406</text:p>
              </table:table-cell>
              <table:table-cell office:value-type="float" office:value="65.965065">
                <text:p>65.965065</text:p>
              </table:table-cell>
              <table:table-cell office:value-type="float" office:value="32.41037">
                <text:p>32.41037</text:p>
              </table:table-cell>
              <table:table-cell office:value-type="float" office:value="19.172264">
                <text:p>19.1722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7.2613">
                <text:p>47.2613</text:p>
              </table:table-cell>
              <table:table-cell office:value-type="float" office:value="4.054804">
                <text:p>4.054804</text:p>
              </table:table-cell>
              <table:table-cell office:value-type="float" office:value="63.45965">
                <text:p>63.45965</text:p>
              </table:table-cell>
              <table:table-cell office:value-type="float" office:value="32.004105">
                <text:p>32.004105</text:p>
              </table:table-cell>
              <table:table-cell office:value-type="float" office:value="18.831722">
                <text:p>18.8317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1.72261">
                <text:p>41.72261</text:p>
              </table:table-cell>
              <table:table-cell office:value-type="float" office:value="4.000548">
                <text:p>4.000548</text:p>
              </table:table-cell>
              <table:table-cell office:value-type="float" office:value="62.0746">
                <text:p>62.0746</text:p>
              </table:table-cell>
              <table:table-cell office:value-type="float" office:value="32.32004">
                <text:p>32.32004</text:p>
              </table:table-cell>
              <table:table-cell office:value-type="float" office:value="18.188318">
                <text:p>18.18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5.757227">
                <text:p>25.757227</text:p>
              </table:table-cell>
              <table:table-cell office:value-type="float" office:value="4.5200057">
                <text:p>4.5200057</text:p>
              </table:table-cell>
              <table:table-cell office:value-type="float" office:value="13.100746">
                <text:p>13.100746</text:p>
              </table:table-cell>
              <table:table-cell office:value-type="float" office:value="32.653202">
                <text:p>32.653202</text:p>
              </table:table-cell>
              <table:table-cell office:value-type="float" office:value="17.681883">
                <text:p>17.681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.217571">
                <text:p>18.217571</text:p>
              </table:table-cell>
              <table:table-cell office:value-type="float" office:value="4.3652">
                <text:p>4.3652</text:p>
              </table:table-cell>
              <table:table-cell office:value-type="float" office:value="1.4110074">
                <text:p>1.4110074</text:p>
              </table:table-cell>
              <table:table-cell office:value-type="float" office:value="32.486534">
                <text:p>32.486534</text:p>
              </table:table-cell>
              <table:table-cell office:value-type="float" office:value="18.176819">
                <text:p>18.176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.142176">
                <text:p>19.142176</text:p>
              </table:table-cell>
              <table:table-cell office:value-type="float" office:value="4.3236523">
                <text:p>4.3236523</text:p>
              </table:table-cell>
              <table:table-cell office:value-type="float" office:value="1.3341101">
                <text:p>1.3341101</text:p>
              </table:table-cell>
              <table:table-cell office:value-type="float" office:value="33.684864">
                <text:p>33.684864</text:p>
              </table:table-cell>
              <table:table-cell office:value-type="float" office:value="18.241768">
                <text:p>18.241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.391422">
                <text:p>19.391422</text:p>
              </table:table-cell>
              <table:table-cell office:value-type="float" office:value="4.463237">
                <text:p>4.463237</text:p>
              </table:table-cell>
              <table:table-cell office:value-type="float" office:value="0.57334113">
                <text:p>0.57334113</text:p>
              </table:table-cell>
              <table:table-cell office:value-type="float" office:value="32.03685">
                <text:p>32.03685</text:p>
              </table:table-cell>
              <table:table-cell office:value-type="float" office:value="18.242416">
                <text:p>18.242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0.823914">
                <text:p>20.823914</text:p>
              </table:table-cell>
              <table:table-cell office:value-type="float" office:value="4.684633">
                <text:p>4.684633</text:p>
              </table:table-cell>
              <table:table-cell office:value-type="float" office:value="0.2557334">
                <text:p>0.2557334</text:p>
              </table:table-cell>
              <table:table-cell office:value-type="float" office:value="33.30037">
                <text:p>33.30037</text:p>
              </table:table-cell>
              <table:table-cell office:value-type="float" office:value="18.242424">
                <text:p>18.2424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.22824">
                <text:p>19.22824</text:p>
              </table:table-cell>
              <table:table-cell office:value-type="float" office:value="4.0068464">
                <text:p>4.0068464</text:p>
              </table:table-cell>
              <table:table-cell office:value-type="float" office:value="0.002557334">
                <text:p>0.002557334</text:p>
              </table:table-cell>
              <table:table-cell office:value-type="float" office:value="33.633003">
                <text:p>33.633003</text:p>
              </table:table-cell>
              <table:table-cell office:value-type="float" office:value="18.822424">
                <text:p>18.8224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1.192284">
                <text:p>21.192284</text:p>
              </table:table-cell>
              <table:table-cell office:value-type="float" office:value="4.6000686">
                <text:p>4.6000686</text:p>
              </table:table-cell>
              <table:table-cell office:value-type="float" office:value="1.2900256">
                <text:p>1.2900256</text:p>
              </table:table-cell>
              <table:table-cell office:value-type="float" office:value="32.09633">
                <text:p>32.09633</text:p>
              </table:table-cell>
              <table:table-cell office:value-type="float" office:value="18.248224">
                <text:p>18.2482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.141922">
                <text:p>17.141922</text:p>
              </table:table-cell>
              <table:table-cell office:value-type="float" office:value="4.206001">
                <text:p>4.206001</text:p>
              </table:table-cell>
              <table:table-cell office:value-type="float" office:value="0.29290026">
                <text:p>0.29290026</text:p>
              </table:table-cell>
              <table:table-cell office:value-type="float" office:value="32.360962">
                <text:p>32.360962</text:p>
              </table:table-cell>
              <table:table-cell office:value-type="float" office:value="17.852484">
                <text:p>17.8524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0.901419">
                <text:p>20.901419</text:p>
              </table:table-cell>
              <table:table-cell office:value-type="float" office:value="4.66206">
                <text:p>4.66206</text:p>
              </table:table-cell>
              <table:table-cell office:value-type="float" office:value="1.9729291">
                <text:p>1.9729291</text:p>
              </table:table-cell>
              <table:table-cell office:value-type="float" office:value="32.50361">
                <text:p>32.50361</text:p>
              </table:table-cell>
              <table:table-cell office:value-type="float" office:value="18.478525">
                <text:p>18.4785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9.759014">
                <text:p>19.759014</text:p>
              </table:table-cell>
              <table:table-cell office:value-type="float" office:value="4.0166206">
                <text:p>4.0166206</text:p>
              </table:table-cell>
              <table:table-cell office:value-type="float" office:value="2.1797292">
                <text:p>2.1797292</text:p>
              </table:table-cell>
              <table:table-cell office:value-type="float" office:value="31.845037">
                <text:p>31.845037</text:p>
              </table:table-cell>
              <table:table-cell office:value-type="float" office:value="18.484785">
                <text:p>18.484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.757591">
                <text:p>19.757591</text:p>
              </table:table-cell>
              <table:table-cell office:value-type="float" office:value="3.960166">
                <text:p>3.960166</text:p>
              </table:table-cell>
              <table:table-cell office:value-type="float" office:value="2.3417974">
                <text:p>2.3417974</text:p>
              </table:table-cell>
              <table:table-cell office:value-type="float" office:value="31.99845">
                <text:p>31.99845</text:p>
              </table:table-cell>
              <table:table-cell office:value-type="float" office:value="17.87485">
                <text:p>17.87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.177576">
                <text:p>19.177576</text:p>
              </table:table-cell>
              <table:table-cell office:value-type="float" office:value="4.1196017">
                <text:p>4.1196017</text:p>
              </table:table-cell>
              <table:table-cell office:value-type="float" office:value="2.3534179">
                <text:p>2.3534179</text:p>
              </table:table-cell>
              <table:table-cell office:value-type="float" office:value="32.019985">
                <text:p>32.019985</text:p>
              </table:table-cell>
              <table:table-cell office:value-type="float" office:value="18.148748">
                <text:p>18.1487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3.321777">
                <text:p>23.321777</text:p>
              </table:table-cell>
              <table:table-cell office:value-type="float" office:value="3.991196">
                <text:p>3.991196</text:p>
              </table:table-cell>
              <table:table-cell office:value-type="float" office:value="4.243534">
                <text:p>4.243534</text:p>
              </table:table-cell>
              <table:table-cell office:value-type="float" office:value="33.9402">
                <text:p>33.9402</text:p>
              </table:table-cell>
              <table:table-cell office:value-type="float" office:value="18.141487">
                <text:p>18.1414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.803217">
                <text:p>19.803217</text:p>
              </table:table-cell>
              <table:table-cell office:value-type="float" office:value="5.599912">
                <text:p>5.599912</text:p>
              </table:table-cell>
              <table:table-cell office:value-type="float" office:value="2.0724354">
                <text:p>2.0724354</text:p>
              </table:table-cell>
              <table:table-cell office:value-type="float" office:value="32.099403">
                <text:p>32.099403</text:p>
              </table:table-cell>
              <table:table-cell office:value-type="float" office:value="18.061415">
                <text:p>18.061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6.118032">
                <text:p>16.118032</text:p>
              </table:table-cell>
              <table:table-cell office:value-type="float" office:value="4.655999">
                <text:p>4.655999</text:p>
              </table:table-cell>
              <table:table-cell office:value-type="float" office:value="2.0207243">
                <text:p>2.0207243</text:p>
              </table:table-cell>
              <table:table-cell office:value-type="float" office:value="32.320995">
                <text:p>32.320995</text:p>
              </table:table-cell>
              <table:table-cell office:value-type="float" office:value="18.960613">
                <text:p>18.960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7.98118">
                <text:p>17.98118</text:p>
              </table:table-cell>
              <table:table-cell office:value-type="float" office:value="4.25656">
                <text:p>4.25656</text:p>
              </table:table-cell>
              <table:table-cell office:value-type="float" office:value="2.0602071">
                <text:p>2.0602071</text:p>
              </table:table-cell>
              <table:table-cell office:value-type="float" office:value="32.36321">
                <text:p>32.36321</text:p>
              </table:table-cell>
              <table:table-cell office:value-type="float" office:value="18.189608">
                <text:p>18.189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0.999811">
                <text:p>20.999811</text:p>
              </table:table-cell>
              <table:table-cell office:value-type="float" office:value="4.3825655">
                <text:p>4.3825655</text:p>
              </table:table-cell>
              <table:table-cell office:value-type="float" office:value="2.960602">
                <text:p>2.960602</text:p>
              </table:table-cell>
              <table:table-cell office:value-type="float" office:value="32.383633">
                <text:p>32.383633</text:p>
              </table:table-cell>
              <table:table-cell office:value-type="float" office:value="17.901896">
                <text:p>17.9018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7.209997">
                <text:p>17.209997</text:p>
              </table:table-cell>
              <table:table-cell office:value-type="float" office:value="4.5238256">
                <text:p>4.5238256</text:p>
              </table:table-cell>
              <table:table-cell office:value-type="float" office:value="2.319606">
                <text:p>2.319606</text:p>
              </table:table-cell>
              <table:table-cell office:value-type="float" office:value="33.04384">
                <text:p>33.04384</text:p>
              </table:table-cell>
              <table:table-cell office:value-type="float" office:value="18.179018">
                <text:p>18.179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.5821">
                <text:p>19.5821</text:p>
              </table:table-cell>
              <table:table-cell office:value-type="float" office:value="4.0052385">
                <text:p>4.0052385</text:p>
              </table:table-cell>
              <table:table-cell office:value-type="float" office:value="2.3231962">
                <text:p>2.3231962</text:p>
              </table:table-cell>
              <table:table-cell office:value-type="float" office:value="40.050438">
                <text:p>40.050438</text:p>
              </table:table-cell>
              <table:table-cell office:value-type="float" office:value="18.14179">
                <text:p>18.141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.415821">
                <text:p>19.415821</text:p>
              </table:table-cell>
              <table:table-cell office:value-type="float" office:value="4.0400524">
                <text:p>4.0400524</text:p>
              </table:table-cell>
              <table:table-cell office:value-type="float" office:value="4.103232">
                <text:p>4.103232</text:p>
              </table:table-cell>
              <table:table-cell office:value-type="float" office:value="39.940502">
                <text:p>39.940502</text:p>
              </table:table-cell>
              <table:table-cell office:value-type="float" office:value="18.161419">
                <text:p>18.1614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.464157">
                <text:p>20.464157</text:p>
              </table:table-cell>
              <table:table-cell office:value-type="float" office:value="3.9704003">
                <text:p>3.9704003</text:p>
              </table:table-cell>
              <table:table-cell office:value-type="float" office:value="2.0810325">
                <text:p>2.0810325</text:p>
              </table:table-cell>
              <table:table-cell office:value-type="float" office:value="41.659405">
                <text:p>41.659405</text:p>
              </table:table-cell>
              <table:table-cell office:value-type="float" office:value="18.261614">
                <text:p>18.261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.17464">
                <text:p>19.17464</text:p>
              </table:table-cell>
              <table:table-cell office:value-type="float" office:value="4.039704">
                <text:p>4.039704</text:p>
              </table:table-cell>
              <table:table-cell office:value-type="float" office:value="1.9808103">
                <text:p>1.9808103</text:p>
              </table:table-cell>
              <table:table-cell office:value-type="float" office:value="40.096596">
                <text:p>40.096596</text:p>
              </table:table-cell>
              <table:table-cell office:value-type="float" office:value="18.182615">
                <text:p>18.182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0.541746">
                <text:p>20.541746</text:p>
              </table:table-cell>
              <table:table-cell office:value-type="float" office:value="5.320397">
                <text:p>5.320397</text:p>
              </table:table-cell>
              <table:table-cell office:value-type="float" office:value="2.1598082">
                <text:p>2.1598082</text:p>
              </table:table-cell>
              <table:table-cell office:value-type="float" office:value="41.89097">
                <text:p>41.89097</text:p>
              </table:table-cell>
              <table:table-cell office:value-type="float" office:value="18.331825">
                <text:p>18.331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1cm" xlink:href=".." xlink:type="simple" chart:class="chart:scatter" chart:style-name="ch1">
        <chart:legend chart:legend-position="end" svg:x="13.299cm" svg:y="3.2cm" style:legend-expansion="high" chart:style-name="ch2"/>
        <chart:plot-area chart:style-name="ch3" table:cell-range-address="Sheet1.S1:Sheet1.X201" chart:data-source-has-labels="row" svg:x="0.769cm" svg:y="0.851cm" svg:width="11.892cm" svg:height="7.541cm">
          <chartooo:coordinate-region svg:x="1.443cm" svg:y="1.05cm" svg:width="10.913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2:Sheet1.T201" chart:label-cell-address="Sheet1.T1:Sheet1.T1" chart:class="chart:scatter">
            <chart:domain table:cell-range-address="Sheet1.S2:Sheet1.S201"/>
            <chart:data-point chart:repeated="200"/>
          </chart:series>
          <chart:series chart:style-name="ch7" chart:values-cell-range-address="Sheet1.U2:Sheet1.U201" chart:label-cell-address="Sheet1.U1:Sheet1.U1" chart:class="chart:scatter">
            <chart:data-point chart:repeated="200"/>
          </chart:series>
          <chart:series chart:style-name="ch8" chart:values-cell-range-address="Sheet1.V2:Sheet1.V201" chart:label-cell-address="Sheet1.V1:Sheet1.V1" chart:class="chart:scatter">
            <chart:data-point chart:repeated="200"/>
          </chart:series>
          <chart:series chart:style-name="ch9" chart:values-cell-range-address="Sheet1.W2:Sheet1.W201" chart:label-cell-address="Sheet1.W1:Sheet1.W1" chart:class="chart:scatter">
            <chart:data-point chart:repeated="200"/>
          </chart:series>
          <chart:series chart:style-name="ch10" chart:values-cell-range-address="Sheet1.X2:Sheet1.X201" chart:label-cell-address="Sheet1.X1:Sheet1.X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Fitness</text:p>
                <draw:g>
                  <svg:desc>Sheet1.T1:Sheet1.T1</svg:desc>
                </draw:g>
              </table:table-cell>
              <table:table-cell office:value-type="string">
                <text:p>No Turn</text:p>
                <draw:g>
                  <svg:desc>Sheet1.U1:Sheet1.U1</svg:desc>
                </draw:g>
              </table:table-cell>
              <table:table-cell office:value-type="string">
                <text:p>Turn</text:p>
                <draw:g>
                  <svg:desc>Sheet1.V1:Sheet1.V1</svg:desc>
                </draw:g>
              </table:table-cell>
              <table:table-cell office:value-type="string">
                <text:p>Memory</text:p>
                <draw:g>
                  <svg:desc>Sheet1.W1:Sheet1.W1</svg:desc>
                </draw:g>
              </table:table-cell>
              <table:table-cell office:value-type="string">
                <text:p>Defense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S2:Sheet1.S201</svg:desc>
                </draw:g>
              </table:table-cell>
              <table:table-cell office:value-type="float" office:value="21.29">
                <text:p>21.29</text:p>
                <draw:g>
                  <svg:desc>Sheet1.T2:Sheet1.T201</svg:desc>
                </draw:g>
              </table:table-cell>
              <table:table-cell office:value-type="float" office:value="0">
                <text:p>0</text:p>
                <draw:g>
                  <svg:desc>Sheet1.U2:Sheet1.U201</svg:desc>
                </draw:g>
              </table:table-cell>
              <table:table-cell office:value-type="float" office:value="0">
                <text:p>0</text:p>
                <draw:g>
                  <svg:desc>Sheet1.V2:Sheet1.V201</svg:desc>
                </draw:g>
              </table:table-cell>
              <table:table-cell office:value-type="float" office:value="0">
                <text:p>0</text:p>
                <draw:g>
                  <svg:desc>Sheet1.W2:Sheet1.W201</svg:desc>
                </draw:g>
              </table:table-cell>
              <table:table-cell office:value-type="float" office:value="0">
                <text:p>0</text:p>
                <draw:g>
                  <svg:desc>Sheet1.X2:Sheet1.X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229">
                <text:p>19.3229</text:p>
              </table:table-cell>
              <table:table-cell office:value-type="float" office:value="0.12">
                <text:p>0.12</text:p>
              </table:table-cell>
              <table:table-cell office:value-type="float" office:value="0.69">
                <text:p>0.69</text:p>
              </table:table-cell>
              <table:table-cell office:value-type="float" office:value="0.04">
                <text:p>0.0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663229">
                <text:p>18.663229</text:p>
              </table:table-cell>
              <table:table-cell office:value-type="float" office:value="0.16119999">
                <text:p>0.16119999</text:p>
              </table:table-cell>
              <table:table-cell office:value-type="float" office:value="0.0669">
                <text:p>0.0669</text:p>
              </table:table-cell>
              <table:table-cell office:value-type="float" office:value="1.2803999">
                <text:p>1.2803999</text:p>
              </table:table-cell>
              <table:table-cell office:value-type="float" office:value="0.10569999">
                <text:p>0.1056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00663">
                <text:p>21.00663</text:p>
              </table:table-cell>
              <table:table-cell office:value-type="float" office:value="0.691612">
                <text:p>0.691612</text:p>
              </table:table-cell>
              <table:table-cell office:value-type="float" office:value="0.320669">
                <text:p>0.320669</text:p>
              </table:table-cell>
              <table:table-cell office:value-type="float" office:value="1.292804">
                <text:p>1.292804</text:p>
              </table:table-cell>
              <table:table-cell office:value-type="float" office:value="0.40105698">
                <text:p>0.4010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930065">
                <text:p>17.930065</text:p>
              </table:table-cell>
              <table:table-cell office:value-type="float" office:value="0.046916123">
                <text:p>0.046916123</text:p>
              </table:table-cell>
              <table:table-cell office:value-type="float" office:value="0.1332067">
                <text:p>0.1332067</text:p>
              </table:table-cell>
              <table:table-cell office:value-type="float" office:value="1.292928">
                <text:p>1.292928</text:p>
              </table:table-cell>
              <table:table-cell office:value-type="float" office:value="0.32401058">
                <text:p>0.32401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.6893">
                <text:p>19.6893</text:p>
              </table:table-cell>
              <table:table-cell office:value-type="float" office:value="0.32046917">
                <text:p>0.32046917</text:p>
              </table:table-cell>
              <table:table-cell office:value-type="float" office:value="0.001332067">
                <text:p>0.001332067</text:p>
              </table:table-cell>
              <table:table-cell office:value-type="float" office:value="1.3829292">
                <text:p>1.3829292</text:p>
              </table:table-cell>
              <table:table-cell office:value-type="float" office:value="0.3632401">
                <text:p>0.3632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.966894">
                <text:p>16.966894</text:p>
              </table:table-cell>
              <table:table-cell office:value-type="float" office:value="0.013204691">
                <text:p>0.013204691</text:p>
              </table:table-cell>
              <table:table-cell office:value-type="float" office:value="0.0100133205">
                <text:p>0.0100133205</text:p>
              </table:table-cell>
              <table:table-cell office:value-type="float" office:value="0.013829292">
                <text:p>0.013829292</text:p>
              </table:table-cell>
              <table:table-cell office:value-type="float" office:value="0.0836324">
                <text:p>0.0836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.71967">
                <text:p>19.71967</text:p>
              </table:table-cell>
              <table:table-cell office:value-type="float" office:value="2.5601318">
                <text:p>2.5601318</text:p>
              </table:table-cell>
              <table:table-cell office:value-type="float" office:value="0.7201001">
                <text:p>0.7201001</text:p>
              </table:table-cell>
              <table:table-cell office:value-type="float" office:value="2.2501383">
                <text:p>2.2501383</text:p>
              </table:table-cell>
              <table:table-cell office:value-type="float" office:value="0.010836324">
                <text:p>0.010836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.397198">
                <text:p>20.397198</text:p>
              </table:table-cell>
              <table:table-cell office:value-type="float" office:value="0.025601318">
                <text:p>0.025601318</text:p>
              </table:table-cell>
              <table:table-cell office:value-type="float" office:value="2.1572008">
                <text:p>2.1572008</text:p>
              </table:table-cell>
              <table:table-cell office:value-type="float" office:value="0.022501383">
                <text:p>0.022501383</text:p>
              </table:table-cell>
              <table:table-cell office:value-type="float" office:value="0.08010837">
                <text:p>0.08010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513971">
                <text:p>20.513971</text:p>
              </table:table-cell>
              <table:table-cell office:value-type="float" office:value="2.080256">
                <text:p>2.080256</text:p>
              </table:table-cell>
              <table:table-cell office:value-type="float" office:value="0.021572009">
                <text:p>0.021572009</text:p>
              </table:table-cell>
              <table:table-cell office:value-type="float" office:value="0.12022501">
                <text:p>0.12022501</text:p>
              </table:table-cell>
              <table:table-cell office:value-type="float" office:value="0.6408011">
                <text:p>0.6408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335138">
                <text:p>16.335138</text:p>
              </table:table-cell>
              <table:table-cell office:value-type="float" office:value="0.66080254">
                <text:p>0.66080254</text:p>
              </table:table-cell>
              <table:table-cell office:value-type="float" office:value="0.8002158">
                <text:p>0.8002158</text:p>
              </table:table-cell>
              <table:table-cell office:value-type="float" office:value="0.0012022501">
                <text:p>0.0012022501</text:p>
              </table:table-cell>
              <table:table-cell office:value-type="float" office:value="0.0064080106">
                <text:p>0.006408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1.343351">
                <text:p>21.343351</text:p>
              </table:table-cell>
              <table:table-cell office:value-type="float" office:value="0.046608023">
                <text:p>0.046608023</text:p>
              </table:table-cell>
              <table:table-cell office:value-type="float" office:value="0.008002158">
                <text:p>0.008002158</text:p>
              </table:table-cell>
              <table:table-cell office:value-type="float" office:value="0.000012022501">
                <text:p>0.000012022501</text:p>
              </table:table-cell>
              <table:table-cell office:value-type="float" office:value="0.64006406">
                <text:p>0.64006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.163433">
                <text:p>19.163433</text:p>
              </table:table-cell>
              <table:table-cell office:value-type="float" office:value="0.16046607">
                <text:p>0.16046607</text:p>
              </table:table-cell>
              <table:table-cell office:value-type="float" office:value="0.040080022">
                <text:p>0.040080022</text:p>
              </table:table-cell>
              <table:table-cell office:value-type="float" office:value="0.17000012">
                <text:p>0.17000012</text:p>
              </table:table-cell>
              <table:table-cell office:value-type="float" office:value="1.0064006">
                <text:p>1.0064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981634">
                <text:p>18.981634</text:p>
              </table:table-cell>
              <table:table-cell office:value-type="float" office:value="0.021604663">
                <text:p>0.021604663</text:p>
              </table:table-cell>
              <table:table-cell office:value-type="float" office:value="0.0804008">
                <text:p>0.0804008</text:p>
              </table:table-cell>
              <table:table-cell office:value-type="float" office:value="0.8117">
                <text:p>0.8117</text:p>
              </table:table-cell>
              <table:table-cell office:value-type="float" office:value="0.330064">
                <text:p>0.330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.179817">
                <text:p>20.179817</text:p>
              </table:table-cell>
              <table:table-cell office:value-type="float" office:value="0.08021604">
                <text:p>0.08021604</text:p>
              </table:table-cell>
              <table:table-cell office:value-type="float" office:value="1.6408039">
                <text:p>1.6408039</text:p>
              </table:table-cell>
              <table:table-cell office:value-type="float" office:value="0.088116996">
                <text:p>0.088116996</text:p>
              </table:table-cell>
              <table:table-cell office:value-type="float" office:value="0.0133006405">
                <text:p>0.0133006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.061798">
                <text:p>18.061798</text:p>
              </table:table-cell>
              <table:table-cell office:value-type="float" office:value="0.0008021604">
                <text:p>0.0008021604</text:p>
              </table:table-cell>
              <table:table-cell office:value-type="float" office:value="0.676408">
                <text:p>0.676408</text:p>
              </table:table-cell>
              <table:table-cell office:value-type="float" office:value="0.6408812">
                <text:p>0.6408812</text:p>
              </table:table-cell>
              <table:table-cell office:value-type="float" office:value="0.160133">
                <text:p>0.160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.480618">
                <text:p>21.480618</text:p>
              </table:table-cell>
              <table:table-cell office:value-type="float" office:value="0.650008">
                <text:p>0.650008</text:p>
              </table:table-cell>
              <table:table-cell office:value-type="float" office:value="0.01676408">
                <text:p>0.01676408</text:p>
              </table:table-cell>
              <table:table-cell office:value-type="float" office:value="1.3664088">
                <text:p>1.3664088</text:p>
              </table:table-cell>
              <table:table-cell office:value-type="float" office:value="0.08160134">
                <text:p>0.08160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.344807">
                <text:p>20.344807</text:p>
              </table:table-cell>
              <table:table-cell office:value-type="float" office:value="0.3465001">
                <text:p>0.3465001</text:p>
              </table:table-cell>
              <table:table-cell office:value-type="float" office:value="0.020167641">
                <text:p>0.020167641</text:p>
              </table:table-cell>
              <table:table-cell office:value-type="float" office:value="0.6536641">
                <text:p>0.6536641</text:p>
              </table:table-cell>
              <table:table-cell office:value-type="float" office:value="0.09081601">
                <text:p>0.0908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1.103447">
                <text:p>21.103447</text:p>
              </table:table-cell>
              <table:table-cell office:value-type="float" office:value="0.003465001">
                <text:p>0.003465001</text:p>
              </table:table-cell>
              <table:table-cell office:value-type="float" office:value="1.9602017">
                <text:p>1.9602017</text:p>
              </table:table-cell>
              <table:table-cell office:value-type="float" office:value="0.64653665">
                <text:p>0.64653665</text:p>
              </table:table-cell>
              <table:table-cell office:value-type="float" office:value="0.38090816">
                <text:p>0.38090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701035">
                <text:p>19.701035</text:p>
              </table:table-cell>
              <table:table-cell office:value-type="float" office:value="1.2800347">
                <text:p>1.2800347</text:p>
              </table:table-cell>
              <table:table-cell office:value-type="float" office:value="0.049602017">
                <text:p>0.049602017</text:p>
              </table:table-cell>
              <table:table-cell office:value-type="float" office:value="0.0064653666">
                <text:p>0.0064653666</text:p>
              </table:table-cell>
              <table:table-cell office:value-type="float" office:value="0.10380908">
                <text:p>0.10380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.2170105">
                <text:p>14.2170105</text:p>
              </table:table-cell>
              <table:table-cell office:value-type="float" office:value="0.17280035">
                <text:p>0.17280035</text:p>
              </table:table-cell>
              <table:table-cell office:value-type="float" office:value="0.32049602">
                <text:p>0.32049602</text:p>
              </table:table-cell>
              <table:table-cell office:value-type="float" office:value="0.7500646">
                <text:p>0.7500646</text:p>
              </table:table-cell>
              <table:table-cell office:value-type="float" office:value="0.20103809">
                <text:p>0.2010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.90217">
                <text:p>15.90217</text:p>
              </table:table-cell>
              <table:table-cell office:value-type="float" office:value="0.021728003">
                <text:p>0.021728003</text:p>
              </table:table-cell>
              <table:table-cell office:value-type="float" office:value="1.943205">
                <text:p>1.943205</text:p>
              </table:table-cell>
              <table:table-cell office:value-type="float" office:value="0.007500646">
                <text:p>0.007500646</text:p>
              </table:table-cell>
              <table:table-cell office:value-type="float" office:value="0.18201038">
                <text:p>0.18201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.899021">
                <text:p>21.899021</text:p>
              </table:table-cell>
              <table:table-cell office:value-type="float" office:value="0.9702173">
                <text:p>0.9702173</text:p>
              </table:table-cell>
              <table:table-cell office:value-type="float" office:value="0.029432049">
                <text:p>0.029432049</text:p>
              </table:table-cell>
              <table:table-cell office:value-type="float" office:value="0.12007501">
                <text:p>0.12007501</text:p>
              </table:table-cell>
              <table:table-cell office:value-type="float" office:value="0.0018201038">
                <text:p>0.0018201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.408989">
                <text:p>21.408989</text:p>
              </table:table-cell>
              <table:table-cell office:value-type="float" office:value="0.64970213">
                <text:p>0.64970213</text:p>
              </table:table-cell>
              <table:table-cell office:value-type="float" office:value="0.090294324">
                <text:p>0.090294324</text:p>
              </table:table-cell>
              <table:table-cell office:value-type="float" office:value="0.46120074">
                <text:p>0.46120074</text:p>
              </table:table-cell>
              <table:table-cell office:value-type="float" office:value="0.8100182">
                <text:p>0.8100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154089">
                <text:p>19.154089</text:p>
              </table:table-cell>
              <table:table-cell office:value-type="float" office:value="0.10649702">
                <text:p>0.10649702</text:p>
              </table:table-cell>
              <table:table-cell office:value-type="float" office:value="1.330903">
                <text:p>1.330903</text:p>
              </table:table-cell>
              <table:table-cell office:value-type="float" office:value="1.524612">
                <text:p>1.524612</text:p>
              </table:table-cell>
              <table:table-cell office:value-type="float" office:value="0.03810018">
                <text:p>0.03810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7.98154">
                <text:p>17.98154</text:p>
              </table:table-cell>
              <table:table-cell office:value-type="float" office:value="1.311065">
                <text:p>1.311065</text:p>
              </table:table-cell>
              <table:table-cell office:value-type="float" office:value="0.05330903">
                <text:p>0.05330903</text:p>
              </table:table-cell>
              <table:table-cell office:value-type="float" office:value="0.65524614">
                <text:p>0.65524614</text:p>
              </table:table-cell>
              <table:table-cell office:value-type="float" office:value="1.020381">
                <text:p>1.02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.599815">
                <text:p>22.599815</text:p>
              </table:table-cell>
              <table:table-cell office:value-type="float" office:value="0.34311065">
                <text:p>0.34311065</text:p>
              </table:table-cell>
              <table:table-cell office:value-type="float" office:value="0.6505331">
                <text:p>0.6505331</text:p>
              </table:table-cell>
              <table:table-cell office:value-type="float" office:value="1.3165524">
                <text:p>1.3165524</text:p>
              </table:table-cell>
              <table:table-cell office:value-type="float" office:value="1.3602039">
                <text:p>1.3602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005999">
                <text:p>25.005999</text:p>
              </table:table-cell>
              <table:table-cell office:value-type="float" office:value="1.303431">
                <text:p>1.303431</text:p>
              </table:table-cell>
              <table:table-cell office:value-type="float" office:value="0.006505331">
                <text:p>0.006505331</text:p>
              </table:table-cell>
              <table:table-cell office:value-type="float" office:value="0.6531655">
                <text:p>0.6531655</text:p>
              </table:table-cell>
              <table:table-cell office:value-type="float" office:value="1.153602">
                <text:p>1.153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.390059">
                <text:p>21.390059</text:p>
              </table:table-cell>
              <table:table-cell office:value-type="float" office:value="0.58303434">
                <text:p>0.58303434</text:p>
              </table:table-cell>
              <table:table-cell office:value-type="float" office:value="1.290065">
                <text:p>1.290065</text:p>
              </table:table-cell>
              <table:table-cell office:value-type="float" office:value="0.0065316553">
                <text:p>0.0065316553</text:p>
              </table:table-cell>
              <table:table-cell office:value-type="float" office:value="2.2815359">
                <text:p>2.2815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.3439">
                <text:p>20.3439</text:p>
              </table:table-cell>
              <table:table-cell office:value-type="float" office:value="2.0858305">
                <text:p>2.0858305</text:p>
              </table:table-cell>
              <table:table-cell office:value-type="float" office:value="0.50290066">
                <text:p>0.50290066</text:p>
              </table:table-cell>
              <table:table-cell office:value-type="float" office:value="0.6600653">
                <text:p>0.6600653</text:p>
              </table:table-cell>
              <table:table-cell office:value-type="float" office:value="1.4728154">
                <text:p>1.4728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.493437">
                <text:p>22.493437</text:p>
              </table:table-cell>
              <table:table-cell office:value-type="float" office:value="1.6608583">
                <text:p>1.6608583</text:p>
              </table:table-cell>
              <table:table-cell office:value-type="float" office:value="1.325029">
                <text:p>1.325029</text:p>
              </table:table-cell>
              <table:table-cell office:value-type="float" office:value="0.8266007">
                <text:p>0.8266007</text:p>
              </table:table-cell>
              <table:table-cell office:value-type="float" office:value="1.4847281">
                <text:p>1.4847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.704933">
                <text:p>18.704933</text:p>
              </table:table-cell>
              <table:table-cell office:value-type="float" office:value="0.03660858">
                <text:p>0.03660858</text:p>
              </table:table-cell>
              <table:table-cell office:value-type="float" office:value="1.4532503">
                <text:p>1.4532503</text:p>
              </table:table-cell>
              <table:table-cell office:value-type="float" office:value="0.008266007">
                <text:p>0.008266007</text:p>
              </table:table-cell>
              <table:table-cell office:value-type="float" office:value="1.1748472">
                <text:p>1.1748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.24705">
                <text:p>17.24705</text:p>
              </table:table-cell>
              <table:table-cell office:value-type="float" office:value="0.08036609">
                <text:p>0.08036609</text:p>
              </table:table-cell>
              <table:table-cell office:value-type="float" office:value="0.034532502">
                <text:p>0.034532502</text:p>
              </table:table-cell>
              <table:table-cell office:value-type="float" office:value="0.26008266">
                <text:p>0.26008266</text:p>
              </table:table-cell>
              <table:table-cell office:value-type="float" office:value="3.1117487">
                <text:p>3.1117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.53247">
                <text:p>18.53247</text:p>
              </table:table-cell>
              <table:table-cell office:value-type="float" office:value="0.68080366">
                <text:p>0.68080366</text:p>
              </table:table-cell>
              <table:table-cell office:value-type="float" office:value="1.3703454">
                <text:p>1.3703454</text:p>
              </table:table-cell>
              <table:table-cell office:value-type="float" office:value="1.3126009">
                <text:p>1.3126009</text:p>
              </table:table-cell>
              <table:table-cell office:value-type="float" office:value="3.0211174">
                <text:p>3.0211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.995325">
                <text:p>16.995325</text:p>
              </table:table-cell>
              <table:table-cell office:value-type="float" office:value="1.416808">
                <text:p>1.416808</text:p>
              </table:table-cell>
              <table:table-cell office:value-type="float" office:value="0.13370346">
                <text:p>0.13370346</text:p>
              </table:table-cell>
              <table:table-cell office:value-type="float" office:value="0.17312601">
                <text:p>0.17312601</text:p>
              </table:table-cell>
              <table:table-cell office:value-type="float" office:value="3.0102112">
                <text:p>3.0102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8.859953">
                <text:p>18.859953</text:p>
              </table:table-cell>
              <table:table-cell office:value-type="float" office:value="1.2941681">
                <text:p>1.2941681</text:p>
              </table:table-cell>
              <table:table-cell office:value-type="float" office:value="1.441337">
                <text:p>1.441337</text:p>
              </table:table-cell>
              <table:table-cell office:value-type="float" office:value="0.02173126">
                <text:p>0.02173126</text:p>
              </table:table-cell>
              <table:table-cell office:value-type="float" office:value="3.630102">
                <text:p>3.630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.8886">
                <text:p>18.8886</text:p>
              </table:table-cell>
              <table:table-cell office:value-type="float" office:value="1.3729417">
                <text:p>1.3729417</text:p>
              </table:table-cell>
              <table:table-cell office:value-type="float" office:value="1.6744134">
                <text:p>1.6744134</text:p>
              </table:table-cell>
              <table:table-cell office:value-type="float" office:value="1.3202173">
                <text:p>1.3202173</text:p>
              </table:table-cell>
              <table:table-cell office:value-type="float" office:value="3.046301">
                <text:p>3.046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.948887">
                <text:p>18.948887</text:p>
              </table:table-cell>
              <table:table-cell office:value-type="float" office:value="0.6837294">
                <text:p>0.6837294</text:p>
              </table:table-cell>
              <table:table-cell office:value-type="float" office:value="0.4167441">
                <text:p>0.4167441</text:p>
              </table:table-cell>
              <table:table-cell office:value-type="float" office:value="1.0932022">
                <text:p>1.0932022</text:p>
              </table:table-cell>
              <table:table-cell office:value-type="float" office:value="3.250463">
                <text:p>3.250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.469488">
                <text:p>19.469488</text:p>
              </table:table-cell>
              <table:table-cell office:value-type="float" office:value="1.3468373">
                <text:p>1.3468373</text:p>
              </table:table-cell>
              <table:table-cell office:value-type="float" office:value="1.6241674">
                <text:p>1.6241674</text:p>
              </table:table-cell>
              <table:table-cell office:value-type="float" office:value="0.710932">
                <text:p>0.710932</text:p>
              </table:table-cell>
              <table:table-cell office:value-type="float" office:value="2.9825046">
                <text:p>2.9825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.864695">
                <text:p>20.864695</text:p>
              </table:table-cell>
              <table:table-cell office:value-type="float" office:value="1.3834683">
                <text:p>1.3834683</text:p>
              </table:table-cell>
              <table:table-cell office:value-type="float" office:value="0.4362417">
                <text:p>0.4362417</text:p>
              </table:table-cell>
              <table:table-cell office:value-type="float" office:value="0.9671093">
                <text:p>0.9671093</text:p>
              </table:table-cell>
              <table:table-cell office:value-type="float" office:value="3.169825">
                <text:p>3.16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.858648">
                <text:p>22.858648</text:p>
              </table:table-cell>
              <table:table-cell office:value-type="float" office:value="0.3538347">
                <text:p>0.3538347</text:p>
              </table:table-cell>
              <table:table-cell office:value-type="float" office:value="0.8043624">
                <text:p>0.8043624</text:p>
              </table:table-cell>
              <table:table-cell office:value-type="float" office:value="0.19967109">
                <text:p>0.19967109</text:p>
              </table:table-cell>
              <table:table-cell office:value-type="float" office:value="3.0116982">
                <text:p>3.0116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.738586">
                <text:p>18.738586</text:p>
              </table:table-cell>
              <table:table-cell office:value-type="float" office:value="0.32353836">
                <text:p>0.32353836</text:p>
              </table:table-cell>
              <table:table-cell office:value-type="float" office:value="0.018043624">
                <text:p>0.018043624</text:p>
              </table:table-cell>
              <table:table-cell office:value-type="float" office:value="0.02199671">
                <text:p>0.02199671</text:p>
              </table:table-cell>
              <table:table-cell office:value-type="float" office:value="3.0501168">
                <text:p>3.0501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.937386">
                <text:p>18.937386</text:p>
              </table:table-cell>
              <table:table-cell office:value-type="float" office:value="0.72323537">
                <text:p>0.72323537</text:p>
              </table:table-cell>
              <table:table-cell office:value-type="float" office:value="1.9201806">
                <text:p>1.9201806</text:p>
              </table:table-cell>
              <table:table-cell office:value-type="float" office:value="2.12022">
                <text:p>2.12022</text:p>
              </table:table-cell>
              <table:table-cell office:value-type="float" office:value="2.9905012">
                <text:p>2.9905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.629374">
                <text:p>17.629374</text:p>
              </table:table-cell>
              <table:table-cell office:value-type="float" office:value="0.21723236">
                <text:p>0.21723236</text:p>
              </table:table-cell>
              <table:table-cell office:value-type="float" office:value="0.14920181">
                <text:p>0.14920181</text:p>
              </table:table-cell>
              <table:table-cell office:value-type="float" office:value="0.0812022">
                <text:p>0.0812022</text:p>
              </table:table-cell>
              <table:table-cell office:value-type="float" office:value="3.519905">
                <text:p>3.519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.276295">
                <text:p>20.276295</text:p>
              </table:table-cell>
              <table:table-cell office:value-type="float" office:value="9.362172">
                <text:p>9.362172</text:p>
              </table:table-cell>
              <table:table-cell office:value-type="float" office:value="0.0014920181">
                <text:p>0.0014920181</text:p>
              </table:table-cell>
              <table:table-cell office:value-type="float" office:value="0.100812025">
                <text:p>0.100812025</text:p>
              </table:table-cell>
              <table:table-cell office:value-type="float" office:value="3.8351989">
                <text:p>3.8351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.582764">
                <text:p>18.582764</text:p>
              </table:table-cell>
              <table:table-cell office:value-type="float" office:value="8.143621">
                <text:p>8.143621</text:p>
              </table:table-cell>
              <table:table-cell office:value-type="float" office:value="0.20001492">
                <text:p>0.20001492</text:p>
              </table:table-cell>
              <table:table-cell office:value-type="float" office:value="0.0010081202">
                <text:p>0.0010081202</text:p>
              </table:table-cell>
              <table:table-cell office:value-type="float" office:value="3.308352">
                <text:p>3.308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0.135828">
                <text:p>20.135828</text:p>
              </table:table-cell>
              <table:table-cell office:value-type="float" office:value="12.001435">
                <text:p>12.001435</text:p>
              </table:table-cell>
              <table:table-cell office:value-type="float" office:value="0.012000149">
                <text:p>0.012000149</text:p>
              </table:table-cell>
              <table:table-cell office:value-type="float" office:value="0.02001008">
                <text:p>0.02001008</text:p>
              </table:table-cell>
              <table:table-cell office:value-type="float" office:value="3.2630835">
                <text:p>3.2630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.331358">
                <text:p>17.331358</text:p>
              </table:table-cell>
              <table:table-cell office:value-type="float" office:value="12.000014">
                <text:p>12.000014</text:p>
              </table:table-cell>
              <table:table-cell office:value-type="float" office:value="0.10012">
                <text:p>0.10012</text:p>
              </table:table-cell>
              <table:table-cell office:value-type="float" office:value="0.0802001">
                <text:p>0.0802001</text:p>
              </table:table-cell>
              <table:table-cell office:value-type="float" office:value="3.022631">
                <text:p>3.022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.783314">
                <text:p>18.783314</text:p>
              </table:table-cell>
              <table:table-cell office:value-type="float" office:value="13.28">
                <text:p>13.28</text:p>
              </table:table-cell>
              <table:table-cell office:value-type="float" office:value="0.9610012">
                <text:p>0.9610012</text:p>
              </table:table-cell>
              <table:table-cell office:value-type="float" office:value="0.000802001">
                <text:p>0.000802001</text:p>
              </table:table-cell>
              <table:table-cell office:value-type="float" office:value="3.1802263">
                <text:p>3.1802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.267832">
                <text:p>21.267832</text:p>
              </table:table-cell>
              <table:table-cell office:value-type="float" office:value="12.152801">
                <text:p>12.152801</text:p>
              </table:table-cell>
              <table:table-cell office:value-type="float" office:value="0.80961">
                <text:p>0.80961</text:p>
              </table:table-cell>
              <table:table-cell office:value-type="float" office:value="0.01000802">
                <text:p>0.01000802</text:p>
              </table:table-cell>
              <table:table-cell office:value-type="float" office:value="3.4318023">
                <text:p>3.4318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.142677">
                <text:p>20.142677</text:p>
              </table:table-cell>
              <table:table-cell office:value-type="float" office:value="12.091528">
                <text:p>12.091528</text:p>
              </table:table-cell>
              <table:table-cell office:value-type="float" office:value="0.0080961">
                <text:p>0.0080961</text:p>
              </table:table-cell>
              <table:table-cell office:value-type="float" office:value="0.5601001">
                <text:p>0.5601001</text:p>
              </table:table-cell>
              <table:table-cell office:value-type="float" office:value="3.1643178">
                <text:p>3.1643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8.771427">
                <text:p>18.771427</text:p>
              </table:table-cell>
              <table:table-cell office:value-type="float" office:value="12.260916">
                <text:p>12.260916</text:p>
              </table:table-cell>
              <table:table-cell office:value-type="float" office:value="0.000080961">
                <text:p>0.000080961</text:p>
              </table:table-cell>
              <table:table-cell office:value-type="float" office:value="0.045601">
                <text:p>0.045601</text:p>
              </table:table-cell>
              <table:table-cell office:value-type="float" office:value="3.321643">
                <text:p>3.321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.537714">
                <text:p>19.537714</text:p>
              </table:table-cell>
              <table:table-cell office:value-type="float" office:value="12.04261">
                <text:p>12.04261</text:p>
              </table:table-cell>
              <table:table-cell office:value-type="float" office:value="1.5100007">
                <text:p>1.5100007</text:p>
              </table:table-cell>
              <table:table-cell office:value-type="float" office:value="1.2804561">
                <text:p>1.2804561</text:p>
              </table:table-cell>
              <table:table-cell office:value-type="float" office:value="2.9932165">
                <text:p>2.9932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.855377">
                <text:p>19.855377</text:p>
              </table:table-cell>
              <table:table-cell office:value-type="float" office:value="12.080426">
                <text:p>12.080426</text:p>
              </table:table-cell>
              <table:table-cell office:value-type="float" office:value="0.1751">
                <text:p>0.1751</text:p>
              </table:table-cell>
              <table:table-cell office:value-type="float" office:value="0.11280456">
                <text:p>0.11280456</text:p>
              </table:table-cell>
              <table:table-cell office:value-type="float" office:value="3.0299323">
                <text:p>3.02993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.818554">
                <text:p>21.818554</text:p>
              </table:table-cell>
              <table:table-cell office:value-type="float" office:value="13.4408045">
                <text:p>13.4408045</text:p>
              </table:table-cell>
              <table:table-cell office:value-type="float" office:value="0.64175105">
                <text:p>0.64175105</text:p>
              </table:table-cell>
              <table:table-cell office:value-type="float" office:value="2.0011282">
                <text:p>2.0011282</text:p>
              </table:table-cell>
              <table:table-cell office:value-type="float" office:value="3.0302994">
                <text:p>3.0302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578186">
                <text:p>19.578186</text:p>
              </table:table-cell>
              <table:table-cell office:value-type="float" office:value="12.054408">
                <text:p>12.054408</text:p>
              </table:table-cell>
              <table:table-cell office:value-type="float" office:value="0.83641756">
                <text:p>0.83641756</text:p>
              </table:table-cell>
              <table:table-cell office:value-type="float" office:value="2.0400114">
                <text:p>2.0400114</text:p>
              </table:table-cell>
              <table:table-cell office:value-type="float" office:value="3.010303">
                <text:p>3.010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38578">
                <text:p>19.38578</text:p>
              </table:table-cell>
              <table:table-cell office:value-type="float" office:value="12.080544">
                <text:p>12.080544</text:p>
              </table:table-cell>
              <table:table-cell office:value-type="float" office:value="0.008364175">
                <text:p>0.008364175</text:p>
              </table:table-cell>
              <table:table-cell office:value-type="float" office:value="2.1004">
                <text:p>2.1004</text:p>
              </table:table-cell>
              <table:table-cell office:value-type="float" office:value="3.0701032">
                <text:p>3.0701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7.253857">
                <text:p>17.253857</text:p>
              </table:table-cell>
              <table:table-cell office:value-type="float" office:value="12.040806">
                <text:p>12.040806</text:p>
              </table:table-cell>
              <table:table-cell office:value-type="float" office:value="0.010083642">
                <text:p>0.010083642</text:p>
              </table:table-cell>
              <table:table-cell office:value-type="float" office:value="2.021004">
                <text:p>2.021004</text:p>
              </table:table-cell>
              <table:table-cell office:value-type="float" office:value="3.390701">
                <text:p>3.390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0.14254">
                <text:p>20.14254</text:p>
              </table:table-cell>
              <table:table-cell office:value-type="float" office:value="12.760407">
                <text:p>12.760407</text:p>
              </table:table-cell>
              <table:table-cell office:value-type="float" office:value="0.00010083642">
                <text:p>0.00010083642</text:p>
              </table:table-cell>
              <table:table-cell office:value-type="float" office:value="2.2002099">
                <text:p>2.2002099</text:p>
              </table:table-cell>
              <table:table-cell office:value-type="float" office:value="2.9639068">
                <text:p>2.9639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.921425">
                <text:p>19.921425</text:p>
              </table:table-cell>
              <table:table-cell office:value-type="float" office:value="12.447604">
                <text:p>12.447604</text:p>
              </table:table-cell>
              <table:table-cell office:value-type="float" office:value="0.0000010083642">
                <text:p>0.0000010083642</text:p>
              </table:table-cell>
              <table:table-cell office:value-type="float" office:value="2.0420022">
                <text:p>2.0420022</text:p>
              </table:table-cell>
              <table:table-cell office:value-type="float" office:value="1.039639">
                <text:p>1.039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.289213">
                <text:p>19.289213</text:p>
              </table:table-cell>
              <table:table-cell office:value-type="float" office:value="12.584476">
                <text:p>12.584476</text:p>
              </table:table-cell>
              <table:table-cell office:value-type="float" office:value="0.34">
                <text:p>0.34</text:p>
              </table:table-cell>
              <table:table-cell office:value-type="float" office:value="2.7704198">
                <text:p>2.7704198</text:p>
              </table:table-cell>
              <table:table-cell office:value-type="float" office:value="1.0703964">
                <text:p>1.0703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8.662891">
                <text:p>18.662891</text:p>
              </table:table-cell>
              <table:table-cell office:value-type="float" office:value="11.925845">
                <text:p>11.925845</text:p>
              </table:table-cell>
              <table:table-cell office:value-type="float" office:value="0.0134000005">
                <text:p>0.0134000005</text:p>
              </table:table-cell>
              <table:table-cell office:value-type="float" office:value="2.667704">
                <text:p>2.667704</text:p>
              </table:table-cell>
              <table:table-cell office:value-type="float" office:value="1.090704">
                <text:p>1.090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.866629">
                <text:p>19.866629</text:p>
              </table:table-cell>
              <table:table-cell office:value-type="float" office:value="12.799258">
                <text:p>12.799258</text:p>
              </table:table-cell>
              <table:table-cell office:value-type="float" office:value="0.320134">
                <text:p>0.320134</text:p>
              </table:table-cell>
              <table:table-cell office:value-type="float" office:value="2.006677">
                <text:p>2.006677</text:p>
              </table:table-cell>
              <table:table-cell office:value-type="float" office:value="1.790907">
                <text:p>1.790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.808666">
                <text:p>19.808666</text:p>
              </table:table-cell>
              <table:table-cell office:value-type="float" office:value="11.927993">
                <text:p>11.927993</text:p>
              </table:table-cell>
              <table:table-cell office:value-type="float" office:value="0.03320134">
                <text:p>0.03320134</text:p>
              </table:table-cell>
              <table:table-cell office:value-type="float" office:value="3.5400667">
                <text:p>3.5400667</text:p>
              </table:table-cell>
              <table:table-cell office:value-type="float" office:value="1.017909">
                <text:p>1.017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8.448086">
                <text:p>18.448086</text:p>
              </table:table-cell>
              <table:table-cell office:value-type="float" office:value="12.059279">
                <text:p>12.059279</text:p>
              </table:table-cell>
              <table:table-cell office:value-type="float" office:value="0.030332012">
                <text:p>0.030332012</text:p>
              </table:table-cell>
              <table:table-cell office:value-type="float" office:value="2.3354006">
                <text:p>2.3354006</text:p>
              </table:table-cell>
              <table:table-cell office:value-type="float" office:value="1.0501791">
                <text:p>1.0501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8.52448">
                <text:p>18.52448</text:p>
              </table:table-cell>
              <table:table-cell office:value-type="float" office:value="12.280593">
                <text:p>12.280593</text:p>
              </table:table-cell>
              <table:table-cell office:value-type="float" office:value="0.04030332">
                <text:p>0.04030332</text:p>
              </table:table-cell>
              <table:table-cell office:value-type="float" office:value="3.0233538">
                <text:p>3.0233538</text:p>
              </table:table-cell>
              <table:table-cell office:value-type="float" office:value="1.0305018">
                <text:p>1.0305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8.515244">
                <text:p>18.515244</text:p>
              </table:table-cell>
              <table:table-cell office:value-type="float" office:value="12.802805">
                <text:p>12.802805</text:p>
              </table:table-cell>
              <table:table-cell office:value-type="float" office:value="0.440403">
                <text:p>0.440403</text:p>
              </table:table-cell>
              <table:table-cell office:value-type="float" office:value="2.2702334">
                <text:p>2.2702334</text:p>
              </table:table-cell>
              <table:table-cell office:value-type="float" office:value="1.650305">
                <text:p>1.650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.735153">
                <text:p>18.735153</text:p>
              </table:table-cell>
              <table:table-cell office:value-type="float" office:value="12.278028">
                <text:p>12.278028</text:p>
              </table:table-cell>
              <table:table-cell office:value-type="float" office:value="0.0044040303">
                <text:p>0.0044040303</text:p>
              </table:table-cell>
              <table:table-cell office:value-type="float" office:value="2.3927023">
                <text:p>2.3927023</text:p>
              </table:table-cell>
              <table:table-cell office:value-type="float" office:value="1.836503">
                <text:p>1.836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0.017351">
                <text:p>20.017351</text:p>
              </table:table-cell>
              <table:table-cell office:value-type="float" office:value="12.922781">
                <text:p>12.922781</text:p>
              </table:table-cell>
              <table:table-cell office:value-type="float" office:value="0.650044">
                <text:p>0.650044</text:p>
              </table:table-cell>
              <table:table-cell office:value-type="float" office:value="2.683927">
                <text:p>2.683927</text:p>
              </table:table-cell>
              <table:table-cell office:value-type="float" office:value="1.008365">
                <text:p>1.008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.860174">
                <text:p>18.860174</text:p>
              </table:table-cell>
              <table:table-cell office:value-type="float" office:value="12.809229">
                <text:p>12.809229</text:p>
              </table:table-cell>
              <table:table-cell office:value-type="float" office:value="0.22650044">
                <text:p>0.22650044</text:p>
              </table:table-cell>
              <table:table-cell office:value-type="float" office:value="2.0668392">
                <text:p>2.0668392</text:p>
              </table:table-cell>
              <table:table-cell office:value-type="float" office:value="1.0900836">
                <text:p>1.09008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.478601">
                <text:p>20.478601</text:p>
              </table:table-cell>
              <table:table-cell office:value-type="float" office:value="11.888092">
                <text:p>11.888092</text:p>
              </table:table-cell>
              <table:table-cell office:value-type="float" office:value="0.0022650044">
                <text:p>0.0022650044</text:p>
              </table:table-cell>
              <table:table-cell office:value-type="float" office:value="2.7506683">
                <text:p>2.7506683</text:p>
              </table:table-cell>
              <table:table-cell office:value-type="float" office:value="0.9909009">
                <text:p>0.9909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.564787">
                <text:p>17.564787</text:p>
              </table:table-cell>
              <table:table-cell office:value-type="float" office:value="12.03888">
                <text:p>12.03888</text:p>
              </table:table-cell>
              <table:table-cell office:value-type="float" office:value="0.9600227">
                <text:p>0.9600227</text:p>
              </table:table-cell>
              <table:table-cell office:value-type="float" office:value="2.1875067">
                <text:p>2.1875067</text:p>
              </table:table-cell>
              <table:table-cell office:value-type="float" office:value="1.169909">
                <text:p>1.169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9.085648">
                <text:p>19.085648</text:p>
              </table:table-cell>
              <table:table-cell office:value-type="float" office:value="12.080388">
                <text:p>12.080388</text:p>
              </table:table-cell>
              <table:table-cell office:value-type="float" office:value="0.039600227">
                <text:p>0.039600227</text:p>
              </table:table-cell>
              <table:table-cell office:value-type="float" office:value="3.791875">
                <text:p>3.791875</text:p>
              </table:table-cell>
              <table:table-cell office:value-type="float" office:value="1.791699">
                <text:p>1.791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460857">
                <text:p>19.460857</text:p>
              </table:table-cell>
              <table:table-cell office:value-type="float" office:value="11.920803">
                <text:p>11.920803</text:p>
              </table:table-cell>
              <table:table-cell office:value-type="float" office:value="0.00039600226">
                <text:p>0.00039600226</text:p>
              </table:table-cell>
              <table:table-cell office:value-type="float" office:value="3.6379187">
                <text:p>3.6379187</text:p>
              </table:table-cell>
              <table:table-cell office:value-type="float" office:value="1.177917">
                <text:p>1.177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.74461">
                <text:p>18.74461</text:p>
              </table:table-cell>
              <table:table-cell office:value-type="float" office:value="12.169208">
                <text:p>12.169208</text:p>
              </table:table-cell>
              <table:table-cell office:value-type="float" office:value="0.66000396">
                <text:p>0.66000396</text:p>
              </table:table-cell>
              <table:table-cell office:value-type="float" office:value="2.276379">
                <text:p>2.276379</text:p>
              </table:table-cell>
              <table:table-cell office:value-type="float" office:value="1.6517792">
                <text:p>1.6517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.277447">
                <text:p>19.277447</text:p>
              </table:table-cell>
              <table:table-cell office:value-type="float" office:value="12.151691">
                <text:p>12.151691</text:p>
              </table:table-cell>
              <table:table-cell office:value-type="float" office:value="0.20660004">
                <text:p>0.20660004</text:p>
              </table:table-cell>
              <table:table-cell office:value-type="float" office:value="2.0127637">
                <text:p>2.0127637</text:p>
              </table:table-cell>
              <table:table-cell office:value-type="float" office:value="1.0165178">
                <text:p>1.0165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1.942774">
                <text:p>21.942774</text:p>
              </table:table-cell>
              <table:table-cell office:value-type="float" office:value="12.041516">
                <text:p>12.041516</text:p>
              </table:table-cell>
              <table:table-cell office:value-type="float" office:value="1.742066">
                <text:p>1.742066</text:p>
              </table:table-cell>
              <table:table-cell office:value-type="float" office:value="3.5201275">
                <text:p>3.5201275</text:p>
              </table:table-cell>
              <table:table-cell office:value-type="float" office:value="1.3901651">
                <text:p>1.3901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8.169428">
                <text:p>18.169428</text:p>
              </table:table-cell>
              <table:table-cell office:value-type="float" office:value="12.060415">
                <text:p>12.060415</text:p>
              </table:table-cell>
              <table:table-cell office:value-type="float" office:value="0.01742066">
                <text:p>0.01742066</text:p>
              </table:table-cell>
              <table:table-cell office:value-type="float" office:value="11.235202">
                <text:p>11.235202</text:p>
              </table:table-cell>
              <table:table-cell office:value-type="float" office:value="1.3939017">
                <text:p>1.3939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2.501694">
                <text:p>22.501694</text:p>
              </table:table-cell>
              <table:table-cell office:value-type="float" office:value="12.210605">
                <text:p>12.210605</text:p>
              </table:table-cell>
              <table:table-cell office:value-type="float" office:value="0.010174206">
                <text:p>0.010174206</text:p>
              </table:table-cell>
              <table:table-cell office:value-type="float" office:value="10.412353">
                <text:p>10.412353</text:p>
              </table:table-cell>
              <table:table-cell office:value-type="float" office:value="1.0539391">
                <text:p>1.0539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.775017">
                <text:p>19.775017</text:p>
              </table:table-cell>
              <table:table-cell office:value-type="float" office:value="12.032105">
                <text:p>12.032105</text:p>
              </table:table-cell>
              <table:table-cell office:value-type="float" office:value="0.6401018">
                <text:p>0.6401018</text:p>
              </table:table-cell>
              <table:table-cell office:value-type="float" office:value="10.404123">
                <text:p>10.404123</text:p>
              </table:table-cell>
              <table:table-cell office:value-type="float" office:value="1.1705394">
                <text:p>1.1705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8.25775">
                <text:p>18.25775</text:p>
              </table:table-cell>
              <table:table-cell office:value-type="float" office:value="12.280321">
                <text:p>12.280321</text:p>
              </table:table-cell>
              <table:table-cell office:value-type="float" office:value="0.10640101">
                <text:p>0.10640101</text:p>
              </table:table-cell>
              <table:table-cell office:value-type="float" office:value="10.024041">
                <text:p>10.024041</text:p>
              </table:table-cell>
              <table:table-cell office:value-type="float" office:value="1.6317053">
                <text:p>1.6317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8.402578">
                <text:p>18.402578</text:p>
              </table:table-cell>
              <table:table-cell office:value-type="float" office:value="13.452803">
                <text:p>13.452803</text:p>
              </table:table-cell>
              <table:table-cell office:value-type="float" office:value="1.321064">
                <text:p>1.321064</text:p>
              </table:table-cell>
              <table:table-cell office:value-type="float" office:value="10.400241">
                <text:p>10.400241</text:p>
              </table:table-cell>
              <table:table-cell office:value-type="float" office:value="1.0263171">
                <text:p>1.0263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.024025">
                <text:p>20.024025</text:p>
              </table:table-cell>
              <table:table-cell office:value-type="float" office:value="12.344529">
                <text:p>12.344529</text:p>
              </table:table-cell>
              <table:table-cell office:value-type="float" office:value="1.3132106">
                <text:p>1.3132106</text:p>
              </table:table-cell>
              <table:table-cell office:value-type="float" office:value="10.514003">
                <text:p>10.514003</text:p>
              </table:table-cell>
              <table:table-cell office:value-type="float" office:value="1.0702633">
                <text:p>1.07026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7.22024">
                <text:p>17.22024</text:p>
              </table:table-cell>
              <table:table-cell office:value-type="float" office:value="12.693445">
                <text:p>12.693445</text:p>
              </table:table-cell>
              <table:table-cell office:value-type="float" office:value="0.023132104">
                <text:p>0.023132104</text:p>
              </table:table-cell>
              <table:table-cell office:value-type="float" office:value="11.70514">
                <text:p>11.70514</text:p>
              </table:table-cell>
              <table:table-cell office:value-type="float" office:value="1.0307027">
                <text:p>1.0307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8.862202">
                <text:p>18.862202</text:p>
              </table:table-cell>
              <table:table-cell office:value-type="float" office:value="12.026935">
                <text:p>12.026935</text:p>
              </table:table-cell>
              <table:table-cell office:value-type="float" office:value="0.00023132104">
                <text:p>0.00023132104</text:p>
              </table:table-cell>
              <table:table-cell office:value-type="float" office:value="11.407051">
                <text:p>11.407051</text:p>
              </table:table-cell>
              <table:table-cell office:value-type="float" office:value="1.810307">
                <text:p>1.8103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8.998621">
                <text:p>18.998621</text:p>
              </table:table-cell>
              <table:table-cell office:value-type="float" office:value="11.920269">
                <text:p>11.920269</text:p>
              </table:table-cell>
              <table:table-cell office:value-type="float" office:value="0.3200023">
                <text:p>0.3200023</text:p>
              </table:table-cell>
              <table:table-cell office:value-type="float" office:value="10.36407">
                <text:p>10.36407</text:p>
              </table:table-cell>
              <table:table-cell office:value-type="float" office:value="1.018103">
                <text:p>1.018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0.339987">
                <text:p>20.339987</text:p>
              </table:table-cell>
              <table:table-cell office:value-type="float" office:value="14.679203">
                <text:p>14.679203</text:p>
              </table:table-cell>
              <table:table-cell office:value-type="float" office:value="0.16320002">
                <text:p>0.16320002</text:p>
              </table:table-cell>
              <table:table-cell office:value-type="float" office:value="10.003641">
                <text:p>10.003641</text:p>
              </table:table-cell>
              <table:table-cell office:value-type="float" office:value="1.560181">
                <text:p>1.560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0.793398">
                <text:p>20.793398</text:p>
              </table:table-cell>
              <table:table-cell office:value-type="float" office:value="12.806792">
                <text:p>12.806792</text:p>
              </table:table-cell>
              <table:table-cell office:value-type="float" office:value="0.33163202">
                <text:p>0.33163202</text:p>
              </table:table-cell>
              <table:table-cell office:value-type="float" office:value="10.320037">
                <text:p>10.320037</text:p>
              </table:table-cell>
              <table:table-cell office:value-type="float" office:value="1.5356019">
                <text:p>1.5356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0.157934">
                <text:p>20.157934</text:p>
              </table:table-cell>
              <table:table-cell office:value-type="float" office:value="12.088068">
                <text:p>12.088068</text:p>
              </table:table-cell>
              <table:table-cell office:value-type="float" office:value="1.2833164">
                <text:p>1.2833164</text:p>
              </table:table-cell>
              <table:table-cell office:value-type="float" office:value="9.863201">
                <text:p>9.863201</text:p>
              </table:table-cell>
              <table:table-cell office:value-type="float" office:value="1.575356">
                <text:p>1.575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8.96158">
                <text:p>18.96158</text:p>
              </table:table-cell>
              <table:table-cell office:value-type="float" office:value="13.300881">
                <text:p>13.300881</text:p>
              </table:table-cell>
              <table:table-cell office:value-type="float" office:value="0.8728332">
                <text:p>0.8728332</text:p>
              </table:table-cell>
              <table:table-cell office:value-type="float" office:value="11.238633">
                <text:p>11.238633</text:p>
              </table:table-cell>
              <table:table-cell office:value-type="float" office:value="1.0457536">
                <text:p>1.0457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8.899616">
                <text:p>18.899616</text:p>
              </table:table-cell>
              <table:table-cell office:value-type="float" office:value="16.06301">
                <text:p>16.06301</text:p>
              </table:table-cell>
              <table:table-cell office:value-type="float" office:value="21.448729">
                <text:p>21.448729</text:p>
              </table:table-cell>
              <table:table-cell office:value-type="float" office:value="12.172386">
                <text:p>12.172386</text:p>
              </table:table-cell>
              <table:table-cell office:value-type="float" office:value="1.7704575">
                <text:p>1.7704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2.418997">
                <text:p>22.418997</text:p>
              </table:table-cell>
              <table:table-cell office:value-type="float" office:value="13.32063">
                <text:p>13.32063</text:p>
              </table:table-cell>
              <table:table-cell office:value-type="float" office:value="20.054487">
                <text:p>20.054487</text:p>
              </table:table-cell>
              <table:table-cell office:value-type="float" office:value="10.361724">
                <text:p>10.361724</text:p>
              </table:table-cell>
              <table:table-cell office:value-type="float" office:value="1.0477046">
                <text:p>1.0477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4.854189">
                <text:p>24.854189</text:p>
              </table:table-cell>
              <table:table-cell office:value-type="float" office:value="12.773206">
                <text:p>12.773206</text:p>
              </table:table-cell>
              <table:table-cell office:value-type="float" office:value="22.120544">
                <text:p>22.120544</text:p>
              </table:table-cell>
              <table:table-cell office:value-type="float" office:value="10.043617">
                <text:p>10.043617</text:p>
              </table:table-cell>
              <table:table-cell office:value-type="float" office:value="1.050477">
                <text:p>1.050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1.188543">
                <text:p>21.188543</text:p>
              </table:table-cell>
              <table:table-cell office:value-type="float" office:value="14.317732">
                <text:p>14.317732</text:p>
              </table:table-cell>
              <table:table-cell office:value-type="float" office:value="19.901207">
                <text:p>19.901207</text:p>
              </table:table-cell>
              <table:table-cell office:value-type="float" office:value="10.140436">
                <text:p>10.140436</text:p>
              </table:table-cell>
              <table:table-cell office:value-type="float" office:value="1.0005047">
                <text:p>1.0005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2.891884">
                <text:p>22.891884</text:p>
              </table:table-cell>
              <table:table-cell office:value-type="float" office:value="13.503178">
                <text:p>13.503178</text:p>
              </table:table-cell>
              <table:table-cell office:value-type="float" office:value="20.119013">
                <text:p>20.119013</text:p>
              </table:table-cell>
              <table:table-cell office:value-type="float" office:value="11.291404">
                <text:p>11.291404</text:p>
              </table:table-cell>
              <table:table-cell office:value-type="float" office:value="1.010005">
                <text:p>1.010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.27892">
                <text:p>17.27892</text:p>
              </table:table-cell>
              <table:table-cell office:value-type="float" office:value="12.775032">
                <text:p>12.775032</text:p>
              </table:table-cell>
              <table:table-cell office:value-type="float" office:value="20.20119">
                <text:p>20.20119</text:p>
              </table:table-cell>
              <table:table-cell office:value-type="float" office:value="9.992914">
                <text:p>9.992914</text:p>
              </table:table-cell>
              <table:table-cell office:value-type="float" office:value="1.0101001">
                <text:p>1.0101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0.11279">
                <text:p>20.11279</text:p>
              </table:table-cell>
              <table:table-cell office:value-type="float" office:value="12.04775">
                <text:p>12.04775</text:p>
              </table:table-cell>
              <table:table-cell office:value-type="float" office:value="20.202011">
                <text:p>20.202011</text:p>
              </table:table-cell>
              <table:table-cell office:value-type="float" office:value="11.029929">
                <text:p>11.029929</text:p>
              </table:table-cell>
              <table:table-cell office:value-type="float" office:value="1.160101">
                <text:p>1.160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1.591127">
                <text:p>21.591127</text:p>
              </table:table-cell>
              <table:table-cell office:value-type="float" office:value="12.690477">
                <text:p>12.690477</text:p>
              </table:table-cell>
              <table:table-cell office:value-type="float" office:value="20.582022">
                <text:p>20.582022</text:p>
              </table:table-cell>
              <table:table-cell office:value-type="float" office:value="11.7102995">
                <text:p>11.7102995</text:p>
              </table:table-cell>
              <table:table-cell office:value-type="float" office:value="1.071601">
                <text:p>1.07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1.40591">
                <text:p>21.40591</text:p>
              </table:table-cell>
              <table:table-cell office:value-type="float" office:value="12.156904">
                <text:p>12.156904</text:p>
              </table:table-cell>
              <table:table-cell office:value-type="float" office:value="20.52582">
                <text:p>20.52582</text:p>
              </table:table-cell>
              <table:table-cell office:value-type="float" office:value="10.177103">
                <text:p>10.177103</text:p>
              </table:table-cell>
              <table:table-cell office:value-type="float" office:value="2.330716">
                <text:p>2.330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0.744057">
                <text:p>20.744057</text:p>
              </table:table-cell>
              <table:table-cell office:value-type="float" office:value="12.44157">
                <text:p>12.44157</text:p>
              </table:table-cell>
              <table:table-cell office:value-type="float" office:value="20.20526">
                <text:p>20.20526</text:p>
              </table:table-cell>
              <table:table-cell office:value-type="float" office:value="11.621771">
                <text:p>11.621771</text:p>
              </table:table-cell>
              <table:table-cell office:value-type="float" office:value="1.8433071">
                <text:p>1.84330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0.827442">
                <text:p>20.827442</text:p>
              </table:table-cell>
              <table:table-cell office:value-type="float" office:value="11.984417">
                <text:p>11.984417</text:p>
              </table:table-cell>
              <table:table-cell office:value-type="float" office:value="20.842052">
                <text:p>20.842052</text:p>
              </table:table-cell>
              <table:table-cell office:value-type="float" office:value="10.736218">
                <text:p>10.736218</text:p>
              </table:table-cell>
              <table:table-cell office:value-type="float" office:value="1.0084331">
                <text:p>1.0084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1.038275">
                <text:p>21.038275</text:p>
              </table:table-cell>
              <table:table-cell office:value-type="float" office:value="12.899844">
                <text:p>12.899844</text:p>
              </table:table-cell>
              <table:table-cell office:value-type="float" office:value="19.88842">
                <text:p>19.88842</text:p>
              </table:table-cell>
              <table:table-cell office:value-type="float" office:value="10.087362">
                <text:p>10.087362</text:p>
              </table:table-cell>
              <table:table-cell office:value-type="float" office:value="1.3900844">
                <text:p>1.39008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.570383">
                <text:p>19.570383</text:p>
              </table:table-cell>
              <table:table-cell office:value-type="float" office:value="12.298999">
                <text:p>12.298999</text:p>
              </table:table-cell>
              <table:table-cell office:value-type="float" office:value="20.638884">
                <text:p>20.638884</text:p>
              </table:table-cell>
              <table:table-cell office:value-type="float" office:value="10.720874">
                <text:p>10.720874</text:p>
              </table:table-cell>
              <table:table-cell office:value-type="float" office:value="2.0439007">
                <text:p>2.0439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.195704">
                <text:p>20.195704</text:p>
              </table:table-cell>
              <table:table-cell office:value-type="float" office:value="12.2429905">
                <text:p>12.2429905</text:p>
              </table:table-cell>
              <table:table-cell office:value-type="float" office:value="21.40639">
                <text:p>21.40639</text:p>
              </table:table-cell>
              <table:table-cell office:value-type="float" office:value="10.74721">
                <text:p>10.74721</text:p>
              </table:table-cell>
              <table:table-cell office:value-type="float" office:value="1.400439">
                <text:p>1.400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4.121958">
                <text:p>24.121958</text:p>
              </table:table-cell>
              <table:table-cell office:value-type="float" office:value="13.422429">
                <text:p>13.422429</text:p>
              </table:table-cell>
              <table:table-cell office:value-type="float" office:value="22.174063">
                <text:p>22.174063</text:p>
              </table:table-cell>
              <table:table-cell office:value-type="float" office:value="11.937472">
                <text:p>11.937472</text:p>
              </table:table-cell>
              <table:table-cell office:value-type="float" office:value="1.0840044">
                <text:p>1.0840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8.18122">
                <text:p>18.18122</text:p>
              </table:table-cell>
              <table:table-cell office:value-type="float" office:value="12.134224">
                <text:p>12.134224</text:p>
              </table:table-cell>
              <table:table-cell office:value-type="float" office:value="20.78174">
                <text:p>20.78174</text:p>
              </table:table-cell>
              <table:table-cell office:value-type="float" office:value="12.229375">
                <text:p>12.229375</text:p>
              </table:table-cell>
              <table:table-cell office:value-type="float" office:value="1.03084">
                <text:p>1.03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.261812">
                <text:p>18.261812</text:p>
              </table:table-cell>
              <table:table-cell office:value-type="float" office:value="12.101343">
                <text:p>12.101343</text:p>
              </table:table-cell>
              <table:table-cell office:value-type="float" office:value="19.887817">
                <text:p>19.887817</text:p>
              </table:table-cell>
              <table:table-cell office:value-type="float" office:value="10.142294">
                <text:p>10.142294</text:p>
              </table:table-cell>
              <table:table-cell office:value-type="float" office:value="1.2003083">
                <text:p>1.20030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1.372618">
                <text:p>21.372618</text:p>
              </table:table-cell>
              <table:table-cell office:value-type="float" office:value="12.091013">
                <text:p>12.091013</text:p>
              </table:table-cell>
              <table:table-cell office:value-type="float" office:value="20.278877">
                <text:p>20.278877</text:p>
              </table:table-cell>
              <table:table-cell office:value-type="float" office:value="10.181423">
                <text:p>10.181423</text:p>
              </table:table-cell>
              <table:table-cell office:value-type="float" office:value="1.1720031">
                <text:p>1.1720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1.493725">
                <text:p>21.493725</text:p>
              </table:table-cell>
              <table:table-cell office:value-type="float" office:value="12.200911">
                <text:p>12.200911</text:p>
              </table:table-cell>
              <table:table-cell office:value-type="float" office:value="20.202787">
                <text:p>20.202787</text:p>
              </table:table-cell>
              <table:table-cell office:value-type="float" office:value="13.141814">
                <text:p>13.141814</text:p>
              </table:table-cell>
              <table:table-cell office:value-type="float" office:value="1.3917199">
                <text:p>1.3917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2.084936">
                <text:p>22.084936</text:p>
              </table:table-cell>
              <table:table-cell office:value-type="float" office:value="13.282009">
                <text:p>13.282009</text:p>
              </table:table-cell>
              <table:table-cell office:value-type="float" office:value="22.182026">
                <text:p>22.182026</text:p>
              </table:table-cell>
              <table:table-cell office:value-type="float" office:value="9.951419">
                <text:p>9.951419</text:p>
              </table:table-cell>
              <table:table-cell office:value-type="float" office:value="1.0139172">
                <text:p>1.0139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3.68085">
                <text:p>23.68085</text:p>
              </table:table-cell>
              <table:table-cell office:value-type="float" office:value="13.50282">
                <text:p>13.50282</text:p>
              </table:table-cell>
              <table:table-cell office:value-type="float" office:value="21.501822">
                <text:p>21.501822</text:p>
              </table:table-cell>
              <table:table-cell office:value-type="float" office:value="10.639514">
                <text:p>10.639514</text:p>
              </table:table-cell>
              <table:table-cell office:value-type="float" office:value="1.0501392">
                <text:p>1.05013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.966808">
                <text:p>18.966808</text:p>
              </table:table-cell>
              <table:table-cell office:value-type="float" office:value="13.535028">
                <text:p>13.535028</text:p>
              </table:table-cell>
              <table:table-cell office:value-type="float" office:value="21.455019">
                <text:p>21.455019</text:p>
              </table:table-cell>
              <table:table-cell office:value-type="float" office:value="10.106396">
                <text:p>10.106396</text:p>
              </table:table-cell>
              <table:table-cell office:value-type="float" office:value="2.2905014">
                <text:p>2.2905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9.089668">
                <text:p>19.089668</text:p>
              </table:table-cell>
              <table:table-cell office:value-type="float" office:value="12.8553505">
                <text:p>12.8553505</text:p>
              </table:table-cell>
              <table:table-cell office:value-type="float" office:value="20.014551">
                <text:p>20.014551</text:p>
              </table:table-cell>
              <table:table-cell office:value-type="float" office:value="10.221064">
                <text:p>10.221064</text:p>
              </table:table-cell>
              <table:table-cell office:value-type="float" office:value="1.3429049">
                <text:p>1.3429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.790895">
                <text:p>19.790895</text:p>
              </table:table-cell>
              <table:table-cell office:value-type="float" office:value="12.528553">
                <text:p>12.528553</text:p>
              </table:table-cell>
              <table:table-cell office:value-type="float" office:value="20.010145">
                <text:p>20.010145</text:p>
              </table:table-cell>
              <table:table-cell office:value-type="float" office:value="10.752211">
                <text:p>10.752211</text:p>
              </table:table-cell>
              <table:table-cell office:value-type="float" office:value="1.713429">
                <text:p>1.7134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.42791">
                <text:p>19.42791</text:p>
              </table:table-cell>
              <table:table-cell office:value-type="float" office:value="12.345285">
                <text:p>12.345285</text:p>
              </table:table-cell>
              <table:table-cell office:value-type="float" office:value="20.040102">
                <text:p>20.040102</text:p>
              </table:table-cell>
              <table:table-cell office:value-type="float" office:value="10.247522">
                <text:p>10.247522</text:p>
              </table:table-cell>
              <table:table-cell office:value-type="float" office:value="1.0871342">
                <text:p>1.08713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0.19428">
                <text:p>20.19428</text:p>
              </table:table-cell>
              <table:table-cell office:value-type="float" office:value="12.513453">
                <text:p>12.513453</text:p>
              </table:table-cell>
              <table:table-cell office:value-type="float" office:value="20.5004">
                <text:p>20.5004</text:p>
              </table:table-cell>
              <table:table-cell office:value-type="float" office:value="10.632476">
                <text:p>10.632476</text:p>
              </table:table-cell>
              <table:table-cell office:value-type="float" office:value="2.2908714">
                <text:p>2.2908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9.411943">
                <text:p>19.411943</text:p>
              </table:table-cell>
              <table:table-cell office:value-type="float" office:value="14.125134">
                <text:p>14.125134</text:p>
              </table:table-cell>
              <table:table-cell office:value-type="float" office:value="20.165003">
                <text:p>20.165003</text:p>
              </table:table-cell>
              <table:table-cell office:value-type="float" office:value="10.466325">
                <text:p>10.466325</text:p>
              </table:table-cell>
              <table:table-cell office:value-type="float" office:value="1.0229087">
                <text:p>1.0229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.704119">
                <text:p>22.704119</text:p>
              </table:table-cell>
              <table:table-cell office:value-type="float" office:value="15.081251">
                <text:p>15.081251</text:p>
              </table:table-cell>
              <table:table-cell office:value-type="float" office:value="20.08165">
                <text:p>20.08165</text:p>
              </table:table-cell>
              <table:table-cell office:value-type="float" office:value="10.434663">
                <text:p>10.434663</text:p>
              </table:table-cell>
              <table:table-cell office:value-type="float" office:value="1.0902292">
                <text:p>1.0902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.897041">
                <text:p>20.897041</text:p>
              </table:table-cell>
              <table:table-cell office:value-type="float" office:value="14.720813">
                <text:p>14.720813</text:p>
              </table:table-cell>
              <table:table-cell office:value-type="float" office:value="5.6008167">
                <text:p>5.6008167</text:p>
              </table:table-cell>
              <table:table-cell office:value-type="float" office:value="10.744347">
                <text:p>10.744347</text:p>
              </table:table-cell>
              <table:table-cell office:value-type="float" office:value="1.0309023">
                <text:p>1.03090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0.47897">
                <text:p>20.47897</text:p>
              </table:table-cell>
              <table:table-cell office:value-type="float" office:value="14.087208">
                <text:p>14.087208</text:p>
              </table:table-cell>
              <table:table-cell office:value-type="float" office:value="6.986008">
                <text:p>6.986008</text:p>
              </table:table-cell>
              <table:table-cell office:value-type="float" office:value="12.167444">
                <text:p>12.167444</text:p>
              </table:table-cell>
              <table:table-cell office:value-type="float" office:value="1.170309">
                <text:p>1.1703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.72479">
                <text:p>19.72479</text:p>
              </table:table-cell>
              <table:table-cell office:value-type="float" office:value="14.000872">
                <text:p>14.000872</text:p>
              </table:table-cell>
              <table:table-cell office:value-type="float" office:value="5.36986">
                <text:p>5.36986</text:p>
              </table:table-cell>
              <table:table-cell office:value-type="float" office:value="11.861675">
                <text:p>11.861675</text:p>
              </table:table-cell>
              <table:table-cell office:value-type="float" office:value="1.6517032">
                <text:p>1.651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.937248">
                <text:p>18.937248</text:p>
              </table:table-cell>
              <table:table-cell office:value-type="float" office:value="15.320008">
                <text:p>15.320008</text:p>
              </table:table-cell>
              <table:table-cell office:value-type="float" office:value="4.293699">
                <text:p>4.293699</text:p>
              </table:table-cell>
              <table:table-cell office:value-type="float" office:value="74.36862">
                <text:p>74.36862</text:p>
              </table:table-cell>
              <table:table-cell office:value-type="float" office:value="1.966517">
                <text:p>1.9665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.939373">
                <text:p>17.939373</text:p>
              </table:table-cell>
              <table:table-cell office:value-type="float" office:value="14.0732">
                <text:p>14.0732</text:p>
              </table:table-cell>
              <table:table-cell office:value-type="float" office:value="4.412937">
                <text:p>4.412937</text:p>
              </table:table-cell>
              <table:table-cell office:value-type="float" office:value="74.20369">
                <text:p>74.20369</text:p>
              </table:table-cell>
              <table:table-cell office:value-type="float" office:value="1.3296652">
                <text:p>1.3296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.929394">
                <text:p>18.929394</text:p>
              </table:table-cell>
              <table:table-cell office:value-type="float" office:value="13.950732">
                <text:p>13.950732</text:p>
              </table:table-cell>
              <table:table-cell office:value-type="float" office:value="5.33413">
                <text:p>5.33413</text:p>
              </table:table-cell>
              <table:table-cell office:value-type="float" office:value="74.72204">
                <text:p>74.72204</text:p>
              </table:table-cell>
              <table:table-cell office:value-type="float" office:value="1.3632966">
                <text:p>1.3632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.559294">
                <text:p>18.559294</text:p>
              </table:table-cell>
              <table:table-cell office:value-type="float" office:value="17.299507">
                <text:p>17.299507</text:p>
              </table:table-cell>
              <table:table-cell office:value-type="float" office:value="4.0733414">
                <text:p>4.0733414</text:p>
              </table:table-cell>
              <table:table-cell office:value-type="float" office:value="74.24722">
                <text:p>74.24722</text:p>
              </table:table-cell>
              <table:table-cell office:value-type="float" office:value="1.823633">
                <text:p>1.8236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0.605593">
                <text:p>20.605593</text:p>
              </table:table-cell>
              <table:table-cell office:value-type="float" office:value="13.972996">
                <text:p>13.972996</text:p>
              </table:table-cell>
              <table:table-cell office:value-type="float" office:value="4.6407332">
                <text:p>4.6407332</text:p>
              </table:table-cell>
              <table:table-cell office:value-type="float" office:value="75.96247">
                <text:p>75.96247</text:p>
              </table:table-cell>
              <table:table-cell office:value-type="float" office:value="1.0182363">
                <text:p>1.018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0.636055">
                <text:p>20.636055</text:p>
              </table:table-cell>
              <table:table-cell office:value-type="float" office:value="14.0997305">
                <text:p>14.0997305</text:p>
              </table:table-cell>
              <table:table-cell office:value-type="float" office:value="4.7664075">
                <text:p>4.7664075</text:p>
              </table:table-cell>
              <table:table-cell office:value-type="float" office:value="74.919624">
                <text:p>74.919624</text:p>
              </table:table-cell>
              <table:table-cell office:value-type="float" office:value="1.1101823">
                <text:p>1.11018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.31636">
                <text:p>18.31636</text:p>
              </table:table-cell>
              <table:table-cell office:value-type="float" office:value="13.780997">
                <text:p>13.780997</text:p>
              </table:table-cell>
              <table:table-cell office:value-type="float" office:value="4.127664">
                <text:p>4.127664</text:p>
              </table:table-cell>
              <table:table-cell office:value-type="float" office:value="74.0292">
                <text:p>74.0292</text:p>
              </table:table-cell>
              <table:table-cell office:value-type="float" office:value="1.1611018">
                <text:p>1.1611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.053164">
                <text:p>18.053164</text:p>
              </table:table-cell>
              <table:table-cell office:value-type="float" office:value="14.05781">
                <text:p>14.05781</text:p>
              </table:table-cell>
              <table:table-cell office:value-type="float" office:value="4.0512767">
                <text:p>4.0512767</text:p>
              </table:table-cell>
              <table:table-cell office:value-type="float" office:value="73.50029">
                <text:p>73.50029</text:p>
              </table:table-cell>
              <table:table-cell office:value-type="float" office:value="1.191611">
                <text:p>1.1916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.800531">
                <text:p>17.800531</text:p>
              </table:table-cell>
              <table:table-cell office:value-type="float" office:value="13.980578">
                <text:p>13.980578</text:p>
              </table:table-cell>
              <table:table-cell office:value-type="float" office:value="5.6405125">
                <text:p>5.6405125</text:p>
              </table:table-cell>
              <table:table-cell office:value-type="float" office:value="72.575">
                <text:p>72.575</text:p>
              </table:table-cell>
              <table:table-cell office:value-type="float" office:value="1.6519161">
                <text:p>1.6519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.058006">
                <text:p>18.058006</text:p>
              </table:table-cell>
              <table:table-cell office:value-type="float" office:value="14.4598055">
                <text:p>14.4598055</text:p>
              </table:table-cell>
              <table:table-cell office:value-type="float" office:value="4.696405">
                <text:p>4.696405</text:p>
              </table:table-cell>
              <table:table-cell office:value-type="float" office:value="66.305756">
                <text:p>66.305756</text:p>
              </table:table-cell>
              <table:table-cell office:value-type="float" office:value="1.1765192">
                <text:p>1.1765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.54058">
                <text:p>18.54058</text:p>
              </table:table-cell>
              <table:table-cell office:value-type="float" office:value="15.344599">
                <text:p>15.344599</text:p>
              </table:table-cell>
              <table:table-cell office:value-type="float" office:value="5.306964">
                <text:p>5.306964</text:p>
              </table:table-cell>
              <table:table-cell office:value-type="float" office:value="65.99306">
                <text:p>65.99306</text:p>
              </table:table-cell>
              <table:table-cell office:value-type="float" office:value="1.0817652">
                <text:p>1.0817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9.195406">
                <text:p>19.195406</text:p>
              </table:table-cell>
              <table:table-cell office:value-type="float" office:value="14.353446">
                <text:p>14.353446</text:p>
              </table:table-cell>
              <table:table-cell office:value-type="float" office:value="4.8530693">
                <text:p>4.8530693</text:p>
              </table:table-cell>
              <table:table-cell office:value-type="float" office:value="68.659935">
                <text:p>68.659935</text:p>
              </table:table-cell>
              <table:table-cell office:value-type="float" office:value="0.99081767">
                <text:p>0.990817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.591955">
                <text:p>18.591955</text:p>
              </table:table-cell>
              <table:table-cell office:value-type="float" office:value="14.123535">
                <text:p>14.123535</text:p>
              </table:table-cell>
              <table:table-cell office:value-type="float" office:value="4.048531">
                <text:p>4.048531</text:p>
              </table:table-cell>
              <table:table-cell office:value-type="float" office:value="68.3666">
                <text:p>68.3666</text:p>
              </table:table-cell>
              <table:table-cell office:value-type="float" office:value="1.0999081">
                <text:p>1.09990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9.195919">
                <text:p>19.195919</text:p>
              </table:table-cell>
              <table:table-cell office:value-type="float" office:value="14.261235">
                <text:p>14.261235</text:p>
              </table:table-cell>
              <table:table-cell office:value-type="float" office:value="4.360485">
                <text:p>4.360485</text:p>
              </table:table-cell>
              <table:table-cell office:value-type="float" office:value="67.32367">
                <text:p>67.32367</text:p>
              </table:table-cell>
              <table:table-cell office:value-type="float" office:value="1.2509991">
                <text:p>1.2509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7.80196">
                <text:p>17.80196</text:p>
              </table:table-cell>
              <table:table-cell office:value-type="float" office:value="14.142612">
                <text:p>14.142612</text:p>
              </table:table-cell>
              <table:table-cell office:value-type="float" office:value="4.003605">
                <text:p>4.003605</text:p>
              </table:table-cell>
              <table:table-cell office:value-type="float" office:value="65.45324">
                <text:p>65.45324</text:p>
              </table:table-cell>
              <table:table-cell office:value-type="float" office:value="1.04251">
                <text:p>1.042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0.01802">
                <text:p>20.01802</text:p>
              </table:table-cell>
              <table:table-cell office:value-type="float" office:value="15.651425">
                <text:p>15.651425</text:p>
              </table:table-cell>
              <table:table-cell office:value-type="float" office:value="5.280036">
                <text:p>5.280036</text:p>
              </table:table-cell>
              <table:table-cell office:value-type="float" office:value="66.68453">
                <text:p>66.68453</text:p>
              </table:table-cell>
              <table:table-cell office:value-type="float" office:value="1.0104251">
                <text:p>1.0104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8.65018">
                <text:p>18.65018</text:p>
              </table:table-cell>
              <table:table-cell office:value-type="float" office:value="14.8765135">
                <text:p>14.8765135</text:p>
              </table:table-cell>
              <table:table-cell office:value-type="float" office:value="4.5728">
                <text:p>4.5728</text:p>
              </table:table-cell>
              <table:table-cell office:value-type="float" office:value="66.80685">
                <text:p>66.80685</text:p>
              </table:table-cell>
              <table:table-cell office:value-type="float" office:value="1.1501042">
                <text:p>1.15010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8.596502">
                <text:p>18.596502</text:p>
              </table:table-cell>
              <table:table-cell office:value-type="float" office:value="15.648765">
                <text:p>15.648765</text:p>
              </table:table-cell>
              <table:table-cell office:value-type="float" office:value="4.085728">
                <text:p>4.085728</text:p>
              </table:table-cell>
              <table:table-cell office:value-type="float" office:value="65.56807">
                <text:p>65.56807</text:p>
              </table:table-cell>
              <table:table-cell office:value-type="float" office:value="1.611501">
                <text:p>1.611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.015965">
                <text:p>19.015965</text:p>
              </table:table-cell>
              <table:table-cell office:value-type="float" office:value="14.356488">
                <text:p>14.356488</text:p>
              </table:table-cell>
              <table:table-cell office:value-type="float" office:value="5.740857">
                <text:p>5.740857</text:p>
              </table:table-cell>
              <table:table-cell office:value-type="float" office:value="66.84568">
                <text:p>66.84568</text:p>
              </table:table-cell>
              <table:table-cell office:value-type="float" office:value="1.026115">
                <text:p>1.0261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.54016">
                <text:p>18.54016</text:p>
              </table:table-cell>
              <table:table-cell office:value-type="float" office:value="14.143564">
                <text:p>14.143564</text:p>
              </table:table-cell>
              <table:table-cell office:value-type="float" office:value="5.4774084">
                <text:p>5.4774084</text:p>
              </table:table-cell>
              <table:table-cell office:value-type="float" office:value="65.66846">
                <text:p>65.66846</text:p>
              </table:table-cell>
              <table:table-cell office:value-type="float" office:value="1.7002612">
                <text:p>1.7002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9.485401">
                <text:p>19.485401</text:p>
              </table:table-cell>
              <table:table-cell office:value-type="float" office:value="15.421435">
                <text:p>15.421435</text:p>
              </table:table-cell>
              <table:table-cell office:value-type="float" office:value="7.9347744">
                <text:p>7.9347744</text:p>
              </table:table-cell>
              <table:table-cell office:value-type="float" office:value="66.05669">
                <text:p>66.05669</text:p>
              </table:table-cell>
              <table:table-cell office:value-type="float" office:value="1.0870025">
                <text:p>1.0870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0.464853">
                <text:p>20.464853</text:p>
              </table:table-cell>
              <table:table-cell office:value-type="float" office:value="14.154214">
                <text:p>14.154214</text:p>
              </table:table-cell>
              <table:table-cell office:value-type="float" office:value="5.159348">
                <text:p>5.159348</text:p>
              </table:table-cell>
              <table:table-cell office:value-type="float" office:value="66.98057">
                <text:p>66.98057</text:p>
              </table:table-cell>
              <table:table-cell office:value-type="float" office:value="1.0308701">
                <text:p>1.03087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1.454649">
                <text:p>21.454649</text:p>
              </table:table-cell>
              <table:table-cell office:value-type="float" office:value="13.921542">
                <text:p>13.921542</text:p>
              </table:table-cell>
              <table:table-cell office:value-type="float" office:value="6.6415935">
                <text:p>6.6415935</text:p>
              </table:table-cell>
              <table:table-cell office:value-type="float" office:value="66.09981">
                <text:p>66.09981</text:p>
              </table:table-cell>
              <table:table-cell office:value-type="float" office:value="1.3903087">
                <text:p>1.39030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.184546">
                <text:p>19.184546</text:p>
              </table:table-cell>
              <table:table-cell office:value-type="float" office:value="14.139215">
                <text:p>14.139215</text:p>
              </table:table-cell>
              <table:table-cell office:value-type="float" office:value="6.296416">
                <text:p>6.296416</text:p>
              </table:table-cell>
              <table:table-cell office:value-type="float" office:value="64.821">
                <text:p>64.821</text:p>
              </table:table-cell>
              <table:table-cell office:value-type="float" office:value="1.6839031">
                <text:p>1.6839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.601845">
                <text:p>19.601845</text:p>
              </table:table-cell>
              <table:table-cell office:value-type="float" office:value="15.981392">
                <text:p>15.981392</text:p>
              </table:table-cell>
              <table:table-cell office:value-type="float" office:value="6.982964">
                <text:p>6.982964</text:p>
              </table:table-cell>
              <table:table-cell office:value-type="float" office:value="66.66821">
                <text:p>66.66821</text:p>
              </table:table-cell>
              <table:table-cell office:value-type="float" office:value="0.996839">
                <text:p>0.9968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.516018">
                <text:p>19.516018</text:p>
              </table:table-cell>
              <table:table-cell office:value-type="float" office:value="14.099814">
                <text:p>14.099814</text:p>
              </table:table-cell>
              <table:table-cell office:value-type="float" office:value="5.3498297">
                <text:p>5.3498297</text:p>
              </table:table-cell>
              <table:table-cell office:value-type="float" office:value="66.71668">
                <text:p>66.71668</text:p>
              </table:table-cell>
              <table:table-cell office:value-type="float" office:value="1.8899684">
                <text:p>1.88996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.96516">
                <text:p>18.96516</text:p>
              </table:table-cell>
              <table:table-cell office:value-type="float" office:value="14.100999">
                <text:p>14.100999</text:p>
              </table:table-cell>
              <table:table-cell office:value-type="float" office:value="5.113498">
                <text:p>5.113498</text:p>
              </table:table-cell>
              <table:table-cell office:value-type="float" office:value="66.30717">
                <text:p>66.30717</text:p>
              </table:table-cell>
              <table:table-cell office:value-type="float" office:value="1.0888997">
                <text:p>1.08889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.859652">
                <text:p>19.859652</text:p>
              </table:table-cell>
              <table:table-cell office:value-type="float" office:value="14.741011">
                <text:p>14.741011</text:p>
              </table:table-cell>
              <table:table-cell office:value-type="float" office:value="6.2911353">
                <text:p>6.2911353</text:p>
              </table:table-cell>
              <table:table-cell office:value-type="float" office:value="66.003075">
                <text:p>66.003075</text:p>
              </table:table-cell>
              <table:table-cell office:value-type="float" office:value="1.050889">
                <text:p>1.050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0.018597">
                <text:p>20.018597</text:p>
              </table:table-cell>
              <table:table-cell office:value-type="float" office:value="14.0674095">
                <text:p>14.0674095</text:p>
              </table:table-cell>
              <table:table-cell office:value-type="float" office:value="5.132911">
                <text:p>5.132911</text:p>
              </table:table-cell>
              <table:table-cell office:value-type="float" office:value="66.81003">
                <text:p>66.81003</text:p>
              </table:table-cell>
              <table:table-cell office:value-type="float" office:value="1.0105089">
                <text:p>1.0105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8.910185">
                <text:p>18.910185</text:p>
              </table:table-cell>
              <table:table-cell office:value-type="float" office:value="14.410674">
                <text:p>14.410674</text:p>
              </table:table-cell>
              <table:table-cell office:value-type="float" office:value="5.3713293">
                <text:p>5.3713293</text:p>
              </table:table-cell>
              <table:table-cell office:value-type="float" office:value="66.7081">
                <text:p>66.7081</text:p>
              </table:table-cell>
              <table:table-cell office:value-type="float" office:value="1.0001051">
                <text:p>1.00010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8.529101">
                <text:p>8.529101</text:p>
              </table:table-cell>
              <table:table-cell office:value-type="float" office:value="47.444107">
                <text:p>47.444107</text:p>
              </table:table-cell>
              <table:table-cell office:value-type="float" office:value="5.0537133">
                <text:p>5.0537133</text:p>
              </table:table-cell>
              <table:table-cell office:value-type="float" office:value="66.66708">
                <text:p>66.66708</text:p>
              </table:table-cell>
              <table:table-cell office:value-type="float" office:value="1.3600011">
                <text:p>1.3600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7.65529">
                <text:p>17.65529</text:p>
              </table:table-cell>
              <table:table-cell office:value-type="float" office:value="63.254444">
                <text:p>63.254444</text:p>
              </table:table-cell>
              <table:table-cell office:value-type="float" office:value="5.770537">
                <text:p>5.770537</text:p>
              </table:table-cell>
              <table:table-cell office:value-type="float" office:value="67.36667">
                <text:p>67.36667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.186553">
                <text:p>8.186553</text:p>
              </table:table-cell>
              <table:table-cell office:value-type="float" office:value="62.532543">
                <text:p>62.532543</text:p>
              </table:table-cell>
              <table:table-cell office:value-type="float" office:value="5.0177054">
                <text:p>5.0177054</text:p>
              </table:table-cell>
              <table:table-cell office:value-type="float" office:value="75.95367">
                <text:p>75.95367</text:p>
              </table:table-cell>
              <table:table-cell office:value-type="float" office:value="1.260936">
                <text:p>1.260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.481865">
                <text:p>15.481865</text:p>
              </table:table-cell>
              <table:table-cell office:value-type="float" office:value="62.80532">
                <text:p>62.80532</text:p>
              </table:table-cell>
              <table:table-cell office:value-type="float" office:value="5.030177">
                <text:p>5.030177</text:p>
              </table:table-cell>
              <table:table-cell office:value-type="float" office:value="73.51954">
                <text:p>73.51954</text:p>
              </table:table-cell>
              <table:table-cell office:value-type="float" office:value="1.2426094">
                <text:p>1.2426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.314818">
                <text:p>8.314818</text:p>
              </table:table-cell>
              <table:table-cell office:value-type="float" office:value="65.788055">
                <text:p>65.788055</text:p>
              </table:table-cell>
              <table:table-cell office:value-type="float" office:value="5.1203017">
                <text:p>5.1203017</text:p>
              </table:table-cell>
              <table:table-cell office:value-type="float" office:value="74.0152">
                <text:p>74.0152</text:p>
              </table:table-cell>
              <table:table-cell office:value-type="float" office:value="1.7324262">
                <text:p>1.7324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.963148">
                <text:p>14.963148</text:p>
              </table:table-cell>
              <table:table-cell office:value-type="float" office:value="62.37788">
                <text:p>62.37788</text:p>
              </table:table-cell>
              <table:table-cell office:value-type="float" office:value="5.081203">
                <text:p>5.081203</text:p>
              </table:table-cell>
              <table:table-cell office:value-type="float" office:value="74.10015">
                <text:p>74.10015</text:p>
              </table:table-cell>
              <table:table-cell office:value-type="float" office:value="1.1273242">
                <text:p>1.12732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.979631">
                <text:p>15.979631</text:p>
              </table:table-cell>
              <table:table-cell office:value-type="float" office:value="62.39378">
                <text:p>62.39378</text:p>
              </table:table-cell>
              <table:table-cell office:value-type="float" office:value="5.850812">
                <text:p>5.850812</text:p>
              </table:table-cell>
              <table:table-cell office:value-type="float" office:value="73.381004">
                <text:p>73.381004</text:p>
              </table:table-cell>
              <table:table-cell office:value-type="float" office:value="1.3312732">
                <text:p>1.3312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.659796">
                <text:p>10.659796</text:p>
              </table:table-cell>
              <table:table-cell office:value-type="float" office:value="63.423935">
                <text:p>63.423935</text:p>
              </table:table-cell>
              <table:table-cell office:value-type="float" office:value="5.6785083">
                <text:p>5.6785083</text:p>
              </table:table-cell>
              <table:table-cell office:value-type="float" office:value="73.93381">
                <text:p>73.93381</text:p>
              </table:table-cell>
              <table:table-cell office:value-type="float" office:value="1.0033127">
                <text:p>1.0033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.936598">
                <text:p>5.936598</text:p>
              </table:table-cell>
              <table:table-cell office:value-type="float" office:value="63.09424">
                <text:p>63.09424</text:p>
              </table:table-cell>
              <table:table-cell office:value-type="float" office:value="5.0467854">
                <text:p>5.0467854</text:p>
              </table:table-cell>
              <table:table-cell office:value-type="float" office:value="74.78934">
                <text:p>74.78934</text:p>
              </table:table-cell>
              <table:table-cell office:value-type="float" office:value="1.1700331">
                <text:p>1.17003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7.3493657">
                <text:p>7.3493657</text:p>
              </table:table-cell>
              <table:table-cell office:value-type="float" office:value="61.950943">
                <text:p>61.950943</text:p>
              </table:table-cell>
              <table:table-cell office:value-type="float" office:value="5.1804676">
                <text:p>5.1804676</text:p>
              </table:table-cell>
              <table:table-cell office:value-type="float" office:value="75.14789">
                <text:p>75.14789</text:p>
              </table:table-cell>
              <table:table-cell office:value-type="float" office:value="1.6917003">
                <text:p>1.6917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.843493">
                <text:p>10.843493</text:p>
              </table:table-cell>
              <table:table-cell office:value-type="float" office:value="62.13951">
                <text:p>62.13951</text:p>
              </table:table-cell>
              <table:table-cell office:value-type="float" office:value="5.001805">
                <text:p>5.001805</text:p>
              </table:table-cell>
              <table:table-cell office:value-type="float" office:value="73.87148">
                <text:p>73.87148</text:p>
              </table:table-cell>
              <table:table-cell office:value-type="float" office:value="1.7169169">
                <text:p>1.7169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.298435">
                <text:p>6.298435</text:p>
              </table:table-cell>
              <table:table-cell office:value-type="float" office:value="63.221397">
                <text:p>63.221397</text:p>
              </table:table-cell>
              <table:table-cell office:value-type="float" office:value="6.0100183">
                <text:p>6.0100183</text:p>
              </table:table-cell>
              <table:table-cell office:value-type="float" office:value="73.75871">
                <text:p>73.75871</text:p>
              </table:table-cell>
              <table:table-cell office:value-type="float" office:value="1.6471692">
                <text:p>1.64716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.6929846">
                <text:p>5.6929846</text:p>
              </table:table-cell>
              <table:table-cell office:value-type="float" office:value="64.512215">
                <text:p>64.512215</text:p>
              </table:table-cell>
              <table:table-cell office:value-type="float" office:value="5.0601">
                <text:p>5.0601</text:p>
              </table:table-cell>
              <table:table-cell office:value-type="float" office:value="76.49759">
                <text:p>76.49759</text:p>
              </table:table-cell>
              <table:table-cell office:value-type="float" office:value="1.0864717">
                <text:p>1.08647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.05693">
                <text:p>6.05693</text:p>
              </table:table-cell>
              <table:table-cell office:value-type="float" office:value="62.285122">
                <text:p>62.285122</text:p>
              </table:table-cell>
              <table:table-cell office:value-type="float" office:value="5.120601">
                <text:p>5.120601</text:p>
              </table:table-cell>
              <table:table-cell office:value-type="float" office:value="74.77498">
                <text:p>74.77498</text:p>
              </table:table-cell>
              <table:table-cell office:value-type="float" office:value="0.5308647">
                <text:p>0.53086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.5805693">
                <text:p>6.5805693</text:p>
              </table:table-cell>
              <table:table-cell office:value-type="float" office:value="63.712852">
                <text:p>63.712852</text:p>
              </table:table-cell>
              <table:table-cell office:value-type="float" office:value="6.331206">
                <text:p>6.331206</text:p>
              </table:table-cell>
              <table:table-cell office:value-type="float" office:value="75.36775">
                <text:p>75.36775</text:p>
              </table:table-cell>
              <table:table-cell office:value-type="float" office:value="0.6653087">
                <text:p>0.6653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7.4758058">
                <text:p>7.4758058</text:p>
              </table:table-cell>
              <table:table-cell office:value-type="float" office:value="61.997128">
                <text:p>61.997128</text:p>
              </table:table-cell>
              <table:table-cell office:value-type="float" office:value="7.2933116">
                <text:p>7.2933116</text:p>
              </table:table-cell>
              <table:table-cell office:value-type="float" office:value="74.313675">
                <text:p>74.313675</text:p>
              </table:table-cell>
              <table:table-cell office:value-type="float" office:value="0.65665305">
                <text:p>0.656653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5.434758">
                <text:p>15.434758</text:p>
              </table:table-cell>
              <table:table-cell office:value-type="float" office:value="62.53997">
                <text:p>62.53997</text:p>
              </table:table-cell>
              <table:table-cell office:value-type="float" office:value="5.7329335">
                <text:p>5.7329335</text:p>
              </table:table-cell>
              <table:table-cell office:value-type="float" office:value="74.84313">
                <text:p>74.84313</text:p>
              </table:table-cell>
              <table:table-cell office:value-type="float" office:value="0.17656653">
                <text:p>0.176566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0.244349">
                <text:p>20.244349</text:p>
              </table:table-cell>
              <table:table-cell office:value-type="float" office:value="61.9454">
                <text:p>61.9454</text:p>
              </table:table-cell>
              <table:table-cell office:value-type="float" office:value="5.357329">
                <text:p>5.357329</text:p>
              </table:table-cell>
              <table:table-cell office:value-type="float" office:value="74.21843">
                <text:p>74.21843</text:p>
              </table:table-cell>
              <table:table-cell office:value-type="float" office:value="0.18176568">
                <text:p>0.18176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.8524437">
                <text:p>6.8524437</text:p>
              </table:table-cell>
              <table:table-cell office:value-type="float" office:value="61.759453">
                <text:p>61.759453</text:p>
              </table:table-cell>
              <table:table-cell office:value-type="float" office:value="5.053573">
                <text:p>5.053573</text:p>
              </table:table-cell>
              <table:table-cell office:value-type="float" office:value="74.78219">
                <text:p>74.78219</text:p>
              </table:table-cell>
              <table:table-cell office:value-type="float" office:value="0.9618176">
                <text:p>0.96181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.118524">
                <text:p>6.118524</text:p>
              </table:table-cell>
              <table:table-cell office:value-type="float" office:value="62.377598">
                <text:p>62.377598</text:p>
              </table:table-cell>
              <table:table-cell office:value-type="float" office:value="6.270536">
                <text:p>6.270536</text:p>
              </table:table-cell>
              <table:table-cell office:value-type="float" office:value="74.10782">
                <text:p>74.10782</text:p>
              </table:table-cell>
              <table:table-cell office:value-type="float" office:value="0.64961815">
                <text:p>0.64961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.321185">
                <text:p>10.321185</text:p>
              </table:table-cell>
              <table:table-cell office:value-type="float" office:value="61.963776">
                <text:p>61.963776</text:p>
              </table:table-cell>
              <table:table-cell office:value-type="float" office:value="5.742705">
                <text:p>5.742705</text:p>
              </table:table-cell>
              <table:table-cell office:value-type="float" office:value="74.64108">
                <text:p>74.64108</text:p>
              </table:table-cell>
              <table:table-cell office:value-type="float" office:value="0.18649618">
                <text:p>0.18649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.833212">
                <text:p>5.833212</text:p>
              </table:table-cell>
              <table:table-cell office:value-type="float" office:value="62.389637">
                <text:p>62.389637</text:p>
              </table:table-cell>
              <table:table-cell office:value-type="float" office:value="5.047427">
                <text:p>5.047427</text:p>
              </table:table-cell>
              <table:table-cell office:value-type="float" office:value="73.41641">
                <text:p>73.41641</text:p>
              </table:table-cell>
              <table:table-cell office:value-type="float" office:value="0.0018649618">
                <text:p>0.0018649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5.658333">
                <text:p>15.658333</text:p>
              </table:table-cell>
              <table:table-cell office:value-type="float" office:value="62.563896">
                <text:p>62.563896</text:p>
              </table:table-cell>
              <table:table-cell office:value-type="float" office:value="6.0204744">
                <text:p>6.0204744</text:p>
              </table:table-cell>
              <table:table-cell office:value-type="float" office:value="74.94417">
                <text:p>74.94417</text:p>
              </table:table-cell>
              <table:table-cell office:value-type="float" office:value="0.17001866">
                <text:p>0.170018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.916583">
                <text:p>10.916583</text:p>
              </table:table-cell>
              <table:table-cell office:value-type="float" office:value="62.11564">
                <text:p>62.11564</text:p>
              </table:table-cell>
              <table:table-cell office:value-type="float" office:value="5.060205">
                <text:p>5.060205</text:p>
              </table:table-cell>
              <table:table-cell office:value-type="float" office:value="75.85944">
                <text:p>75.85944</text:p>
              </table:table-cell>
              <table:table-cell office:value-type="float" office:value="0.7217002">
                <text:p>0.7217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.2291656">
                <text:p>6.2291656</text:p>
              </table:table-cell>
              <table:table-cell office:value-type="float" office:value="60.771156">
                <text:p>60.771156</text:p>
              </table:table-cell>
              <table:table-cell office:value-type="float" office:value="4.9206023">
                <text:p>4.9206023</text:p>
              </table:table-cell>
              <table:table-cell office:value-type="float" office:value="74.028595">
                <text:p>74.028595</text:p>
              </table:table-cell>
              <table:table-cell office:value-type="float" office:value="0.28721702">
                <text:p>0.287217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0.93229">
                <text:p>20.93229</text:p>
              </table:table-cell>
              <table:table-cell office:value-type="float" office:value="62.42771">
                <text:p>62.42771</text:p>
              </table:table-cell>
              <table:table-cell office:value-type="float" office:value="5.199206">
                <text:p>5.199206</text:p>
              </table:table-cell>
              <table:table-cell office:value-type="float" office:value="72.88028">
                <text:p>72.88028</text:p>
              </table:table-cell>
              <table:table-cell office:value-type="float" office:value="0.64287215">
                <text:p>0.64287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.0993223">
                <text:p>6.0993223</text:p>
              </table:table-cell>
              <table:table-cell office:value-type="float" office:value="64.34428">
                <text:p>64.34428</text:p>
              </table:table-cell>
              <table:table-cell office:value-type="float" office:value="5.751992">
                <text:p>5.751992</text:p>
              </table:table-cell>
              <table:table-cell office:value-type="float" office:value="75.328804">
                <text:p>75.328804</text:p>
              </table:table-cell>
              <table:table-cell office:value-type="float" office:value="0.0064287214">
                <text:p>0.00642872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.990993">
                <text:p>7.990993</text:p>
              </table:table-cell>
              <table:table-cell office:value-type="float" office:value="59.763443">
                <text:p>59.763443</text:p>
              </table:table-cell>
              <table:table-cell office:value-type="float" office:value="6.9275193">
                <text:p>6.9275193</text:p>
              </table:table-cell>
              <table:table-cell office:value-type="float" office:value="74.57329">
                <text:p>74.57329</text:p>
              </table:table-cell>
              <table:table-cell office:value-type="float" office:value="0.020064287">
                <text:p>0.020064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.44991">
                <text:p>21.44991</text:p>
              </table:table-cell>
              <table:table-cell office:value-type="float" office:value="58.277637">
                <text:p>58.277637</text:p>
              </table:table-cell>
              <table:table-cell office:value-type="float" office:value="6.739275">
                <text:p>6.739275</text:p>
              </table:table-cell>
              <table:table-cell office:value-type="float" office:value="74.705734">
                <text:p>74.705734</text:p>
              </table:table-cell>
              <table:table-cell office:value-type="float" office:value="0.00020064287">
                <text:p>0.00020064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9.934499">
                <text:p>9.934499</text:p>
              </table:table-cell>
              <table:table-cell office:value-type="float" office:value="58.432774">
                <text:p>58.432774</text:p>
              </table:table-cell>
              <table:table-cell office:value-type="float" office:value="4.7073927">
                <text:p>4.7073927</text:p>
              </table:table-cell>
              <table:table-cell office:value-type="float" office:value="74.66706">
                <text:p>74.66706</text:p>
              </table:table-cell>
              <table:table-cell office:value-type="float" office:value="0.0000020064288">
                <text:p>0.00000200642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7.489346">
                <text:p>17.489346</text:p>
              </table:table-cell>
              <table:table-cell office:value-type="float" office:value="58.144325">
                <text:p>58.144325</text:p>
              </table:table-cell>
              <table:table-cell office:value-type="float" office:value="4.167074">
                <text:p>4.167074</text:p>
              </table:table-cell>
              <table:table-cell office:value-type="float" office:value="73.32667">
                <text:p>73.32667</text:p>
              </table:table-cell>
              <table:table-cell office:value-type="float" office:value="0.29000002">
                <text:p>0.290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.6448936">
                <text:p>6.6448936</text:p>
              </table:table-cell>
              <table:table-cell office:value-type="float" office:value="57.071445">
                <text:p>57.071445</text:p>
              </table:table-cell>
              <table:table-cell office:value-type="float" office:value="4.041671">
                <text:p>4.041671</text:p>
              </table:table-cell>
              <table:table-cell office:value-type="float" office:value="75.103264">
                <text:p>75.103264</text:p>
              </table:table-cell>
              <table:table-cell office:value-type="float" office:value="0.16290002">
                <text:p>0.1629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2.046449">
                <text:p>12.046449</text:p>
              </table:table-cell>
              <table:table-cell office:value-type="float" office:value="59.680714">
                <text:p>59.680714</text:p>
              </table:table-cell>
              <table:table-cell office:value-type="float" office:value="4.440417">
                <text:p>4.440417</text:p>
              </table:table-cell>
              <table:table-cell office:value-type="float" office:value="75.171036">
                <text:p>75.171036</text:p>
              </table:table-cell>
              <table:table-cell office:value-type="float" office:value="0.681629">
                <text:p>0.6816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.100465">
                <text:p>8.100465</text:p>
              </table:table-cell>
              <table:table-cell office:value-type="float" office:value="41.756805">
                <text:p>41.756805</text:p>
              </table:table-cell>
              <table:table-cell office:value-type="float" office:value="4.0444045">
                <text:p>4.0444045</text:p>
              </table:table-cell>
              <table:table-cell office:value-type="float" office:value="74.51171">
                <text:p>74.51171</text:p>
              </table:table-cell>
              <table:table-cell office:value-type="float" office:value="0.046816293">
                <text:p>0.0468162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.2210045">
                <text:p>9.2210045</text:p>
              </table:table-cell>
              <table:table-cell office:value-type="float" office:value="42.88757">
                <text:p>42.88757</text:p>
              </table:table-cell>
              <table:table-cell office:value-type="float" office:value="4.560444">
                <text:p>4.560444</text:p>
              </table:table-cell>
              <table:table-cell office:value-type="float" office:value="74.10512">
                <text:p>74.10512</text:p>
              </table:table-cell>
              <table:table-cell office:value-type="float" office:value="0.00046816294">
                <text:p>0.000468162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.24221">
                <text:p>9.24221</text:p>
              </table:table-cell>
              <table:table-cell office:value-type="float" office:value="42.598877">
                <text:p>42.598877</text:p>
              </table:table-cell>
              <table:table-cell office:value-type="float" office:value="4.085604">
                <text:p>4.085604</text:p>
              </table:table-cell>
              <table:table-cell office:value-type="float" office:value="74.041046">
                <text:p>74.041046</text:p>
              </table:table-cell>
              <table:table-cell office:value-type="float" office:value="0.40000468">
                <text:p>0.40000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.212421">
                <text:p>9.212421</text:p>
              </table:table-cell>
              <table:table-cell office:value-type="float" office:value="41.285988">
                <text:p>41.285988</text:p>
              </table:table-cell>
              <table:table-cell office:value-type="float" office:value="5.640856">
                <text:p>5.640856</text:p>
              </table:table-cell>
              <table:table-cell office:value-type="float" office:value="74.13041">
                <text:p>74.13041</text:p>
              </table:table-cell>
              <table:table-cell office:value-type="float" office:value="1.0940001">
                <text:p>1.094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.002125">
                <text:p>17.002125</text:p>
              </table:table-cell>
              <table:table-cell office:value-type="float" office:value="42.09286">
                <text:p>42.09286</text:p>
              </table:table-cell>
              <table:table-cell office:value-type="float" office:value="4.056409">
                <text:p>4.056409</text:p>
              </table:table-cell>
              <table:table-cell office:value-type="float" office:value="74.0213">
                <text:p>74.0213</text:p>
              </table:table-cell>
              <table:table-cell office:value-type="float" office:value="0.33094">
                <text:p>0.330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1.770022">
                <text:p>11.770022</text:p>
              </table:table-cell>
              <table:table-cell office:value-type="float" office:value="41.840927">
                <text:p>41.840927</text:p>
              </table:table-cell>
              <table:table-cell office:value-type="float" office:value="4.300564">
                <text:p>4.300564</text:p>
              </table:table-cell>
              <table:table-cell office:value-type="float" office:value="75.23022">
                <text:p>75.23022</text:p>
              </table:table-cell>
              <table:table-cell office:value-type="float" office:value="0.81330943">
                <text:p>0.813309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.0677">
                <text:p>10.0677</text:p>
              </table:table-cell>
              <table:table-cell office:value-type="float" office:value="41.67841">
                <text:p>41.67841</text:p>
              </table:table-cell>
              <table:table-cell office:value-type="float" office:value="4.0430055">
                <text:p>4.0430055</text:p>
              </table:table-cell>
              <table:table-cell office:value-type="float" office:value="71.5323">
                <text:p>71.5323</text:p>
              </table:table-cell>
              <table:table-cell office:value-type="float" office:value="0.028133094">
                <text:p>0.028133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.240676">
                <text:p>14.240676</text:p>
              </table:table-cell>
              <table:table-cell office:value-type="float" office:value="42.976788">
                <text:p>42.976788</text:p>
              </table:table-cell>
              <table:table-cell office:value-type="float" office:value="4.64043">
                <text:p>4.64043</text:p>
              </table:table-cell>
              <table:table-cell office:value-type="float" office:value="75.87532">
                <text:p>75.87532</text:p>
              </table:table-cell>
              <table:table-cell office:value-type="float" office:value="0.7202813">
                <text:p>0.72028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.212406">
                <text:p>9.212406</text:p>
              </table:table-cell>
              <table:table-cell office:value-type="float" office:value="42.269764">
                <text:p>42.269764</text:p>
              </table:table-cell>
              <table:table-cell office:value-type="float" office:value="4.206404">
                <text:p>4.206404</text:p>
              </table:table-cell>
              <table:table-cell office:value-type="float" office:value="74.76875">
                <text:p>74.76875</text:p>
              </table:table-cell>
              <table:table-cell office:value-type="float" office:value="0.10720281">
                <text:p>0.10720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1.422124">
                <text:p>11.422124</text:p>
              </table:table-cell>
              <table:table-cell office:value-type="float" office:value="42.602695">
                <text:p>42.602695</text:p>
              </table:table-cell>
              <table:table-cell office:value-type="float" office:value="6.002064">
                <text:p>6.002064</text:p>
              </table:table-cell>
              <table:table-cell office:value-type="float" office:value="74.75768">
                <text:p>74.75768</text:p>
              </table:table-cell>
              <table:table-cell office:value-type="float" office:value="0.05107203">
                <text:p>0.051072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1.024221">
                <text:p>11.024221</text:p>
              </table:table-cell>
              <table:table-cell office:value-type="float" office:value="44.566025">
                <text:p>44.566025</text:p>
              </table:table-cell>
              <table:table-cell office:value-type="float" office:value="4.060021">
                <text:p>4.060021</text:p>
              </table:table-cell>
              <table:table-cell office:value-type="float" office:value="75.34758">
                <text:p>75.34758</text:p>
              </table:table-cell>
              <table:table-cell office:value-type="float" office:value="0.11051072">
                <text:p>0.110510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4.150242">
                <text:p>24.150242</text:p>
              </table:table-cell>
              <table:table-cell office:value-type="float" office:value="42.44566">
                <text:p>42.44566</text:p>
              </table:table-cell>
              <table:table-cell office:value-type="float" office:value="4.0606003">
                <text:p>4.0606003</text:p>
              </table:table-cell>
              <table:table-cell office:value-type="float" office:value="76.49348">
                <text:p>76.49348</text:p>
              </table:table-cell>
              <table:table-cell office:value-type="float" office:value="0.2811051">
                <text:p>0.2811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2.071503">
                <text:p>12.071503</text:p>
              </table:table-cell>
              <table:table-cell office:value-type="float" office:value="42.064457">
                <text:p>42.064457</text:p>
              </table:table-cell>
              <table:table-cell office:value-type="float" office:value="4.340606">
                <text:p>4.340606</text:p>
              </table:table-cell>
              <table:table-cell office:value-type="float" office:value="75.494934">
                <text:p>75.494934</text:p>
              </table:table-cell>
              <table:table-cell office:value-type="float" office:value="0.002811051">
                <text:p>0.0028110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.460716">
                <text:p>20.460716</text:p>
              </table:table-cell>
              <table:table-cell office:value-type="float" office:value="44.030643">
                <text:p>44.030643</text:p>
              </table:table-cell>
              <table:table-cell office:value-type="float" office:value="4.003406">
                <text:p>4.003406</text:p>
              </table:table-cell>
              <table:table-cell office:value-type="float" office:value="75.10495">
                <text:p>75.10495</text:p>
              </table:table-cell>
              <table:table-cell office:value-type="float" office:value="0.00002811051">
                <text:p>0.000028110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7.474607">
                <text:p>17.474607</text:p>
              </table:table-cell>
              <table:table-cell office:value-type="float" office:value="42.260307">
                <text:p>42.260307</text:p>
              </table:table-cell>
              <table:table-cell office:value-type="float" office:value="4.0000343">
                <text:p>4.0000343</text:p>
              </table:table-cell>
              <table:table-cell office:value-type="float" office:value="70.75105">
                <text:p>70.75105</text:p>
              </table:table-cell>
              <table:table-cell office:value-type="float" office:value="0.02000028">
                <text:p>0.02000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2.134747">
                <text:p>12.134747</text:p>
              </table:table-cell>
              <table:table-cell office:value-type="float" office:value="43.602604">
                <text:p>43.602604</text:p>
              </table:table-cell>
              <table:table-cell office:value-type="float" office:value="5.48">
                <text:p>5.48</text:p>
              </table:table-cell>
              <table:table-cell office:value-type="float" office:value="72.67751">
                <text:p>72.67751</text:p>
              </table:table-cell>
              <table:table-cell office:value-type="float" office:value="0.1602">
                <text:p>0.1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scatter" chart:style-name="ch1">
        <chart:legend chart:legend-position="end" svg:x="13.325cm" svg:y="3.201cm" style:legend-expansion="high" chart:style-name="ch2"/>
        <chart:plot-area chart:style-name="ch3" table:cell-range-address="Sheet1.M1:Sheet1.R201" chart:data-source-has-labels="row" svg:x="0.77cm" svg:y="0.851cm" svg:width="11.915cm" svg:height="7.542cm">
          <chartooo:coordinate-region svg:x="1.63cm" svg:y="1.051cm" svg:width="10.75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01" chart:label-cell-address="Sheet1.N1:Sheet1.N1" chart:class="chart:scatter">
            <chart:domain table:cell-range-address="Sheet1.M2:Sheet1.M201"/>
            <chart:data-point chart:repeated="200"/>
          </chart:series>
          <chart:series chart:style-name="ch7" chart:values-cell-range-address="Sheet1.O2:Sheet1.O201" chart:label-cell-address="Sheet1.O1:Sheet1.O1" chart:class="chart:scatter">
            <chart:data-point chart:repeated="200"/>
          </chart:series>
          <chart:series chart:style-name="ch8" chart:values-cell-range-address="Sheet1.P2:Sheet1.P201" chart:label-cell-address="Sheet1.P1:Sheet1.P1" chart:class="chart:scatter">
            <chart:data-point chart:repeated="200"/>
          </chart:series>
          <chart:series chart:style-name="ch9" chart:values-cell-range-address="Sheet1.Q2:Sheet1.Q201" chart:label-cell-address="Sheet1.Q1:Sheet1.Q1" chart:class="chart:scatter">
            <chart:data-point chart:repeated="200"/>
          </chart:series>
          <chart:series chart:style-name="ch10" chart:values-cell-range-address="Sheet1.R2:Sheet1.R201" chart:label-cell-address="Sheet1.R1:Sheet1.R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itness</text:p>
                <draw:g>
                  <svg:desc>Sheet1.N1:Sheet1.N1</svg:desc>
                </draw:g>
              </table:table-cell>
              <table:table-cell office:value-type="string">
                <text:p>No Turn</text:p>
                <draw:g>
                  <svg:desc>Sheet1.O1:Sheet1.O1</svg:desc>
                </draw:g>
              </table:table-cell>
              <table:table-cell office:value-type="string">
                <text:p>Turn</text:p>
                <draw:g>
                  <svg:desc>Sheet1.P1:Sheet1.P1</svg:desc>
                </draw:g>
              </table:table-cell>
              <table:table-cell office:value-type="string">
                <text:p>Memory</text:p>
                <draw:g>
                  <svg:desc>Sheet1.Q1:Sheet1.Q1</svg:desc>
                </draw:g>
              </table:table-cell>
              <table:table-cell office:value-type="string">
                <text:p>Defens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2:Sheet1.M201</svg:desc>
                </draw:g>
              </table:table-cell>
              <table:table-cell office:value-type="float" office:value="18.37">
                <text:p>18.37</text:p>
                <draw:g>
                  <svg:desc>Sheet1.N2:Sheet1.N201</svg:desc>
                </draw:g>
              </table:table-cell>
              <table:table-cell office:value-type="float" office:value="0">
                <text:p>0</text:p>
                <draw:g>
                  <svg:desc>Sheet1.O2:Sheet1.O201</svg:desc>
                </draw:g>
              </table:table-cell>
              <table:table-cell office:value-type="float" office:value="0">
                <text:p>0</text:p>
                <draw:g>
                  <svg:desc>Sheet1.P2:Sheet1.P201</svg:desc>
                </draw:g>
              </table:table-cell>
              <table:table-cell office:value-type="float" office:value="0">
                <text:p>0</text:p>
                <draw:g>
                  <svg:desc>Sheet1.Q2:Sheet1.Q201</svg:desc>
                </draw:g>
              </table:table-cell>
              <table:table-cell office:value-type="float" office:value="0">
                <text:p>0</text:p>
                <draw:g>
                  <svg:desc>Sheet1.R2:Sheet1.R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2337">
                <text:p>18.2337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1.92">
                <text:p>1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372337">
                <text:p>18.372337</text:p>
              </table:table-cell>
              <table:table-cell office:value-type="float" office:value="0.734">
                <text:p>0.734</text:p>
              </table:table-cell>
              <table:table-cell office:value-type="float" office:value="0.8132">
                <text:p>0.8132</text:p>
              </table:table-cell>
              <table:table-cell office:value-type="float" office:value="0.049200002">
                <text:p>0.049200002</text:p>
              </table:table-cell>
              <table:table-cell office:value-type="float" office:value="0.0047999998">
                <text:p>0.0047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83723">
                <text:p>16.183723</text:p>
              </table:table-cell>
              <table:table-cell office:value-type="float" office:value="0.047340002">
                <text:p>0.047340002</text:p>
              </table:table-cell>
              <table:table-cell office:value-type="float" office:value="0.118132">
                <text:p>0.118132</text:p>
              </table:table-cell>
              <table:table-cell office:value-type="float" office:value="1.280492">
                <text:p>1.280492</text:p>
              </table:table-cell>
              <table:table-cell office:value-type="float" office:value="0.16004801">
                <text:p>0.16004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511837">
                <text:p>17.511837</text:p>
              </table:table-cell>
              <table:table-cell office:value-type="float" office:value="0.020473398">
                <text:p>0.020473398</text:p>
              </table:table-cell>
              <table:table-cell office:value-type="float" office:value="0.041181322">
                <text:p>0.041181322</text:p>
              </table:table-cell>
              <table:table-cell office:value-type="float" office:value="0.04280492">
                <text:p>0.04280492</text:p>
              </table:table-cell>
              <table:table-cell office:value-type="float" office:value="0.00160048">
                <text:p>0.00160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755117">
                <text:p>21.755117</text:p>
              </table:table-cell>
              <table:table-cell office:value-type="float" office:value="0.08020473">
                <text:p>0.08020473</text:p>
              </table:table-cell>
              <table:table-cell office:value-type="float" office:value="0.21041182">
                <text:p>0.21041182</text:p>
              </table:table-cell>
              <table:table-cell office:value-type="float" office:value="0.040428046">
                <text:p>0.040428046</text:p>
              </table:table-cell>
              <table:table-cell office:value-type="float" office:value="0.020016005">
                <text:p>0.02001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.687551">
                <text:p>17.687551</text:p>
              </table:table-cell>
              <table:table-cell office:value-type="float" office:value="1.280802">
                <text:p>1.280802</text:p>
              </table:table-cell>
              <table:table-cell office:value-type="float" office:value="1.9621042">
                <text:p>1.9621042</text:p>
              </table:table-cell>
              <table:table-cell office:value-type="float" office:value="0.25040427">
                <text:p>0.25040427</text:p>
              </table:table-cell>
              <table:table-cell office:value-type="float" office:value="0.00020016005">
                <text:p>0.00020016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066875">
                <text:p>18.066875</text:p>
              </table:table-cell>
              <table:table-cell office:value-type="float" office:value="0.022808021">
                <text:p>0.022808021</text:p>
              </table:table-cell>
              <table:table-cell office:value-type="float" office:value="0.27962103">
                <text:p>0.27962103</text:p>
              </table:table-cell>
              <table:table-cell office:value-type="float" office:value="0.042504042">
                <text:p>0.042504042</text:p>
              </table:table-cell>
              <table:table-cell office:value-type="float" office:value="1.300002">
                <text:p>1.3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.560669">
                <text:p>18.560669</text:p>
              </table:table-cell>
              <table:table-cell office:value-type="float" office:value="1.4002281">
                <text:p>1.4002281</text:p>
              </table:table-cell>
              <table:table-cell office:value-type="float" office:value="0.0027962103">
                <text:p>0.0027962103</text:p>
              </table:table-cell>
              <table:table-cell office:value-type="float" office:value="0.960425">
                <text:p>0.960425</text:p>
              </table:table-cell>
              <table:table-cell office:value-type="float" office:value="0.01300002">
                <text:p>0.013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365606">
                <text:p>18.365606</text:p>
              </table:table-cell>
              <table:table-cell office:value-type="float" office:value="1.9840024">
                <text:p>1.9840024</text:p>
              </table:table-cell>
              <table:table-cell office:value-type="float" office:value="2.600028">
                <text:p>2.600028</text:p>
              </table:table-cell>
              <table:table-cell office:value-type="float" office:value="0.48960426">
                <text:p>0.48960426</text:p>
              </table:table-cell>
              <table:table-cell office:value-type="float" office:value="0.66013">
                <text:p>0.66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.063656">
                <text:p>19.063656</text:p>
              </table:table-cell>
              <table:table-cell office:value-type="float" office:value="0.019840024">
                <text:p>0.019840024</text:p>
              </table:table-cell>
              <table:table-cell office:value-type="float" office:value="0.02600028">
                <text:p>0.02600028</text:p>
              </table:table-cell>
              <table:table-cell office:value-type="float" office:value="0.044896044">
                <text:p>0.044896044</text:p>
              </table:table-cell>
              <table:table-cell office:value-type="float" office:value="0.3266013">
                <text:p>0.3266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460638">
                <text:p>17.460638</text:p>
              </table:table-cell>
              <table:table-cell office:value-type="float" office:value="1.3201984">
                <text:p>1.3201984</text:p>
              </table:table-cell>
              <table:table-cell office:value-type="float" office:value="0.040260006">
                <text:p>0.040260006</text:p>
              </table:table-cell>
              <table:table-cell office:value-type="float" office:value="1.5204489">
                <text:p>1.5204489</text:p>
              </table:table-cell>
              <table:table-cell office:value-type="float" office:value="0.723266">
                <text:p>0.723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.324608">
                <text:p>19.324608</text:p>
              </table:table-cell>
              <table:table-cell office:value-type="float" office:value="0.673202">
                <text:p>0.673202</text:p>
              </table:table-cell>
              <table:table-cell office:value-type="float" office:value="0.3304026">
                <text:p>0.3304026</text:p>
              </table:table-cell>
              <table:table-cell office:value-type="float" office:value="2.6752045">
                <text:p>2.6752045</text:p>
              </table:table-cell>
              <table:table-cell office:value-type="float" office:value="0.6672327">
                <text:p>0.6672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.873247">
                <text:p>21.873247</text:p>
              </table:table-cell>
              <table:table-cell office:value-type="float" office:value="0.56673205">
                <text:p>0.56673205</text:p>
              </table:table-cell>
              <table:table-cell office:value-type="float" office:value="0.043304022">
                <text:p>0.043304022</text:p>
              </table:table-cell>
              <table:table-cell office:value-type="float" office:value="0.026752045">
                <text:p>0.026752045</text:p>
              </table:table-cell>
              <table:table-cell office:value-type="float" office:value="0.106672324">
                <text:p>0.106672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.328733">
                <text:p>19.328733</text:p>
              </table:table-cell>
              <table:table-cell office:value-type="float" office:value="0.3256673">
                <text:p>0.3256673</text:p>
              </table:table-cell>
              <table:table-cell office:value-type="float" office:value="0.08043304">
                <text:p>0.08043304</text:p>
              </table:table-cell>
              <table:table-cell office:value-type="float" office:value="1.6402675">
                <text:p>1.6402675</text:p>
              </table:table-cell>
              <table:table-cell office:value-type="float" office:value="0.04106672">
                <text:p>0.04106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.383287">
                <text:p>20.383287</text:p>
              </table:table-cell>
              <table:table-cell office:value-type="float" office:value="0.32325667">
                <text:p>0.32325667</text:p>
              </table:table-cell>
              <table:table-cell office:value-type="float" office:value="8.520804">
                <text:p>8.520804</text:p>
              </table:table-cell>
              <table:table-cell office:value-type="float" office:value="0.7464027">
                <text:p>0.7464027</text:p>
              </table:table-cell>
              <table:table-cell office:value-type="float" office:value="0.26041067">
                <text:p>0.26041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.933832">
                <text:p>19.933832</text:p>
              </table:table-cell>
              <table:table-cell office:value-type="float" office:value="0.32323256">
                <text:p>0.32323256</text:p>
              </table:table-cell>
              <table:table-cell office:value-type="float" office:value="8.325208">
                <text:p>8.325208</text:p>
              </table:table-cell>
              <table:table-cell office:value-type="float" office:value="0.047464028">
                <text:p>0.047464028</text:p>
              </table:table-cell>
              <table:table-cell office:value-type="float" office:value="0.022604108">
                <text:p>0.022604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03934">
                <text:p>19.03934</text:p>
              </table:table-cell>
              <table:table-cell office:value-type="float" office:value="0.0032323257">
                <text:p>0.0032323257</text:p>
              </table:table-cell>
              <table:table-cell office:value-type="float" office:value="8.023252">
                <text:p>8.023252</text:p>
              </table:table-cell>
              <table:table-cell office:value-type="float" office:value="0.6504746">
                <text:p>0.6504746</text:p>
              </table:table-cell>
              <table:table-cell office:value-type="float" office:value="0.38022605">
                <text:p>0.3802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.690393">
                <text:p>17.690393</text:p>
              </table:table-cell>
              <table:table-cell office:value-type="float" office:value="0.000032323256">
                <text:p>0.000032323256</text:p>
              </table:table-cell>
              <table:table-cell office:value-type="float" office:value="8.000233">
                <text:p>8.000233</text:p>
              </table:table-cell>
              <table:table-cell office:value-type="float" office:value="0.006504746">
                <text:p>0.006504746</text:p>
              </table:table-cell>
              <table:table-cell office:value-type="float" office:value="0.07380226">
                <text:p>0.07380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166904">
                <text:p>19.166904</text:p>
              </table:table-cell>
              <table:table-cell office:value-type="float" office:value="1.8400003">
                <text:p>1.8400003</text:p>
              </table:table-cell>
              <table:table-cell office:value-type="float" office:value="9.4000025">
                <text:p>9.4000025</text:p>
              </table:table-cell>
              <table:table-cell office:value-type="float" office:value="0.09006505">
                <text:p>0.09006505</text:p>
              </table:table-cell>
              <table:table-cell office:value-type="float" office:value="0.16073804">
                <text:p>0.16073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.48167">
                <text:p>23.48167</text:p>
              </table:table-cell>
              <table:table-cell office:value-type="float" office:value="1.2983999">
                <text:p>1.2983999</text:p>
              </table:table-cell>
              <table:table-cell office:value-type="float" office:value="8.374001">
                <text:p>8.374001</text:p>
              </table:table-cell>
              <table:table-cell office:value-type="float" office:value="0.00090065046">
                <text:p>0.00090065046</text:p>
              </table:table-cell>
              <table:table-cell office:value-type="float" office:value="0.18160738">
                <text:p>0.18160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5.174816">
                <text:p>25.174816</text:p>
              </table:table-cell>
              <table:table-cell office:value-type="float" office:value="0.89298403">
                <text:p>0.89298403</text:p>
              </table:table-cell>
              <table:table-cell office:value-type="float" office:value="8.11374">
                <text:p>8.11374</text:p>
              </table:table-cell>
              <table:table-cell office:value-type="float" office:value="0.680009">
                <text:p>0.680009</text:p>
              </table:table-cell>
              <table:table-cell office:value-type="float" office:value="0.091816075">
                <text:p>0.09181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.371748">
                <text:p>19.371748</text:p>
              </table:table-cell>
              <table:table-cell office:value-type="float" office:value="0.3289298">
                <text:p>0.3289298</text:p>
              </table:table-cell>
              <table:table-cell office:value-type="float" office:value="8.251138">
                <text:p>8.251138</text:p>
              </table:table-cell>
              <table:table-cell office:value-type="float" office:value="2.6067998">
                <text:p>2.6067998</text:p>
              </table:table-cell>
              <table:table-cell office:value-type="float" office:value="0.020918163">
                <text:p>0.020918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.503717">
                <text:p>19.503717</text:p>
              </table:table-cell>
              <table:table-cell office:value-type="float" office:value="0.0432893">
                <text:p>0.0432893</text:p>
              </table:table-cell>
              <table:table-cell office:value-type="float" office:value="42.32251">
                <text:p>42.32251</text:p>
              </table:table-cell>
              <table:table-cell office:value-type="float" office:value="0.066068">
                <text:p>0.066068</text:p>
              </table:table-cell>
              <table:table-cell office:value-type="float" office:value="0.16020918">
                <text:p>0.16020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.955036">
                <text:p>17.955036</text:p>
              </table:table-cell>
              <table:table-cell office:value-type="float" office:value="0.060432892">
                <text:p>0.060432892</text:p>
              </table:table-cell>
              <table:table-cell office:value-type="float" office:value="40.443226">
                <text:p>40.443226</text:p>
              </table:table-cell>
              <table:table-cell office:value-type="float" office:value="0.24066068">
                <text:p>0.24066068</text:p>
              </table:table-cell>
              <table:table-cell office:value-type="float" office:value="0.021602092">
                <text:p>0.02160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.01955">
                <text:p>19.01955</text:p>
              </table:table-cell>
              <table:table-cell office:value-type="float" office:value="0.18060432">
                <text:p>0.18060432</text:p>
              </table:table-cell>
              <table:table-cell office:value-type="float" office:value="40.084435">
                <text:p>40.084435</text:p>
              </table:table-cell>
              <table:table-cell office:value-type="float" office:value="0.4224066">
                <text:p>0.4224066</text:p>
              </table:table-cell>
              <table:table-cell office:value-type="float" office:value="0.10021602">
                <text:p>0.10021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.490196">
                <text:p>17.490196</text:p>
              </table:table-cell>
              <table:table-cell office:value-type="float" office:value="0.011806044">
                <text:p>0.011806044</text:p>
              </table:table-cell>
              <table:table-cell office:value-type="float" office:value="40.000843">
                <text:p>40.000843</text:p>
              </table:table-cell>
              <table:table-cell office:value-type="float" office:value="0.124224074">
                <text:p>0.124224074</text:p>
              </table:table-cell>
              <table:table-cell office:value-type="float" office:value="0.32100216">
                <text:p>0.32100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.274902">
                <text:p>20.274902</text:p>
              </table:table-cell>
              <table:table-cell office:value-type="float" office:value="0.02011806">
                <text:p>0.02011806</text:p>
              </table:table-cell>
              <table:table-cell office:value-type="float" office:value="40.40001">
                <text:p>40.40001</text:p>
              </table:table-cell>
              <table:table-cell office:value-type="float" office:value="0.08124223">
                <text:p>0.08124223</text:p>
              </table:table-cell>
              <table:table-cell office:value-type="float" office:value="0.04321002">
                <text:p>0.04321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.152748">
                <text:p>17.152748</text:p>
              </table:table-cell>
              <table:table-cell office:value-type="float" office:value="0.00020118059">
                <text:p>0.00020118059</text:p>
              </table:table-cell>
              <table:table-cell office:value-type="float" office:value="40.054">
                <text:p>40.054</text:p>
              </table:table-cell>
              <table:table-cell office:value-type="float" office:value="0.64081246">
                <text:p>0.64081246</text:p>
              </table:table-cell>
              <table:table-cell office:value-type="float" office:value="0.00043210018">
                <text:p>0.00043210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.451527">
                <text:p>18.451527</text:p>
              </table:table-cell>
              <table:table-cell office:value-type="float" office:value="1.280002">
                <text:p>1.280002</text:p>
              </table:table-cell>
              <table:table-cell office:value-type="float" office:value="39.36054">
                <text:p>39.36054</text:p>
              </table:table-cell>
              <table:table-cell office:value-type="float" office:value="2.5764081">
                <text:p>2.5764081</text:p>
              </table:table-cell>
              <table:table-cell office:value-type="float" office:value="0.24000433">
                <text:p>0.24000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.254515">
                <text:p>20.254515</text:p>
              </table:table-cell>
              <table:table-cell office:value-type="float" office:value="0.032800023">
                <text:p>0.032800023</text:p>
              </table:table-cell>
              <table:table-cell office:value-type="float" office:value="39.673607">
                <text:p>39.673607</text:p>
              </table:table-cell>
              <table:table-cell office:value-type="float" office:value="0.39576408">
                <text:p>0.39576408</text:p>
              </table:table-cell>
              <table:table-cell office:value-type="float" office:value="0.08240005">
                <text:p>0.0824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.812545">
                <text:p>15.812545</text:p>
              </table:table-cell>
              <table:table-cell office:value-type="float" office:value="0.360328">
                <text:p>0.360328</text:p>
              </table:table-cell>
              <table:table-cell office:value-type="float" office:value="41.69674">
                <text:p>41.69674</text:p>
              </table:table-cell>
              <table:table-cell office:value-type="float" office:value="1.2839577">
                <text:p>1.2839577</text:p>
              </table:table-cell>
              <table:table-cell office:value-type="float" office:value="0.060824">
                <text:p>0.060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.298124">
                <text:p>18.298124</text:p>
              </table:table-cell>
              <table:table-cell office:value-type="float" office:value="0.32360327">
                <text:p>0.32360327</text:p>
              </table:table-cell>
              <table:table-cell office:value-type="float" office:value="39.936966">
                <text:p>39.936966</text:p>
              </table:table-cell>
              <table:table-cell office:value-type="float" office:value="0.3528396">
                <text:p>0.3528396</text:p>
              </table:table-cell>
              <table:table-cell office:value-type="float" office:value="0.52060825">
                <text:p>0.52060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.20298">
                <text:p>19.20298</text:p>
              </table:table-cell>
              <table:table-cell office:value-type="float" office:value="1.3032361">
                <text:p>1.3032361</text:p>
              </table:table-cell>
              <table:table-cell office:value-type="float" office:value="40.99937">
                <text:p>40.99937</text:p>
              </table:table-cell>
              <table:table-cell office:value-type="float" office:value="0.003528396">
                <text:p>0.003528396</text:p>
              </table:table-cell>
              <table:table-cell office:value-type="float" office:value="0.48520607">
                <text:p>0.48520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.07203">
                <text:p>18.07203</text:p>
              </table:table-cell>
              <table:table-cell office:value-type="float" office:value="2.1330323">
                <text:p>2.1330323</text:p>
              </table:table-cell>
              <table:table-cell office:value-type="float" office:value="40.359997">
                <text:p>40.359997</text:p>
              </table:table-cell>
              <table:table-cell office:value-type="float" office:value="0.48003528">
                <text:p>0.48003528</text:p>
              </table:table-cell>
              <table:table-cell office:value-type="float" office:value="0.36485207">
                <text:p>0.36485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.83072">
                <text:p>20.83072</text:p>
              </table:table-cell>
              <table:table-cell office:value-type="float" office:value="2.6813302">
                <text:p>2.6813302</text:p>
              </table:table-cell>
              <table:table-cell office:value-type="float" office:value="39.983597">
                <text:p>39.983597</text:p>
              </table:table-cell>
              <table:table-cell office:value-type="float" office:value="0.08480035">
                <text:p>0.08480035</text:p>
              </table:table-cell>
              <table:table-cell office:value-type="float" office:value="0.66364855">
                <text:p>0.66364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258307">
                <text:p>19.258307</text:p>
              </table:table-cell>
              <table:table-cell office:value-type="float" office:value="0.026813302">
                <text:p>0.026813302</text:p>
              </table:table-cell>
              <table:table-cell office:value-type="float" office:value="41.639835">
                <text:p>41.639835</text:p>
              </table:table-cell>
              <table:table-cell office:value-type="float" office:value="0.0008480035">
                <text:p>0.0008480035</text:p>
              </table:table-cell>
              <table:table-cell office:value-type="float" office:value="0.016636485">
                <text:p>0.016636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.572582">
                <text:p>19.572582</text:p>
              </table:table-cell>
              <table:table-cell office:value-type="float" office:value="0.000268133">
                <text:p>0.000268133</text:p>
              </table:table-cell>
              <table:table-cell office:value-type="float" office:value="40.8964">
                <text:p>40.8964</text:p>
              </table:table-cell>
              <table:table-cell office:value-type="float" office:value="0.02000848">
                <text:p>0.02000848</text:p>
              </table:table-cell>
              <table:table-cell office:value-type="float" office:value="0.16016635">
                <text:p>0.16016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.545725">
                <text:p>18.545725</text:p>
              </table:table-cell>
              <table:table-cell office:value-type="float" office:value="0.04000268">
                <text:p>0.04000268</text:p>
              </table:table-cell>
              <table:table-cell office:value-type="float" office:value="41.288963">
                <text:p>41.288963</text:p>
              </table:table-cell>
              <table:table-cell office:value-type="float" office:value="0.17020008">
                <text:p>0.17020008</text:p>
              </table:table-cell>
              <table:table-cell office:value-type="float" office:value="0.41160163">
                <text:p>0.41160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7.345457">
                <text:p>17.345457</text:p>
              </table:table-cell>
              <table:table-cell office:value-type="float" office:value="0.8004">
                <text:p>0.8004</text:p>
              </table:table-cell>
              <table:table-cell office:value-type="float" office:value="40.83289">
                <text:p>40.83289</text:p>
              </table:table-cell>
              <table:table-cell office:value-type="float" office:value="0.0017020009">
                <text:p>0.0017020009</text:p>
              </table:table-cell>
              <table:table-cell office:value-type="float" office:value="0.644116">
                <text:p>0.644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.473455">
                <text:p>16.473455</text:p>
              </table:table-cell>
              <table:table-cell office:value-type="float" office:value="0.008004">
                <text:p>0.008004</text:p>
              </table:table-cell>
              <table:table-cell office:value-type="float" office:value="41.62833">
                <text:p>41.62833</text:p>
              </table:table-cell>
              <table:table-cell office:value-type="float" office:value="0.690017">
                <text:p>0.690017</text:p>
              </table:table-cell>
              <table:table-cell office:value-type="float" office:value="0.0064411596">
                <text:p>0.0064411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.944735">
                <text:p>20.944735</text:p>
              </table:table-cell>
              <table:table-cell office:value-type="float" office:value="0.04008004">
                <text:p>0.04008004</text:p>
              </table:table-cell>
              <table:table-cell office:value-type="float" office:value="40.176285">
                <text:p>40.176285</text:p>
              </table:table-cell>
              <table:table-cell office:value-type="float" office:value="0.8169002">
                <text:p>0.8169002</text:p>
              </table:table-cell>
              <table:table-cell office:value-type="float" office:value="0.6400644">
                <text:p>0.6400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.449448">
                <text:p>19.449448</text:p>
              </table:table-cell>
              <table:table-cell office:value-type="float" office:value="0.1204008">
                <text:p>0.1204008</text:p>
              </table:table-cell>
              <table:table-cell office:value-type="float" office:value="40.96176">
                <text:p>40.96176</text:p>
              </table:table-cell>
              <table:table-cell office:value-type="float" office:value="1.028169">
                <text:p>1.028169</text:p>
              </table:table-cell>
              <table:table-cell office:value-type="float" office:value="0.016400645">
                <text:p>0.016400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.534494">
                <text:p>20.534494</text:p>
              </table:table-cell>
              <table:table-cell office:value-type="float" office:value="1.5212041">
                <text:p>1.5212041</text:p>
              </table:table-cell>
              <table:table-cell office:value-type="float" office:value="40.369617">
                <text:p>40.369617</text:p>
              </table:table-cell>
              <table:table-cell office:value-type="float" office:value="1.1502817">
                <text:p>1.1502817</text:p>
              </table:table-cell>
              <table:table-cell office:value-type="float" office:value="0.640164">
                <text:p>0.640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.905344">
                <text:p>18.905344</text:p>
              </table:table-cell>
              <table:table-cell office:value-type="float" office:value="0.53521204">
                <text:p>0.53521204</text:p>
              </table:table-cell>
              <table:table-cell office:value-type="float" office:value="41.043697">
                <text:p>41.043697</text:p>
              </table:table-cell>
              <table:table-cell office:value-type="float" office:value="0.011502816">
                <text:p>0.011502816</text:p>
              </table:table-cell>
              <table:table-cell office:value-type="float" office:value="0.68640167">
                <text:p>0.6864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359053">
                <text:p>19.359053</text:p>
              </table:table-cell>
              <table:table-cell office:value-type="float" office:value="0.27535212">
                <text:p>0.27535212</text:p>
              </table:table-cell>
              <table:table-cell office:value-type="float" office:value="40.66044">
                <text:p>40.66044</text:p>
              </table:table-cell>
              <table:table-cell office:value-type="float" office:value="0.72011507">
                <text:p>0.72011507</text:p>
              </table:table-cell>
              <table:table-cell office:value-type="float" office:value="0.326864">
                <text:p>0.326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243591">
                <text:p>19.243591</text:p>
              </table:table-cell>
              <table:table-cell office:value-type="float" office:value="1.4927536">
                <text:p>1.4927536</text:p>
              </table:table-cell>
              <table:table-cell office:value-type="float" office:value="41.5266">
                <text:p>41.5266</text:p>
              </table:table-cell>
              <table:table-cell office:value-type="float" office:value="1.6272011">
                <text:p>1.6272011</text:p>
              </table:table-cell>
              <table:table-cell office:value-type="float" office:value="0.02326864">
                <text:p>0.02326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.482437">
                <text:p>23.482437</text:p>
              </table:table-cell>
              <table:table-cell office:value-type="float" office:value="1.0549275">
                <text:p>1.0549275</text:p>
              </table:table-cell>
              <table:table-cell office:value-type="float" office:value="39.965267">
                <text:p>39.965267</text:p>
              </table:table-cell>
              <table:table-cell office:value-type="float" office:value="3.2162719">
                <text:p>3.2162719</text:p>
              </table:table-cell>
              <table:table-cell office:value-type="float" office:value="0.12023269">
                <text:p>0.12023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.614824">
                <text:p>18.614824</text:p>
              </table:table-cell>
              <table:table-cell office:value-type="float" office:value="0.07054927">
                <text:p>0.07054927</text:p>
              </table:table-cell>
              <table:table-cell office:value-type="float" office:value="40.079655">
                <text:p>40.079655</text:p>
              </table:table-cell>
              <table:table-cell office:value-type="float" office:value="1.9521627">
                <text:p>1.9521627</text:p>
              </table:table-cell>
              <table:table-cell office:value-type="float" office:value="0.0012023269">
                <text:p>0.0012023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.316147">
                <text:p>18.316147</text:p>
              </table:table-cell>
              <table:table-cell office:value-type="float" office:value="0.18070549">
                <text:p>0.18070549</text:p>
              </table:table-cell>
              <table:table-cell office:value-type="float" office:value="40.640797">
                <text:p>40.640797</text:p>
              </table:table-cell>
              <table:table-cell office:value-type="float" office:value="0.34952164">
                <text:p>0.34952164</text:p>
              </table:table-cell>
              <table:table-cell office:value-type="float" office:value="0.000012023269">
                <text:p>0.000012023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.743162">
                <text:p>23.743162</text:p>
              </table:table-cell>
              <table:table-cell office:value-type="float" office:value="1.3618071">
                <text:p>1.3618071</text:p>
              </table:table-cell>
              <table:table-cell office:value-type="float" office:value="103.6964">
                <text:p>103.6964</text:p>
              </table:table-cell>
              <table:table-cell office:value-type="float" office:value="0.9634952">
                <text:p>0.9634952</text:p>
              </table:table-cell>
              <table:table-cell office:value-type="float" office:value="1.6000001">
                <text:p>1.6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.437431">
                <text:p>19.437431</text:p>
              </table:table-cell>
              <table:table-cell office:value-type="float" office:value="0.013618071">
                <text:p>0.013618071</text:p>
              </table:table-cell>
              <table:table-cell office:value-type="float" office:value="103.216965">
                <text:p>103.216965</text:p>
              </table:table-cell>
              <table:table-cell office:value-type="float" office:value="0.029634953">
                <text:p>0.02963495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924376">
                <text:p>18.924376</text:p>
              </table:table-cell>
              <table:table-cell office:value-type="float" office:value="0.00013618071">
                <text:p>0.00013618071</text:p>
              </table:table-cell>
              <table:table-cell office:value-type="float" office:value="105.672165">
                <text:p>105.672165</text:p>
              </table:table-cell>
              <table:table-cell office:value-type="float" office:value="0.21029635">
                <text:p>0.21029635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1.659243">
                <text:p>21.659243</text:p>
              </table:table-cell>
              <table:table-cell office:value-type="float" office:value="0.32000136">
                <text:p>0.32000136</text:p>
              </table:table-cell>
              <table:table-cell office:value-type="float" office:value="103.81672">
                <text:p>103.81672</text:p>
              </table:table-cell>
              <table:table-cell office:value-type="float" office:value="0.90210295">
                <text:p>0.90210295</text:p>
              </table:table-cell>
              <table:table-cell office:value-type="float" office:value="0.6400176">
                <text:p>0.6400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.266592">
                <text:p>21.266592</text:p>
              </table:table-cell>
              <table:table-cell office:value-type="float" office:value="0.4032">
                <text:p>0.4032</text:p>
              </table:table-cell>
              <table:table-cell office:value-type="float" office:value="105.118164">
                <text:p>105.118164</text:p>
              </table:table-cell>
              <table:table-cell office:value-type="float" office:value="3.369021">
                <text:p>3.369021</text:p>
              </table:table-cell>
              <table:table-cell office:value-type="float" office:value="0.40640017">
                <text:p>0.40640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102667">
                <text:p>19.102667</text:p>
              </table:table-cell>
              <table:table-cell office:value-type="float" office:value="0.36403197">
                <text:p>0.36403197</text:p>
              </table:table-cell>
              <table:table-cell office:value-type="float" office:value="105.53118">
                <text:p>105.53118</text:p>
              </table:table-cell>
              <table:table-cell office:value-type="float" office:value="0.6736902">
                <text:p>0.6736902</text:p>
              </table:table-cell>
              <table:table-cell office:value-type="float" office:value="0.72406405">
                <text:p>0.724064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.131027">
                <text:p>18.131027</text:p>
              </table:table-cell>
              <table:table-cell office:value-type="float" office:value="0.0036403197">
                <text:p>0.0036403197</text:p>
              </table:table-cell>
              <table:table-cell office:value-type="float" office:value="104.97531">
                <text:p>104.97531</text:p>
              </table:table-cell>
              <table:table-cell office:value-type="float" office:value="1.286737">
                <text:p>1.286737</text:p>
              </table:table-cell>
              <table:table-cell office:value-type="float" office:value="0.24724063">
                <text:p>0.24724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.26131">
                <text:p>18.26131</text:p>
              </table:table-cell>
              <table:table-cell office:value-type="float" office:value="0.4600364">
                <text:p>0.4600364</text:p>
              </table:table-cell>
              <table:table-cell office:value-type="float" office:value="104.08975">
                <text:p>104.08975</text:p>
              </table:table-cell>
              <table:table-cell office:value-type="float" office:value="0.092867374">
                <text:p>0.092867374</text:p>
              </table:table-cell>
              <table:table-cell office:value-type="float" office:value="0.6424724">
                <text:p>0.6424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.512611">
                <text:p>18.512611</text:p>
              </table:table-cell>
              <table:table-cell office:value-type="float" office:value="0.68460035">
                <text:p>0.68460035</text:p>
              </table:table-cell>
              <table:table-cell office:value-type="float" office:value="103.6809">
                <text:p>103.6809</text:p>
              </table:table-cell>
              <table:table-cell office:value-type="float" office:value="0.0009286737">
                <text:p>0.0009286737</text:p>
              </table:table-cell>
              <table:table-cell office:value-type="float" office:value="0.3364247">
                <text:p>0.3364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.745125">
                <text:p>19.745125</text:p>
              </table:table-cell>
              <table:table-cell office:value-type="float" office:value="3.116846">
                <text:p>3.116846</text:p>
              </table:table-cell>
              <table:table-cell office:value-type="float" office:value="103.9968">
                <text:p>103.9968</text:p>
              </table:table-cell>
              <table:table-cell office:value-type="float" office:value="0.000009286738">
                <text:p>0.000009286738</text:p>
              </table:table-cell>
              <table:table-cell office:value-type="float" office:value="0.04336425">
                <text:p>0.04336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.737452">
                <text:p>19.737452</text:p>
              </table:table-cell>
              <table:table-cell office:value-type="float" office:value="2.1311686">
                <text:p>2.1311686</text:p>
              </table:table-cell>
              <table:table-cell office:value-type="float" office:value="103.91997">
                <text:p>103.91997</text:p>
              </table:table-cell>
              <table:table-cell office:value-type="float" office:value="1.3600001">
                <text:p>1.3600001</text:p>
              </table:table-cell>
              <table:table-cell office:value-type="float" office:value="0.07043365">
                <text:p>0.07043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.117374">
                <text:p>20.117374</text:p>
              </table:table-cell>
              <table:table-cell office:value-type="float" office:value="2.1413116">
                <text:p>2.1413116</text:p>
              </table:table-cell>
              <table:table-cell office:value-type="float" office:value="103.7592">
                <text:p>103.7592</text:p>
              </table:table-cell>
              <table:table-cell office:value-type="float" office:value="0.093600005">
                <text:p>0.093600005</text:p>
              </table:table-cell>
              <table:table-cell office:value-type="float" office:value="0.82070434">
                <text:p>0.82070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0.071175">
                <text:p>20.071175</text:p>
              </table:table-cell>
              <table:table-cell office:value-type="float" office:value="2.3814132">
                <text:p>2.3814132</text:p>
              </table:table-cell>
              <table:table-cell office:value-type="float" office:value="103.7576">
                <text:p>103.7576</text:p>
              </table:table-cell>
              <table:table-cell office:value-type="float" office:value="0.32093602">
                <text:p>0.32093602</text:p>
              </table:table-cell>
              <table:table-cell office:value-type="float" office:value="0.18820703">
                <text:p>0.188207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.650711">
                <text:p>19.650711</text:p>
              </table:table-cell>
              <table:table-cell office:value-type="float" office:value="1.9838141">
                <text:p>1.9838141</text:p>
              </table:table-cell>
              <table:table-cell office:value-type="float" office:value="103.08758">
                <text:p>103.08758</text:p>
              </table:table-cell>
              <table:table-cell office:value-type="float" office:value="1.2832093">
                <text:p>1.2832093</text:p>
              </table:table-cell>
              <table:table-cell office:value-type="float" office:value="0.3218821">
                <text:p>0.3218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7.916506">
                <text:p>17.916506</text:p>
              </table:table-cell>
              <table:table-cell office:value-type="float" office:value="2.6798382">
                <text:p>2.6798382</text:p>
              </table:table-cell>
              <table:table-cell office:value-type="float" office:value="103.51088">
                <text:p>103.51088</text:p>
              </table:table-cell>
              <table:table-cell office:value-type="float" office:value="1.332832">
                <text:p>1.332832</text:p>
              </table:table-cell>
              <table:table-cell office:value-type="float" office:value="0.65321887">
                <text:p>0.65321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9.769165">
                <text:p>19.769165</text:p>
              </table:table-cell>
              <table:table-cell office:value-type="float" office:value="3.7867985">
                <text:p>3.7867985</text:p>
              </table:table-cell>
              <table:table-cell office:value-type="float" office:value="40.715107">
                <text:p>40.715107</text:p>
              </table:table-cell>
              <table:table-cell office:value-type="float" office:value="0.09332833">
                <text:p>0.09332833</text:p>
              </table:table-cell>
              <table:table-cell office:value-type="float" office:value="0.08653219">
                <text:p>0.08653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1.13769">
                <text:p>21.13769</text:p>
              </table:table-cell>
              <table:table-cell office:value-type="float" office:value="1.9978681">
                <text:p>1.9978681</text:p>
              </table:table-cell>
              <table:table-cell office:value-type="float" office:value="40.327152">
                <text:p>40.327152</text:p>
              </table:table-cell>
              <table:table-cell office:value-type="float" office:value="0.3209333">
                <text:p>0.3209333</text:p>
              </table:table-cell>
              <table:table-cell office:value-type="float" office:value="0.9808653">
                <text:p>0.9808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.561377">
                <text:p>18.561377</text:p>
              </table:table-cell>
              <table:table-cell office:value-type="float" office:value="2.1399786">
                <text:p>2.1399786</text:p>
              </table:table-cell>
              <table:table-cell office:value-type="float" office:value="40.003273">
                <text:p>40.003273</text:p>
              </table:table-cell>
              <table:table-cell office:value-type="float" office:value="0.0032093332">
                <text:p>0.0032093332</text:p>
              </table:table-cell>
              <table:table-cell office:value-type="float" office:value="0.009808653">
                <text:p>0.009808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0.855616">
                <text:p>20.855616</text:p>
              </table:table-cell>
              <table:table-cell office:value-type="float" office:value="2.1413999">
                <text:p>2.1413999</text:p>
              </table:table-cell>
              <table:table-cell office:value-type="float" office:value="40.420033">
                <text:p>40.420033</text:p>
              </table:table-cell>
              <table:table-cell office:value-type="float" office:value="1.6000321">
                <text:p>1.6000321</text:p>
              </table:table-cell>
              <table:table-cell office:value-type="float" office:value="0.00009808653">
                <text:p>0.00009808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.188557">
                <text:p>18.188557</text:p>
              </table:table-cell>
              <table:table-cell office:value-type="float" office:value="2.501414">
                <text:p>2.501414</text:p>
              </table:table-cell>
              <table:table-cell office:value-type="float" office:value="40.6442">
                <text:p>40.6442</text:p>
              </table:table-cell>
              <table:table-cell office:value-type="float" office:value="1.2960004">
                <text:p>1.2960004</text:p>
              </table:table-cell>
              <table:table-cell office:value-type="float" office:value="0.80000097">
                <text:p>0.80000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.381886">
                <text:p>17.381886</text:p>
              </table:table-cell>
              <table:table-cell office:value-type="float" office:value="3.865014">
                <text:p>3.865014</text:p>
              </table:table-cell>
              <table:table-cell office:value-type="float" office:value="40.40644">
                <text:p>40.40644</text:p>
              </table:table-cell>
              <table:table-cell office:value-type="float" office:value="1.95296">
                <text:p>1.95296</text:p>
              </table:table-cell>
              <table:table-cell office:value-type="float" office:value="0.04800001">
                <text:p>0.048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.393818">
                <text:p>18.393818</text:p>
              </table:table-cell>
              <table:table-cell office:value-type="float" office:value="2.3586502">
                <text:p>2.3586502</text:p>
              </table:table-cell>
              <table:table-cell office:value-type="float" office:value="40.254066">
                <text:p>40.254066</text:p>
              </table:table-cell>
              <table:table-cell office:value-type="float" office:value="0.97952956">
                <text:p>0.97952956</text:p>
              </table:table-cell>
              <table:table-cell office:value-type="float" office:value="0.84048">
                <text:p>0.84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.243938">
                <text:p>18.243938</text:p>
              </table:table-cell>
              <table:table-cell office:value-type="float" office:value="3.2635865">
                <text:p>3.2635865</text:p>
              </table:table-cell>
              <table:table-cell office:value-type="float" office:value="39.78254">
                <text:p>39.78254</text:p>
              </table:table-cell>
              <table:table-cell office:value-type="float" office:value="0.2897953">
                <text:p>0.2897953</text:p>
              </table:table-cell>
              <table:table-cell office:value-type="float" office:value="0.0184048">
                <text:p>0.0184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222439">
                <text:p>19.222439</text:p>
              </table:table-cell>
              <table:table-cell office:value-type="float" office:value="2.1126359">
                <text:p>2.1126359</text:p>
              </table:table-cell>
              <table:table-cell office:value-type="float" office:value="40.107826">
                <text:p>40.107826</text:p>
              </table:table-cell>
              <table:table-cell office:value-type="float" office:value="0.6828979">
                <text:p>0.6828979</text:p>
              </table:table-cell>
              <table:table-cell office:value-type="float" office:value="0.32018405">
                <text:p>0.32018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.272224">
                <text:p>21.272224</text:p>
              </table:table-cell>
              <table:table-cell office:value-type="float" office:value="3.3111265">
                <text:p>3.3111265</text:p>
              </table:table-cell>
              <table:table-cell office:value-type="float" office:value="40.36108">
                <text:p>40.36108</text:p>
              </table:table-cell>
              <table:table-cell office:value-type="float" office:value="0.006828979">
                <text:p>0.006828979</text:p>
              </table:table-cell>
              <table:table-cell office:value-type="float" office:value="0.6432018">
                <text:p>0.6432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3.332722">
                <text:p>23.332722</text:p>
              </table:table-cell>
              <table:table-cell office:value-type="float" office:value="3.2931113">
                <text:p>3.2931113</text:p>
              </table:table-cell>
              <table:table-cell office:value-type="float" office:value="41.563614">
                <text:p>41.563614</text:p>
              </table:table-cell>
              <table:table-cell office:value-type="float" office:value="0.040068287">
                <text:p>0.040068287</text:p>
              </table:table-cell>
              <table:table-cell office:value-type="float" office:value="0.856432">
                <text:p>0.856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6.733328">
                <text:p>16.733328</text:p>
              </table:table-cell>
              <table:table-cell office:value-type="float" office:value="2.6729312">
                <text:p>2.6729312</text:p>
              </table:table-cell>
              <table:table-cell office:value-type="float" office:value="40.355637">
                <text:p>40.355637</text:p>
              </table:table-cell>
              <table:table-cell office:value-type="float" office:value="1.2804008">
                <text:p>1.2804008</text:p>
              </table:table-cell>
              <table:table-cell office:value-type="float" office:value="0.32856435">
                <text:p>0.328564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8.687334">
                <text:p>18.687334</text:p>
              </table:table-cell>
              <table:table-cell office:value-type="float" office:value="2.1067293">
                <text:p>2.1067293</text:p>
              </table:table-cell>
              <table:table-cell office:value-type="float" office:value="41.023556">
                <text:p>41.023556</text:p>
              </table:table-cell>
              <table:table-cell office:value-type="float" office:value="0.012804007">
                <text:p>0.012804007</text:p>
              </table:table-cell>
              <table:table-cell office:value-type="float" office:value="0.16328564">
                <text:p>0.16328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0.506872">
                <text:p>20.506872</text:p>
              </table:table-cell>
              <table:table-cell office:value-type="float" office:value="3.6410673">
                <text:p>3.6410673</text:p>
              </table:table-cell>
              <table:table-cell office:value-type="float" office:value="40.190235">
                <text:p>40.190235</text:p>
              </table:table-cell>
              <table:table-cell office:value-type="float" office:value="0.18012804">
                <text:p>0.18012804</text:p>
              </table:table-cell>
              <table:table-cell office:value-type="float" office:value="0.33163285">
                <text:p>0.33163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2.365068">
                <text:p>22.365068</text:p>
              </table:table-cell>
              <table:table-cell office:value-type="float" office:value="1.6564107">
                <text:p>1.6564107</text:p>
              </table:table-cell>
              <table:table-cell office:value-type="float" office:value="42.981903">
                <text:p>42.981903</text:p>
              </table:table-cell>
              <table:table-cell office:value-type="float" office:value="0.011801281">
                <text:p>0.011801281</text:p>
              </table:table-cell>
              <table:table-cell office:value-type="float" office:value="0.6433163">
                <text:p>0.6433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6.63365">
                <text:p>16.63365</text:p>
              </table:table-cell>
              <table:table-cell office:value-type="float" office:value="0.3365641">
                <text:p>0.3365641</text:p>
              </table:table-cell>
              <table:table-cell office:value-type="float" office:value="40.20982">
                <text:p>40.20982</text:p>
              </table:table-cell>
              <table:table-cell office:value-type="float" office:value="1.5101181">
                <text:p>1.5101181</text:p>
              </table:table-cell>
              <table:table-cell office:value-type="float" office:value="0.0064331633">
                <text:p>0.0064331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.056337">
                <text:p>20.056337</text:p>
              </table:table-cell>
              <table:table-cell office:value-type="float" office:value="2.5833654">
                <text:p>2.5833654</text:p>
              </table:table-cell>
              <table:table-cell office:value-type="float" office:value="41.2821">
                <text:p>41.2821</text:p>
              </table:table-cell>
              <table:table-cell office:value-type="float" office:value="0.25510117">
                <text:p>0.25510117</text:p>
              </table:table-cell>
              <table:table-cell office:value-type="float" office:value="0.66006434">
                <text:p>0.660064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6.910564">
                <text:p>16.910564</text:p>
              </table:table-cell>
              <table:table-cell office:value-type="float" office:value="0.045833655">
                <text:p>0.045833655</text:p>
              </table:table-cell>
              <table:table-cell office:value-type="float" office:value="42.732822">
                <text:p>42.732822</text:p>
              </table:table-cell>
              <table:table-cell office:value-type="float" office:value="0.08255101">
                <text:p>0.08255101</text:p>
              </table:table-cell>
              <table:table-cell office:value-type="float" office:value="0.33660066">
                <text:p>0.336600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8.849106">
                <text:p>18.849106</text:p>
              </table:table-cell>
              <table:table-cell office:value-type="float" office:value="1.3604584">
                <text:p>1.3604584</text:p>
              </table:table-cell>
              <table:table-cell office:value-type="float" office:value="40.42733">
                <text:p>40.42733</text:p>
              </table:table-cell>
              <table:table-cell office:value-type="float" office:value="0.0008255101">
                <text:p>0.0008255101</text:p>
              </table:table-cell>
              <table:table-cell office:value-type="float" office:value="0.96336603">
                <text:p>0.96336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0.80849">
                <text:p>20.80849</text:p>
              </table:table-cell>
              <table:table-cell office:value-type="float" office:value="0.013604584">
                <text:p>0.013604584</text:p>
              </table:table-cell>
              <table:table-cell office:value-type="float" office:value="40.80427">
                <text:p>40.80427</text:p>
              </table:table-cell>
              <table:table-cell office:value-type="float" office:value="1.6000082">
                <text:p>1.6000082</text:p>
              </table:table-cell>
              <table:table-cell office:value-type="float" office:value="1.2896336">
                <text:p>1.2896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.118084">
                <text:p>19.118084</text:p>
              </table:table-cell>
              <table:table-cell office:value-type="float" office:value="0.050136045">
                <text:p>0.050136045</text:p>
              </table:table-cell>
              <table:table-cell office:value-type="float" office:value="40.338043">
                <text:p>40.338043</text:p>
              </table:table-cell>
              <table:table-cell office:value-type="float" office:value="0.04600008">
                <text:p>0.04600008</text:p>
              </table:table-cell>
              <table:table-cell office:value-type="float" office:value="0.012896337">
                <text:p>0.012896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6.021181">
                <text:p>26.021181</text:p>
              </table:table-cell>
              <table:table-cell office:value-type="float" office:value="1.3605014">
                <text:p>1.3605014</text:p>
              </table:table-cell>
              <table:table-cell office:value-type="float" office:value="42.243378">
                <text:p>42.243378</text:p>
              </table:table-cell>
              <table:table-cell office:value-type="float" office:value="0.32045996">
                <text:p>0.32045996</text:p>
              </table:table-cell>
              <table:table-cell office:value-type="float" office:value="0.040128965">
                <text:p>0.040128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060213">
                <text:p>18.060213</text:p>
              </table:table-cell>
              <table:table-cell office:value-type="float" office:value="0.17360502">
                <text:p>0.17360502</text:p>
              </table:table-cell>
              <table:table-cell office:value-type="float" office:value="41.462433">
                <text:p>41.462433</text:p>
              </table:table-cell>
              <table:table-cell office:value-type="float" office:value="0.043204598">
                <text:p>0.043204598</text:p>
              </table:table-cell>
              <table:table-cell office:value-type="float" office:value="0.4004013">
                <text:p>0.4004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6.9206">
                <text:p>16.9206</text:p>
              </table:table-cell>
              <table:table-cell office:value-type="float" office:value="3.3617358">
                <text:p>3.3617358</text:p>
              </table:table-cell>
              <table:table-cell office:value-type="float" office:value="40.494625">
                <text:p>40.494625</text:p>
              </table:table-cell>
              <table:table-cell office:value-type="float" office:value="1.320432">
                <text:p>1.320432</text:p>
              </table:table-cell>
              <table:table-cell office:value-type="float" office:value="0.124004014">
                <text:p>0.1240040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.609207">
                <text:p>19.609207</text:p>
              </table:table-cell>
              <table:table-cell office:value-type="float" office:value="0.7136173">
                <text:p>0.7136173</text:p>
              </table:table-cell>
              <table:table-cell office:value-type="float" office:value="40.084946">
                <text:p>40.084946</text:p>
              </table:table-cell>
              <table:table-cell office:value-type="float" office:value="0.41320434">
                <text:p>0.41320434</text:p>
              </table:table-cell>
              <table:table-cell office:value-type="float" office:value="0.24124004">
                <text:p>0.24124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1.176092">
                <text:p>21.176092</text:p>
              </table:table-cell>
              <table:table-cell office:value-type="float" office:value="1.2871362">
                <text:p>1.2871362</text:p>
              </table:table-cell>
              <table:table-cell office:value-type="float" office:value="40.64085">
                <text:p>40.64085</text:p>
              </table:table-cell>
              <table:table-cell office:value-type="float" office:value="0.6441321">
                <text:p>0.6441321</text:p>
              </table:table-cell>
              <table:table-cell office:value-type="float" office:value="0.9624124">
                <text:p>0.9624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.68176">
                <text:p>21.68176</text:p>
              </table:table-cell>
              <table:table-cell office:value-type="float" office:value="0.7328714">
                <text:p>0.7328714</text:p>
              </table:table-cell>
              <table:table-cell office:value-type="float" office:value="41.526405">
                <text:p>41.526405</text:p>
              </table:table-cell>
              <table:table-cell office:value-type="float" office:value="2.0064414">
                <text:p>2.0064414</text:p>
              </table:table-cell>
              <table:table-cell office:value-type="float" office:value="0.059624124">
                <text:p>0.059624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1.656816">
                <text:p>21.656816</text:p>
              </table:table-cell>
              <table:table-cell office:value-type="float" office:value="0.08732872">
                <text:p>0.08732872</text:p>
              </table:table-cell>
              <table:table-cell office:value-type="float" office:value="40.355263">
                <text:p>40.355263</text:p>
              </table:table-cell>
              <table:table-cell office:value-type="float" office:value="0.6600644">
                <text:p>0.6600644</text:p>
              </table:table-cell>
              <table:table-cell office:value-type="float" office:value="0.00059624127">
                <text:p>0.00059624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0.616568">
                <text:p>20.616568</text:p>
              </table:table-cell>
              <table:table-cell office:value-type="float" office:value="0.3208733">
                <text:p>0.3208733</text:p>
              </table:table-cell>
              <table:table-cell office:value-type="float" office:value="40.16355">
                <text:p>40.16355</text:p>
              </table:table-cell>
              <table:table-cell office:value-type="float" office:value="1.2866006">
                <text:p>1.2866006</text:p>
              </table:table-cell>
              <table:table-cell office:value-type="float" office:value="0.0000059624126">
                <text:p>0.0000059624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9.606165">
                <text:p>19.606165</text:p>
              </table:table-cell>
              <table:table-cell office:value-type="float" office:value="0.003208733">
                <text:p>0.003208733</text:p>
              </table:table-cell>
              <table:table-cell office:value-type="float" office:value="40.261635">
                <text:p>40.261635</text:p>
              </table:table-cell>
              <table:table-cell office:value-type="float" office:value="1.3528659">
                <text:p>1.3528659</text:p>
              </table:table-cell>
              <table:table-cell office:value-type="float" office:value="0.6400001">
                <text:p>0.64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2.006062">
                <text:p>22.006062</text:p>
              </table:table-cell>
              <table:table-cell office:value-type="float" office:value="0.00003208733">
                <text:p>0.00003208733</text:p>
              </table:table-cell>
              <table:table-cell office:value-type="float" office:value="34.042618">
                <text:p>34.042618</text:p>
              </table:table-cell>
              <table:table-cell office:value-type="float" office:value="1.3335286">
                <text:p>1.3335286</text:p>
              </table:table-cell>
              <table:table-cell office:value-type="float" office:value="0.016400002">
                <text:p>0.0164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9.020061">
                <text:p>19.020061</text:p>
              </table:table-cell>
              <table:table-cell office:value-type="float" office:value="0.00000032087328">
                <text:p>0.00000032087328</text:p>
              </table:table-cell>
              <table:table-cell office:value-type="float" office:value="34.300426">
                <text:p>34.300426</text:p>
              </table:table-cell>
              <table:table-cell office:value-type="float" office:value="0.093335286">
                <text:p>0.093335286</text:p>
              </table:table-cell>
              <table:table-cell office:value-type="float" office:value="0.050164">
                <text:p>0.050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8.1902">
                <text:p>18.1902</text:p>
              </table:table-cell>
              <table:table-cell office:value-type="float" office:value="0.76">
                <text:p>0.76</text:p>
              </table:table-cell>
              <table:table-cell office:value-type="float" office:value="34.353004">
                <text:p>34.353004</text:p>
              </table:table-cell>
              <table:table-cell office:value-type="float" office:value="0.6909334">
                <text:p>0.6909334</text:p>
              </table:table-cell>
              <table:table-cell office:value-type="float" office:value="0.20050164">
                <text:p>0.20050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7.901901">
                <text:p>17.901901</text:p>
              </table:table-cell>
              <table:table-cell office:value-type="float" office:value="0.0076">
                <text:p>0.0076</text:p>
              </table:table-cell>
              <table:table-cell office:value-type="float" office:value="34.34353">
                <text:p>34.34353</text:p>
              </table:table-cell>
              <table:table-cell office:value-type="float" office:value="0.8669093">
                <text:p>0.8669093</text:p>
              </table:table-cell>
              <table:table-cell office:value-type="float" office:value="0.40200502">
                <text:p>0.402005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1.509018">
                <text:p>21.509018</text:p>
              </table:table-cell>
              <table:table-cell office:value-type="float" office:value="0.010075999">
                <text:p>0.010075999</text:p>
              </table:table-cell>
              <table:table-cell office:value-type="float" office:value="34.083435">
                <text:p>34.083435</text:p>
              </table:table-cell>
              <table:table-cell office:value-type="float" office:value="1.2886691">
                <text:p>1.2886691</text:p>
              </table:table-cell>
              <table:table-cell office:value-type="float" office:value="1.0240201">
                <text:p>1.0240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.92509">
                <text:p>16.92509</text:p>
              </table:table-cell>
              <table:table-cell office:value-type="float" office:value="0.33010074">
                <text:p>0.33010074</text:p>
              </table:table-cell>
              <table:table-cell office:value-type="float" office:value="36.400833">
                <text:p>36.400833</text:p>
              </table:table-cell>
              <table:table-cell office:value-type="float" office:value="2.5728867">
                <text:p>2.5728867</text:p>
              </table:table-cell>
              <table:table-cell office:value-type="float" office:value="7.9302406">
                <text:p>7.9302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5.80925">
                <text:p>25.80925</text:p>
              </table:table-cell>
              <table:table-cell office:value-type="float" office:value="1.8133011">
                <text:p>1.8133011</text:p>
              </table:table-cell>
              <table:table-cell office:value-type="float" office:value="34.02401">
                <text:p>34.02401</text:p>
              </table:table-cell>
              <table:table-cell office:value-type="float" office:value="1.3057289">
                <text:p>1.3057289</text:p>
              </table:table-cell>
              <table:table-cell office:value-type="float" office:value="8.079303">
                <text:p>8.079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.498093">
                <text:p>18.498093</text:p>
              </table:table-cell>
              <table:table-cell office:value-type="float" office:value="0.09813301">
                <text:p>0.09813301</text:p>
              </table:table-cell>
              <table:table-cell office:value-type="float" office:value="34.00024">
                <text:p>34.00024</text:p>
              </table:table-cell>
              <table:table-cell office:value-type="float" office:value="1.2930572">
                <text:p>1.2930572</text:p>
              </table:table-cell>
              <table:table-cell office:value-type="float" office:value="8.420793">
                <text:p>8.420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8.07498">
                <text:p>18.07498</text:p>
              </table:table-cell>
              <table:table-cell office:value-type="float" office:value="0.6809813">
                <text:p>0.6809813</text:p>
              </table:table-cell>
              <table:table-cell office:value-type="float" office:value="33.99">
                <text:p>33.99</text:p>
              </table:table-cell>
              <table:table-cell office:value-type="float" office:value="1.4929307">
                <text:p>1.4929307</text:p>
              </table:table-cell>
              <table:table-cell office:value-type="float" office:value="9.984208">
                <text:p>9.984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8.74075">
                <text:p>18.74075</text:p>
              </table:table-cell>
              <table:table-cell office:value-type="float" office:value="0.68680984">
                <text:p>0.68680984</text:p>
              </table:table-cell>
              <table:table-cell office:value-type="float" office:value="34.4999">
                <text:p>34.4999</text:p>
              </table:table-cell>
              <table:table-cell office:value-type="float" office:value="0.3749293">
                <text:p>0.3749293</text:p>
              </table:table-cell>
              <table:table-cell office:value-type="float" office:value="10.099842">
                <text:p>10.099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.837408">
                <text:p>19.837408</text:p>
              </table:table-cell>
              <table:table-cell office:value-type="float" office:value="0.16686809">
                <text:p>0.16686809</text:p>
              </table:table-cell>
              <table:table-cell office:value-type="float" office:value="34.345">
                <text:p>34.345</text:p>
              </table:table-cell>
              <table:table-cell office:value-type="float" office:value="0.003749293">
                <text:p>0.003749293</text:p>
              </table:table-cell>
              <table:table-cell office:value-type="float" office:value="10.100999">
                <text:p>10.100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.108374">
                <text:p>19.108374</text:p>
              </table:table-cell>
              <table:table-cell office:value-type="float" office:value="0.011668681">
                <text:p>0.011668681</text:p>
              </table:table-cell>
              <table:table-cell office:value-type="float" office:value="34.16345">
                <text:p>34.16345</text:p>
              </table:table-cell>
              <table:table-cell office:value-type="float" office:value="1.0000376">
                <text:p>1.0000376</text:p>
              </table:table-cell>
              <table:table-cell office:value-type="float" office:value="9.94101">
                <text:p>9.9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7.091084">
                <text:p>17.091084</text:p>
              </table:table-cell>
              <table:table-cell office:value-type="float" office:value="3.1601167">
                <text:p>3.1601167</text:p>
              </table:table-cell>
              <table:table-cell office:value-type="float" office:value="34.011635">
                <text:p>34.011635</text:p>
              </table:table-cell>
              <table:table-cell office:value-type="float" office:value="0.33000037">
                <text:p>0.33000037</text:p>
              </table:table-cell>
              <table:table-cell office:value-type="float" office:value="10.73941">
                <text:p>10.73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0.59091">
                <text:p>20.59091</text:p>
              </table:table-cell>
              <table:table-cell office:value-type="float" office:value="0.051601168">
                <text:p>0.051601168</text:p>
              </table:table-cell>
              <table:table-cell office:value-type="float" office:value="34.34012">
                <text:p>34.34012</text:p>
              </table:table-cell>
              <table:table-cell office:value-type="float" office:value="0.1633">
                <text:p>0.1633</text:p>
              </table:table-cell>
              <table:table-cell office:value-type="float" office:value="11.467394">
                <text:p>11.467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.89591">
                <text:p>17.89591</text:p>
              </table:table-cell>
              <table:table-cell office:value-type="float" office:value="1.280516">
                <text:p>1.280516</text:p>
              </table:table-cell>
              <table:table-cell office:value-type="float" office:value="34.323402">
                <text:p>34.323402</text:p>
              </table:table-cell>
              <table:table-cell office:value-type="float" office:value="0.661633">
                <text:p>0.661633</text:p>
              </table:table-cell>
              <table:table-cell office:value-type="float" office:value="10.254674">
                <text:p>10.2546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9.928959">
                <text:p>19.928959</text:p>
              </table:table-cell>
              <table:table-cell office:value-type="float" office:value="1.3728051">
                <text:p>1.3728051</text:p>
              </table:table-cell>
              <table:table-cell office:value-type="float" office:value="33.743233">
                <text:p>33.743233</text:p>
              </table:table-cell>
              <table:table-cell office:value-type="float" office:value="0.25661632">
                <text:p>0.25661632</text:p>
              </table:table-cell>
              <table:table-cell office:value-type="float" office:value="10.032546">
                <text:p>10.032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.88929">
                <text:p>17.88929</text:p>
              </table:table-cell>
              <table:table-cell office:value-type="float" office:value="0.33372808">
                <text:p>0.33372808</text:p>
              </table:table-cell>
              <table:table-cell office:value-type="float" office:value="34.337433">
                <text:p>34.337433</text:p>
              </table:table-cell>
              <table:table-cell office:value-type="float" office:value="0.022566164">
                <text:p>0.022566164</text:p>
              </table:table-cell>
              <table:table-cell office:value-type="float" office:value="9.980326">
                <text:p>9.980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1.19889">
                <text:p>21.19889</text:p>
              </table:table-cell>
              <table:table-cell office:value-type="float" office:value="0.02333728">
                <text:p>0.02333728</text:p>
              </table:table-cell>
              <table:table-cell office:value-type="float" office:value="34.283375">
                <text:p>34.283375</text:p>
              </table:table-cell>
              <table:table-cell office:value-type="float" office:value="0.02022566">
                <text:p>0.02022566</text:p>
              </table:table-cell>
              <table:table-cell office:value-type="float" office:value="10.159803">
                <text:p>10.15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.621988">
                <text:p>18.621988</text:p>
              </table:table-cell>
              <table:table-cell office:value-type="float" office:value="0.74023336">
                <text:p>0.74023336</text:p>
              </table:table-cell>
              <table:table-cell office:value-type="float" office:value="34.102833">
                <text:p>34.102833</text:p>
              </table:table-cell>
              <table:table-cell office:value-type="float" office:value="0.8402023">
                <text:p>0.8402023</text:p>
              </table:table-cell>
              <table:table-cell office:value-type="float" office:value="10.4215975">
                <text:p>10.4215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.56622">
                <text:p>19.56622</text:p>
              </table:table-cell>
              <table:table-cell office:value-type="float" office:value="0.047402333">
                <text:p>0.047402333</text:p>
              </table:table-cell>
              <table:table-cell office:value-type="float" office:value="34.181026">
                <text:p>34.181026</text:p>
              </table:table-cell>
              <table:table-cell office:value-type="float" office:value="1.4584019">
                <text:p>1.4584019</text:p>
              </table:table-cell>
              <table:table-cell office:value-type="float" office:value="10.484217">
                <text:p>10.4842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3.295662">
                <text:p>23.295662</text:p>
              </table:table-cell>
              <table:table-cell office:value-type="float" office:value="0.010474023">
                <text:p>0.010474023</text:p>
              </table:table-cell>
              <table:table-cell office:value-type="float" office:value="35.60181">
                <text:p>35.60181</text:p>
              </table:table-cell>
              <table:table-cell office:value-type="float" office:value="0.6945841">
                <text:p>0.6945841</text:p>
              </table:table-cell>
              <table:table-cell office:value-type="float" office:value="10.104842">
                <text:p>10.104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.972956">
                <text:p>17.972956</text:p>
              </table:table-cell>
              <table:table-cell office:value-type="float" office:value="2.0801046">
                <text:p>2.0801046</text:p>
              </table:table-cell>
              <table:table-cell office:value-type="float" office:value="34.07602">
                <text:p>34.07602</text:p>
              </table:table-cell>
              <table:table-cell office:value-type="float" office:value="0.32694584">
                <text:p>0.32694584</text:p>
              </table:table-cell>
              <table:table-cell office:value-type="float" office:value="10.341048">
                <text:p>10.341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0.76973">
                <text:p>20.76973</text:p>
              </table:table-cell>
              <table:table-cell office:value-type="float" office:value="0.18080105">
                <text:p>0.18080105</text:p>
              </table:table-cell>
              <table:table-cell office:value-type="float" office:value="34.26076">
                <text:p>34.26076</text:p>
              </table:table-cell>
              <table:table-cell office:value-type="float" office:value="0.0032694584">
                <text:p>0.0032694584</text:p>
              </table:table-cell>
              <table:table-cell office:value-type="float" office:value="10.103411">
                <text:p>10.103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1.097698">
                <text:p>21.097698</text:p>
              </table:table-cell>
              <table:table-cell office:value-type="float" office:value="0.011808011">
                <text:p>0.011808011</text:p>
              </table:table-cell>
              <table:table-cell office:value-type="float" office:value="34.182606">
                <text:p>34.182606</text:p>
              </table:table-cell>
              <table:table-cell office:value-type="float" office:value="0.48003268">
                <text:p>0.48003268</text:p>
              </table:table-cell>
              <table:table-cell office:value-type="float" office:value="10.081034">
                <text:p>10.081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.040977">
                <text:p>19.040977</text:p>
              </table:table-cell>
              <table:table-cell office:value-type="float" office:value="0.01011808">
                <text:p>0.01011808</text:p>
              </table:table-cell>
              <table:table-cell office:value-type="float" office:value="33.721825">
                <text:p>33.721825</text:p>
              </table:table-cell>
              <table:table-cell office:value-type="float" office:value="0.024800327">
                <text:p>0.024800327</text:p>
              </table:table-cell>
              <table:table-cell office:value-type="float" office:value="10.380811">
                <text:p>10.3808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.98041">
                <text:p>18.98041</text:p>
              </table:table-cell>
              <table:table-cell office:value-type="float" office:value="0.7201012">
                <text:p>0.7201012</text:p>
              </table:table-cell>
              <table:table-cell office:value-type="float" office:value="34.557217">
                <text:p>34.557217</text:p>
              </table:table-cell>
              <table:table-cell office:value-type="float" office:value="2.380248">
                <text:p>2.380248</text:p>
              </table:table-cell>
              <table:table-cell office:value-type="float" office:value="9.933808">
                <text:p>9.933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.289804">
                <text:p>19.289804</text:p>
              </table:table-cell>
              <table:table-cell office:value-type="float" office:value="0.21720101">
                <text:p>0.21720101</text:p>
              </table:table-cell>
              <table:table-cell office:value-type="float" office:value="34.34557">
                <text:p>34.34557</text:p>
              </table:table-cell>
              <table:table-cell office:value-type="float" office:value="0.2038025">
                <text:p>0.2038025</text:p>
              </table:table-cell>
              <table:table-cell office:value-type="float" office:value="10.419338">
                <text:p>10.4193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.052898">
                <text:p>19.052898</text:p>
              </table:table-cell>
              <table:table-cell office:value-type="float" office:value="0.802172">
                <text:p>0.802172</text:p>
              </table:table-cell>
              <table:table-cell office:value-type="float" office:value="34.323456">
                <text:p>34.323456</text:p>
              </table:table-cell>
              <table:table-cell office:value-type="float" office:value="0.002038025">
                <text:p>0.002038025</text:p>
              </table:table-cell>
              <table:table-cell office:value-type="float" office:value="10.084193">
                <text:p>10.08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6.09053">
                <text:p>16.09053</text:p>
              </table:table-cell>
              <table:table-cell office:value-type="float" office:value="0.6480217">
                <text:p>0.6480217</text:p>
              </table:table-cell>
              <table:table-cell office:value-type="float" office:value="35.083237">
                <text:p>35.083237</text:p>
              </table:table-cell>
              <table:table-cell office:value-type="float" office:value="1.4400204">
                <text:p>1.4400204</text:p>
              </table:table-cell>
              <table:table-cell office:value-type="float" office:value="10.990842">
                <text:p>10.9908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.250906">
                <text:p>19.250906</text:p>
              </table:table-cell>
              <table:table-cell office:value-type="float" office:value="0.8064802">
                <text:p>0.8064802</text:p>
              </table:table-cell>
              <table:table-cell office:value-type="float" office:value="33.810833">
                <text:p>33.810833</text:p>
              </table:table-cell>
              <table:table-cell office:value-type="float" office:value="0.024400206">
                <text:p>0.024400206</text:p>
              </table:table-cell>
              <table:table-cell office:value-type="float" office:value="9.749908">
                <text:p>9.7499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2.07251">
                <text:p>22.07251</text:p>
              </table:table-cell>
              <table:table-cell office:value-type="float" office:value="0.048064806">
                <text:p>0.048064806</text:p>
              </table:table-cell>
              <table:table-cell office:value-type="float" office:value="36.05811">
                <text:p>36.05811</text:p>
              </table:table-cell>
              <table:table-cell office:value-type="float" office:value="0.010244003">
                <text:p>0.010244003</text:p>
              </table:table-cell>
              <table:table-cell office:value-type="float" office:value="9.957499">
                <text:p>9.957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0.850725">
                <text:p>20.850725</text:p>
              </table:table-cell>
              <table:table-cell office:value-type="float" office:value="0.00048064804">
                <text:p>0.00048064804</text:p>
              </table:table-cell>
              <table:table-cell office:value-type="float" office:value="34.04058">
                <text:p>34.04058</text:p>
              </table:table-cell>
              <table:table-cell office:value-type="float" office:value="0.74010247">
                <text:p>0.74010247</text:p>
              </table:table-cell>
              <table:table-cell office:value-type="float" office:value="10.019575">
                <text:p>10.019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.508507">
                <text:p>19.508507</text:p>
              </table:table-cell>
              <table:table-cell office:value-type="float" office:value="0.020004807">
                <text:p>0.020004807</text:p>
              </table:table-cell>
              <table:table-cell office:value-type="float" office:value="34.100407">
                <text:p>34.100407</text:p>
              </table:table-cell>
              <table:table-cell office:value-type="float" office:value="0.09740103">
                <text:p>0.09740103</text:p>
              </table:table-cell>
              <table:table-cell office:value-type="float" office:value="10.020196">
                <text:p>10.020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.055086">
                <text:p>18.055086</text:p>
              </table:table-cell>
              <table:table-cell office:value-type="float" office:value="3.9302">
                <text:p>3.9302</text:p>
              </table:table-cell>
              <table:table-cell office:value-type="float" office:value="34.341003">
                <text:p>34.341003</text:p>
              </table:table-cell>
              <table:table-cell office:value-type="float" office:value="0.04097401">
                <text:p>0.04097401</text:p>
              </table:table-cell>
              <table:table-cell office:value-type="float" office:value="9.990202">
                <text:p>9.990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.490551">
                <text:p>19.490551</text:p>
              </table:table-cell>
              <table:table-cell office:value-type="float" office:value="2.319302">
                <text:p>2.319302</text:p>
              </table:table-cell>
              <table:table-cell office:value-type="float" office:value="34.013412">
                <text:p>34.013412</text:p>
              </table:table-cell>
              <table:table-cell office:value-type="float" office:value="0.64040977">
                <text:p>0.64040977</text:p>
              </table:table-cell>
              <table:table-cell office:value-type="float" office:value="10.059902">
                <text:p>10.0599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.434905">
                <text:p>15.434905</text:p>
              </table:table-cell>
              <table:table-cell office:value-type="float" office:value="0.06319302">
                <text:p>0.06319302</text:p>
              </table:table-cell>
              <table:table-cell office:value-type="float" office:value="35.620132">
                <text:p>35.620132</text:p>
              </table:table-cell>
              <table:table-cell office:value-type="float" office:value="0.0064040977">
                <text:p>0.0064040977</text:p>
              </table:table-cell>
              <table:table-cell office:value-type="float" office:value="10.0806">
                <text:p>10.0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.40435">
                <text:p>18.40435</text:p>
              </table:table-cell>
              <table:table-cell office:value-type="float" office:value="0.00063193025">
                <text:p>0.00063193025</text:p>
              </table:table-cell>
              <table:table-cell office:value-type="float" office:value="35.4962">
                <text:p>35.4962</text:p>
              </table:table-cell>
              <table:table-cell office:value-type="float" office:value="0.00006404098">
                <text:p>0.00006404098</text:p>
              </table:table-cell>
              <table:table-cell office:value-type="float" office:value="10.000806">
                <text:p>10.000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.554043">
                <text:p>18.554043</text:p>
              </table:table-cell>
              <table:table-cell office:value-type="float" office:value="0.16000631">
                <text:p>0.16000631</text:p>
              </table:table-cell>
              <table:table-cell office:value-type="float" office:value="34.06496">
                <text:p>34.06496</text:p>
              </table:table-cell>
              <table:table-cell office:value-type="float" office:value="0.0000006404098">
                <text:p>0.0000006404098</text:p>
              </table:table-cell>
              <table:table-cell office:value-type="float" office:value="10.740007">
                <text:p>10.74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.40554">
                <text:p>19.40554</text:p>
              </table:table-cell>
              <table:table-cell office:value-type="float" office:value="1.2916">
                <text:p>1.2916</text:p>
              </table:table-cell>
              <table:table-cell office:value-type="float" office:value="35.34065">
                <text:p>35.34065</text:p>
              </table:table-cell>
              <table:table-cell office:value-type="float" office:value="0.65">
                <text:p>0.65</text:p>
              </table:table-cell>
              <table:table-cell office:value-type="float" office:value="10.4674">
                <text:p>10.4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.694056">
                <text:p>18.694056</text:p>
              </table:table-cell>
              <table:table-cell office:value-type="float" office:value="0.34291598">
                <text:p>0.34291598</text:p>
              </table:table-cell>
              <table:table-cell office:value-type="float" office:value="36.313404">
                <text:p>36.313404</text:p>
              </table:table-cell>
              <table:table-cell office:value-type="float" office:value="0.0165">
                <text:p>0.0165</text:p>
              </table:table-cell>
              <table:table-cell office:value-type="float" office:value="26.584673">
                <text:p>26.584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0.106941">
                <text:p>20.106941</text:p>
              </table:table-cell>
              <table:table-cell office:value-type="float" office:value="2.763429">
                <text:p>2.763429</text:p>
              </table:table-cell>
              <table:table-cell office:value-type="float" office:value="35.383133">
                <text:p>35.383133</text:p>
              </table:table-cell>
              <table:table-cell office:value-type="float" office:value="0.400165">
                <text:p>0.400165</text:p>
              </table:table-cell>
              <table:table-cell office:value-type="float" office:value="26.105846">
                <text:p>26.105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0.281069">
                <text:p>20.281069</text:p>
              </table:table-cell>
              <table:table-cell office:value-type="float" office:value="0.067634284">
                <text:p>0.067634284</text:p>
              </table:table-cell>
              <table:table-cell office:value-type="float" office:value="35.47383">
                <text:p>35.47383</text:p>
              </table:table-cell>
              <table:table-cell office:value-type="float" office:value="0.48400167">
                <text:p>0.48400167</text:p>
              </table:table-cell>
              <table:table-cell office:value-type="float" office:value="26.181059">
                <text:p>26.181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1.14281">
                <text:p>21.14281</text:p>
              </table:table-cell>
              <table:table-cell office:value-type="float" office:value="0.24067634">
                <text:p>0.24067634</text:p>
              </table:table-cell>
              <table:table-cell office:value-type="float" office:value="35.06474">
                <text:p>35.06474</text:p>
              </table:table-cell>
              <table:table-cell office:value-type="float" office:value="0.64484">
                <text:p>0.64484</text:p>
              </table:table-cell>
              <table:table-cell office:value-type="float" office:value="26.021812">
                <text:p>26.021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0.451427">
                <text:p>20.451427</text:p>
              </table:table-cell>
              <table:table-cell office:value-type="float" office:value="0.16240677">
                <text:p>0.16240677</text:p>
              </table:table-cell>
              <table:table-cell office:value-type="float" office:value="3.3406477">
                <text:p>3.3406477</text:p>
              </table:table-cell>
              <table:table-cell office:value-type="float" office:value="0.0064484">
                <text:p>0.0064484</text:p>
              </table:table-cell>
              <table:table-cell office:value-type="float" office:value="18.970219">
                <text:p>18.9702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.224514">
                <text:p>19.224514</text:p>
              </table:table-cell>
              <table:table-cell office:value-type="float" office:value="0.32162407">
                <text:p>0.32162407</text:p>
              </table:table-cell>
              <table:table-cell office:value-type="float" office:value="3.5734065">
                <text:p>3.5734065</text:p>
              </table:table-cell>
              <table:table-cell office:value-type="float" office:value="0.000064484004">
                <text:p>0.000064484004</text:p>
              </table:table-cell>
              <table:table-cell office:value-type="float" office:value="17.869701">
                <text:p>17.869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.522245">
                <text:p>18.522245</text:p>
              </table:table-cell>
              <table:table-cell office:value-type="float" office:value="2.0632162">
                <text:p>2.0632162</text:p>
              </table:table-cell>
              <table:table-cell office:value-type="float" office:value="3.3157341">
                <text:p>3.3157341</text:p>
              </table:table-cell>
              <table:table-cell office:value-type="float" office:value="0.030000644">
                <text:p>0.030000644</text:p>
              </table:table-cell>
              <table:table-cell office:value-type="float" office:value="18.488697">
                <text:p>18.488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5.225222">
                <text:p>25.225222</text:p>
              </table:table-cell>
              <table:table-cell office:value-type="float" office:value="0.8406322">
                <text:p>0.8406322</text:p>
              </table:table-cell>
              <table:table-cell office:value-type="float" office:value="3.6731575">
                <text:p>3.6731575</text:p>
              </table:table-cell>
              <table:table-cell office:value-type="float" office:value="0.0803">
                <text:p>0.0803</text:p>
              </table:table-cell>
              <table:table-cell office:value-type="float" office:value="18.504889">
                <text:p>18.504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1.432251">
                <text:p>21.432251</text:p>
              </table:table-cell>
              <table:table-cell office:value-type="float" office:value="0.008406322">
                <text:p>0.008406322</text:p>
              </table:table-cell>
              <table:table-cell office:value-type="float" office:value="3.3567317">
                <text:p>3.3567317</text:p>
              </table:table-cell>
              <table:table-cell office:value-type="float" office:value="0.090803">
                <text:p>0.090803</text:p>
              </table:table-cell>
              <table:table-cell office:value-type="float" office:value="18.405048">
                <text:p>18.405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0.594322">
                <text:p>20.594322</text:p>
              </table:table-cell>
              <table:table-cell office:value-type="float" office:value="0.010084063">
                <text:p>0.010084063</text:p>
              </table:table-cell>
              <table:table-cell office:value-type="float" office:value="4.3135676">
                <text:p>4.3135676</text:p>
              </table:table-cell>
              <table:table-cell office:value-type="float" office:value="0.96090806">
                <text:p>0.96090806</text:p>
              </table:table-cell>
              <table:table-cell office:value-type="float" office:value="17.86405">
                <text:p>17.864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.085943">
                <text:p>18.085943</text:p>
              </table:table-cell>
              <table:table-cell office:value-type="float" office:value="0.17010084">
                <text:p>0.17010084</text:p>
              </table:table-cell>
              <table:table-cell office:value-type="float" office:value="3.0131357">
                <text:p>3.0131357</text:p>
              </table:table-cell>
              <table:table-cell office:value-type="float" office:value="0.9696091">
                <text:p>0.9696091</text:p>
              </table:table-cell>
              <table:table-cell office:value-type="float" office:value="18.93864">
                <text:p>18.938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.260859">
                <text:p>19.260859</text:p>
              </table:table-cell>
              <table:table-cell office:value-type="float" office:value="0.401701">
                <text:p>0.401701</text:p>
              </table:table-cell>
              <table:table-cell office:value-type="float" office:value="3.2201312">
                <text:p>3.2201312</text:p>
              </table:table-cell>
              <table:table-cell office:value-type="float" office:value="0.009696091">
                <text:p>0.009696091</text:p>
              </table:table-cell>
              <table:table-cell office:value-type="float" office:value="18.209387">
                <text:p>18.209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8.962608">
                <text:p>18.962608</text:p>
              </table:table-cell>
              <table:table-cell office:value-type="float" office:value="0.64401704">
                <text:p>0.64401704</text:p>
              </table:table-cell>
              <table:table-cell office:value-type="float" office:value="4.3522015">
                <text:p>4.3522015</text:p>
              </table:table-cell>
              <table:table-cell office:value-type="float" office:value="1.3600969">
                <text:p>1.3600969</text:p>
              </table:table-cell>
              <table:table-cell office:value-type="float" office:value="18.182093">
                <text:p>18.1820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.259626">
                <text:p>19.259626</text:p>
              </table:table-cell>
              <table:table-cell office:value-type="float" office:value="1.3464401">
                <text:p>1.3464401</text:p>
              </table:table-cell>
              <table:table-cell office:value-type="float" office:value="3.0435221">
                <text:p>3.0435221</text:p>
              </table:table-cell>
              <table:table-cell office:value-type="float" office:value="0.663601">
                <text:p>0.663601</text:p>
              </table:table-cell>
              <table:table-cell office:value-type="float" office:value="18.181822">
                <text:p>18.181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.372597">
                <text:p>20.372597</text:p>
              </table:table-cell>
              <table:table-cell office:value-type="float" office:value="0.33346438">
                <text:p>0.33346438</text:p>
              </table:table-cell>
              <table:table-cell office:value-type="float" office:value="3.010435">
                <text:p>3.010435</text:p>
              </table:table-cell>
              <table:table-cell office:value-type="float" office:value="0.00663601">
                <text:p>0.00663601</text:p>
              </table:table-cell>
              <table:table-cell office:value-type="float" office:value="18.181818">
                <text:p>18.1818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0.303726">
                <text:p>20.303726</text:p>
              </table:table-cell>
              <table:table-cell office:value-type="float" office:value="0.0033346438">
                <text:p>0.0033346438</text:p>
              </table:table-cell>
              <table:table-cell office:value-type="float" office:value="3.5001044">
                <text:p>3.5001044</text:p>
              </table:table-cell>
              <table:table-cell office:value-type="float" office:value="0.020066358">
                <text:p>0.020066358</text:p>
              </table:table-cell>
              <table:table-cell office:value-type="float" office:value="18.16182">
                <text:p>18.16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7.153038">
                <text:p>17.153038</text:p>
              </table:table-cell>
              <table:table-cell office:value-type="float" office:value="0.32003334">
                <text:p>0.32003334</text:p>
              </table:table-cell>
              <table:table-cell office:value-type="float" office:value="3.0150013">
                <text:p>3.0150013</text:p>
              </table:table-cell>
              <table:table-cell office:value-type="float" office:value="2.1202006">
                <text:p>2.1202006</text:p>
              </table:table-cell>
              <table:table-cell office:value-type="float" office:value="17.861618">
                <text:p>17.8616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7.86153">
                <text:p>17.86153</text:p>
              </table:table-cell>
              <table:table-cell office:value-type="float" office:value="0.0032003333">
                <text:p>0.0032003333</text:p>
              </table:table-cell>
              <table:table-cell office:value-type="float" office:value="3.0301502">
                <text:p>3.0301502</text:p>
              </table:table-cell>
              <table:table-cell office:value-type="float" office:value="0.061202005">
                <text:p>0.061202005</text:p>
              </table:table-cell>
              <table:table-cell office:value-type="float" office:value="18.338615">
                <text:p>18.3386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.808617">
                <text:p>18.808617</text:p>
              </table:table-cell>
              <table:table-cell office:value-type="float" office:value="0.320032">
                <text:p>0.320032</text:p>
              </table:table-cell>
              <table:table-cell office:value-type="float" office:value="3.1103015">
                <text:p>3.1103015</text:p>
              </table:table-cell>
              <table:table-cell office:value-type="float" office:value="0.08061202">
                <text:p>0.08061202</text:p>
              </table:table-cell>
              <table:table-cell office:value-type="float" office:value="18.243385">
                <text:p>18.243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9.008085">
                <text:p>19.008085</text:p>
              </table:table-cell>
              <table:table-cell office:value-type="float" office:value="0.023200322">
                <text:p>0.023200322</text:p>
              </table:table-cell>
              <table:table-cell office:value-type="float" office:value="3.171103">
                <text:p>3.171103</text:p>
              </table:table-cell>
              <table:table-cell office:value-type="float" office:value="0.96080613">
                <text:p>0.96080613</text:p>
              </table:table-cell>
              <table:table-cell office:value-type="float" office:value="18.232433">
                <text:p>18.2324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7.790081">
                <text:p>17.790081</text:p>
              </table:table-cell>
              <table:table-cell office:value-type="float" office:value="0.88023204">
                <text:p>0.88023204</text:p>
              </table:table-cell>
              <table:table-cell office:value-type="float" office:value="3.351711">
                <text:p>3.351711</text:p>
              </table:table-cell>
              <table:table-cell office:value-type="float" office:value="1.2996081">
                <text:p>1.2996081</text:p>
              </table:table-cell>
              <table:table-cell office:value-type="float" office:value="19.292324">
                <text:p>19.2923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.0679">
                <text:p>19.0679</text:p>
              </table:table-cell>
              <table:table-cell office:value-type="float" office:value="1.2888024">
                <text:p>1.2888024</text:p>
              </table:table-cell>
              <table:table-cell office:value-type="float" office:value="3.0135171">
                <text:p>3.0135171</text:p>
              </table:table-cell>
              <table:table-cell office:value-type="float" office:value="0.41299605">
                <text:p>0.41299605</text:p>
              </table:table-cell>
              <table:table-cell office:value-type="float" office:value="18.472923">
                <text:p>18.4729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0.17068">
                <text:p>20.17068</text:p>
              </table:table-cell>
              <table:table-cell office:value-type="float" office:value="0.012888024">
                <text:p>0.012888024</text:p>
              </table:table-cell>
              <table:table-cell office:value-type="float" office:value="3.1901352">
                <text:p>3.1901352</text:p>
              </table:table-cell>
              <table:table-cell office:value-type="float" office:value="0.20412996">
                <text:p>0.20412996</text:p>
              </table:table-cell>
              <table:table-cell office:value-type="float" office:value="18.39473">
                <text:p>18.394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7.291706">
                <text:p>17.291706</text:p>
              </table:table-cell>
              <table:table-cell office:value-type="float" office:value="0.00012888023">
                <text:p>0.00012888023</text:p>
              </table:table-cell>
              <table:table-cell office:value-type="float" office:value="4.311901">
                <text:p>4.311901</text:p>
              </table:table-cell>
              <table:table-cell office:value-type="float" office:value="0.0020412996">
                <text:p>0.0020412996</text:p>
              </table:table-cell>
              <table:table-cell office:value-type="float" office:value="18.123947">
                <text:p>18.1239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0.692917">
                <text:p>20.692917</text:p>
              </table:table-cell>
              <table:table-cell office:value-type="float" office:value="1.9500012">
                <text:p>1.9500012</text:p>
              </table:table-cell>
              <table:table-cell office:value-type="float" office:value="3.103119">
                <text:p>3.103119</text:p>
              </table:table-cell>
              <table:table-cell office:value-type="float" office:value="0.000020412996">
                <text:p>0.000020412996</text:p>
              </table:table-cell>
              <table:table-cell office:value-type="float" office:value="17.82124">
                <text:p>17.82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0.356928">
                <text:p>20.356928</text:p>
              </table:table-cell>
              <table:table-cell office:value-type="float" office:value="3.2195">
                <text:p>3.2195</text:p>
              </table:table-cell>
              <table:table-cell office:value-type="float" office:value="3.4110312">
                <text:p>3.4110312</text:p>
              </table:table-cell>
              <table:table-cell office:value-type="float" office:value="2.8">
                <text:p>2.8</text:p>
              </table:table-cell>
              <table:table-cell office:value-type="float" office:value="18.158213">
                <text:p>18.1582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.593569">
                <text:p>19.593569</text:p>
              </table:table-cell>
              <table:table-cell office:value-type="float" office:value="0.372195">
                <text:p>0.372195</text:p>
              </table:table-cell>
              <table:table-cell office:value-type="float" office:value="3.1341105">
                <text:p>3.1341105</text:p>
              </table:table-cell>
              <table:table-cell office:value-type="float" office:value="2.6279998">
                <text:p>2.6279998</text:p>
              </table:table-cell>
              <table:table-cell office:value-type="float" office:value="17.781582">
                <text:p>17.781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.535934">
                <text:p>21.535934</text:p>
              </table:table-cell>
              <table:table-cell office:value-type="float" office:value="1.9637219">
                <text:p>1.9637219</text:p>
              </table:table-cell>
              <table:table-cell office:value-type="float" office:value="4.931341">
                <text:p>4.931341</text:p>
              </table:table-cell>
              <table:table-cell office:value-type="float" office:value="0.74627995">
                <text:p>0.74627995</text:p>
              </table:table-cell>
              <table:table-cell office:value-type="float" office:value="18.587816">
                <text:p>18.587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8.33536">
                <text:p>18.33536</text:p>
              </table:table-cell>
              <table:table-cell office:value-type="float" office:value="1.4796371">
                <text:p>1.4796371</text:p>
              </table:table-cell>
              <table:table-cell office:value-type="float" office:value="3.0293133">
                <text:p>3.0293133</text:p>
              </table:table-cell>
              <table:table-cell office:value-type="float" office:value="0.4774628">
                <text:p>0.4774628</text:p>
              </table:table-cell>
              <table:table-cell office:value-type="float" office:value="17.905878">
                <text:p>17.9058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.033354">
                <text:p>19.033354</text:p>
              </table:table-cell>
              <table:table-cell office:value-type="float" office:value="1.4647964">
                <text:p>1.4647964</text:p>
              </table:table-cell>
              <table:table-cell office:value-type="float" office:value="3.190293">
                <text:p>3.190293</text:p>
              </table:table-cell>
              <table:table-cell office:value-type="float" office:value="0.5847746">
                <text:p>0.5847746</text:p>
              </table:table-cell>
              <table:table-cell office:value-type="float" office:value="18.23906">
                <text:p>18.23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0.450333">
                <text:p>20.450333</text:p>
              </table:table-cell>
              <table:table-cell office:value-type="float" office:value="1.634648">
                <text:p>1.634648</text:p>
              </table:table-cell>
              <table:table-cell office:value-type="float" office:value="6.871903">
                <text:p>6.871903</text:p>
              </table:table-cell>
              <table:table-cell office:value-type="float" office:value="2.1658478">
                <text:p>2.1658478</text:p>
              </table:table-cell>
              <table:table-cell office:value-type="float" office:value="18.66239">
                <text:p>18.66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.784502">
                <text:p>21.784502</text:p>
              </table:table-cell>
              <table:table-cell office:value-type="float" office:value="128.22635">
                <text:p>128.22635</text:p>
              </table:table-cell>
              <table:table-cell office:value-type="float" office:value="4.0187187">
                <text:p>4.0187187</text:p>
              </table:table-cell>
              <table:table-cell office:value-type="float" office:value="0.07165848">
                <text:p>0.07165848</text:p>
              </table:table-cell>
              <table:table-cell office:value-type="float" office:value="18.346624">
                <text:p>18.346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7.997845">
                <text:p>17.997845</text:p>
              </table:table-cell>
              <table:table-cell office:value-type="float" office:value="129.88226">
                <text:p>129.88226</text:p>
              </table:table-cell>
              <table:table-cell office:value-type="float" office:value="3.1101873">
                <text:p>3.1101873</text:p>
              </table:table-cell>
              <table:table-cell office:value-type="float" office:value="0.0007165848">
                <text:p>0.0007165848</text:p>
              </table:table-cell>
              <table:table-cell office:value-type="float" office:value="18.183466">
                <text:p>18.1834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7.399979">
                <text:p>17.399979</text:p>
              </table:table-cell>
              <table:table-cell office:value-type="float" office:value="128.05882">
                <text:p>128.05882</text:p>
              </table:table-cell>
              <table:table-cell office:value-type="float" office:value="3.8011017">
                <text:p>3.8011017</text:p>
              </table:table-cell>
              <table:table-cell office:value-type="float" office:value="0.32000718">
                <text:p>0.32000718</text:p>
              </table:table-cell>
              <table:table-cell office:value-type="float" office:value="19.121834">
                <text:p>19.1218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.674">
                <text:p>21.674</text:p>
              </table:table-cell>
              <table:table-cell office:value-type="float" office:value="128.00058">
                <text:p>128.00058</text:p>
              </table:table-cell>
              <table:table-cell office:value-type="float" office:value="3.978011">
                <text:p>3.978011</text:p>
              </table:table-cell>
              <table:table-cell office:value-type="float" office:value="0.013200072">
                <text:p>0.013200072</text:p>
              </table:table-cell>
              <table:table-cell office:value-type="float" office:value="17.85122">
                <text:p>17.85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.00674">
                <text:p>16.00674</text:p>
              </table:table-cell>
              <table:table-cell office:value-type="float" office:value="129.28">
                <text:p>129.28</text:p>
              </table:table-cell>
              <table:table-cell office:value-type="float" office:value="2.9997802">
                <text:p>2.9997802</text:p>
              </table:table-cell>
              <table:table-cell office:value-type="float" office:value="0.080132">
                <text:p>0.080132</text:p>
              </table:table-cell>
              <table:table-cell office:value-type="float" office:value="18.218512">
                <text:p>18.2185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.140068">
                <text:p>17.140068</text:p>
              </table:table-cell>
              <table:table-cell office:value-type="float" office:value="126.9328">
                <text:p>126.9328</text:p>
              </table:table-cell>
              <table:table-cell office:value-type="float" office:value="3.0199978">
                <text:p>3.0199978</text:p>
              </table:table-cell>
              <table:table-cell office:value-type="float" office:value="1.3208014">
                <text:p>1.3208014</text:p>
              </table:table-cell>
              <table:table-cell office:value-type="float" office:value="18.112185">
                <text:p>18.112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.931402">
                <text:p>20.931402</text:p>
              </table:table-cell>
              <table:table-cell office:value-type="float" office:value="129.30933">
                <text:p>129.30933</text:p>
              </table:table-cell>
              <table:table-cell office:value-type="float" office:value="4.6702">
                <text:p>4.6702</text:p>
              </table:table-cell>
              <table:table-cell office:value-type="float" office:value="1.463208">
                <text:p>1.463208</text:p>
              </table:table-cell>
              <table:table-cell office:value-type="float" office:value="18.461123">
                <text:p>18.461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.029314">
                <text:p>18.029314</text:p>
              </table:table-cell>
              <table:table-cell office:value-type="float" office:value="128.3731">
                <text:p>128.3731</text:p>
              </table:table-cell>
              <table:table-cell office:value-type="float" office:value="3.036702">
                <text:p>3.036702</text:p>
              </table:table-cell>
              <table:table-cell office:value-type="float" office:value="0.07463208">
                <text:p>0.07463208</text:p>
              </table:table-cell>
              <table:table-cell office:value-type="float" office:value="17.954613">
                <text:p>17.9546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5.750293">
                <text:p>15.750293</text:p>
              </table:table-cell>
              <table:table-cell office:value-type="float" office:value="125.70373">
                <text:p>125.70373</text:p>
              </table:table-cell>
              <table:table-cell office:value-type="float" office:value="3.2303667">
                <text:p>3.2303667</text:p>
              </table:table-cell>
              <table:table-cell office:value-type="float" office:value="0.6807463">
                <text:p>0.6807463</text:p>
              </table:table-cell>
              <table:table-cell office:value-type="float" office:value="18.979546">
                <text:p>18.9795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7.607502">
                <text:p>27.607502</text:p>
              </table:table-cell>
              <table:table-cell office:value-type="float" office:value="128.63702">
                <text:p>128.63702</text:p>
              </table:table-cell>
              <table:table-cell office:value-type="float" office:value="3.1723034">
                <text:p>3.1723034</text:p>
              </table:table-cell>
              <table:table-cell office:value-type="float" office:value="1.2868075">
                <text:p>1.2868075</text:p>
              </table:table-cell>
              <table:table-cell office:value-type="float" office:value="18.759794">
                <text:p>18.759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1.246075">
                <text:p>21.246075</text:p>
              </table:table-cell>
              <table:table-cell office:value-type="float" office:value="129.12637">
                <text:p>129.12637</text:p>
              </table:table-cell>
              <table:table-cell office:value-type="float" office:value="4.271723">
                <text:p>4.271723</text:p>
              </table:table-cell>
              <table:table-cell office:value-type="float" office:value="0.09286808">
                <text:p>0.09286808</text:p>
              </table:table-cell>
              <table:table-cell office:value-type="float" office:value="17.987598">
                <text:p>17.987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7.35246">
                <text:p>27.35246</text:p>
              </table:table-cell>
              <table:table-cell office:value-type="float" office:value="128.01128">
                <text:p>128.01128</text:p>
              </table:table-cell>
              <table:table-cell office:value-type="float" office:value="3.0027173">
                <text:p>3.0027173</text:p>
              </table:table-cell>
              <table:table-cell office:value-type="float" office:value="0.0009286808">
                <text:p>0.0009286808</text:p>
              </table:table-cell>
              <table:table-cell office:value-type="float" office:value="18.099876">
                <text:p>18.099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.673526">
                <text:p>14.673526</text:p>
              </table:table-cell>
              <table:table-cell office:value-type="float" office:value="129.28012">
                <text:p>129.28012</text:p>
              </table:table-cell>
              <table:table-cell office:value-type="float" office:value="5.2500267">
                <text:p>5.2500267</text:p>
              </table:table-cell>
              <table:table-cell office:value-type="float" office:value="0.17000929">
                <text:p>0.17000929</text:p>
              </table:table-cell>
              <table:table-cell office:value-type="float" office:value="18.001">
                <text:p>18.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0.896736">
                <text:p>20.896736</text:p>
              </table:table-cell>
              <table:table-cell office:value-type="float" office:value="129.3728">
                <text:p>129.3728</text:p>
              </table:table-cell>
              <table:table-cell office:value-type="float" office:value="3.8525002">
                <text:p>3.8525002</text:p>
              </table:table-cell>
              <table:table-cell office:value-type="float" office:value="0.4017001">
                <text:p>0.4017001</text:p>
              </table:table-cell>
              <table:table-cell office:value-type="float" office:value="19.10001">
                <text:p>19.1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.258966">
                <text:p>21.258966</text:p>
              </table:table-cell>
              <table:table-cell office:value-type="float" office:value="129.29373">
                <text:p>129.29373</text:p>
              </table:table-cell>
              <table:table-cell office:value-type="float" office:value="3.678525">
                <text:p>3.678525</text:p>
              </table:table-cell>
              <table:table-cell office:value-type="float" office:value="0.014017002">
                <text:p>0.014017002</text:p>
              </table:table-cell>
              <table:table-cell office:value-type="float" office:value="18.230999">
                <text:p>18.2309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.16259">
                <text:p>14.16259</text:p>
              </table:table-cell>
              <table:table-cell office:value-type="float" office:value="128.10294">
                <text:p>128.10294</text:p>
              </table:table-cell>
              <table:table-cell office:value-type="float" office:value="5.6967854">
                <text:p>5.6967854</text:p>
              </table:table-cell>
              <table:table-cell office:value-type="float" office:value="1.3601402">
                <text:p>1.3601402</text:p>
              </table:table-cell>
              <table:table-cell office:value-type="float" office:value="18.18231">
                <text:p>18.18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5.981626">
                <text:p>15.981626</text:p>
              </table:table-cell>
              <table:table-cell office:value-type="float" office:value="129.96103">
                <text:p>129.96103</text:p>
              </table:table-cell>
              <table:table-cell office:value-type="float" office:value="3.1669679">
                <text:p>3.1669679</text:p>
              </table:table-cell>
              <table:table-cell office:value-type="float" office:value="1.2936014">
                <text:p>1.2936014</text:p>
              </table:table-cell>
              <table:table-cell office:value-type="float" office:value="18.261824">
                <text:p>18.261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2.079817">
                <text:p>22.079817</text:p>
              </table:table-cell>
              <table:table-cell office:value-type="float" office:value="129.2996">
                <text:p>129.2996</text:p>
              </table:table-cell>
              <table:table-cell office:value-type="float" office:value="3.3116696">
                <text:p>3.3116696</text:p>
              </table:table-cell>
              <table:table-cell office:value-type="float" office:value="0.682936">
                <text:p>0.682936</text:p>
              </table:table-cell>
              <table:table-cell office:value-type="float" office:value="18.542618">
                <text:p>18.5426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.960798">
                <text:p>18.960798</text:p>
              </table:table-cell>
              <table:table-cell office:value-type="float" office:value="128.013">
                <text:p>128.013</text:p>
              </table:table-cell>
              <table:table-cell office:value-type="float" office:value="3.0331168">
                <text:p>3.0331168</text:p>
              </table:table-cell>
              <table:table-cell office:value-type="float" office:value="0.00682936">
                <text:p>0.00682936</text:p>
              </table:table-cell>
              <table:table-cell office:value-type="float" office:value="18.195427">
                <text:p>18.1954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.649609">
                <text:p>14.649609</text:p>
              </table:table-cell>
              <table:table-cell office:value-type="float" office:value="128.16013">
                <text:p>128.16013</text:p>
              </table:table-cell>
              <table:table-cell office:value-type="float" office:value="3.2903311">
                <text:p>3.2903311</text:p>
              </table:table-cell>
              <table:table-cell office:value-type="float" office:value="0.090068296">
                <text:p>0.090068296</text:p>
              </table:table-cell>
              <table:table-cell office:value-type="float" office:value="18.341955">
                <text:p>18.3419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.206497">
                <text:p>18.206497</text:p>
              </table:table-cell>
              <table:table-cell office:value-type="float" office:value="129.2816">
                <text:p>129.2816</text:p>
              </table:table-cell>
              <table:table-cell office:value-type="float" office:value="3.6629035">
                <text:p>3.6629035</text:p>
              </table:table-cell>
              <table:table-cell office:value-type="float" office:value="0.00090068294">
                <text:p>0.00090068294</text:p>
              </table:table-cell>
              <table:table-cell office:value-type="float" office:value="18.24342">
                <text:p>18.24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.812065">
                <text:p>14.812065</text:p>
              </table:table-cell>
              <table:table-cell office:value-type="float" office:value="128.6728">
                <text:p>128.6728</text:p>
              </table:table-cell>
              <table:table-cell office:value-type="float" office:value="3.016629">
                <text:p>3.016629</text:p>
              </table:table-cell>
              <table:table-cell office:value-type="float" office:value="0.720009">
                <text:p>0.720009</text:p>
              </table:table-cell>
              <table:table-cell office:value-type="float" office:value="18.002434">
                <text:p>18.0024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0.00812">
                <text:p>20.00812</text:p>
              </table:table-cell>
              <table:table-cell office:value-type="float" office:value="4.496728">
                <text:p>4.496728</text:p>
              </table:table-cell>
              <table:table-cell office:value-type="float" office:value="3.1901662">
                <text:p>3.1901662</text:p>
              </table:table-cell>
              <table:table-cell office:value-type="float" office:value="1.2872002">
                <text:p>1.2872002</text:p>
              </table:table-cell>
              <table:table-cell office:value-type="float" office:value="18.840025">
                <text:p>18.840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.09008">
                <text:p>19.09008</text:p>
              </table:table-cell>
              <table:table-cell office:value-type="float" office:value="0.16496727">
                <text:p>0.16496727</text:p>
              </table:table-cell>
              <table:table-cell office:value-type="float" office:value="3.0319018">
                <text:p>3.0319018</text:p>
              </table:table-cell>
              <table:table-cell office:value-type="float" office:value="1.972872">
                <text:p>1.972872</text:p>
              </table:table-cell>
              <table:table-cell office:value-type="float" office:value="17.718401">
                <text:p>17.7184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7.890902">
                <text:p>17.890902</text:p>
              </table:table-cell>
              <table:table-cell office:value-type="float" office:value="1.4416497">
                <text:p>1.4416497</text:p>
              </table:table-cell>
              <table:table-cell office:value-type="float" office:value="3.0203192">
                <text:p>3.0203192</text:p>
              </table:table-cell>
              <table:table-cell office:value-type="float" office:value="0.119728714">
                <text:p>0.119728714</text:p>
              </table:table-cell>
              <table:table-cell office:value-type="float" office:value="17.967184">
                <text:p>17.9671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.60891">
                <text:p>19.60891</text:p>
              </table:table-cell>
              <table:table-cell office:value-type="float" office:value="0.9744165">
                <text:p>0.9744165</text:p>
              </table:table-cell>
              <table:table-cell office:value-type="float" office:value="3.6602032">
                <text:p>3.6602032</text:p>
              </table:table-cell>
              <table:table-cell office:value-type="float" office:value="1.2811972">
                <text:p>1.2811972</text:p>
              </table:table-cell>
              <table:table-cell office:value-type="float" office:value="18.239672">
                <text:p>18.2396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3.15609">
                <text:p>23.15609</text:p>
              </table:table-cell>
              <table:table-cell office:value-type="float" office:value="0.019744165">
                <text:p>0.019744165</text:p>
              </table:table-cell>
              <table:table-cell office:value-type="float" office:value="3.6666021">
                <text:p>3.6666021</text:p>
              </table:table-cell>
              <table:table-cell office:value-type="float" office:value="0.13281196">
                <text:p>0.13281196</text:p>
              </table:table-cell>
              <table:table-cell office:value-type="float" office:value="18.082397">
                <text:p>18.082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0.451561">
                <text:p>20.451561</text:p>
              </table:table-cell>
              <table:table-cell office:value-type="float" office:value="1.3601974">
                <text:p>1.3601974</text:p>
              </table:table-cell>
              <table:table-cell office:value-type="float" office:value="4.396666">
                <text:p>4.396666</text:p>
              </table:table-cell>
              <table:table-cell office:value-type="float" office:value="1.3313282">
                <text:p>1.3313282</text:p>
              </table:table-cell>
              <table:table-cell office:value-type="float" office:value="17.940825">
                <text:p>17.9408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8.834515">
                <text:p>18.834515</text:p>
              </table:table-cell>
              <table:table-cell office:value-type="float" office:value="0.33360198">
                <text:p>0.33360198</text:p>
              </table:table-cell>
              <table:table-cell office:value-type="float" office:value="4.5639668">
                <text:p>4.5639668</text:p>
              </table:table-cell>
              <table:table-cell office:value-type="float" office:value="0.66331327">
                <text:p>0.66331327</text:p>
              </table:table-cell>
              <table:table-cell office:value-type="float" office:value="18.239408">
                <text:p>18.239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7.668344">
                <text:p>17.668344</text:p>
              </table:table-cell>
              <table:table-cell office:value-type="float" office:value="0.08333602">
                <text:p>0.08333602</text:p>
              </table:table-cell>
              <table:table-cell office:value-type="float" office:value="3.0156395">
                <text:p>3.0156395</text:p>
              </table:table-cell>
              <table:table-cell office:value-type="float" office:value="0.24663313">
                <text:p>0.24663313</text:p>
              </table:table-cell>
              <table:table-cell office:value-type="float" office:value="18.642393">
                <text:p>18.642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0.156683">
                <text:p>20.156683</text:p>
              </table:table-cell>
              <table:table-cell office:value-type="float" office:value="1.4708334">
                <text:p>1.4708334</text:p>
              </table:table-cell>
              <table:table-cell office:value-type="float" office:value="4.300156">
                <text:p>4.300156</text:p>
              </table:table-cell>
              <table:table-cell office:value-type="float" office:value="0.64246637">
                <text:p>0.64246637</text:p>
              </table:table-cell>
              <table:table-cell office:value-type="float" office:value="18.406424">
                <text:p>18.4064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8.201567">
                <text:p>18.201567</text:p>
              </table:table-cell>
              <table:table-cell office:value-type="float" office:value="1.6547084">
                <text:p>1.6547084</text:p>
              </table:table-cell>
              <table:table-cell office:value-type="float" office:value="4.2730017">
                <text:p>4.2730017</text:p>
              </table:table-cell>
              <table:table-cell office:value-type="float" office:value="0.48642468">
                <text:p>0.48642468</text:p>
              </table:table-cell>
              <table:table-cell office:value-type="float" office:value="18.024065">
                <text:p>18.024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.912016">
                <text:p>20.912016</text:p>
              </table:table-cell>
              <table:table-cell office:value-type="float" office:value="0.30654708">
                <text:p>0.30654708</text:p>
              </table:table-cell>
              <table:table-cell office:value-type="float" office:value="4.80273">
                <text:p>4.80273</text:p>
              </table:table-cell>
              <table:table-cell office:value-type="float" office:value="1.6048642">
                <text:p>1.6048642</text:p>
              </table:table-cell>
              <table:table-cell office:value-type="float" office:value="18.48024">
                <text:p>18.48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0.609121">
                <text:p>20.609121</text:p>
              </table:table-cell>
              <table:table-cell office:value-type="float" office:value="0.32306546">
                <text:p>0.32306546</text:p>
              </table:table-cell>
              <table:table-cell office:value-type="float" office:value="3.0280273">
                <text:p>3.0280273</text:p>
              </table:table-cell>
              <table:table-cell office:value-type="float" office:value="1.2960486">
                <text:p>1.2960486</text:p>
              </table:table-cell>
              <table:table-cell office:value-type="float" office:value="18.164803">
                <text:p>18.1648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2.44609">
                <text:p>22.44609</text:p>
              </table:table-cell>
              <table:table-cell office:value-type="float" office:value="0.24323067">
                <text:p>0.24323067</text:p>
              </table:table-cell>
              <table:table-cell office:value-type="float" office:value="3.6502802">
                <text:p>3.6502802</text:p>
              </table:table-cell>
              <table:table-cell office:value-type="float" office:value="0.4929605">
                <text:p>0.4929605</text:p>
              </table:table-cell>
              <table:table-cell office:value-type="float" office:value="18.151648">
                <text:p>18.151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legend chart:legend-position="end" svg:x="13.298cm" svg:y="3.201cm" style:legend-expansion="high" chart:style-name="ch2"/>
        <chart:plot-area chart:style-name="ch3" table:cell-range-address="Sheet1.G1:Sheet1.L201" chart:data-source-has-labels="row" svg:x="0.769cm" svg:y="0.851cm" svg:width="11.891cm" svg:height="7.542cm">
          <chartooo:coordinate-region svg:x="1.443cm" svg:y="1.051cm" svg:width="10.911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01" chart:label-cell-address="Sheet1.H1:Sheet1.H1" chart:class="chart:scatter">
            <chart:domain table:cell-range-address="Sheet1.G2:Sheet1.G201"/>
            <chart:data-point chart:repeated="200"/>
          </chart:series>
          <chart:series chart:style-name="ch7" chart:values-cell-range-address="Sheet1.I2:Sheet1.I201" chart:label-cell-address="Sheet1.I1:Sheet1.I1" chart:class="chart:scatter">
            <chart:data-point chart:repeated="200"/>
          </chart:series>
          <chart:series chart:style-name="ch8" chart:values-cell-range-address="Sheet1.J2:Sheet1.J201" chart:label-cell-address="Sheet1.J1:Sheet1.J1" chart:class="chart:scatter">
            <chart:data-point chart:repeated="200"/>
          </chart:series>
          <chart:series chart:style-name="ch9" chart:values-cell-range-address="Sheet1.K2:Sheet1.K201" chart:label-cell-address="Sheet1.K1:Sheet1.K1" chart:class="chart:scatter">
            <chart:data-point chart:repeated="200"/>
          </chart:series>
          <chart:series chart:style-name="ch10" chart:values-cell-range-address="Sheet1.L2:Sheet1.L201" chart:label-cell-address="Sheet1.L1:Sheet1.L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itness</text:p>
                <draw:g>
                  <svg:desc>Sheet1.H1:Sheet1.H1</svg:desc>
                </draw:g>
              </table:table-cell>
              <table:table-cell office:value-type="string">
                <text:p>No Turn</text:p>
                <draw:g>
                  <svg:desc>Sheet1.I1:Sheet1.I1</svg:desc>
                </draw:g>
              </table:table-cell>
              <table:table-cell office:value-type="string">
                <text:p>Turn</text:p>
                <draw:g>
                  <svg:desc>Sheet1.J1:Sheet1.J1</svg:desc>
                </draw:g>
              </table:table-cell>
              <table:table-cell office:value-type="string">
                <text:p>Memory</text:p>
                <draw:g>
                  <svg:desc>Sheet1.K1:Sheet1.K1</svg:desc>
                </draw:g>
              </table:table-cell>
              <table:table-cell office:value-type="string">
                <text:p>Defens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201</svg:desc>
                </draw:g>
              </table:table-cell>
              <table:table-cell office:value-type="float" office:value="19.97">
                <text:p>19.97</text:p>
                <draw:g>
                  <svg:desc>Sheet1.H2:Sheet1.H201</svg:desc>
                </draw:g>
              </table:table-cell>
              <table:table-cell office:value-type="float" office:value="0">
                <text:p>0</text:p>
                <draw:g>
                  <svg:desc>Sheet1.I2:Sheet1.I201</svg:desc>
                </draw:g>
              </table:table-cell>
              <table:table-cell office:value-type="float" office:value="0">
                <text:p>0</text:p>
                <draw:g>
                  <svg:desc>Sheet1.J2:Sheet1.J201</svg:desc>
                </draw:g>
              </table:table-cell>
              <table:table-cell office:value-type="float" office:value="0">
                <text:p>0</text:p>
                <draw:g>
                  <svg:desc>Sheet1.K2:Sheet1.K201</svg:desc>
                </draw:g>
              </table:table-cell>
              <table:table-cell office:value-type="float" office:value="0">
                <text:p>0</text:p>
                <draw:g>
                  <svg:desc>Sheet1.L2:Sheet1.L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897">
                <text:p>17.7897</text:p>
              </table:table-cell>
              <table:table-cell office:value-type="float" office:value="0.12">
                <text:p>0.12</text:p>
              </table:table-cell>
              <table:table-cell office:value-type="float" office:value="0.88">
                <text:p>0.88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287897">
                <text:p>18.287897</text:p>
              </table:table-cell>
              <table:table-cell office:value-type="float" office:value="0.041199997">
                <text:p>0.041199997</text:p>
              </table:table-cell>
              <table:table-cell office:value-type="float" office:value="1.2888">
                <text:p>1.2888</text:p>
              </table:table-cell>
              <table:table-cell office:value-type="float" office:value="0.020399999">
                <text:p>0.020399999</text:p>
              </table:table-cell>
              <table:table-cell office:value-type="float" office:value="0.8028">
                <text:p>0.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05288">
                <text:p>19.05288</text:p>
              </table:table-cell>
              <table:table-cell office:value-type="float" office:value="0.00041199996">
                <text:p>0.00041199996</text:p>
              </table:table-cell>
              <table:table-cell office:value-type="float" office:value="0.332888">
                <text:p>0.332888</text:p>
              </table:table-cell>
              <table:table-cell office:value-type="float" office:value="0.020204">
                <text:p>0.020204</text:p>
              </table:table-cell>
              <table:table-cell office:value-type="float" office:value="0.648028">
                <text:p>0.648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530527">
                <text:p>21.530527</text:p>
              </table:table-cell>
              <table:table-cell office:value-type="float" office:value="2.7200043">
                <text:p>2.7200043</text:p>
              </table:table-cell>
              <table:table-cell office:value-type="float" office:value="0.16332887">
                <text:p>0.16332887</text:p>
              </table:table-cell>
              <table:table-cell office:value-type="float" office:value="0.680202">
                <text:p>0.680202</text:p>
              </table:table-cell>
              <table:table-cell office:value-type="float" office:value="0.04648028">
                <text:p>0.04648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155306">
                <text:p>22.155306</text:p>
              </table:table-cell>
              <table:table-cell office:value-type="float" office:value="0.027200043">
                <text:p>0.027200043</text:p>
              </table:table-cell>
              <table:table-cell office:value-type="float" office:value="1.6016333">
                <text:p>1.6016333</text:p>
              </table:table-cell>
              <table:table-cell office:value-type="float" office:value="2.326802">
                <text:p>2.326802</text:p>
              </table:table-cell>
              <table:table-cell office:value-type="float" office:value="0.6404648">
                <text:p>0.6404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.471553">
                <text:p>15.471553</text:p>
              </table:table-cell>
              <table:table-cell office:value-type="float" office:value="0.320272">
                <text:p>0.320272</text:p>
              </table:table-cell>
              <table:table-cell office:value-type="float" office:value="1.3360164">
                <text:p>1.3360164</text:p>
              </table:table-cell>
              <table:table-cell office:value-type="float" office:value="0.76326805">
                <text:p>0.76326805</text:p>
              </table:table-cell>
              <table:table-cell office:value-type="float" office:value="0.036404647">
                <text:p>0.036404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884716">
                <text:p>18.884716</text:p>
              </table:table-cell>
              <table:table-cell office:value-type="float" office:value="1.4632027">
                <text:p>1.4632027</text:p>
              </table:table-cell>
              <table:table-cell office:value-type="float" office:value="0.19336015">
                <text:p>0.19336015</text:p>
              </table:table-cell>
              <table:table-cell office:value-type="float" office:value="0.27763268">
                <text:p>0.27763268</text:p>
              </table:table-cell>
              <table:table-cell office:value-type="float" office:value="0.020364046">
                <text:p>0.020364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.418848">
                <text:p>18.418848</text:p>
              </table:table-cell>
              <table:table-cell office:value-type="float" office:value="0.21463203">
                <text:p>0.21463203</text:p>
              </table:table-cell>
              <table:table-cell office:value-type="float" office:value="0.82193357">
                <text:p>0.82193357</text:p>
              </table:table-cell>
              <table:table-cell office:value-type="float" office:value="0.16277632">
                <text:p>0.16277632</text:p>
              </table:table-cell>
              <table:table-cell office:value-type="float" office:value="0.72020364">
                <text:p>0.72020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384188">
                <text:p>16.384188</text:p>
              </table:table-cell>
              <table:table-cell office:value-type="float" office:value="3.2021463">
                <text:p>3.2021463</text:p>
              </table:table-cell>
              <table:table-cell office:value-type="float" office:value="0.048219338">
                <text:p>0.048219338</text:p>
              </table:table-cell>
              <table:table-cell office:value-type="float" office:value="0.021627761">
                <text:p>0.021627761</text:p>
              </table:table-cell>
              <table:table-cell office:value-type="float" office:value="0.65720206">
                <text:p>0.65720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.903841">
                <text:p>17.903841</text:p>
              </table:table-cell>
              <table:table-cell office:value-type="float" office:value="1.3520215">
                <text:p>1.3520215</text:p>
              </table:table-cell>
              <table:table-cell office:value-type="float" office:value="0.1504822">
                <text:p>0.1504822</text:p>
              </table:table-cell>
              <table:table-cell office:value-type="float" office:value="0.05021628">
                <text:p>0.05021628</text:p>
              </table:table-cell>
              <table:table-cell office:value-type="float" office:value="0.08657202">
                <text:p>0.08657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3.329039">
                <text:p>23.329039</text:p>
              </table:table-cell>
              <table:table-cell office:value-type="float" office:value="0.3735202">
                <text:p>0.3735202</text:p>
              </table:table-cell>
              <table:table-cell office:value-type="float" office:value="0.44150484">
                <text:p>0.44150484</text:p>
              </table:table-cell>
              <table:table-cell office:value-type="float" office:value="1.8205022">
                <text:p>1.8205022</text:p>
              </table:table-cell>
              <table:table-cell office:value-type="float" office:value="0.48086572">
                <text:p>0.48086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323292">
                <text:p>22.323292</text:p>
              </table:table-cell>
              <table:table-cell office:value-type="float" office:value="1.9837352">
                <text:p>1.9837352</text:p>
              </table:table-cell>
              <table:table-cell office:value-type="float" office:value="2.664415">
                <text:p>2.664415</text:p>
              </table:table-cell>
              <table:table-cell office:value-type="float" office:value="1.608205">
                <text:p>1.608205</text:p>
              </table:table-cell>
              <table:table-cell office:value-type="float" office:value="0.17480865">
                <text:p>0.1748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773232">
                <text:p>18.773232</text:p>
              </table:table-cell>
              <table:table-cell office:value-type="float" office:value="0.029837351">
                <text:p>0.029837351</text:p>
              </table:table-cell>
              <table:table-cell office:value-type="float" office:value="0.48664415">
                <text:p>0.48664415</text:p>
              </table:table-cell>
              <table:table-cell office:value-type="float" office:value="2.276082">
                <text:p>2.276082</text:p>
              </table:table-cell>
              <table:table-cell office:value-type="float" office:value="0.0017480865">
                <text:p>0.0017480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.477732">
                <text:p>19.477732</text:p>
              </table:table-cell>
              <table:table-cell office:value-type="float" office:value="0.010298374">
                <text:p>0.010298374</text:p>
              </table:table-cell>
              <table:table-cell office:value-type="float" office:value="0.36486644">
                <text:p>0.36486644</text:p>
              </table:table-cell>
              <table:table-cell office:value-type="float" office:value="1.1627607">
                <text:p>1.1627607</text:p>
              </table:table-cell>
              <table:table-cell office:value-type="float" office:value="0.000017480865">
                <text:p>0.000017480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.874779">
                <text:p>20.874779</text:p>
              </table:table-cell>
              <table:table-cell office:value-type="float" office:value="2.240103">
                <text:p>2.240103</text:p>
              </table:table-cell>
              <table:table-cell office:value-type="float" office:value="4.5636487">
                <text:p>4.5636487</text:p>
              </table:table-cell>
              <table:table-cell office:value-type="float" office:value="1.8016275">
                <text:p>1.8016275</text:p>
              </table:table-cell>
              <table:table-cell office:value-type="float" office:value="0.52000016">
                <text:p>0.52000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.948748">
                <text:p>19.948748</text:p>
              </table:table-cell>
              <table:table-cell office:value-type="float" office:value="0.062401026">
                <text:p>0.062401026</text:p>
              </table:table-cell>
              <table:table-cell office:value-type="float" office:value="4.0056367">
                <text:p>4.0056367</text:p>
              </table:table-cell>
              <table:table-cell office:value-type="float" office:value="3.5880163">
                <text:p>3.5880163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179487">
                <text:p>19.179487</text:p>
              </table:table-cell>
              <table:table-cell office:value-type="float" office:value="0.320624">
                <text:p>0.320624</text:p>
              </table:table-cell>
              <table:table-cell office:value-type="float" office:value="5.0000563">
                <text:p>5.0000563</text:p>
              </table:table-cell>
              <table:table-cell office:value-type="float" office:value="1.0758802">
                <text:p>1.0758802</text:p>
              </table:table-cell>
              <table:table-cell office:value-type="float" office:value="0.66045195">
                <text:p>0.66045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.771795">
                <text:p>17.771795</text:p>
              </table:table-cell>
              <table:table-cell office:value-type="float" office:value="1.2832062">
                <text:p>1.2832062</text:p>
              </table:table-cell>
              <table:table-cell office:value-type="float" office:value="4.0100007">
                <text:p>4.0100007</text:p>
              </table:table-cell>
              <table:table-cell office:value-type="float" office:value="2.2607589">
                <text:p>2.2607589</text:p>
              </table:table-cell>
              <table:table-cell office:value-type="float" office:value="0.32660455">
                <text:p>0.3266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.367718">
                <text:p>17.367718</text:p>
              </table:table-cell>
              <table:table-cell office:value-type="float" office:value="1.302832">
                <text:p>1.302832</text:p>
              </table:table-cell>
              <table:table-cell office:value-type="float" office:value="5.1601">
                <text:p>5.1601</text:p>
              </table:table-cell>
              <table:table-cell office:value-type="float" office:value="1.3426076">
                <text:p>1.3426076</text:p>
              </table:table-cell>
              <table:table-cell office:value-type="float" office:value="0.12326605">
                <text:p>0.123266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.183678">
                <text:p>17.183678</text:p>
              </table:table-cell>
              <table:table-cell office:value-type="float" office:value="1.3030282">
                <text:p>1.3030282</text:p>
              </table:table-cell>
              <table:table-cell office:value-type="float" office:value="4.531601">
                <text:p>4.531601</text:p>
              </table:table-cell>
              <table:table-cell office:value-type="float" office:value="1.0034261">
                <text:p>1.0034261</text:p>
              </table:table-cell>
              <table:table-cell office:value-type="float" office:value="0.04123266">
                <text:p>0.04123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.261837">
                <text:p>15.261837</text:p>
              </table:table-cell>
              <table:table-cell office:value-type="float" office:value="0.013030282">
                <text:p>0.013030282</text:p>
              </table:table-cell>
              <table:table-cell office:value-type="float" office:value="3.965316">
                <text:p>3.965316</text:p>
              </table:table-cell>
              <table:table-cell office:value-type="float" office:value="1.0100342">
                <text:p>1.0100342</text:p>
              </table:table-cell>
              <table:table-cell office:value-type="float" office:value="0.010412327">
                <text:p>0.010412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.092619">
                <text:p>20.092619</text:p>
              </table:table-cell>
              <table:table-cell office:value-type="float" office:value="1.4401304">
                <text:p>1.4401304</text:p>
              </table:table-cell>
              <table:table-cell office:value-type="float" office:value="4.1296535">
                <text:p>4.1296535</text:p>
              </table:table-cell>
              <table:table-cell office:value-type="float" office:value="1.9501004">
                <text:p>1.9501004</text:p>
              </table:table-cell>
              <table:table-cell office:value-type="float" office:value="0.6401041">
                <text:p>0.6401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.090927">
                <text:p>20.090927</text:p>
              </table:table-cell>
              <table:table-cell office:value-type="float" office:value="1.2944013">
                <text:p>1.2944013</text:p>
              </table:table-cell>
              <table:table-cell office:value-type="float" office:value="4.361296">
                <text:p>4.361296</text:p>
              </table:table-cell>
              <table:table-cell office:value-type="float" office:value="1.739501">
                <text:p>1.739501</text:p>
              </table:table-cell>
              <table:table-cell office:value-type="float" office:value="0.26640105">
                <text:p>0.2664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.82091">
                <text:p>17.82091</text:p>
              </table:table-cell>
              <table:table-cell office:value-type="float" office:value="0.37294403">
                <text:p>0.37294403</text:p>
              </table:table-cell>
              <table:table-cell office:value-type="float" office:value="4.003613">
                <text:p>4.003613</text:p>
              </table:table-cell>
              <table:table-cell office:value-type="float" office:value="1.037395">
                <text:p>1.037395</text:p>
              </table:table-cell>
              <table:table-cell office:value-type="float" office:value="0.0026640105">
                <text:p>0.002664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.87821">
                <text:p>18.87821</text:p>
              </table:table-cell>
              <table:table-cell office:value-type="float" office:value="0.04372944">
                <text:p>0.04372944</text:p>
              </table:table-cell>
              <table:table-cell office:value-type="float" office:value="3.990036">
                <text:p>3.990036</text:p>
              </table:table-cell>
              <table:table-cell office:value-type="float" office:value="1.060374">
                <text:p>1.060374</text:p>
              </table:table-cell>
              <table:table-cell office:value-type="float" office:value="0.03002664">
                <text:p>0.03002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.748781">
                <text:p>18.748781</text:p>
              </table:table-cell>
              <table:table-cell office:value-type="float" office:value="0.6804373">
                <text:p>0.6804373</text:p>
              </table:table-cell>
              <table:table-cell office:value-type="float" office:value="3.9999006">
                <text:p>3.9999006</text:p>
              </table:table-cell>
              <table:table-cell office:value-type="float" office:value="1.0106038">
                <text:p>1.0106038</text:p>
              </table:table-cell>
              <table:table-cell office:value-type="float" office:value="0.0003002664">
                <text:p>0.0003002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.977488">
                <text:p>17.977488</text:p>
              </table:table-cell>
              <table:table-cell office:value-type="float" office:value="1.2868043">
                <text:p>1.2868043</text:p>
              </table:table-cell>
              <table:table-cell office:value-type="float" office:value="3.959999">
                <text:p>3.959999</text:p>
              </table:table-cell>
              <table:table-cell office:value-type="float" office:value="1.0101061">
                <text:p>1.0101061</text:p>
              </table:table-cell>
              <table:table-cell office:value-type="float" office:value="0.020003002">
                <text:p>0.020003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119776">
                <text:p>19.119776</text:p>
              </table:table-cell>
              <table:table-cell office:value-type="float" office:value="0.012868043">
                <text:p>0.012868043</text:p>
              </table:table-cell>
              <table:table-cell office:value-type="float" office:value="4.3596">
                <text:p>4.3596</text:p>
              </table:table-cell>
              <table:table-cell office:value-type="float" office:value="1.010101">
                <text:p>1.010101</text:p>
              </table:table-cell>
              <table:table-cell office:value-type="float" office:value="0.00020003002">
                <text:p>0.00020003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.831198">
                <text:p>19.831198</text:p>
              </table:table-cell>
              <table:table-cell office:value-type="float" office:value="0.16012868">
                <text:p>0.16012868</text:p>
              </table:table-cell>
              <table:table-cell office:value-type="float" office:value="3.963596">
                <text:p>3.963596</text:p>
              </table:table-cell>
              <table:table-cell office:value-type="float" office:value="1.090101">
                <text:p>1.090101</text:p>
              </table:table-cell>
              <table:table-cell office:value-type="float" office:value="0.080002">
                <text:p>0.08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.838312">
                <text:p>18.838312</text:p>
              </table:table-cell>
              <table:table-cell office:value-type="float" office:value="3.2016013">
                <text:p>3.2016013</text:p>
              </table:table-cell>
              <table:table-cell office:value-type="float" office:value="3.919636">
                <text:p>3.919636</text:p>
              </table:table-cell>
              <table:table-cell office:value-type="float" office:value="1.090901">
                <text:p>1.090901</text:p>
              </table:table-cell>
              <table:table-cell office:value-type="float" office:value="0.40080002">
                <text:p>0.4008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.568384">
                <text:p>19.568384</text:p>
              </table:table-cell>
              <table:table-cell office:value-type="float" office:value="1.832016">
                <text:p>1.832016</text:p>
              </table:table-cell>
              <table:table-cell office:value-type="float" office:value="4.0291963">
                <text:p>4.0291963</text:p>
              </table:table-cell>
              <table:table-cell office:value-type="float" office:value="2.4709089">
                <text:p>2.4709089</text:p>
              </table:table-cell>
              <table:table-cell office:value-type="float" office:value="0.324008">
                <text:p>0.324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235683">
                <text:p>15.235683</text:p>
              </table:table-cell>
              <table:table-cell office:value-type="float" office:value="1.6183201">
                <text:p>1.6183201</text:p>
              </table:table-cell>
              <table:table-cell office:value-type="float" office:value="4.150292">
                <text:p>4.150292</text:p>
              </table:table-cell>
              <table:table-cell office:value-type="float" office:value="18.11471">
                <text:p>18.11471</text:p>
              </table:table-cell>
              <table:table-cell office:value-type="float" office:value="0.4932401">
                <text:p>0.4932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.232357">
                <text:p>18.232357</text:p>
              </table:table-cell>
              <table:table-cell office:value-type="float" office:value="1.2961831">
                <text:p>1.2961831</text:p>
              </table:table-cell>
              <table:table-cell office:value-type="float" office:value="5.3015027">
                <text:p>5.3015027</text:p>
              </table:table-cell>
              <table:table-cell office:value-type="float" office:value="17.811148">
                <text:p>17.811148</text:p>
              </table:table-cell>
              <table:table-cell office:value-type="float" office:value="0.1649324">
                <text:p>0.164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.622324">
                <text:p>17.622324</text:p>
              </table:table-cell>
              <table:table-cell office:value-type="float" office:value="1.2929617">
                <text:p>1.2929617</text:p>
              </table:table-cell>
              <table:table-cell office:value-type="float" office:value="5.693015">
                <text:p>5.693015</text:p>
              </table:table-cell>
              <table:table-cell office:value-type="float" office:value="20.218111">
                <text:p>20.218111</text:p>
              </table:table-cell>
              <table:table-cell office:value-type="float" office:value="0.041649323">
                <text:p>0.041649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.046223">
                <text:p>19.046223</text:p>
              </table:table-cell>
              <table:table-cell office:value-type="float" office:value="0.07292961">
                <text:p>0.07292961</text:p>
              </table:table-cell>
              <table:table-cell office:value-type="float" office:value="12.69693">
                <text:p>12.69693</text:p>
              </table:table-cell>
              <table:table-cell office:value-type="float" office:value="17.35218">
                <text:p>17.35218</text:p>
              </table:table-cell>
              <table:table-cell office:value-type="float" office:value="0.00041649322">
                <text:p>0.0004164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110462">
                <text:p>19.110462</text:p>
              </table:table-cell>
              <table:table-cell office:value-type="float" office:value="0.0007292961">
                <text:p>0.0007292961</text:p>
              </table:table-cell>
              <table:table-cell office:value-type="float" office:value="12.606969">
                <text:p>12.606969</text:p>
              </table:table-cell>
              <table:table-cell office:value-type="float" office:value="17.16352">
                <text:p>17.16352</text:p>
              </table:table-cell>
              <table:table-cell office:value-type="float" office:value="0.36000416">
                <text:p>0.36000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.711103">
                <text:p>20.711103</text:p>
              </table:table-cell>
              <table:table-cell office:value-type="float" office:value="0.80000734">
                <text:p>0.80000734</text:p>
              </table:table-cell>
              <table:table-cell office:value-type="float" office:value="14.61607">
                <text:p>14.61607</text:p>
              </table:table-cell>
              <table:table-cell office:value-type="float" office:value="17.591637">
                <text:p>17.591637</text:p>
              </table:table-cell>
              <table:table-cell office:value-type="float" office:value="0.38360006">
                <text:p>0.3836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.917112">
                <text:p>18.917112</text:p>
              </table:table-cell>
              <table:table-cell office:value-type="float" office:value="0.26800007">
                <text:p>0.26800007</text:p>
              </table:table-cell>
              <table:table-cell office:value-type="float" office:value="12.066161">
                <text:p>12.066161</text:p>
              </table:table-cell>
              <table:table-cell office:value-type="float" office:value="17.495916">
                <text:p>17.495916</text:p>
              </table:table-cell>
              <table:table-cell office:value-type="float" office:value="0.34383598">
                <text:p>0.343835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.51917">
                <text:p>20.51917</text:p>
              </table:table-cell>
              <table:table-cell office:value-type="float" office:value="0.18268">
                <text:p>0.18268</text:p>
              </table:table-cell>
              <table:table-cell office:value-type="float" office:value="13.240662">
                <text:p>13.240662</text:p>
              </table:table-cell>
              <table:table-cell office:value-type="float" office:value="19.084959">
                <text:p>19.084959</text:p>
              </table:table-cell>
              <table:table-cell office:value-type="float" office:value="0.08343836">
                <text:p>0.08343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.495192">
                <text:p>19.495192</text:p>
              </table:table-cell>
              <table:table-cell office:value-type="float" office:value="0.0018267999">
                <text:p>0.0018267999</text:p>
              </table:table-cell>
              <table:table-cell office:value-type="float" office:value="12.052407">
                <text:p>12.052407</text:p>
              </table:table-cell>
              <table:table-cell office:value-type="float" office:value="17.38085">
                <text:p>17.38085</text:p>
              </table:table-cell>
              <table:table-cell office:value-type="float" office:value="1.2908343">
                <text:p>1.2908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.834951">
                <text:p>16.834951</text:p>
              </table:table-cell>
              <table:table-cell office:value-type="float" office:value="2.6400182">
                <text:p>2.6400182</text:p>
              </table:table-cell>
              <table:table-cell office:value-type="float" office:value="13.760524">
                <text:p>13.760524</text:p>
              </table:table-cell>
              <table:table-cell office:value-type="float" office:value="19.573809">
                <text:p>19.573809</text:p>
              </table:table-cell>
              <table:table-cell office:value-type="float" office:value="0.51290834">
                <text:p>0.51290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.63835">
                <text:p>19.63835</text:p>
              </table:table-cell>
              <table:table-cell office:value-type="float" office:value="0.036400184">
                <text:p>0.036400184</text:p>
              </table:table-cell>
              <table:table-cell office:value-type="float" office:value="13.017605">
                <text:p>13.017605</text:p>
              </table:table-cell>
              <table:table-cell office:value-type="float" office:value="17.205738">
                <text:p>17.205738</text:p>
              </table:table-cell>
              <table:table-cell office:value-type="float" office:value="0.9651291">
                <text:p>0.9651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.666384">
                <text:p>23.666384</text:p>
              </table:table-cell>
              <table:table-cell office:value-type="float" office:value="1.3103641">
                <text:p>1.3103641</text:p>
              </table:table-cell>
              <table:table-cell office:value-type="float" office:value="12.010176">
                <text:p>12.010176</text:p>
              </table:table-cell>
              <table:table-cell office:value-type="float" office:value="19.172058">
                <text:p>19.172058</text:p>
              </table:table-cell>
              <table:table-cell office:value-type="float" office:value="1.0296513">
                <text:p>1.0296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.386663">
                <text:p>19.386663</text:p>
              </table:table-cell>
              <table:table-cell office:value-type="float" office:value="0.013103642">
                <text:p>0.013103642</text:p>
              </table:table-cell>
              <table:table-cell office:value-type="float" office:value="12.7701025">
                <text:p>12.7701025</text:p>
              </table:table-cell>
              <table:table-cell office:value-type="float" office:value="19.191721">
                <text:p>19.191721</text:p>
              </table:table-cell>
              <table:table-cell office:value-type="float" office:value="0.3702965">
                <text:p>0.37029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983868">
                <text:p>19.983868</text:p>
              </table:table-cell>
              <table:table-cell office:value-type="float" office:value="0.58013105">
                <text:p>0.58013105</text:p>
              </table:table-cell>
              <table:table-cell office:value-type="float" office:value="12.007702">
                <text:p>12.007702</text:p>
              </table:table-cell>
              <table:table-cell office:value-type="float" office:value="20.791916">
                <text:p>20.791916</text:p>
              </table:table-cell>
              <table:table-cell office:value-type="float" office:value="0.053702965">
                <text:p>0.053702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.40984">
                <text:p>18.40984</text:p>
              </table:table-cell>
              <table:table-cell office:value-type="float" office:value="0.3958013">
                <text:p>0.3958013</text:p>
              </table:table-cell>
              <table:table-cell office:value-type="float" office:value="12.120077">
                <text:p>12.120077</text:p>
              </table:table-cell>
              <table:table-cell office:value-type="float" office:value="19.03792">
                <text:p>19.03792</text:p>
              </table:table-cell>
              <table:table-cell office:value-type="float" office:value="0.02053703">
                <text:p>0.020537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8.474098">
                <text:p>18.474098</text:p>
              </table:table-cell>
              <table:table-cell office:value-type="float" office:value="0.643958">
                <text:p>0.643958</text:p>
              </table:table-cell>
              <table:table-cell office:value-type="float" office:value="12.1212015">
                <text:p>12.1212015</text:p>
              </table:table-cell>
              <table:table-cell office:value-type="float" office:value="19.830378">
                <text:p>19.830378</text:p>
              </table:table-cell>
              <table:table-cell office:value-type="float" office:value="0.10020538">
                <text:p>0.10020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37474">
                <text:p>19.37474</text:p>
              </table:table-cell>
              <table:table-cell office:value-type="float" office:value="0.3464396">
                <text:p>0.3464396</text:p>
              </table:table-cell>
              <table:table-cell office:value-type="float" office:value="12.1012125">
                <text:p>12.1012125</text:p>
              </table:table-cell>
              <table:table-cell office:value-type="float" office:value="19.088303">
                <text:p>19.088303</text:p>
              </table:table-cell>
              <table:table-cell office:value-type="float" office:value="0.801002">
                <text:p>0.801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253748">
                <text:p>19.253748</text:p>
              </table:table-cell>
              <table:table-cell office:value-type="float" office:value="0.043464392">
                <text:p>0.043464392</text:p>
              </table:table-cell>
              <table:table-cell office:value-type="float" office:value="12.001012">
                <text:p>12.001012</text:p>
              </table:table-cell>
              <table:table-cell office:value-type="float" office:value="19.280884">
                <text:p>19.280884</text:p>
              </table:table-cell>
              <table:table-cell office:value-type="float" office:value="0.16801003">
                <text:p>0.16801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.382538">
                <text:p>20.382538</text:p>
              </table:table-cell>
              <table:table-cell office:value-type="float" office:value="0.08043465">
                <text:p>0.08043465</text:p>
              </table:table-cell>
              <table:table-cell office:value-type="float" office:value="12.88001">
                <text:p>12.88001</text:p>
              </table:table-cell>
              <table:table-cell office:value-type="float" office:value="19.51281">
                <text:p>19.51281</text:p>
              </table:table-cell>
              <table:table-cell office:value-type="float" office:value="0.66168004">
                <text:p>0.66168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2.173826">
                <text:p>22.173826</text:p>
              </table:table-cell>
              <table:table-cell office:value-type="float" office:value="1.3008043">
                <text:p>1.3008043</text:p>
              </table:table-cell>
              <table:table-cell office:value-type="float" office:value="12.2888">
                <text:p>12.2888</text:p>
              </table:table-cell>
              <table:table-cell office:value-type="float" office:value="19.035128">
                <text:p>19.035128</text:p>
              </table:table-cell>
              <table:table-cell office:value-type="float" office:value="63.366615">
                <text:p>63.366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.561739">
                <text:p>20.561739</text:p>
              </table:table-cell>
              <table:table-cell office:value-type="float" office:value="0.69300807">
                <text:p>0.69300807</text:p>
              </table:table-cell>
              <table:table-cell office:value-type="float" office:value="12.042889">
                <text:p>12.042889</text:p>
              </table:table-cell>
              <table:table-cell office:value-type="float" office:value="18.800352">
                <text:p>18.800352</text:p>
              </table:table-cell>
              <table:table-cell office:value-type="float" office:value="64.97366">
                <text:p>64.973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.085617">
                <text:p>18.085617</text:p>
              </table:table-cell>
              <table:table-cell office:value-type="float" office:value="1.44693">
                <text:p>1.44693</text:p>
              </table:table-cell>
              <table:table-cell office:value-type="float" office:value="12.04043">
                <text:p>12.04043</text:p>
              </table:table-cell>
              <table:table-cell office:value-type="float" office:value="20.288002">
                <text:p>20.288002</text:p>
              </table:table-cell>
              <table:table-cell office:value-type="float" office:value="65.049736">
                <text:p>65.049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800858">
                <text:p>16.800858</text:p>
              </table:table-cell>
              <table:table-cell office:value-type="float" office:value="0.7144693">
                <text:p>0.7144693</text:p>
              </table:table-cell>
              <table:table-cell office:value-type="float" office:value="12.450404">
                <text:p>12.450404</text:p>
              </table:table-cell>
              <table:table-cell office:value-type="float" office:value="21.60288">
                <text:p>21.60288</text:p>
              </table:table-cell>
              <table:table-cell office:value-type="float" office:value="64.7305">
                <text:p>64.7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1.238008">
                <text:p>21.238008</text:p>
              </table:table-cell>
              <table:table-cell office:value-type="float" office:value="0.7271447">
                <text:p>0.7271447</text:p>
              </table:table-cell>
              <table:table-cell office:value-type="float" office:value="14.964504">
                <text:p>14.964504</text:p>
              </table:table-cell>
              <table:table-cell office:value-type="float" office:value="18.87603">
                <text:p>18.87603</text:p>
              </table:table-cell>
              <table:table-cell office:value-type="float" office:value="64.24731">
                <text:p>64.247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74238">
                <text:p>19.74238</text:p>
              </table:table-cell>
              <table:table-cell office:value-type="float" office:value="0.9872714">
                <text:p>0.9872714</text:p>
              </table:table-cell>
              <table:table-cell office:value-type="float" office:value="13.309645">
                <text:p>13.309645</text:p>
              </table:table-cell>
              <table:table-cell office:value-type="float" office:value="20.29876">
                <text:p>20.29876</text:p>
              </table:table-cell>
              <table:table-cell office:value-type="float" office:value="64.64247">
                <text:p>64.64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7.627424">
                <text:p>17.627424</text:p>
              </table:table-cell>
              <table:table-cell office:value-type="float" office:value="0.20987271">
                <text:p>0.20987271</text:p>
              </table:table-cell>
              <table:table-cell office:value-type="float" office:value="11.973096">
                <text:p>11.973096</text:p>
              </table:table-cell>
              <table:table-cell office:value-type="float" office:value="19.18299">
                <text:p>19.18299</text:p>
              </table:table-cell>
              <table:table-cell office:value-type="float" office:value="65.28642">
                <text:p>65.28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426275">
                <text:p>23.426275</text:p>
              </table:table-cell>
              <table:table-cell office:value-type="float" office:value="0.062098727">
                <text:p>0.062098727</text:p>
              </table:table-cell>
              <table:table-cell office:value-type="float" office:value="11.879731">
                <text:p>11.879731</text:p>
              </table:table-cell>
              <table:table-cell office:value-type="float" office:value="19.90183">
                <text:p>19.90183</text:p>
              </table:table-cell>
              <table:table-cell office:value-type="float" office:value="64.052864">
                <text:p>64.052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.744263">
                <text:p>18.744263</text:p>
              </table:table-cell>
              <table:table-cell office:value-type="float" office:value="0.00062098727">
                <text:p>0.00062098727</text:p>
              </table:table-cell>
              <table:table-cell office:value-type="float" office:value="13.038797">
                <text:p>13.038797</text:p>
              </table:table-cell>
              <table:table-cell office:value-type="float" office:value="19.90902">
                <text:p>19.90902</text:p>
              </table:table-cell>
              <table:table-cell office:value-type="float" office:value="64.66053">
                <text:p>64.66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1.457441">
                <text:p>21.457441</text:p>
              </table:table-cell>
              <table:table-cell office:value-type="float" office:value="0.34000623">
                <text:p>0.34000623</text:p>
              </table:table-cell>
              <table:table-cell office:value-type="float" office:value="11.940388">
                <text:p>11.940388</text:p>
              </table:table-cell>
              <table:table-cell office:value-type="float" office:value="19.05909">
                <text:p>19.05909</text:p>
              </table:table-cell>
              <table:table-cell office:value-type="float" office:value="64.0266">
                <text:p>64.0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.294575">
                <text:p>16.294575</text:p>
              </table:table-cell>
              <table:table-cell office:value-type="float" office:value="0.0034000622">
                <text:p>0.0034000622</text:p>
              </table:table-cell>
              <table:table-cell office:value-type="float" office:value="12.039404">
                <text:p>12.039404</text:p>
              </table:table-cell>
              <table:table-cell office:value-type="float" office:value="19.180592">
                <text:p>19.180592</text:p>
              </table:table-cell>
              <table:table-cell office:value-type="float" office:value="64.200264">
                <text:p>64.20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0.482944">
                <text:p>20.482944</text:p>
              </table:table-cell>
              <table:table-cell office:value-type="float" office:value="1.470034">
                <text:p>1.470034</text:p>
              </table:table-cell>
              <table:table-cell office:value-type="float" office:value="12.200395">
                <text:p>12.200395</text:p>
              </table:table-cell>
              <table:table-cell office:value-type="float" office:value="19.171806">
                <text:p>19.171806</text:p>
              </table:table-cell>
              <table:table-cell office:value-type="float" office:value="63.922">
                <text:p>63.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4.67483">
                <text:p>24.67483</text:p>
              </table:table-cell>
              <table:table-cell office:value-type="float" office:value="0.25470033">
                <text:p>0.25470033</text:p>
              </table:table-cell>
              <table:table-cell office:value-type="float" office:value="11.982004">
                <text:p>11.982004</text:p>
              </table:table-cell>
              <table:table-cell office:value-type="float" office:value="19.151718">
                <text:p>19.151718</text:p>
              </table:table-cell>
              <table:table-cell office:value-type="float" office:value="64.63922">
                <text:p>64.63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1.876747">
                <text:p>21.876747</text:p>
              </table:table-cell>
              <table:table-cell office:value-type="float" office:value="0.642547">
                <text:p>0.642547</text:p>
              </table:table-cell>
              <table:table-cell office:value-type="float" office:value="12.019819">
                <text:p>12.019819</text:p>
              </table:table-cell>
              <table:table-cell office:value-type="float" office:value="19.001518">
                <text:p>19.001518</text:p>
              </table:table-cell>
              <table:table-cell office:value-type="float" office:value="65.046394">
                <text:p>65.046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8.878767">
                <text:p>18.878767</text:p>
              </table:table-cell>
              <table:table-cell office:value-type="float" office:value="0.00642547">
                <text:p>0.00642547</text:p>
              </table:table-cell>
              <table:table-cell office:value-type="float" office:value="13.490198">
                <text:p>13.490198</text:p>
              </table:table-cell>
              <table:table-cell office:value-type="float" office:value="19.180016">
                <text:p>19.180016</text:p>
              </table:table-cell>
              <table:table-cell office:value-type="float" office:value="64.65047">
                <text:p>64.65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8.658789">
                <text:p>18.658789</text:p>
              </table:table-cell>
              <table:table-cell office:value-type="float" office:value="1.3700643">
                <text:p>1.3700643</text:p>
              </table:table-cell>
              <table:table-cell office:value-type="float" office:value="12.574903">
                <text:p>12.574903</text:p>
              </table:table-cell>
              <table:table-cell office:value-type="float" office:value="20.541801">
                <text:p>20.541801</text:p>
              </table:table-cell>
              <table:table-cell office:value-type="float" office:value="64.3665">
                <text:p>64.3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6.276588">
                <text:p>16.276588</text:p>
              </table:table-cell>
              <table:table-cell office:value-type="float" office:value="2.6737006">
                <text:p>2.6737006</text:p>
              </table:table-cell>
              <table:table-cell office:value-type="float" office:value="13.495749">
                <text:p>13.495749</text:p>
              </table:table-cell>
              <table:table-cell office:value-type="float" office:value="20.685417">
                <text:p>20.685417</text:p>
              </table:table-cell>
              <table:table-cell office:value-type="float" office:value="63.883663">
                <text:p>63.883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0.882767">
                <text:p>20.882767</text:p>
              </table:table-cell>
              <table:table-cell office:value-type="float" office:value="0.026737006">
                <text:p>0.026737006</text:p>
              </table:table-cell>
              <table:table-cell office:value-type="float" office:value="13.214957">
                <text:p>13.214957</text:p>
              </table:table-cell>
              <table:table-cell office:value-type="float" office:value="18.676855">
                <text:p>18.676855</text:p>
              </table:table-cell>
              <table:table-cell office:value-type="float" office:value="64.478836">
                <text:p>64.4788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.458828">
                <text:p>23.458828</text:p>
              </table:table-cell>
              <table:table-cell office:value-type="float" office:value="1.3302673">
                <text:p>1.3302673</text:p>
              </table:table-cell>
              <table:table-cell office:value-type="float" office:value="12.372149">
                <text:p>12.372149</text:p>
              </table:table-cell>
              <table:table-cell office:value-type="float" office:value="20.42677">
                <text:p>20.42677</text:p>
              </table:table-cell>
              <table:table-cell office:value-type="float" office:value="64.654785">
                <text:p>64.654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.02459">
                <text:p>21.02459</text:p>
              </table:table-cell>
              <table:table-cell office:value-type="float" office:value="1.4033027">
                <text:p>1.4033027</text:p>
              </table:table-cell>
              <table:table-cell office:value-type="float" office:value="13.613721">
                <text:p>13.613721</text:p>
              </table:table-cell>
              <table:table-cell office:value-type="float" office:value="19.064268">
                <text:p>19.064268</text:p>
              </table:table-cell>
              <table:table-cell office:value-type="float" office:value="64.08655">
                <text:p>64.08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.600246">
                <text:p>21.600246</text:p>
              </table:table-cell>
              <table:table-cell office:value-type="float" office:value="1.294033">
                <text:p>1.294033</text:p>
              </table:table-cell>
              <table:table-cell office:value-type="float" office:value="13.346138">
                <text:p>13.346138</text:p>
              </table:table-cell>
              <table:table-cell office:value-type="float" office:value="20.610641">
                <text:p>20.610641</text:p>
              </table:table-cell>
              <table:table-cell office:value-type="float" office:value="64.050865">
                <text:p>64.050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6.746002">
                <text:p>16.746002</text:p>
              </table:table-cell>
              <table:table-cell office:value-type="float" office:value="0.02294033">
                <text:p>0.02294033</text:p>
              </table:table-cell>
              <table:table-cell office:value-type="float" office:value="13.063462">
                <text:p>13.063462</text:p>
              </table:table-cell>
              <table:table-cell office:value-type="float" office:value="19.266106">
                <text:p>19.266106</text:p>
              </table:table-cell>
              <table:table-cell office:value-type="float" office:value="64.32051">
                <text:p>64.32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42746">
                <text:p>19.42746</text:p>
              </table:table-cell>
              <table:table-cell office:value-type="float" office:value="0.010229403">
                <text:p>0.010229403</text:p>
              </table:table-cell>
              <table:table-cell office:value-type="float" office:value="14.250635">
                <text:p>14.250635</text:p>
              </table:table-cell>
              <table:table-cell office:value-type="float" office:value="19.23266">
                <text:p>19.23266</text:p>
              </table:table-cell>
              <table:table-cell office:value-type="float" office:value="63.363205">
                <text:p>63.363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.134275">
                <text:p>18.134275</text:p>
              </table:table-cell>
              <table:table-cell office:value-type="float" office:value="1.6001022">
                <text:p>1.6001022</text:p>
              </table:table-cell>
              <table:table-cell office:value-type="float" office:value="15.412506">
                <text:p>15.412506</text:p>
              </table:table-cell>
              <table:table-cell office:value-type="float" office:value="20.372326">
                <text:p>20.372326</text:p>
              </table:table-cell>
              <table:table-cell office:value-type="float" office:value="64.63364">
                <text:p>64.63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.701344">
                <text:p>16.701344</text:p>
              </table:table-cell>
              <table:table-cell office:value-type="float" office:value="0.21600102">
                <text:p>0.21600102</text:p>
              </table:table-cell>
              <table:table-cell office:value-type="float" office:value="13.054125">
                <text:p>13.054125</text:p>
              </table:table-cell>
              <table:table-cell office:value-type="float" office:value="18.983723">
                <text:p>18.983723</text:p>
              </table:table-cell>
              <table:table-cell office:value-type="float" office:value="65.016335">
                <text:p>65.0163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2.107014">
                <text:p>22.107014</text:p>
              </table:table-cell>
              <table:table-cell office:value-type="float" office:value="1.04216">
                <text:p>1.04216</text:p>
              </table:table-cell>
              <table:table-cell office:value-type="float" office:value="12.960542">
                <text:p>12.960542</text:p>
              </table:table-cell>
              <table:table-cell office:value-type="float" office:value="20.209837">
                <text:p>20.209837</text:p>
              </table:table-cell>
              <table:table-cell office:value-type="float" office:value="64.14017">
                <text:p>64.14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6.26107">
                <text:p>16.26107</text:p>
              </table:table-cell>
              <table:table-cell office:value-type="float" office:value="0.7304216">
                <text:p>0.7304216</text:p>
              </table:table-cell>
              <table:table-cell office:value-type="float" office:value="13.049605">
                <text:p>13.049605</text:p>
              </table:table-cell>
              <table:table-cell office:value-type="float" office:value="19.072098">
                <text:p>19.072098</text:p>
              </table:table-cell>
              <table:table-cell office:value-type="float" office:value="0.7214017">
                <text:p>0.7214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.452612">
                <text:p>18.452612</text:p>
              </table:table-cell>
              <table:table-cell office:value-type="float" office:value="0.32730424">
                <text:p>0.32730424</text:p>
              </table:table-cell>
              <table:table-cell office:value-type="float" office:value="13.130496">
                <text:p>13.130496</text:p>
              </table:table-cell>
              <table:table-cell office:value-type="float" office:value="19.79072">
                <text:p>19.79072</text:p>
              </table:table-cell>
              <table:table-cell office:value-type="float" office:value="0.8172141">
                <text:p>0.8172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.794527">
                <text:p>20.794527</text:p>
              </table:table-cell>
              <table:table-cell office:value-type="float" office:value="1.603273">
                <text:p>1.603273</text:p>
              </table:table-cell>
              <table:table-cell office:value-type="float" office:value="13.301305">
                <text:p>13.301305</text:p>
              </table:table-cell>
              <table:table-cell office:value-type="float" office:value="20.157907">
                <text:p>20.157907</text:p>
              </table:table-cell>
              <table:table-cell office:value-type="float" office:value="0.00817214">
                <text:p>0.008172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8.977945">
                <text:p>18.977945</text:p>
              </table:table-cell>
              <table:table-cell office:value-type="float" office:value="0.05603273">
                <text:p>0.05603273</text:p>
              </table:table-cell>
              <table:table-cell office:value-type="float" office:value="12.943012">
                <text:p>12.943012</text:p>
              </table:table-cell>
              <table:table-cell office:value-type="float" office:value="19.12158">
                <text:p>19.12158</text:p>
              </table:table-cell>
              <table:table-cell office:value-type="float" office:value="1.2800817">
                <text:p>1.2800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8.94978">
                <text:p>18.94978</text:p>
              </table:table-cell>
              <table:table-cell office:value-type="float" office:value="0.16056032">
                <text:p>0.16056032</text:p>
              </table:table-cell>
              <table:table-cell office:value-type="float" office:value="12.99943">
                <text:p>12.99943</text:p>
              </table:table-cell>
              <table:table-cell office:value-type="float" office:value="19.661217">
                <text:p>19.661217</text:p>
              </table:table-cell>
              <table:table-cell office:value-type="float" office:value="0.37280083">
                <text:p>0.37280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.839497">
                <text:p>15.839497</text:p>
              </table:table-cell>
              <table:table-cell office:value-type="float" office:value="0.031605605">
                <text:p>0.031605605</text:p>
              </table:table-cell>
              <table:table-cell office:value-type="float" office:value="12.989994">
                <text:p>12.989994</text:p>
              </table:table-cell>
              <table:table-cell office:value-type="float" office:value="19.136612">
                <text:p>19.136612</text:p>
              </table:table-cell>
              <table:table-cell office:value-type="float" office:value="0.0037280084">
                <text:p>0.0037280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9.168394">
                <text:p>19.168394</text:p>
              </table:table-cell>
              <table:table-cell office:value-type="float" office:value="2.560316">
                <text:p>2.560316</text:p>
              </table:table-cell>
              <table:table-cell office:value-type="float" office:value="13.0299">
                <text:p>13.0299</text:p>
              </table:table-cell>
              <table:table-cell office:value-type="float" office:value="19.211367">
                <text:p>19.211367</text:p>
              </table:table-cell>
              <table:table-cell office:value-type="float" office:value="0.25003728">
                <text:p>0.25003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8.691685">
                <text:p>18.691685</text:p>
              </table:table-cell>
              <table:table-cell office:value-type="float" office:value="0.19560316">
                <text:p>0.19560316</text:p>
              </table:table-cell>
              <table:table-cell office:value-type="float" office:value="15.560299">
                <text:p>15.560299</text:p>
              </table:table-cell>
              <table:table-cell office:value-type="float" office:value="19.572115">
                <text:p>19.572115</text:p>
              </table:table-cell>
              <table:table-cell office:value-type="float" office:value="0.06250037">
                <text:p>0.06250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8.176916">
                <text:p>18.176916</text:p>
              </table:table-cell>
              <table:table-cell office:value-type="float" office:value="1.301956">
                <text:p>1.301956</text:p>
              </table:table-cell>
              <table:table-cell office:value-type="float" office:value="13.155603">
                <text:p>13.155603</text:p>
              </table:table-cell>
              <table:table-cell office:value-type="float" office:value="19.045721">
                <text:p>19.045721</text:p>
              </table:table-cell>
              <table:table-cell office:value-type="float" office:value="0.180625">
                <text:p>0.18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7.621769">
                <text:p>17.621769</text:p>
              </table:table-cell>
              <table:table-cell office:value-type="float" office:value="0.13301957">
                <text:p>0.13301957</text:p>
              </table:table-cell>
              <table:table-cell office:value-type="float" office:value="13.091557">
                <text:p>13.091557</text:p>
              </table:table-cell>
              <table:table-cell office:value-type="float" office:value="19.110456">
                <text:p>19.110456</text:p>
              </table:table-cell>
              <table:table-cell office:value-type="float" office:value="0.16180626">
                <text:p>0.16180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336218">
                <text:p>18.336218</text:p>
              </table:table-cell>
              <table:table-cell office:value-type="float" office:value="1.2813302">
                <text:p>1.2813302</text:p>
              </table:table-cell>
              <table:table-cell office:value-type="float" office:value="12.990915">
                <text:p>12.990915</text:p>
              </table:table-cell>
              <table:table-cell office:value-type="float" office:value="20.511103">
                <text:p>20.511103</text:p>
              </table:table-cell>
              <table:table-cell office:value-type="float" office:value="0.021618063">
                <text:p>0.021618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.083363">
                <text:p>22.083363</text:p>
              </table:table-cell>
              <table:table-cell office:value-type="float" office:value="0.012813303">
                <text:p>0.012813303</text:p>
              </table:table-cell>
              <table:table-cell office:value-type="float" office:value="14.68991">
                <text:p>14.68991</text:p>
              </table:table-cell>
              <table:table-cell office:value-type="float" office:value="19.165112">
                <text:p>19.165112</text:p>
              </table:table-cell>
              <table:table-cell office:value-type="float" office:value="0.64021623">
                <text:p>0.64021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8.290834">
                <text:p>18.290834</text:p>
              </table:table-cell>
              <table:table-cell office:value-type="float" office:value="1.9201282">
                <text:p>1.9201282</text:p>
              </table:table-cell>
              <table:table-cell office:value-type="float" office:value="13.306899">
                <text:p>13.306899</text:p>
              </table:table-cell>
              <table:table-cell office:value-type="float" office:value="19.07165">
                <text:p>19.07165</text:p>
              </table:table-cell>
              <table:table-cell office:value-type="float" office:value="0.6564021">
                <text:p>0.6564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0.302908">
                <text:p>20.302908</text:p>
              </table:table-cell>
              <table:table-cell office:value-type="float" office:value="0.35920128">
                <text:p>0.35920128</text:p>
              </table:table-cell>
              <table:table-cell office:value-type="float" office:value="13.513069">
                <text:p>13.513069</text:p>
              </table:table-cell>
              <table:table-cell office:value-type="float" office:value="19.170717">
                <text:p>19.170717</text:p>
              </table:table-cell>
              <table:table-cell office:value-type="float" office:value="0.08656403">
                <text:p>0.08656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8.39303">
                <text:p>18.39303</text:p>
              </table:table-cell>
              <table:table-cell office:value-type="float" office:value="0.043592013">
                <text:p>0.043592013</text:p>
              </table:table-cell>
              <table:table-cell office:value-type="float" office:value="13.375131">
                <text:p>13.375131</text:p>
              </table:table-cell>
              <table:table-cell office:value-type="float" office:value="19.151707">
                <text:p>19.151707</text:p>
              </table:table-cell>
              <table:table-cell office:value-type="float" office:value="0.16086563">
                <text:p>0.16086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1.48393">
                <text:p>21.48393</text:p>
              </table:table-cell>
              <table:table-cell office:value-type="float" office:value="0.32043594">
                <text:p>0.32043594</text:p>
              </table:table-cell>
              <table:table-cell office:value-type="float" office:value="12.833752">
                <text:p>12.833752</text:p>
              </table:table-cell>
              <table:table-cell office:value-type="float" office:value="19.071518">
                <text:p>19.071518</text:p>
              </table:table-cell>
              <table:table-cell office:value-type="float" office:value="1.4916086">
                <text:p>1.4916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7.61484">
                <text:p>17.61484</text:p>
              </table:table-cell>
              <table:table-cell office:value-type="float" office:value="3.0632043">
                <text:p>3.0632043</text:p>
              </table:table-cell>
              <table:table-cell office:value-type="float" office:value="13.348337">
                <text:p>13.348337</text:p>
              </table:table-cell>
              <table:table-cell office:value-type="float" office:value="19.710716">
                <text:p>19.710716</text:p>
              </table:table-cell>
              <table:table-cell office:value-type="float" office:value="0.114916086">
                <text:p>0.114916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.856148">
                <text:p>17.856148</text:p>
              </table:table-cell>
              <table:table-cell office:value-type="float" office:value="0.55063206">
                <text:p>0.55063206</text:p>
              </table:table-cell>
              <table:table-cell office:value-type="float" office:value="13.053484">
                <text:p>13.053484</text:p>
              </table:table-cell>
              <table:table-cell office:value-type="float" office:value="19.157106">
                <text:p>19.157106</text:p>
              </table:table-cell>
              <table:table-cell office:value-type="float" office:value="0.38114914">
                <text:p>0.38114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9.108562">
                <text:p>19.108562</text:p>
              </table:table-cell>
              <table:table-cell office:value-type="float" office:value="0.44550633">
                <text:p>0.44550633</text:p>
              </table:table-cell>
              <table:table-cell office:value-type="float" office:value="13.370535">
                <text:p>13.370535</text:p>
              </table:table-cell>
              <table:table-cell office:value-type="float" office:value="19.181572">
                <text:p>19.181572</text:p>
              </table:table-cell>
              <table:table-cell office:value-type="float" office:value="0.3238115">
                <text:p>0.3238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.611086">
                <text:p>16.611086</text:p>
              </table:table-cell>
              <table:table-cell office:value-type="float" office:value="0.70445514">
                <text:p>0.70445514</text:p>
              </table:table-cell>
              <table:table-cell office:value-type="float" office:value="12.893706">
                <text:p>12.893706</text:p>
              </table:table-cell>
              <table:table-cell office:value-type="float" office:value="19.671816">
                <text:p>19.671816</text:p>
              </table:table-cell>
              <table:table-cell office:value-type="float" office:value="0.3632381">
                <text:p>0.36323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3.22611">
                <text:p>23.22611</text:p>
              </table:table-cell>
              <table:table-cell office:value-type="float" office:value="0.08704455">
                <text:p>0.08704455</text:p>
              </table:table-cell>
              <table:table-cell office:value-type="float" office:value="14.388937">
                <text:p>14.388937</text:p>
              </table:table-cell>
              <table:table-cell office:value-type="float" office:value="20.33672">
                <text:p>20.33672</text:p>
              </table:table-cell>
              <table:table-cell office:value-type="float" office:value="0.08363238">
                <text:p>0.083632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9.42226">
                <text:p>19.42226</text:p>
              </table:table-cell>
              <table:table-cell office:value-type="float" office:value="0.020870445">
                <text:p>0.020870445</text:p>
              </table:table-cell>
              <table:table-cell office:value-type="float" office:value="13.0638895">
                <text:p>13.0638895</text:p>
              </table:table-cell>
              <table:table-cell office:value-type="float" office:value="19.193367">
                <text:p>19.193367</text:p>
              </table:table-cell>
              <table:table-cell office:value-type="float" office:value="0.76083636">
                <text:p>0.76083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.174223">
                <text:p>19.174223</text:p>
              </table:table-cell>
              <table:table-cell office:value-type="float" office:value="1.6002088">
                <text:p>1.6002088</text:p>
              </table:table-cell>
              <table:table-cell office:value-type="float" office:value="14.07064">
                <text:p>14.07064</text:p>
              </table:table-cell>
              <table:table-cell office:value-type="float" office:value="19.631933">
                <text:p>19.631933</text:p>
              </table:table-cell>
              <table:table-cell office:value-type="float" office:value="0.13760836">
                <text:p>0.13760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0.221743">
                <text:p>20.221743</text:p>
              </table:table-cell>
              <table:table-cell office:value-type="float" office:value="0.026002087">
                <text:p>0.026002087</text:p>
              </table:table-cell>
              <table:table-cell office:value-type="float" office:value="13.240706">
                <text:p>13.240706</text:p>
              </table:table-cell>
              <table:table-cell office:value-type="float" office:value="19.246319">
                <text:p>19.246319</text:p>
              </table:table-cell>
              <table:table-cell office:value-type="float" office:value="0.011376084">
                <text:p>0.0113760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.882217">
                <text:p>20.882217</text:p>
              </table:table-cell>
              <table:table-cell office:value-type="float" office:value="0.00026002087">
                <text:p>0.00026002087</text:p>
              </table:table-cell>
              <table:table-cell office:value-type="float" office:value="13.152408">
                <text:p>13.152408</text:p>
              </table:table-cell>
              <table:table-cell office:value-type="float" office:value="19.292463">
                <text:p>19.292463</text:p>
              </table:table-cell>
              <table:table-cell office:value-type="float" office:value="0.33011377">
                <text:p>0.33011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.318823">
                <text:p>18.318823</text:p>
              </table:table-cell>
              <table:table-cell office:value-type="float" office:value="1.3000026">
                <text:p>1.3000026</text:p>
              </table:table-cell>
              <table:table-cell office:value-type="float" office:value="13.7315235">
                <text:p>13.7315235</text:p>
              </table:table-cell>
              <table:table-cell office:value-type="float" office:value="19.172924">
                <text:p>19.172924</text:p>
              </table:table-cell>
              <table:table-cell office:value-type="float" office:value="0.32330114">
                <text:p>0.32330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8.833189">
                <text:p>18.833189</text:p>
              </table:table-cell>
              <table:table-cell office:value-type="float" office:value="0.09300003">
                <text:p>0.09300003</text:p>
              </table:table-cell>
              <table:table-cell office:value-type="float" office:value="9.1673155">
                <text:p>9.1673155</text:p>
              </table:table-cell>
              <table:table-cell office:value-type="float" office:value="19.351728">
                <text:p>19.351728</text:p>
              </table:table-cell>
              <table:table-cell office:value-type="float" office:value="0.0032330113">
                <text:p>0.0032330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.198332">
                <text:p>19.198332</text:p>
              </table:table-cell>
              <table:table-cell office:value-type="float" office:value="0.18093">
                <text:p>0.18093</text:p>
              </table:table-cell>
              <table:table-cell office:value-type="float" office:value="9.091673">
                <text:p>9.091673</text:p>
              </table:table-cell>
              <table:table-cell office:value-type="float" office:value="19.193518">
                <text:p>19.193518</text:p>
              </table:table-cell>
              <table:table-cell office:value-type="float" office:value="0.32003236">
                <text:p>0.32003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.351982">
                <text:p>21.351982</text:p>
              </table:table-cell>
              <table:table-cell office:value-type="float" office:value="1.6018093">
                <text:p>1.6018093</text:p>
              </table:table-cell>
              <table:table-cell office:value-type="float" office:value="11.580916">
                <text:p>11.580916</text:p>
              </table:table-cell>
              <table:table-cell office:value-type="float" office:value="18.851934">
                <text:p>18.851934</text:p>
              </table:table-cell>
              <table:table-cell office:value-type="float" office:value="0.16320032">
                <text:p>0.16320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7.923521">
                <text:p>27.923521</text:p>
              </table:table-cell>
              <table:table-cell office:value-type="float" office:value="3.216018">
                <text:p>3.216018</text:p>
              </table:table-cell>
              <table:table-cell office:value-type="float" office:value="9.175809">
                <text:p>9.175809</text:p>
              </table:table-cell>
              <table:table-cell office:value-type="float" office:value="19.778519">
                <text:p>19.778519</text:p>
              </table:table-cell>
              <table:table-cell office:value-type="float" office:value="0.041632004">
                <text:p>0.041632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.859236">
                <text:p>18.859236</text:p>
              </table:table-cell>
              <table:table-cell office:value-type="float" office:value="1.3521602">
                <text:p>1.3521602</text:p>
              </table:table-cell>
              <table:table-cell office:value-type="float" office:value="9.081758">
                <text:p>9.081758</text:p>
              </table:table-cell>
              <table:table-cell office:value-type="float" office:value="19.537786">
                <text:p>19.537786</text:p>
              </table:table-cell>
              <table:table-cell office:value-type="float" office:value="0.02041632">
                <text:p>0.02041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0.248592">
                <text:p>20.248592</text:p>
              </table:table-cell>
              <table:table-cell office:value-type="float" office:value="2.2535217">
                <text:p>2.2535217</text:p>
              </table:table-cell>
              <table:table-cell office:value-type="float" office:value="10.750818">
                <text:p>10.750818</text:p>
              </table:table-cell>
              <table:table-cell office:value-type="float" office:value="19.235378">
                <text:p>19.235378</text:p>
              </table:table-cell>
              <table:table-cell office:value-type="float" office:value="0.73020416">
                <text:p>0.73020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0.612486">
                <text:p>20.612486</text:p>
              </table:table-cell>
              <table:table-cell office:value-type="float" office:value="0.20253521">
                <text:p>0.20253521</text:p>
              </table:table-cell>
              <table:table-cell office:value-type="float" office:value="8.877508">
                <text:p>8.877508</text:p>
              </table:table-cell>
              <table:table-cell office:value-type="float" office:value="20.452354">
                <text:p>20.452354</text:p>
              </table:table-cell>
              <table:table-cell office:value-type="float" office:value="0.40730205">
                <text:p>0.40730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.196125">
                <text:p>18.196125</text:p>
              </table:table-cell>
              <table:table-cell office:value-type="float" office:value="0.3220254">
                <text:p>0.3220254</text:p>
              </table:table-cell>
              <table:table-cell office:value-type="float" office:value="9.808775">
                <text:p>9.808775</text:p>
              </table:table-cell>
              <table:table-cell office:value-type="float" office:value="19.714523">
                <text:p>19.714523</text:p>
              </table:table-cell>
              <table:table-cell office:value-type="float" office:value="0.08407302">
                <text:p>0.08407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6.74196">
                <text:p>16.74196</text:p>
              </table:table-cell>
              <table:table-cell office:value-type="float" office:value="2.5632203">
                <text:p>2.5632203</text:p>
              </table:table-cell>
              <table:table-cell office:value-type="float" office:value="9.088088">
                <text:p>9.088088</text:p>
              </table:table-cell>
              <table:table-cell office:value-type="float" office:value="19.817146">
                <text:p>19.817146</text:p>
              </table:table-cell>
              <table:table-cell office:value-type="float" office:value="0.3608407">
                <text:p>0.36084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0.43742">
                <text:p>20.43742</text:p>
              </table:table-cell>
              <table:table-cell office:value-type="float" office:value="0.025632203">
                <text:p>0.025632203</text:p>
              </table:table-cell>
              <table:table-cell office:value-type="float" office:value="9.100881">
                <text:p>9.100881</text:p>
              </table:table-cell>
              <table:table-cell office:value-type="float" office:value="20.14817">
                <text:p>20.14817</text:p>
              </table:table-cell>
              <table:table-cell office:value-type="float" office:value="0.8036084">
                <text:p>0.8036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6.434376">
                <text:p>16.434376</text:p>
              </table:table-cell>
              <table:table-cell office:value-type="float" office:value="0.00025632203">
                <text:p>0.00025632203</text:p>
              </table:table-cell>
              <table:table-cell office:value-type="float" office:value="9.091009">
                <text:p>9.091009</text:p>
              </table:table-cell>
              <table:table-cell office:value-type="float" office:value="19.831482">
                <text:p>19.831482</text:p>
              </table:table-cell>
              <table:table-cell office:value-type="float" office:value="0.32803607">
                <text:p>0.32803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0.214344">
                <text:p>20.214344</text:p>
              </table:table-cell>
              <table:table-cell office:value-type="float" office:value="0.050002564">
                <text:p>0.050002564</text:p>
              </table:table-cell>
              <table:table-cell office:value-type="float" office:value="9.25091">
                <text:p>9.25091</text:p>
              </table:table-cell>
              <table:table-cell office:value-type="float" office:value="21.268316">
                <text:p>21.268316</text:p>
              </table:table-cell>
              <table:table-cell office:value-type="float" office:value="1.1632804">
                <text:p>1.1632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1.082144">
                <text:p>21.082144</text:p>
              </table:table-cell>
              <table:table-cell office:value-type="float" office:value="2.6404998">
                <text:p>2.6404998</text:p>
              </table:table-cell>
              <table:table-cell office:value-type="float" office:value="9.652509">
                <text:p>9.652509</text:p>
              </table:table-cell>
              <table:table-cell office:value-type="float" office:value="19.022682">
                <text:p>19.022682</text:p>
              </table:table-cell>
              <table:table-cell office:value-type="float" office:value="0.4516328">
                <text:p>0.4516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9.990822">
                <text:p>19.990822</text:p>
              </table:table-cell>
              <table:table-cell office:value-type="float" office:value="0.666405">
                <text:p>0.666405</text:p>
              </table:table-cell>
              <table:table-cell office:value-type="float" office:value="10.366526">
                <text:p>10.366526</text:p>
              </table:table-cell>
              <table:table-cell office:value-type="float" office:value="19.000227">
                <text:p>19.000227</text:p>
              </table:table-cell>
              <table:table-cell office:value-type="float" office:value="0.42451632">
                <text:p>0.42451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.969908">
                <text:p>17.969908</text:p>
              </table:table-cell>
              <table:table-cell office:value-type="float" office:value="0.06666405">
                <text:p>0.06666405</text:p>
              </table:table-cell>
              <table:table-cell office:value-type="float" office:value="8.123665">
                <text:p>8.123665</text:p>
              </table:table-cell>
              <table:table-cell office:value-type="float" office:value="20.350002">
                <text:p>20.350002</text:p>
              </table:table-cell>
              <table:table-cell office:value-type="float" office:value="0.0042451634">
                <text:p>0.00424516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.5397">
                <text:p>20.5397</text:p>
              </table:table-cell>
              <table:table-cell office:value-type="float" office:value="0.65066665">
                <text:p>0.65066665</text:p>
              </table:table-cell>
              <table:table-cell office:value-type="float" office:value="8.961237">
                <text:p>8.961237</text:p>
              </table:table-cell>
              <table:table-cell office:value-type="float" office:value="19.1635">
                <text:p>19.1635</text:p>
              </table:table-cell>
              <table:table-cell office:value-type="float" office:value="0.6600424">
                <text:p>0.6600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0.225397">
                <text:p>20.225397</text:p>
              </table:table-cell>
              <table:table-cell office:value-type="float" office:value="0.96650666">
                <text:p>0.96650666</text:p>
              </table:table-cell>
              <table:table-cell office:value-type="float" office:value="9.489613">
                <text:p>9.489613</text:p>
              </table:table-cell>
              <table:table-cell office:value-type="float" office:value="20.261635">
                <text:p>20.261635</text:p>
              </table:table-cell>
              <table:table-cell office:value-type="float" office:value="0.006600424">
                <text:p>0.006600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.472254">
                <text:p>19.472254</text:p>
              </table:table-cell>
              <table:table-cell office:value-type="float" office:value="1.3296651">
                <text:p>1.3296651</text:p>
              </table:table-cell>
              <table:table-cell office:value-type="float" office:value="8.014896">
                <text:p>8.014896</text:p>
              </table:table-cell>
              <table:table-cell office:value-type="float" office:value="19.832617">
                <text:p>19.832617</text:p>
              </table:table-cell>
              <table:table-cell office:value-type="float" office:value="0.730066">
                <text:p>0.7300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0.974722">
                <text:p>20.974722</text:p>
              </table:table-cell>
              <table:table-cell office:value-type="float" office:value="1.3332967">
                <text:p>1.3332967</text:p>
              </table:table-cell>
              <table:table-cell office:value-type="float" office:value="9.600149">
                <text:p>9.600149</text:p>
              </table:table-cell>
              <table:table-cell office:value-type="float" office:value="19.988327">
                <text:p>19.988327</text:p>
              </table:table-cell>
              <table:table-cell office:value-type="float" office:value="0.32730064">
                <text:p>0.32730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6.549747">
                <text:p>16.549747</text:p>
              </table:table-cell>
              <table:table-cell office:value-type="float" office:value="0.17333296">
                <text:p>0.17333296</text:p>
              </table:table-cell>
              <table:table-cell office:value-type="float" office:value="8.256001">
                <text:p>8.256001</text:p>
              </table:table-cell>
              <table:table-cell office:value-type="float" office:value="18.979883">
                <text:p>18.979883</text:p>
              </table:table-cell>
              <table:table-cell office:value-type="float" office:value="0.10327301">
                <text:p>0.10327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.815498">
                <text:p>18.815498</text:p>
              </table:table-cell>
              <table:table-cell office:value-type="float" office:value="0.64173335">
                <text:p>0.64173335</text:p>
              </table:table-cell>
              <table:table-cell office:value-type="float" office:value="8.48256">
                <text:p>8.48256</text:p>
              </table:table-cell>
              <table:table-cell office:value-type="float" office:value="20.259798">
                <text:p>20.259798</text:p>
              </table:table-cell>
              <table:table-cell office:value-type="float" office:value="0.08103273">
                <text:p>0.08103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.078154">
                <text:p>19.078154</text:p>
              </table:table-cell>
              <table:table-cell office:value-type="float" office:value="1.4464173">
                <text:p>1.4464173</text:p>
              </table:table-cell>
              <table:table-cell office:value-type="float" office:value="8.0848255">
                <text:p>8.0848255</text:p>
              </table:table-cell>
              <table:table-cell office:value-type="float" office:value="19.502598">
                <text:p>19.502598</text:p>
              </table:table-cell>
              <table:table-cell office:value-type="float" office:value="0.3608103">
                <text:p>0.3608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.20078">
                <text:p>17.20078</text:p>
              </table:table-cell>
              <table:table-cell office:value-type="float" office:value="0.27446416">
                <text:p>0.27446416</text:p>
              </table:table-cell>
              <table:table-cell office:value-type="float" office:value="8.730848">
                <text:p>8.730848</text:p>
              </table:table-cell>
              <table:table-cell office:value-type="float" office:value="19.235025">
                <text:p>19.235025</text:p>
              </table:table-cell>
              <table:table-cell office:value-type="float" office:value="0.3336081">
                <text:p>0.33360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.762009">
                <text:p>18.762009</text:p>
              </table:table-cell>
              <table:table-cell office:value-type="float" office:value="0.0027446416">
                <text:p>0.0027446416</text:p>
              </table:table-cell>
              <table:table-cell office:value-type="float" office:value="7.9273086">
                <text:p>7.9273086</text:p>
              </table:table-cell>
              <table:table-cell office:value-type="float" office:value="20.35235">
                <text:p>20.35235</text:p>
              </table:table-cell>
              <table:table-cell office:value-type="float" office:value="0.08333608">
                <text:p>0.08333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2.43762">
                <text:p>22.43762</text:p>
              </table:table-cell>
              <table:table-cell office:value-type="float" office:value="0.8000275">
                <text:p>0.8000275</text:p>
              </table:table-cell>
              <table:table-cell office:value-type="float" office:value="9.279273">
                <text:p>9.279273</text:p>
              </table:table-cell>
              <table:table-cell office:value-type="float" office:value="19.043524">
                <text:p>19.043524</text:p>
              </table:table-cell>
              <table:table-cell office:value-type="float" office:value="0.040833358">
                <text:p>0.0408333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.824377">
                <text:p>16.824377</text:p>
              </table:table-cell>
              <table:table-cell office:value-type="float" office:value="1.3680004">
                <text:p>1.3680004</text:p>
              </table:table-cell>
              <table:table-cell office:value-type="float" office:value="8.382793">
                <text:p>8.382793</text:p>
              </table:table-cell>
              <table:table-cell office:value-type="float" office:value="19.800434">
                <text:p>19.800434</text:p>
              </table:table-cell>
              <table:table-cell office:value-type="float" office:value="1.0104083">
                <text:p>1.01040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.688244">
                <text:p>19.688244</text:p>
              </table:table-cell>
              <table:table-cell office:value-type="float" office:value="1.3336799">
                <text:p>1.3336799</text:p>
              </table:table-cell>
              <table:table-cell office:value-type="float" office:value="8.283828">
                <text:p>8.283828</text:p>
              </table:table-cell>
              <table:table-cell office:value-type="float" office:value="19.818005">
                <text:p>19.818005</text:p>
              </table:table-cell>
              <table:table-cell office:value-type="float" office:value="0.41010407">
                <text:p>0.41010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2.156883">
                <text:p>22.156883</text:p>
              </table:table-cell>
              <table:table-cell office:value-type="float" office:value="0.17333679">
                <text:p>0.17333679</text:p>
              </table:table-cell>
              <table:table-cell office:value-type="float" office:value="8.322838">
                <text:p>8.322838</text:p>
              </table:table-cell>
              <table:table-cell office:value-type="float" office:value="19.02818">
                <text:p>19.02818</text:p>
              </table:table-cell>
              <table:table-cell office:value-type="float" office:value="0.004101041">
                <text:p>0.004101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.371569">
                <text:p>18.371569</text:p>
              </table:table-cell>
              <table:table-cell office:value-type="float" office:value="0.0017333679">
                <text:p>0.0017333679</text:p>
              </table:table-cell>
              <table:table-cell office:value-type="float" office:value="9.603229">
                <text:p>9.603229</text:p>
              </table:table-cell>
              <table:table-cell office:value-type="float" office:value="19.310282">
                <text:p>19.310282</text:p>
              </table:table-cell>
              <table:table-cell office:value-type="float" office:value="0.020041011">
                <text:p>0.020041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6.563715">
                <text:p>16.563715</text:p>
              </table:table-cell>
              <table:table-cell office:value-type="float" office:value="1.2800174">
                <text:p>1.2800174</text:p>
              </table:table-cell>
              <table:table-cell office:value-type="float" office:value="8.676032">
                <text:p>8.676032</text:p>
              </table:table-cell>
              <table:table-cell office:value-type="float" office:value="28.973103">
                <text:p>28.973103</text:p>
              </table:table-cell>
              <table:table-cell office:value-type="float" office:value="0.10020041">
                <text:p>0.100200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.165638">
                <text:p>17.165638</text:p>
              </table:table-cell>
              <table:table-cell office:value-type="float" office:value="0.012800174">
                <text:p>0.012800174</text:p>
              </table:table-cell>
              <table:table-cell office:value-type="float" office:value="8.48676">
                <text:p>8.48676</text:p>
              </table:table-cell>
              <table:table-cell office:value-type="float" office:value="26.89973">
                <text:p>26.89973</text:p>
              </table:table-cell>
              <table:table-cell office:value-type="float" office:value="0.001002004">
                <text:p>0.001002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0.371656">
                <text:p>20.371656</text:p>
              </table:table-cell>
              <table:table-cell office:value-type="float" office:value="0.040128004">
                <text:p>0.040128004</text:p>
              </table:table-cell>
              <table:table-cell office:value-type="float" office:value="8.3348675">
                <text:p>8.3348675</text:p>
              </table:table-cell>
              <table:table-cell office:value-type="float" office:value="27.728996">
                <text:p>27.728996</text:p>
              </table:table-cell>
              <table:table-cell office:value-type="float" office:value="0.0000100200405">
                <text:p>0.0000100200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7.183716">
                <text:p>17.183716</text:p>
              </table:table-cell>
              <table:table-cell office:value-type="float" office:value="0.00040128003">
                <text:p>0.00040128003</text:p>
              </table:table-cell>
              <table:table-cell office:value-type="float" office:value="8.023349">
                <text:p>8.023349</text:p>
              </table:table-cell>
              <table:table-cell office:value-type="float" office:value="28.887291">
                <text:p>28.887291</text:p>
              </table:table-cell>
              <table:table-cell office:value-type="float" office:value="0.3200001">
                <text:p>0.32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.411837">
                <text:p>23.411837</text:p>
              </table:table-cell>
              <table:table-cell office:value-type="float" office:value="0.0000040128">
                <text:p>0.0000040128</text:p>
              </table:table-cell>
              <table:table-cell office:value-type="float" office:value="7.8402333">
                <text:p>7.8402333</text:p>
              </table:table-cell>
              <table:table-cell office:value-type="float" office:value="28.368872">
                <text:p>28.368872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.204119">
                <text:p>23.204119</text:p>
              </table:table-cell>
              <table:table-cell office:value-type="float" office:value="0.16000004">
                <text:p>0.16000004</text:p>
              </table:table-cell>
              <table:table-cell office:value-type="float" office:value="8.238402">
                <text:p>8.238402</text:p>
              </table:table-cell>
              <table:table-cell office:value-type="float" office:value="27.323689">
                <text:p>27.323689</text:p>
              </table:table-cell>
              <table:table-cell office:value-type="float" office:value="0.25043198">
                <text:p>0.250431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1.932041">
                <text:p>21.932041</text:p>
              </table:table-cell>
              <table:table-cell office:value-type="float" office:value="0.3816">
                <text:p>0.3816</text:p>
              </table:table-cell>
              <table:table-cell office:value-type="float" office:value="9.412384">
                <text:p>9.412384</text:p>
              </table:table-cell>
              <table:table-cell office:value-type="float" office:value="27.193237">
                <text:p>27.193237</text:p>
              </table:table-cell>
              <table:table-cell office:value-type="float" office:value="0.04250432">
                <text:p>0.04250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8.53932">
                <text:p>18.53932</text:p>
              </table:table-cell>
              <table:table-cell office:value-type="float" office:value="1.373816">
                <text:p>1.373816</text:p>
              </table:table-cell>
              <table:table-cell office:value-type="float" office:value="8.114123">
                <text:p>8.114123</text:p>
              </table:table-cell>
              <table:table-cell office:value-type="float" office:value="28.111933">
                <text:p>28.111933</text:p>
              </table:table-cell>
              <table:table-cell office:value-type="float" office:value="0.040425044">
                <text:p>0.0404250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.165394">
                <text:p>19.165394</text:p>
              </table:table-cell>
              <table:table-cell office:value-type="float" office:value="0.7837382">
                <text:p>0.7837382</text:p>
              </table:table-cell>
              <table:table-cell office:value-type="float" office:value="8.001142">
                <text:p>8.001142</text:p>
              </table:table-cell>
              <table:table-cell office:value-type="float" office:value="27.301119">
                <text:p>27.301119</text:p>
              </table:table-cell>
              <table:table-cell office:value-type="float" office:value="1.0404042">
                <text:p>1.0404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7.461655">
                <text:p>17.461655</text:p>
              </table:table-cell>
              <table:table-cell office:value-type="float" office:value="32.007835">
                <text:p>32.007835</text:p>
              </table:table-cell>
              <table:table-cell office:value-type="float" office:value="9.450011">
                <text:p>9.450011</text:p>
              </table:table-cell>
              <table:table-cell office:value-type="float" office:value="26.443012">
                <text:p>26.443012</text:p>
              </table:table-cell>
              <table:table-cell office:value-type="float" office:value="0.50040406">
                <text:p>0.50040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.294617">
                <text:p>13.294617</text:p>
              </table:table-cell>
              <table:table-cell office:value-type="float" office:value="32.000076">
                <text:p>32.000076</text:p>
              </table:table-cell>
              <table:table-cell office:value-type="float" office:value="8.7345">
                <text:p>8.7345</text:p>
              </table:table-cell>
              <table:table-cell office:value-type="float" office:value="27.60443">
                <text:p>27.60443</text:p>
              </table:table-cell>
              <table:table-cell office:value-type="float" office:value="0.16500404">
                <text:p>0.16500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7.772947">
                <text:p>17.772947</text:p>
              </table:table-cell>
              <table:table-cell office:value-type="float" office:value="32.01">
                <text:p>32.01</text:p>
              </table:table-cell>
              <table:table-cell office:value-type="float" office:value="8.047345">
                <text:p>8.047345</text:p>
              </table:table-cell>
              <table:table-cell office:value-type="float" office:value="26.956045">
                <text:p>26.956045</text:p>
              </table:table-cell>
              <table:table-cell office:value-type="float" office:value="1.44165">
                <text:p>1.44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.71773">
                <text:p>15.71773</text:p>
              </table:table-cell>
              <table:table-cell office:value-type="float" office:value="32.3201">
                <text:p>32.3201</text:p>
              </table:table-cell>
              <table:table-cell office:value-type="float" office:value="8.120474">
                <text:p>8.120474</text:p>
              </table:table-cell>
              <table:table-cell office:value-type="float" office:value="25.03956">
                <text:p>25.03956</text:p>
              </table:table-cell>
              <table:table-cell office:value-type="float" office:value="0.1744165">
                <text:p>0.17441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.037178">
                <text:p>18.037178</text:p>
              </table:table-cell>
              <table:table-cell office:value-type="float" office:value="32.0032">
                <text:p>32.0032</text:p>
              </table:table-cell>
              <table:table-cell office:value-type="float" office:value="8.091205">
                <text:p>8.091205</text:p>
              </table:table-cell>
              <table:table-cell office:value-type="float" office:value="26.520395">
                <text:p>26.520395</text:p>
              </table:table-cell>
              <table:table-cell office:value-type="float" office:value="0.20174415">
                <text:p>0.201744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2.950371">
                <text:p>12.950371</text:p>
              </table:table-cell>
              <table:table-cell office:value-type="float" office:value="32.400032">
                <text:p>32.400032</text:p>
              </table:table-cell>
              <table:table-cell office:value-type="float" office:value="8.2409115">
                <text:p>8.2409115</text:p>
              </table:table-cell>
              <table:table-cell office:value-type="float" office:value="25.345205">
                <text:p>25.345205</text:p>
              </table:table-cell>
              <table:table-cell office:value-type="float" office:value="0.20201744">
                <text:p>0.20201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.139504">
                <text:p>12.139504</text:p>
              </table:table-cell>
              <table:table-cell office:value-type="float" office:value="32.084">
                <text:p>32.084</text:p>
              </table:table-cell>
              <table:table-cell office:value-type="float" office:value="8.002409">
                <text:p>8.002409</text:p>
              </table:table-cell>
              <table:table-cell office:value-type="float" office:value="26.133451">
                <text:p>26.133451</text:p>
              </table:table-cell>
              <table:table-cell office:value-type="float" office:value="0.08202018">
                <text:p>0.08202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.781395">
                <text:p>15.781395</text:p>
              </table:table-cell>
              <table:table-cell office:value-type="float" office:value="31.52084">
                <text:p>31.52084</text:p>
              </table:table-cell>
              <table:table-cell office:value-type="float" office:value="8.280025">
                <text:p>8.280025</text:p>
              </table:table-cell>
              <table:table-cell office:value-type="float" office:value="25.261333">
                <text:p>25.261333</text:p>
              </table:table-cell>
              <table:table-cell office:value-type="float" office:value="0.1608202">
                <text:p>0.1608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.137814">
                <text:p>14.137814</text:p>
              </table:table-cell>
              <table:table-cell office:value-type="float" office:value="33.68521">
                <text:p>33.68521</text:p>
              </table:table-cell>
              <table:table-cell office:value-type="float" office:value="9.282801">
                <text:p>9.282801</text:p>
              </table:table-cell>
              <table:table-cell office:value-type="float" office:value="26.182611">
                <text:p>26.182611</text:p>
              </table:table-cell>
              <table:table-cell office:value-type="float" office:value="0.0816082">
                <text:p>0.0816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.711378">
                <text:p>14.711378</text:p>
              </table:table-cell>
              <table:table-cell office:value-type="float" office:value="31.77685">
                <text:p>31.77685</text:p>
              </table:table-cell>
              <table:table-cell office:value-type="float" office:value="9.532828">
                <text:p>9.532828</text:p>
              </table:table-cell>
              <table:table-cell office:value-type="float" office:value="26.001825">
                <text:p>26.001825</text:p>
              </table:table-cell>
              <table:table-cell office:value-type="float" office:value="0.960816">
                <text:p>0.960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.9271145">
                <text:p>10.9271145</text:p>
              </table:table-cell>
              <table:table-cell office:value-type="float" office:value="33.60777">
                <text:p>33.60777</text:p>
              </table:table-cell>
              <table:table-cell office:value-type="float" office:value="8.025329">
                <text:p>8.025329</text:p>
              </table:table-cell>
              <table:table-cell office:value-type="float" office:value="25.92002">
                <text:p>25.92002</text:p>
              </table:table-cell>
              <table:table-cell office:value-type="float" office:value="0.08960816">
                <text:p>0.089608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.969272">
                <text:p>10.969272</text:p>
              </table:table-cell>
              <table:table-cell office:value-type="float" office:value="31.71608">
                <text:p>31.71608</text:p>
              </table:table-cell>
              <table:table-cell office:value-type="float" office:value="9.100253">
                <text:p>9.100253</text:p>
              </table:table-cell>
              <table:table-cell office:value-type="float" office:value="24.9592">
                <text:p>24.9592</text:p>
              </table:table-cell>
              <table:table-cell office:value-type="float" office:value="0.42089608">
                <text:p>0.42089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.789692">
                <text:p>13.789692</text:p>
              </table:table-cell>
              <table:table-cell office:value-type="float" office:value="32.65716">
                <text:p>32.65716</text:p>
              </table:table-cell>
              <table:table-cell office:value-type="float" office:value="8.021002">
                <text:p>8.021002</text:p>
              </table:table-cell>
              <table:table-cell office:value-type="float" office:value="25.399591">
                <text:p>25.399591</text:p>
              </table:table-cell>
              <table:table-cell office:value-type="float" office:value="0.48420894">
                <text:p>0.48420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.727897">
                <text:p>12.727897</text:p>
              </table:table-cell>
              <table:table-cell office:value-type="float" office:value="33.28657">
                <text:p>33.28657</text:p>
              </table:table-cell>
              <table:table-cell office:value-type="float" office:value="8.09021">
                <text:p>8.09021</text:p>
              </table:table-cell>
              <table:table-cell office:value-type="float" office:value="25.093996">
                <text:p>25.093996</text:p>
              </table:table-cell>
              <table:table-cell office:value-type="float" office:value="0.36484206">
                <text:p>0.36484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.64728">
                <text:p>16.64728</text:p>
              </table:table-cell>
              <table:table-cell office:value-type="float" office:value="32.372868">
                <text:p>32.372868</text:p>
              </table:table-cell>
              <table:table-cell office:value-type="float" office:value="8.080902">
                <text:p>8.080902</text:p>
              </table:table-cell>
              <table:table-cell office:value-type="float" office:value="24.84094">
                <text:p>24.84094</text:p>
              </table:table-cell>
              <table:table-cell office:value-type="float" office:value="0.043648418">
                <text:p>0.0436484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0.086472">
                <text:p>20.086472</text:p>
              </table:table-cell>
              <table:table-cell office:value-type="float" office:value="32.44373">
                <text:p>32.44373</text:p>
              </table:table-cell>
              <table:table-cell office:value-type="float" office:value="8.720809">
                <text:p>8.720809</text:p>
              </table:table-cell>
              <table:table-cell office:value-type="float" office:value="25.818409">
                <text:p>25.818409</text:p>
              </table:table-cell>
              <table:table-cell office:value-type="float" office:value="0.020436484">
                <text:p>0.020436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8.940865">
                <text:p>18.940865</text:p>
              </table:table-cell>
              <table:table-cell office:value-type="float" office:value="33.60444">
                <text:p>33.60444</text:p>
              </table:table-cell>
              <table:table-cell office:value-type="float" office:value="7.9272084">
                <text:p>7.9272084</text:p>
              </table:table-cell>
              <table:table-cell office:value-type="float" office:value="25.138184">
                <text:p>25.138184</text:p>
              </table:table-cell>
              <table:table-cell office:value-type="float" office:value="0.00020436484">
                <text:p>0.00020436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8.259409">
                <text:p>18.259409</text:p>
              </table:table-cell>
              <table:table-cell office:value-type="float" office:value="32.336044">
                <text:p>32.336044</text:p>
              </table:table-cell>
              <table:table-cell office:value-type="float" office:value="8.559273">
                <text:p>8.559273</text:p>
              </table:table-cell>
              <table:table-cell office:value-type="float" office:value="28.00138">
                <text:p>28.00138</text:p>
              </table:table-cell>
              <table:table-cell office:value-type="float" office:value="0.10000204">
                <text:p>0.10000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.732594">
                <text:p>13.732594</text:p>
              </table:table-cell>
              <table:table-cell office:value-type="float" office:value="32.01336">
                <text:p>32.01336</text:p>
              </table:table-cell>
              <table:table-cell office:value-type="float" office:value="9.605593">
                <text:p>9.605593</text:p>
              </table:table-cell>
              <table:table-cell office:value-type="float" office:value="25.940014">
                <text:p>25.940014</text:p>
              </table:table-cell>
              <table:table-cell office:value-type="float" office:value="0.33100003">
                <text:p>0.33100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.247327">
                <text:p>12.247327</text:p>
              </table:table-cell>
              <table:table-cell office:value-type="float" office:value="33.210133">
                <text:p>33.210133</text:p>
              </table:table-cell>
              <table:table-cell office:value-type="float" office:value="9.386056">
                <text:p>9.386056</text:p>
              </table:table-cell>
              <table:table-cell office:value-type="float" office:value="25.9594">
                <text:p>25.9594</text:p>
              </table:table-cell>
              <table:table-cell office:value-type="float" office:value="0.64331">
                <text:p>0.64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.142473">
                <text:p>17.142473</text:p>
              </table:table-cell>
              <table:table-cell office:value-type="float" office:value="33.132103">
                <text:p>33.132103</text:p>
              </table:table-cell>
              <table:table-cell office:value-type="float" office:value="9.53386">
                <text:p>9.53386</text:p>
              </table:table-cell>
              <table:table-cell office:value-type="float" office:value="26.589594">
                <text:p>26.589594</text:p>
              </table:table-cell>
              <table:table-cell office:value-type="float" office:value="0.016433101">
                <text:p>0.016433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.8214245">
                <text:p>11.8214245</text:p>
              </table:table-cell>
              <table:table-cell office:value-type="float" office:value="32.68132">
                <text:p>32.68132</text:p>
              </table:table-cell>
              <table:table-cell office:value-type="float" office:value="8.2053385">
                <text:p>8.2053385</text:p>
              </table:table-cell>
              <table:table-cell office:value-type="float" office:value="25.505896">
                <text:p>25.505896</text:p>
              </table:table-cell>
              <table:table-cell office:value-type="float" office:value="0.00016433101">
                <text:p>0.00016433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3.398214">
                <text:p>13.398214</text:p>
              </table:table-cell>
              <table:table-cell office:value-type="float" office:value="32.046814">
                <text:p>32.046814</text:p>
              </table:table-cell>
              <table:table-cell office:value-type="float" office:value="10.642054">
                <text:p>10.642054</text:p>
              </table:table-cell>
              <table:table-cell office:value-type="float" office:value="26.495058">
                <text:p>26.495058</text:p>
              </table:table-cell>
              <table:table-cell office:value-type="float" office:value="0.040001646">
                <text:p>0.040001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3.043982">
                <text:p>23.043982</text:p>
              </table:table-cell>
              <table:table-cell office:value-type="float" office:value="32.32047">
                <text:p>32.32047</text:p>
              </table:table-cell>
              <table:table-cell office:value-type="float" office:value="9.226421">
                <text:p>9.226421</text:p>
              </table:table-cell>
              <table:table-cell office:value-type="float" office:value="25.37495">
                <text:p>25.37495</text:p>
              </table:table-cell>
              <table:table-cell office:value-type="float" office:value="0.49040002">
                <text:p>0.49040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.24044">
                <text:p>17.24044</text:p>
              </table:table-cell>
              <table:table-cell office:value-type="float" office:value="33.443203">
                <text:p>33.443203</text:p>
              </table:table-cell>
              <table:table-cell office:value-type="float" office:value="10.902265">
                <text:p>10.902265</text:p>
              </table:table-cell>
              <table:table-cell office:value-type="float" office:value="25.88375">
                <text:p>25.88375</text:p>
              </table:table-cell>
              <table:table-cell office:value-type="float" office:value="0.204904">
                <text:p>0.2049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.802404">
                <text:p>14.802404</text:p>
              </table:table-cell>
              <table:table-cell office:value-type="float" office:value="32.334435">
                <text:p>32.334435</text:p>
              </table:table-cell>
              <table:table-cell office:value-type="float" office:value="8.869022">
                <text:p>8.869022</text:p>
              </table:table-cell>
              <table:table-cell office:value-type="float" office:value="24.958838">
                <text:p>24.958838</text:p>
              </table:table-cell>
              <table:table-cell office:value-type="float" office:value="0.42204902">
                <text:p>0.42204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.248024">
                <text:p>13.248024</text:p>
              </table:table-cell>
              <table:table-cell office:value-type="float" office:value="32.373344">
                <text:p>32.373344</text:p>
              </table:table-cell>
              <table:table-cell office:value-type="float" office:value="8.72869">
                <text:p>8.72869</text:p>
              </table:table-cell>
              <table:table-cell office:value-type="float" office:value="26.44959">
                <text:p>26.44959</text:p>
              </table:table-cell>
              <table:table-cell office:value-type="float" office:value="0.01422049">
                <text:p>0.01422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.19248">
                <text:p>13.19248</text:p>
              </table:table-cell>
              <table:table-cell office:value-type="float" office:value="32.343735">
                <text:p>32.343735</text:p>
              </table:table-cell>
              <table:table-cell office:value-type="float" office:value="8.647287">
                <text:p>8.647287</text:p>
              </table:table-cell>
              <table:table-cell office:value-type="float" office:value="25.504498">
                <text:p>25.504498</text:p>
              </table:table-cell>
              <table:table-cell office:value-type="float" office:value="0.28014222">
                <text:p>0.28014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1.631924">
                <text:p>41.631924</text:p>
              </table:table-cell>
              <table:table-cell office:value-type="float" office:value="32.323437">
                <text:p>32.323437</text:p>
              </table:table-cell>
              <table:table-cell office:value-type="float" office:value="71.44647">
                <text:p>71.44647</text:p>
              </table:table-cell>
              <table:table-cell office:value-type="float" office:value="25.145044">
                <text:p>25.145044</text:p>
              </table:table-cell>
              <table:table-cell office:value-type="float" office:value="0.19280142">
                <text:p>0.19280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3.94632">
                <text:p>33.94632</text:p>
              </table:table-cell>
              <table:table-cell office:value-type="float" office:value="31.693235">
                <text:p>31.693235</text:p>
              </table:table-cell>
              <table:table-cell office:value-type="float" office:value="72.95446">
                <text:p>72.95446</text:p>
              </table:table-cell>
              <table:table-cell office:value-type="float" office:value="25.17145">
                <text:p>25.17145</text:p>
              </table:table-cell>
              <table:table-cell office:value-type="float" office:value="0.701928">
                <text:p>0.701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9.759464">
                <text:p>39.759464</text:p>
              </table:table-cell>
              <table:table-cell office:value-type="float" office:value="32.316933">
                <text:p>32.316933</text:p>
              </table:table-cell>
              <table:table-cell office:value-type="float" office:value="73.259544">
                <text:p>73.259544</text:p>
              </table:table-cell>
              <table:table-cell office:value-type="float" office:value="25.131714">
                <text:p>25.131714</text:p>
              </table:table-cell>
              <table:table-cell office:value-type="float" office:value="0.7370193">
                <text:p>0.73701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8.167595">
                <text:p>38.167595</text:p>
              </table:table-cell>
              <table:table-cell office:value-type="float" office:value="35.223167">
                <text:p>35.223167</text:p>
              </table:table-cell>
              <table:table-cell office:value-type="float" office:value="64.0926">
                <text:p>64.0926</text:p>
              </table:table-cell>
              <table:table-cell office:value-type="float" office:value="27.671318">
                <text:p>27.671318</text:p>
              </table:table-cell>
              <table:table-cell office:value-type="float" office:value="0.007370193">
                <text:p>0.0073701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2.971676">
                <text:p>32.971676</text:p>
              </table:table-cell>
              <table:table-cell office:value-type="float" office:value="32.69223">
                <text:p>32.69223</text:p>
              </table:table-cell>
              <table:table-cell office:value-type="float" office:value="65.92093">
                <text:p>65.92093</text:p>
              </table:table-cell>
              <table:table-cell office:value-type="float" office:value="25.256714">
                <text:p>25.256714</text:p>
              </table:table-cell>
              <table:table-cell office:value-type="float" office:value="0.00007370193">
                <text:p>0.000073701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3.639717">
                <text:p>33.639717</text:p>
              </table:table-cell>
              <table:table-cell office:value-type="float" office:value="32.006924">
                <text:p>32.006924</text:p>
              </table:table-cell>
              <table:table-cell office:value-type="float" office:value="64.17921">
                <text:p>64.17921</text:p>
              </table:table-cell>
              <table:table-cell office:value-type="float" office:value="27.25257">
                <text:p>27.25257</text:p>
              </table:table-cell>
              <table:table-cell office:value-type="float" office:value="0.05000074">
                <text:p>0.050000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4.556396">
                <text:p>34.556396</text:p>
              </table:table-cell>
              <table:table-cell office:value-type="float" office:value="32.04007">
                <text:p>32.04007</text:p>
              </table:table-cell>
              <table:table-cell office:value-type="float" office:value="64.00179">
                <text:p>64.00179</text:p>
              </table:table-cell>
              <table:table-cell office:value-type="float" office:value="25.792524">
                <text:p>25.792524</text:p>
              </table:table-cell>
              <table:table-cell office:value-type="float" office:value="0.1605">
                <text:p>0.16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9.465565">
                <text:p>39.465565</text:p>
              </table:table-cell>
              <table:table-cell office:value-type="float" office:value="32.3204">
                <text:p>32.3204</text:p>
              </table:table-cell>
              <table:table-cell office:value-type="float" office:value="64.72002">
                <text:p>64.72002</text:p>
              </table:table-cell>
              <table:table-cell office:value-type="float" office:value="26.527925">
                <text:p>26.527925</text:p>
              </table:table-cell>
              <table:table-cell office:value-type="float" office:value="0.17160499">
                <text:p>0.17160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7.524654">
                <text:p>37.524654</text:p>
              </table:table-cell>
              <table:table-cell office:value-type="float" office:value="31.723204">
                <text:p>31.723204</text:p>
              </table:table-cell>
              <table:table-cell office:value-type="float" office:value="64.007195">
                <text:p>64.007195</text:p>
              </table:table-cell>
              <table:table-cell office:value-type="float" office:value="26.205278">
                <text:p>26.205278</text:p>
              </table:table-cell>
              <table:table-cell office:value-type="float" office:value="0.01171605">
                <text:p>0.01171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1.465246">
                <text:p>31.465246</text:p>
              </table:table-cell>
              <table:table-cell office:value-type="float" office:value="32.31723">
                <text:p>32.31723</text:p>
              </table:table-cell>
              <table:table-cell office:value-type="float" office:value="62.810074">
                <text:p>62.810074</text:p>
              </table:table-cell>
              <table:table-cell office:value-type="float" office:value="25.492054">
                <text:p>25.492054</text:p>
              </table:table-cell>
              <table:table-cell office:value-type="float" office:value="0.8101172">
                <text:p>0.8101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6.484653">
                <text:p>36.484653</text:p>
              </table:table-cell>
              <table:table-cell office:value-type="float" office:value="32.323174">
                <text:p>32.323174</text:p>
              </table:table-cell>
              <table:table-cell office:value-type="float" office:value="65.2681">
                <text:p>65.2681</text:p>
              </table:table-cell>
              <table:table-cell office:value-type="float" office:value="26.124922">
                <text:p>26.124922</text:p>
              </table:table-cell>
              <table:table-cell office:value-type="float" office:value="0.4981012">
                <text:p>0.4981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7.864845">
                <text:p>37.864845</text:p>
              </table:table-cell>
              <table:table-cell office:value-type="float" office:value="33.61323">
                <text:p>33.61323</text:p>
              </table:table-cell>
              <table:table-cell office:value-type="float" office:value="66.11268">
                <text:p>66.11268</text:p>
              </table:table-cell>
              <table:table-cell office:value-type="float" office:value="25.17125">
                <text:p>25.17125</text:p>
              </table:table-cell>
              <table:table-cell office:value-type="float" office:value="0.004981012">
                <text:p>0.0049810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4.518646">
                <text:p>34.518646</text:p>
              </table:table-cell>
              <table:table-cell office:value-type="float" office:value="32.45613">
                <text:p>32.45613</text:p>
              </table:table-cell>
              <table:table-cell office:value-type="float" office:value="63.50113">
                <text:p>63.50113</text:p>
              </table:table-cell>
              <table:table-cell office:value-type="float" office:value="25.881714">
                <text:p>25.881714</text:p>
              </table:table-cell>
              <table:table-cell office:value-type="float" office:value="0.00004981012">
                <text:p>0.00004981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4.285187">
                <text:p>34.285187</text:p>
              </table:table-cell>
              <table:table-cell office:value-type="float" office:value="32.504562">
                <text:p>32.504562</text:p>
              </table:table-cell>
              <table:table-cell office:value-type="float" office:value="64.05501">
                <text:p>64.05501</text:p>
              </table:table-cell>
              <table:table-cell office:value-type="float" office:value="26.048819">
                <text:p>26.048819</text:p>
              </table:table-cell>
              <table:table-cell office:value-type="float" office:value="0.010000498">
                <text:p>0.0100004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1.80285">
                <text:p>31.80285</text:p>
              </table:table-cell>
              <table:table-cell office:value-type="float" office:value="33.145046">
                <text:p>33.145046</text:p>
              </table:table-cell>
              <table:table-cell office:value-type="float" office:value="65.06055">
                <text:p>65.06055</text:p>
              </table:table-cell>
              <table:table-cell office:value-type="float" office:value="26.440489">
                <text:p>26.440489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3.42803">
                <text:p>43.42803</text:p>
              </table:table-cell>
              <table:table-cell office:value-type="float" office:value="32.34145">
                <text:p>32.34145</text:p>
              </table:table-cell>
              <table:table-cell office:value-type="float" office:value="71.9306">
                <text:p>71.9306</text:p>
              </table:table-cell>
              <table:table-cell office:value-type="float" office:value="26.244404">
                <text:p>26.244404</text:p>
              </table:table-cell>
              <table:table-cell office:value-type="float" office:value="0.643201">
                <text:p>0.643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4.644276">
                <text:p>44.644276</text:p>
              </table:table-cell>
              <table:table-cell office:value-type="float" office:value="32.38341">
                <text:p>32.38341</text:p>
              </table:table-cell>
              <table:table-cell office:value-type="float" office:value="71.999306">
                <text:p>71.999306</text:p>
              </table:table-cell>
              <table:table-cell office:value-type="float" office:value="26.462444">
                <text:p>26.462444</text:p>
              </table:table-cell>
              <table:table-cell office:value-type="float" office:value="1.306432">
                <text:p>1.306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.406445">
                <text:p>43.406445</text:p>
              </table:table-cell>
              <table:table-cell office:value-type="float" office:value="32.643833">
                <text:p>32.643833</text:p>
              </table:table-cell>
              <table:table-cell office:value-type="float" office:value="72.07999">
                <text:p>72.07999</text:p>
              </table:table-cell>
              <table:table-cell office:value-type="float" office:value="25.194624">
                <text:p>25.194624</text:p>
              </table:table-cell>
              <table:table-cell office:value-type="float" office:value="0.03306432">
                <text:p>0.03306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.314064">
                <text:p>43.314064</text:p>
              </table:table-cell>
              <table:table-cell office:value-type="float" office:value="33.206436">
                <text:p>33.206436</text:p>
              </table:table-cell>
              <table:table-cell office:value-type="float" office:value="73.9308">
                <text:p>73.9308</text:p>
              </table:table-cell>
              <table:table-cell office:value-type="float" office:value="25.241945">
                <text:p>25.241945</text:p>
              </table:table-cell>
              <table:table-cell office:value-type="float" office:value="0.0003306432">
                <text:p>0.0003306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1.853138">
                <text:p>41.853138</text:p>
              </table:table-cell>
              <table:table-cell office:value-type="float" office:value="32.652065">
                <text:p>32.652065</text:p>
              </table:table-cell>
              <table:table-cell office:value-type="float" office:value="72.04931">
                <text:p>72.04931</text:p>
              </table:table-cell>
              <table:table-cell office:value-type="float" office:value="25.49242">
                <text:p>25.49242</text:p>
              </table:table-cell>
              <table:table-cell office:value-type="float" office:value="0.060003303">
                <text:p>0.0600033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6.32853">
                <text:p>46.32853</text:p>
              </table:table-cell>
              <table:table-cell office:value-type="float" office:value="32.65652">
                <text:p>32.65652</text:p>
              </table:table-cell>
              <table:table-cell office:value-type="float" office:value="72.02049">
                <text:p>72.02049</text:p>
              </table:table-cell>
              <table:table-cell office:value-type="float" office:value="25.534924">
                <text:p>25.534924</text:p>
              </table:table-cell>
              <table:table-cell office:value-type="float" office:value="1.2806">
                <text:p>1.2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4.203285">
                <text:p>44.203285</text:p>
              </table:table-cell>
              <table:table-cell office:value-type="float" office:value="32.326565">
                <text:p>32.326565</text:p>
              </table:table-cell>
              <table:table-cell office:value-type="float" office:value="72.18021">
                <text:p>72.18021</text:p>
              </table:table-cell>
              <table:table-cell office:value-type="float" office:value="25.175348">
                <text:p>25.175348</text:p>
              </table:table-cell>
              <table:table-cell office:value-type="float" office:value="0.66280603">
                <text:p>0.662806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3.84203">
                <text:p>43.84203</text:p>
              </table:table-cell>
              <table:table-cell office:value-type="float" office:value="32.343266">
                <text:p>32.343266</text:p>
              </table:table-cell>
              <table:table-cell office:value-type="float" office:value="72.4918">
                <text:p>72.4918</text:p>
              </table:table-cell>
              <table:table-cell office:value-type="float" office:value="25.251753">
                <text:p>25.251753</text:p>
              </table:table-cell>
              <table:table-cell office:value-type="float" office:value="0.0066280602">
                <text:p>0.0066280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9.92842">
                <text:p>39.92842</text:p>
              </table:table-cell>
              <table:table-cell office:value-type="float" office:value="32.543434">
                <text:p>32.543434</text:p>
              </table:table-cell>
              <table:table-cell office:value-type="float" office:value="72.73492">
                <text:p>72.73492</text:p>
              </table:table-cell>
              <table:table-cell office:value-type="float" office:value="26.472517">
                <text:p>26.472517</text:p>
              </table:table-cell>
              <table:table-cell office:value-type="float" office:value="0.08006628">
                <text:p>0.08006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2.429287">
                <text:p>42.429287</text:p>
              </table:table-cell>
              <table:table-cell office:value-type="float" office:value="32.485435">
                <text:p>32.485435</text:p>
              </table:table-cell>
              <table:table-cell office:value-type="float" office:value="72.64735">
                <text:p>72.64735</text:p>
              </table:table-cell>
              <table:table-cell office:value-type="float" office:value="25.024727">
                <text:p>25.024727</text:p>
              </table:table-cell>
              <table:table-cell office:value-type="float" office:value="0.64080065">
                <text:p>0.64080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9.884293">
                <text:p>39.884293</text:p>
              </table:table-cell>
              <table:table-cell office:value-type="float" office:value="32.664852">
                <text:p>32.664852</text:p>
              </table:table-cell>
              <table:table-cell office:value-type="float" office:value="72.08647">
                <text:p>72.08647</text:p>
              </table:table-cell>
              <table:table-cell office:value-type="float" office:value="24.930246">
                <text:p>24.930246</text:p>
              </table:table-cell>
              <table:table-cell office:value-type="float" office:value="1.5164081">
                <text:p>1.5164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5.048843">
                <text:p>45.048843</text:p>
              </table:table-cell>
              <table:table-cell office:value-type="float" office:value="33.726646">
                <text:p>33.726646</text:p>
              </table:table-cell>
              <table:table-cell office:value-type="float" office:value="72.40086">
                <text:p>72.40086</text:p>
              </table:table-cell>
              <table:table-cell office:value-type="float" office:value="25.169302">
                <text:p>25.169302</text:p>
              </table:table-cell>
              <table:table-cell office:value-type="float" office:value="0.38516408">
                <text:p>0.38516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7.070488">
                <text:p>37.070488</text:p>
              </table:table-cell>
              <table:table-cell office:value-type="float" office:value="32.657265">
                <text:p>32.657265</text:p>
              </table:table-cell>
              <table:table-cell office:value-type="float" office:value="71.48401">
                <text:p>71.48401</text:p>
              </table:table-cell>
              <table:table-cell office:value-type="float" office:value="24.781694">
                <text:p>24.781694</text:p>
              </table:table-cell>
              <table:table-cell office:value-type="float" office:value="0.18385164">
                <text:p>0.18385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6.380707">
                <text:p>36.380707</text:p>
              </table:table-cell>
              <table:table-cell office:value-type="float" office:value="34.10657">
                <text:p>34.10657</text:p>
              </table:table-cell>
              <table:table-cell office:value-type="float" office:value="72.72484">
                <text:p>72.72484</text:p>
              </table:table-cell>
              <table:table-cell office:value-type="float" office:value="25.737818">
                <text:p>25.737818</text:p>
              </table:table-cell>
              <table:table-cell office:value-type="float" office:value="0.64183855">
                <text:p>0.64183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3.343807">
                <text:p>43.343807</text:p>
              </table:table-cell>
              <table:table-cell office:value-type="float" office:value="33.961063">
                <text:p>33.961063</text:p>
              </table:table-cell>
              <table:table-cell office:value-type="float" office:value="72.12724">
                <text:p>72.12724</text:p>
              </table:table-cell>
              <table:table-cell office:value-type="float" office:value="25.007378">
                <text:p>25.007378</text:p>
              </table:table-cell>
              <table:table-cell office:value-type="float" office:value="0.016418386">
                <text:p>0.016418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.13344">
                <text:p>49.13344</text:p>
              </table:table-cell>
              <table:table-cell office:value-type="float" office:value="34.77961">
                <text:p>34.77961</text:p>
              </table:table-cell>
              <table:table-cell office:value-type="float" office:value="72.72127">
                <text:p>72.72127</text:p>
              </table:table-cell>
              <table:table-cell office:value-type="float" office:value="25.080072">
                <text:p>25.080072</text:p>
              </table:table-cell>
              <table:table-cell office:value-type="float" office:value="0.040164184">
                <text:p>0.0401641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3cm" svg:height="12.833cm" xlink:href=".." xlink:type="simple" chart:class="chart:scatter" chart:style-name="ch1">
        <chart:legend chart:legend-position="end" svg:x="14.837cm" svg:y="5.121cm" style:legend-expansion="high" chart:style-name="ch2"/>
        <chart:plot-area chart:style-name="ch3" table:cell-range-address="Sheet1.A1:Sheet1.F201" chart:data-source-has-labels="row" svg:x="0.8cm" svg:y="1.159cm" svg:width="13.337cm" svg:height="10.998cm">
          <chartooo:coordinate-region svg:x="1.66cm" svg:y="1.358cm" svg:width="12.171cm" svg:height="10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7" chart:values-cell-range-address="Sheet1.C2:Sheet1.C201" chart:label-cell-address="Sheet1.C1:Sheet1.C1" chart:class="chart:scatter">
            <chart:data-point chart:repeated="200"/>
          </chart:series>
          <chart:series chart:style-name="ch8" chart:values-cell-range-address="Sheet1.D2:Sheet1.D201" chart:label-cell-address="Sheet1.D1:Sheet1.D1" chart:class="chart:scatter">
            <chart:data-point chart:repeated="200"/>
          </chart:series>
          <chart:series chart:style-name="ch9" chart:values-cell-range-address="Sheet1.E2:Sheet1.E201" chart:label-cell-address="Sheet1.E1:Sheet1.E1" chart:class="chart:scatter">
            <chart:data-point chart:repeated="200"/>
          </chart:series>
          <chart:series chart:style-name="ch10" chart:values-cell-range-address="Sheet1.F2:Sheet1.F201" chart:label-cell-address="Sheet1.F1:Sheet1.F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tness</text:p>
                <draw:g>
                  <svg:desc>Sheet1.B1:Sheet1.B1</svg:desc>
                </draw:g>
              </table:table-cell>
              <table:table-cell office:value-type="string">
                <text:p>No Turn</text:p>
                <draw:g>
                  <svg:desc>Sheet1.C1:Sheet1.C1</svg:desc>
                </draw:g>
              </table:table-cell>
              <table:table-cell office:value-type="string">
                <text:p>Turn</text:p>
                <draw:g>
                  <svg:desc>Sheet1.D1:Sheet1.D1</svg:desc>
                </draw:g>
              </table:table-cell>
              <table:table-cell office:value-type="string">
                <text:p>Memory</text:p>
                <draw:g>
                  <svg:desc>Sheet1.E1:Sheet1.E1</svg:desc>
                </draw:g>
              </table:table-cell>
              <table:table-cell office:value-type="string">
                <text:p>Defens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17.2">
                <text:p>17.2</text:p>
                <draw:g>
                  <svg:desc>Sheet1.B2:Sheet1.B201</svg:desc>
                </draw:g>
              </table:table-cell>
              <table:table-cell office:value-type="float" office:value="0">
                <text:p>0</text:p>
                <draw:g>
                  <svg:desc>Sheet1.C2:Sheet1.C201</svg:desc>
                </draw:g>
              </table:table-cell>
              <table:table-cell office:value-type="float" office:value="0">
                <text:p>0</text:p>
                <draw:g>
                  <svg:desc>Sheet1.D2:Sheet1.D201</svg:desc>
                </draw:g>
              </table:table-cell>
              <table:table-cell office:value-type="float" office:value="0">
                <text:p>0</text:p>
                <draw:g>
                  <svg:desc>Sheet1.E2:Sheet1.E201</svg:desc>
                </draw:g>
              </table:table-cell>
              <table:table-cell office:value-type="float" office:value="0">
                <text:p>0</text:p>
                <draw:g>
                  <svg:desc>Sheet1.F2:Sheet1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02">
                <text:p>19.202</text:p>
              </table:table-cell>
              <table:table-cell office:value-type="float" office:value="2.56">
                <text:p>2.56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95202">
                <text:p>18.95202</text:p>
              </table:table-cell>
              <table:table-cell office:value-type="float" office:value="2.6856">
                <text:p>2.6856</text:p>
              </table:table-cell>
              <table:table-cell office:value-type="float" office:value="0.33169997">
                <text:p>0.33169997</text:p>
              </table:table-cell>
              <table:table-cell office:value-type="float" office:value="0.66120005">
                <text:p>0.66120005</text:p>
              </table:table-cell>
              <table:table-cell office:value-type="float" office:value="0.6508">
                <text:p>0.6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01952">
                <text:p>18.01952</text:p>
              </table:table-cell>
              <table:table-cell office:value-type="float" office:value="0.166856">
                <text:p>0.166856</text:p>
              </table:table-cell>
              <table:table-cell office:value-type="float" office:value="0.323317">
                <text:p>0.323317</text:p>
              </table:table-cell>
              <table:table-cell office:value-type="float" office:value="0.32661203">
                <text:p>0.32661203</text:p>
              </table:table-cell>
              <table:table-cell office:value-type="float" office:value="0.24650799">
                <text:p>0.24650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880196">
                <text:p>17.880196</text:p>
              </table:table-cell>
              <table:table-cell office:value-type="float" office:value="2.2616684">
                <text:p>2.2616684</text:p>
              </table:table-cell>
              <table:table-cell office:value-type="float" office:value="0.3232332">
                <text:p>0.3232332</text:p>
              </table:table-cell>
              <table:table-cell office:value-type="float" office:value="2.603266">
                <text:p>2.603266</text:p>
              </table:table-cell>
              <table:table-cell office:value-type="float" office:value="0.3224651">
                <text:p>0.3224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.568802">
                <text:p>17.568802</text:p>
              </table:table-cell>
              <table:table-cell office:value-type="float" office:value="0.9826167">
                <text:p>0.9826167</text:p>
              </table:table-cell>
              <table:table-cell office:value-type="float" office:value="0.7232323">
                <text:p>0.7232323</text:p>
              </table:table-cell>
              <table:table-cell office:value-type="float" office:value="0.40603265">
                <text:p>0.40603265</text:p>
              </table:table-cell>
              <table:table-cell office:value-type="float" office:value="0.64322466">
                <text:p>0.64322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.255688">
                <text:p>21.255688</text:p>
              </table:table-cell>
              <table:table-cell office:value-type="float" office:value="1.3298262">
                <text:p>1.3298262</text:p>
              </table:table-cell>
              <table:table-cell office:value-type="float" office:value="0.44723234">
                <text:p>0.44723234</text:p>
              </table:table-cell>
              <table:table-cell office:value-type="float" office:value="0.3340603">
                <text:p>0.3340603</text:p>
              </table:table-cell>
              <table:table-cell office:value-type="float" office:value="0.6464323">
                <text:p>0.6464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.542557">
                <text:p>17.542557</text:p>
              </table:table-cell>
              <table:table-cell office:value-type="float" office:value="0.13329826">
                <text:p>0.13329826</text:p>
              </table:table-cell>
              <table:table-cell office:value-type="float" office:value="0.024472322">
                <text:p>0.024472322</text:p>
              </table:table-cell>
              <table:table-cell office:value-type="float" office:value="0.013340604">
                <text:p>0.013340604</text:p>
              </table:table-cell>
              <table:table-cell office:value-type="float" office:value="0.6664643">
                <text:p>0.666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.735424">
                <text:p>17.735424</text:p>
              </table:table-cell>
              <table:table-cell office:value-type="float" office:value="0.981333">
                <text:p>0.981333</text:p>
              </table:table-cell>
              <table:table-cell office:value-type="float" office:value="3.2802448">
                <text:p>3.2802448</text:p>
              </table:table-cell>
              <table:table-cell office:value-type="float" office:value="1.3701334">
                <text:p>1.3701334</text:p>
              </table:table-cell>
              <table:table-cell office:value-type="float" office:value="0.72666466">
                <text:p>0.72666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.577354">
                <text:p>22.577354</text:p>
              </table:table-cell>
              <table:table-cell office:value-type="float" office:value="0.7498133">
                <text:p>0.7498133</text:p>
              </table:table-cell>
              <table:table-cell office:value-type="float" office:value="2.4128025">
                <text:p>2.4128025</text:p>
              </table:table-cell>
              <table:table-cell office:value-type="float" office:value="0.013701334">
                <text:p>0.013701334</text:p>
              </table:table-cell>
              <table:table-cell office:value-type="float" office:value="0.35726666">
                <text:p>0.3572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.795774">
                <text:p>20.795774</text:p>
              </table:table-cell>
              <table:table-cell office:value-type="float" office:value="0.007498133">
                <text:p>0.007498133</text:p>
              </table:table-cell>
              <table:table-cell office:value-type="float" office:value="2.964128">
                <text:p>2.964128</text:p>
              </table:table-cell>
              <table:table-cell office:value-type="float" office:value="0.00013701334">
                <text:p>0.00013701334</text:p>
              </table:table-cell>
              <table:table-cell office:value-type="float" office:value="1.6235727">
                <text:p>1.6235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.997957">
                <text:p>18.997957</text:p>
              </table:table-cell>
              <table:table-cell office:value-type="float" office:value="0.00007498133">
                <text:p>0.00007498133</text:p>
              </table:table-cell>
              <table:table-cell office:value-type="float" office:value="3.4896412">
                <text:p>3.4896412</text:p>
              </table:table-cell>
              <table:table-cell office:value-type="float" office:value="0.02000137">
                <text:p>0.02000137</text:p>
              </table:table-cell>
              <table:table-cell office:value-type="float" office:value="0.73623574">
                <text:p>0.73623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83998">
                <text:p>16.83998</text:p>
              </table:table-cell>
              <table:table-cell office:value-type="float" office:value="1.2800008">
                <text:p>1.2800008</text:p>
              </table:table-cell>
              <table:table-cell office:value-type="float" office:value="2.5248964">
                <text:p>2.5248964</text:p>
              </table:table-cell>
              <table:table-cell office:value-type="float" office:value="0.0002000137">
                <text:p>0.0002000137</text:p>
              </table:table-cell>
              <table:table-cell office:value-type="float" office:value="0.0073623573">
                <text:p>0.0073623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2484">
                <text:p>17.2484</text:p>
              </table:table-cell>
              <table:table-cell office:value-type="float" office:value="2.0328">
                <text:p>2.0328</text:p>
              </table:table-cell>
              <table:table-cell office:value-type="float" office:value="2.1452491">
                <text:p>2.1452491</text:p>
              </table:table-cell>
              <table:table-cell office:value-type="float" office:value="0.000002000137">
                <text:p>0.000002000137</text:p>
              </table:table-cell>
              <table:table-cell office:value-type="float" office:value="1.3600736">
                <text:p>1.3600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.982485">
                <text:p>16.982485</text:p>
              </table:table-cell>
              <table:table-cell office:value-type="float" office:value="0.18032801">
                <text:p>0.18032801</text:p>
              </table:table-cell>
              <table:table-cell office:value-type="float" office:value="2.3214524">
                <text:p>2.3214524</text:p>
              </table:table-cell>
              <table:table-cell office:value-type="float" office:value="0.000000020001371">
                <text:p>0.000000020001371</text:p>
              </table:table-cell>
              <table:table-cell office:value-type="float" office:value="0.65360075">
                <text:p>0.65360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.799824">
                <text:p>19.799824</text:p>
              </table:table-cell>
              <table:table-cell office:value-type="float" office:value="2.0818033">
                <text:p>2.0818033</text:p>
              </table:table-cell>
              <table:table-cell office:value-type="float" office:value="3.3032148">
                <text:p>3.3032148</text:p>
              </table:table-cell>
              <table:table-cell office:value-type="float" office:value="0.86">
                <text:p>0.86</text:p>
              </table:table-cell>
              <table:table-cell office:value-type="float" office:value="0.166536">
                <text:p>0.166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0.917997">
                <text:p>20.917997</text:p>
              </table:table-cell>
              <table:table-cell office:value-type="float" office:value="1.1808181">
                <text:p>1.1808181</text:p>
              </table:table-cell>
              <table:table-cell office:value-type="float" office:value="5.483032">
                <text:p>5.483032</text:p>
              </table:table-cell>
              <table:table-cell office:value-type="float" office:value="4.0085998">
                <text:p>4.0085998</text:p>
              </table:table-cell>
              <table:table-cell office:value-type="float" office:value="0.0016653601">
                <text:p>0.0016653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.23918">
                <text:p>22.23918</text:p>
              </table:table-cell>
              <table:table-cell office:value-type="float" office:value="0.091808185">
                <text:p>0.091808185</text:p>
              </table:table-cell>
              <table:table-cell office:value-type="float" office:value="2.0548303">
                <text:p>2.0548303</text:p>
              </table:table-cell>
              <table:table-cell office:value-type="float" office:value="4.0600863">
                <text:p>4.0600863</text:p>
              </table:table-cell>
              <table:table-cell office:value-type="float" office:value="0.8400166">
                <text:p>0.840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942392">
                <text:p>18.942392</text:p>
              </table:table-cell>
              <table:table-cell office:value-type="float" office:value="0.00091808185">
                <text:p>0.00091808185</text:p>
              </table:table-cell>
              <table:table-cell office:value-type="float" office:value="2.1405485">
                <text:p>2.1405485</text:p>
              </table:table-cell>
              <table:table-cell office:value-type="float" office:value="4.3306007">
                <text:p>4.3306007</text:p>
              </table:table-cell>
              <table:table-cell office:value-type="float" office:value="0.29840016">
                <text:p>0.29840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.839424">
                <text:p>16.839424</text:p>
              </table:table-cell>
              <table:table-cell office:value-type="float" office:value="0.2600092">
                <text:p>0.2600092</text:p>
              </table:table-cell>
              <table:table-cell office:value-type="float" office:value="2.0214055">
                <text:p>2.0214055</text:p>
              </table:table-cell>
              <table:table-cell office:value-type="float" office:value="4.033306">
                <text:p>4.033306</text:p>
              </table:table-cell>
              <table:table-cell office:value-type="float" office:value="0.682984">
                <text:p>0.682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828394">
                <text:p>18.828394</text:p>
              </table:table-cell>
              <table:table-cell office:value-type="float" office:value="1.2826">
                <text:p>1.2826</text:p>
              </table:table-cell>
              <table:table-cell office:value-type="float" office:value="2.250214">
                <text:p>2.250214</text:p>
              </table:table-cell>
              <table:table-cell office:value-type="float" office:value="4.050333">
                <text:p>4.050333</text:p>
              </table:table-cell>
              <table:table-cell office:value-type="float" office:value="0.026829839">
                <text:p>0.026829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.718285">
                <text:p>19.718285</text:p>
              </table:table-cell>
              <table:table-cell office:value-type="float" office:value="0.072826">
                <text:p>0.072826</text:p>
              </table:table-cell>
              <table:table-cell office:value-type="float" office:value="2.2625022">
                <text:p>2.2625022</text:p>
              </table:table-cell>
              <table:table-cell office:value-type="float" office:value="4.8505034">
                <text:p>4.8505034</text:p>
              </table:table-cell>
              <table:table-cell office:value-type="float" office:value="0.6402683">
                <text:p>0.640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.457182">
                <text:p>20.457182</text:p>
              </table:table-cell>
              <table:table-cell office:value-type="float" office:value="0.16072826">
                <text:p>0.16072826</text:p>
              </table:table-cell>
              <table:table-cell office:value-type="float" office:value="3.2426252">
                <text:p>3.2426252</text:p>
              </table:table-cell>
              <table:table-cell office:value-type="float" office:value="4.218505">
                <text:p>4.218505</text:p>
              </table:table-cell>
              <table:table-cell office:value-type="float" office:value="1.3464026">
                <text:p>1.3464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.004572">
                <text:p>17.004572</text:p>
              </table:table-cell>
              <table:table-cell office:value-type="float" office:value="1.4016074">
                <text:p>1.4016074</text:p>
              </table:table-cell>
              <table:table-cell office:value-type="float" office:value="2.0324264">
                <text:p>2.0324264</text:p>
              </table:table-cell>
              <table:table-cell office:value-type="float" office:value="8.662185">
                <text:p>8.662185</text:p>
              </table:table-cell>
              <table:table-cell office:value-type="float" office:value="0.18346404">
                <text:p>0.18346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980047">
                <text:p>19.980047</text:p>
              </table:table-cell>
              <table:table-cell office:value-type="float" office:value="0.024016075">
                <text:p>0.024016075</text:p>
              </table:table-cell>
              <table:table-cell office:value-type="float" office:value="2.0303242">
                <text:p>2.0303242</text:p>
              </table:table-cell>
              <table:table-cell office:value-type="float" office:value="4.0866218">
                <text:p>4.0866218</text:p>
              </table:table-cell>
              <table:table-cell office:value-type="float" office:value="0.16183464">
                <text:p>0.16183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.6598">
                <text:p>19.6598</text:p>
              </table:table-cell>
              <table:table-cell office:value-type="float" office:value="1.2902402">
                <text:p>1.2902402</text:p>
              </table:table-cell>
              <table:table-cell office:value-type="float" office:value="3.3003035">
                <text:p>3.3003035</text:p>
              </table:table-cell>
              <table:table-cell office:value-type="float" office:value="5.320866">
                <text:p>5.320866</text:p>
              </table:table-cell>
              <table:table-cell office:value-type="float" office:value="0.0016183464">
                <text:p>0.0016183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.986597">
                <text:p>19.986597</text:p>
              </table:table-cell>
              <table:table-cell office:value-type="float" office:value="0.012902401">
                <text:p>0.012902401</text:p>
              </table:table-cell>
              <table:table-cell office:value-type="float" office:value="2.353003">
                <text:p>2.353003</text:p>
              </table:table-cell>
              <table:table-cell office:value-type="float" office:value="4.073209">
                <text:p>4.073209</text:p>
              </table:table-cell>
              <table:table-cell office:value-type="float" office:value="0.16001618">
                <text:p>0.16001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.349865">
                <text:p>18.349865</text:p>
              </table:table-cell>
              <table:table-cell office:value-type="float" office:value="0.640129">
                <text:p>0.640129</text:p>
              </table:table-cell>
              <table:table-cell office:value-type="float" office:value="2.10353">
                <text:p>2.10353</text:p>
              </table:table-cell>
              <table:table-cell office:value-type="float" office:value="4.010732">
                <text:p>4.010732</text:p>
              </table:table-cell>
              <table:table-cell office:value-type="float" office:value="15.681601">
                <text:p>15.681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.9735">
                <text:p>21.9735</text:p>
              </table:table-cell>
              <table:table-cell office:value-type="float" office:value="0.02640129">
                <text:p>0.02640129</text:p>
              </table:table-cell>
              <table:table-cell office:value-type="float" office:value="2.1710353">
                <text:p>2.1710353</text:p>
              </table:table-cell>
              <table:table-cell office:value-type="float" office:value="4.100107">
                <text:p>4.100107</text:p>
              </table:table-cell>
              <table:table-cell office:value-type="float" office:value="16.896816">
                <text:p>16.896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.979734">
                <text:p>16.979734</text:p>
              </table:table-cell>
              <table:table-cell office:value-type="float" office:value="0.640264">
                <text:p>0.640264</text:p>
              </table:table-cell>
              <table:table-cell office:value-type="float" office:value="17.82171">
                <text:p>17.82171</text:p>
              </table:table-cell>
              <table:table-cell office:value-type="float" office:value="4.041001">
                <text:p>4.041001</text:p>
              </table:table-cell>
              <table:table-cell office:value-type="float" office:value="16.868969">
                <text:p>16.8689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.169798">
                <text:p>17.169798</text:p>
              </table:table-cell>
              <table:table-cell office:value-type="float" office:value="1.2864026">
                <text:p>1.2864026</text:p>
              </table:table-cell>
              <table:table-cell office:value-type="float" office:value="18.438217">
                <text:p>18.438217</text:p>
              </table:table-cell>
              <table:table-cell office:value-type="float" office:value="4.54041">
                <text:p>4.54041</text:p>
              </table:table-cell>
              <table:table-cell office:value-type="float" office:value="16.50869">
                <text:p>16.50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.201698">
                <text:p>18.201698</text:p>
              </table:table-cell>
              <table:table-cell office:value-type="float" office:value="0.022864027">
                <text:p>0.022864027</text:p>
              </table:table-cell>
              <table:table-cell office:value-type="float" office:value="19.124382">
                <text:p>19.124382</text:p>
              </table:table-cell>
              <table:table-cell office:value-type="float" office:value="4.005404">
                <text:p>4.005404</text:p>
              </table:table-cell>
              <table:table-cell office:value-type="float" office:value="16.165087">
                <text:p>16.165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.232018">
                <text:p>17.232018</text:p>
              </table:table-cell>
              <table:table-cell office:value-type="float" office:value="2.5602286">
                <text:p>2.5602286</text:p>
              </table:table-cell>
              <table:table-cell office:value-type="float" office:value="18.031244">
                <text:p>18.031244</text:p>
              </table:table-cell>
              <table:table-cell office:value-type="float" office:value="4.040054">
                <text:p>4.040054</text:p>
              </table:table-cell>
              <table:table-cell office:value-type="float" office:value="16.24165">
                <text:p>16.24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0.70232">
                <text:p>20.70232</text:p>
              </table:table-cell>
              <table:table-cell office:value-type="float" office:value="0.18560228">
                <text:p>0.18560228</text:p>
              </table:table-cell>
              <table:table-cell office:value-type="float" office:value="20.600313">
                <text:p>20.600313</text:p>
              </table:table-cell>
              <table:table-cell office:value-type="float" office:value="4.0204005">
                <text:p>4.0204005</text:p>
              </table:table-cell>
              <table:table-cell office:value-type="float" office:value="16.182417">
                <text:p>16.182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.607023">
                <text:p>18.607023</text:p>
              </table:table-cell>
              <table:table-cell office:value-type="float" office:value="0.0018560227">
                <text:p>0.0018560227</text:p>
              </table:table-cell>
              <table:table-cell office:value-type="float" office:value="17.886003">
                <text:p>17.886003</text:p>
              </table:table-cell>
              <table:table-cell office:value-type="float" office:value="4.000204">
                <text:p>4.000204</text:p>
              </table:table-cell>
              <table:table-cell office:value-type="float" office:value="16.221825">
                <text:p>16.221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.03607">
                <text:p>20.03607</text:p>
              </table:table-cell>
              <table:table-cell office:value-type="float" office:value="0.96001863">
                <text:p>0.96001863</text:p>
              </table:table-cell>
              <table:table-cell office:value-type="float" office:value="19.38886">
                <text:p>19.38886</text:p>
              </table:table-cell>
              <table:table-cell office:value-type="float" office:value="5.870002">
                <text:p>5.870002</text:p>
              </table:table-cell>
              <table:table-cell office:value-type="float" office:value="16.322218">
                <text:p>16.322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200361">
                <text:p>19.200361</text:p>
              </table:table-cell>
              <table:table-cell office:value-type="float" office:value="1.2896003">
                <text:p>1.2896003</text:p>
              </table:table-cell>
              <table:table-cell office:value-type="float" office:value="19.46389">
                <text:p>19.46389</text:p>
              </table:table-cell>
              <table:table-cell office:value-type="float" office:value="5.4587">
                <text:p>5.4587</text:p>
              </table:table-cell>
              <table:table-cell office:value-type="float" office:value="16.663223">
                <text:p>16.663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.742004">
                <text:p>24.742004</text:p>
              </table:table-cell>
              <table:table-cell office:value-type="float" office:value="1.372896">
                <text:p>1.372896</text:p>
              </table:table-cell>
              <table:table-cell office:value-type="float" office:value="19.554638">
                <text:p>19.554638</text:p>
              </table:table-cell>
              <table:table-cell office:value-type="float" office:value="4.064587">
                <text:p>4.064587</text:p>
              </table:table-cell>
              <table:table-cell office:value-type="float" office:value="16.406631">
                <text:p>16.406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1.66742">
                <text:p>21.66742</text:p>
              </table:table-cell>
              <table:table-cell office:value-type="float" office:value="2.173729">
                <text:p>2.173729</text:p>
              </table:table-cell>
              <table:table-cell office:value-type="float" office:value="18.175547">
                <text:p>18.175547</text:p>
              </table:table-cell>
              <table:table-cell office:value-type="float" office:value="4.320646">
                <text:p>4.320646</text:p>
              </table:table-cell>
              <table:table-cell office:value-type="float" office:value="23.964067">
                <text:p>23.964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7.856674">
                <text:p>17.856674</text:p>
              </table:table-cell>
              <table:table-cell office:value-type="float" office:value="0.021737289">
                <text:p>0.021737289</text:p>
              </table:table-cell>
              <table:table-cell office:value-type="float" office:value="18.261755">
                <text:p>18.261755</text:p>
              </table:table-cell>
              <table:table-cell office:value-type="float" office:value="3.9732065">
                <text:p>3.9732065</text:p>
              </table:table-cell>
              <table:table-cell office:value-type="float" office:value="23.929642">
                <text:p>23.929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.648567">
                <text:p>20.648567</text:p>
              </table:table-cell>
              <table:table-cell office:value-type="float" office:value="0.8002174">
                <text:p>0.8002174</text:p>
              </table:table-cell>
              <table:table-cell office:value-type="float" office:value="18.142616">
                <text:p>18.142616</text:p>
              </table:table-cell>
              <table:table-cell office:value-type="float" office:value="4.289732">
                <text:p>4.289732</text:p>
              </table:table-cell>
              <table:table-cell office:value-type="float" office:value="24.719297">
                <text:p>24.719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.356483">
                <text:p>21.356483</text:p>
              </table:table-cell>
              <table:table-cell office:value-type="float" office:value="0.8480022">
                <text:p>0.8480022</text:p>
              </table:table-cell>
              <table:table-cell office:value-type="float" office:value="18.881426">
                <text:p>18.881426</text:p>
              </table:table-cell>
              <table:table-cell office:value-type="float" office:value="6.0728974">
                <text:p>6.0728974</text:p>
              </table:table-cell>
              <table:table-cell office:value-type="float" office:value="24.137192">
                <text:p>24.137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.473564">
                <text:p>17.473564</text:p>
              </table:table-cell>
              <table:table-cell office:value-type="float" office:value="0.96848">
                <text:p>0.96848</text:p>
              </table:table-cell>
              <table:table-cell office:value-type="float" office:value="18.358814">
                <text:p>18.358814</text:p>
              </table:table-cell>
              <table:table-cell office:value-type="float" office:value="4.020729">
                <text:p>4.020729</text:p>
              </table:table-cell>
              <table:table-cell office:value-type="float" office:value="24.881372">
                <text:p>24.881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.754736">
                <text:p>18.754736</text:p>
              </table:table-cell>
              <table:table-cell office:value-type="float" office:value="0.88968474">
                <text:p>0.88968474</text:p>
              </table:table-cell>
              <table:table-cell office:value-type="float" office:value="18.81359">
                <text:p>18.81359</text:p>
              </table:table-cell>
              <table:table-cell office:value-type="float" office:value="5.3202076">
                <text:p>5.3202076</text:p>
              </table:table-cell>
              <table:table-cell office:value-type="float" office:value="24.768814">
                <text:p>24.768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.247547">
                <text:p>20.247547</text:p>
              </table:table-cell>
              <table:table-cell office:value-type="float" office:value="0.068896845">
                <text:p>0.068896845</text:p>
              </table:table-cell>
              <table:table-cell office:value-type="float" office:value="19.308136">
                <text:p>19.308136</text:p>
              </table:table-cell>
              <table:table-cell office:value-type="float" office:value="4.133202">
                <text:p>4.133202</text:p>
              </table:table-cell>
              <table:table-cell office:value-type="float" office:value="23.827688">
                <text:p>23.827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572475">
                <text:p>19.572475</text:p>
              </table:table-cell>
              <table:table-cell office:value-type="float" office:value="0.16068897">
                <text:p>0.16068897</text:p>
              </table:table-cell>
              <table:table-cell office:value-type="float" office:value="19.09308">
                <text:p>19.09308</text:p>
              </table:table-cell>
              <table:table-cell office:value-type="float" office:value="5.2613316">
                <text:p>5.2613316</text:p>
              </table:table-cell>
              <table:table-cell office:value-type="float" office:value="24.398277">
                <text:p>24.398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.515724">
                <text:p>26.515724</text:p>
              </table:table-cell>
              <table:table-cell office:value-type="float" office:value="0.7016069">
                <text:p>0.7016069</text:p>
              </table:table-cell>
              <table:table-cell office:value-type="float" office:value="18.13093">
                <text:p>18.13093</text:p>
              </table:table-cell>
              <table:table-cell office:value-type="float" office:value="4.0126133">
                <text:p>4.0126133</text:p>
              </table:table-cell>
              <table:table-cell office:value-type="float" office:value="24.273985">
                <text:p>24.27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.335157">
                <text:p>20.335157</text:p>
              </table:table-cell>
              <table:table-cell office:value-type="float" office:value="0.68701607">
                <text:p>0.68701607</text:p>
              </table:table-cell>
              <table:table-cell office:value-type="float" office:value="18.331308">
                <text:p>18.331308</text:p>
              </table:table-cell>
              <table:table-cell office:value-type="float" office:value="6.600126">
                <text:p>6.600126</text:p>
              </table:table-cell>
              <table:table-cell office:value-type="float" office:value="24.242739">
                <text:p>24.242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773352">
                <text:p>19.773352</text:p>
              </table:table-cell>
              <table:table-cell office:value-type="float" office:value="0.36687016">
                <text:p>0.36687016</text:p>
              </table:table-cell>
              <table:table-cell office:value-type="float" office:value="18.523314">
                <text:p>18.523314</text:p>
              </table:table-cell>
              <table:table-cell office:value-type="float" office:value="4.0260015">
                <text:p>4.0260015</text:p>
              </table:table-cell>
              <table:table-cell office:value-type="float" office:value="23.882427">
                <text:p>23.882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.587734">
                <text:p>21.587734</text:p>
              </table:table-cell>
              <table:table-cell office:value-type="float" office:value="0.0036687017">
                <text:p>0.0036687017</text:p>
              </table:table-cell>
              <table:table-cell office:value-type="float" office:value="19.515234">
                <text:p>19.515234</text:p>
              </table:table-cell>
              <table:table-cell office:value-type="float" office:value="5.60026">
                <text:p>5.60026</text:p>
              </table:table-cell>
              <table:table-cell office:value-type="float" office:value="24.238823">
                <text:p>24.238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.13588">
                <text:p>23.13588</text:p>
              </table:table-cell>
              <table:table-cell office:value-type="float" office:value="1.3800366">
                <text:p>1.3800366</text:p>
              </table:table-cell>
              <table:table-cell office:value-type="float" office:value="19.315153">
                <text:p>19.315153</text:p>
              </table:table-cell>
              <table:table-cell office:value-type="float" office:value="4.4060025">
                <text:p>4.4060025</text:p>
              </table:table-cell>
              <table:table-cell office:value-type="float" office:value="23.862389">
                <text:p>23.862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8.73136">
                <text:p>18.73136</text:p>
              </table:table-cell>
              <table:table-cell office:value-type="float" office:value="4.1838">
                <text:p>4.1838</text:p>
              </table:table-cell>
              <table:table-cell office:value-type="float" office:value="18.193151">
                <text:p>18.193151</text:p>
              </table:table-cell>
              <table:table-cell office:value-type="float" office:value="4.68406">
                <text:p>4.68406</text:p>
              </table:table-cell>
              <table:table-cell office:value-type="float" office:value="8.8186245">
                <text:p>8.8186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.647314">
                <text:p>17.647314</text:p>
              </table:table-cell>
              <table:table-cell office:value-type="float" office:value="4.121838">
                <text:p>4.121838</text:p>
              </table:table-cell>
              <table:table-cell office:value-type="float" office:value="18.03193">
                <text:p>18.03193</text:p>
              </table:table-cell>
              <table:table-cell office:value-type="float" office:value="4.7268405">
                <text:p>4.7268405</text:p>
              </table:table-cell>
              <table:table-cell office:value-type="float" office:value="8.128186">
                <text:p>8.1281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.766474">
                <text:p>18.766474</text:p>
              </table:table-cell>
              <table:table-cell office:value-type="float" office:value="4.161218">
                <text:p>4.161218</text:p>
              </table:table-cell>
              <table:table-cell office:value-type="float" office:value="19.46032">
                <text:p>19.46032</text:p>
              </table:table-cell>
              <table:table-cell office:value-type="float" office:value="4.0672684">
                <text:p>4.0672684</text:p>
              </table:table-cell>
              <table:table-cell office:value-type="float" office:value="8.201282">
                <text:p>8.201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.337666">
                <text:p>19.337666</text:p>
              </table:table-cell>
              <table:table-cell office:value-type="float" office:value="5.3216124">
                <text:p>5.3216124</text:p>
              </table:table-cell>
              <table:table-cell office:value-type="float" office:value="19.314604">
                <text:p>19.314604</text:p>
              </table:table-cell>
              <table:table-cell office:value-type="float" office:value="4.8906727">
                <text:p>4.8906727</text:p>
              </table:table-cell>
              <table:table-cell office:value-type="float" office:value="0.12201282">
                <text:p>0.12201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093376">
                <text:p>19.093376</text:p>
              </table:table-cell>
              <table:table-cell office:value-type="float" office:value="4.053216">
                <text:p>4.053216</text:p>
              </table:table-cell>
              <table:table-cell office:value-type="float" office:value="21.373144">
                <text:p>21.373144</text:p>
              </table:table-cell>
              <table:table-cell office:value-type="float" office:value="4.448907">
                <text:p>4.448907</text:p>
              </table:table-cell>
              <table:table-cell office:value-type="float" office:value="0.0012201281">
                <text:p>0.0012201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080935">
                <text:p>20.080935</text:p>
              </table:table-cell>
              <table:table-cell office:value-type="float" office:value="4.000532">
                <text:p>4.000532</text:p>
              </table:table-cell>
              <table:table-cell office:value-type="float" office:value="18.013731">
                <text:p>18.013731</text:p>
              </table:table-cell>
              <table:table-cell office:value-type="float" office:value="4.034489">
                <text:p>4.034489</text:p>
              </table:table-cell>
              <table:table-cell office:value-type="float" office:value="0.000012201282">
                <text:p>0.000012201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.120811">
                <text:p>21.120811</text:p>
              </table:table-cell>
              <table:table-cell office:value-type="float" office:value="4.3800054">
                <text:p>4.3800054</text:p>
              </table:table-cell>
              <table:table-cell office:value-type="float" office:value="19.180138">
                <text:p>19.180138</text:p>
              </table:table-cell>
              <table:table-cell office:value-type="float" office:value="6.300345">
                <text:p>6.300345</text:p>
              </table:table-cell>
              <table:table-cell office:value-type="float" office:value="0.16000012">
                <text:p>0.16000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.631208">
                <text:p>22.631208</text:p>
              </table:table-cell>
              <table:table-cell office:value-type="float" office:value="4.1238003">
                <text:p>4.1238003</text:p>
              </table:table-cell>
              <table:table-cell office:value-type="float" office:value="18.171803">
                <text:p>18.171803</text:p>
              </table:table-cell>
              <table:table-cell office:value-type="float" office:value="6.0430036">
                <text:p>6.0430036</text:p>
              </table:table-cell>
              <table:table-cell office:value-type="float" office:value="0.0016000011">
                <text:p>0.0016000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1.086313">
                <text:p>21.086313</text:p>
              </table:table-cell>
              <table:table-cell office:value-type="float" office:value="5.001238">
                <text:p>5.001238</text:p>
              </table:table-cell>
              <table:table-cell office:value-type="float" office:value="18.181719">
                <text:p>18.181719</text:p>
              </table:table-cell>
              <table:table-cell office:value-type="float" office:value="7.3104296">
                <text:p>7.3104296</text:p>
              </table:table-cell>
              <table:table-cell office:value-type="float" office:value="0.050016">
                <text:p>0.050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.630863">
                <text:p>16.630863</text:p>
              </table:table-cell>
              <table:table-cell office:value-type="float" office:value="4.7100124">
                <text:p>4.7100124</text:p>
              </table:table-cell>
              <table:table-cell office:value-type="float" office:value="17.981817">
                <text:p>17.981817</text:p>
              </table:table-cell>
              <table:table-cell office:value-type="float" office:value="6.6731043">
                <text:p>6.6731043</text:p>
              </table:table-cell>
              <table:table-cell office:value-type="float" office:value="1.3905002">
                <text:p>1.3905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.956308">
                <text:p>20.956308</text:p>
              </table:table-cell>
              <table:table-cell office:value-type="float" office:value="4.3571">
                <text:p>4.3571</text:p>
              </table:table-cell>
              <table:table-cell office:value-type="float" office:value="18.179817">
                <text:p>18.179817</text:p>
              </table:table-cell>
              <table:table-cell office:value-type="float" office:value="7.346731">
                <text:p>7.346731</text:p>
              </table:table-cell>
              <table:table-cell office:value-type="float" office:value="1.043905">
                <text:p>1.0439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.969563">
                <text:p>19.969563</text:p>
              </table:table-cell>
              <table:table-cell office:value-type="float" office:value="4.043571">
                <text:p>4.043571</text:p>
              </table:table-cell>
              <table:table-cell office:value-type="float" office:value="19.261799">
                <text:p>19.261799</text:p>
              </table:table-cell>
              <table:table-cell office:value-type="float" office:value="6.153467">
                <text:p>6.153467</text:p>
              </table:table-cell>
              <table:table-cell office:value-type="float" office:value="1.010439">
                <text:p>1.010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.149694">
                <text:p>21.149694</text:p>
              </table:table-cell>
              <table:table-cell office:value-type="float" office:value="5.400436">
                <text:p>5.400436</text:p>
              </table:table-cell>
              <table:table-cell office:value-type="float" office:value="18.672617">
                <text:p>18.672617</text:p>
              </table:table-cell>
              <table:table-cell office:value-type="float" office:value="6.031534">
                <text:p>6.031534</text:p>
              </table:table-cell>
              <table:table-cell office:value-type="float" office:value="1.5301044">
                <text:p>1.5301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.621496">
                <text:p>19.621496</text:p>
              </table:table-cell>
              <table:table-cell office:value-type="float" office:value="4.0240045">
                <text:p>4.0240045</text:p>
              </table:table-cell>
              <table:table-cell office:value-type="float" office:value="18.226727">
                <text:p>18.226727</text:p>
              </table:table-cell>
              <table:table-cell office:value-type="float" office:value="5.990315">
                <text:p>5.990315</text:p>
              </table:table-cell>
              <table:table-cell office:value-type="float" office:value="1.355301">
                <text:p>1.355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1.656216">
                <text:p>21.656216</text:p>
              </table:table-cell>
              <table:table-cell office:value-type="float" office:value="5.29024">
                <text:p>5.29024</text:p>
              </table:table-cell>
              <table:table-cell office:value-type="float" office:value="18.002268">
                <text:p>18.002268</text:p>
              </table:table-cell>
              <table:table-cell office:value-type="float" office:value="6.639903">
                <text:p>6.639903</text:p>
              </table:table-cell>
              <table:table-cell office:value-type="float" office:value="1.493553">
                <text:p>1.493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8.636562">
                <text:p>18.636562</text:p>
              </table:table-cell>
              <table:table-cell office:value-type="float" office:value="5.462902">
                <text:p>5.462902</text:p>
              </table:table-cell>
              <table:table-cell office:value-type="float" office:value="18.540022">
                <text:p>18.540022</text:p>
              </table:table-cell>
              <table:table-cell office:value-type="float" office:value="6.396399">
                <text:p>6.396399</text:p>
              </table:table-cell>
              <table:table-cell office:value-type="float" office:value="1.3949356">
                <text:p>1.3949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.796366">
                <text:p>18.796366</text:p>
              </table:table-cell>
              <table:table-cell office:value-type="float" office:value="4.054629">
                <text:p>4.054629</text:p>
              </table:table-cell>
              <table:table-cell office:value-type="float" office:value="18.1654">
                <text:p>18.1654</text:p>
              </table:table-cell>
              <table:table-cell office:value-type="float" office:value="7.893964">
                <text:p>7.893964</text:p>
              </table:table-cell>
              <table:table-cell office:value-type="float" office:value="1.1239494">
                <text:p>1.1239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.907965">
                <text:p>18.907965</text:p>
              </table:table-cell>
              <table:table-cell office:value-type="float" office:value="4.2005463">
                <text:p>4.2005463</text:p>
              </table:table-cell>
              <table:table-cell office:value-type="float" office:value="19.301655">
                <text:p>19.301655</text:p>
              </table:table-cell>
              <table:table-cell office:value-type="float" office:value="5.99894">
                <text:p>5.99894</text:p>
              </table:table-cell>
              <table:table-cell office:value-type="float" office:value="2.3712394">
                <text:p>2.3712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.01908">
                <text:p>18.01908</text:p>
              </table:table-cell>
              <table:table-cell office:value-type="float" office:value="4.2020054">
                <text:p>4.2020054</text:p>
              </table:table-cell>
              <table:table-cell office:value-type="float" office:value="18.033016">
                <text:p>18.033016</text:p>
              </table:table-cell>
              <table:table-cell office:value-type="float" office:value="6.679989">
                <text:p>6.679989</text:p>
              </table:table-cell>
              <table:table-cell office:value-type="float" office:value="1.0237124">
                <text:p>1.0237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8.95019">
                <text:p>18.95019</text:p>
              </table:table-cell>
              <table:table-cell office:value-type="float" office:value="5.4620204">
                <text:p>5.4620204</text:p>
              </table:table-cell>
              <table:table-cell office:value-type="float" office:value="19.30033">
                <text:p>19.30033</text:p>
              </table:table-cell>
              <table:table-cell office:value-type="float" office:value="7.2468">
                <text:p>7.2468</text:p>
              </table:table-cell>
              <table:table-cell office:value-type="float" office:value="1.0002371">
                <text:p>1.0002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0.139502">
                <text:p>20.139502</text:p>
              </table:table-cell>
              <table:table-cell office:value-type="float" office:value="4.19462">
                <text:p>4.19462</text:p>
              </table:table-cell>
              <table:table-cell office:value-type="float" office:value="19.433002">
                <text:p>19.433002</text:p>
              </table:table-cell>
              <table:table-cell office:value-type="float" office:value="6.132468">
                <text:p>6.132468</text:p>
              </table:table-cell>
              <table:table-cell office:value-type="float" office:value="1.0100024">
                <text:p>1.0100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.701395">
                <text:p>18.701395</text:p>
              </table:table-cell>
              <table:table-cell office:value-type="float" office:value="4.1619463">
                <text:p>4.1619463</text:p>
              </table:table-cell>
              <table:table-cell office:value-type="float" office:value="18.91433">
                <text:p>18.91433</text:p>
              </table:table-cell>
              <table:table-cell office:value-type="float" office:value="6.0413246">
                <text:p>6.0413246</text:p>
              </table:table-cell>
              <table:table-cell office:value-type="float" office:value="1.0801">
                <text:p>1.0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7.927013">
                <text:p>17.927013</text:p>
              </table:table-cell>
              <table:table-cell office:value-type="float" office:value="4.6516194">
                <text:p>4.6516194</text:p>
              </table:table-cell>
              <table:table-cell office:value-type="float" office:value="18.169144">
                <text:p>18.169144</text:p>
              </table:table-cell>
              <table:table-cell office:value-type="float" office:value="7.320413">
                <text:p>7.320413</text:p>
              </table:table-cell>
              <table:table-cell office:value-type="float" office:value="1.010801">
                <text:p>1.010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.47927">
                <text:p>21.47927</text:p>
              </table:table-cell>
              <table:table-cell office:value-type="float" office:value="4.056516">
                <text:p>4.056516</text:p>
              </table:table-cell>
              <table:table-cell office:value-type="float" office:value="16.821692">
                <text:p>16.821692</text:p>
              </table:table-cell>
              <table:table-cell office:value-type="float" office:value="6.223204">
                <text:p>6.223204</text:p>
              </table:table-cell>
              <table:table-cell office:value-type="float" office:value="1.1701081">
                <text:p>1.1701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0.624792">
                <text:p>20.624792</text:p>
              </table:table-cell>
              <table:table-cell office:value-type="float" office:value="4.1605654">
                <text:p>4.1605654</text:p>
              </table:table-cell>
              <table:table-cell office:value-type="float" office:value="16.018217">
                <text:p>16.018217</text:p>
              </table:table-cell>
              <table:table-cell office:value-type="float" office:value="6.162232">
                <text:p>6.162232</text:p>
              </table:table-cell>
              <table:table-cell office:value-type="float" office:value="1.701701">
                <text:p>1.701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1.316248">
                <text:p>21.316248</text:p>
              </table:table-cell>
              <table:table-cell office:value-type="float" office:value="4.121606">
                <text:p>4.121606</text:p>
              </table:table-cell>
              <table:table-cell office:value-type="float" office:value="17.280182">
                <text:p>17.280182</text:p>
              </table:table-cell>
              <table:table-cell office:value-type="float" office:value="7.3416224">
                <text:p>7.3416224</text:p>
              </table:table-cell>
              <table:table-cell office:value-type="float" office:value="1.4070171">
                <text:p>1.4070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.513165">
                <text:p>21.513165</text:p>
              </table:table-cell>
              <table:table-cell office:value-type="float" office:value="4.361216">
                <text:p>4.361216</text:p>
              </table:table-cell>
              <table:table-cell office:value-type="float" office:value="16.212801">
                <text:p>16.212801</text:p>
              </table:table-cell>
              <table:table-cell office:value-type="float" office:value="6.213416">
                <text:p>6.213416</text:p>
              </table:table-cell>
              <table:table-cell office:value-type="float" office:value="2.1240702">
                <text:p>2.1240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0.965132">
                <text:p>20.965132</text:p>
              </table:table-cell>
              <table:table-cell office:value-type="float" office:value="6.523612">
                <text:p>6.523612</text:p>
              </table:table-cell>
              <table:table-cell office:value-type="float" office:value="16.002129">
                <text:p>16.002129</text:p>
              </table:table-cell>
              <table:table-cell office:value-type="float" office:value="6.942134">
                <text:p>6.942134</text:p>
              </table:table-cell>
              <table:table-cell office:value-type="float" office:value="1.0212407">
                <text:p>1.0212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.63965">
                <text:p>17.63965</text:p>
              </table:table-cell>
              <table:table-cell office:value-type="float" office:value="5.2652364">
                <text:p>5.2652364</text:p>
              </table:table-cell>
              <table:table-cell office:value-type="float" office:value="17.120022">
                <text:p>17.120022</text:p>
              </table:table-cell>
              <table:table-cell office:value-type="float" office:value="6.0494213">
                <text:p>6.0494213</text:p>
              </table:table-cell>
              <table:table-cell office:value-type="float" office:value="1.5102124">
                <text:p>1.5102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.626396">
                <text:p>20.626396</text:p>
              </table:table-cell>
              <table:table-cell office:value-type="float" office:value="6.092653">
                <text:p>6.092653</text:p>
              </table:table-cell>
              <table:table-cell office:value-type="float" office:value="16.1012">
                <text:p>16.1012</text:p>
              </table:table-cell>
              <table:table-cell office:value-type="float" office:value="6.7404943">
                <text:p>6.7404943</text:p>
              </table:table-cell>
              <table:table-cell office:value-type="float" office:value="1.6551021">
                <text:p>1.65510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7.446264">
                <text:p>17.446264</text:p>
              </table:table-cell>
              <table:table-cell office:value-type="float" office:value="4.1209264">
                <text:p>4.1209264</text:p>
              </table:table-cell>
              <table:table-cell office:value-type="float" office:value="16.001013">
                <text:p>16.001013</text:p>
              </table:table-cell>
              <table:table-cell office:value-type="float" office:value="6.987405">
                <text:p>6.987405</text:p>
              </table:table-cell>
              <table:table-cell office:value-type="float" office:value="1.006551">
                <text:p>1.006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.914463">
                <text:p>20.914463</text:p>
              </table:table-cell>
              <table:table-cell office:value-type="float" office:value="4.131209">
                <text:p>4.131209</text:p>
              </table:table-cell>
              <table:table-cell office:value-type="float" office:value="16.26001">
                <text:p>16.26001</text:p>
              </table:table-cell>
              <table:table-cell office:value-type="float" office:value="5.899874">
                <text:p>5.899874</text:p>
              </table:table-cell>
              <table:table-cell office:value-type="float" office:value="1.3200655">
                <text:p>1.3200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9.489143">
                <text:p>19.489143</text:p>
              </table:table-cell>
              <table:table-cell office:value-type="float" office:value="4.8013124">
                <text:p>4.8013124</text:p>
              </table:table-cell>
              <table:table-cell office:value-type="float" office:value="17.7826">
                <text:p>17.7826</text:p>
              </table:table-cell>
              <table:table-cell office:value-type="float" office:value="7.398999">
                <text:p>7.398999</text:p>
              </table:table-cell>
              <table:table-cell office:value-type="float" office:value="1.1732007">
                <text:p>1.1732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.774893">
                <text:p>23.774893</text:p>
              </table:table-cell>
              <table:table-cell office:value-type="float" office:value="4.088013">
                <text:p>4.088013</text:p>
              </table:table-cell>
              <table:table-cell office:value-type="float" office:value="18.777826">
                <text:p>18.777826</text:p>
              </table:table-cell>
              <table:table-cell office:value-type="float" office:value="6.1939898">
                <text:p>6.1939898</text:p>
              </table:table-cell>
              <table:table-cell office:value-type="float" office:value="1.0317321">
                <text:p>1.0317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7.42775">
                <text:p>17.42775</text:p>
              </table:table-cell>
              <table:table-cell office:value-type="float" office:value="4.16088">
                <text:p>4.16088</text:p>
              </table:table-cell>
              <table:table-cell office:value-type="float" office:value="16.187778">
                <text:p>16.187778</text:p>
              </table:table-cell>
              <table:table-cell office:value-type="float" office:value="6.0619397">
                <text:p>6.0619397</text:p>
              </table:table-cell>
              <table:table-cell office:value-type="float" office:value="1.0003173">
                <text:p>1.0003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0.344276">
                <text:p>20.344276</text:p>
              </table:table-cell>
              <table:table-cell office:value-type="float" office:value="4.6816087">
                <text:p>4.6816087</text:p>
              </table:table-cell>
              <table:table-cell office:value-type="float" office:value="17.281878">
                <text:p>17.281878</text:p>
              </table:table-cell>
              <table:table-cell office:value-type="float" office:value="6.6806197">
                <text:p>6.6806197</text:p>
              </table:table-cell>
              <table:table-cell office:value-type="float" office:value="1.3900032">
                <text:p>1.3900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3.033442">
                <text:p>23.033442</text:p>
              </table:table-cell>
              <table:table-cell office:value-type="float" office:value="4.1468163">
                <text:p>4.1468163</text:p>
              </table:table-cell>
              <table:table-cell office:value-type="float" office:value="17.18282">
                <text:p>17.18282</text:p>
              </table:table-cell>
              <table:table-cell office:value-type="float" office:value="6.186806">
                <text:p>6.186806</text:p>
              </table:table-cell>
              <table:table-cell office:value-type="float" office:value="1.0139">
                <text:p>1.0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8.520334">
                <text:p>18.520334</text:p>
              </table:table-cell>
              <table:table-cell office:value-type="float" office:value="4.201468">
                <text:p>4.201468</text:p>
              </table:table-cell>
              <table:table-cell office:value-type="float" office:value="16.51183">
                <text:p>16.51183</text:p>
              </table:table-cell>
              <table:table-cell office:value-type="float" office:value="6.5618677">
                <text:p>6.5618677</text:p>
              </table:table-cell>
              <table:table-cell office:value-type="float" office:value="1.010139">
                <text:p>1.010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.175203">
                <text:p>19.175203</text:p>
              </table:table-cell>
              <table:table-cell office:value-type="float" office:value="4.122015">
                <text:p>4.122015</text:p>
              </table:table-cell>
              <table:table-cell office:value-type="float" office:value="16.655119">
                <text:p>16.655119</text:p>
              </table:table-cell>
              <table:table-cell office:value-type="float" office:value="7.925619">
                <text:p>7.925619</text:p>
              </table:table-cell>
              <table:table-cell office:value-type="float" office:value="1.6801013">
                <text:p>1.6801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.621752">
                <text:p>19.621752</text:p>
              </table:table-cell>
              <table:table-cell office:value-type="float" office:value="4.22122">
                <text:p>4.22122</text:p>
              </table:table-cell>
              <table:table-cell office:value-type="float" office:value="16.04655">
                <text:p>16.04655</text:p>
              </table:table-cell>
              <table:table-cell office:value-type="float" office:value="6.2392564">
                <text:p>6.2392564</text:p>
              </table:table-cell>
              <table:table-cell office:value-type="float" office:value="1.616801">
                <text:p>1.616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8.80622">
                <text:p>18.80622</text:p>
              </table:table-cell>
              <table:table-cell office:value-type="float" office:value="4.002212">
                <text:p>4.002212</text:p>
              </table:table-cell>
              <table:table-cell office:value-type="float" office:value="16.000465">
                <text:p>16.000465</text:p>
              </table:table-cell>
              <table:table-cell office:value-type="float" office:value="6.3823924">
                <text:p>6.3823924</text:p>
              </table:table-cell>
              <table:table-cell office:value-type="float" office:value="1.0161681">
                <text:p>1.0161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.51806">
                <text:p>20.51806</text:p>
              </table:table-cell>
              <table:table-cell office:value-type="float" office:value="4.040022">
                <text:p>4.040022</text:p>
              </table:table-cell>
              <table:table-cell office:value-type="float" office:value="16.000006">
                <text:p>16.000006</text:p>
              </table:table-cell>
              <table:table-cell office:value-type="float" office:value="6.183824">
                <text:p>6.183824</text:p>
              </table:table-cell>
              <table:table-cell office:value-type="float" office:value="1.3301617">
                <text:p>1.3301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9.42518">
                <text:p>19.42518</text:p>
              </table:table-cell>
              <table:table-cell office:value-type="float" office:value="6.0404005">
                <text:p>6.0404005</text:p>
              </table:table-cell>
              <table:table-cell office:value-type="float" office:value="0.16000006">
                <text:p>0.16000006</text:p>
              </table:table-cell>
              <table:table-cell office:value-type="float" office:value="22.741838">
                <text:p>22.741838</text:p>
              </table:table-cell>
              <table:table-cell office:value-type="float" office:value="1.0533016">
                <text:p>1.0533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0.454252">
                <text:p>20.454252</text:p>
              </table:table-cell>
              <table:table-cell office:value-type="float" office:value="4.890404">
                <text:p>4.890404</text:p>
              </table:table-cell>
              <table:table-cell office:value-type="float" office:value="0.3216">
                <text:p>0.3216</text:p>
              </table:table-cell>
              <table:table-cell office:value-type="float" office:value="22.337418">
                <text:p>22.337418</text:p>
              </table:table-cell>
              <table:table-cell office:value-type="float" office:value="1.650533">
                <text:p>1.650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0.71454">
                <text:p>20.71454</text:p>
              </table:table-cell>
              <table:table-cell office:value-type="float" office:value="4.008904">
                <text:p>4.008904</text:p>
              </table:table-cell>
              <table:table-cell office:value-type="float" office:value="0.243216">
                <text:p>0.243216</text:p>
              </table:table-cell>
              <table:table-cell office:value-type="float" office:value="23.193375">
                <text:p>23.193375</text:p>
              </table:table-cell>
              <table:table-cell office:value-type="float" office:value="1.2065053">
                <text:p>1.2065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8.037146">
                <text:p>18.037146</text:p>
              </table:table-cell>
              <table:table-cell office:value-type="float" office:value="4.000089">
                <text:p>4.000089</text:p>
              </table:table-cell>
              <table:table-cell office:value-type="float" office:value="0.6524322">
                <text:p>0.6524322</text:p>
              </table:table-cell>
              <table:table-cell office:value-type="float" office:value="22.471933">
                <text:p>22.471933</text:p>
              </table:table-cell>
              <table:table-cell office:value-type="float" office:value="1.0020651">
                <text:p>1.0020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7.820372">
                <text:p>17.820372</text:p>
              </table:table-cell>
              <table:table-cell office:value-type="float" office:value="4.140001">
                <text:p>4.140001</text:p>
              </table:table-cell>
              <table:table-cell office:value-type="float" office:value="0.006524322">
                <text:p>0.006524322</text:p>
              </table:table-cell>
              <table:table-cell office:value-type="float" office:value="22.54472">
                <text:p>22.54472</text:p>
              </table:table-cell>
              <table:table-cell office:value-type="float" office:value="1.2000207">
                <text:p>1.2000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0.278204">
                <text:p>20.278204</text:p>
              </table:table-cell>
              <table:table-cell office:value-type="float" office:value="4.0014">
                <text:p>4.0014</text:p>
              </table:table-cell>
              <table:table-cell office:value-type="float" office:value="3.6400652">
                <text:p>3.6400652</text:p>
              </table:table-cell>
              <table:table-cell office:value-type="float" office:value="22.305447">
                <text:p>22.305447</text:p>
              </table:table-cell>
              <table:table-cell office:value-type="float" office:value="1.0020002">
                <text:p>1.002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0.472782">
                <text:p>20.472782</text:p>
              </table:table-cell>
              <table:table-cell office:value-type="float" office:value="4.160014">
                <text:p>4.160014</text:p>
              </table:table-cell>
              <table:table-cell office:value-type="float" office:value="0.056400653">
                <text:p>0.056400653</text:p>
              </table:table-cell>
              <table:table-cell office:value-type="float" office:value="22.743053">
                <text:p>22.743053</text:p>
              </table:table-cell>
              <table:table-cell office:value-type="float" office:value="1.08002">
                <text:p>1.08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.864727">
                <text:p>19.864727</text:p>
              </table:table-cell>
              <table:table-cell office:value-type="float" office:value="3.9816003">
                <text:p>3.9816003</text:p>
              </table:table-cell>
              <table:table-cell office:value-type="float" office:value="0.640564">
                <text:p>0.640564</text:p>
              </table:table-cell>
              <table:table-cell office:value-type="float" office:value="23.217432">
                <text:p>23.217432</text:p>
              </table:table-cell>
              <table:table-cell office:value-type="float" office:value="1.6508002">
                <text:p>1.6508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.078648">
                <text:p>19.078648</text:p>
              </table:table-cell>
              <table:table-cell office:value-type="float" office:value="4.1998158">
                <text:p>4.1998158</text:p>
              </table:table-cell>
              <table:table-cell office:value-type="float" office:value="0.0064056404">
                <text:p>0.0064056404</text:p>
              </table:table-cell>
              <table:table-cell office:value-type="float" office:value="23.372173">
                <text:p>23.372173</text:p>
              </table:table-cell>
              <table:table-cell office:value-type="float" office:value="1.326508">
                <text:p>1.326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.720787">
                <text:p>18.720787</text:p>
              </table:table-cell>
              <table:table-cell office:value-type="float" office:value="4.1819983">
                <text:p>4.1819983</text:p>
              </table:table-cell>
              <table:table-cell office:value-type="float" office:value="0.24006405">
                <text:p>0.24006405</text:p>
              </table:table-cell>
              <table:table-cell office:value-type="float" office:value="21.71372">
                <text:p>21.71372</text:p>
              </table:table-cell>
              <table:table-cell office:value-type="float" office:value="1.253265">
                <text:p>1.253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.657207">
                <text:p>16.657207</text:p>
              </table:table-cell>
              <table:table-cell office:value-type="float" office:value="4.68182">
                <text:p>4.68182</text:p>
              </table:table-cell>
              <table:table-cell office:value-type="float" office:value="0.12240065">
                <text:p>0.12240065</text:p>
              </table:table-cell>
              <table:table-cell office:value-type="float" office:value="24.67714">
                <text:p>24.67714</text:p>
              </table:table-cell>
              <table:table-cell office:value-type="float" office:value="1.0125327">
                <text:p>1.01253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0.476572">
                <text:p>20.476572</text:p>
              </table:table-cell>
              <table:table-cell office:value-type="float" office:value="4.9668183">
                <text:p>4.9668183</text:p>
              </table:table-cell>
              <table:table-cell office:value-type="float" office:value="0.801224">
                <text:p>0.801224</text:p>
              </table:table-cell>
              <table:table-cell office:value-type="float" office:value="22.146772">
                <text:p>22.146772</text:p>
              </table:table-cell>
              <table:table-cell office:value-type="float" office:value="1.1101253">
                <text:p>1.1101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8.954765">
                <text:p>18.954765</text:p>
              </table:table-cell>
              <table:table-cell office:value-type="float" office:value="4.1096683">
                <text:p>4.1096683</text:p>
              </table:table-cell>
              <table:table-cell office:value-type="float" office:value="0.54801226">
                <text:p>0.54801226</text:p>
              </table:table-cell>
              <table:table-cell office:value-type="float" office:value="22.061468">
                <text:p>22.061468</text:p>
              </table:table-cell>
              <table:table-cell office:value-type="float" office:value="1.2111012">
                <text:p>1.2111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.449549">
                <text:p>18.449549</text:p>
              </table:table-cell>
              <table:table-cell office:value-type="float" office:value="4.241097">
                <text:p>4.241097</text:p>
              </table:table-cell>
              <table:table-cell office:value-type="float" office:value="0.18548012">
                <text:p>0.18548012</text:p>
              </table:table-cell>
              <table:table-cell office:value-type="float" office:value="22.540615">
                <text:p>22.540615</text:p>
              </table:table-cell>
              <table:table-cell office:value-type="float" office:value="1.682111">
                <text:p>1.682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.474495">
                <text:p>18.474495</text:p>
              </table:table-cell>
              <table:table-cell office:value-type="float" office:value="4.062411">
                <text:p>4.062411</text:p>
              </table:table-cell>
              <table:table-cell office:value-type="float" office:value="1.9318548">
                <text:p>1.9318548</text:p>
              </table:table-cell>
              <table:table-cell office:value-type="float" office:value="24.585405">
                <text:p>24.585405</text:p>
              </table:table-cell>
              <table:table-cell office:value-type="float" office:value="1.0068212">
                <text:p>1.0068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.074745">
                <text:p>19.074745</text:p>
              </table:table-cell>
              <table:table-cell office:value-type="float" office:value="5.3306236">
                <text:p>5.3306236</text:p>
              </table:table-cell>
              <table:table-cell office:value-type="float" office:value="0.109318554">
                <text:p>0.109318554</text:p>
              </table:table-cell>
              <table:table-cell office:value-type="float" office:value="23.835854">
                <text:p>23.835854</text:p>
              </table:table-cell>
              <table:table-cell office:value-type="float" office:value="0.020068211">
                <text:p>0.020068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.660748">
                <text:p>17.660748</text:p>
              </table:table-cell>
              <table:table-cell office:value-type="float" office:value="5.9833064">
                <text:p>5.9833064</text:p>
              </table:table-cell>
              <table:table-cell office:value-type="float" office:value="1.6010932">
                <text:p>1.6010932</text:p>
              </table:table-cell>
              <table:table-cell office:value-type="float" office:value="24.798359">
                <text:p>24.798359</text:p>
              </table:table-cell>
              <table:table-cell office:value-type="float" office:value="0.00020068212">
                <text:p>0.000200682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.806606">
                <text:p>22.806606</text:p>
              </table:table-cell>
              <table:table-cell office:value-type="float" office:value="5.4598327">
                <text:p>5.4598327</text:p>
              </table:table-cell>
              <table:table-cell office:value-type="float" office:value="1.7760109">
                <text:p>1.7760109</text:p>
              </table:table-cell>
              <table:table-cell office:value-type="float" office:value="21.837984">
                <text:p>21.837984</text:p>
              </table:table-cell>
              <table:table-cell office:value-type="float" office:value="0.0000020068212">
                <text:p>0.0000020068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1.048067">
                <text:p>21.048067</text:p>
              </table:table-cell>
              <table:table-cell office:value-type="float" office:value="4.0945983">
                <text:p>4.0945983</text:p>
              </table:table-cell>
              <table:table-cell office:value-type="float" office:value="0.01776011">
                <text:p>0.01776011</text:p>
              </table:table-cell>
              <table:table-cell office:value-type="float" office:value="22.918379">
                <text:p>22.91837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.930481">
                <text:p>15.930481</text:p>
              </table:table-cell>
              <table:table-cell office:value-type="float" office:value="4.000946">
                <text:p>4.000946</text:p>
              </table:table-cell>
              <table:table-cell office:value-type="float" office:value="0.00017760109">
                <text:p>0.00017760109</text:p>
              </table:table-cell>
              <table:table-cell office:value-type="float" office:value="22.609184">
                <text:p>22.609184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.939304">
                <text:p>25.939304</text:p>
              </table:table-cell>
              <table:table-cell office:value-type="float" office:value="0.6900095">
                <text:p>0.6900095</text:p>
              </table:table-cell>
              <table:table-cell office:value-type="float" office:value="0.030001776">
                <text:p>0.030001776</text:p>
              </table:table-cell>
              <table:table-cell office:value-type="float" office:value="23.886091">
                <text:p>23.886091</text:p>
              </table:table-cell>
              <table:table-cell office:value-type="float" office:value="0.64039594">
                <text:p>0.64039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.989393">
                <text:p>19.989393</text:p>
              </table:table-cell>
              <table:table-cell office:value-type="float" office:value="0.6469001">
                <text:p>0.6469001</text:p>
              </table:table-cell>
              <table:table-cell office:value-type="float" office:value="0.100300014">
                <text:p>0.100300014</text:p>
              </table:table-cell>
              <table:table-cell office:value-type="float" office:value="23.198862">
                <text:p>23.198862</text:p>
              </table:table-cell>
              <table:table-cell office:value-type="float" office:value="0.06640396">
                <text:p>0.06640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.479895">
                <text:p>17.479895</text:p>
              </table:table-cell>
              <table:table-cell office:value-type="float" office:value="0.16646901">
                <text:p>0.16646901</text:p>
              </table:table-cell>
              <table:table-cell office:value-type="float" office:value="1.321003">
                <text:p>1.321003</text:p>
              </table:table-cell>
              <table:table-cell office:value-type="float" office:value="23.431988">
                <text:p>23.431988</text:p>
              </table:table-cell>
              <table:table-cell office:value-type="float" office:value="0.9706641">
                <text:p>0.97066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1.9048">
                <text:p>21.9048</text:p>
              </table:table-cell>
              <table:table-cell office:value-type="float" office:value="0.0016646901">
                <text:p>0.0016646901</text:p>
              </table:table-cell>
              <table:table-cell office:value-type="float" office:value="0.013210029">
                <text:p>0.013210029</text:p>
              </table:table-cell>
              <table:table-cell office:value-type="float" office:value="21.95432">
                <text:p>21.95432</text:p>
              </table:table-cell>
              <table:table-cell office:value-type="float" office:value="0.009706641">
                <text:p>0.009706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.199047">
                <text:p>17.199047</text:p>
              </table:table-cell>
              <table:table-cell office:value-type="float" office:value="0.000016646902">
                <text:p>0.000016646902</text:p>
              </table:table-cell>
              <table:table-cell office:value-type="float" office:value="0.1201321">
                <text:p>0.1201321</text:p>
              </table:table-cell>
              <table:table-cell office:value-type="float" office:value="23.329544">
                <text:p>23.329544</text:p>
              </table:table-cell>
              <table:table-cell office:value-type="float" office:value="0.48009706">
                <text:p>0.48009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.00199">
                <text:p>18.00199</text:p>
              </table:table-cell>
              <table:table-cell office:value-type="float" office:value="0.00000016646902">
                <text:p>0.00000016646902</text:p>
              </table:table-cell>
              <table:table-cell office:value-type="float" office:value="2.7312012">
                <text:p>2.7312012</text:p>
              </table:table-cell>
              <table:table-cell office:value-type="float" office:value="23.313295">
                <text:p>23.313295</text:p>
              </table:table-cell>
              <table:table-cell office:value-type="float" office:value="0.8048009">
                <text:p>0.80480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.86002">
                <text:p>17.86002</text:p>
              </table:table-cell>
              <table:table-cell office:value-type="float" office:value="0.0000000016646902">
                <text:p>0.0000000016646902</text:p>
              </table:table-cell>
              <table:table-cell office:value-type="float" office:value="0.867312">
                <text:p>0.867312</text:p>
              </table:table-cell>
              <table:table-cell office:value-type="float" office:value="24.343132">
                <text:p>24.343132</text:p>
              </table:table-cell>
              <table:table-cell office:value-type="float" office:value="0.96804804">
                <text:p>0.96804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1.268599">
                <text:p>21.268599</text:p>
              </table:table-cell>
              <table:table-cell office:value-type="float" office:value="0.000000000016646901">
                <text:p>0.000000000016646901</text:p>
              </table:table-cell>
              <table:table-cell office:value-type="float" office:value="1.3486731">
                <text:p>1.3486731</text:p>
              </table:table-cell>
              <table:table-cell office:value-type="float" office:value="23.223433">
                <text:p>23.223433</text:p>
              </table:table-cell>
              <table:table-cell office:value-type="float" office:value="0.009680481">
                <text:p>0.009680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0.202686">
                <text:p>20.202686</text:p>
              </table:table-cell>
              <table:table-cell office:value-type="float" office:value="0.54">
                <text:p>0.54</text:p>
              </table:table-cell>
              <table:table-cell office:value-type="float" office:value="0.17348672">
                <text:p>0.17348672</text:p>
              </table:table-cell>
              <table:table-cell office:value-type="float" office:value="23.002234">
                <text:p>23.002234</text:p>
              </table:table-cell>
              <table:table-cell office:value-type="float" office:value="0.6600968">
                <text:p>0.66009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.732027">
                <text:p>18.732027</text:p>
              </table:table-cell>
              <table:table-cell office:value-type="float" office:value="1.9654">
                <text:p>1.9654</text:p>
              </table:table-cell>
              <table:table-cell office:value-type="float" office:value="0.6617348">
                <text:p>0.6617348</text:p>
              </table:table-cell>
              <table:table-cell office:value-type="float" office:value="25.120022">
                <text:p>25.120022</text:p>
              </table:table-cell>
              <table:table-cell office:value-type="float" office:value="0.8066009">
                <text:p>0.8066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1.03732">
                <text:p>21.03732</text:p>
              </table:table-cell>
              <table:table-cell office:value-type="float" office:value="0.029654">
                <text:p>0.029654</text:p>
              </table:table-cell>
              <table:table-cell office:value-type="float" office:value="2.5666175">
                <text:p>2.5666175</text:p>
              </table:table-cell>
              <table:table-cell office:value-type="float" office:value="23.231201">
                <text:p>23.231201</text:p>
              </table:table-cell>
              <table:table-cell office:value-type="float" office:value="0.00806601">
                <text:p>0.00806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1.340374">
                <text:p>21.340374</text:p>
              </table:table-cell>
              <table:table-cell office:value-type="float" office:value="0.33029655">
                <text:p>0.33029655</text:p>
              </table:table-cell>
              <table:table-cell office:value-type="float" office:value="0.10566618">
                <text:p>0.10566618</text:p>
              </table:table-cell>
              <table:table-cell office:value-type="float" office:value="23.272312">
                <text:p>23.272312</text:p>
              </table:table-cell>
              <table:table-cell office:value-type="float" office:value="0.08008066">
                <text:p>0.080080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.423403">
                <text:p>18.423403</text:p>
              </table:table-cell>
              <table:table-cell office:value-type="float" office:value="0.013302965">
                <text:p>0.013302965</text:p>
              </table:table-cell>
              <table:table-cell office:value-type="float" office:value="0.34105667">
                <text:p>0.34105667</text:p>
              </table:table-cell>
              <table:table-cell office:value-type="float" office:value="23.112724">
                <text:p>23.112724</text:p>
              </table:table-cell>
              <table:table-cell office:value-type="float" office:value="0.2008008">
                <text:p>0.2008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0.824234">
                <text:p>20.824234</text:p>
              </table:table-cell>
              <table:table-cell office:value-type="float" office:value="0.16013303">
                <text:p>0.16013303</text:p>
              </table:table-cell>
              <table:table-cell office:value-type="float" office:value="0.013410567">
                <text:p>0.013410567</text:p>
              </table:table-cell>
              <table:table-cell office:value-type="float" office:value="23.301128">
                <text:p>23.301128</text:p>
              </table:table-cell>
              <table:table-cell office:value-type="float" office:value="0.04200801">
                <text:p>0.042008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.348242">
                <text:p>16.348242</text:p>
              </table:table-cell>
              <table:table-cell office:value-type="float" office:value="2.5616012">
                <text:p>2.5616012</text:p>
              </table:table-cell>
              <table:table-cell office:value-type="float" office:value="0.32013407">
                <text:p>0.32013407</text:p>
              </table:table-cell>
              <table:table-cell office:value-type="float" office:value="24.293013">
                <text:p>24.293013</text:p>
              </table:table-cell>
              <table:table-cell office:value-type="float" office:value="0.6204201">
                <text:p>0.6204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1.843481">
                <text:p>21.843481</text:p>
              </table:table-cell>
              <table:table-cell office:value-type="float" office:value="0.18561602">
                <text:p>0.18561602</text:p>
              </table:table-cell>
              <table:table-cell office:value-type="float" office:value="0.02320134">
                <text:p>0.02320134</text:p>
              </table:table-cell>
              <table:table-cell office:value-type="float" office:value="23.33293">
                <text:p>23.33293</text:p>
              </table:table-cell>
              <table:table-cell office:value-type="float" office:value="0.6862042">
                <text:p>0.68620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.428434">
                <text:p>20.428434</text:p>
              </table:table-cell>
              <table:table-cell office:value-type="float" office:value="0.0018561601">
                <text:p>0.0018561601</text:p>
              </table:table-cell>
              <table:table-cell office:value-type="float" office:value="0.08023201">
                <text:p>0.08023201</text:p>
              </table:table-cell>
              <table:table-cell office:value-type="float" office:value="23.62333">
                <text:p>23.62333</text:p>
              </table:table-cell>
              <table:table-cell office:value-type="float" office:value="0.026862042">
                <text:p>0.0268620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.864285">
                <text:p>19.864285</text:p>
              </table:table-cell>
              <table:table-cell office:value-type="float" office:value="0.6400185">
                <text:p>0.6400185</text:p>
              </table:table-cell>
              <table:table-cell office:value-type="float" office:value="0.3608023">
                <text:p>0.3608023</text:p>
              </table:table-cell>
              <table:table-cell office:value-type="float" office:value="24.156233">
                <text:p>24.156233</text:p>
              </table:table-cell>
              <table:table-cell office:value-type="float" office:value="0.0002686204">
                <text:p>0.0002686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.198643">
                <text:p>16.198643</text:p>
              </table:table-cell>
              <table:table-cell office:value-type="float" office:value="4.0164003">
                <text:p>4.0164003</text:p>
              </table:table-cell>
              <table:table-cell office:value-type="float" office:value="0.44360802">
                <text:p>0.44360802</text:p>
              </table:table-cell>
              <table:table-cell office:value-type="float" office:value="23.081562">
                <text:p>23.081562</text:p>
              </table:table-cell>
              <table:table-cell office:value-type="float" office:value="0.20000269">
                <text:p>0.200002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0.661987">
                <text:p>20.661987</text:p>
              </table:table-cell>
              <table:table-cell office:value-type="float" office:value="1.480164">
                <text:p>1.480164</text:p>
              </table:table-cell>
              <table:table-cell office:value-type="float" office:value="2.1144361">
                <text:p>2.1144361</text:p>
              </table:table-cell>
              <table:table-cell office:value-type="float" office:value="23.040815">
                <text:p>23.040815</text:p>
              </table:table-cell>
              <table:table-cell office:value-type="float" office:value="0.24200003">
                <text:p>0.242000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.05662">
                <text:p>19.05662</text:p>
              </table:table-cell>
              <table:table-cell office:value-type="float" office:value="2.6548016">
                <text:p>2.6548016</text:p>
              </table:table-cell>
              <table:table-cell office:value-type="float" office:value="0.04114436">
                <text:p>0.04114436</text:p>
              </table:table-cell>
              <table:table-cell office:value-type="float" office:value="23.020409">
                <text:p>23.020409</text:p>
              </table:table-cell>
              <table:table-cell office:value-type="float" office:value="0.64242">
                <text:p>0.64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1.230566">
                <text:p>21.230566</text:p>
              </table:table-cell>
              <table:table-cell office:value-type="float" office:value="1.356548">
                <text:p>1.356548</text:p>
              </table:table-cell>
              <table:table-cell office:value-type="float" office:value="1.4604114">
                <text:p>1.4604114</text:p>
              </table:table-cell>
              <table:table-cell office:value-type="float" office:value="24.640205">
                <text:p>24.640205</text:p>
              </table:table-cell>
              <table:table-cell office:value-type="float" office:value="0.48642418">
                <text:p>0.48642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5.892306">
                <text:p>15.892306</text:p>
              </table:table-cell>
              <table:table-cell office:value-type="float" office:value="0.033565477">
                <text:p>0.033565477</text:p>
              </table:table-cell>
              <table:table-cell office:value-type="float" office:value="0.2546041">
                <text:p>0.2546041</text:p>
              </table:table-cell>
              <table:table-cell office:value-type="float" office:value="24.006401">
                <text:p>24.006401</text:p>
              </table:table-cell>
              <table:table-cell office:value-type="float" office:value="0.084864244">
                <text:p>0.084864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2.608923">
                <text:p>22.608923</text:p>
              </table:table-cell>
              <table:table-cell office:value-type="float" office:value="1.9203357">
                <text:p>1.9203357</text:p>
              </table:table-cell>
              <table:table-cell office:value-type="float" office:value="1.3225461">
                <text:p>1.3225461</text:p>
              </table:table-cell>
              <table:table-cell office:value-type="float" office:value="24.500063">
                <text:p>24.500063</text:p>
              </table:table-cell>
              <table:table-cell office:value-type="float" office:value="0.16084863">
                <text:p>0.160848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2.46609">
                <text:p>22.46609</text:p>
              </table:table-cell>
              <table:table-cell office:value-type="float" office:value="0.65920335">
                <text:p>0.65920335</text:p>
              </table:table-cell>
              <table:table-cell office:value-type="float" office:value="1.6532254">
                <text:p>1.6532254</text:p>
              </table:table-cell>
              <table:table-cell office:value-type="float" office:value="22.935">
                <text:p>22.935</text:p>
              </table:table-cell>
              <table:table-cell office:value-type="float" office:value="0.16160849">
                <text:p>0.16160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.60466">
                <text:p>23.60466</text:p>
              </table:table-cell>
              <table:table-cell office:value-type="float" office:value="0.0065920334">
                <text:p>0.0065920334</text:p>
              </table:table-cell>
              <table:table-cell office:value-type="float" office:value="0.17653225">
                <text:p>0.17653225</text:p>
              </table:table-cell>
              <table:table-cell office:value-type="float" office:value="24.54935">
                <text:p>24.54935</text:p>
              </table:table-cell>
              <table:table-cell office:value-type="float" office:value="0.19161607">
                <text:p>0.19161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.816048">
                <text:p>19.816048</text:p>
              </table:table-cell>
              <table:table-cell office:value-type="float" office:value="2.100066">
                <text:p>2.100066</text:p>
              </table:table-cell>
              <table:table-cell office:value-type="float" office:value="0.011765323">
                <text:p>0.011765323</text:p>
              </table:table-cell>
              <table:table-cell office:value-type="float" office:value="24.445494">
                <text:p>24.445494</text:p>
              </table:table-cell>
              <table:table-cell office:value-type="float" office:value="0.0019161607">
                <text:p>0.0019161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.568161">
                <text:p>18.568161</text:p>
              </table:table-cell>
              <table:table-cell office:value-type="float" office:value="0.10100066">
                <text:p>0.10100066</text:p>
              </table:table-cell>
              <table:table-cell office:value-type="float" office:value="1.5201176">
                <text:p>1.5201176</text:p>
              </table:table-cell>
              <table:table-cell office:value-type="float" office:value="23.214455">
                <text:p>23.214455</text:p>
              </table:table-cell>
              <table:table-cell office:value-type="float" office:value="0.6400192">
                <text:p>0.6400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1.69568">
                <text:p>21.69568</text:p>
              </table:table-cell>
              <table:table-cell office:value-type="float" office:value="0.08101001">
                <text:p>0.08101001</text:p>
              </table:table-cell>
              <table:table-cell office:value-type="float" office:value="0.0152011765">
                <text:p>0.0152011765</text:p>
              </table:table-cell>
              <table:table-cell office:value-type="float" office:value="24.602144">
                <text:p>24.602144</text:p>
              </table:table-cell>
              <table:table-cell office:value-type="float" office:value="0.3264002">
                <text:p>0.3264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9.356956">
                <text:p>19.356956</text:p>
              </table:table-cell>
              <table:table-cell office:value-type="float" office:value="0.040810097">
                <text:p>0.040810097</text:p>
              </table:table-cell>
              <table:table-cell office:value-type="float" office:value="0.16015202">
                <text:p>0.16015202</text:p>
              </table:table-cell>
              <table:table-cell office:value-type="float" office:value="23.03602">
                <text:p>23.03602</text:p>
              </table:table-cell>
              <table:table-cell office:value-type="float" office:value="0.643264">
                <text:p>0.643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7.14357">
                <text:p>17.14357</text:p>
              </table:table-cell>
              <table:table-cell office:value-type="float" office:value="0.9604081">
                <text:p>0.9604081</text:p>
              </table:table-cell>
              <table:table-cell office:value-type="float" office:value="0.02160152">
                <text:p>0.02160152</text:p>
              </table:table-cell>
              <table:table-cell office:value-type="float" office:value="24.490362">
                <text:p>24.490362</text:p>
              </table:table-cell>
              <table:table-cell office:value-type="float" office:value="0.00643264">
                <text:p>0.00643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.881435">
                <text:p>18.881435</text:p>
              </table:table-cell>
              <table:table-cell office:value-type="float" office:value="0.009604081">
                <text:p>0.009604081</text:p>
              </table:table-cell>
              <table:table-cell office:value-type="float" office:value="0.08021602">
                <text:p>0.08021602</text:p>
              </table:table-cell>
              <table:table-cell office:value-type="float" office:value="23.234901">
                <text:p>23.234901</text:p>
              </table:table-cell>
              <table:table-cell office:value-type="float" office:value="0.020064326">
                <text:p>0.0200643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0.888813">
                <text:p>20.888813</text:p>
              </table:table-cell>
              <table:table-cell office:value-type="float" office:value="1.620096">
                <text:p>1.620096</text:p>
              </table:table-cell>
              <table:table-cell office:value-type="float" office:value="0.060802158">
                <text:p>0.060802158</text:p>
              </table:table-cell>
              <table:table-cell office:value-type="float" office:value="23.06235">
                <text:p>23.06235</text:p>
              </table:table-cell>
              <table:table-cell office:value-type="float" office:value="0.010200644">
                <text:p>0.010200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.198889">
                <text:p>17.198889</text:p>
              </table:table-cell>
              <table:table-cell office:value-type="float" office:value="0.20620096">
                <text:p>0.20620096</text:p>
              </table:table-cell>
              <table:table-cell office:value-type="float" office:value="2.460608">
                <text:p>2.460608</text:p>
              </table:table-cell>
              <table:table-cell office:value-type="float" office:value="23.220625">
                <text:p>23.220625</text:p>
              </table:table-cell>
              <table:table-cell office:value-type="float" office:value="0.180102">
                <text:p>0.180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.601988">
                <text:p>18.601988</text:p>
              </table:table-cell>
              <table:table-cell office:value-type="float" office:value="1.322062">
                <text:p>1.322062</text:p>
              </table:table-cell>
              <table:table-cell office:value-type="float" office:value="0.3846061">
                <text:p>0.3846061</text:p>
              </table:table-cell>
              <table:table-cell office:value-type="float" office:value="22.982206">
                <text:p>22.982206</text:p>
              </table:table-cell>
              <table:table-cell office:value-type="float" office:value="0.60180104">
                <text:p>0.60180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.35602">
                <text:p>20.35602</text:p>
              </table:table-cell>
              <table:table-cell office:value-type="float" office:value="1.2932206">
                <text:p>1.2932206</text:p>
              </table:table-cell>
              <table:table-cell office:value-type="float" office:value="0.82384604">
                <text:p>0.82384604</text:p>
              </table:table-cell>
              <table:table-cell office:value-type="float" office:value="21.209822">
                <text:p>21.209822</text:p>
              </table:table-cell>
              <table:table-cell office:value-type="float" office:value="0.05601801">
                <text:p>0.056018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7.69356">
                <text:p>17.69356</text:p>
              </table:table-cell>
              <table:table-cell office:value-type="float" office:value="1.9829321">
                <text:p>1.9829321</text:p>
              </table:table-cell>
              <table:table-cell office:value-type="float" office:value="0.34823844">
                <text:p>0.34823844</text:p>
              </table:table-cell>
              <table:table-cell office:value-type="float" office:value="20.8921">
                <text:p>20.8921</text:p>
              </table:table-cell>
              <table:table-cell office:value-type="float" office:value="0.33056018">
                <text:p>0.33056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.996937">
                <text:p>20.996937</text:p>
              </table:table-cell>
              <table:table-cell office:value-type="float" office:value="0.19982933">
                <text:p>0.19982933</text:p>
              </table:table-cell>
              <table:table-cell office:value-type="float" office:value="0.053482383">
                <text:p>0.053482383</text:p>
              </table:table-cell>
              <table:table-cell office:value-type="float" office:value="21.808922">
                <text:p>21.808922</text:p>
              </table:table-cell>
              <table:table-cell office:value-type="float" office:value="1.3033056">
                <text:p>1.3033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8.65997">
                <text:p>18.65997</text:p>
              </table:table-cell>
              <table:table-cell office:value-type="float" office:value="0.0019982932">
                <text:p>0.0019982932</text:p>
              </table:table-cell>
              <table:table-cell office:value-type="float" office:value="0.00053482386">
                <text:p>0.00053482386</text:p>
              </table:table-cell>
              <table:table-cell office:value-type="float" office:value="20.868092">
                <text:p>20.868092</text:p>
              </table:table-cell>
              <table:table-cell office:value-type="float" office:value="0.67303306">
                <text:p>0.67303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.3566">
                <text:p>18.3566</text:p>
              </table:table-cell>
              <table:table-cell office:value-type="float" office:value="3.5200202">
                <text:p>3.5200202</text:p>
              </table:table-cell>
              <table:table-cell office:value-type="float" office:value="1.7900053">
                <text:p>1.7900053</text:p>
              </table:table-cell>
              <table:table-cell office:value-type="float" office:value="21.828682">
                <text:p>21.828682</text:p>
              </table:table-cell>
              <table:table-cell office:value-type="float" office:value="0.36673033">
                <text:p>0.366730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.493567">
                <text:p>18.493567</text:p>
              </table:table-cell>
              <table:table-cell office:value-type="float" office:value="0.2752002">
                <text:p>0.2752002</text:p>
              </table:table-cell>
              <table:table-cell office:value-type="float" office:value="0.037900053">
                <text:p>0.037900053</text:p>
              </table:table-cell>
              <table:table-cell office:value-type="float" office:value="22.498285">
                <text:p>22.498285</text:p>
              </table:table-cell>
              <table:table-cell office:value-type="float" office:value="0.3636673">
                <text:p>0.36366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.174934">
                <text:p>18.174934</text:p>
              </table:table-cell>
              <table:table-cell office:value-type="float" office:value="0.162752">
                <text:p>0.162752</text:p>
              </table:table-cell>
              <table:table-cell office:value-type="float" office:value="0.340379">
                <text:p>0.340379</text:p>
              </table:table-cell>
              <table:table-cell office:value-type="float" office:value="22.114983">
                <text:p>22.114983</text:p>
              </table:table-cell>
              <table:table-cell office:value-type="float" office:value="0.023636673">
                <text:p>0.023636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8.411749">
                <text:p>18.411749</text:p>
              </table:table-cell>
              <table:table-cell office:value-type="float" office:value="0.8516275">
                <text:p>0.8516275</text:p>
              </table:table-cell>
              <table:table-cell office:value-type="float" office:value="0.08340379">
                <text:p>0.08340379</text:p>
              </table:table-cell>
              <table:table-cell office:value-type="float" office:value="20.84115">
                <text:p>20.84115</text:p>
              </table:table-cell>
              <table:table-cell office:value-type="float" office:value="0.84023637">
                <text:p>0.840236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.524117">
                <text:p>8.524117</text:p>
              </table:table-cell>
              <table:table-cell office:value-type="float" office:value="64.008514">
                <text:p>64.008514</text:p>
              </table:table-cell>
              <table:table-cell office:value-type="float" office:value="0.27083406">
                <text:p>0.27083406</text:p>
              </table:table-cell>
              <table:table-cell office:value-type="float" office:value="22.438414">
                <text:p>22.438414</text:p>
              </table:table-cell>
              <table:table-cell office:value-type="float" office:value="0.018402364">
                <text:p>0.0184023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1.565242">
                <text:p>11.565242</text:p>
              </table:table-cell>
              <table:table-cell office:value-type="float" office:value="64.03009">
                <text:p>64.03009</text:p>
              </table:table-cell>
              <table:table-cell office:value-type="float" office:value="0.19270834">
                <text:p>0.19270834</text:p>
              </table:table-cell>
              <table:table-cell office:value-type="float" office:value="22.834385">
                <text:p>22.834385</text:p>
              </table:table-cell>
              <table:table-cell office:value-type="float" office:value="1.020184">
                <text:p>1.020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.655652">
                <text:p>12.655652</text:p>
              </table:table-cell>
              <table:table-cell office:value-type="float" office:value="64.640305">
                <text:p>64.640305</text:p>
              </table:table-cell>
              <table:table-cell office:value-type="float" office:value="1.601927">
                <text:p>1.601927</text:p>
              </table:table-cell>
              <table:table-cell office:value-type="float" office:value="20.388344">
                <text:p>20.388344</text:p>
              </table:table-cell>
              <table:table-cell office:value-type="float" office:value="0.02020184">
                <text:p>0.02020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.056557">
                <text:p>15.056557</text:p>
              </table:table-cell>
              <table:table-cell office:value-type="float" office:value="64.00641">
                <text:p>64.00641</text:p>
              </table:table-cell>
              <table:table-cell office:value-type="float" office:value="0.09601927">
                <text:p>0.09601927</text:p>
              </table:table-cell>
              <table:table-cell office:value-type="float" office:value="20.523882">
                <text:p>20.523882</text:p>
              </table:table-cell>
              <table:table-cell office:value-type="float" office:value="0.020202018">
                <text:p>0.020202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.120565">
                <text:p>10.120565</text:p>
              </table:table-cell>
              <table:table-cell office:value-type="float" office:value="63.480064">
                <text:p>63.480064</text:p>
              </table:table-cell>
              <table:table-cell office:value-type="float" office:value="1.94096">
                <text:p>1.94096</text:p>
              </table:table-cell>
              <table:table-cell office:value-type="float" office:value="21.25524">
                <text:p>21.25524</text:p>
              </table:table-cell>
              <table:table-cell office:value-type="float" office:value="0.660202">
                <text:p>0.6602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.491205">
                <text:p>19.491205</text:p>
              </table:table-cell>
              <table:table-cell office:value-type="float" office:value="1.0748006">
                <text:p>1.0748006</text:p>
              </table:table-cell>
              <table:table-cell office:value-type="float" office:value="0.0394096">
                <text:p>0.0394096</text:p>
              </table:table-cell>
              <table:table-cell office:value-type="float" office:value="21.412554">
                <text:p>21.412554</text:p>
              </table:table-cell>
              <table:table-cell office:value-type="float" office:value="0.046602022">
                <text:p>0.046602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7.474913">
                <text:p>17.474913</text:p>
              </table:table-cell>
              <table:table-cell office:value-type="float" office:value="0.650748">
                <text:p>0.650748</text:p>
              </table:table-cell>
              <table:table-cell office:value-type="float" office:value="0.9203941">
                <text:p>0.9203941</text:p>
              </table:table-cell>
              <table:table-cell office:value-type="float" office:value="20.954126">
                <text:p>20.954126</text:p>
              </table:table-cell>
              <table:table-cell office:value-type="float" office:value="0.720466">
                <text:p>0.720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.464748">
                <text:p>20.464748</text:p>
              </table:table-cell>
              <table:table-cell office:value-type="float" office:value="0.01650748">
                <text:p>0.01650748</text:p>
              </table:table-cell>
              <table:table-cell office:value-type="float" office:value="4.1292043">
                <text:p>4.1292043</text:p>
              </table:table-cell>
              <table:table-cell office:value-type="float" office:value="19.91954">
                <text:p>19.91954</text:p>
              </table:table-cell>
              <table:table-cell office:value-type="float" office:value="0.06720466">
                <text:p>0.067204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7.134647">
                <text:p>17.134647</text:p>
              </table:table-cell>
              <table:table-cell office:value-type="float" office:value="1.2801651">
                <text:p>1.2801651</text:p>
              </table:table-cell>
              <table:table-cell office:value-type="float" office:value="4.601292">
                <text:p>4.601292</text:p>
              </table:table-cell>
              <table:table-cell office:value-type="float" office:value="20.199196">
                <text:p>20.199196</text:p>
              </table:table-cell>
              <table:table-cell office:value-type="float" office:value="0.6406721">
                <text:p>0.64067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.801348">
                <text:p>20.801348</text:p>
              </table:table-cell>
              <table:table-cell office:value-type="float" office:value="1.6128017">
                <text:p>1.6128017</text:p>
              </table:table-cell>
              <table:table-cell office:value-type="float" office:value="5.346013">
                <text:p>5.346013</text:p>
              </table:table-cell>
              <table:table-cell office:value-type="float" office:value="20.821993">
                <text:p>20.821993</text:p>
              </table:table-cell>
              <table:table-cell office:value-type="float" office:value="0.22640672">
                <text:p>0.226406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.948013">
                <text:p>21.948013</text:p>
              </table:table-cell>
              <table:table-cell office:value-type="float" office:value="0.09612802">
                <text:p>0.09612802</text:p>
              </table:table-cell>
              <table:table-cell office:value-type="float" office:value="5.30346">
                <text:p>5.30346</text:p>
              </table:table-cell>
              <table:table-cell office:value-type="float" office:value="19.96822">
                <text:p>19.96822</text:p>
              </table:table-cell>
              <table:table-cell office:value-type="float" office:value="2.942264">
                <text:p>2.942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.12948">
                <text:p>16.12948</text:p>
              </table:table-cell>
              <table:table-cell office:value-type="float" office:value="0.020961279">
                <text:p>0.020961279</text:p>
              </table:table-cell>
              <table:table-cell office:value-type="float" office:value="4.1430345">
                <text:p>4.1430345</text:p>
              </table:table-cell>
              <table:table-cell office:value-type="float" office:value="20.799683">
                <text:p>20.799683</text:p>
              </table:table-cell>
              <table:table-cell office:value-type="float" office:value="2.0094225">
                <text:p>2.0094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8.691296">
                <text:p>18.691296</text:p>
              </table:table-cell>
              <table:table-cell office:value-type="float" office:value="0.040209614">
                <text:p>0.040209614</text:p>
              </table:table-cell>
              <table:table-cell office:value-type="float" office:value="5.931431">
                <text:p>5.931431</text:p>
              </table:table-cell>
              <table:table-cell office:value-type="float" office:value="20.047997">
                <text:p>20.047997</text:p>
              </table:table-cell>
              <table:table-cell office:value-type="float" office:value="2.1600943">
                <text:p>2.16009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.926912">
                <text:p>18.926912</text:p>
              </table:table-cell>
              <table:table-cell office:value-type="float" office:value="0.5004021">
                <text:p>0.5004021</text:p>
              </table:table-cell>
              <table:table-cell office:value-type="float" office:value="4.079314">
                <text:p>4.079314</text:p>
              </table:table-cell>
              <table:table-cell office:value-type="float" office:value="20.20048">
                <text:p>20.20048</text:p>
              </table:table-cell>
              <table:table-cell office:value-type="float" office:value="2.6216009">
                <text:p>2.62160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.49927">
                <text:p>17.49927</text:p>
              </table:table-cell>
              <table:table-cell office:value-type="float" office:value="1.605004">
                <text:p>1.605004</text:p>
              </table:table-cell>
              <table:table-cell office:value-type="float" office:value="4.060793">
                <text:p>4.060793</text:p>
              </table:table-cell>
              <table:table-cell office:value-type="float" office:value="20.482004">
                <text:p>20.482004</text:p>
              </table:table-cell>
              <table:table-cell office:value-type="float" office:value="2.106216">
                <text:p>2.10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.514992">
                <text:p>20.514992</text:p>
              </table:table-cell>
              <table:table-cell office:value-type="float" office:value="2.10605">
                <text:p>2.10605</text:p>
              </table:table-cell>
              <table:table-cell office:value-type="float" office:value="5.000608">
                <text:p>5.000608</text:p>
              </table:table-cell>
              <table:table-cell office:value-type="float" office:value="20.72482">
                <text:p>20.72482</text:p>
              </table:table-cell>
              <table:table-cell office:value-type="float" office:value="2.081062">
                <text:p>2.081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.95515">
                <text:p>21.95515</text:p>
              </table:table-cell>
              <table:table-cell office:value-type="float" office:value="0.71106046">
                <text:p>0.71106046</text:p>
              </table:table-cell>
              <table:table-cell office:value-type="float" office:value="4.330006">
                <text:p>4.330006</text:p>
              </table:table-cell>
              <table:table-cell office:value-type="float" office:value="20.007248">
                <text:p>20.007248</text:p>
              </table:table-cell>
              <table:table-cell office:value-type="float" office:value="2.0808105">
                <text:p>2.08081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.649551">
                <text:p>21.649551</text:p>
              </table:table-cell>
              <table:table-cell office:value-type="float" office:value="0.7271106">
                <text:p>0.7271106</text:p>
              </table:table-cell>
              <table:table-cell office:value-type="float" office:value="4.3733">
                <text:p>4.3733</text:p>
              </table:table-cell>
              <table:table-cell office:value-type="float" office:value="20.240074">
                <text:p>20.240074</text:p>
              </table:table-cell>
              <table:table-cell office:value-type="float" office:value="1.9808081">
                <text:p>1.98080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.116495">
                <text:p>19.116495</text:p>
              </table:table-cell>
              <table:table-cell office:value-type="float" office:value="2.257271">
                <text:p>2.257271</text:p>
              </table:table-cell>
              <table:table-cell office:value-type="float" office:value="4.533733">
                <text:p>4.533733</text:p>
              </table:table-cell>
              <table:table-cell office:value-type="float" office:value="20.802402">
                <text:p>20.802402</text:p>
              </table:table-cell>
              <table:table-cell office:value-type="float" office:value="2.059808">
                <text:p>2.0598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0.591164">
                <text:p>20.591164</text:p>
              </table:table-cell>
              <table:table-cell office:value-type="float" office:value="0.022572711">
                <text:p>0.022572711</text:p>
              </table:table-cell>
              <table:table-cell office:value-type="float" office:value="4.0853376">
                <text:p>4.0853376</text:p>
              </table:table-cell>
              <table:table-cell office:value-type="float" office:value="20.008024">
                <text:p>20.008024</text:p>
              </table:table-cell>
              <table:table-cell office:value-type="float" office:value="2.630598">
                <text:p>2.630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.625914">
                <text:p>21.625914</text:p>
              </table:table-cell>
              <table:table-cell office:value-type="float" office:value="0.8202258">
                <text:p>0.8202258</text:p>
              </table:table-cell>
              <table:table-cell office:value-type="float" office:value="4.000853">
                <text:p>4.000853</text:p>
              </table:table-cell>
              <table:table-cell office:value-type="float" office:value="20.84008">
                <text:p>20.84008</text:p>
              </table:table-cell>
              <table:table-cell office:value-type="float" office:value="2.006306">
                <text:p>2.0063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8.75626">
                <text:p>18.75626</text:p>
              </table:table-cell>
              <table:table-cell office:value-type="float" office:value="0.24820225">
                <text:p>0.24820225</text:p>
              </table:table-cell>
              <table:table-cell office:value-type="float" office:value="5.3200088">
                <text:p>5.3200088</text:p>
              </table:table-cell>
              <table:table-cell office:value-type="float" office:value="20.168402">
                <text:p>20.168402</text:p>
              </table:table-cell>
              <table:table-cell office:value-type="float" office:value="2.380063">
                <text:p>2.3800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.167562">
                <text:p>19.167562</text:p>
              </table:table-cell>
              <table:table-cell office:value-type="float" office:value="0.082482025">
                <text:p>0.082482025</text:p>
              </table:table-cell>
              <table:table-cell office:value-type="float" office:value="4.3732">
                <text:p>4.3732</text:p>
              </table:table-cell>
              <table:table-cell office:value-type="float" office:value="20.681684">
                <text:p>20.681684</text:p>
              </table:table-cell>
              <table:table-cell office:value-type="float" office:value="2.0038006">
                <text:p>2.0038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.491676">
                <text:p>19.491676</text:p>
              </table:table-cell>
              <table:table-cell office:value-type="float" office:value="0.33082482">
                <text:p>0.33082482</text:p>
              </table:table-cell>
              <table:table-cell office:value-type="float" office:value="4.363732">
                <text:p>4.363732</text:p>
              </table:table-cell>
              <table:table-cell office:value-type="float" office:value="20.016817">
                <text:p>20.016817</text:p>
              </table:table-cell>
              <table:table-cell office:value-type="float" office:value="2.180038">
                <text:p>2.1800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3.264917">
                <text:p>23.264917</text:p>
              </table:table-cell>
              <table:table-cell office:value-type="float" office:value="0.08330825">
                <text:p>0.08330825</text:p>
              </table:table-cell>
              <table:table-cell office:value-type="float" office:value="4.8236375">
                <text:p>4.8236375</text:p>
              </table:table-cell>
              <table:table-cell office:value-type="float" office:value="19.960169">
                <text:p>19.960169</text:p>
              </table:table-cell>
              <table:table-cell office:value-type="float" office:value="2.9418006">
                <text:p>2.9418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0.202648">
                <text:p>20.202648</text:p>
              </table:table-cell>
              <table:table-cell office:value-type="float" office:value="1.3608332">
                <text:p>1.3608332</text:p>
              </table:table-cell>
              <table:table-cell office:value-type="float" office:value="4.228236">
                <text:p>4.228236</text:p>
              </table:table-cell>
              <table:table-cell office:value-type="float" office:value="20.049603">
                <text:p>20.049603</text:p>
              </table:table-cell>
              <table:table-cell office:value-type="float" office:value="2.819418">
                <text:p>2.8194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.512026">
                <text:p>18.512026</text:p>
              </table:table-cell>
              <table:table-cell office:value-type="float" office:value="0.33360833">
                <text:p>0.33360833</text:p>
              </table:table-cell>
              <table:table-cell office:value-type="float" office:value="5.4222827">
                <text:p>5.4222827</text:p>
              </table:table-cell>
              <table:table-cell office:value-type="float" office:value="20.160496">
                <text:p>20.160496</text:p>
              </table:table-cell>
              <table:table-cell office:value-type="float" office:value="2.0081942">
                <text:p>2.00819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1.87512">
                <text:p>21.87512</text:p>
              </table:table-cell>
              <table:table-cell office:value-type="float" office:value="0.16333608">
                <text:p>0.16333608</text:p>
              </table:table-cell>
              <table:table-cell office:value-type="float" office:value="4.014223">
                <text:p>4.014223</text:p>
              </table:table-cell>
              <table:table-cell office:value-type="float" office:value="20.521606">
                <text:p>20.521606</text:p>
              </table:table-cell>
              <table:table-cell office:value-type="float" office:value="2.480082">
                <text:p>2.480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.128752">
                <text:p>18.128752</text:p>
              </table:table-cell>
              <table:table-cell office:value-type="float" office:value="2.2816334">
                <text:p>2.2816334</text:p>
              </table:table-cell>
              <table:table-cell office:value-type="float" office:value="5.380142">
                <text:p>5.380142</text:p>
              </table:table-cell>
              <table:table-cell office:value-type="float" office:value="19.895216">
                <text:p>19.895216</text:p>
              </table:table-cell>
              <table:table-cell office:value-type="float" office:value="2.0048008">
                <text:p>2.0048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7.591288">
                <text:p>17.591288</text:p>
              </table:table-cell>
              <table:table-cell office:value-type="float" office:value="2.1028163">
                <text:p>2.1028163</text:p>
              </table:table-cell>
              <table:table-cell office:value-type="float" office:value="4.6538014">
                <text:p>4.6538014</text:p>
              </table:table-cell>
              <table:table-cell office:value-type="float" office:value="20.438953">
                <text:p>20.438953</text:p>
              </table:table-cell>
              <table:table-cell office:value-type="float" office:value="2.1000478">
                <text:p>2.1000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7.295914">
                <text:p>17.295914</text:p>
              </table:table-cell>
              <table:table-cell office:value-type="float" office:value="0.66102815">
                <text:p>0.66102815</text:p>
              </table:table-cell>
              <table:table-cell office:value-type="float" office:value="4.6065383">
                <text:p>4.6065383</text:p>
              </table:table-cell>
              <table:table-cell office:value-type="float" office:value="20.19439">
                <text:p>20.19439</text:p>
              </table:table-cell>
              <table:table-cell office:value-type="float" office:value="2.6610003">
                <text:p>2.661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0.922958">
                <text:p>20.922958</text:p>
              </table:table-cell>
              <table:table-cell office:value-type="float" office:value="0.27661029">
                <text:p>0.27661029</text:p>
              </table:table-cell>
              <table:table-cell office:value-type="float" office:value="4.4460654">
                <text:p>4.4460654</text:p>
              </table:table-cell>
              <table:table-cell office:value-type="float" office:value="20.121943">
                <text:p>20.121943</text:p>
              </table:table-cell>
              <table:table-cell office:value-type="float" office:value="2.34661">
                <text:p>2.346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0.10923">
                <text:p>20.10923</text:p>
              </table:table-cell>
              <table:table-cell office:value-type="float" office:value="1.2827661">
                <text:p>1.2827661</text:p>
              </table:table-cell>
              <table:table-cell office:value-type="float" office:value="4.7644606">
                <text:p>4.7644606</text:p>
              </table:table-cell>
              <table:table-cell office:value-type="float" office:value="20.82122">
                <text:p>20.82122</text:p>
              </table:table-cell>
              <table:table-cell office:value-type="float" office:value="2.043466">
                <text:p>2.043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.311092">
                <text:p>18.311092</text:p>
              </table:table-cell>
              <table:table-cell office:value-type="float" office:value="0.9728276">
                <text:p>0.9728276</text:p>
              </table:table-cell>
              <table:table-cell office:value-type="float" office:value="5.8176446">
                <text:p>5.8176446</text:p>
              </table:table-cell>
              <table:table-cell office:value-type="float" office:value="20.048212">
                <text:p>20.048212</text:p>
              </table:table-cell>
              <table:table-cell office:value-type="float" office:value="2.4004345">
                <text:p>2.40043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7.593111">
                <text:p>17.593111</text:p>
              </table:table-cell>
              <table:table-cell office:value-type="float" office:value="0.049728274">
                <text:p>0.049728274</text:p>
              </table:table-cell>
              <table:table-cell office:value-type="float" office:value="4.6981764">
                <text:p>4.6981764</text:p>
              </table:table-cell>
              <table:table-cell office:value-type="float" office:value="20.460482">
                <text:p>20.460482</text:p>
              </table:table-cell>
              <table:table-cell office:value-type="float" office:value="2.0240045">
                <text:p>2.0240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8.845932">
                <text:p>18.845932</text:p>
              </table:table-cell>
              <table:table-cell office:value-type="float" office:value="0.32049727">
                <text:p>0.32049727</text:p>
              </table:table-cell>
              <table:table-cell office:value-type="float" office:value="4.086982">
                <text:p>4.086982</text:p>
              </table:table-cell>
              <table:table-cell office:value-type="float" office:value="20.364605">
                <text:p>20.364605</text:p>
              </table:table-cell>
              <table:table-cell office:value-type="float" office:value="2.03024">
                <text:p>2.03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6.46846">
                <text:p>16.46846</text:p>
              </table:table-cell>
              <table:table-cell office:value-type="float" office:value="0.0032049727">
                <text:p>0.0032049727</text:p>
              </table:table-cell>
              <table:table-cell office:value-type="float" office:value="4.36087">
                <text:p>4.36087</text:p>
              </table:table-cell>
              <table:table-cell office:value-type="float" office:value="21.063648">
                <text:p>21.063648</text:p>
              </table:table-cell>
              <table:table-cell office:value-type="float" office:value="2.1003025">
                <text:p>2.1003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4.474686">
                <text:p>24.474686</text:p>
              </table:table-cell>
              <table:table-cell office:value-type="float" office:value="0.680032">
                <text:p>0.680032</text:p>
              </table:table-cell>
              <table:table-cell office:value-type="float" office:value="4.1636086">
                <text:p>4.1636086</text:p>
              </table:table-cell>
              <table:table-cell office:value-type="float" office:value="19.880638">
                <text:p>19.880638</text:p>
              </table:table-cell>
              <table:table-cell office:value-type="float" office:value="2.661003">
                <text:p>2.661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0.674746">
                <text:p>20.674746</text:p>
              </table:table-cell>
              <table:table-cell office:value-type="float" office:value="1.6068002">
                <text:p>1.6068002</text:p>
              </table:table-cell>
              <table:table-cell office:value-type="float" office:value="5.3216357">
                <text:p>5.3216357</text:p>
              </table:table-cell>
              <table:table-cell office:value-type="float" office:value="21.278807">
                <text:p>21.278807</text:p>
              </table:table-cell>
              <table:table-cell office:value-type="float" office:value="2.7466102">
                <text:p>2.7466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9.97675">
                <text:p>59.97675</text:p>
              </table:table-cell>
              <table:table-cell office:value-type="float" office:value="0.106068">
                <text:p>0.106068</text:p>
              </table:table-cell>
              <table:table-cell office:value-type="float" office:value="132.01323">
                <text:p>132.01323</text:p>
              </table:table-cell>
              <table:table-cell office:value-type="float" office:value="20.812788">
                <text:p>20.812788</text:p>
              </table:table-cell>
              <table:table-cell office:value-type="float" office:value="2.757466">
                <text:p>2.7574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1.929764">
                <text:p>61.929764</text:p>
              </table:table-cell>
              <table:table-cell office:value-type="float" office:value="1.3010607">
                <text:p>1.3010607</text:p>
              </table:table-cell>
              <table:table-cell office:value-type="float" office:value="132.17014">
                <text:p>132.17014</text:p>
              </table:table-cell>
              <table:table-cell office:value-type="float" office:value="20.248127">
                <text:p>20.248127</text:p>
              </table:table-cell>
              <table:table-cell office:value-type="float" office:value="2.1675746">
                <text:p>2.1675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58.3393">
                <text:p>58.3393</text:p>
              </table:table-cell>
              <table:table-cell office:value-type="float" office:value="0.2130106">
                <text:p>0.2130106</text:p>
              </table:table-cell>
              <table:table-cell office:value-type="float" office:value="133.92169">
                <text:p>133.92169</text:p>
              </table:table-cell>
              <table:table-cell office:value-type="float" office:value="20.22248">
                <text:p>20.22248</text:p>
              </table:table-cell>
              <table:table-cell office:value-type="float" office:value="2.1816757">
                <text:p>2.18167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0.9134">
                <text:p>90.9134</text:p>
              </table:table-cell>
              <table:table-cell office:value-type="float" office:value="0.09213011">
                <text:p>0.09213011</text:p>
              </table:table-cell>
              <table:table-cell office:value-type="float" office:value="132.37921">
                <text:p>132.37921</text:p>
              </table:table-cell>
              <table:table-cell office:value-type="float" office:value="20.842224">
                <text:p>20.842224</text:p>
              </table:table-cell>
              <table:table-cell office:value-type="float" office:value="2.1618166">
                <text:p>2.1618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1.65913">
                <text:p>51.65913</text:p>
              </table:table-cell>
              <table:table-cell office:value-type="float" office:value="1.9609213">
                <text:p>1.9609213</text:p>
              </table:table-cell>
              <table:table-cell office:value-type="float" office:value="132.0438">
                <text:p>132.0438</text:p>
              </table:table-cell>
              <table:table-cell office:value-type="float" office:value="20.328423">
                <text:p>20.328423</text:p>
              </table:table-cell>
              <table:table-cell office:value-type="float" office:value="2.681618">
                <text:p>2.6816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